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2.33mm"/>
    </style:style>
    <style:style style:name="co2" style:family="table-column">
      <style:table-column-properties fo:break-before="auto" style:column-width="77.7mm"/>
    </style:style>
    <style:style style:name="co3" style:family="table-column">
      <style:table-column-properties fo:break-before="auto" style:column-width="12.88mm"/>
    </style:style>
    <style:style style:name="co4" style:family="table-column">
      <style:table-column-properties fo:break-before="auto" style:column-width="21.59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8.78mm"/>
    </style:style>
    <style:style style:name="co7" style:family="table-column">
      <style:table-column-properties fo:break-before="auto" style:column-width="45.01mm"/>
    </style:style>
    <style:style style:name="co8" style:family="table-column">
      <style:table-column-properties fo:break-before="auto" style:column-width="30.59mm"/>
    </style:style>
    <style:style style:name="co9" style:family="table-column">
      <style:table-column-properties fo:break-before="auto" style:column-width="25.68mm"/>
    </style:style>
    <style:style style:name="co10" style:family="table-column">
      <style:table-column-properties fo:break-before="auto" style:column-width="28.4mm"/>
    </style:style>
    <style:style style:name="co11" style:family="table-column">
      <style:table-column-properties fo:break-before="auto" style:column-width="28.68mm"/>
    </style:style>
    <style:style style:name="co12" style:family="table-column">
      <style:table-column-properties fo:break-before="auto" style:column-width="24.85mm"/>
    </style:style>
    <style:style style:name="co13" style:family="table-column">
      <style:table-column-properties fo:break-before="auto" style:column-width="18.87mm"/>
    </style:style>
    <style:style style:name="co14" style:family="table-column">
      <style:table-column-properties fo:break-before="auto" style:column-width="18.04mm"/>
    </style:style>
    <style:style style:name="co15" style:family="table-column">
      <style:table-column-properties fo:break-before="auto" style:column-width="24.04mm"/>
    </style:style>
    <style:style style:name="co16" style:family="table-column">
      <style:table-column-properties fo:break-before="auto" style:column-width="43.92mm"/>
    </style:style>
    <style:style style:name="co17" style:family="table-column">
      <style:table-column-properties fo:break-before="auto" style:column-width="20.23mm"/>
    </style:style>
    <style:style style:name="co18" style:family="table-column">
      <style:table-column-properties fo:break-before="auto" style:column-width="15.33mm"/>
    </style:style>
    <style:style style:name="co19" style:family="table-column">
      <style:table-column-properties fo:break-before="auto" style:column-width="19.95mm"/>
    </style:style>
    <style:style style:name="co20" style:family="table-column">
      <style:table-column-properties fo:break-before="auto" style:column-width="38.66mm"/>
    </style:style>
    <style:style style:name="co21" style:family="table-column">
      <style:table-column-properties fo:break-before="auto" style:column-width="39.76mm"/>
    </style:style>
    <style:style style:name="co22" style:family="table-column">
      <style:table-column-properties fo:break-before="auto" style:column-width="37.57mm"/>
    </style:style>
    <style:style style:name="co23" style:family="table-column">
      <style:table-column-properties fo:break-before="auto" style:column-width="28.31mm"/>
    </style:style>
    <style:style style:name="co24" style:family="table-column">
      <style:table-column-properties fo:break-before="auto" style:column-width="23.95mm"/>
    </style:style>
    <style:style style:name="co25" style:family="table-column">
      <style:table-column-properties fo:break-before="auto" style:column-width="24.2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4" style:family="table-cell" style:parent-style-name="Default" style:data-style-name="N3"/>
    <style:style style:name="ce5" style:family="table-cell" style:parent-style-name="Default" style:data-style-name="N3">
      <style:table-cell-properties style:text-align-source="fix" style:repeat-content="false"/>
      <style:paragraph-properties fo:text-align="end" fo:margin-left="0mm"/>
    </style:style>
    <style:style style:name="ce2" style:family="table-cell" style:parent-style-name="Default" style:data-style-name="N100"/>
    <style:style style:name="ce9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 style:data-style-name="N11"/>
    <style:style style:name="ce11" style:family="table-cell" style:parent-style-name="Default" style:data-style-name="N108"/>
    <style:style style:name="ce12" style:family="table-cell" style:parent-style-name="Default" style:data-style-name="N2"/>
    <style:style style:name="ce3" style:family="table-cell" style:parent-style-name="Default">
      <style:table-cell-properties style:text-align-source="fix" style:repeat-content="false"/>
      <style:paragraph-properties fo:text-align="end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deathsprcountry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Rank </text:p>
          </table:table-cell>
          <table:table-cell office:value-type="string" calcext:value-type="string">
            <text:p>Country </text:p>
          </table:table-cell>
          <table:table-cell office:value-type="string" calcext:value-type="string">
            <text:p>Value </text:p>
          </table:table-cell>
          <table:table-cell office:value-type="string" calcext:value-type="string">
            <text:p>Date of Inf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outh Sudan</text:p>
          </table:table-cell>
          <table:table-cell office:value-type="float" office:value="19.3" calcext:value-type="float">
            <text:p>19,3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esotho</text:p>
          </table:table-cell>
          <table:table-cell office:value-type="float" office:value="15.1" calcext:value-type="float">
            <text:p>15,1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ithuania</text:p>
          </table:table-cell>
          <table:table-cell office:value-type="float" office:value="14.8" calcext:value-type="float">
            <text:p>14,8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atvia</text:p>
          </table:table-cell>
          <table:table-cell office:value-type="float" office:value="14.5" calcext:value-type="float">
            <text:p>14,5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ulgaria</text:p>
          </table:table-cell>
          <table:table-cell office:value-type="float" office:value="14.5" calcext:value-type="float">
            <text:p>14,5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Ukraine</text:p>
          </table:table-cell>
          <table:table-cell office:value-type="float" office:value="14.3" calcext:value-type="float">
            <text:p>14,3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erbia</text:p>
          </table:table-cell>
          <table:table-cell office:value-type="float" office:value="13.6" calcext:value-type="float">
            <text:p>13,6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ussia</text:p>
          </table:table-cell>
          <table:table-cell office:value-type="float" office:value="13.4" calcext:value-type="float">
            <text:p>13,4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fghanistan</text:p>
          </table:table-cell>
          <table:table-cell office:value-type="float" office:value="13.2" calcext:value-type="float">
            <text:p>13,2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elarus</text:p>
          </table:table-cell>
          <table:table-cell office:value-type="float" office:value="13.2" calcext:value-type="float">
            <text:p>13,2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entral African Republic</text:p>
          </table:table-cell>
          <table:table-cell office:value-type="float" office:value="12.9" calcext:value-type="float">
            <text:p>12,9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omalia</text:p>
          </table:table-cell>
          <table:table-cell office:value-type="float" office:value="12.8" calcext:value-type="float">
            <text:p>12,8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Hungary</text:p>
          </table:table-cell>
          <table:table-cell office:value-type="float" office:value="12.8" calcext:value-type="float">
            <text:p>12,8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Estonia</text:p>
          </table:table-cell>
          <table:table-cell office:value-type="float" office:value="12.7" calcext:value-type="float">
            <text:p>12,7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oldova</text:p>
          </table:table-cell>
          <table:table-cell office:value-type="float" office:value="12.6" calcext:value-type="float">
            <text:p>12,6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roatia</text:p>
          </table:table-cell>
          <table:table-cell office:value-type="float" office:value="12.4" calcext:value-type="float">
            <text:p>12,4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Zambia</text:p>
          </table:table-cell>
          <table:table-cell office:value-type="float" office:value="12" calcext:value-type="float">
            <text:p>12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Romania</text:p>
          </table:table-cell>
          <table:table-cell office:value-type="float" office:value="12" calcext:value-type="float">
            <text:p>12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Germany</text:p>
          </table:table-cell>
          <table:table-cell office:value-type="float" office:value="11.8" calcext:value-type="float">
            <text:p>11,8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Niger</text:p>
          </table:table-cell>
          <table:table-cell office:value-type="float" office:value="11.5" calcext:value-type="float">
            <text:p>11,5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ozambique</text:p>
          </table:table-cell>
          <table:table-cell office:value-type="float" office:value="11.4" calcext:value-type="float">
            <text:p>11,4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Greece</text:p>
          </table:table-cell>
          <table:table-cell office:value-type="float" office:value="11.4" calcext:value-type="float">
            <text:p>11,4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Georgia</text:p>
          </table:table-cell>
          <table:table-cell office:value-type="float" office:value="10.9" calcext:value-type="float">
            <text:p>10,9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Eswatini</text:p>
          </table:table-cell>
          <table:table-cell office:value-type="float" office:value="10.7" calcext:value-type="float">
            <text:p>10,7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Portugal</text:p>
          </table:table-cell>
          <table:table-cell office:value-type="float" office:value="10.6" calcext:value-type="float">
            <text:p>10,6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Poland</text:p>
          </table:table-cell>
          <table:table-cell office:value-type="float" office:value="10.5" calcext:value-type="float">
            <text:p>10,5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Chad</text:p>
          </table:table-cell>
          <table:table-cell office:value-type="float" office:value="10.5" calcext:value-type="float">
            <text:p>10,5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Czech Republic</text:p>
          </table:table-cell>
          <table:table-cell office:value-type="float" office:value="10.5" calcext:value-type="float">
            <text:p>10,5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Italy</text:p>
          </table:table-cell>
          <table:table-cell office:value-type="float" office:value="10.5" calcext:value-type="float">
            <text:p>10,5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European Union</text:p>
          </table:table-cell>
          <table:table-cell office:value-type="float" office:value="10.4" calcext:value-type="float">
            <text:p>10,4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Montenegro</text:p>
          </table:table-cell>
          <table:table-cell office:value-type="float" office:value="10.4" calcext:value-type="float">
            <text:p>10,4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ierra Leone</text:p>
          </table:table-cell>
          <table:table-cell office:value-type="float" office:value="10.2" calcext:value-type="float">
            <text:p>10,2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aint Pierre and Miquelon</text:p>
          </table:table-cell>
          <table:table-cell office:value-type="float" office:value="10.2" calcext:value-type="float">
            <text:p>10,2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Isle Of Man</text:p>
          </table:table-cell>
          <table:table-cell office:value-type="float" office:value="10.2" calcext:value-type="float">
            <text:p>10,2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Monaco</text:p>
          </table:table-cell>
          <table:table-cell office:value-type="float" office:value="10.1" calcext:value-type="float">
            <text:p>10,1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Bosnia and Herzegovina</text:p>
          </table:table-cell>
          <table:table-cell office:value-type="float" office:value="10.1" calcext:value-type="float">
            <text:p>10,1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Finland</text:p>
          </table:table-cell>
          <table:table-cell office:value-type="float" office:value="10.1" calcext:value-type="float">
            <text:p>10,1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Uganda</text:p>
          </table:table-cell>
          <table:table-cell office:value-type="float" office:value="9.9" calcext:value-type="float">
            <text:p>9,9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Zimbabwe</text:p>
          </table:table-cell>
          <table:table-cell office:value-type="float" office:value="9.9" calcext:value-type="float">
            <text:p>9,9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Slovenia</text:p>
          </table:table-cell>
          <table:table-cell office:value-type="float" office:value="9.9" calcext:value-type="float">
            <text:p>9,9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Slovakia</text:p>
          </table:table-cell>
          <table:table-cell office:value-type="float" office:value="9.9" calcext:value-type="float">
            <text:p>9,9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Japan</text:p>
          </table:table-cell>
          <table:table-cell office:value-type="float" office:value="9.9" calcext:value-type="float">
            <text:p>9,9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Austria</text:p>
          </table:table-cell>
          <table:table-cell office:value-type="float" office:value="9.7" calcext:value-type="float">
            <text:p>9,7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Belgium</text:p>
          </table:table-cell>
          <table:table-cell office:value-type="float" office:value="9.7" calcext:value-type="float">
            <text:p>9,7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Mali</text:p>
          </table:table-cell>
          <table:table-cell office:value-type="float" office:value="9.6" calcext:value-type="float">
            <text:p>9,6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Nigeria</text:p>
          </table:table-cell>
          <table:table-cell office:value-type="float" office:value="9.6" calcext:value-type="float">
            <text:p>9,6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Macedonia</text:p>
          </table:table-cell>
          <table:table-cell office:value-type="float" office:value="9.6" calcext:value-type="float">
            <text:p>9,6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Armenia</text:p>
          </table:table-cell>
          <table:table-cell office:value-type="float" office:value="9.5" calcext:value-type="float">
            <text:p>9,5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Botswana</text:p>
          </table:table-cell>
          <table:table-cell office:value-type="float" office:value="9.5" calcext:value-type="float">
            <text:p>9,5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United Kingdom</text:p>
          </table:table-cell>
          <table:table-cell office:value-type="float" office:value="9.4" calcext:value-type="float">
            <text:p>9,4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Cameroon</text:p>
          </table:table-cell>
          <table:table-cell office:value-type="float" office:value="9.4" calcext:value-type="float">
            <text:p>9,4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Uruguay</text:p>
          </table:table-cell>
          <table:table-cell office:value-type="float" office:value="9.4" calcext:value-type="float">
            <text:p>9,4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Sweden</text:p>
          </table:table-cell>
          <table:table-cell office:value-type="float" office:value="9.4" calcext:value-type="float">
            <text:p>9,4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France</text:p>
          </table:table-cell>
          <table:table-cell office:value-type="float" office:value="9.4" calcext:value-type="float">
            <text:p>9,4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Congo, Democratic Republic Of The</text:p>
          </table:table-cell>
          <table:table-cell office:value-type="float" office:value="9.4" calcext:value-type="float">
            <text:p>9,4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Denmark</text:p>
          </table:table-cell>
          <table:table-cell office:value-type="float" office:value="9.3" calcext:value-type="float">
            <text:p>9,3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South Africa</text:p>
          </table:table-cell>
          <table:table-cell office:value-type="float" office:value="9.3" calcext:value-type="float">
            <text:p>9,3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Korea, North</text:p>
          </table:table-cell>
          <table:table-cell office:value-type="float" office:value="9.3" calcext:value-type="float">
            <text:p>9,3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Congo, Republic Of The</text:p>
          </table:table-cell>
          <table:table-cell office:value-type="float" office:value="9.2" calcext:value-type="float">
            <text:p>9,2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pain</text:p>
          </table:table-cell>
          <table:table-cell office:value-type="float" office:value="9.2" calcext:value-type="float">
            <text:p>9,2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Guernsey</text:p>
          </table:table-cell>
          <table:table-cell office:value-type="float" office:value="9" calcext:value-type="float">
            <text:p>9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Netherlands</text:p>
          </table:table-cell>
          <table:table-cell office:value-type="float" office:value="9" calcext:value-type="float">
            <text:p>9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Angola</text:p>
          </table:table-cell>
          <table:table-cell office:value-type="float" office:value="9" calcext:value-type="float">
            <text:p>9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Trinidad and Tobago</text:p>
          </table:table-cell>
          <table:table-cell office:value-type="float" office:value="8.9" calcext:value-type="float">
            <text:p>8,9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Puerto Rico</text:p>
          </table:table-cell>
          <table:table-cell office:value-type="float" office:value="8.9" calcext:value-type="float">
            <text:p>8,9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Guinea</text:p>
          </table:table-cell>
          <table:table-cell office:value-type="float" office:value="8.9" calcext:value-type="float">
            <text:p>8,9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Cuba</text:p>
          </table:table-cell>
          <table:table-cell office:value-type="float" office:value="8.9" calcext:value-type="float">
            <text:p>8,9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Canada</text:p>
          </table:table-cell>
          <table:table-cell office:value-type="float" office:value="8.8" calcext:value-type="float">
            <text:p>8,8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Faroe Islands</text:p>
          </table:table-cell>
          <table:table-cell office:value-type="float" office:value="8.8" calcext:value-type="float">
            <text:p>8,8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San Marino</text:p>
          </table:table-cell>
          <table:table-cell office:value-type="float" office:value="8.8" calcext:value-type="float">
            <text:p>8,8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Greenland</text:p>
          </table:table-cell>
          <table:table-cell office:value-type="float" office:value="8.8" calcext:value-type="float">
            <text:p>8,8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Bermuda</text:p>
          </table:table-cell>
          <table:table-cell office:value-type="float" office:value="8.7" calcext:value-type="float">
            <text:p>8,7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Burkina Faso</text:p>
          </table:table-cell>
          <table:table-cell office:value-type="float" office:value="8.7" calcext:value-type="float">
            <text:p>8,7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Cook Islands</text:p>
          </table:table-cell>
          <table:table-cell office:value-type="float" office:value="8.6" calcext:value-type="float">
            <text:p>8,6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Barbados</text:p>
          </table:table-cell>
          <table:table-cell office:value-type="float" office:value="8.6" calcext:value-type="float">
            <text:p>8,6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Burundi</text:p>
          </table:table-cell>
          <table:table-cell office:value-type="float" office:value="8.6" calcext:value-type="float">
            <text:p>8,6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Gibraltar</text:p>
          </table:table-cell>
          <table:table-cell office:value-type="float" office:value="8.5" calcext:value-type="float">
            <text:p>8,5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Curacao</text:p>
          </table:table-cell>
          <table:table-cell office:value-type="float" office:value="8.5" calcext:value-type="float">
            <text:p>8,5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Guinea-Bissau</text:p>
          </table:table-cell>
          <table:table-cell office:value-type="float" office:value="8.5" calcext:value-type="float">
            <text:p>8,5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Aruba</text:p>
          </table:table-cell>
          <table:table-cell office:value-type="float" office:value="8.5" calcext:value-type="float">
            <text:p>8,5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Switzerland</text:p>
          </table:table-cell>
          <table:table-cell office:value-type="float" office:value="8.4" calcext:value-type="float">
            <text:p>8,4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Tuvalu</text:p>
          </table:table-cell>
          <table:table-cell office:value-type="float" office:value="8.4" calcext:value-type="float">
            <text:p>8,4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Palau</text:p>
          </table:table-cell>
          <table:table-cell office:value-type="float" office:value="8.2" calcext:value-type="float">
            <text:p>8,2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Kazakhstan</text:p>
          </table:table-cell>
          <table:table-cell office:value-type="float" office:value="8.2" calcext:value-type="float">
            <text:p>8,2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United States</text:p>
          </table:table-cell>
          <table:table-cell office:value-type="float" office:value="8.2" calcext:value-type="float">
            <text:p>8,2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Grenada</text:p>
          </table:table-cell>
          <table:table-cell office:value-type="float" office:value="8.2" calcext:value-type="float">
            <text:p>8,2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Virgin Islands</text:p>
          </table:table-cell>
          <table:table-cell office:value-type="float" office:value="8.1" calcext:value-type="float">
            <text:p>8,1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Thailand</text:p>
          </table:table-cell>
          <table:table-cell office:value-type="float" office:value="8.1" calcext:value-type="float">
            <text:p>8,1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China</text:p>
          </table:table-cell>
          <table:table-cell office:value-type="float" office:value="8" calcext:value-type="float">
            <text:p>8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Norway</text:p>
          </table:table-cell>
          <table:table-cell office:value-type="float" office:value="8" calcext:value-type="float">
            <text:p>8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Saint Helena, Ascension, and Tristan Da Cunha</text:p>
          </table:table-cell>
          <table:table-cell office:value-type="float" office:value="8" calcext:value-type="float">
            <text:p>8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Malta</text:p>
          </table:table-cell>
          <table:table-cell office:value-type="float" office:value="7.9" calcext:value-type="float">
            <text:p>7,9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Western Sahara</text:p>
          </table:table-cell>
          <table:table-cell office:value-type="float" office:value="7.9" calcext:value-type="float">
            <text:p>7,9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Dominica</text:p>
          </table:table-cell>
          <table:table-cell office:value-type="float" office:value="7.9" calcext:value-type="float">
            <text:p>7,9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Senegal</text:p>
          </table:table-cell>
          <table:table-cell office:value-type="float" office:value="7.9" calcext:value-type="float">
            <text:p>7,9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Jersey</text:p>
          </table:table-cell>
          <table:table-cell office:value-type="float" office:value="7.8" calcext:value-type="float">
            <text:p>7,8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Mauritania</text:p>
          </table:table-cell>
          <table:table-cell office:value-type="float" office:value="7.8" calcext:value-type="float">
            <text:p>7,8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Saint Lucia</text:p>
          </table:table-cell>
          <table:table-cell office:value-type="float" office:value="7.8" calcext:value-type="float">
            <text:p>7,8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Malawi</text:p>
          </table:table-cell>
          <table:table-cell office:value-type="float" office:value="7.7" calcext:value-type="float">
            <text:p>7,7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Namibia</text:p>
          </table:table-cell>
          <table:table-cell office:value-type="float" office:value="7.7" calcext:value-type="float">
            <text:p>7,7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Benin</text:p>
          </table:table-cell>
          <table:table-cell office:value-type="float" office:value="7.7" calcext:value-type="float">
            <text:p>7,7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New Zealand</text:p>
          </table:table-cell>
          <table:table-cell office:value-type="float" office:value="7.6" calcext:value-type="float">
            <text:p>7,6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Hong Kong</text:p>
          </table:table-cell>
          <table:table-cell office:value-type="float" office:value="7.6" calcext:value-type="float">
            <text:p>7,6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Taiwan</text:p>
          </table:table-cell>
          <table:table-cell office:value-type="float" office:value="7.6" calcext:value-type="float">
            <text:p>7,6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Jamaica</text:p>
          </table:table-cell>
          <table:table-cell office:value-type="float" office:value="7.6" calcext:value-type="float">
            <text:p>7,6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Liechtenstein</text:p>
          </table:table-cell>
          <table:table-cell office:value-type="float" office:value="7.6" calcext:value-type="float">
            <text:p>7,6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Equatorial Guinea</text:p>
          </table:table-cell>
          <table:table-cell office:value-type="float" office:value="7.6" calcext:value-type="float">
            <text:p>7,6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Ethiopia</text:p>
          </table:table-cell>
          <table:table-cell office:value-type="float" office:value="7.5" calcext:value-type="float">
            <text:p>7,5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Haiti</text:p>
          </table:table-cell>
          <table:table-cell office:value-type="float" office:value="7.5" calcext:value-type="float">
            <text:p>7,5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Argentina</text:p>
          </table:table-cell>
          <table:table-cell office:value-type="float" office:value="7.5" calcext:value-type="float">
            <text:p>7,5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Djibouti</text:p>
          </table:table-cell>
          <table:table-cell office:value-type="float" office:value="7.5" calcext:value-type="float">
            <text:p>7,5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Tanzania</text:p>
          </table:table-cell>
          <table:table-cell office:value-type="float" office:value="7.5" calcext:value-type="float">
            <text:p>7,5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Liberia</text:p>
          </table:table-cell>
          <table:table-cell office:value-type="float" office:value="7.4" calcext:value-type="float">
            <text:p>7,4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Cambodia</text:p>
          </table:table-cell>
          <table:table-cell office:value-type="float" office:value="7.4" calcext:value-type="float">
            <text:p>7,4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Saint Vincent and the Grenadines</text:p>
          </table:table-cell>
          <table:table-cell office:value-type="float" office:value="7.4" calcext:value-type="float">
            <text:p>7,4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Andorra</text:p>
          </table:table-cell>
          <table:table-cell office:value-type="float" office:value="7.4" calcext:value-type="float">
            <text:p>7,4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Guyana</text:p>
          </table:table-cell>
          <table:table-cell office:value-type="float" office:value="7.4" calcext:value-type="float">
            <text:p>7,4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India</text:p>
          </table:table-cell>
          <table:table-cell office:value-type="float" office:value="7.3" calcext:value-type="float">
            <text:p>7,3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Luxembourg</text:p>
          </table:table-cell>
          <table:table-cell office:value-type="float" office:value="7.3" calcext:value-type="float">
            <text:p>7,3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Australia</text:p>
          </table:table-cell>
          <table:table-cell office:value-type="float" office:value="7.3" calcext:value-type="float">
            <text:p>7,3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Burma</text:p>
          </table:table-cell>
          <table:table-cell office:value-type="float" office:value="7.3" calcext:value-type="float">
            <text:p>7,3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Bahamas, The</text:p>
          </table:table-cell>
          <table:table-cell office:value-type="float" office:value="7.3" calcext:value-type="float">
            <text:p>7,3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Laos</text:p>
          </table:table-cell>
          <table:table-cell office:value-type="float" office:value="7.3" calcext:value-type="float">
            <text:p>7,3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Saint Kitts and Nevis</text:p>
          </table:table-cell>
          <table:table-cell office:value-type="float" office:value="7.2" calcext:value-type="float">
            <text:p>7,2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Mauritius</text:p>
          </table:table-cell>
          <table:table-cell office:value-type="float" office:value="7.1" calcext:value-type="float">
            <text:p>7,1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Comoros</text:p>
          </table:table-cell>
          <table:table-cell office:value-type="float" office:value="7.1" calcext:value-type="float">
            <text:p>7,1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Eritrea</text:p>
          </table:table-cell>
          <table:table-cell office:value-type="float" office:value="7.1" calcext:value-type="float">
            <text:p>7,1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Kiribati</text:p>
          </table:table-cell>
          <table:table-cell office:value-type="float" office:value="7" calcext:value-type="float">
            <text:p>7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Seychelles</text:p>
          </table:table-cell>
          <table:table-cell office:value-type="float" office:value="7" calcext:value-type="float">
            <text:p>7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Azerbaijan</text:p>
          </table:table-cell>
          <table:table-cell office:value-type="float" office:value="7" calcext:value-type="float">
            <text:p>7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Albania</text:p>
          </table:table-cell>
          <table:table-cell office:value-type="float" office:value="6.9" calcext:value-type="float">
            <text:p>6,9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Gambia, The</text:p>
          </table:table-cell>
          <table:table-cell office:value-type="float" office:value="6.9" calcext:value-type="float">
            <text:p>6,9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Ghana</text:p>
          </table:table-cell>
          <table:table-cell office:value-type="float" office:value="6.8" calcext:value-type="float">
            <text:p>6,8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Cyprus</text:p>
          </table:table-cell>
          <table:table-cell office:value-type="float" office:value="6.8" calcext:value-type="float">
            <text:p>6,8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Togo</text:p>
          </table:table-cell>
          <table:table-cell office:value-type="float" office:value="6.8" calcext:value-type="float">
            <text:p>6,8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Brazil</text:p>
          </table:table-cell>
          <table:table-cell office:value-type="float" office:value="6.7" calcext:value-type="float">
            <text:p>6,7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Kenya</text:p>
          </table:table-cell>
          <table:table-cell office:value-type="float" office:value="6.7" calcext:value-type="float">
            <text:p>6,7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Sudan</text:p>
          </table:table-cell>
          <table:table-cell office:value-type="float" office:value="6.7" calcext:value-type="float">
            <text:p>6,7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Sao Tome and Principe</text:p>
          </table:table-cell>
          <table:table-cell office:value-type="float" office:value="6.7" calcext:value-type="float">
            <text:p>6,7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Papua New Guinea</text:p>
          </table:table-cell>
          <table:table-cell office:value-type="float" office:value="6.6" calcext:value-type="float">
            <text:p>6,6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Ireland</text:p>
          </table:table-cell>
          <table:table-cell office:value-type="float" office:value="6.6" calcext:value-type="float">
            <text:p>6,6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Iceland</text:p>
          </table:table-cell>
          <table:table-cell office:value-type="float" office:value="6.5" calcext:value-type="float">
            <text:p>6,5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Indonesia</text:p>
          </table:table-cell>
          <table:table-cell office:value-type="float" office:value="6.5" calcext:value-type="float">
            <text:p>6,5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Tunisia</text:p>
          </table:table-cell>
          <table:table-cell office:value-type="float" office:value="6.4" calcext:value-type="float">
            <text:p>6,4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Bhutan</text:p>
          </table:table-cell>
          <table:table-cell office:value-type="float" office:value="6.4" calcext:value-type="float">
            <text:p>6,4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Dominican Republic</text:p>
          </table:table-cell>
          <table:table-cell office:value-type="float" office:value="6.4" calcext:value-type="float">
            <text:p>6,4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Madagascar</text:p>
          </table:table-cell>
          <table:table-cell office:value-type="float" office:value="6.4" calcext:value-type="float">
            <text:p>6,4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Kyrgyzstan</text:p>
          </table:table-cell>
          <table:table-cell office:value-type="float" office:value="6.4" calcext:value-type="float">
            <text:p>6,4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Chile</text:p>
          </table:table-cell>
          <table:table-cell office:value-type="float" office:value="6.3" calcext:value-type="float">
            <text:p>6,3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Bolivia</text:p>
          </table:table-cell>
          <table:table-cell office:value-type="float" office:value="6.3" calcext:value-type="float">
            <text:p>6,3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Sri Lanka</text:p>
          </table:table-cell>
          <table:table-cell office:value-type="float" office:value="6.3" calcext:value-type="float">
            <text:p>6,3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Pakistan</text:p>
          </table:table-cell>
          <table:table-cell office:value-type="float" office:value="6.3" calcext:value-type="float">
            <text:p>6,3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Rwanda</text:p>
          </table:table-cell>
          <table:table-cell office:value-type="float" office:value="6.3" calcext:value-type="float">
            <text:p>6,3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South Korea</text:p>
          </table:table-cell>
          <table:table-cell office:value-type="float" office:value="6.3" calcext:value-type="float">
            <text:p>6,3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Mongolia</text:p>
          </table:table-cell>
          <table:table-cell office:value-type="float" office:value="6.3" calcext:value-type="float">
            <text:p>6,3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Gabon</text:p>
          </table:table-cell>
          <table:table-cell office:value-type="float" office:value="6.2" calcext:value-type="float">
            <text:p>6,2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Montserrat</text:p>
          </table:table-cell>
          <table:table-cell office:value-type="float" office:value="6.2" calcext:value-type="float">
            <text:p>6,2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Fiji</text:p>
          </table:table-cell>
          <table:table-cell office:value-type="float" office:value="6.2" calcext:value-type="float">
            <text:p>6,2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Philippines</text:p>
          </table:table-cell>
          <table:table-cell office:value-type="float" office:value="6.1" calcext:value-type="float">
            <text:p>6,1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Suriname</text:p>
          </table:table-cell>
          <table:table-cell office:value-type="float" office:value="6.1" calcext:value-type="float">
            <text:p>6,1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Peru</text:p>
          </table:table-cell>
          <table:table-cell office:value-type="float" office:value="6.1" calcext:value-type="float">
            <text:p>6,1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Turkmenistan</text:p>
          </table:table-cell>
          <table:table-cell office:value-type="float" office:value="6.1" calcext:value-type="float">
            <text:p>6,1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Turkey</text:p>
          </table:table-cell>
          <table:table-cell office:value-type="float" office:value="6" calcext:value-type="float">
            <text:p>6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Cabo Verde</text:p>
          </table:table-cell>
          <table:table-cell office:value-type="float" office:value="6" calcext:value-type="float">
            <text:p>6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Guam</text:p>
          </table:table-cell>
          <table:table-cell office:value-type="float" office:value="6" calcext:value-type="float">
            <text:p>6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Vietnam</text:p>
          </table:table-cell>
          <table:table-cell office:value-type="float" office:value="5.9" calcext:value-type="float">
            <text:p>5,9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American Samoa</text:p>
          </table:table-cell>
          <table:table-cell office:value-type="float" office:value="5.9" calcext:value-type="float">
            <text:p>5,9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Cayman Islands</text:p>
          </table:table-cell>
          <table:table-cell office:value-type="float" office:value="5.9" calcext:value-type="float">
            <text:p>5,9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Nauru</text:p>
          </table:table-cell>
          <table:table-cell office:value-type="float" office:value="5.9" calcext:value-type="float">
            <text:p>5,9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Yemen</text:p>
          </table:table-cell>
          <table:table-cell office:value-type="float" office:value="5.9" calcext:value-type="float">
            <text:p>5,9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Tajikistan</text:p>
          </table:table-cell>
          <table:table-cell office:value-type="float" office:value="5.9" calcext:value-type="float">
            <text:p>5,9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El Salvador</text:p>
          </table:table-cell>
          <table:table-cell office:value-type="float" office:value="5.8" calcext:value-type="float">
            <text:p>5,8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Timor-Leste</text:p>
          </table:table-cell>
          <table:table-cell office:value-type="float" office:value="5.8" calcext:value-type="float">
            <text:p>5,8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Antigua and Barbuda</text:p>
          </table:table-cell>
          <table:table-cell office:value-type="float" office:value="5.8" calcext:value-type="float">
            <text:p>5,8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New Caledonia</text:p>
          </table:table-cell>
          <table:table-cell office:value-type="float" office:value="5.7" calcext:value-type="float">
            <text:p>5,7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Nepal</text:p>
          </table:table-cell>
          <table:table-cell office:value-type="float" office:value="5.6" calcext:value-type="float">
            <text:p>5,6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Wallis and Futuna</text:p>
          </table:table-cell>
          <table:table-cell office:value-type="float" office:value="5.5" calcext:value-type="float">
            <text:p>5,5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Colombia</text:p>
          </table:table-cell>
          <table:table-cell office:value-type="float" office:value="5.5" calcext:value-type="float">
            <text:p>5,5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Bangladesh</text:p>
          </table:table-cell>
          <table:table-cell office:value-type="float" office:value="5.4" calcext:value-type="float">
            <text:p>5,4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Sint Maarten</text:p>
          </table:table-cell>
          <table:table-cell office:value-type="float" office:value="5.4" calcext:value-type="float">
            <text:p>5,4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Mexico</text:p>
          </table:table-cell>
          <table:table-cell office:value-type="float" office:value="5.4" calcext:value-type="float">
            <text:p>5,4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Samoa</text:p>
          </table:table-cell>
          <table:table-cell office:value-type="float" office:value="5.4" calcext:value-type="float">
            <text:p>5,4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Uzbekistan</text:p>
          </table:table-cell>
          <table:table-cell office:value-type="float" office:value="5.4" calcext:value-type="float">
            <text:p>5,4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Honduras</text:p>
          </table:table-cell>
          <table:table-cell office:value-type="float" office:value="5.3" calcext:value-type="float">
            <text:p>5,3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Iran</text:p>
          </table:table-cell>
          <table:table-cell office:value-type="float" office:value="5.3" calcext:value-type="float">
            <text:p>5,3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French Polynesia</text:p>
          </table:table-cell>
          <table:table-cell office:value-type="float" office:value="5.3" calcext:value-type="float">
            <text:p>5,3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Venezuela</text:p>
          </table:table-cell>
          <table:table-cell office:value-type="float" office:value="5.3" calcext:value-type="float">
            <text:p>5,3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Malaysia</text:p>
          </table:table-cell>
          <table:table-cell office:value-type="float" office:value="5.2" calcext:value-type="float">
            <text:p>5,2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Israel</text:p>
          </table:table-cell>
          <table:table-cell office:value-type="float" office:value="5.2" calcext:value-type="float">
            <text:p>5,2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British Virgin Islands</text:p>
          </table:table-cell>
          <table:table-cell office:value-type="float" office:value="5.2" calcext:value-type="float">
            <text:p>5,2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Nicaragua</text:p>
          </table:table-cell>
          <table:table-cell office:value-type="float" office:value="5.2" calcext:value-type="float">
            <text:p>5,2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Lebanon</text:p>
          </table:table-cell>
          <table:table-cell office:value-type="float" office:value="5.1" calcext:value-type="float">
            <text:p>5,1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Ecuador</text:p>
          </table:table-cell>
          <table:table-cell office:value-type="float" office:value="5.1" calcext:value-type="float">
            <text:p>5,1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Panama</text:p>
          </table:table-cell>
          <table:table-cell office:value-type="float" office:value="5" calcext:value-type="float">
            <text:p>5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Guatemala</text:p>
          </table:table-cell>
          <table:table-cell office:value-type="float" office:value="5" calcext:value-type="float">
            <text:p>5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Northern Mariana Islands</text:p>
          </table:table-cell>
          <table:table-cell office:value-type="float" office:value="4.9" calcext:value-type="float">
            <text:p>4,9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Tonga</text:p>
          </table:table-cell>
          <table:table-cell office:value-type="float" office:value="4.9" calcext:value-type="float">
            <text:p>4,9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Falkland Islands (Islas Malvinas)</text:p>
          </table:table-cell>
          <table:table-cell office:value-type="float" office:value="4.9" calcext:value-type="float">
            <text:p>4,9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Morocco</text:p>
          </table:table-cell>
          <table:table-cell office:value-type="float" office:value="4.9" calcext:value-type="float">
            <text:p>4,9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Paraguay</text:p>
          </table:table-cell>
          <table:table-cell office:value-type="float" office:value="4.8" calcext:value-type="float">
            <text:p>4,8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Costa Rica</text:p>
          </table:table-cell>
          <table:table-cell office:value-type="float" office:value="4.8" calcext:value-type="float">
            <text:p>4,8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Anguilla</text:p>
          </table:table-cell>
          <table:table-cell office:value-type="float" office:value="4.7" calcext:value-type="float">
            <text:p>4,7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Macau</text:p>
          </table:table-cell>
          <table:table-cell office:value-type="float" office:value="4.6" calcext:value-type="float">
            <text:p>4,6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Egypt</text:p>
          </table:table-cell>
          <table:table-cell office:value-type="float" office:value="4.5" calcext:value-type="float">
            <text:p>4,5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Algeria</text:p>
          </table:table-cell>
          <table:table-cell office:value-type="float" office:value="4.3" calcext:value-type="float">
            <text:p>4,3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Belize</text:p>
          </table:table-cell>
          <table:table-cell office:value-type="float" office:value="4.2" calcext:value-type="float">
            <text:p>4,2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Micronesia, Federated States Of</text:p>
          </table:table-cell>
          <table:table-cell office:value-type="float" office:value="4.2" calcext:value-type="float">
            <text:p>4,2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Marshall Islands</text:p>
          </table:table-cell>
          <table:table-cell office:value-type="float" office:value="4.2" calcext:value-type="float">
            <text:p>4,2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Maldives</text:p>
          </table:table-cell>
          <table:table-cell office:value-type="float" office:value="4" calcext:value-type="float">
            <text:p>4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Vanuatu</text:p>
          </table:table-cell>
          <table:table-cell office:value-type="float" office:value="4" calcext:value-type="float">
            <text:p>4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Syria</text:p>
          </table:table-cell>
          <table:table-cell office:value-type="float" office:value="4" calcext:value-type="float">
            <text:p>4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Iraq</text:p>
          </table:table-cell>
          <table:table-cell office:value-type="float" office:value="3.8" calcext:value-type="float">
            <text:p>3,8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Solomon Islands</text:p>
          </table:table-cell>
          <table:table-cell office:value-type="float" office:value="3.8" calcext:value-type="float">
            <text:p>3,8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Libya</text:p>
          </table:table-cell>
          <table:table-cell office:value-type="float" office:value="3.7" calcext:value-type="float">
            <text:p>3,7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Brunei</text:p>
          </table:table-cell>
          <table:table-cell office:value-type="float" office:value="3.7" calcext:value-type="float">
            <text:p>3,7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West Bank</text:p>
          </table:table-cell>
          <table:table-cell office:value-type="float" office:value="3.5" calcext:value-type="float">
            <text:p>3,5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Singapore</text:p>
          </table:table-cell>
          <table:table-cell office:value-type="float" office:value="3.5" calcext:value-type="float">
            <text:p>3,5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Jordan</text:p>
          </table:table-cell>
          <table:table-cell office:value-type="float" office:value="3.4" calcext:value-type="float">
            <text:p>3,4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Turks and Caicos Islands</text:p>
          </table:table-cell>
          <table:table-cell office:value-type="float" office:value="3.3" calcext:value-type="float">
            <text:p>3,3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Oman</text:p>
          </table:table-cell>
          <table:table-cell office:value-type="float" office:value="3.3" calcext:value-type="float">
            <text:p>3,3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Saudi Arabia</text:p>
          </table:table-cell>
          <table:table-cell office:value-type="float" office:value="3.3" calcext:value-type="float">
            <text:p>3,3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Gaza Strip</text:p>
          </table:table-cell>
          <table:table-cell office:value-type="float" office:value="3" calcext:value-type="float">
            <text:p>3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Bahrain</text:p>
          </table:table-cell>
          <table:table-cell office:value-type="float" office:value="2.8" calcext:value-type="float">
            <text:p>2,8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Kuwait</text:p>
          </table:table-cell>
          <table:table-cell office:value-type="float" office:value="2.3" calcext:value-type="float">
            <text:p>2,3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United Arab Emirates</text:p>
          </table:table-cell>
          <table:table-cell office:value-type="float" office:value="1.7" calcext:value-type="float">
            <text:p>1,7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Qatar</text:p>
          </table:table-cell>
          <table:table-cell office:value-type="float" office:value="1.6" calcext:value-type="float">
            <text:p>1,6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office:value-type="string" calcext:value-type="string">
            <text:p>Source : <text:a xlink:href="https://photius.com/rankings/2019/population/death_rate_2019_0.html" xlink:type="simple">https://photius.com/rankings/2019/population/death_rate_2019_0.html</text:a></text:p>
          </table:table-cell>
          <table:table-cell table:number-columns-repeated="2"/>
        </table:table-row>
      </table:table>
      <table:table table:name="Population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ce4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ce2"/>
        <table:table-column table:style-name="co14" table:default-cell-style-name="Default"/>
        <table:table-column table:style-name="co15" table:default-cell-style-name="ce2"/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Country</text:p>
          </table:table-cell>
          <table:table-cell table:style-name="Default" office:value-type="string" calcext:value-type="string">
            <text:p>Population (2020)</text:p>
          </table:table-cell>
          <table:table-cell office:value-type="string" calcext:value-type="string">
            <text:p>Yearly Change</text:p>
          </table:table-cell>
          <table:table-cell office:value-type="string" calcext:value-type="string">
            <text:p>Net Change</text:p>
          </table:table-cell>
          <table:table-cell office:value-type="string" calcext:value-type="string">
            <text:p>Density (P/Km²)</text:p>
          </table:table-cell>
          <table:table-cell office:value-type="string" calcext:value-type="string">
            <text:p>Land Area (Km²)</text:p>
          </table:table-cell>
          <table:table-cell office:value-type="string" calcext:value-type="string">
            <text:p>Migrants (net)</text:p>
          </table:table-cell>
          <table:table-cell table:style-name="Default" office:value-type="string" calcext:value-type="string">
            <text:p>Fert. Rate</text:p>
          </table:table-cell>
          <table:table-cell office:value-type="string" calcext:value-type="string">
            <text:p>Med. Age</text:p>
          </table:table-cell>
          <table:table-cell table:style-name="Default" office:value-type="string" calcext:value-type="string">
            <text:p>Urban Pop %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hina </text:p>
          </table:table-cell>
          <table:table-cell office:value-type="float" office:value="1439323776" calcext:value-type="float">
            <text:p>1 439 323 776</text:p>
          </table:table-cell>
          <table:table-cell office:value-type="string" calcext:value-type="string">
            <text:p>0.39 % </text:p>
          </table:table-cell>
          <table:table-cell office:value-type="string" calcext:value-type="string">
            <text:p>5,540,090 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9,388,211 </text:p>
          </table:table-cell>
          <table:table-cell office:value-type="float" office:value="-348.399" calcext:value-type="float">
            <text:p>-348,399</text:p>
          </table:table-cell>
          <table:table-cell office:value-type="string" calcext:value-type="string">
            <text:p>1.7 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61 % 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dia </text:p>
          </table:table-cell>
          <table:table-cell office:value-type="float" office:value="1380004385" calcext:value-type="float">
            <text:p>1 380 004 385</text:p>
          </table:table-cell>
          <table:table-cell office:value-type="string" calcext:value-type="string">
            <text:p>0.99 % </text:p>
          </table:table-cell>
          <table:table-cell office:value-type="string" calcext:value-type="string">
            <text:p>13,586,631 </text:p>
          </table:table-cell>
          <table:table-cell office:value-type="float" office:value="464" calcext:value-type="float">
            <text:p>464</text:p>
          </table:table-cell>
          <table:table-cell office:value-type="string" calcext:value-type="string">
            <text:p>2,973,190 </text:p>
          </table:table-cell>
          <table:table-cell office:value-type="float" office:value="-532.687" calcext:value-type="float">
            <text:p>-532,687</text:p>
          </table:table-cell>
          <table:table-cell office:value-type="string" calcext:value-type="string">
            <text:p>2.2 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35 % 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United States</text:p>
          </table:table-cell>
          <table:table-cell office:value-type="float" office:value="331002651" calcext:value-type="float">
            <text:p>331 002 651</text:p>
          </table:table-cell>
          <table:table-cell office:value-type="string" calcext:value-type="string">
            <text:p>0.59 % </text:p>
          </table:table-cell>
          <table:table-cell office:value-type="string" calcext:value-type="string">
            <text:p>1,937,734 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9,147,420 </text:p>
          </table:table-cell>
          <table:table-cell office:value-type="float" office:value="954.806" calcext:value-type="float">
            <text:p>954,806</text:p>
          </table:table-cell>
          <table:table-cell office:value-type="string" calcext:value-type="string">
            <text:p>1.8 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83 % 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ndonesia </text:p>
          </table:table-cell>
          <table:table-cell office:value-type="float" office:value="273523615" calcext:value-type="float">
            <text:p>273 523 615</text:p>
          </table:table-cell>
          <table:table-cell office:value-type="string" calcext:value-type="string">
            <text:p>1.07 % </text:p>
          </table:table-cell>
          <table:table-cell office:value-type="string" calcext:value-type="string">
            <text:p>2,898,047 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1,811,570 </text:p>
          </table:table-cell>
          <table:table-cell office:value-type="float" office:value="-98.955" calcext:value-type="float">
            <text:p>-98,955</text:p>
          </table:table-cell>
          <table:table-cell office:value-type="string" calcext:value-type="string">
            <text:p>2.3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56 % 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akistan </text:p>
          </table:table-cell>
          <table:table-cell office:value-type="float" office:value="220892340" calcext:value-type="float">
            <text:p>220 892 340</text:p>
          </table:table-cell>
          <table:table-cell office:value-type="string" calcext:value-type="string">
            <text:p>2.00 % </text:p>
          </table:table-cell>
          <table:table-cell office:value-type="string" calcext:value-type="string">
            <text:p>4,327,022 </text:p>
          </table:table-cell>
          <table:table-cell office:value-type="float" office:value="287" calcext:value-type="float">
            <text:p>287</text:p>
          </table:table-cell>
          <table:table-cell office:value-type="float" office:value="770.88" calcext:value-type="float">
            <text:p>770,88</text:p>
          </table:table-cell>
          <table:table-cell office:value-type="float" office:value="-233.379" calcext:value-type="float">
            <text:p>-233,379</text:p>
          </table:table-cell>
          <table:table-cell office:value-type="string" calcext:value-type="string">
            <text:p>3.6 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35 % 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razil </text:p>
          </table:table-cell>
          <table:table-cell office:value-type="float" office:value="212559417" calcext:value-type="float">
            <text:p>212 559 417</text:p>
          </table:table-cell>
          <table:table-cell office:value-type="string" calcext:value-type="string">
            <text:p>0.72 % </text:p>
          </table:table-cell>
          <table:table-cell office:value-type="string" calcext:value-type="string">
            <text:p>1,509,890 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8,358,140 </text:p>
          </table:table-cell>
          <table:table-cell office:value-type="float" office:value="21.2" calcext:value-type="float">
            <text:p>21,2</text:p>
          </table:table-cell>
          <table:table-cell office:value-type="string" calcext:value-type="string">
            <text:p>1.7 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88 % 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igeria </text:p>
          </table:table-cell>
          <table:table-cell office:value-type="float" office:value="206139589" calcext:value-type="float">
            <text:p>206 139 589</text:p>
          </table:table-cell>
          <table:table-cell office:value-type="string" calcext:value-type="string">
            <text:p>2.58 % </text:p>
          </table:table-cell>
          <table:table-cell office:value-type="string" calcext:value-type="string">
            <text:p>5,175,990 </text:p>
          </table:table-cell>
          <table:table-cell office:value-type="float" office:value="226" calcext:value-type="float">
            <text:p>226</text:p>
          </table:table-cell>
          <table:table-cell office:value-type="float" office:value="910.77" calcext:value-type="float">
            <text:p>910,77</text:p>
          </table:table-cell>
          <table:table-cell office:value-type="float" office:value="-60" calcext:value-type="float">
            <text:p>-60</text:p>
          </table:table-cell>
          <table:table-cell office:value-type="string" calcext:value-type="string">
            <text:p>5.4 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52 % 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angladesh </text:p>
          </table:table-cell>
          <table:table-cell office:value-type="float" office:value="164689383" calcext:value-type="float">
            <text:p>164 689 383</text:p>
          </table:table-cell>
          <table:table-cell office:value-type="string" calcext:value-type="string">
            <text:p>1.01 % </text:p>
          </table:table-cell>
          <table:table-cell office:value-type="string" calcext:value-type="string">
            <text:p>1,643,222 </text:p>
          </table:table-cell>
          <table:table-cell office:value-type="float" office:value="1.265" calcext:value-type="float">
            <text:p>1,265</text:p>
          </table:table-cell>
          <table:table-cell office:value-type="float" office:value="130.17" calcext:value-type="float">
            <text:p>130,17</text:p>
          </table:table-cell>
          <table:table-cell office:value-type="float" office:value="-369.501" calcext:value-type="float">
            <text:p>-369,501</text:p>
          </table:table-cell>
          <table:table-cell office:value-type="string" calcext:value-type="string">
            <text:p>2.1 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39 % 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ussia </text:p>
          </table:table-cell>
          <table:table-cell office:value-type="float" office:value="145934462" calcext:value-type="float">
            <text:p>145 934 462</text:p>
          </table:table-cell>
          <table:table-cell office:value-type="string" calcext:value-type="string">
            <text:p>0.04 % </text:p>
          </table:table-cell>
          <table:table-cell office:value-type="float" office:value="62.206" calcext:value-type="float">
            <text:p>62,20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6,376,870 </text:p>
          </table:table-cell>
          <table:table-cell office:value-type="float" office:value="182.456" calcext:value-type="float">
            <text:p>182,456</text:p>
          </table:table-cell>
          <table:table-cell office:value-type="string" calcext:value-type="string">
            <text:p>1.8 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74 % 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Mexico </text:p>
          </table:table-cell>
          <table:table-cell office:value-type="float" office:value="128932753" calcext:value-type="float">
            <text:p>128 932 753</text:p>
          </table:table-cell>
          <table:table-cell office:value-type="string" calcext:value-type="string">
            <text:p>1.06 % </text:p>
          </table:table-cell>
          <table:table-cell office:value-type="string" calcext:value-type="string">
            <text:p>1,357,224 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1,943,950 </text:p>
          </table:table-cell>
          <table:table-cell office:value-type="float" office:value="-60" calcext:value-type="float">
            <text:p>-60</text:p>
          </table:table-cell>
          <table:table-cell office:value-type="string" calcext:value-type="string">
            <text:p>2.1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84 % 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Japan </text:p>
          </table:table-cell>
          <table:table-cell office:value-type="float" office:value="126476461" calcext:value-type="float">
            <text:p>126 476 461</text:p>
          </table:table-cell>
          <table:table-cell office:value-type="string" calcext:value-type="string">
            <text:p>-0.30 % </text:p>
          </table:table-cell>
          <table:table-cell office:value-type="float" office:value="-383.84" calcext:value-type="float">
            <text:p>-383,84</text:p>
          </table:table-cell>
          <table:table-cell office:value-type="float" office:value="347" calcext:value-type="float">
            <text:p>347</text:p>
          </table:table-cell>
          <table:table-cell office:value-type="float" office:value="364.555" calcext:value-type="float">
            <text:p>364,555</text:p>
          </table:table-cell>
          <table:table-cell office:value-type="float" office:value="71.56" calcext:value-type="float">
            <text:p>71,56</text:p>
          </table:table-cell>
          <table:table-cell office:value-type="string" calcext:value-type="string">
            <text:p>1.4 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92 % 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Ethiopia </text:p>
          </table:table-cell>
          <table:table-cell office:value-type="float" office:value="114963588" calcext:value-type="float">
            <text:p>114 963 588</text:p>
          </table:table-cell>
          <table:table-cell office:value-type="string" calcext:value-type="string">
            <text:p>2.57 % </text:p>
          </table:table-cell>
          <table:table-cell office:value-type="string" calcext:value-type="string">
            <text:p>2,884,858 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1,000,000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4.3 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1 % 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Philippines </text:p>
          </table:table-cell>
          <table:table-cell office:value-type="float" office:value="109581078" calcext:value-type="float">
            <text:p>109 581 078</text:p>
          </table:table-cell>
          <table:table-cell office:value-type="string" calcext:value-type="string">
            <text:p>1.35 % </text:p>
          </table:table-cell>
          <table:table-cell office:value-type="string" calcext:value-type="string">
            <text:p>1,464,463 </text:p>
          </table:table-cell>
          <table:table-cell office:value-type="float" office:value="368" calcext:value-type="float">
            <text:p>368</text:p>
          </table:table-cell>
          <table:table-cell office:value-type="float" office:value="298.17" calcext:value-type="float">
            <text:p>298,17</text:p>
          </table:table-cell>
          <table:table-cell office:value-type="float" office:value="-67.152" calcext:value-type="float">
            <text:p>-67,152</text:p>
          </table:table-cell>
          <table:table-cell office:value-type="string" calcext:value-type="string">
            <text:p>2.6 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47 % 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Egypt </text:p>
          </table:table-cell>
          <table:table-cell office:value-type="float" office:value="102334404" calcext:value-type="float">
            <text:p>102 334 404</text:p>
          </table:table-cell>
          <table:table-cell office:value-type="string" calcext:value-type="string">
            <text:p>1.94 % </text:p>
          </table:table-cell>
          <table:table-cell office:value-type="string" calcext:value-type="string">
            <text:p>1,946,331 </text:p>
          </table:table-cell>
          <table:table-cell office:value-type="float" office:value="103" calcext:value-type="float">
            <text:p>103</text:p>
          </table:table-cell>
          <table:table-cell office:value-type="float" office:value="995.45" calcext:value-type="float">
            <text:p>995,45</text:p>
          </table:table-cell>
          <table:table-cell office:value-type="float" office:value="-38.033" calcext:value-type="float">
            <text:p>-38,033</text:p>
          </table:table-cell>
          <table:table-cell office:value-type="string" calcext:value-type="string">
            <text:p>3.3 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43 % 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Vietnam </text:p>
          </table:table-cell>
          <table:table-cell office:value-type="float" office:value="97338579" calcext:value-type="float">
            <text:p>97 338 579</text:p>
          </table:table-cell>
          <table:table-cell office:value-type="string" calcext:value-type="string">
            <text:p>0.91 % </text:p>
          </table:table-cell>
          <table:table-cell office:value-type="float" office:value="876.473" calcext:value-type="float">
            <text:p>876,473</text:p>
          </table:table-cell>
          <table:table-cell office:value-type="float" office:value="314" calcext:value-type="float">
            <text:p>314</text:p>
          </table:table-cell>
          <table:table-cell office:value-type="float" office:value="310.07" calcext:value-type="float">
            <text:p>310,07</text:p>
          </table:table-cell>
          <table:table-cell office:value-type="float" office:value="-80" calcext:value-type="float">
            <text:p>-80</text:p>
          </table:table-cell>
          <table:table-cell office:value-type="string" calcext:value-type="string">
            <text:p>2.1 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38 % 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DR Congo </text:p>
          </table:table-cell>
          <table:table-cell office:value-type="float" office:value="89561403" calcext:value-type="float">
            <text:p>89 561 403</text:p>
          </table:table-cell>
          <table:table-cell office:value-type="string" calcext:value-type="string">
            <text:p>3.19 % </text:p>
          </table:table-cell>
          <table:table-cell office:value-type="string" calcext:value-type="string">
            <text:p>2,770,836 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,267,050 </text:p>
          </table:table-cell>
          <table:table-cell office:value-type="float" office:value="23.861" calcext:value-type="float">
            <text:p>23,861</text:p>
          </table:table-cell>
          <table:table-cell table:style-name="Default" office:value-type="string" calcext:value-type="string">
            <text:p>6.0 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46 % 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Turkey </text:p>
          </table:table-cell>
          <table:table-cell office:value-type="float" office:value="84339067" calcext:value-type="float">
            <text:p>84 339 067</text:p>
          </table:table-cell>
          <table:table-cell office:value-type="string" calcext:value-type="string">
            <text:p>1.09 % </text:p>
          </table:table-cell>
          <table:table-cell office:value-type="float" office:value="909.452" calcext:value-type="float">
            <text:p>909,452</text:p>
          </table:table-cell>
          <table:table-cell office:value-type="float" office:value="110" calcext:value-type="float">
            <text:p>110</text:p>
          </table:table-cell>
          <table:table-cell office:value-type="float" office:value="769.63" calcext:value-type="float">
            <text:p>769,63</text:p>
          </table:table-cell>
          <table:table-cell office:value-type="float" office:value="283.922" calcext:value-type="float">
            <text:p>283,922</text:p>
          </table:table-cell>
          <table:table-cell office:value-type="string" calcext:value-type="string">
            <text:p>2.1 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76 % 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Iran </text:p>
          </table:table-cell>
          <table:table-cell office:value-type="float" office:value="83992949" calcext:value-type="float">
            <text:p>83 992 949</text:p>
          </table:table-cell>
          <table:table-cell office:value-type="string" calcext:value-type="string">
            <text:p>1.30 % </text:p>
          </table:table-cell>
          <table:table-cell office:value-type="string" calcext:value-type="string">
            <text:p>1,079,043 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1,628,550 </text:p>
          </table:table-cell>
          <table:table-cell office:value-type="float" office:value="-55" calcext:value-type="float">
            <text:p>-55</text:p>
          </table:table-cell>
          <table:table-cell office:value-type="string" calcext:value-type="string">
            <text:p>2.2 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76 % 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Germany </text:p>
          </table:table-cell>
          <table:table-cell office:value-type="float" office:value="83783942" calcext:value-type="float">
            <text:p>83 783 942</text:p>
          </table:table-cell>
          <table:table-cell office:value-type="string" calcext:value-type="string">
            <text:p>0.32 % </text:p>
          </table:table-cell>
          <table:table-cell office:value-type="float" office:value="266.897" calcext:value-type="float">
            <text:p>266,897</text:p>
          </table:table-cell>
          <table:table-cell office:value-type="float" office:value="240" calcext:value-type="float">
            <text:p>240</text:p>
          </table:table-cell>
          <table:table-cell office:value-type="float" office:value="348.56" calcext:value-type="float">
            <text:p>348,56</text:p>
          </table:table-cell>
          <table:table-cell office:value-type="float" office:value="543.822" calcext:value-type="float">
            <text:p>543,822</text:p>
          </table:table-cell>
          <table:table-cell office:value-type="string" calcext:value-type="string">
            <text:p>1.6 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76 % 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Thailand </text:p>
          </table:table-cell>
          <table:table-cell office:value-type="float" office:value="69799978" calcext:value-type="float">
            <text:p>69 799 978</text:p>
          </table:table-cell>
          <table:table-cell office:value-type="string" calcext:value-type="string">
            <text:p>0.25 % </text:p>
          </table:table-cell>
          <table:table-cell office:value-type="float" office:value="174.396" calcext:value-type="float">
            <text:p>174,396</text:p>
          </table:table-cell>
          <table:table-cell office:value-type="float" office:value="137" calcext:value-type="float">
            <text:p>137</text:p>
          </table:table-cell>
          <table:table-cell office:value-type="float" office:value="510.89" calcext:value-type="float">
            <text:p>510,89</text:p>
          </table:table-cell>
          <table:table-cell office:value-type="float" office:value="19.444" calcext:value-type="float">
            <text:p>19,444</text:p>
          </table:table-cell>
          <table:table-cell office:value-type="string" calcext:value-type="string">
            <text:p>1.5 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51 % 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United Kingdom </text:p>
          </table:table-cell>
          <table:table-cell office:value-type="float" office:value="67886011" calcext:value-type="float">
            <text:p>67 886 011</text:p>
          </table:table-cell>
          <table:table-cell office:value-type="string" calcext:value-type="string">
            <text:p>0.53 % </text:p>
          </table:table-cell>
          <table:table-cell office:value-type="float" office:value="355.839" calcext:value-type="float">
            <text:p>355,839</text:p>
          </table:table-cell>
          <table:table-cell office:value-type="float" office:value="281" calcext:value-type="float">
            <text:p>281</text:p>
          </table:table-cell>
          <table:table-cell office:value-type="float" office:value="241.93" calcext:value-type="float">
            <text:p>241,93</text:p>
          </table:table-cell>
          <table:table-cell office:value-type="float" office:value="260.65" calcext:value-type="float">
            <text:p>260,65</text:p>
          </table:table-cell>
          <table:table-cell office:value-type="string" calcext:value-type="string">
            <text:p>1.8 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83 % 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France </text:p>
          </table:table-cell>
          <table:table-cell office:value-type="float" office:value="65273511" calcext:value-type="float">
            <text:p>65 273 511</text:p>
          </table:table-cell>
          <table:table-cell office:value-type="string" calcext:value-type="string">
            <text:p>0.22 % </text:p>
          </table:table-cell>
          <table:table-cell office:value-type="float" office:value="143.783" calcext:value-type="float">
            <text:p>143,783</text:p>
          </table:table-cell>
          <table:table-cell office:value-type="float" office:value="119" calcext:value-type="float">
            <text:p>119</text:p>
          </table:table-cell>
          <table:table-cell office:value-type="float" office:value="547.557" calcext:value-type="float">
            <text:p>547,557</text:p>
          </table:table-cell>
          <table:table-cell office:value-type="float" office:value="36.527" calcext:value-type="float">
            <text:p>36,527</text:p>
          </table:table-cell>
          <table:table-cell office:value-type="string" calcext:value-type="string">
            <text:p>1.9 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82 % 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Italy </text:p>
          </table:table-cell>
          <table:table-cell office:value-type="float" office:value="60461826" calcext:value-type="float">
            <text:p>60 461 826</text:p>
          </table:table-cell>
          <table:table-cell office:value-type="string" calcext:value-type="string">
            <text:p>-0.15 % </text:p>
          </table:table-cell>
          <table:table-cell office:value-type="float" office:value="-88.249" calcext:value-type="float">
            <text:p>-88,249</text:p>
          </table:table-cell>
          <table:table-cell office:value-type="float" office:value="206" calcext:value-type="float">
            <text:p>206</text:p>
          </table:table-cell>
          <table:table-cell office:value-type="float" office:value="294.14" calcext:value-type="float">
            <text:p>294,14</text:p>
          </table:table-cell>
          <table:table-cell office:value-type="float" office:value="148.943" calcext:value-type="float">
            <text:p>148,943</text:p>
          </table:table-cell>
          <table:table-cell office:value-type="string" calcext:value-type="string">
            <text:p>1.3 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69 % 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Tanzania </text:p>
          </table:table-cell>
          <table:table-cell office:value-type="float" office:value="59734218" calcext:value-type="float">
            <text:p>59 734 218</text:p>
          </table:table-cell>
          <table:table-cell office:value-type="string" calcext:value-type="string">
            <text:p>2.98 % </text:p>
          </table:table-cell>
          <table:table-cell office:value-type="string" calcext:value-type="string">
            <text:p>1,728,755 </text:p>
          </table:table-cell>
          <table:table-cell office:value-type="float" office:value="67" calcext:value-type="float">
            <text:p>67</text:p>
          </table:table-cell>
          <table:table-cell office:value-type="float" office:value="885.8" calcext:value-type="float">
            <text:p>885,8</text:p>
          </table:table-cell>
          <table:table-cell office:value-type="float" office:value="-40.076" calcext:value-type="float">
            <text:p>-40,076</text:p>
          </table:table-cell>
          <table:table-cell office:value-type="string" calcext:value-type="string">
            <text:p>4.9 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37 % 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South Africa </text:p>
          </table:table-cell>
          <table:table-cell office:value-type="float" office:value="59308690" calcext:value-type="float">
            <text:p>59 308 690</text:p>
          </table:table-cell>
          <table:table-cell office:value-type="string" calcext:value-type="string">
            <text:p>1.28 % </text:p>
          </table:table-cell>
          <table:table-cell office:value-type="float" office:value="750.42" calcext:value-type="float">
            <text:p>750,42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,213,090 </text:p>
          </table:table-cell>
          <table:table-cell office:value-type="float" office:value="145.405" calcext:value-type="float">
            <text:p>145,405</text:p>
          </table:table-cell>
          <table:table-cell office:value-type="string" calcext:value-type="string">
            <text:p>2.4 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67 % 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Myanmar </text:p>
          </table:table-cell>
          <table:table-cell office:value-type="float" office:value="54409800" calcext:value-type="float">
            <text:p>54 409 800</text:p>
          </table:table-cell>
          <table:table-cell office:value-type="string" calcext:value-type="string">
            <text:p>0.67 % </text:p>
          </table:table-cell>
          <table:table-cell office:value-type="float" office:value="364.38" calcext:value-type="float">
            <text:p>364,38</text:p>
          </table:table-cell>
          <table:table-cell office:value-type="float" office:value="83" calcext:value-type="float">
            <text:p>83</text:p>
          </table:table-cell>
          <table:table-cell office:value-type="float" office:value="653.29" calcext:value-type="float">
            <text:p>653,29</text:p>
          </table:table-cell>
          <table:table-cell office:value-type="float" office:value="-163.313" calcext:value-type="float">
            <text:p>-163,313</text:p>
          </table:table-cell>
          <table:table-cell office:value-type="string" calcext:value-type="string">
            <text:p>2.2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31 % 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Kenya </text:p>
          </table:table-cell>
          <table:table-cell office:value-type="float" office:value="53771296" calcext:value-type="float">
            <text:p>53 771 296</text:p>
          </table:table-cell>
          <table:table-cell office:value-type="string" calcext:value-type="string">
            <text:p>2.28 % </text:p>
          </table:table-cell>
          <table:table-cell office:value-type="string" calcext:value-type="string">
            <text:p>1,197,323 </text:p>
          </table:table-cell>
          <table:table-cell office:value-type="float" office:value="94" calcext:value-type="float">
            <text:p>94</text:p>
          </table:table-cell>
          <table:table-cell office:value-type="float" office:value="569.14" calcext:value-type="float">
            <text:p>569,14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3.5 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8 % 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South Korea </text:p>
          </table:table-cell>
          <table:table-cell office:value-type="float" office:value="51269185" calcext:value-type="float">
            <text:p>51 269 185</text:p>
          </table:table-cell>
          <table:table-cell office:value-type="string" calcext:value-type="string">
            <text:p>0.09 % </text:p>
          </table:table-cell>
          <table:table-cell office:value-type="float" office:value="43.877" calcext:value-type="float">
            <text:p>43,877</text:p>
          </table:table-cell>
          <table:table-cell office:value-type="float" office:value="527" calcext:value-type="float">
            <text:p>527</text:p>
          </table:table-cell>
          <table:table-cell office:value-type="float" office:value="97.23" calcext:value-type="float">
            <text:p>97,23</text:p>
          </table:table-cell>
          <table:table-cell office:value-type="float" office:value="11.731" calcext:value-type="float">
            <text:p>11,731</text:p>
          </table:table-cell>
          <table:table-cell office:value-type="string" calcext:value-type="string">
            <text:p>1.1 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82 % 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Colombia </text:p>
          </table:table-cell>
          <table:table-cell office:value-type="float" office:value="50882891" calcext:value-type="float">
            <text:p>50 882 891</text:p>
          </table:table-cell>
          <table:table-cell office:value-type="string" calcext:value-type="string">
            <text:p>1.08 % </text:p>
          </table:table-cell>
          <table:table-cell office:value-type="float" office:value="543.448" calcext:value-type="float">
            <text:p>543,44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,109,500 </text:p>
          </table:table-cell>
          <table:table-cell office:value-type="float" office:value="204.796" calcext:value-type="float">
            <text:p>204,796</text:p>
          </table:table-cell>
          <table:table-cell office:value-type="string" calcext:value-type="string">
            <text:p>1.8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80 % 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Spain </text:p>
          </table:table-cell>
          <table:table-cell office:value-type="float" office:value="46754778" calcext:value-type="float">
            <text:p>46 754 778</text:p>
          </table:table-cell>
          <table:table-cell office:value-type="string" calcext:value-type="string">
            <text:p>0.04 % </text:p>
          </table:table-cell>
          <table:table-cell office:value-type="float" office:value="18.002" calcext:value-type="float">
            <text:p>18,002</text:p>
          </table:table-cell>
          <table:table-cell office:value-type="float" office:value="94" calcext:value-type="float">
            <text:p>94</text:p>
          </table:table-cell>
          <table:table-cell office:value-type="float" office:value="498.8" calcext:value-type="float">
            <text:p>498,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.3 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80 % 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Uganda </text:p>
          </table:table-cell>
          <table:table-cell office:value-type="float" office:value="45741007" calcext:value-type="float">
            <text:p>45 741 007</text:p>
          </table:table-cell>
          <table:table-cell office:value-type="string" calcext:value-type="string">
            <text:p>3.32 % </text:p>
          </table:table-cell>
          <table:table-cell office:value-type="string" calcext:value-type="string">
            <text:p>1,471,413 </text:p>
          </table:table-cell>
          <table:table-cell office:value-type="float" office:value="229" calcext:value-type="float">
            <text:p>229</text:p>
          </table:table-cell>
          <table:table-cell office:value-type="float" office:value="199.81" calcext:value-type="float">
            <text:p>199,81</text:p>
          </table:table-cell>
          <table:table-cell office:value-type="float" office:value="168.694" calcext:value-type="float">
            <text:p>168,694</text:p>
          </table:table-cell>
          <table:table-cell table:style-name="Default" office:value-type="string" calcext:value-type="string">
            <text:p>5.0 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6 % 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Argentina </text:p>
          </table:table-cell>
          <table:table-cell office:value-type="float" office:value="45195774" calcext:value-type="float">
            <text:p>45 195 774</text:p>
          </table:table-cell>
          <table:table-cell office:value-type="string" calcext:value-type="string">
            <text:p>0.93 % </text:p>
          </table:table-cell>
          <table:table-cell office:value-type="float" office:value="415.097" calcext:value-type="float">
            <text:p>415,09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,736,690 </text:p>
          </table:table-cell>
          <table:table-cell office:value-type="float" office:value="4.8" calcext:value-type="float">
            <text:p>4,8</text:p>
          </table:table-cell>
          <table:table-cell office:value-type="string" calcext:value-type="string">
            <text:p>2.3 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93 % 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Algeria </text:p>
          </table:table-cell>
          <table:table-cell office:value-type="float" office:value="43851044" calcext:value-type="float">
            <text:p>43 851 044</text:p>
          </table:table-cell>
          <table:table-cell office:value-type="string" calcext:value-type="string">
            <text:p>1.85 % </text:p>
          </table:table-cell>
          <table:table-cell office:value-type="float" office:value="797.99" calcext:value-type="float">
            <text:p>797,9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,381,740 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3.1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73 % 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Sudan </text:p>
          </table:table-cell>
          <table:table-cell office:value-type="float" office:value="43849260" calcext:value-type="float">
            <text:p>43 849 260</text:p>
          </table:table-cell>
          <table:table-cell office:value-type="string" calcext:value-type="string">
            <text:p>2.42 % </text:p>
          </table:table-cell>
          <table:table-cell office:value-type="string" calcext:value-type="string">
            <text:p>1,036,022 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,765,048 </text:p>
          </table:table-cell>
          <table:table-cell office:value-type="float" office:value="-50" calcext:value-type="float">
            <text:p>-50</text:p>
          </table:table-cell>
          <table:table-cell office:value-type="string" calcext:value-type="string">
            <text:p>4.4 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5 % 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Ukraine </text:p>
          </table:table-cell>
          <table:table-cell office:value-type="float" office:value="43733762" calcext:value-type="float">
            <text:p>43 733 762</text:p>
          </table:table-cell>
          <table:table-cell office:value-type="string" calcext:value-type="string">
            <text:p>-0.59 % </text:p>
          </table:table-cell>
          <table:table-cell office:value-type="float" office:value="-259.876" calcext:value-type="float">
            <text:p>-259,876</text:p>
          </table:table-cell>
          <table:table-cell office:value-type="float" office:value="75" calcext:value-type="float">
            <text:p>75</text:p>
          </table:table-cell>
          <table:table-cell office:value-type="float" office:value="579.32" calcext:value-type="float">
            <text:p>579,3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.4 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69 % 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Iraq </text:p>
          </table:table-cell>
          <table:table-cell office:value-type="float" office:value="40222493" calcext:value-type="float">
            <text:p>40 222 493</text:p>
          </table:table-cell>
          <table:table-cell office:value-type="string" calcext:value-type="string">
            <text:p>2.32 % </text:p>
          </table:table-cell>
          <table:table-cell office:value-type="float" office:value="912.71" calcext:value-type="float">
            <text:p>912,71</text:p>
          </table:table-cell>
          <table:table-cell office:value-type="float" office:value="93" calcext:value-type="float">
            <text:p>93</text:p>
          </table:table-cell>
          <table:table-cell office:value-type="float" office:value="434.32" calcext:value-type="float">
            <text:p>434,32</text:p>
          </table:table-cell>
          <table:table-cell office:value-type="float" office:value="7.834" calcext:value-type="float">
            <text:p>7,834</text:p>
          </table:table-cell>
          <table:table-cell office:value-type="string" calcext:value-type="string">
            <text:p>3.7 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73 % 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Afghanistan </text:p>
          </table:table-cell>
          <table:table-cell office:value-type="float" office:value="38928346" calcext:value-type="float">
            <text:p>38 928 346</text:p>
          </table:table-cell>
          <table:table-cell office:value-type="string" calcext:value-type="string">
            <text:p>2.33 % </text:p>
          </table:table-cell>
          <table:table-cell office:value-type="float" office:value="886.592" calcext:value-type="float">
            <text:p>886,592</text:p>
          </table:table-cell>
          <table:table-cell office:value-type="float" office:value="60" calcext:value-type="float">
            <text:p>60</text:p>
          </table:table-cell>
          <table:table-cell office:value-type="float" office:value="652.86" calcext:value-type="float">
            <text:p>652,86</text:p>
          </table:table-cell>
          <table:table-cell office:value-type="float" office:value="-62.92" calcext:value-type="float">
            <text:p>-62,92</text:p>
          </table:table-cell>
          <table:table-cell office:value-type="string" calcext:value-type="string">
            <text:p>4.6 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5 % 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Poland </text:p>
          </table:table-cell>
          <table:table-cell office:value-type="float" office:value="37846611" calcext:value-type="float">
            <text:p>37 846 611</text:p>
          </table:table-cell>
          <table:table-cell office:value-type="string" calcext:value-type="string">
            <text:p>-0.11 % </text:p>
          </table:table-cell>
          <table:table-cell office:value-type="float" office:value="-41.157" calcext:value-type="float">
            <text:p>-41,157</text:p>
          </table:table-cell>
          <table:table-cell office:value-type="float" office:value="124" calcext:value-type="float">
            <text:p>124</text:p>
          </table:table-cell>
          <table:table-cell office:value-type="float" office:value="306.23" calcext:value-type="float">
            <text:p>306,23</text:p>
          </table:table-cell>
          <table:table-cell office:value-type="float" office:value="-29.395" calcext:value-type="float">
            <text:p>-29,395</text:p>
          </table:table-cell>
          <table:table-cell office:value-type="string" calcext:value-type="string">
            <text:p>1.4 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60 % 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Canada </text:p>
          </table:table-cell>
          <table:table-cell office:value-type="float" office:value="37742154" calcext:value-type="float">
            <text:p>37 742 154</text:p>
          </table:table-cell>
          <table:table-cell office:value-type="string" calcext:value-type="string">
            <text:p>0.89 % </text:p>
          </table:table-cell>
          <table:table-cell office:value-type="float" office:value="331.107" calcext:value-type="float">
            <text:p>331,10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9,093,510 </text:p>
          </table:table-cell>
          <table:table-cell office:value-type="float" office:value="242.032" calcext:value-type="float">
            <text:p>242,032</text:p>
          </table:table-cell>
          <table:table-cell office:value-type="string" calcext:value-type="string">
            <text:p>1.5 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81 % 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Morocco </text:p>
          </table:table-cell>
          <table:table-cell office:value-type="float" office:value="36910560" calcext:value-type="float">
            <text:p>36 910 560</text:p>
          </table:table-cell>
          <table:table-cell office:value-type="string" calcext:value-type="string">
            <text:p>1.20 % </text:p>
          </table:table-cell>
          <table:table-cell office:value-type="float" office:value="438.791" calcext:value-type="float">
            <text:p>438,791</text:p>
          </table:table-cell>
          <table:table-cell office:value-type="float" office:value="83" calcext:value-type="float">
            <text:p>83</text:p>
          </table:table-cell>
          <table:table-cell office:value-type="float" office:value="446.3" calcext:value-type="float">
            <text:p>446,3</text:p>
          </table:table-cell>
          <table:table-cell office:value-type="float" office:value="-51.419" calcext:value-type="float">
            <text:p>-51,419</text:p>
          </table:table-cell>
          <table:table-cell office:value-type="string" calcext:value-type="string">
            <text:p>2.4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64 % 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Saudi Arabia </text:p>
          </table:table-cell>
          <table:table-cell office:value-type="float" office:value="34813871" calcext:value-type="float">
            <text:p>34 813 871</text:p>
          </table:table-cell>
          <table:table-cell office:value-type="string" calcext:value-type="string">
            <text:p>1.59 % </text:p>
          </table:table-cell>
          <table:table-cell office:value-type="float" office:value="545.343" calcext:value-type="float">
            <text:p>545,34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,149,690 </text:p>
          </table:table-cell>
          <table:table-cell office:value-type="float" office:value="134.979" calcext:value-type="float">
            <text:p>134,979</text:p>
          </table:table-cell>
          <table:table-cell office:value-type="string" calcext:value-type="string">
            <text:p>2.3 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84 % 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Uzbekistan </text:p>
          </table:table-cell>
          <table:table-cell office:value-type="float" office:value="33469203" calcext:value-type="float">
            <text:p>33 469 203</text:p>
          </table:table-cell>
          <table:table-cell office:value-type="string" calcext:value-type="string">
            <text:p>1.48 % </text:p>
          </table:table-cell>
          <table:table-cell office:value-type="float" office:value="487.487" calcext:value-type="float">
            <text:p>487,487</text:p>
          </table:table-cell>
          <table:table-cell office:value-type="float" office:value="79" calcext:value-type="float">
            <text:p>79</text:p>
          </table:table-cell>
          <table:table-cell office:value-type="float" office:value="425.4" calcext:value-type="float">
            <text:p>425,4</text:p>
          </table:table-cell>
          <table:table-cell office:value-type="float" office:value="-8.863" calcext:value-type="float">
            <text:p>-8,863</text:p>
          </table:table-cell>
          <table:table-cell office:value-type="string" calcext:value-type="string">
            <text:p>2.4 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50 % 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Peru </text:p>
          </table:table-cell>
          <table:table-cell office:value-type="float" office:value="32971854" calcext:value-type="float">
            <text:p>32 971 854</text:p>
          </table:table-cell>
          <table:table-cell office:value-type="string" calcext:value-type="string">
            <text:p>1.42 % </text:p>
          </table:table-cell>
          <table:table-cell office:value-type="float" office:value="461.401" calcext:value-type="float">
            <text:p>461,40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,280,000 </text:p>
          </table:table-cell>
          <table:table-cell office:value-type="float" office:value="99.069" calcext:value-type="float">
            <text:p>99,069</text:p>
          </table:table-cell>
          <table:table-cell office:value-type="string" calcext:value-type="string">
            <text:p>2.3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79 % 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Angola </text:p>
          </table:table-cell>
          <table:table-cell office:value-type="float" office:value="32866272" calcext:value-type="float">
            <text:p>32 866 272</text:p>
          </table:table-cell>
          <table:table-cell office:value-type="string" calcext:value-type="string">
            <text:p>3.27 % </text:p>
          </table:table-cell>
          <table:table-cell office:value-type="string" calcext:value-type="string">
            <text:p>1,040,977 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,246,700 </text:p>
          </table:table-cell>
          <table:table-cell office:value-type="float" office:value="6.413" calcext:value-type="float">
            <text:p>6,413</text:p>
          </table:table-cell>
          <table:table-cell office:value-type="string" calcext:value-type="string">
            <text:p>5.6 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67 % 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Malaysia </text:p>
          </table:table-cell>
          <table:table-cell office:value-type="float" office:value="32365999" calcext:value-type="float">
            <text:p>32 365 999</text:p>
          </table:table-cell>
          <table:table-cell office:value-type="string" calcext:value-type="string">
            <text:p>1.30 % </text:p>
          </table:table-cell>
          <table:table-cell office:value-type="float" office:value="416.222" calcext:value-type="float">
            <text:p>416,222</text:p>
          </table:table-cell>
          <table:table-cell office:value-type="float" office:value="99" calcext:value-type="float">
            <text:p>99</text:p>
          </table:table-cell>
          <table:table-cell office:value-type="float" office:value="328.55" calcext:value-type="float">
            <text:p>328,55</text:p>
          </table:table-cell>
          <table:table-cell office:value-type="float" office:value="50" calcext:value-type="float">
            <text:p>50</text:p>
          </table:table-cell>
          <table:table-cell table:style-name="Default" office:value-type="string" calcext:value-type="string">
            <text:p>2.0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78 % 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Mozambique </text:p>
          </table:table-cell>
          <table:table-cell office:value-type="float" office:value="31255435" calcext:value-type="float">
            <text:p>31 255 435</text:p>
          </table:table-cell>
          <table:table-cell office:value-type="string" calcext:value-type="string">
            <text:p>2.93 % </text:p>
          </table:table-cell>
          <table:table-cell office:value-type="float" office:value="889.399" calcext:value-type="float">
            <text:p>889,399</text:p>
          </table:table-cell>
          <table:table-cell office:value-type="float" office:value="40" calcext:value-type="float">
            <text:p>40</text:p>
          </table:table-cell>
          <table:table-cell office:value-type="float" office:value="786.38" calcext:value-type="float">
            <text:p>786,38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4.9 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38 % 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Ghana </text:p>
          </table:table-cell>
          <table:table-cell office:value-type="float" office:value="31072940" calcext:value-type="float">
            <text:p>31 072 940</text:p>
          </table:table-cell>
          <table:table-cell office:value-type="string" calcext:value-type="string">
            <text:p>2.15 % </text:p>
          </table:table-cell>
          <table:table-cell office:value-type="float" office:value="655.084" calcext:value-type="float">
            <text:p>655,084</text:p>
          </table:table-cell>
          <table:table-cell office:value-type="float" office:value="137" calcext:value-type="float">
            <text:p>137</text:p>
          </table:table-cell>
          <table:table-cell office:value-type="float" office:value="227.54" calcext:value-type="float">
            <text:p>227,54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3.9 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57 % 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Yemen </text:p>
          </table:table-cell>
          <table:table-cell office:value-type="float" office:value="29825964" calcext:value-type="float">
            <text:p>29 825 964</text:p>
          </table:table-cell>
          <table:table-cell office:value-type="string" calcext:value-type="string">
            <text:p>2.28 % </text:p>
          </table:table-cell>
          <table:table-cell office:value-type="float" office:value="664.042" calcext:value-type="float">
            <text:p>664,042</text:p>
          </table:table-cell>
          <table:table-cell office:value-type="float" office:value="56" calcext:value-type="float">
            <text:p>56</text:p>
          </table:table-cell>
          <table:table-cell office:value-type="float" office:value="527.97" calcext:value-type="float">
            <text:p>527,97</text:p>
          </table:table-cell>
          <table:table-cell office:value-type="float" office:value="-30" calcext:value-type="float">
            <text:p>-30</text:p>
          </table:table-cell>
          <table:table-cell office:value-type="string" calcext:value-type="string">
            <text:p>3.8 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8 % 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Nepal </text:p>
          </table:table-cell>
          <table:table-cell office:value-type="float" office:value="29136808" calcext:value-type="float">
            <text:p>29 136 808</text:p>
          </table:table-cell>
          <table:table-cell office:value-type="string" calcext:value-type="string">
            <text:p>1.85 % </text:p>
          </table:table-cell>
          <table:table-cell office:value-type="float" office:value="528.098" calcext:value-type="float">
            <text:p>528,098</text:p>
          </table:table-cell>
          <table:table-cell office:value-type="float" office:value="203" calcext:value-type="float">
            <text:p>203</text:p>
          </table:table-cell>
          <table:table-cell office:value-type="float" office:value="143.35" calcext:value-type="float">
            <text:p>143,35</text:p>
          </table:table-cell>
          <table:table-cell office:value-type="float" office:value="41.71" calcext:value-type="float">
            <text:p>41,71</text:p>
          </table:table-cell>
          <table:table-cell office:value-type="string" calcext:value-type="string">
            <text:p>1.9 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1 % 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Venezuela </text:p>
          </table:table-cell>
          <table:table-cell office:value-type="float" office:value="28435940" calcext:value-type="float">
            <text:p>28 435 940</text:p>
          </table:table-cell>
          <table:table-cell office:value-type="string" calcext:value-type="string">
            <text:p>-0.28 % </text:p>
          </table:table-cell>
          <table:table-cell office:value-type="float" office:value="-79.889" calcext:value-type="float">
            <text:p>-79,889</text:p>
          </table:table-cell>
          <table:table-cell office:value-type="float" office:value="32" calcext:value-type="float">
            <text:p>32</text:p>
          </table:table-cell>
          <table:table-cell office:value-type="float" office:value="882.05" calcext:value-type="float">
            <text:p>882,05</text:p>
          </table:table-cell>
          <table:table-cell office:value-type="float" office:value="-653.249" calcext:value-type="float">
            <text:p>-653,249</text:p>
          </table:table-cell>
          <table:table-cell office:value-type="string" calcext:value-type="string">
            <text:p>2.3 </text:p>
          </table:table-cell>
          <table:table-cell office:value-type="float" office:value="30" calcext:value-type="float">
            <text:p>30</text:p>
          </table:table-cell>
          <table:table-cell table:style-name="Default" office:value-type="string" calcext:value-type="string">
            <text:p>N.A. 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Madagascar </text:p>
          </table:table-cell>
          <table:table-cell office:value-type="float" office:value="27691018" calcext:value-type="float">
            <text:p>27 691 018</text:p>
          </table:table-cell>
          <table:table-cell office:value-type="string" calcext:value-type="string">
            <text:p>2.68 % </text:p>
          </table:table-cell>
          <table:table-cell office:value-type="float" office:value="721.711" calcext:value-type="float">
            <text:p>721,711</text:p>
          </table:table-cell>
          <table:table-cell office:value-type="float" office:value="48" calcext:value-type="float">
            <text:p>48</text:p>
          </table:table-cell>
          <table:table-cell office:value-type="float" office:value="581.795" calcext:value-type="float">
            <text:p>581,795</text:p>
          </table:table-cell>
          <table:table-cell office:value-type="float" office:value="-1.5" calcext:value-type="float">
            <text:p>-1,5</text:p>
          </table:table-cell>
          <table:table-cell office:value-type="string" calcext:value-type="string">
            <text:p>4.1 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9 % 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Cameroon </text:p>
          </table:table-cell>
          <table:table-cell office:value-type="float" office:value="26545863" calcext:value-type="float">
            <text:p>26 545 863</text:p>
          </table:table-cell>
          <table:table-cell office:value-type="string" calcext:value-type="string">
            <text:p>2.59 % </text:p>
          </table:table-cell>
          <table:table-cell office:value-type="float" office:value="669.483" calcext:value-type="float">
            <text:p>669,483</text:p>
          </table:table-cell>
          <table:table-cell office:value-type="float" office:value="56" calcext:value-type="float">
            <text:p>56</text:p>
          </table:table-cell>
          <table:table-cell office:value-type="float" office:value="472.71" calcext:value-type="float">
            <text:p>472,71</text:p>
          </table:table-cell>
          <table:table-cell office:value-type="float" office:value="-4.8" calcext:value-type="float">
            <text:p>-4,8</text:p>
          </table:table-cell>
          <table:table-cell office:value-type="string" calcext:value-type="string">
            <text:p>4.6 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56 % 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Côte d'Ivoire </text:p>
          </table:table-cell>
          <table:table-cell office:value-type="float" office:value="26378274" calcext:value-type="float">
            <text:p>26 378 274</text:p>
          </table:table-cell>
          <table:table-cell office:value-type="string" calcext:value-type="string">
            <text:p>2.57 % </text:p>
          </table:table-cell>
          <table:table-cell office:value-type="float" office:value="661.73" calcext:value-type="float">
            <text:p>661,73</text:p>
          </table:table-cell>
          <table:table-cell office:value-type="float" office:value="83" calcext:value-type="float">
            <text:p>83</text:p>
          </table:table-cell>
          <table:table-cell office:value-type="float" office:value="318" calcext:value-type="float">
            <text:p>318</text:p>
          </table:table-cell>
          <table:table-cell office:value-type="float" office:value="-8" calcext:value-type="float">
            <text:p>-8</text:p>
          </table:table-cell>
          <table:table-cell office:value-type="string" calcext:value-type="string">
            <text:p>4.7 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51 % 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North Korea </text:p>
          </table:table-cell>
          <table:table-cell office:value-type="float" office:value="25778816" calcext:value-type="float">
            <text:p>25 778 816</text:p>
          </table:table-cell>
          <table:table-cell office:value-type="string" calcext:value-type="string">
            <text:p>0.44 % </text:p>
          </table:table-cell>
          <table:table-cell office:value-type="float" office:value="112.655" calcext:value-type="float">
            <text:p>112,655</text:p>
          </table:table-cell>
          <table:table-cell office:value-type="float" office:value="214" calcext:value-type="float">
            <text:p>214</text:p>
          </table:table-cell>
          <table:table-cell office:value-type="float" office:value="120.41" calcext:value-type="float">
            <text:p>120,41</text:p>
          </table:table-cell>
          <table:table-cell office:value-type="float" office:value="-5.403" calcext:value-type="float">
            <text:p>-5,403</text:p>
          </table:table-cell>
          <table:table-cell office:value-type="string" calcext:value-type="string">
            <text:p>1.9 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63 % 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Australia </text:p>
          </table:table-cell>
          <table:table-cell office:value-type="float" office:value="25499884" calcext:value-type="float">
            <text:p>25 499 884</text:p>
          </table:table-cell>
          <table:table-cell office:value-type="string" calcext:value-type="string">
            <text:p>1.18 % </text:p>
          </table:table-cell>
          <table:table-cell office:value-type="float" office:value="296.686" calcext:value-type="float">
            <text:p>296,68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7,682,300 </text:p>
          </table:table-cell>
          <table:table-cell office:value-type="float" office:value="158.246" calcext:value-type="float">
            <text:p>158,246</text:p>
          </table:table-cell>
          <table:table-cell office:value-type="string" calcext:value-type="string">
            <text:p>1.8 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86 % 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Niger </text:p>
          </table:table-cell>
          <table:table-cell office:value-type="float" office:value="24206644" calcext:value-type="float">
            <text:p>24 206 644</text:p>
          </table:table-cell>
          <table:table-cell office:value-type="string" calcext:value-type="string">
            <text:p>3.84 % </text:p>
          </table:table-cell>
          <table:table-cell office:value-type="float" office:value="895.929" calcext:value-type="float">
            <text:p>895,92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,266,700 </text:p>
          </table:table-cell>
          <table:table-cell office:value-type="float" office:value="4" calcext:value-type="float">
            <text:p>4</text:p>
          </table:table-cell>
          <table:table-cell table:style-name="Default" office:value-type="string" calcext:value-type="string">
            <text:p>7.0 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7 % 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Taiwan </text:p>
          </table:table-cell>
          <table:table-cell office:value-type="float" office:value="23816775" calcext:value-type="float">
            <text:p>23 816 775</text:p>
          </table:table-cell>
          <table:table-cell office:value-type="string" calcext:value-type="string">
            <text:p>0.18 % </text:p>
          </table:table-cell>
          <table:table-cell office:value-type="float" office:value="42.899" calcext:value-type="float">
            <text:p>42,899</text:p>
          </table:table-cell>
          <table:table-cell office:value-type="float" office:value="673" calcext:value-type="float">
            <text:p>673</text:p>
          </table:table-cell>
          <table:table-cell office:value-type="float" office:value="35.41" calcext:value-type="float">
            <text:p>35,41</text:p>
          </table:table-cell>
          <table:table-cell office:value-type="float" office:value="30.001" calcext:value-type="float">
            <text:p>30,001</text:p>
          </table:table-cell>
          <table:table-cell office:value-type="string" calcext:value-type="string">
            <text:p>1.2 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79 % 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Sri Lanka </text:p>
          </table:table-cell>
          <table:table-cell office:value-type="float" office:value="21413249" calcext:value-type="float">
            <text:p>21 413 249</text:p>
          </table:table-cell>
          <table:table-cell office:value-type="string" calcext:value-type="string">
            <text:p>0.42 % </text:p>
          </table:table-cell>
          <table:table-cell office:value-type="float" office:value="89.516" calcext:value-type="float">
            <text:p>89,516</text:p>
          </table:table-cell>
          <table:table-cell office:value-type="float" office:value="341" calcext:value-type="float">
            <text:p>341</text:p>
          </table:table-cell>
          <table:table-cell office:value-type="float" office:value="62.71" calcext:value-type="float">
            <text:p>62,71</text:p>
          </table:table-cell>
          <table:table-cell office:value-type="float" office:value="-97.986" calcext:value-type="float">
            <text:p>-97,986</text:p>
          </table:table-cell>
          <table:table-cell office:value-type="string" calcext:value-type="string">
            <text:p>2.2 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8 % 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Burkina Faso </text:p>
          </table:table-cell>
          <table:table-cell office:value-type="float" office:value="20903273" calcext:value-type="float">
            <text:p>20 903 273</text:p>
          </table:table-cell>
          <table:table-cell office:value-type="string" calcext:value-type="string">
            <text:p>2.86 % </text:p>
          </table:table-cell>
          <table:table-cell office:value-type="float" office:value="581.895" calcext:value-type="float">
            <text:p>581,895</text:p>
          </table:table-cell>
          <table:table-cell office:value-type="float" office:value="76" calcext:value-type="float">
            <text:p>76</text:p>
          </table:table-cell>
          <table:table-cell office:value-type="float" office:value="273.6" calcext:value-type="float">
            <text:p>273,6</text:p>
          </table:table-cell>
          <table:table-cell office:value-type="float" office:value="-25" calcext:value-type="float">
            <text:p>-25</text:p>
          </table:table-cell>
          <table:table-cell office:value-type="string" calcext:value-type="string">
            <text:p>5.2 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31 % 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Mali </text:p>
          </table:table-cell>
          <table:table-cell office:value-type="float" office:value="20250833" calcext:value-type="float">
            <text:p>20 250 833</text:p>
          </table:table-cell>
          <table:table-cell office:value-type="string" calcext:value-type="string">
            <text:p>3.02 % </text:p>
          </table:table-cell>
          <table:table-cell office:value-type="float" office:value="592.802" calcext:value-type="float">
            <text:p>592,80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,220,190 </text:p>
          </table:table-cell>
          <table:table-cell office:value-type="float" office:value="-40" calcext:value-type="float">
            <text:p>-40</text:p>
          </table:table-cell>
          <table:table-cell office:value-type="string" calcext:value-type="string">
            <text:p>5.9 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44 % 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Romania </text:p>
          </table:table-cell>
          <table:table-cell office:value-type="float" office:value="19237691" calcext:value-type="float">
            <text:p>19 237 691</text:p>
          </table:table-cell>
          <table:table-cell office:value-type="string" calcext:value-type="string">
            <text:p>-0.66 % </text:p>
          </table:table-cell>
          <table:table-cell office:value-type="float" office:value="-126.866" calcext:value-type="float">
            <text:p>-126,866</text:p>
          </table:table-cell>
          <table:table-cell office:value-type="float" office:value="84" calcext:value-type="float">
            <text:p>84</text:p>
          </table:table-cell>
          <table:table-cell office:value-type="float" office:value="230.17" calcext:value-type="float">
            <text:p>230,17</text:p>
          </table:table-cell>
          <table:table-cell office:value-type="float" office:value="-73.999" calcext:value-type="float">
            <text:p>-73,999</text:p>
          </table:table-cell>
          <table:table-cell office:value-type="string" calcext:value-type="string">
            <text:p>1.6 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55 % 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Malawi </text:p>
          </table:table-cell>
          <table:table-cell office:value-type="float" office:value="19129952" calcext:value-type="float">
            <text:p>19 129 952</text:p>
          </table:table-cell>
          <table:table-cell office:value-type="string" calcext:value-type="string">
            <text:p>2.69 % </text:p>
          </table:table-cell>
          <table:table-cell office:value-type="float" office:value="501.205" calcext:value-type="float">
            <text:p>501,205</text:p>
          </table:table-cell>
          <table:table-cell office:value-type="float" office:value="203" calcext:value-type="float">
            <text:p>203</text:p>
          </table:table-cell>
          <table:table-cell office:value-type="float" office:value="94.28" calcext:value-type="float">
            <text:p>94,28</text:p>
          </table:table-cell>
          <table:table-cell office:value-type="float" office:value="-16.053" calcext:value-type="float">
            <text:p>-16,053</text:p>
          </table:table-cell>
          <table:table-cell office:value-type="string" calcext:value-type="string">
            <text:p>4.3 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8 % 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Chile </text:p>
          </table:table-cell>
          <table:table-cell office:value-type="float" office:value="19116201" calcext:value-type="float">
            <text:p>19 116 201</text:p>
          </table:table-cell>
          <table:table-cell office:value-type="string" calcext:value-type="string">
            <text:p>0.87 % </text:p>
          </table:table-cell>
          <table:table-cell office:value-type="float" office:value="164.163" calcext:value-type="float">
            <text:p>164,163</text:p>
          </table:table-cell>
          <table:table-cell office:value-type="float" office:value="26" calcext:value-type="float">
            <text:p>26</text:p>
          </table:table-cell>
          <table:table-cell office:value-type="float" office:value="743.532" calcext:value-type="float">
            <text:p>743,532</text:p>
          </table:table-cell>
          <table:table-cell office:value-type="float" office:value="111.708" calcext:value-type="float">
            <text:p>111,708</text:p>
          </table:table-cell>
          <table:table-cell office:value-type="string" calcext:value-type="string">
            <text:p>1.7 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85 % 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Kazakhstan </text:p>
          </table:table-cell>
          <table:table-cell office:value-type="float" office:value="18776707" calcext:value-type="float">
            <text:p>18 776 707</text:p>
          </table:table-cell>
          <table:table-cell office:value-type="string" calcext:value-type="string">
            <text:p>1.21 % </text:p>
          </table:table-cell>
          <table:table-cell office:value-type="float" office:value="225.28" calcext:value-type="float">
            <text:p>225,2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,699,700 </text:p>
          </table:table-cell>
          <table:table-cell office:value-type="float" office:value="-18" calcext:value-type="float">
            <text:p>-18</text:p>
          </table:table-cell>
          <table:table-cell office:value-type="string" calcext:value-type="string">
            <text:p>2.8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58 % 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Zambia </text:p>
          </table:table-cell>
          <table:table-cell office:value-type="float" office:value="18383955" calcext:value-type="float">
            <text:p>18 383 955</text:p>
          </table:table-cell>
          <table:table-cell office:value-type="string" calcext:value-type="string">
            <text:p>2.93 % </text:p>
          </table:table-cell>
          <table:table-cell office:value-type="float" office:value="522.925" calcext:value-type="float">
            <text:p>522,925</text:p>
          </table:table-cell>
          <table:table-cell office:value-type="float" office:value="25" calcext:value-type="float">
            <text:p>25</text:p>
          </table:table-cell>
          <table:table-cell office:value-type="float" office:value="743.39" calcext:value-type="float">
            <text:p>743,39</text:p>
          </table:table-cell>
          <table:table-cell office:value-type="float" office:value="-8" calcext:value-type="float">
            <text:p>-8</text:p>
          </table:table-cell>
          <table:table-cell office:value-type="string" calcext:value-type="string">
            <text:p>4.7 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45 % 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Guatemala </text:p>
          </table:table-cell>
          <table:table-cell office:value-type="float" office:value="17915568" calcext:value-type="float">
            <text:p>17 915 568</text:p>
          </table:table-cell>
          <table:table-cell office:value-type="string" calcext:value-type="string">
            <text:p>1.90 % </text:p>
          </table:table-cell>
          <table:table-cell office:value-type="float" office:value="334.096" calcext:value-type="float">
            <text:p>334,096</text:p>
          </table:table-cell>
          <table:table-cell office:value-type="float" office:value="167" calcext:value-type="float">
            <text:p>167</text:p>
          </table:table-cell>
          <table:table-cell office:value-type="float" office:value="107.16" calcext:value-type="float">
            <text:p>107,16</text:p>
          </table:table-cell>
          <table:table-cell office:value-type="float" office:value="-9.215" calcext:value-type="float">
            <text:p>-9,215</text:p>
          </table:table-cell>
          <table:table-cell office:value-type="string" calcext:value-type="string">
            <text:p>2.9 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52 % 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Ecuador </text:p>
          </table:table-cell>
          <table:table-cell office:value-type="float" office:value="17643054" calcext:value-type="float">
            <text:p>17 643 054</text:p>
          </table:table-cell>
          <table:table-cell office:value-type="string" calcext:value-type="string">
            <text:p>1.55 % </text:p>
          </table:table-cell>
          <table:table-cell office:value-type="float" office:value="269.392" calcext:value-type="float">
            <text:p>269,392</text:p>
          </table:table-cell>
          <table:table-cell office:value-type="float" office:value="71" calcext:value-type="float">
            <text:p>71</text:p>
          </table:table-cell>
          <table:table-cell office:value-type="float" office:value="248.36" calcext:value-type="float">
            <text:p>248,36</text:p>
          </table:table-cell>
          <table:table-cell office:value-type="float" office:value="36.4" calcext:value-type="float">
            <text:p>36,4</text:p>
          </table:table-cell>
          <table:table-cell office:value-type="string" calcext:value-type="string">
            <text:p>2.4 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63 % 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Syria </text:p>
          </table:table-cell>
          <table:table-cell office:value-type="float" office:value="17500658" calcext:value-type="float">
            <text:p>17 500 658</text:p>
          </table:table-cell>
          <table:table-cell office:value-type="string" calcext:value-type="string">
            <text:p>2.52 % </text:p>
          </table:table-cell>
          <table:table-cell office:value-type="float" office:value="430.523" calcext:value-type="float">
            <text:p>430,523</text:p>
          </table:table-cell>
          <table:table-cell office:value-type="float" office:value="95" calcext:value-type="float">
            <text:p>95</text:p>
          </table:table-cell>
          <table:table-cell office:value-type="float" office:value="183.63" calcext:value-type="float">
            <text:p>183,63</text:p>
          </table:table-cell>
          <table:table-cell office:value-type="float" office:value="-427.391" calcext:value-type="float">
            <text:p>-427,391</text:p>
          </table:table-cell>
          <table:table-cell office:value-type="string" calcext:value-type="string">
            <text:p>2.8 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60 % 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Netherlands </text:p>
          </table:table-cell>
          <table:table-cell office:value-type="float" office:value="17134872" calcext:value-type="float">
            <text:p>17 134 872</text:p>
          </table:table-cell>
          <table:table-cell office:value-type="string" calcext:value-type="string">
            <text:p>0.22 % </text:p>
          </table:table-cell>
          <table:table-cell office:value-type="float" office:value="37.742" calcext:value-type="float">
            <text:p>37,742</text:p>
          </table:table-cell>
          <table:table-cell office:value-type="float" office:value="508" calcext:value-type="float">
            <text:p>508</text:p>
          </table:table-cell>
          <table:table-cell office:value-type="float" office:value="33.72" calcext:value-type="float">
            <text:p>33,7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.7 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92 % 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Senegal </text:p>
          </table:table-cell>
          <table:table-cell office:value-type="float" office:value="16743927" calcext:value-type="float">
            <text:p>16 743 927</text:p>
          </table:table-cell>
          <table:table-cell office:value-type="string" calcext:value-type="string">
            <text:p>2.75 % </text:p>
          </table:table-cell>
          <table:table-cell office:value-type="float" office:value="447.563" calcext:value-type="float">
            <text:p>447,563</text:p>
          </table:table-cell>
          <table:table-cell office:value-type="float" office:value="87" calcext:value-type="float">
            <text:p>87</text:p>
          </table:table-cell>
          <table:table-cell office:value-type="float" office:value="192.53" calcext:value-type="float">
            <text:p>192,53</text:p>
          </table:table-cell>
          <table:table-cell office:value-type="float" office:value="-20" calcext:value-type="float">
            <text:p>-20</text:p>
          </table:table-cell>
          <table:table-cell office:value-type="string" calcext:value-type="string">
            <text:p>4.7 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49 % 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Cambodia </text:p>
          </table:table-cell>
          <table:table-cell office:value-type="float" office:value="16718965" calcext:value-type="float">
            <text:p>16 718 965</text:p>
          </table:table-cell>
          <table:table-cell office:value-type="string" calcext:value-type="string">
            <text:p>1.41 % </text:p>
          </table:table-cell>
          <table:table-cell office:value-type="float" office:value="232.423" calcext:value-type="float">
            <text:p>232,423</text:p>
          </table:table-cell>
          <table:table-cell office:value-type="float" office:value="95" calcext:value-type="float">
            <text:p>95</text:p>
          </table:table-cell>
          <table:table-cell office:value-type="float" office:value="176.52" calcext:value-type="float">
            <text:p>176,52</text:p>
          </table:table-cell>
          <table:table-cell office:value-type="float" office:value="-30" calcext:value-type="float">
            <text:p>-30</text:p>
          </table:table-cell>
          <table:table-cell office:value-type="string" calcext:value-type="string">
            <text:p>2.5 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4 % 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Chad </text:p>
          </table:table-cell>
          <table:table-cell office:value-type="float" office:value="16425864" calcext:value-type="float">
            <text:p>16 425 864</text:p>
          </table:table-cell>
          <table:table-cell office:value-type="string" calcext:value-type="string">
            <text:p>3.00 % </text:p>
          </table:table-cell>
          <table:table-cell office:value-type="float" office:value="478.988" calcext:value-type="float">
            <text:p>478,98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,259,200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.8 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3 % 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Somalia </text:p>
          </table:table-cell>
          <table:table-cell office:value-type="float" office:value="15893222" calcext:value-type="float">
            <text:p>15 893 222</text:p>
          </table:table-cell>
          <table:table-cell office:value-type="string" calcext:value-type="string">
            <text:p>2.92 % </text:p>
          </table:table-cell>
          <table:table-cell office:value-type="float" office:value="450.317" calcext:value-type="float">
            <text:p>450,317</text:p>
          </table:table-cell>
          <table:table-cell office:value-type="float" office:value="25" calcext:value-type="float">
            <text:p>25</text:p>
          </table:table-cell>
          <table:table-cell office:value-type="float" office:value="627.34" calcext:value-type="float">
            <text:p>627,34</text:p>
          </table:table-cell>
          <table:table-cell office:value-type="float" office:value="-40" calcext:value-type="float">
            <text:p>-40</text:p>
          </table:table-cell>
          <table:table-cell office:value-type="string" calcext:value-type="string">
            <text:p>6.1 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47 % 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Zimbabwe </text:p>
          </table:table-cell>
          <table:table-cell office:value-type="float" office:value="14862924" calcext:value-type="float">
            <text:p>14 862 924</text:p>
          </table:table-cell>
          <table:table-cell office:value-type="string" calcext:value-type="string">
            <text:p>1.48 % </text:p>
          </table:table-cell>
          <table:table-cell office:value-type="float" office:value="217.456" calcext:value-type="float">
            <text:p>217,456</text:p>
          </table:table-cell>
          <table:table-cell office:value-type="float" office:value="38" calcext:value-type="float">
            <text:p>38</text:p>
          </table:table-cell>
          <table:table-cell office:value-type="float" office:value="386.85" calcext:value-type="float">
            <text:p>386,85</text:p>
          </table:table-cell>
          <table:table-cell office:value-type="float" office:value="-116.858" calcext:value-type="float">
            <text:p>-116,858</text:p>
          </table:table-cell>
          <table:table-cell office:value-type="string" calcext:value-type="string">
            <text:p>3.6 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38 % 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Guinea </text:p>
          </table:table-cell>
          <table:table-cell office:value-type="float" office:value="13132795" calcext:value-type="float">
            <text:p>13 132 795</text:p>
          </table:table-cell>
          <table:table-cell office:value-type="string" calcext:value-type="string">
            <text:p>2.83 % </text:p>
          </table:table-cell>
          <table:table-cell office:value-type="float" office:value="361.549" calcext:value-type="float">
            <text:p>361,549</text:p>
          </table:table-cell>
          <table:table-cell office:value-type="float" office:value="53" calcext:value-type="float">
            <text:p>53</text:p>
          </table:table-cell>
          <table:table-cell office:value-type="float" office:value="245.72" calcext:value-type="float">
            <text:p>245,72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4.7 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39 % 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Rwanda </text:p>
          </table:table-cell>
          <table:table-cell office:value-type="float" office:value="12952218" calcext:value-type="float">
            <text:p>12 952 218</text:p>
          </table:table-cell>
          <table:table-cell office:value-type="string" calcext:value-type="string">
            <text:p>2.58 % </text:p>
          </table:table-cell>
          <table:table-cell office:value-type="float" office:value="325.268" calcext:value-type="float">
            <text:p>325,268</text:p>
          </table:table-cell>
          <table:table-cell office:value-type="float" office:value="525" calcext:value-type="float">
            <text:p>525</text:p>
          </table:table-cell>
          <table:table-cell office:value-type="float" office:value="24.67" calcext:value-type="float">
            <text:p>24,67</text:p>
          </table:table-cell>
          <table:table-cell office:value-type="float" office:value="-9" calcext:value-type="float">
            <text:p>-9</text:p>
          </table:table-cell>
          <table:table-cell office:value-type="string" calcext:value-type="string">
            <text:p>4.1 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8 % 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Benin </text:p>
          </table:table-cell>
          <table:table-cell office:value-type="float" office:value="12123200" calcext:value-type="float">
            <text:p>12 123 200</text:p>
          </table:table-cell>
          <table:table-cell office:value-type="string" calcext:value-type="string">
            <text:p>2.73 % </text:p>
          </table:table-cell>
          <table:table-cell office:value-type="float" office:value="322.049" calcext:value-type="float">
            <text:p>322,049</text:p>
          </table:table-cell>
          <table:table-cell office:value-type="float" office:value="108" calcext:value-type="float">
            <text:p>108</text:p>
          </table:table-cell>
          <table:table-cell office:value-type="float" office:value="112.76" calcext:value-type="float">
            <text:p>112,76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4.9 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48 % 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Burundi </text:p>
          </table:table-cell>
          <table:table-cell office:value-type="float" office:value="11890784" calcext:value-type="float">
            <text:p>11 890 784</text:p>
          </table:table-cell>
          <table:table-cell office:value-type="string" calcext:value-type="string">
            <text:p>3.12 % </text:p>
          </table:table-cell>
          <table:table-cell office:value-type="float" office:value="360.204" calcext:value-type="float">
            <text:p>360,204</text:p>
          </table:table-cell>
          <table:table-cell office:value-type="float" office:value="463" calcext:value-type="float">
            <text:p>463</text:p>
          </table:table-cell>
          <table:table-cell office:value-type="float" office:value="25.68" calcext:value-type="float">
            <text:p>25,68</text:p>
          </table:table-cell>
          <table:table-cell office:value-type="float" office:value="2.001" calcext:value-type="float">
            <text:p>2,001</text:p>
          </table:table-cell>
          <table:table-cell office:value-type="string" calcext:value-type="string">
            <text:p>5.5 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4 % 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Tunisia </text:p>
          </table:table-cell>
          <table:table-cell office:value-type="float" office:value="11818619" calcext:value-type="float">
            <text:p>11 818 619</text:p>
          </table:table-cell>
          <table:table-cell office:value-type="string" calcext:value-type="string">
            <text:p>1.06 % </text:p>
          </table:table-cell>
          <table:table-cell office:value-type="float" office:value="123.9" calcext:value-type="float">
            <text:p>123,9</text:p>
          </table:table-cell>
          <table:table-cell office:value-type="float" office:value="76" calcext:value-type="float">
            <text:p>76</text:p>
          </table:table-cell>
          <table:table-cell office:value-type="float" office:value="155.36" calcext:value-type="float">
            <text:p>155,36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2.2 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70 % 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Bolivia </text:p>
          </table:table-cell>
          <table:table-cell office:value-type="float" office:value="11673021" calcext:value-type="float">
            <text:p>11 673 021</text:p>
          </table:table-cell>
          <table:table-cell office:value-type="string" calcext:value-type="string">
            <text:p>1.39 % </text:p>
          </table:table-cell>
          <table:table-cell office:value-type="float" office:value="159.921" calcext:value-type="float">
            <text:p>159,92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,083,300 </text:p>
          </table:table-cell>
          <table:table-cell office:value-type="float" office:value="-9.504" calcext:value-type="float">
            <text:p>-9,504</text:p>
          </table:table-cell>
          <table:table-cell office:value-type="string" calcext:value-type="string">
            <text:p>2.8 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69 % 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Belgium </text:p>
          </table:table-cell>
          <table:table-cell office:value-type="float" office:value="11589623" calcext:value-type="float">
            <text:p>11 589 623</text:p>
          </table:table-cell>
          <table:table-cell office:value-type="string" calcext:value-type="string">
            <text:p>0.44 % </text:p>
          </table:table-cell>
          <table:table-cell office:value-type="float" office:value="50.295" calcext:value-type="float">
            <text:p>50,295</text:p>
          </table:table-cell>
          <table:table-cell office:value-type="float" office:value="383" calcext:value-type="float">
            <text:p>383</text:p>
          </table:table-cell>
          <table:table-cell office:value-type="float" office:value="30.28" calcext:value-type="float">
            <text:p>30,2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.7 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98 % 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Haiti </text:p>
          </table:table-cell>
          <table:table-cell office:value-type="float" office:value="11402528" calcext:value-type="float">
            <text:p>11 402 528</text:p>
          </table:table-cell>
          <table:table-cell office:value-type="string" calcext:value-type="string">
            <text:p>1.24 % </text:p>
          </table:table-cell>
          <table:table-cell office:value-type="float" office:value="139.451" calcext:value-type="float">
            <text:p>139,451</text:p>
          </table:table-cell>
          <table:table-cell office:value-type="float" office:value="414" calcext:value-type="float">
            <text:p>414</text:p>
          </table:table-cell>
          <table:table-cell office:value-type="float" office:value="27.56" calcext:value-type="float">
            <text:p>27,56</text:p>
          </table:table-cell>
          <table:table-cell office:value-type="float" office:value="-35" calcext:value-type="float">
            <text:p>-35</text:p>
          </table:table-cell>
          <table:table-cell table:style-name="Default" office:value-type="string" calcext:value-type="string">
            <text:p>3.0 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57 % 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Cuba </text:p>
          </table:table-cell>
          <table:table-cell office:value-type="float" office:value="11326616" calcext:value-type="float">
            <text:p>11 326 616</text:p>
          </table:table-cell>
          <table:table-cell office:value-type="string" calcext:value-type="string">
            <text:p>-0.06 % </text:p>
          </table:table-cell>
          <table:table-cell office:value-type="float" office:value="-6.867" calcext:value-type="float">
            <text:p>-6,867</text:p>
          </table:table-cell>
          <table:table-cell office:value-type="float" office:value="106" calcext:value-type="float">
            <text:p>106</text:p>
          </table:table-cell>
          <table:table-cell office:value-type="float" office:value="106.44" calcext:value-type="float">
            <text:p>106,44</text:p>
          </table:table-cell>
          <table:table-cell office:value-type="float" office:value="-14.4" calcext:value-type="float">
            <text:p>-14,4</text:p>
          </table:table-cell>
          <table:table-cell office:value-type="string" calcext:value-type="string">
            <text:p>1.6 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78 % 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South Sudan </text:p>
          </table:table-cell>
          <table:table-cell office:value-type="float" office:value="11193725" calcext:value-type="float">
            <text:p>11 193 725</text:p>
          </table:table-cell>
          <table:table-cell office:value-type="string" calcext:value-type="string">
            <text:p>1.19 % </text:p>
          </table:table-cell>
          <table:table-cell office:value-type="float" office:value="131.612" calcext:value-type="float">
            <text:p>131,612</text:p>
          </table:table-cell>
          <table:table-cell office:value-type="float" office:value="18" calcext:value-type="float">
            <text:p>18</text:p>
          </table:table-cell>
          <table:table-cell office:value-type="float" office:value="610.952" calcext:value-type="float">
            <text:p>610,952</text:p>
          </table:table-cell>
          <table:table-cell office:value-type="float" office:value="-174.2" calcext:value-type="float">
            <text:p>-174,2</text:p>
          </table:table-cell>
          <table:table-cell office:value-type="string" calcext:value-type="string">
            <text:p>4.7 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5 % 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Dominican Republic </text:p>
          </table:table-cell>
          <table:table-cell office:value-type="float" office:value="10847910" calcext:value-type="float">
            <text:p>10 847 910</text:p>
          </table:table-cell>
          <table:table-cell office:value-type="string" calcext:value-type="string">
            <text:p>1.01 % </text:p>
          </table:table-cell>
          <table:table-cell office:value-type="float" office:value="108.952" calcext:value-type="float">
            <text:p>108,952</text:p>
          </table:table-cell>
          <table:table-cell office:value-type="float" office:value="225" calcext:value-type="float">
            <text:p>225</text:p>
          </table:table-cell>
          <table:table-cell office:value-type="float" office:value="48.32" calcext:value-type="float">
            <text:p>48,32</text:p>
          </table:table-cell>
          <table:table-cell office:value-type="float" office:value="-30" calcext:value-type="float">
            <text:p>-30</text:p>
          </table:table-cell>
          <table:table-cell office:value-type="string" calcext:value-type="string">
            <text:p>2.4 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85 % 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Czech Republic</text:p>
          </table:table-cell>
          <table:table-cell office:value-type="float" office:value="10708981" calcext:value-type="float">
            <text:p>10 708 981</text:p>
          </table:table-cell>
          <table:table-cell office:value-type="string" calcext:value-type="string">
            <text:p>0.18 % </text:p>
          </table:table-cell>
          <table:table-cell office:value-type="float" office:value="19.772" calcext:value-type="float">
            <text:p>19,772</text:p>
          </table:table-cell>
          <table:table-cell office:value-type="float" office:value="139" calcext:value-type="float">
            <text:p>139</text:p>
          </table:table-cell>
          <table:table-cell office:value-type="float" office:value="77.24" calcext:value-type="float">
            <text:p>77,24</text:p>
          </table:table-cell>
          <table:table-cell office:value-type="float" office:value="22.011" calcext:value-type="float">
            <text:p>22,011</text:p>
          </table:table-cell>
          <table:table-cell office:value-type="string" calcext:value-type="string">
            <text:p>1.6 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74 % 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Greece </text:p>
          </table:table-cell>
          <table:table-cell office:value-type="float" office:value="10423054" calcext:value-type="float">
            <text:p>10 423 054</text:p>
          </table:table-cell>
          <table:table-cell office:value-type="string" calcext:value-type="string">
            <text:p>-0.48 % </text:p>
          </table:table-cell>
          <table:table-cell office:value-type="float" office:value="-50.401" calcext:value-type="float">
            <text:p>-50,401</text:p>
          </table:table-cell>
          <table:table-cell office:value-type="float" office:value="81" calcext:value-type="float">
            <text:p>81</text:p>
          </table:table-cell>
          <table:table-cell office:value-type="float" office:value="128.9" calcext:value-type="float">
            <text:p>128,9</text:p>
          </table:table-cell>
          <table:table-cell office:value-type="float" office:value="-16" calcext:value-type="float">
            <text:p>-16</text:p>
          </table:table-cell>
          <table:table-cell office:value-type="string" calcext:value-type="string">
            <text:p>1.3 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85 % 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Jordan </text:p>
          </table:table-cell>
          <table:table-cell office:value-type="float" office:value="10203134" calcext:value-type="float">
            <text:p>10 203 134</text:p>
          </table:table-cell>
          <table:table-cell office:value-type="string" calcext:value-type="string">
            <text:p>1.00 % </text:p>
          </table:table-cell>
          <table:table-cell office:value-type="float" office:value="101.44" calcext:value-type="float">
            <text:p>101,44</text:p>
          </table:table-cell>
          <table:table-cell office:value-type="float" office:value="115" calcext:value-type="float">
            <text:p>115</text:p>
          </table:table-cell>
          <table:table-cell office:value-type="float" office:value="88.78" calcext:value-type="float">
            <text:p>88,78</text:p>
          </table:table-cell>
          <table:table-cell office:value-type="float" office:value="10.22" calcext:value-type="float">
            <text:p>10,22</text:p>
          </table:table-cell>
          <table:table-cell office:value-type="string" calcext:value-type="string">
            <text:p>2.8 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91 % 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Portugal </text:p>
          </table:table-cell>
          <table:table-cell office:value-type="float" office:value="10196709" calcext:value-type="float">
            <text:p>10 196 709</text:p>
          </table:table-cell>
          <table:table-cell office:value-type="string" calcext:value-type="string">
            <text:p>-0.29 % </text:p>
          </table:table-cell>
          <table:table-cell office:value-type="float" office:value="-29.478" calcext:value-type="float">
            <text:p>-29,478</text:p>
          </table:table-cell>
          <table:table-cell office:value-type="float" office:value="111" calcext:value-type="float">
            <text:p>111</text:p>
          </table:table-cell>
          <table:table-cell office:value-type="float" office:value="91.59" calcext:value-type="float">
            <text:p>91,59</text:p>
          </table:table-cell>
          <table:table-cell office:value-type="float" office:value="-6" calcext:value-type="float">
            <text:p>-6</text:p>
          </table:table-cell>
          <table:table-cell office:value-type="string" calcext:value-type="string">
            <text:p>1.3 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66 % 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Azerbaijan </text:p>
          </table:table-cell>
          <table:table-cell office:value-type="float" office:value="10139177" calcext:value-type="float">
            <text:p>10 139 177</text:p>
          </table:table-cell>
          <table:table-cell office:value-type="string" calcext:value-type="string">
            <text:p>0.91 % </text:p>
          </table:table-cell>
          <table:table-cell office:value-type="float" office:value="91.459" calcext:value-type="float">
            <text:p>91,459</text:p>
          </table:table-cell>
          <table:table-cell office:value-type="float" office:value="123" calcext:value-type="float">
            <text:p>123</text:p>
          </table:table-cell>
          <table:table-cell office:value-type="float" office:value="82.658" calcext:value-type="float">
            <text:p>82,658</text:p>
          </table:table-cell>
          <table:table-cell office:value-type="float" office:value="1.2" calcext:value-type="float">
            <text:p>1,2</text:p>
          </table:table-cell>
          <table:table-cell office:value-type="string" calcext:value-type="string">
            <text:p>2.1 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56 % 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Sweden </text:p>
          </table:table-cell>
          <table:table-cell office:value-type="float" office:value="10099265" calcext:value-type="float">
            <text:p>10 099 265</text:p>
          </table:table-cell>
          <table:table-cell office:value-type="string" calcext:value-type="string">
            <text:p>0.63 % </text:p>
          </table:table-cell>
          <table:table-cell office:value-type="float" office:value="62.886" calcext:value-type="float">
            <text:p>62,886</text:p>
          </table:table-cell>
          <table:table-cell office:value-type="float" office:value="25" calcext:value-type="float">
            <text:p>25</text:p>
          </table:table-cell>
          <table:table-cell office:value-type="float" office:value="410.34" calcext:value-type="float">
            <text:p>410,3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.9 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88 % 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Honduras </text:p>
          </table:table-cell>
          <table:table-cell office:value-type="float" office:value="9904607" calcext:value-type="float">
            <text:p>9 904 607</text:p>
          </table:table-cell>
          <table:table-cell office:value-type="string" calcext:value-type="string">
            <text:p>1.63 % </text:p>
          </table:table-cell>
          <table:table-cell office:value-type="float" office:value="158.49" calcext:value-type="float">
            <text:p>158,49</text:p>
          </table:table-cell>
          <table:table-cell office:value-type="float" office:value="89" calcext:value-type="float">
            <text:p>89</text:p>
          </table:table-cell>
          <table:table-cell office:value-type="float" office:value="111.89" calcext:value-type="float">
            <text:p>111,89</text:p>
          </table:table-cell>
          <table:table-cell office:value-type="float" office:value="-6.8" calcext:value-type="float">
            <text:p>-6,8</text:p>
          </table:table-cell>
          <table:table-cell office:value-type="string" calcext:value-type="string">
            <text:p>2.5 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57 % 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United Arab Emirates </text:p>
          </table:table-cell>
          <table:table-cell office:value-type="float" office:value="9890402" calcext:value-type="float">
            <text:p>9 890 402</text:p>
          </table:table-cell>
          <table:table-cell office:value-type="string" calcext:value-type="string">
            <text:p>1.23 % </text:p>
          </table:table-cell>
          <table:table-cell office:value-type="float" office:value="119.873" calcext:value-type="float">
            <text:p>119,873</text:p>
          </table:table-cell>
          <table:table-cell office:value-type="float" office:value="118" calcext:value-type="float">
            <text:p>118</text:p>
          </table:table-cell>
          <table:table-cell office:value-type="float" office:value="83.6" calcext:value-type="float">
            <text:p>83,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.4 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86 % 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Hungary </text:p>
          </table:table-cell>
          <table:table-cell office:value-type="float" office:value="9660351" calcext:value-type="float">
            <text:p>9 660 351</text:p>
          </table:table-cell>
          <table:table-cell office:value-type="string" calcext:value-type="string">
            <text:p>-0.25 % </text:p>
          </table:table-cell>
          <table:table-cell office:value-type="float" office:value="-24.328" calcext:value-type="float">
            <text:p>-24,328</text:p>
          </table:table-cell>
          <table:table-cell office:value-type="float" office:value="107" calcext:value-type="float">
            <text:p>107</text:p>
          </table:table-cell>
          <table:table-cell office:value-type="float" office:value="90.53" calcext:value-type="float">
            <text:p>90,5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.5 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72 % 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Tajikistan </text:p>
          </table:table-cell>
          <table:table-cell office:value-type="float" office:value="9537645" calcext:value-type="float">
            <text:p>9 537 645</text:p>
          </table:table-cell>
          <table:table-cell office:value-type="string" calcext:value-type="string">
            <text:p>2.32 % </text:p>
          </table:table-cell>
          <table:table-cell office:value-type="float" office:value="216.627" calcext:value-type="float">
            <text:p>216,627</text:p>
          </table:table-cell>
          <table:table-cell office:value-type="float" office:value="68" calcext:value-type="float">
            <text:p>68</text:p>
          </table:table-cell>
          <table:table-cell office:value-type="float" office:value="139.96" calcext:value-type="float">
            <text:p>139,96</text:p>
          </table:table-cell>
          <table:table-cell office:value-type="float" office:value="-20" calcext:value-type="float">
            <text:p>-20</text:p>
          </table:table-cell>
          <table:table-cell office:value-type="string" calcext:value-type="string">
            <text:p>3.6 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7 % 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Belarus </text:p>
          </table:table-cell>
          <table:table-cell office:value-type="float" office:value="9449323" calcext:value-type="float">
            <text:p>9 449 323</text:p>
          </table:table-cell>
          <table:table-cell office:value-type="string" calcext:value-type="string">
            <text:p>-0.03 % </text:p>
          </table:table-cell>
          <table:table-cell office:value-type="float" office:value="-3.088" calcext:value-type="float">
            <text:p>-3,088</text:p>
          </table:table-cell>
          <table:table-cell office:value-type="float" office:value="47" calcext:value-type="float">
            <text:p>47</text:p>
          </table:table-cell>
          <table:table-cell office:value-type="float" office:value="202.91" calcext:value-type="float">
            <text:p>202,91</text:p>
          </table:table-cell>
          <table:table-cell office:value-type="float" office:value="8.73" calcext:value-type="float">
            <text:p>8,73</text:p>
          </table:table-cell>
          <table:table-cell office:value-type="string" calcext:value-type="string">
            <text:p>1.7 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79 % 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Austria </text:p>
          </table:table-cell>
          <table:table-cell office:value-type="float" office:value="9006398" calcext:value-type="float">
            <text:p>9 006 398</text:p>
          </table:table-cell>
          <table:table-cell office:value-type="string" calcext:value-type="string">
            <text:p>0.57 % </text:p>
          </table:table-cell>
          <table:table-cell office:value-type="float" office:value="51.296" calcext:value-type="float">
            <text:p>51,296</text:p>
          </table:table-cell>
          <table:table-cell office:value-type="float" office:value="109" calcext:value-type="float">
            <text:p>109</text:p>
          </table:table-cell>
          <table:table-cell office:value-type="float" office:value="82.409" calcext:value-type="float">
            <text:p>82,409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1.5 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57 % 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Papua New Guinea </text:p>
          </table:table-cell>
          <table:table-cell office:value-type="float" office:value="8947024" calcext:value-type="float">
            <text:p>8 947 024</text:p>
          </table:table-cell>
          <table:table-cell office:value-type="string" calcext:value-type="string">
            <text:p>1.95 % </text:p>
          </table:table-cell>
          <table:table-cell office:value-type="float" office:value="170.915" calcext:value-type="float">
            <text:p>170,915</text:p>
          </table:table-cell>
          <table:table-cell office:value-type="float" office:value="20" calcext:value-type="float">
            <text:p>20</text:p>
          </table:table-cell>
          <table:table-cell office:value-type="float" office:value="452.86" calcext:value-type="float">
            <text:p>452,86</text:p>
          </table:table-cell>
          <table:table-cell office:value-type="float" office:value="-800" calcext:value-type="float">
            <text:p>-800</text:p>
          </table:table-cell>
          <table:table-cell office:value-type="string" calcext:value-type="string">
            <text:p>3.6 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3 % 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Serbia </text:p>
          </table:table-cell>
          <table:table-cell office:value-type="float" office:value="8737371" calcext:value-type="float">
            <text:p>8 737 371</text:p>
          </table:table-cell>
          <table:table-cell office:value-type="string" calcext:value-type="string">
            <text:p>-0.40 % </text:p>
          </table:table-cell>
          <table:table-cell office:value-type="float" office:value="-34.864" calcext:value-type="float">
            <text:p>-34,864</text:p>
          </table:table-cell>
          <table:table-cell office:value-type="float" office:value="100" calcext:value-type="float">
            <text:p>100</text:p>
          </table:table-cell>
          <table:table-cell office:value-type="float" office:value="87.46" calcext:value-type="float">
            <text:p>87,4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.5 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56 % 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Israel </text:p>
          </table:table-cell>
          <table:table-cell office:value-type="float" office:value="8655535" calcext:value-type="float">
            <text:p>8 655 535</text:p>
          </table:table-cell>
          <table:table-cell office:value-type="string" calcext:value-type="string">
            <text:p>1.60 % </text:p>
          </table:table-cell>
          <table:table-cell office:value-type="float" office:value="136.158" calcext:value-type="float">
            <text:p>136,158</text:p>
          </table:table-cell>
          <table:table-cell office:value-type="float" office:value="400" calcext:value-type="float">
            <text:p>400</text:p>
          </table:table-cell>
          <table:table-cell office:value-type="float" office:value="21.64" calcext:value-type="float">
            <text:p>21,64</text:p>
          </table:table-cell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3.0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93 % 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Switzerland </text:p>
          </table:table-cell>
          <table:table-cell office:value-type="float" office:value="8654622" calcext:value-type="float">
            <text:p>8 654 622</text:p>
          </table:table-cell>
          <table:table-cell office:value-type="string" calcext:value-type="string">
            <text:p>0.74 % </text:p>
          </table:table-cell>
          <table:table-cell office:value-type="float" office:value="63.257" calcext:value-type="float">
            <text:p>63,257</text:p>
          </table:table-cell>
          <table:table-cell office:value-type="float" office:value="219" calcext:value-type="float">
            <text:p>219</text:p>
          </table:table-cell>
          <table:table-cell office:value-type="float" office:value="39.516" calcext:value-type="float">
            <text:p>39,51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1.5 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74 % 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Togo </text:p>
          </table:table-cell>
          <table:table-cell office:value-type="float" office:value="8278724" calcext:value-type="float">
            <text:p>8 278 724</text:p>
          </table:table-cell>
          <table:table-cell office:value-type="string" calcext:value-type="string">
            <text:p>2.43 % </text:p>
          </table:table-cell>
          <table:table-cell office:value-type="float" office:value="196.358" calcext:value-type="float">
            <text:p>196,358</text:p>
          </table:table-cell>
          <table:table-cell office:value-type="float" office:value="152" calcext:value-type="float">
            <text:p>152</text:p>
          </table:table-cell>
          <table:table-cell office:value-type="float" office:value="54.39" calcext:value-type="float">
            <text:p>54,39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4.4 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43 % 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Sierra Leone </text:p>
          </table:table-cell>
          <table:table-cell office:value-type="float" office:value="7976983" calcext:value-type="float">
            <text:p>7 976 983</text:p>
          </table:table-cell>
          <table:table-cell office:value-type="string" calcext:value-type="string">
            <text:p>2.10 % </text:p>
          </table:table-cell>
          <table:table-cell office:value-type="float" office:value="163.768" calcext:value-type="float">
            <text:p>163,768</text:p>
          </table:table-cell>
          <table:table-cell office:value-type="float" office:value="111" calcext:value-type="float">
            <text:p>111</text:p>
          </table:table-cell>
          <table:table-cell office:value-type="float" office:value="72.18" calcext:value-type="float">
            <text:p>72,18</text:p>
          </table:table-cell>
          <table:table-cell office:value-type="float" office:value="-4.2" calcext:value-type="float">
            <text:p>-4,2</text:p>
          </table:table-cell>
          <table:table-cell office:value-type="string" calcext:value-type="string">
            <text:p>4.3 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43 % 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Hong Kong </text:p>
          </table:table-cell>
          <table:table-cell office:value-type="float" office:value="7496981" calcext:value-type="float">
            <text:p>7 496 981</text:p>
          </table:table-cell>
          <table:table-cell office:value-type="string" calcext:value-type="string">
            <text:p>0.82 % </text:p>
          </table:table-cell>
          <table:table-cell office:value-type="float" office:value="60.827" calcext:value-type="float">
            <text:p>60,827</text:p>
          </table:table-cell>
          <table:table-cell office:value-type="float" office:value="7.14" calcext:value-type="float">
            <text:p>7,14</text:p>
          </table:table-cell>
          <table:table-cell office:value-type="float" office:value="1.05" calcext:value-type="float">
            <text:p>1,05</text:p>
          </table:table-cell>
          <table:table-cell office:value-type="float" office:value="29.308" calcext:value-type="float">
            <text:p>29,308</text:p>
          </table:table-cell>
          <table:table-cell office:value-type="string" calcext:value-type="string">
            <text:p>1.3 </text:p>
          </table:table-cell>
          <table:table-cell office:value-type="float" office:value="45" calcext:value-type="float">
            <text:p>45</text:p>
          </table:table-cell>
          <table:table-cell table:style-name="Default" office:value-type="string" calcext:value-type="string">
            <text:p>N.A. 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Laos </text:p>
          </table:table-cell>
          <table:table-cell office:value-type="float" office:value="7275560" calcext:value-type="float">
            <text:p>7 275 560</text:p>
          </table:table-cell>
          <table:table-cell office:value-type="string" calcext:value-type="string">
            <text:p>1.48 % </text:p>
          </table:table-cell>
          <table:table-cell office:value-type="float" office:value="106.105" calcext:value-type="float">
            <text:p>106,105</text:p>
          </table:table-cell>
          <table:table-cell office:value-type="float" office:value="32" calcext:value-type="float">
            <text:p>32</text:p>
          </table:table-cell>
          <table:table-cell office:value-type="float" office:value="230.8" calcext:value-type="float">
            <text:p>230,8</text:p>
          </table:table-cell>
          <table:table-cell office:value-type="float" office:value="-14.704" calcext:value-type="float">
            <text:p>-14,704</text:p>
          </table:table-cell>
          <table:table-cell office:value-type="string" calcext:value-type="string">
            <text:p>2.7 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36 % 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Paraguay </text:p>
          </table:table-cell>
          <table:table-cell office:value-type="float" office:value="7132538" calcext:value-type="float">
            <text:p>7 132 538</text:p>
          </table:table-cell>
          <table:table-cell office:value-type="string" calcext:value-type="string">
            <text:p>1.25 % </text:p>
          </table:table-cell>
          <table:table-cell office:value-type="float" office:value="87.902" calcext:value-type="float">
            <text:p>87,902</text:p>
          </table:table-cell>
          <table:table-cell office:value-type="float" office:value="18" calcext:value-type="float">
            <text:p>18</text:p>
          </table:table-cell>
          <table:table-cell office:value-type="float" office:value="397.3" calcext:value-type="float">
            <text:p>397,3</text:p>
          </table:table-cell>
          <table:table-cell office:value-type="float" office:value="-16.556" calcext:value-type="float">
            <text:p>-16,556</text:p>
          </table:table-cell>
          <table:table-cell office:value-type="string" calcext:value-type="string">
            <text:p>2.4 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62 % 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Bulgaria </text:p>
          </table:table-cell>
          <table:table-cell office:value-type="float" office:value="6948445" calcext:value-type="float">
            <text:p>6 948 445</text:p>
          </table:table-cell>
          <table:table-cell office:value-type="string" calcext:value-type="string">
            <text:p>-0.74 % </text:p>
          </table:table-cell>
          <table:table-cell office:value-type="float" office:value="-51.674" calcext:value-type="float">
            <text:p>-51,674</text:p>
          </table:table-cell>
          <table:table-cell office:value-type="float" office:value="64" calcext:value-type="float">
            <text:p>64</text:p>
          </table:table-cell>
          <table:table-cell office:value-type="float" office:value="108.56" calcext:value-type="float">
            <text:p>108,56</text:p>
          </table:table-cell>
          <table:table-cell office:value-type="float" office:value="-4.8" calcext:value-type="float">
            <text:p>-4,8</text:p>
          </table:table-cell>
          <table:table-cell office:value-type="string" calcext:value-type="string">
            <text:p>1.6 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76 % 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Libya </text:p>
          </table:table-cell>
          <table:table-cell office:value-type="float" office:value="6871292" calcext:value-type="float">
            <text:p>6 871 292</text:p>
          </table:table-cell>
          <table:table-cell office:value-type="string" calcext:value-type="string">
            <text:p>1.38 % </text:p>
          </table:table-cell>
          <table:table-cell office:value-type="float" office:value="93.84" calcext:value-type="float">
            <text:p>93,8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,759,540 </text:p>
          </table:table-cell>
          <table:table-cell office:value-type="float" office:value="-1.999" calcext:value-type="float">
            <text:p>-1,999</text:p>
          </table:table-cell>
          <table:table-cell office:value-type="string" calcext:value-type="string">
            <text:p>2.3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78 % 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Lebanon </text:p>
          </table:table-cell>
          <table:table-cell office:value-type="float" office:value="6825445" calcext:value-type="float">
            <text:p>6 825 445</text:p>
          </table:table-cell>
          <table:table-cell office:value-type="string" calcext:value-type="string">
            <text:p>-0.44 % </text:p>
          </table:table-cell>
          <table:table-cell office:value-type="float" office:value="-30.268" calcext:value-type="float">
            <text:p>-30,268</text:p>
          </table:table-cell>
          <table:table-cell office:value-type="float" office:value="667" calcext:value-type="float">
            <text:p>667</text:p>
          </table:table-cell>
          <table:table-cell office:value-type="float" office:value="10.23" calcext:value-type="float">
            <text:p>10,23</text:p>
          </table:table-cell>
          <table:table-cell office:value-type="float" office:value="-30.012" calcext:value-type="float">
            <text:p>-30,012</text:p>
          </table:table-cell>
          <table:table-cell office:value-type="string" calcext:value-type="string">
            <text:p>2.1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78 % 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Nicaragua </text:p>
          </table:table-cell>
          <table:table-cell office:value-type="float" office:value="6624554" calcext:value-type="float">
            <text:p>6 624 554</text:p>
          </table:table-cell>
          <table:table-cell office:value-type="string" calcext:value-type="string">
            <text:p>1.21 % </text:p>
          </table:table-cell>
          <table:table-cell office:value-type="float" office:value="79.052" calcext:value-type="float">
            <text:p>79,052</text:p>
          </table:table-cell>
          <table:table-cell office:value-type="float" office:value="55" calcext:value-type="float">
            <text:p>55</text:p>
          </table:table-cell>
          <table:table-cell office:value-type="float" office:value="120.34" calcext:value-type="float">
            <text:p>120,34</text:p>
          </table:table-cell>
          <table:table-cell office:value-type="float" office:value="-21.272" calcext:value-type="float">
            <text:p>-21,272</text:p>
          </table:table-cell>
          <table:table-cell office:value-type="string" calcext:value-type="string">
            <text:p>2.4 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57 % 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Kyrgyzstan </text:p>
          </table:table-cell>
          <table:table-cell office:value-type="float" office:value="6524195" calcext:value-type="float">
            <text:p>6 524 195</text:p>
          </table:table-cell>
          <table:table-cell office:value-type="string" calcext:value-type="string">
            <text:p>1.69 % </text:p>
          </table:table-cell>
          <table:table-cell office:value-type="float" office:value="108.345" calcext:value-type="float">
            <text:p>108,345</text:p>
          </table:table-cell>
          <table:table-cell office:value-type="float" office:value="34" calcext:value-type="float">
            <text:p>34</text:p>
          </table:table-cell>
          <table:table-cell office:value-type="float" office:value="191.8" calcext:value-type="float">
            <text:p>191,8</text:p>
          </table:table-cell>
          <table:table-cell office:value-type="float" office:value="-4" calcext:value-type="float">
            <text:p>-4</text:p>
          </table:table-cell>
          <table:table-cell table:style-name="Default" office:value-type="string" calcext:value-type="string">
            <text:p>3.0 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36 % 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El Salvador </text:p>
          </table:table-cell>
          <table:table-cell office:value-type="float" office:value="6486205" calcext:value-type="float">
            <text:p>6 486 205</text:p>
          </table:table-cell>
          <table:table-cell office:value-type="string" calcext:value-type="string">
            <text:p>0.51 % </text:p>
          </table:table-cell>
          <table:table-cell office:value-type="float" office:value="32.652" calcext:value-type="float">
            <text:p>32,652</text:p>
          </table:table-cell>
          <table:table-cell office:value-type="float" office:value="313" calcext:value-type="float">
            <text:p>313</text:p>
          </table:table-cell>
          <table:table-cell office:value-type="float" office:value="20.72" calcext:value-type="float">
            <text:p>20,72</text:p>
          </table:table-cell>
          <table:table-cell office:value-type="float" office:value="-40.539" calcext:value-type="float">
            <text:p>-40,539</text:p>
          </table:table-cell>
          <table:table-cell office:value-type="string" calcext:value-type="string">
            <text:p>2.1 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73 % 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Turkmenistan </text:p>
          </table:table-cell>
          <table:table-cell office:value-type="float" office:value="6031200" calcext:value-type="float">
            <text:p>6 031 200</text:p>
          </table:table-cell>
          <table:table-cell office:value-type="string" calcext:value-type="string">
            <text:p>1.50 % </text:p>
          </table:table-cell>
          <table:table-cell office:value-type="float" office:value="89.111" calcext:value-type="float">
            <text:p>89,111</text:p>
          </table:table-cell>
          <table:table-cell office:value-type="float" office:value="13" calcext:value-type="float">
            <text:p>13</text:p>
          </table:table-cell>
          <table:table-cell office:value-type="float" office:value="469.93" calcext:value-type="float">
            <text:p>469,93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2.8 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53 % 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Singapore </text:p>
          </table:table-cell>
          <table:table-cell office:value-type="float" office:value="5850342" calcext:value-type="float">
            <text:p>5 850 342</text:p>
          </table:table-cell>
          <table:table-cell office:value-type="string" calcext:value-type="string">
            <text:p>0.79 % </text:p>
          </table:table-cell>
          <table:table-cell office:value-type="float" office:value="46.005" calcext:value-type="float">
            <text:p>46,005</text:p>
          </table:table-cell>
          <table:table-cell office:value-type="float" office:value="8.358" calcext:value-type="float">
            <text:p>8,358</text:p>
          </table:table-cell>
          <table:table-cell office:value-type="float" office:value="700" calcext:value-type="float">
            <text:p>700</text:p>
          </table:table-cell>
          <table:table-cell office:value-type="float" office:value="27.028" calcext:value-type="float">
            <text:p>27,028</text:p>
          </table:table-cell>
          <table:table-cell office:value-type="string" calcext:value-type="string">
            <text:p>1.2 </text:p>
          </table:table-cell>
          <table:table-cell office:value-type="float" office:value="42" calcext:value-type="float">
            <text:p>42</text:p>
          </table:table-cell>
          <table:table-cell table:style-name="Default" office:value-type="string" calcext:value-type="string">
            <text:p>N.A. 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Denmark </text:p>
          </table:table-cell>
          <table:table-cell office:value-type="float" office:value="5792202" calcext:value-type="float">
            <text:p>5 792 202</text:p>
          </table:table-cell>
          <table:table-cell office:value-type="string" calcext:value-type="string">
            <text:p>0.35 % </text:p>
          </table:table-cell>
          <table:table-cell office:value-type="float" office:value="20.326" calcext:value-type="float">
            <text:p>20,326</text:p>
          </table:table-cell>
          <table:table-cell office:value-type="float" office:value="137" calcext:value-type="float">
            <text:p>137</text:p>
          </table:table-cell>
          <table:table-cell office:value-type="float" office:value="42.43" calcext:value-type="float">
            <text:p>42,43</text:p>
          </table:table-cell>
          <table:table-cell office:value-type="float" office:value="15.2" calcext:value-type="float">
            <text:p>15,2</text:p>
          </table:table-cell>
          <table:table-cell office:value-type="string" calcext:value-type="string">
            <text:p>1.8 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88 % 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Finland </text:p>
          </table:table-cell>
          <table:table-cell office:value-type="float" office:value="5540720" calcext:value-type="float">
            <text:p>5 540 720</text:p>
          </table:table-cell>
          <table:table-cell office:value-type="string" calcext:value-type="string">
            <text:p>0.15 % </text:p>
          </table:table-cell>
          <table:table-cell office:value-type="float" office:value="8.564" calcext:value-type="float">
            <text:p>8,564</text:p>
          </table:table-cell>
          <table:table-cell office:value-type="float" office:value="18" calcext:value-type="float">
            <text:p>18</text:p>
          </table:table-cell>
          <table:table-cell office:value-type="float" office:value="303.89" calcext:value-type="float">
            <text:p>303,8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.5 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86 % 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Congo </text:p>
          </table:table-cell>
          <table:table-cell office:value-type="float" office:value="5518087" calcext:value-type="float">
            <text:p>5 518 087</text:p>
          </table:table-cell>
          <table:table-cell office:value-type="string" calcext:value-type="string">
            <text:p>2.56 % </text:p>
          </table:table-cell>
          <table:table-cell office:value-type="float" office:value="137.579" calcext:value-type="float">
            <text:p>137,579</text:p>
          </table:table-cell>
          <table:table-cell office:value-type="float" office:value="16" calcext:value-type="float">
            <text:p>16</text:p>
          </table:table-cell>
          <table:table-cell office:value-type="float" office:value="341.5" calcext:value-type="float">
            <text:p>341,5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4.5 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70 % 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Slovakia </text:p>
          </table:table-cell>
          <table:table-cell office:value-type="float" office:value="5459642" calcext:value-type="float">
            <text:p>5 459 642</text:p>
          </table:table-cell>
          <table:table-cell office:value-type="string" calcext:value-type="string">
            <text:p>0.05 % </text:p>
          </table:table-cell>
          <table:table-cell office:value-type="float" office:value="2.629" calcext:value-type="float">
            <text:p>2,629</text:p>
          </table:table-cell>
          <table:table-cell office:value-type="float" office:value="114" calcext:value-type="float">
            <text:p>114</text:p>
          </table:table-cell>
          <table:table-cell office:value-type="float" office:value="48.088" calcext:value-type="float">
            <text:p>48,088</text:p>
          </table:table-cell>
          <table:table-cell office:value-type="float" office:value="1.485" calcext:value-type="float">
            <text:p>1,485</text:p>
          </table:table-cell>
          <table:table-cell office:value-type="string" calcext:value-type="string">
            <text:p>1.5 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54 % 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Norway </text:p>
          </table:table-cell>
          <table:table-cell office:value-type="float" office:value="5421241" calcext:value-type="float">
            <text:p>5 421 241</text:p>
          </table:table-cell>
          <table:table-cell office:value-type="string" calcext:value-type="string">
            <text:p>0.79 % </text:p>
          </table:table-cell>
          <table:table-cell office:value-type="float" office:value="42.384" calcext:value-type="float">
            <text:p>42,384</text:p>
          </table:table-cell>
          <table:table-cell office:value-type="float" office:value="15" calcext:value-type="float">
            <text:p>15</text:p>
          </table:table-cell>
          <table:table-cell office:value-type="float" office:value="365.268" calcext:value-type="float">
            <text:p>365,26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.7 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83 % 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Oman </text:p>
          </table:table-cell>
          <table:table-cell office:value-type="float" office:value="5106626" calcext:value-type="float">
            <text:p>5 106 626</text:p>
          </table:table-cell>
          <table:table-cell office:value-type="string" calcext:value-type="string">
            <text:p>2.65 % </text:p>
          </table:table-cell>
          <table:table-cell office:value-type="float" office:value="131.64" calcext:value-type="float">
            <text:p>131,64</text:p>
          </table:table-cell>
          <table:table-cell office:value-type="float" office:value="16" calcext:value-type="float">
            <text:p>16</text:p>
          </table:table-cell>
          <table:table-cell office:value-type="float" office:value="309.5" calcext:value-type="float">
            <text:p>309,5</text:p>
          </table:table-cell>
          <table:table-cell office:value-type="float" office:value="87.4" calcext:value-type="float">
            <text:p>87,4</text:p>
          </table:table-cell>
          <table:table-cell office:value-type="string" calcext:value-type="string">
            <text:p>2.9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87 % 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State of Palestine </text:p>
          </table:table-cell>
          <table:table-cell office:value-type="float" office:value="5101414" calcext:value-type="float">
            <text:p>5 101 414</text:p>
          </table:table-cell>
          <table:table-cell office:value-type="string" calcext:value-type="string">
            <text:p>2.41 % </text:p>
          </table:table-cell>
          <table:table-cell office:value-type="float" office:value="119.994" calcext:value-type="float">
            <text:p>119,994</text:p>
          </table:table-cell>
          <table:table-cell office:value-type="float" office:value="847" calcext:value-type="float">
            <text:p>847</text:p>
          </table:table-cell>
          <table:table-cell office:value-type="float" office:value="6.02" calcext:value-type="float">
            <text:p>6,02</text:p>
          </table:table-cell>
          <table:table-cell office:value-type="float" office:value="-10.563" calcext:value-type="float">
            <text:p>-10,563</text:p>
          </table:table-cell>
          <table:table-cell office:value-type="string" calcext:value-type="string">
            <text:p>3.7 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80 % 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Costa Rica </text:p>
          </table:table-cell>
          <table:table-cell office:value-type="float" office:value="5094118" calcext:value-type="float">
            <text:p>5 094 118</text:p>
          </table:table-cell>
          <table:table-cell office:value-type="string" calcext:value-type="string">
            <text:p>0.92 % </text:p>
          </table:table-cell>
          <table:table-cell office:value-type="float" office:value="46.557" calcext:value-type="float">
            <text:p>46,557</text:p>
          </table:table-cell>
          <table:table-cell office:value-type="float" office:value="100" calcext:value-type="float">
            <text:p>100</text:p>
          </table:table-cell>
          <table:table-cell office:value-type="float" office:value="51.06" calcext:value-type="float">
            <text:p>51,06</text:p>
          </table:table-cell>
          <table:table-cell office:value-type="float" office:value="4.2" calcext:value-type="float">
            <text:p>4,2</text:p>
          </table:table-cell>
          <table:table-cell office:value-type="string" calcext:value-type="string">
            <text:p>1.8 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80 % 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Liberia </text:p>
          </table:table-cell>
          <table:table-cell office:value-type="float" office:value="5057681" calcext:value-type="float">
            <text:p>5 057 681</text:p>
          </table:table-cell>
          <table:table-cell office:value-type="string" calcext:value-type="string">
            <text:p>2.44 % </text:p>
          </table:table-cell>
          <table:table-cell office:value-type="float" office:value="120.307" calcext:value-type="float">
            <text:p>120,307</text:p>
          </table:table-cell>
          <table:table-cell office:value-type="float" office:value="53" calcext:value-type="float">
            <text:p>53</text:p>
          </table:table-cell>
          <table:table-cell office:value-type="float" office:value="96.32" calcext:value-type="float">
            <text:p>96,32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4.4 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53 % 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Ireland </text:p>
          </table:table-cell>
          <table:table-cell office:value-type="float" office:value="4937786" calcext:value-type="float">
            <text:p>4 937 786</text:p>
          </table:table-cell>
          <table:table-cell office:value-type="string" calcext:value-type="string">
            <text:p>1.13 % </text:p>
          </table:table-cell>
          <table:table-cell office:value-type="float" office:value="55.291" calcext:value-type="float">
            <text:p>55,291</text:p>
          </table:table-cell>
          <table:table-cell office:value-type="float" office:value="72" calcext:value-type="float">
            <text:p>72</text:p>
          </table:table-cell>
          <table:table-cell office:value-type="float" office:value="68.89" calcext:value-type="float">
            <text:p>68,89</text:p>
          </table:table-cell>
          <table:table-cell office:value-type="float" office:value="23.604" calcext:value-type="float">
            <text:p>23,604</text:p>
          </table:table-cell>
          <table:table-cell office:value-type="string" calcext:value-type="string">
            <text:p>1.8 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63 % 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Central African Republic </text:p>
          </table:table-cell>
          <table:table-cell office:value-type="float" office:value="4829767" calcext:value-type="float">
            <text:p>4 829 767</text:p>
          </table:table-cell>
          <table:table-cell office:value-type="string" calcext:value-type="string">
            <text:p>1.78 % </text:p>
          </table:table-cell>
          <table:table-cell office:value-type="float" office:value="84.582" calcext:value-type="float">
            <text:p>84,582</text:p>
          </table:table-cell>
          <table:table-cell office:value-type="float" office:value="8" calcext:value-type="float">
            <text:p>8</text:p>
          </table:table-cell>
          <table:table-cell office:value-type="float" office:value="622.98" calcext:value-type="float">
            <text:p>622,98</text:p>
          </table:table-cell>
          <table:table-cell office:value-type="float" office:value="-40" calcext:value-type="float">
            <text:p>-40</text:p>
          </table:table-cell>
          <table:table-cell office:value-type="string" calcext:value-type="string">
            <text:p>4.8 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43 % 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New Zealand </text:p>
          </table:table-cell>
          <table:table-cell office:value-type="float" office:value="4822233" calcext:value-type="float">
            <text:p>4 822 233</text:p>
          </table:table-cell>
          <table:table-cell office:value-type="string" calcext:value-type="string">
            <text:p>0.82 % </text:p>
          </table:table-cell>
          <table:table-cell office:value-type="float" office:value="39.17" calcext:value-type="float">
            <text:p>39,17</text:p>
          </table:table-cell>
          <table:table-cell office:value-type="float" office:value="18" calcext:value-type="float">
            <text:p>18</text:p>
          </table:table-cell>
          <table:table-cell office:value-type="float" office:value="263.31" calcext:value-type="float">
            <text:p>263,31</text:p>
          </table:table-cell>
          <table:table-cell office:value-type="float" office:value="14.881" calcext:value-type="float">
            <text:p>14,881</text:p>
          </table:table-cell>
          <table:table-cell office:value-type="string" calcext:value-type="string">
            <text:p>1.9 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87 % 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Mauritania </text:p>
          </table:table-cell>
          <table:table-cell office:value-type="float" office:value="4649658" calcext:value-type="float">
            <text:p>4 649 658</text:p>
          </table:table-cell>
          <table:table-cell office:value-type="string" calcext:value-type="string">
            <text:p>2.74 % </text:p>
          </table:table-cell>
          <table:table-cell office:value-type="float" office:value="123.962" calcext:value-type="float">
            <text:p>123,96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,030,700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.6 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57 % 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Panama </text:p>
          </table:table-cell>
          <table:table-cell office:value-type="float" office:value="4314767" calcext:value-type="float">
            <text:p>4 314 767</text:p>
          </table:table-cell>
          <table:table-cell office:value-type="string" calcext:value-type="string">
            <text:p>1.61 % </text:p>
          </table:table-cell>
          <table:table-cell office:value-type="float" office:value="68.328" calcext:value-type="float">
            <text:p>68,328</text:p>
          </table:table-cell>
          <table:table-cell office:value-type="float" office:value="58" calcext:value-type="float">
            <text:p>58</text:p>
          </table:table-cell>
          <table:table-cell office:value-type="float" office:value="74.34" calcext:value-type="float">
            <text:p>74,34</text:p>
          </table:table-cell>
          <table:table-cell office:value-type="float" office:value="11.2" calcext:value-type="float">
            <text:p>11,2</text:p>
          </table:table-cell>
          <table:table-cell office:value-type="string" calcext:value-type="string">
            <text:p>2.5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68 % 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Kuwait </text:p>
          </table:table-cell>
          <table:table-cell office:value-type="float" office:value="4270571" calcext:value-type="float">
            <text:p>4 270 571</text:p>
          </table:table-cell>
          <table:table-cell office:value-type="string" calcext:value-type="string">
            <text:p>1.51 % </text:p>
          </table:table-cell>
          <table:table-cell office:value-type="float" office:value="63.488" calcext:value-type="float">
            <text:p>63,488</text:p>
          </table:table-cell>
          <table:table-cell office:value-type="float" office:value="240" calcext:value-type="float">
            <text:p>240</text:p>
          </table:table-cell>
          <table:table-cell office:value-type="float" office:value="17.82" calcext:value-type="float">
            <text:p>17,82</text:p>
          </table:table-cell>
          <table:table-cell office:value-type="float" office:value="39.52" calcext:value-type="float">
            <text:p>39,52</text:p>
          </table:table-cell>
          <table:table-cell office:value-type="string" calcext:value-type="string">
            <text:p>2.1 </text:p>
          </table:table-cell>
          <table:table-cell office:value-type="float" office:value="37" calcext:value-type="float">
            <text:p>37</text:p>
          </table:table-cell>
          <table:table-cell table:style-name="Default" office:value-type="string" calcext:value-type="string">
            <text:p>N.A. 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Croatia </text:p>
          </table:table-cell>
          <table:table-cell office:value-type="float" office:value="4105267" calcext:value-type="float">
            <text:p>4 105 267</text:p>
          </table:table-cell>
          <table:table-cell office:value-type="string" calcext:value-type="string">
            <text:p>-0.61 % </text:p>
          </table:table-cell>
          <table:table-cell office:value-type="float" office:value="-25.037" calcext:value-type="float">
            <text:p>-25,037</text:p>
          </table:table-cell>
          <table:table-cell office:value-type="float" office:value="73" calcext:value-type="float">
            <text:p>73</text:p>
          </table:table-cell>
          <table:table-cell office:value-type="float" office:value="55.96" calcext:value-type="float">
            <text:p>55,96</text:p>
          </table:table-cell>
          <table:table-cell office:value-type="float" office:value="-8.001" calcext:value-type="float">
            <text:p>-8,001</text:p>
          </table:table-cell>
          <table:table-cell office:value-type="string" calcext:value-type="string">
            <text:p>1.4 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58 % 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Moldova </text:p>
          </table:table-cell>
          <table:table-cell office:value-type="float" office:value="4033963" calcext:value-type="float">
            <text:p>4 033 963</text:p>
          </table:table-cell>
          <table:table-cell office:value-type="string" calcext:value-type="string">
            <text:p>-0.23 % </text:p>
          </table:table-cell>
          <table:table-cell office:value-type="float" office:value="-9.3" calcext:value-type="float">
            <text:p>-9,3</text:p>
          </table:table-cell>
          <table:table-cell office:value-type="float" office:value="123" calcext:value-type="float">
            <text:p>123</text:p>
          </table:table-cell>
          <table:table-cell office:value-type="float" office:value="32.85" calcext:value-type="float">
            <text:p>32,85</text:p>
          </table:table-cell>
          <table:table-cell office:value-type="float" office:value="-1.387" calcext:value-type="float">
            <text:p>-1,387</text:p>
          </table:table-cell>
          <table:table-cell office:value-type="string" calcext:value-type="string">
            <text:p>1.3 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43 % 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Georgia </text:p>
          </table:table-cell>
          <table:table-cell office:value-type="float" office:value="3989167" calcext:value-type="float">
            <text:p>3 989 167</text:p>
          </table:table-cell>
          <table:table-cell office:value-type="string" calcext:value-type="string">
            <text:p>-0.19 % </text:p>
          </table:table-cell>
          <table:table-cell office:value-type="float" office:value="-7.598" calcext:value-type="float">
            <text:p>-7,598</text:p>
          </table:table-cell>
          <table:table-cell office:value-type="float" office:value="57" calcext:value-type="float">
            <text:p>57</text:p>
          </table:table-cell>
          <table:table-cell office:value-type="float" office:value="69.49" calcext:value-type="float">
            <text:p>69,49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2.1 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58 % 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Eritrea </text:p>
          </table:table-cell>
          <table:table-cell office:value-type="float" office:value="3546421" calcext:value-type="float">
            <text:p>3 546 421</text:p>
          </table:table-cell>
          <table:table-cell office:value-type="string" calcext:value-type="string">
            <text:p>1.41 % </text:p>
          </table:table-cell>
          <table:table-cell office:value-type="float" office:value="49.304" calcext:value-type="float">
            <text:p>49,304</text:p>
          </table:table-cell>
          <table:table-cell office:value-type="float" office:value="35" calcext:value-type="float">
            <text:p>35</text:p>
          </table:table-cell>
          <table:table-cell office:value-type="float" office:value="101" calcext:value-type="float">
            <text:p>101</text:p>
          </table:table-cell>
          <table:table-cell office:value-type="float" office:value="-39.858" calcext:value-type="float">
            <text:p>-39,858</text:p>
          </table:table-cell>
          <table:table-cell office:value-type="string" calcext:value-type="string">
            <text:p>4.1 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63 % 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Uruguay </text:p>
          </table:table-cell>
          <table:table-cell office:value-type="float" office:value="3473730" calcext:value-type="float">
            <text:p>3 473 730</text:p>
          </table:table-cell>
          <table:table-cell office:value-type="string" calcext:value-type="string">
            <text:p>0.35 % </text:p>
          </table:table-cell>
          <table:table-cell office:value-type="float" office:value="11.996" calcext:value-type="float">
            <text:p>11,996</text:p>
          </table:table-cell>
          <table:table-cell office:value-type="float" office:value="20" calcext:value-type="float">
            <text:p>20</text:p>
          </table:table-cell>
          <table:table-cell office:value-type="float" office:value="175.02" calcext:value-type="float">
            <text:p>175,02</text:p>
          </table:table-cell>
          <table:table-cell office:value-type="float" office:value="-3" calcext:value-type="float">
            <text:p>-3</text:p>
          </table:table-cell>
          <table:table-cell table:style-name="Default" office:value-type="string" calcext:value-type="string">
            <text:p>2.0 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96 % 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Bosnia and Herzegovina </text:p>
          </table:table-cell>
          <table:table-cell office:value-type="float" office:value="3280819" calcext:value-type="float">
            <text:p>3 280 819</text:p>
          </table:table-cell>
          <table:table-cell office:value-type="string" calcext:value-type="string">
            <text:p>-0.61 % </text:p>
          </table:table-cell>
          <table:table-cell office:value-type="float" office:value="-20.181" calcext:value-type="float">
            <text:p>-20,181</text:p>
          </table:table-cell>
          <table:table-cell office:value-type="float" office:value="64" calcext:value-type="float">
            <text:p>64</text:p>
          </table:table-cell>
          <table:table-cell office:value-type="float" office:value="51" calcext:value-type="float">
            <text:p>51</text:p>
          </table:table-cell>
          <table:table-cell office:value-type="float" office:value="-21.585" calcext:value-type="float">
            <text:p>-21,585</text:p>
          </table:table-cell>
          <table:table-cell office:value-type="string" calcext:value-type="string">
            <text:p>1.3 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52 % 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Mongolia </text:p>
          </table:table-cell>
          <table:table-cell office:value-type="float" office:value="3278290" calcext:value-type="float">
            <text:p>3 278 290</text:p>
          </table:table-cell>
          <table:table-cell office:value-type="string" calcext:value-type="string">
            <text:p>1.65 % </text:p>
          </table:table-cell>
          <table:table-cell office:value-type="float" office:value="53.123" calcext:value-type="float">
            <text:p>53,1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,553,560 </text:p>
          </table:table-cell>
          <table:table-cell office:value-type="float" office:value="-852" calcext:value-type="float">
            <text:p>-852</text:p>
          </table:table-cell>
          <table:table-cell office:value-type="string" calcext:value-type="string">
            <text:p>2.9 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67 % 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Armenia </text:p>
          </table:table-cell>
          <table:table-cell office:value-type="float" office:value="2963243" calcext:value-type="float">
            <text:p>2 963 243</text:p>
          </table:table-cell>
          <table:table-cell office:value-type="string" calcext:value-type="string">
            <text:p>0.19 % </text:p>
          </table:table-cell>
          <table:table-cell office:value-type="float" office:value="5.512" calcext:value-type="float">
            <text:p>5,512</text:p>
          </table:table-cell>
          <table:table-cell office:value-type="float" office:value="104" calcext:value-type="float">
            <text:p>104</text:p>
          </table:table-cell>
          <table:table-cell office:value-type="float" office:value="28.47" calcext:value-type="float">
            <text:p>28,47</text:p>
          </table:table-cell>
          <table:table-cell office:value-type="float" office:value="-4.998" calcext:value-type="float">
            <text:p>-4,998</text:p>
          </table:table-cell>
          <table:table-cell office:value-type="string" calcext:value-type="string">
            <text:p>1.8 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63 % 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Jamaica </text:p>
          </table:table-cell>
          <table:table-cell office:value-type="float" office:value="2961167" calcext:value-type="float">
            <text:p>2 961 167</text:p>
          </table:table-cell>
          <table:table-cell office:value-type="string" calcext:value-type="string">
            <text:p>0.44 % </text:p>
          </table:table-cell>
          <table:table-cell office:value-type="float" office:value="12.888" calcext:value-type="float">
            <text:p>12,888</text:p>
          </table:table-cell>
          <table:table-cell office:value-type="float" office:value="273" calcext:value-type="float">
            <text:p>273</text:p>
          </table:table-cell>
          <table:table-cell office:value-type="float" office:value="10.83" calcext:value-type="float">
            <text:p>10,83</text:p>
          </table:table-cell>
          <table:table-cell office:value-type="float" office:value="-11.332" calcext:value-type="float">
            <text:p>-11,332</text:p>
          </table:table-cell>
          <table:table-cell table:style-name="Default" office:value-type="string" calcext:value-type="string">
            <text:p>2.0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55 % 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Qatar </text:p>
          </table:table-cell>
          <table:table-cell office:value-type="float" office:value="2881053" calcext:value-type="float">
            <text:p>2 881 053</text:p>
          </table:table-cell>
          <table:table-cell office:value-type="string" calcext:value-type="string">
            <text:p>1.73 % </text:p>
          </table:table-cell>
          <table:table-cell office:value-type="float" office:value="48.986" calcext:value-type="float">
            <text:p>48,986</text:p>
          </table:table-cell>
          <table:table-cell office:value-type="float" office:value="248" calcext:value-type="float">
            <text:p>248</text:p>
          </table:table-cell>
          <table:table-cell office:value-type="float" office:value="11.61" calcext:value-type="float">
            <text:p>11,6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.9 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96 % 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Albania </text:p>
          </table:table-cell>
          <table:table-cell office:value-type="float" office:value="2877797" calcext:value-type="float">
            <text:p>2 877 797</text:p>
          </table:table-cell>
          <table:table-cell office:value-type="string" calcext:value-type="string">
            <text:p>-0.11 % </text:p>
          </table:table-cell>
          <table:table-cell office:value-type="float" office:value="-3.12" calcext:value-type="float">
            <text:p>-3,12</text:p>
          </table:table-cell>
          <table:table-cell office:value-type="float" office:value="105" calcext:value-type="float">
            <text:p>105</text:p>
          </table:table-cell>
          <table:table-cell office:value-type="float" office:value="27.4" calcext:value-type="float">
            <text:p>27,4</text:p>
          </table:table-cell>
          <table:table-cell office:value-type="float" office:value="-14" calcext:value-type="float">
            <text:p>-14</text:p>
          </table:table-cell>
          <table:table-cell office:value-type="string" calcext:value-type="string">
            <text:p>1.6 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63 % 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Puerto Rico </text:p>
          </table:table-cell>
          <table:table-cell office:value-type="float" office:value="2860853" calcext:value-type="float">
            <text:p>2 860 853</text:p>
          </table:table-cell>
          <table:table-cell office:value-type="string" calcext:value-type="string">
            <text:p>-2.47 % </text:p>
          </table:table-cell>
          <table:table-cell office:value-type="float" office:value="-72.555" calcext:value-type="float">
            <text:p>-72,555</text:p>
          </table:table-cell>
          <table:table-cell office:value-type="float" office:value="323" calcext:value-type="float">
            <text:p>323</text:p>
          </table:table-cell>
          <table:table-cell office:value-type="float" office:value="8.87" calcext:value-type="float">
            <text:p>8,87</text:p>
          </table:table-cell>
          <table:table-cell office:value-type="float" office:value="-97.986" calcext:value-type="float">
            <text:p>-97,986</text:p>
          </table:table-cell>
          <table:table-cell office:value-type="string" calcext:value-type="string">
            <text:p>1.2 </text:p>
          </table:table-cell>
          <table:table-cell office:value-type="float" office:value="44" calcext:value-type="float">
            <text:p>44</text:p>
          </table:table-cell>
          <table:table-cell table:style-name="Default" office:value-type="string" calcext:value-type="string">
            <text:p>N.A. 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Lithuania </text:p>
          </table:table-cell>
          <table:table-cell office:value-type="float" office:value="2722289" calcext:value-type="float">
            <text:p>2 722 289</text:p>
          </table:table-cell>
          <table:table-cell office:value-type="string" calcext:value-type="string">
            <text:p>-1.35 % </text:p>
          </table:table-cell>
          <table:table-cell office:value-type="float" office:value="-37.338" calcext:value-type="float">
            <text:p>-37,338</text:p>
          </table:table-cell>
          <table:table-cell office:value-type="float" office:value="43" calcext:value-type="float">
            <text:p>43</text:p>
          </table:table-cell>
          <table:table-cell office:value-type="float" office:value="62.674" calcext:value-type="float">
            <text:p>62,674</text:p>
          </table:table-cell>
          <table:table-cell office:value-type="float" office:value="-32.78" calcext:value-type="float">
            <text:p>-32,78</text:p>
          </table:table-cell>
          <table:table-cell office:value-type="string" calcext:value-type="string">
            <text:p>1.7 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71 % 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Namibia </text:p>
          </table:table-cell>
          <table:table-cell office:value-type="float" office:value="2540905" calcext:value-type="float">
            <text:p>2 540 905</text:p>
          </table:table-cell>
          <table:table-cell office:value-type="string" calcext:value-type="string">
            <text:p>1.86 % </text:p>
          </table:table-cell>
          <table:table-cell office:value-type="float" office:value="46.375" calcext:value-type="float">
            <text:p>46,375</text:p>
          </table:table-cell>
          <table:table-cell office:value-type="float" office:value="3" calcext:value-type="float">
            <text:p>3</text:p>
          </table:table-cell>
          <table:table-cell office:value-type="float" office:value="823.29" calcext:value-type="float">
            <text:p>823,29</text:p>
          </table:table-cell>
          <table:table-cell office:value-type="float" office:value="-4.806" calcext:value-type="float">
            <text:p>-4,806</text:p>
          </table:table-cell>
          <table:table-cell office:value-type="string" calcext:value-type="string">
            <text:p>3.4 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55 % 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Gambia </text:p>
          </table:table-cell>
          <table:table-cell office:value-type="float" office:value="2416668" calcext:value-type="float">
            <text:p>2 416 668</text:p>
          </table:table-cell>
          <table:table-cell office:value-type="string" calcext:value-type="string">
            <text:p>2.94 % </text:p>
          </table:table-cell>
          <table:table-cell office:value-type="float" office:value="68.962" calcext:value-type="float">
            <text:p>68,962</text:p>
          </table:table-cell>
          <table:table-cell office:value-type="float" office:value="239" calcext:value-type="float">
            <text:p>239</text:p>
          </table:table-cell>
          <table:table-cell office:value-type="float" office:value="10.12" calcext:value-type="float">
            <text:p>10,12</text:p>
          </table:table-cell>
          <table:table-cell office:value-type="float" office:value="-3.087" calcext:value-type="float">
            <text:p>-3,087</text:p>
          </table:table-cell>
          <table:table-cell office:value-type="string" calcext:value-type="string">
            <text:p>5.3 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59 % 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Botswana </text:p>
          </table:table-cell>
          <table:table-cell office:value-type="float" office:value="2351627" calcext:value-type="float">
            <text:p>2 351 627</text:p>
          </table:table-cell>
          <table:table-cell office:value-type="string" calcext:value-type="string">
            <text:p>2.08 % </text:p>
          </table:table-cell>
          <table:table-cell office:value-type="float" office:value="47.93" calcext:value-type="float">
            <text:p>47,93</text:p>
          </table:table-cell>
          <table:table-cell office:value-type="float" office:value="4" calcext:value-type="float">
            <text:p>4</text:p>
          </table:table-cell>
          <table:table-cell office:value-type="float" office:value="566.73" calcext:value-type="float">
            <text:p>566,7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.9 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73 % 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Gabon </text:p>
          </table:table-cell>
          <table:table-cell office:value-type="float" office:value="2225734" calcext:value-type="float">
            <text:p>2 225 734</text:p>
          </table:table-cell>
          <table:table-cell office:value-type="string" calcext:value-type="string">
            <text:p>2.45 % </text:p>
          </table:table-cell>
          <table:table-cell office:value-type="float" office:value="53.155" calcext:value-type="float">
            <text:p>53,155</text:p>
          </table:table-cell>
          <table:table-cell office:value-type="float" office:value="9" calcext:value-type="float">
            <text:p>9</text:p>
          </table:table-cell>
          <table:table-cell office:value-type="float" office:value="257.67" calcext:value-type="float">
            <text:p>257,67</text:p>
          </table:table-cell>
          <table:table-cell office:value-type="float" office:value="3.26" calcext:value-type="float">
            <text:p>3,26</text:p>
          </table:table-cell>
          <table:table-cell table:style-name="Default" office:value-type="string" calcext:value-type="string">
            <text:p>4.0 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87 % 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Lesotho </text:p>
          </table:table-cell>
          <table:table-cell office:value-type="float" office:value="2142249" calcext:value-type="float">
            <text:p>2 142 249</text:p>
          </table:table-cell>
          <table:table-cell office:value-type="string" calcext:value-type="string">
            <text:p>0.80 % </text:p>
          </table:table-cell>
          <table:table-cell office:value-type="float" office:value="16.981" calcext:value-type="float">
            <text:p>16,981</text:p>
          </table:table-cell>
          <table:table-cell office:value-type="float" office:value="71" calcext:value-type="float">
            <text:p>71</text:p>
          </table:table-cell>
          <table:table-cell office:value-type="float" office:value="30.36" calcext:value-type="float">
            <text:p>30,36</text:p>
          </table:table-cell>
          <table:table-cell office:value-type="float" office:value="-10.047" calcext:value-type="float">
            <text:p>-10,047</text:p>
          </table:table-cell>
          <table:table-cell office:value-type="string" calcext:value-type="string">
            <text:p>3.2 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31 % 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North Macedonia </text:p>
          </table:table-cell>
          <table:table-cell office:value-type="float" office:value="2083374" calcext:value-type="float">
            <text:p>2 083 374</text:p>
          </table:table-cell>
          <table:table-cell office:value-type="string" calcext:value-type="string">
            <text:p>0.00 % </text:p>
          </table:table-cell>
          <table:table-cell office:value-type="float" office:value="-85" calcext:value-type="float">
            <text:p>-85</text:p>
          </table:table-cell>
          <table:table-cell office:value-type="float" office:value="83" calcext:value-type="float">
            <text:p>83</text:p>
          </table:table-cell>
          <table:table-cell office:value-type="float" office:value="25.22" calcext:value-type="float">
            <text:p>25,22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1.5 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59 % 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Slovenia </text:p>
          </table:table-cell>
          <table:table-cell office:value-type="float" office:value="2078938" calcext:value-type="float">
            <text:p>2 078 938</text:p>
          </table:table-cell>
          <table:table-cell office:value-type="string" calcext:value-type="string">
            <text:p>0.01 % </text:p>
          </table:table-cell>
          <table:table-cell office:value-type="float" office:value="284" calcext:value-type="float">
            <text:p>284</text:p>
          </table:table-cell>
          <table:table-cell office:value-type="float" office:value="103" calcext:value-type="float">
            <text:p>103</text:p>
          </table:table-cell>
          <table:table-cell office:value-type="float" office:value="20.14" calcext:value-type="float">
            <text:p>20,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.6 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55 % 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Guinea-Bissau </text:p>
          </table:table-cell>
          <table:table-cell office:value-type="float" office:value="1968001" calcext:value-type="float">
            <text:p>1 968 001</text:p>
          </table:table-cell>
          <table:table-cell office:value-type="string" calcext:value-type="string">
            <text:p>2.45 % </text:p>
          </table:table-cell>
          <table:table-cell office:value-type="float" office:value="47.079" calcext:value-type="float">
            <text:p>47,079</text:p>
          </table:table-cell>
          <table:table-cell office:value-type="float" office:value="70" calcext:value-type="float">
            <text:p>70</text:p>
          </table:table-cell>
          <table:table-cell office:value-type="float" office:value="28.12" calcext:value-type="float">
            <text:p>28,12</text:p>
          </table:table-cell>
          <table:table-cell office:value-type="float" office:value="-1.399" calcext:value-type="float">
            <text:p>-1,399</text:p>
          </table:table-cell>
          <table:table-cell office:value-type="string" calcext:value-type="string">
            <text:p>4.5 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45 % 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Latvia </text:p>
          </table:table-cell>
          <table:table-cell office:value-type="float" office:value="1886198" calcext:value-type="float">
            <text:p>1 886 198</text:p>
          </table:table-cell>
          <table:table-cell office:value-type="string" calcext:value-type="string">
            <text:p>-1.08 % </text:p>
          </table:table-cell>
          <table:table-cell office:value-type="float" office:value="-20.545" calcext:value-type="float">
            <text:p>-20,545</text:p>
          </table:table-cell>
          <table:table-cell office:value-type="float" office:value="30" calcext:value-type="float">
            <text:p>30</text:p>
          </table:table-cell>
          <table:table-cell office:value-type="float" office:value="62.2" calcext:value-type="float">
            <text:p>62,2</text:p>
          </table:table-cell>
          <table:table-cell office:value-type="float" office:value="-14.837" calcext:value-type="float">
            <text:p>-14,837</text:p>
          </table:table-cell>
          <table:table-cell office:value-type="string" calcext:value-type="string">
            <text:p>1.7 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69 % 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Bahrain </text:p>
          </table:table-cell>
          <table:table-cell office:value-type="float" office:value="1701575" calcext:value-type="float">
            <text:p>1 701 575</text:p>
          </table:table-cell>
          <table:table-cell office:value-type="string" calcext:value-type="string">
            <text:p>3.68 % </text:p>
          </table:table-cell>
          <table:table-cell office:value-type="float" office:value="60.403" calcext:value-type="float">
            <text:p>60,403</text:p>
          </table:table-cell>
          <table:table-cell office:value-type="float" office:value="2.239" calcext:value-type="float">
            <text:p>2,239</text:p>
          </table:table-cell>
          <table:table-cell office:value-type="float" office:value="760" calcext:value-type="float">
            <text:p>760</text:p>
          </table:table-cell>
          <table:table-cell office:value-type="float" office:value="47.8" calcext:value-type="float">
            <text:p>47,8</text:p>
          </table:table-cell>
          <table:table-cell table:style-name="Default" office:value-type="string" calcext:value-type="string">
            <text:p>2.0 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89 % 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Equatorial Guinea </text:p>
          </table:table-cell>
          <table:table-cell office:value-type="float" office:value="1402985" calcext:value-type="float">
            <text:p>1 402 985</text:p>
          </table:table-cell>
          <table:table-cell office:value-type="string" calcext:value-type="string">
            <text:p>3.47 % </text:p>
          </table:table-cell>
          <table:table-cell office:value-type="float" office:value="46.999" calcext:value-type="float">
            <text:p>46,999</text:p>
          </table:table-cell>
          <table:table-cell office:value-type="float" office:value="50" calcext:value-type="float">
            <text:p>50</text:p>
          </table:table-cell>
          <table:table-cell office:value-type="float" office:value="28.05" calcext:value-type="float">
            <text:p>28,0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4.6 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73 % 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Trinidad and Tobago </text:p>
          </table:table-cell>
          <table:table-cell office:value-type="float" office:value="1399488" calcext:value-type="float">
            <text:p>1 399 488</text:p>
          </table:table-cell>
          <table:table-cell office:value-type="string" calcext:value-type="string">
            <text:p>0.32 % </text:p>
          </table:table-cell>
          <table:table-cell office:value-type="float" office:value="4.515" calcext:value-type="float">
            <text:p>4,515</text:p>
          </table:table-cell>
          <table:table-cell office:value-type="float" office:value="273" calcext:value-type="float">
            <text:p>273</text:p>
          </table:table-cell>
          <table:table-cell office:value-type="float" office:value="5.13" calcext:value-type="float">
            <text:p>5,13</text:p>
          </table:table-cell>
          <table:table-cell office:value-type="float" office:value="-800" calcext:value-type="float">
            <text:p>-800</text:p>
          </table:table-cell>
          <table:table-cell office:value-type="string" calcext:value-type="string">
            <text:p>1.7 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52 % 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Estonia </text:p>
          </table:table-cell>
          <table:table-cell office:value-type="float" office:value="1326535" calcext:value-type="float">
            <text:p>1 326 535</text:p>
          </table:table-cell>
          <table:table-cell office:value-type="string" calcext:value-type="string">
            <text:p>0.07 % </text:p>
          </table:table-cell>
          <table:table-cell office:value-type="float" office:value="887" calcext:value-type="float">
            <text:p>887</text:p>
          </table:table-cell>
          <table:table-cell office:value-type="float" office:value="31" calcext:value-type="float">
            <text:p>31</text:p>
          </table:table-cell>
          <table:table-cell office:value-type="float" office:value="42.39" calcext:value-type="float">
            <text:p>42,39</text:p>
          </table:table-cell>
          <table:table-cell office:value-type="float" office:value="3.911" calcext:value-type="float">
            <text:p>3,911</text:p>
          </table:table-cell>
          <table:table-cell office:value-type="string" calcext:value-type="string">
            <text:p>1.6 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68 % 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Timor-Leste </text:p>
          </table:table-cell>
          <table:table-cell office:value-type="float" office:value="1318445" calcext:value-type="float">
            <text:p>1 318 445</text:p>
          </table:table-cell>
          <table:table-cell office:value-type="string" calcext:value-type="string">
            <text:p>1.96 % </text:p>
          </table:table-cell>
          <table:table-cell office:value-type="float" office:value="25.326" calcext:value-type="float">
            <text:p>25,326</text:p>
          </table:table-cell>
          <table:table-cell office:value-type="float" office:value="89" calcext:value-type="float">
            <text:p>89</text:p>
          </table:table-cell>
          <table:table-cell office:value-type="float" office:value="14.87" calcext:value-type="float">
            <text:p>14,87</text:p>
          </table:table-cell>
          <table:table-cell office:value-type="float" office:value="-5.385" calcext:value-type="float">
            <text:p>-5,385</text:p>
          </table:table-cell>
          <table:table-cell office:value-type="string" calcext:value-type="string">
            <text:p>4.1 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33 % 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Mauritius </text:p>
          </table:table-cell>
          <table:table-cell office:value-type="float" office:value="1271768" calcext:value-type="float">
            <text:p>1 271 768</text:p>
          </table:table-cell>
          <table:table-cell office:value-type="string" calcext:value-type="string">
            <text:p>0.17 % </text:p>
          </table:table-cell>
          <table:table-cell office:value-type="float" office:value="2.1" calcext:value-type="float">
            <text:p>2,1</text:p>
          </table:table-cell>
          <table:table-cell office:value-type="float" office:value="626" calcext:value-type="float">
            <text:p>626</text:p>
          </table:table-cell>
          <table:table-cell office:value-type="float" office:value="2.03" calcext:value-type="float">
            <text:p>2,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4 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41 % 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Cyprus </text:p>
          </table:table-cell>
          <table:table-cell office:value-type="float" office:value="1207359" calcext:value-type="float">
            <text:p>1 207 359</text:p>
          </table:table-cell>
          <table:table-cell office:value-type="string" calcext:value-type="string">
            <text:p>0.73 % </text:p>
          </table:table-cell>
          <table:table-cell office:value-type="float" office:value="8.784" calcext:value-type="float">
            <text:p>8,784</text:p>
          </table:table-cell>
          <table:table-cell office:value-type="float" office:value="131" calcext:value-type="float">
            <text:p>131</text:p>
          </table:table-cell>
          <table:table-cell office:value-type="float" office:value="9.24" calcext:value-type="float">
            <text:p>9,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3 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67 % 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Eswatini </text:p>
          </table:table-cell>
          <table:table-cell office:value-type="float" office:value="1160164" calcext:value-type="float">
            <text:p>1 160 164</text:p>
          </table:table-cell>
          <table:table-cell office:value-type="string" calcext:value-type="string">
            <text:p>1.05 % </text:p>
          </table:table-cell>
          <table:table-cell office:value-type="float" office:value="12.034" calcext:value-type="float">
            <text:p>12,034</text:p>
          </table:table-cell>
          <table:table-cell office:value-type="float" office:value="67" calcext:value-type="float">
            <text:p>67</text:p>
          </table:table-cell>
          <table:table-cell office:value-type="float" office:value="17.2" calcext:value-type="float">
            <text:p>17,2</text:p>
          </table:table-cell>
          <table:table-cell office:value-type="float" office:value="-8.353" calcext:value-type="float">
            <text:p>-8,353</text:p>
          </table:table-cell>
          <table:table-cell table:style-name="Default" office:value-type="string" calcext:value-type="string">
            <text:p>3.0 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30 % 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Djibouti </text:p>
          </table:table-cell>
          <table:table-cell table:style-name="ce5" office:value-type="float" office:value="988000" calcext:value-type="float">
            <text:p>988 000</text:p>
          </table:table-cell>
          <table:table-cell office:value-type="string" calcext:value-type="string">
            <text:p>1.48 % </text:p>
          </table:table-cell>
          <table:table-cell office:value-type="float" office:value="14.44" calcext:value-type="float">
            <text:p>14,44</text:p>
          </table:table-cell>
          <table:table-cell office:value-type="float" office:value="43" calcext:value-type="float">
            <text:p>43</text:p>
          </table:table-cell>
          <table:table-cell office:value-type="float" office:value="23.18" calcext:value-type="float">
            <text:p>23,18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2.8 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79 % 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Fiji </text:p>
          </table:table-cell>
          <table:table-cell table:style-name="ce5" office:value-type="float" office:value="896445" calcext:value-type="float">
            <text:p>896 445</text:p>
          </table:table-cell>
          <table:table-cell office:value-type="string" calcext:value-type="string">
            <text:p>0.73 % </text:p>
          </table:table-cell>
          <table:table-cell office:value-type="float" office:value="6.492" calcext:value-type="float">
            <text:p>6,492</text:p>
          </table:table-cell>
          <table:table-cell office:value-type="float" office:value="49" calcext:value-type="float">
            <text:p>49</text:p>
          </table:table-cell>
          <table:table-cell office:value-type="float" office:value="18.27" calcext:value-type="float">
            <text:p>18,27</text:p>
          </table:table-cell>
          <table:table-cell office:value-type="float" office:value="-6.202" calcext:value-type="float">
            <text:p>-6,202</text:p>
          </table:table-cell>
          <table:table-cell office:value-type="string" calcext:value-type="string">
            <text:p>2.8 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59 % 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Réunion </text:p>
          </table:table-cell>
          <table:table-cell table:style-name="ce5" office:value-type="float" office:value="895312" calcext:value-type="float">
            <text:p>895 312</text:p>
          </table:table-cell>
          <table:table-cell office:value-type="string" calcext:value-type="string">
            <text:p>0.72 % </text:p>
          </table:table-cell>
          <table:table-cell office:value-type="float" office:value="6.385" calcext:value-type="float">
            <text:p>6,385</text:p>
          </table:table-cell>
          <table:table-cell office:value-type="float" office:value="358" calcext:value-type="float">
            <text:p>358</text:p>
          </table:table-cell>
          <table:table-cell office:value-type="float" office:value="2.5" calcext:value-type="float">
            <text:p>2,5</text:p>
          </table:table-cell>
          <table:table-cell office:value-type="float" office:value="-1.256" calcext:value-type="float">
            <text:p>-1,256</text:p>
          </table:table-cell>
          <table:table-cell office:value-type="string" calcext:value-type="string">
            <text:p>2.3 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00 % 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Comoros </text:p>
          </table:table-cell>
          <table:table-cell table:style-name="ce5" office:value-type="float" office:value="869601" calcext:value-type="float">
            <text:p>869 601</text:p>
          </table:table-cell>
          <table:table-cell office:value-type="string" calcext:value-type="string">
            <text:p>2.20 % </text:p>
          </table:table-cell>
          <table:table-cell office:value-type="float" office:value="18.715" calcext:value-type="float">
            <text:p>18,715</text:p>
          </table:table-cell>
          <table:table-cell office:value-type="float" office:value="467" calcext:value-type="float">
            <text:p>467</text:p>
          </table:table-cell>
          <table:table-cell office:value-type="float" office:value="1.861" calcext:value-type="float">
            <text:p>1,861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4.2 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9 % 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Guyana </text:p>
          </table:table-cell>
          <table:table-cell table:style-name="ce5" office:value-type="float" office:value="786552" calcext:value-type="float">
            <text:p>786 552</text:p>
          </table:table-cell>
          <table:table-cell office:value-type="string" calcext:value-type="string">
            <text:p>0.48 % </text:p>
          </table:table-cell>
          <table:table-cell office:value-type="float" office:value="3.786" calcext:value-type="float">
            <text:p>3,786</text:p>
          </table:table-cell>
          <table:table-cell office:value-type="float" office:value="4" calcext:value-type="float">
            <text:p>4</text:p>
          </table:table-cell>
          <table:table-cell office:value-type="float" office:value="196.85" calcext:value-type="float">
            <text:p>196,85</text:p>
          </table:table-cell>
          <table:table-cell office:value-type="float" office:value="-6" calcext:value-type="float">
            <text:p>-6</text:p>
          </table:table-cell>
          <table:table-cell office:value-type="string" calcext:value-type="string">
            <text:p>2.5 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7 % 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Bhutan </text:p>
          </table:table-cell>
          <table:table-cell table:style-name="ce5" office:value-type="float" office:value="771608" calcext:value-type="float">
            <text:p>771 608</text:p>
          </table:table-cell>
          <table:table-cell office:value-type="string" calcext:value-type="string">
            <text:p>1.12 % </text:p>
          </table:table-cell>
          <table:table-cell office:value-type="float" office:value="8.516" calcext:value-type="float">
            <text:p>8,516</text:p>
          </table:table-cell>
          <table:table-cell office:value-type="float" office:value="20" calcext:value-type="float">
            <text:p>20</text:p>
          </table:table-cell>
          <table:table-cell office:value-type="float" office:value="38.117" calcext:value-type="float">
            <text:p>38,117</text:p>
          </table:table-cell>
          <table:table-cell office:value-type="float" office:value="320" calcext:value-type="float">
            <text:p>320</text:p>
          </table:table-cell>
          <table:table-cell table:style-name="Default" office:value-type="string" calcext:value-type="string">
            <text:p>2.0 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46 % 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Solomon Islands </text:p>
          </table:table-cell>
          <table:table-cell table:style-name="ce5" office:value-type="float" office:value="686884" calcext:value-type="float">
            <text:p>686 884</text:p>
          </table:table-cell>
          <table:table-cell office:value-type="string" calcext:value-type="string">
            <text:p>2.55 % </text:p>
          </table:table-cell>
          <table:table-cell office:value-type="float" office:value="17.061" calcext:value-type="float">
            <text:p>17,061</text:p>
          </table:table-cell>
          <table:table-cell office:value-type="float" office:value="25" calcext:value-type="float">
            <text:p>25</text:p>
          </table:table-cell>
          <table:table-cell office:value-type="float" office:value="27.99" calcext:value-type="float">
            <text:p>27,99</text:p>
          </table:table-cell>
          <table:table-cell office:value-type="float" office:value="-1.6" calcext:value-type="float">
            <text:p>-1,6</text:p>
          </table:table-cell>
          <table:table-cell office:value-type="string" calcext:value-type="string">
            <text:p>4.4 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3 % 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Macao </text:p>
          </table:table-cell>
          <table:table-cell table:style-name="ce5" office:value-type="float" office:value="649335" calcext:value-type="float">
            <text:p>649 335</text:p>
          </table:table-cell>
          <table:table-cell office:value-type="string" calcext:value-type="string">
            <text:p>1.39 % </text:p>
          </table:table-cell>
          <table:table-cell office:value-type="float" office:value="8.89" calcext:value-type="float">
            <text:p>8,89</text:p>
          </table:table-cell>
          <table:table-cell office:value-type="float" office:value="21.645" calcext:value-type="float">
            <text:p>21,645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2 </text:p>
          </table:table-cell>
          <table:table-cell office:value-type="float" office:value="39" calcext:value-type="float">
            <text:p>39</text:p>
          </table:table-cell>
          <table:table-cell table:style-name="Default" office:value-type="string" calcext:value-type="string">
            <text:p>N.A. 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Montenegro </text:p>
          </table:table-cell>
          <table:table-cell table:style-name="ce5" office:value-type="float" office:value="628066" calcext:value-type="float">
            <text:p>628 066</text:p>
          </table:table-cell>
          <table:table-cell office:value-type="string" calcext:value-type="string">
            <text:p>0.01 % </text:p>
          </table:table-cell>
          <table:table-cell office:value-type="float" office:value="79" calcext:value-type="float">
            <text:p>79</text:p>
          </table:table-cell>
          <table:table-cell office:value-type="float" office:value="47" calcext:value-type="float">
            <text:p>47</text:p>
          </table:table-cell>
          <table:table-cell office:value-type="float" office:value="13.45" calcext:value-type="float">
            <text:p>13,45</text:p>
          </table:table-cell>
          <table:table-cell office:value-type="float" office:value="-480" calcext:value-type="float">
            <text:p>-480</text:p>
          </table:table-cell>
          <table:table-cell office:value-type="string" calcext:value-type="string">
            <text:p>1.8 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68 % 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Luxembourg </text:p>
          </table:table-cell>
          <table:table-cell table:style-name="ce5" office:value-type="float" office:value="625978" calcext:value-type="float">
            <text:p>625 978</text:p>
          </table:table-cell>
          <table:table-cell office:value-type="string" calcext:value-type="string">
            <text:p>1.66 % </text:p>
          </table:table-cell>
          <table:table-cell office:value-type="float" office:value="10.249" calcext:value-type="float">
            <text:p>10,249</text:p>
          </table:table-cell>
          <table:table-cell office:value-type="float" office:value="242" calcext:value-type="float">
            <text:p>242</text:p>
          </table:table-cell>
          <table:table-cell office:value-type="float" office:value="2.59" calcext:value-type="float">
            <text:p>2,59</text:p>
          </table:table-cell>
          <table:table-cell office:value-type="float" office:value="9.741" calcext:value-type="float">
            <text:p>9,741</text:p>
          </table:table-cell>
          <table:table-cell office:value-type="string" calcext:value-type="string">
            <text:p>1.5 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88 % 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Western Sahara </text:p>
          </table:table-cell>
          <table:table-cell table:style-name="ce5" office:value-type="float" office:value="597339" calcext:value-type="float">
            <text:p>597 339</text:p>
          </table:table-cell>
          <table:table-cell office:value-type="string" calcext:value-type="string">
            <text:p>2.55 % </text:p>
          </table:table-cell>
          <table:table-cell office:value-type="float" office:value="14.876" calcext:value-type="float">
            <text:p>14,876</text:p>
          </table:table-cell>
          <table:table-cell office:value-type="float" office:value="2" calcext:value-type="float">
            <text:p>2</text:p>
          </table:table-cell>
          <table:table-cell office:value-type="float" office:value="266" calcext:value-type="float">
            <text:p>266</text:p>
          </table:table-cell>
          <table:table-cell office:value-type="float" office:value="5.582" calcext:value-type="float">
            <text:p>5,582</text:p>
          </table:table-cell>
          <table:table-cell office:value-type="string" calcext:value-type="string">
            <text:p>2.4 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87 % 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Suriname </text:p>
          </table:table-cell>
          <table:table-cell table:style-name="ce5" office:value-type="float" office:value="586632" calcext:value-type="float">
            <text:p>586 632</text:p>
          </table:table-cell>
          <table:table-cell office:value-type="string" calcext:value-type="string">
            <text:p>0.90 % </text:p>
          </table:table-cell>
          <table:table-cell office:value-type="float" office:value="5.26" calcext:value-type="float">
            <text:p>5,26</text:p>
          </table:table-cell>
          <table:table-cell office:value-type="float" office:value="4" calcext:value-type="float">
            <text:p>4</text:p>
          </table:table-cell>
          <table:table-cell office:value-type="float" office:value="156" calcext:value-type="float">
            <text:p>156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.4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65 % 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Cabo Verde </text:p>
          </table:table-cell>
          <table:table-cell table:style-name="ce5" office:value-type="float" office:value="555987" calcext:value-type="float">
            <text:p>555 987</text:p>
          </table:table-cell>
          <table:table-cell office:value-type="string" calcext:value-type="string">
            <text:p>1.10 % </text:p>
          </table:table-cell>
          <table:table-cell office:value-type="float" office:value="6.052" calcext:value-type="float">
            <text:p>6,052</text:p>
          </table:table-cell>
          <table:table-cell office:value-type="float" office:value="138" calcext:value-type="float">
            <text:p>138</text:p>
          </table:table-cell>
          <table:table-cell office:value-type="float" office:value="4.03" calcext:value-type="float">
            <text:p>4,03</text:p>
          </table:table-cell>
          <table:table-cell office:value-type="float" office:value="-1.342" calcext:value-type="float">
            <text:p>-1,342</text:p>
          </table:table-cell>
          <table:table-cell office:value-type="string" calcext:value-type="string">
            <text:p>2.3 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68 % 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Maldives </text:p>
          </table:table-cell>
          <table:table-cell table:style-name="ce5" office:value-type="float" office:value="540544" calcext:value-type="float">
            <text:p>540 544</text:p>
          </table:table-cell>
          <table:table-cell office:value-type="string" calcext:value-type="string">
            <text:p>1.81 % </text:p>
          </table:table-cell>
          <table:table-cell office:value-type="float" office:value="9.591" calcext:value-type="float">
            <text:p>9,591</text:p>
          </table:table-cell>
          <table:table-cell office:value-type="float" office:value="1.802" calcext:value-type="float">
            <text:p>1,802</text:p>
          </table:table-cell>
          <table:table-cell office:value-type="float" office:value="300" calcext:value-type="float">
            <text:p>300</text:p>
          </table:table-cell>
          <table:table-cell office:value-type="float" office:value="11.37" calcext:value-type="float">
            <text:p>11,37</text:p>
          </table:table-cell>
          <table:table-cell office:value-type="string" calcext:value-type="string">
            <text:p>1.9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35 % 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Malta </text:p>
          </table:table-cell>
          <table:table-cell table:style-name="ce5" office:value-type="float" office:value="441543" calcext:value-type="float">
            <text:p>441 543</text:p>
          </table:table-cell>
          <table:table-cell office:value-type="string" calcext:value-type="string">
            <text:p>0.27 % </text:p>
          </table:table-cell>
          <table:table-cell office:value-type="float" office:value="1.171" calcext:value-type="float">
            <text:p>1,171</text:p>
          </table:table-cell>
          <table:table-cell office:value-type="float" office:value="1.38" calcext:value-type="float">
            <text:p>1,38</text:p>
          </table:table-cell>
          <table:table-cell office:value-type="float" office:value="320" calcext:value-type="float">
            <text:p>32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1.5 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93 % 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Brunei </text:p>
          </table:table-cell>
          <table:table-cell table:style-name="ce5" office:value-type="float" office:value="437479" calcext:value-type="float">
            <text:p>437 479</text:p>
          </table:table-cell>
          <table:table-cell office:value-type="string" calcext:value-type="string">
            <text:p>0.97 % </text:p>
          </table:table-cell>
          <table:table-cell office:value-type="float" office:value="4.194" calcext:value-type="float">
            <text:p>4,194</text:p>
          </table:table-cell>
          <table:table-cell office:value-type="float" office:value="83" calcext:value-type="float">
            <text:p>83</text:p>
          </table:table-cell>
          <table:table-cell office:value-type="float" office:value="5.27" calcext:value-type="float">
            <text:p>5,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8 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80 % 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Guadeloupe </text:p>
          </table:table-cell>
          <table:table-cell table:style-name="ce5" office:value-type="float" office:value="400124" calcext:value-type="float">
            <text:p>400 124</text:p>
          </table:table-cell>
          <table:table-cell office:value-type="string" calcext:value-type="string">
            <text:p>0.02 % </text:p>
          </table:table-cell>
          <table:table-cell office:value-type="float" office:value="68" calcext:value-type="float">
            <text:p>68</text:p>
          </table:table-cell>
          <table:table-cell office:value-type="float" office:value="237" calcext:value-type="float">
            <text:p>237</text:p>
          </table:table-cell>
          <table:table-cell office:value-type="float" office:value="1.69" calcext:value-type="float">
            <text:p>1,69</text:p>
          </table:table-cell>
          <table:table-cell office:value-type="float" office:value="-1.44" calcext:value-type="float">
            <text:p>-1,44</text:p>
          </table:table-cell>
          <table:table-cell office:value-type="string" calcext:value-type="string">
            <text:p>2.2 </text:p>
          </table:table-cell>
          <table:table-cell office:value-type="float" office:value="44" calcext:value-type="float">
            <text:p>44</text:p>
          </table:table-cell>
          <table:table-cell table:style-name="Default" office:value-type="string" calcext:value-type="string">
            <text:p>N.A. 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Belize </text:p>
          </table:table-cell>
          <table:table-cell table:style-name="ce5" office:value-type="float" office:value="397628" calcext:value-type="float">
            <text:p>397 628</text:p>
          </table:table-cell>
          <table:table-cell office:value-type="string" calcext:value-type="string">
            <text:p>1.86 % </text:p>
          </table:table-cell>
          <table:table-cell office:value-type="float" office:value="7.275" calcext:value-type="float">
            <text:p>7,275</text:p>
          </table:table-cell>
          <table:table-cell office:value-type="float" office:value="17" calcext:value-type="float">
            <text:p>17</text:p>
          </table:table-cell>
          <table:table-cell office:value-type="float" office:value="22.81" calcext:value-type="float">
            <text:p>22,81</text:p>
          </table:table-cell>
          <table:table-cell office:value-type="float" office:value="1.2" calcext:value-type="float">
            <text:p>1,2</text:p>
          </table:table-cell>
          <table:table-cell office:value-type="string" calcext:value-type="string">
            <text:p>2.3 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46 % 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Bahamas </text:p>
          </table:table-cell>
          <table:table-cell table:style-name="ce5" office:value-type="float" office:value="393244" calcext:value-type="float">
            <text:p>393 244</text:p>
          </table:table-cell>
          <table:table-cell office:value-type="string" calcext:value-type="string">
            <text:p>0.97 % </text:p>
          </table:table-cell>
          <table:table-cell office:value-type="float" office:value="3.762" calcext:value-type="float">
            <text:p>3,762</text:p>
          </table:table-cell>
          <table:table-cell office:value-type="float" office:value="39" calcext:value-type="float">
            <text:p>39</text:p>
          </table:table-cell>
          <table:table-cell office:value-type="float" office:value="10.01" calcext:value-type="float">
            <text:p>10,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8 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86 % 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Martinique </text:p>
          </table:table-cell>
          <table:table-cell table:style-name="ce5" office:value-type="float" office:value="375265" calcext:value-type="float">
            <text:p>375 265</text:p>
          </table:table-cell>
          <table:table-cell office:value-type="string" calcext:value-type="string">
            <text:p>-0.08 % </text:p>
          </table:table-cell>
          <table:table-cell office:value-type="float" office:value="-289" calcext:value-type="float">
            <text:p>-289</text:p>
          </table:table-cell>
          <table:table-cell office:value-type="float" office:value="354" calcext:value-type="float">
            <text:p>354</text:p>
          </table:table-cell>
          <table:table-cell office:value-type="float" office:value="1.06" calcext:value-type="float">
            <text:p>1,06</text:p>
          </table:table-cell>
          <table:table-cell office:value-type="float" office:value="-960" calcext:value-type="float">
            <text:p>-960</text:p>
          </table:table-cell>
          <table:table-cell office:value-type="string" calcext:value-type="string">
            <text:p>1.9 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92 % 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Iceland </text:p>
          </table:table-cell>
          <table:table-cell table:style-name="ce5" office:value-type="float" office:value="341243" calcext:value-type="float">
            <text:p>341 243</text:p>
          </table:table-cell>
          <table:table-cell office:value-type="string" calcext:value-type="string">
            <text:p>0.65 % </text:p>
          </table:table-cell>
          <table:table-cell office:value-type="float" office:value="2.212" calcext:value-type="float">
            <text:p>2,212</text:p>
          </table:table-cell>
          <table:table-cell office:value-type="float" office:value="3" calcext:value-type="float">
            <text:p>3</text:p>
          </table:table-cell>
          <table:table-cell office:value-type="float" office:value="100.25" calcext:value-type="float">
            <text:p>100,25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1.8 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94 % 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Vanuatu </text:p>
          </table:table-cell>
          <table:table-cell table:style-name="ce5" office:value-type="float" office:value="307145" calcext:value-type="float">
            <text:p>307 145</text:p>
          </table:table-cell>
          <table:table-cell office:value-type="string" calcext:value-type="string">
            <text:p>2.42 % </text:p>
          </table:table-cell>
          <table:table-cell office:value-type="float" office:value="7.263" calcext:value-type="float">
            <text:p>7,263</text:p>
          </table:table-cell>
          <table:table-cell office:value-type="float" office:value="25" calcext:value-type="float">
            <text:p>25</text:p>
          </table:table-cell>
          <table:table-cell office:value-type="float" office:value="12.19" calcext:value-type="float">
            <text:p>12,19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3.8 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24 % 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French Guiana </text:p>
          </table:table-cell>
          <table:table-cell table:style-name="ce5" office:value-type="float" office:value="298682" calcext:value-type="float">
            <text:p>298 682</text:p>
          </table:table-cell>
          <table:table-cell office:value-type="string" calcext:value-type="string">
            <text:p>2.70 % </text:p>
          </table:table-cell>
          <table:table-cell office:value-type="float" office:value="7.85" calcext:value-type="float">
            <text:p>7,85</text:p>
          </table:table-cell>
          <table:table-cell office:value-type="float" office:value="4" calcext:value-type="float">
            <text:p>4</text:p>
          </table:table-cell>
          <table:table-cell office:value-type="float" office:value="82.2" calcext:value-type="float">
            <text:p>82,2</text:p>
          </table:table-cell>
          <table:table-cell office:value-type="float" office:value="1.2" calcext:value-type="float">
            <text:p>1,2</text:p>
          </table:table-cell>
          <table:table-cell office:value-type="string" calcext:value-type="string">
            <text:p>3.4 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87 % 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Barbados </text:p>
          </table:table-cell>
          <table:table-cell table:style-name="ce5" office:value-type="float" office:value="287375" calcext:value-type="float">
            <text:p>287 375</text:p>
          </table:table-cell>
          <table:table-cell office:value-type="string" calcext:value-type="string">
            <text:p>0.12 % </text:p>
          </table:table-cell>
          <table:table-cell office:value-type="float" office:value="350" calcext:value-type="float">
            <text:p>350</text:p>
          </table:table-cell>
          <table:table-cell office:value-type="float" office:value="668" calcext:value-type="float">
            <text:p>668</text:p>
          </table:table-cell>
          <table:table-cell office:value-type="float" office:value="430" calcext:value-type="float">
            <text:p>430</text:p>
          </table:table-cell>
          <table:table-cell office:value-type="float" office:value="-79" calcext:value-type="float">
            <text:p>-79</text:p>
          </table:table-cell>
          <table:table-cell office:value-type="string" calcext:value-type="string">
            <text:p>1.6 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31 % 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New Caledonia </text:p>
          </table:table-cell>
          <table:table-cell table:style-name="ce5" office:value-type="float" office:value="285498" calcext:value-type="float">
            <text:p>285 498</text:p>
          </table:table-cell>
          <table:table-cell office:value-type="string" calcext:value-type="string">
            <text:p>0.97 % </text:p>
          </table:table-cell>
          <table:table-cell office:value-type="float" office:value="2.748" calcext:value-type="float">
            <text:p>2,748</text:p>
          </table:table-cell>
          <table:table-cell office:value-type="float" office:value="16" calcext:value-type="float">
            <text:p>16</text:p>
          </table:table-cell>
          <table:table-cell office:value-type="float" office:value="18.28" calcext:value-type="float">
            <text:p>18,28</text:p>
          </table:table-cell>
          <table:table-cell office:value-type="float" office:value="502" calcext:value-type="float">
            <text:p>502</text:p>
          </table:table-cell>
          <table:table-cell table:style-name="Default" office:value-type="string" calcext:value-type="string">
            <text:p>2.0 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72 % 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French Polynesia </text:p>
          </table:table-cell>
          <table:table-cell table:style-name="ce5" office:value-type="float" office:value="280908" calcext:value-type="float">
            <text:p>280 908</text:p>
          </table:table-cell>
          <table:table-cell office:value-type="string" calcext:value-type="string">
            <text:p>0.58 % </text:p>
          </table:table-cell>
          <table:table-cell office:value-type="float" office:value="1.621" calcext:value-type="float">
            <text:p>1,621</text:p>
          </table:table-cell>
          <table:table-cell office:value-type="float" office:value="77" calcext:value-type="float">
            <text:p>77</text:p>
          </table:table-cell>
          <table:table-cell office:value-type="float" office:value="3.66" calcext:value-type="float">
            <text:p>3,66</text:p>
          </table:table-cell>
          <table:table-cell office:value-type="float" office:value="-1" calcext:value-type="float">
            <text:p>-1</text:p>
          </table:table-cell>
          <table:table-cell table:style-name="Default" office:value-type="string" calcext:value-type="string">
            <text:p>2.0 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64 % 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Mayotte </text:p>
          </table:table-cell>
          <table:table-cell table:style-name="ce5" office:value-type="float" office:value="272815" calcext:value-type="float">
            <text:p>272 815</text:p>
          </table:table-cell>
          <table:table-cell office:value-type="string" calcext:value-type="string">
            <text:p>2.50 % </text:p>
          </table:table-cell>
          <table:table-cell office:value-type="float" office:value="6.665" calcext:value-type="float">
            <text:p>6,665</text:p>
          </table:table-cell>
          <table:table-cell office:value-type="float" office:value="728" calcext:value-type="float">
            <text:p>728</text:p>
          </table:table-cell>
          <table:table-cell office:value-type="float" office:value="375" calcext:value-type="float">
            <text:p>3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.7 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46 % 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Sao Tome &amp; Principe </text:p>
          </table:table-cell>
          <table:table-cell table:style-name="ce5" office:value-type="float" office:value="219159" calcext:value-type="float">
            <text:p>219 159</text:p>
          </table:table-cell>
          <table:table-cell office:value-type="string" calcext:value-type="string">
            <text:p>1.91 % </text:p>
          </table:table-cell>
          <table:table-cell office:value-type="float" office:value="4.103" calcext:value-type="float">
            <text:p>4,103</text:p>
          </table:table-cell>
          <table:table-cell office:value-type="float" office:value="228" calcext:value-type="float">
            <text:p>228</text:p>
          </table:table-cell>
          <table:table-cell office:value-type="float" office:value="960" calcext:value-type="float">
            <text:p>960</text:p>
          </table:table-cell>
          <table:table-cell office:value-type="float" office:value="-1.68" calcext:value-type="float">
            <text:p>-1,68</text:p>
          </table:table-cell>
          <table:table-cell office:value-type="string" calcext:value-type="string">
            <text:p>4.4 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74 % 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Samoa </text:p>
          </table:table-cell>
          <table:table-cell table:style-name="ce5" office:value-type="float" office:value="198414" calcext:value-type="float">
            <text:p>198 414</text:p>
          </table:table-cell>
          <table:table-cell office:value-type="string" calcext:value-type="string">
            <text:p>0.67 % </text:p>
          </table:table-cell>
          <table:table-cell office:value-type="float" office:value="1.317" calcext:value-type="float">
            <text:p>1,317</text:p>
          </table:table-cell>
          <table:table-cell office:value-type="float" office:value="70" calcext:value-type="float">
            <text:p>70</text:p>
          </table:table-cell>
          <table:table-cell office:value-type="float" office:value="2.83" calcext:value-type="float">
            <text:p>2,83</text:p>
          </table:table-cell>
          <table:table-cell office:value-type="float" office:value="-2.803" calcext:value-type="float">
            <text:p>-2,803</text:p>
          </table:table-cell>
          <table:table-cell office:value-type="string" calcext:value-type="string">
            <text:p>3.9 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8 % 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Saint Lucia </text:p>
          </table:table-cell>
          <table:table-cell table:style-name="ce5" office:value-type="float" office:value="183627" calcext:value-type="float">
            <text:p>183 627</text:p>
          </table:table-cell>
          <table:table-cell office:value-type="string" calcext:value-type="string">
            <text:p>0.46 % </text:p>
          </table:table-cell>
          <table:table-cell office:value-type="float" office:value="837" calcext:value-type="float">
            <text:p>837</text:p>
          </table:table-cell>
          <table:table-cell office:value-type="float" office:value="301" calcext:value-type="float">
            <text:p>301</text:p>
          </table:table-cell>
          <table:table-cell office:value-type="float" office:value="610" calcext:value-type="float">
            <text:p>6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4 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9 % 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Channel Islands </text:p>
          </table:table-cell>
          <table:table-cell table:style-name="ce5" office:value-type="float" office:value="173863" calcext:value-type="float">
            <text:p>173 863</text:p>
          </table:table-cell>
          <table:table-cell office:value-type="string" calcext:value-type="string">
            <text:p>0.93 % </text:p>
          </table:table-cell>
          <table:table-cell office:value-type="float" office:value="1.604" calcext:value-type="float">
            <text:p>1,604</text:p>
          </table:table-cell>
          <table:table-cell office:value-type="float" office:value="915" calcext:value-type="float">
            <text:p>915</text:p>
          </table:table-cell>
          <table:table-cell office:value-type="float" office:value="190" calcext:value-type="float">
            <text:p>190</text:p>
          </table:table-cell>
          <table:table-cell office:value-type="float" office:value="1.351" calcext:value-type="float">
            <text:p>1,351</text:p>
          </table:table-cell>
          <table:table-cell office:value-type="string" calcext:value-type="string">
            <text:p>1.5 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30 % 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Guam </text:p>
          </table:table-cell>
          <table:table-cell table:style-name="ce5" office:value-type="float" office:value="168775" calcext:value-type="float">
            <text:p>168 775</text:p>
          </table:table-cell>
          <table:table-cell office:value-type="string" calcext:value-type="string">
            <text:p>0.89 % </text:p>
          </table:table-cell>
          <table:table-cell office:value-type="float" office:value="1.481" calcext:value-type="float">
            <text:p>1,481</text:p>
          </table:table-cell>
          <table:table-cell office:value-type="float" office:value="313" calcext:value-type="float">
            <text:p>313</text:p>
          </table:table-cell>
          <table:table-cell office:value-type="float" office:value="540" calcext:value-type="float">
            <text:p>540</text:p>
          </table:table-cell>
          <table:table-cell office:value-type="float" office:value="-506" calcext:value-type="float">
            <text:p>-506</text:p>
          </table:table-cell>
          <table:table-cell office:value-type="string" calcext:value-type="string">
            <text:p>2.3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95 % 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Curaçao </text:p>
          </table:table-cell>
          <table:table-cell table:style-name="ce5" office:value-type="float" office:value="164093" calcext:value-type="float">
            <text:p>164 093</text:p>
          </table:table-cell>
          <table:table-cell office:value-type="string" calcext:value-type="string">
            <text:p>0.41 % </text:p>
          </table:table-cell>
          <table:table-cell office:value-type="float" office:value="669" calcext:value-type="float">
            <text:p>669</text:p>
          </table:table-cell>
          <table:table-cell office:value-type="float" office:value="370" calcext:value-type="float">
            <text:p>370</text:p>
          </table:table-cell>
          <table:table-cell office:value-type="float" office:value="444" calcext:value-type="float">
            <text:p>444</text:p>
          </table:table-cell>
          <table:table-cell office:value-type="float" office:value="515" calcext:value-type="float">
            <text:p>515</text:p>
          </table:table-cell>
          <table:table-cell office:value-type="string" calcext:value-type="string">
            <text:p>1.8 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89 % 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Kiribati </text:p>
          </table:table-cell>
          <table:table-cell table:style-name="ce5" office:value-type="float" office:value="119449" calcext:value-type="float">
            <text:p>119 449</text:p>
          </table:table-cell>
          <table:table-cell office:value-type="string" calcext:value-type="string">
            <text:p>1.57 % </text:p>
          </table:table-cell>
          <table:table-cell office:value-type="float" office:value="1.843" calcext:value-type="float">
            <text:p>1,843</text:p>
          </table:table-cell>
          <table:table-cell office:value-type="float" office:value="147" calcext:value-type="float">
            <text:p>147</text:p>
          </table:table-cell>
          <table:table-cell office:value-type="float" office:value="810" calcext:value-type="float">
            <text:p>810</text:p>
          </table:table-cell>
          <table:table-cell office:value-type="float" office:value="-800" calcext:value-type="float">
            <text:p>-800</text:p>
          </table:table-cell>
          <table:table-cell office:value-type="string" calcext:value-type="string">
            <text:p>3.6 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57 % 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Micronesia </text:p>
          </table:table-cell>
          <table:table-cell table:style-name="ce5" office:value-type="float" office:value="115023" calcext:value-type="float">
            <text:p>115 023</text:p>
          </table:table-cell>
          <table:table-cell office:value-type="string" calcext:value-type="string">
            <text:p>1.06 % </text:p>
          </table:table-cell>
          <table:table-cell office:value-type="float" office:value="1.208" calcext:value-type="float">
            <text:p>1,208</text:p>
          </table:table-cell>
          <table:table-cell office:value-type="float" office:value="164" calcext:value-type="float">
            <text:p>164</text:p>
          </table:table-cell>
          <table:table-cell office:value-type="float" office:value="700" calcext:value-type="float">
            <text:p>700</text:p>
          </table:table-cell>
          <table:table-cell office:value-type="float" office:value="-600" calcext:value-type="float">
            <text:p>-600</text:p>
          </table:table-cell>
          <table:table-cell office:value-type="string" calcext:value-type="string">
            <text:p>3.1 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1 % 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Grenada </text:p>
          </table:table-cell>
          <table:table-cell table:style-name="ce5" office:value-type="float" office:value="112523" calcext:value-type="float">
            <text:p>112 523</text:p>
          </table:table-cell>
          <table:table-cell office:value-type="string" calcext:value-type="string">
            <text:p>0.46 % </text:p>
          </table:table-cell>
          <table:table-cell office:value-type="float" office:value="520" calcext:value-type="float">
            <text:p>520</text:p>
          </table:table-cell>
          <table:table-cell office:value-type="float" office:value="331" calcext:value-type="float">
            <text:p>331</text:p>
          </table:table-cell>
          <table:table-cell office:value-type="float" office:value="340" calcext:value-type="float">
            <text:p>340</text:p>
          </table:table-cell>
          <table:table-cell office:value-type="float" office:value="-200" calcext:value-type="float">
            <text:p>-200</text:p>
          </table:table-cell>
          <table:table-cell office:value-type="string" calcext:value-type="string">
            <text:p>2.1 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35 % 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St. Vincent &amp; Grenadines </text:p>
          </table:table-cell>
          <table:table-cell table:style-name="ce5" office:value-type="float" office:value="11094" calcext:value-type="float">
            <text:p>11 094</text:p>
          </table:table-cell>
          <table:table-cell office:value-type="string" calcext:value-type="string">
            <text:p>0.32 % </text:p>
          </table:table-cell>
          <table:table-cell office:value-type="float" office:value="351" calcext:value-type="float">
            <text:p>351</text:p>
          </table:table-cell>
          <table:table-cell office:value-type="float" office:value="284" calcext:value-type="float">
            <text:p>284</text:p>
          </table:table-cell>
          <table:table-cell office:value-type="float" office:value="390" calcext:value-type="float">
            <text:p>390</text:p>
          </table:table-cell>
          <table:table-cell office:value-type="float" office:value="-200" calcext:value-type="float">
            <text:p>-200</text:p>
          </table:table-cell>
          <table:table-cell office:value-type="string" calcext:value-type="string">
            <text:p>1.9 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53 % 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Aruba </text:p>
          </table:table-cell>
          <table:table-cell table:style-name="ce5" office:value-type="float" office:value="106766" calcext:value-type="float">
            <text:p>106 766</text:p>
          </table:table-cell>
          <table:table-cell office:value-type="string" calcext:value-type="string">
            <text:p>0.43 % </text:p>
          </table:table-cell>
          <table:table-cell office:value-type="float" office:value="452" calcext:value-type="float">
            <text:p>452</text:p>
          </table:table-cell>
          <table:table-cell office:value-type="float" office:value="593" calcext:value-type="float">
            <text:p>593</text:p>
          </table:table-cell>
          <table:table-cell office:value-type="float" office:value="180" calcext:value-type="float">
            <text:p>180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1.9 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44 % 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Tonga </text:p>
          </table:table-cell>
          <table:table-cell table:style-name="ce5" office:value-type="float" office:value="105695" calcext:value-type="float">
            <text:p>105 695</text:p>
          </table:table-cell>
          <table:table-cell office:value-type="string" calcext:value-type="string">
            <text:p>1.15 % </text:p>
          </table:table-cell>
          <table:table-cell office:value-type="float" office:value="1.201" calcext:value-type="float">
            <text:p>1,201</text:p>
          </table:table-cell>
          <table:table-cell office:value-type="float" office:value="147" calcext:value-type="float">
            <text:p>147</text:p>
          </table:table-cell>
          <table:table-cell office:value-type="float" office:value="720" calcext:value-type="float">
            <text:p>720</text:p>
          </table:table-cell>
          <table:table-cell office:value-type="float" office:value="-800" calcext:value-type="float">
            <text:p>-800</text:p>
          </table:table-cell>
          <table:table-cell office:value-type="string" calcext:value-type="string">
            <text:p>3.6 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4 % 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U.S. Virgin Islands </text:p>
          </table:table-cell>
          <table:table-cell table:style-name="ce5" office:value-type="float" office:value="104425" calcext:value-type="float">
            <text:p>104 425</text:p>
          </table:table-cell>
          <table:table-cell office:value-type="string" calcext:value-type="string">
            <text:p>-0.15 % </text:p>
          </table:table-cell>
          <table:table-cell office:value-type="float" office:value="-153" calcext:value-type="float">
            <text:p>-153</text:p>
          </table:table-cell>
          <table:table-cell office:value-type="float" office:value="298" calcext:value-type="float">
            <text:p>298</text:p>
          </table:table-cell>
          <table:table-cell office:value-type="float" office:value="350" calcext:value-type="float">
            <text:p>350</text:p>
          </table:table-cell>
          <table:table-cell office:value-type="float" office:value="-451" calcext:value-type="float">
            <text:p>-451</text:p>
          </table:table-cell>
          <table:table-cell table:style-name="Default" office:value-type="string" calcext:value-type="string">
            <text:p>2.0 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96 % 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Seychelles </text:p>
          </table:table-cell>
          <table:table-cell table:style-name="ce5" office:value-type="float" office:value="98347" calcext:value-type="float">
            <text:p>98 347</text:p>
          </table:table-cell>
          <table:table-cell office:value-type="string" calcext:value-type="string">
            <text:p>0.62 % </text:p>
          </table:table-cell>
          <table:table-cell office:value-type="float" office:value="608" calcext:value-type="float">
            <text:p>608</text:p>
          </table:table-cell>
          <table:table-cell office:value-type="float" office:value="214" calcext:value-type="float">
            <text:p>214</text:p>
          </table:table-cell>
          <table:table-cell office:value-type="float" office:value="460" calcext:value-type="float">
            <text:p>460</text:p>
          </table:table-cell>
          <table:table-cell office:value-type="float" office:value="-200" calcext:value-type="float">
            <text:p>-200</text:p>
          </table:table-cell>
          <table:table-cell office:value-type="string" calcext:value-type="string">
            <text:p>2.5 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56 % 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Antigua and Barbuda </text:p>
          </table:table-cell>
          <table:table-cell table:style-name="ce5" office:value-type="float" office:value="97929" calcext:value-type="float">
            <text:p>97 929</text:p>
          </table:table-cell>
          <table:table-cell office:value-type="string" calcext:value-type="string">
            <text:p>0.84 % </text:p>
          </table:table-cell>
          <table:table-cell office:value-type="float" office:value="811" calcext:value-type="float">
            <text:p>811</text:p>
          </table:table-cell>
          <table:table-cell office:value-type="float" office:value="223" calcext:value-type="float">
            <text:p>223</text:p>
          </table:table-cell>
          <table:table-cell office:value-type="float" office:value="440" calcext:value-type="float">
            <text:p>440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2.0 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6 % 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Isle of Man </text:p>
          </table:table-cell>
          <table:table-cell table:style-name="ce5" office:value-type="float" office:value="85033" calcext:value-type="float">
            <text:p>85 033</text:p>
          </table:table-cell>
          <table:table-cell office:value-type="string" calcext:value-type="string">
            <text:p>0.53 % </text:p>
          </table:table-cell>
          <table:table-cell office:value-type="float" office:value="449" calcext:value-type="float">
            <text:p>449</text:p>
          </table:table-cell>
          <table:table-cell office:value-type="float" office:value="149" calcext:value-type="float">
            <text:p>149</text:p>
          </table:table-cell>
          <table:table-cell office:value-type="float" office:value="570" calcext:value-type="float">
            <text:p>570</text:p>
          </table:table-cell>
          <table:table-cell/>
          <table:table-cell table:style-name="Default" office:value-type="string" calcext:value-type="string">
            <text:p>N.A. </text:p>
          </table:table-cell>
          <table:table-cell office:value-type="string" calcext:value-type="string">
            <text:p>N.A. </text:p>
          </table:table-cell>
          <table:table-cell office:value-type="string" calcext:value-type="string">
            <text:p>53 % 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Andorra </text:p>
          </table:table-cell>
          <table:table-cell table:style-name="ce5" office:value-type="float" office:value="77265" calcext:value-type="float">
            <text:p>77 265</text:p>
          </table:table-cell>
          <table:table-cell office:value-type="string" calcext:value-type="string">
            <text:p>0.16 % </text:p>
          </table:table-cell>
          <table:table-cell office:value-type="float" office:value="123" calcext:value-type="float">
            <text:p>123</text:p>
          </table:table-cell>
          <table:table-cell office:value-type="float" office:value="164" calcext:value-type="float">
            <text:p>164</text:p>
          </table:table-cell>
          <table:table-cell office:value-type="float" office:value="470" calcext:value-type="float">
            <text:p>470</text:p>
          </table:table-cell>
          <table:table-cell/>
          <table:table-cell table:style-name="Default" office:value-type="string" calcext:value-type="string">
            <text:p>N.A. </text:p>
          </table:table-cell>
          <table:table-cell office:value-type="string" calcext:value-type="string">
            <text:p>N.A. </text:p>
          </table:table-cell>
          <table:table-cell office:value-type="string" calcext:value-type="string">
            <text:p>88 % 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Dominica </text:p>
          </table:table-cell>
          <table:table-cell table:style-name="ce5" office:value-type="float" office:value="71986" calcext:value-type="float">
            <text:p>71 986</text:p>
          </table:table-cell>
          <table:table-cell office:value-type="string" calcext:value-type="string">
            <text:p>0.25 % </text:p>
          </table:table-cell>
          <table:table-cell office:value-type="float" office:value="178" calcext:value-type="float">
            <text:p>178</text:p>
          </table:table-cell>
          <table:table-cell office:value-type="float" office:value="96" calcext:value-type="float">
            <text:p>96</text:p>
          </table:table-cell>
          <table:table-cell office:value-type="float" office:value="750" calcext:value-type="float">
            <text:p>750</text:p>
          </table:table-cell>
          <table:table-cell/>
          <table:table-cell table:style-name="Default" office:value-type="string" calcext:value-type="string">
            <text:p>N.A. </text:p>
          </table:table-cell>
          <table:table-cell office:value-type="string" calcext:value-type="string">
            <text:p>N.A. </text:p>
          </table:table-cell>
          <table:table-cell office:value-type="string" calcext:value-type="string">
            <text:p>74 % 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Cayman Islands </text:p>
          </table:table-cell>
          <table:table-cell table:style-name="ce5" office:value-type="float" office:value="65722" calcext:value-type="float">
            <text:p>65 722</text:p>
          </table:table-cell>
          <table:table-cell office:value-type="string" calcext:value-type="string">
            <text:p>1.19 % </text:p>
          </table:table-cell>
          <table:table-cell office:value-type="float" office:value="774" calcext:value-type="float">
            <text:p>774</text:p>
          </table:table-cell>
          <table:table-cell office:value-type="float" office:value="274" calcext:value-type="float">
            <text:p>274</text:p>
          </table:table-cell>
          <table:table-cell office:value-type="float" office:value="240" calcext:value-type="float">
            <text:p>240</text:p>
          </table:table-cell>
          <table:table-cell/>
          <table:table-cell table:style-name="Default" office:value-type="string" calcext:value-type="string">
            <text:p>N.A. </text:p>
          </table:table-cell>
          <table:table-cell office:value-type="string" calcext:value-type="string">
            <text:p>N.A. </text:p>
          </table:table-cell>
          <table:table-cell office:value-type="string" calcext:value-type="string">
            <text:p>97 % 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Bermuda </text:p>
          </table:table-cell>
          <table:table-cell table:style-name="ce5" office:value-type="float" office:value="62278" calcext:value-type="float">
            <text:p>62 278</text:p>
          </table:table-cell>
          <table:table-cell office:value-type="string" calcext:value-type="string">
            <text:p>-0.36 % </text:p>
          </table:table-cell>
          <table:table-cell office:value-type="float" office:value="-228" calcext:value-type="float">
            <text:p>-228</text:p>
          </table:table-cell>
          <table:table-cell office:value-type="float" office:value="1.246" calcext:value-type="float">
            <text:p>1,246</text:p>
          </table:table-cell>
          <table:table-cell office:value-type="float" office:value="50" calcext:value-type="float">
            <text:p>50</text:p>
          </table:table-cell>
          <table:table-cell/>
          <table:table-cell table:style-name="Default" office:value-type="string" calcext:value-type="string">
            <text:p>N.A. </text:p>
          </table:table-cell>
          <table:table-cell office:value-type="string" calcext:value-type="string">
            <text:p>N.A. </text:p>
          </table:table-cell>
          <table:table-cell office:value-type="string" calcext:value-type="string">
            <text:p>97 % 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Marshall Islands </text:p>
          </table:table-cell>
          <table:table-cell table:style-name="ce5" office:value-type="float" office:value="5919" calcext:value-type="float">
            <text:p>5 919</text:p>
          </table:table-cell>
          <table:table-cell office:value-type="string" calcext:value-type="string">
            <text:p>0.68 % </text:p>
          </table:table-cell>
          <table:table-cell office:value-type="float" office:value="399" calcext:value-type="float">
            <text:p>399</text:p>
          </table:table-cell>
          <table:table-cell office:value-type="float" office:value="329" calcext:value-type="float">
            <text:p>329</text:p>
          </table:table-cell>
          <table:table-cell office:value-type="float" office:value="180" calcext:value-type="float">
            <text:p>180</text:p>
          </table:table-cell>
          <table:table-cell/>
          <table:table-cell table:style-name="Default" office:value-type="string" calcext:value-type="string">
            <text:p>N.A. </text:p>
          </table:table-cell>
          <table:table-cell office:value-type="string" calcext:value-type="string">
            <text:p>N.A. </text:p>
          </table:table-cell>
          <table:table-cell office:value-type="string" calcext:value-type="string">
            <text:p>70 % 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Northern Mariana Islands </text:p>
          </table:table-cell>
          <table:table-cell table:style-name="ce5" office:value-type="float" office:value="57559" calcext:value-type="float">
            <text:p>57 559</text:p>
          </table:table-cell>
          <table:table-cell office:value-type="string" calcext:value-type="string">
            <text:p>0.60 % </text:p>
          </table:table-cell>
          <table:table-cell office:value-type="float" office:value="343" calcext:value-type="float">
            <text:p>343</text:p>
          </table:table-cell>
          <table:table-cell office:value-type="float" office:value="125" calcext:value-type="float">
            <text:p>125</text:p>
          </table:table-cell>
          <table:table-cell office:value-type="float" office:value="460" calcext:value-type="float">
            <text:p>460</text:p>
          </table:table-cell>
          <table:table-cell/>
          <table:table-cell table:style-name="Default" office:value-type="string" calcext:value-type="string">
            <text:p>N.A. </text:p>
          </table:table-cell>
          <table:table-cell office:value-type="string" calcext:value-type="string">
            <text:p>N.A. </text:p>
          </table:table-cell>
          <table:table-cell office:value-type="string" calcext:value-type="string">
            <text:p>88 % 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Greenland </text:p>
          </table:table-cell>
          <table:table-cell table:style-name="ce5" office:value-type="float" office:value="5677" calcext:value-type="float">
            <text:p>5 677</text:p>
          </table:table-cell>
          <table:table-cell office:value-type="string" calcext:value-type="string">
            <text:p>0.17 % 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float" office:value="410.45" calcext:value-type="float">
            <text:p>410,45</text:p>
          </table:table-cell>
          <table:table-cell/>
          <table:table-cell table:style-name="Default" office:value-type="string" calcext:value-type="string">
            <text:p>N.A. </text:p>
          </table:table-cell>
          <table:table-cell office:value-type="string" calcext:value-type="string">
            <text:p>N.A. </text:p>
          </table:table-cell>
          <table:table-cell office:value-type="string" calcext:value-type="string">
            <text:p>87 % 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American Samoa </text:p>
          </table:table-cell>
          <table:table-cell table:style-name="ce5" office:value-type="float" office:value="55191" calcext:value-type="float">
            <text:p>55 191</text:p>
          </table:table-cell>
          <table:table-cell office:value-type="string" calcext:value-type="string">
            <text:p>-0.22 % </text:p>
          </table:table-cell>
          <table:table-cell office:value-type="float" office:value="-121" calcext:value-type="float">
            <text:p>-121</text:p>
          </table:table-cell>
          <table:table-cell office:value-type="float" office:value="276" calcext:value-type="float">
            <text:p>276</text:p>
          </table:table-cell>
          <table:table-cell office:value-type="float" office:value="200" calcext:value-type="float">
            <text:p>200</text:p>
          </table:table-cell>
          <table:table-cell/>
          <table:table-cell table:style-name="Default" office:value-type="string" calcext:value-type="string">
            <text:p>N.A. </text:p>
          </table:table-cell>
          <table:table-cell office:value-type="string" calcext:value-type="string">
            <text:p>N.A. </text:p>
          </table:table-cell>
          <table:table-cell office:value-type="string" calcext:value-type="string">
            <text:p>88 % 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Saint Kitts &amp; Nevis </text:p>
          </table:table-cell>
          <table:table-cell table:style-name="ce5" office:value-type="float" office:value="53199" calcext:value-type="float">
            <text:p>53 199</text:p>
          </table:table-cell>
          <table:table-cell office:value-type="string" calcext:value-type="string">
            <text:p>0.71 % </text:p>
          </table:table-cell>
          <table:table-cell office:value-type="float" office:value="376" calcext:value-type="float">
            <text:p>376</text:p>
          </table:table-cell>
          <table:table-cell office:value-type="float" office:value="205" calcext:value-type="float">
            <text:p>205</text:p>
          </table:table-cell>
          <table:table-cell office:value-type="float" office:value="260" calcext:value-type="float">
            <text:p>260</text:p>
          </table:table-cell>
          <table:table-cell/>
          <table:table-cell table:style-name="Default" office:value-type="string" calcext:value-type="string">
            <text:p>N.A. </text:p>
          </table:table-cell>
          <table:table-cell office:value-type="string" calcext:value-type="string">
            <text:p>N.A. </text:p>
          </table:table-cell>
          <table:table-cell office:value-type="string" calcext:value-type="string">
            <text:p>33 % 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Faeroe Islands </text:p>
          </table:table-cell>
          <table:table-cell table:style-name="ce5" office:value-type="float" office:value="48863" calcext:value-type="float">
            <text:p>48 863</text:p>
          </table:table-cell>
          <table:table-cell office:value-type="string" calcext:value-type="string">
            <text:p>0.38 % </text:p>
          </table:table-cell>
          <table:table-cell office:value-type="float" office:value="185" calcext:value-type="float">
            <text:p>185</text:p>
          </table:table-cell>
          <table:table-cell office:value-type="float" office:value="35" calcext:value-type="float">
            <text:p>35</text:p>
          </table:table-cell>
          <table:table-cell office:value-type="float" office:value="1.396" calcext:value-type="float">
            <text:p>1,396</text:p>
          </table:table-cell>
          <table:table-cell/>
          <table:table-cell table:style-name="Default" office:value-type="string" calcext:value-type="string">
            <text:p>N.A. </text:p>
          </table:table-cell>
          <table:table-cell office:value-type="string" calcext:value-type="string">
            <text:p>N.A. </text:p>
          </table:table-cell>
          <table:table-cell office:value-type="string" calcext:value-type="string">
            <text:p>43 % 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Sint Maarten </text:p>
          </table:table-cell>
          <table:table-cell table:style-name="ce5" office:value-type="float" office:value="42876" calcext:value-type="float">
            <text:p>42 876</text:p>
          </table:table-cell>
          <table:table-cell office:value-type="string" calcext:value-type="string">
            <text:p>1.15 % </text:p>
          </table:table-cell>
          <table:table-cell office:value-type="float" office:value="488" calcext:value-type="float">
            <text:p>488</text:p>
          </table:table-cell>
          <table:table-cell office:value-type="float" office:value="1.261" calcext:value-type="float">
            <text:p>1,261</text:p>
          </table:table-cell>
          <table:table-cell office:value-type="float" office:value="34" calcext:value-type="float">
            <text:p>34</text:p>
          </table:table-cell>
          <table:table-cell/>
          <table:table-cell table:style-name="Default" office:value-type="string" calcext:value-type="string">
            <text:p>N.A. </text:p>
          </table:table-cell>
          <table:table-cell office:value-type="string" calcext:value-type="string">
            <text:p>N.A. </text:p>
          </table:table-cell>
          <table:table-cell office:value-type="string" calcext:value-type="string">
            <text:p>96 % 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Monaco </text:p>
          </table:table-cell>
          <table:table-cell table:style-name="ce5" office:value-type="float" office:value="39242" calcext:value-type="float">
            <text:p>39 242</text:p>
          </table:table-cell>
          <table:table-cell office:value-type="string" calcext:value-type="string">
            <text:p>0.71 % </text:p>
          </table:table-cell>
          <table:table-cell office:value-type="float" office:value="278" calcext:value-type="float">
            <text:p>278</text:p>
          </table:table-cell>
          <table:table-cell office:value-type="float" office:value="26.337" calcext:value-type="float">
            <text:p>26,337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office:value-type="string" calcext:value-type="string">
            <text:p>N.A. </text:p>
          </table:table-cell>
          <table:table-cell office:value-type="string" calcext:value-type="string">
            <text:p>N.A. </text:p>
          </table:table-cell>
          <table:table-cell table:style-name="Default" office:value-type="string" calcext:value-type="string">
            <text:p>N.A. 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Turks and Caicos </text:p>
          </table:table-cell>
          <table:table-cell table:style-name="ce5" office:value-type="float" office:value="38717" calcext:value-type="float">
            <text:p>38 717</text:p>
          </table:table-cell>
          <table:table-cell office:value-type="string" calcext:value-type="string">
            <text:p>1.38 % </text:p>
          </table:table-cell>
          <table:table-cell office:value-type="float" office:value="526" calcext:value-type="float">
            <text:p>526</text:p>
          </table:table-cell>
          <table:table-cell office:value-type="float" office:value="41" calcext:value-type="float">
            <text:p>41</text:p>
          </table:table-cell>
          <table:table-cell office:value-type="float" office:value="950" calcext:value-type="float">
            <text:p>950</text:p>
          </table:table-cell>
          <table:table-cell/>
          <table:table-cell table:style-name="Default" office:value-type="string" calcext:value-type="string">
            <text:p>N.A. </text:p>
          </table:table-cell>
          <table:table-cell office:value-type="string" calcext:value-type="string">
            <text:p>N.A. </text:p>
          </table:table-cell>
          <table:table-cell office:value-type="string" calcext:value-type="string">
            <text:p>89 % 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Saint Martin </text:p>
          </table:table-cell>
          <table:table-cell table:style-name="ce5" office:value-type="float" office:value="38666" calcext:value-type="float">
            <text:p>38 666</text:p>
          </table:table-cell>
          <table:table-cell office:value-type="string" calcext:value-type="string">
            <text:p>1.75 % </text:p>
          </table:table-cell>
          <table:table-cell office:value-type="float" office:value="664" calcext:value-type="float">
            <text:p>664</text:p>
          </table:table-cell>
          <table:table-cell office:value-type="float" office:value="730" calcext:value-type="float">
            <text:p>730</text:p>
          </table:table-cell>
          <table:table-cell office:value-type="float" office:value="53" calcext:value-type="float">
            <text:p>53</text:p>
          </table:table-cell>
          <table:table-cell/>
          <table:table-cell table:style-name="Default" office:value-type="string" calcext:value-type="string">
            <text:p>N.A. </text:p>
          </table:table-cell>
          <table:table-cell office:value-type="string" calcext:value-type="string">
            <text:p>N.A. </text:p>
          </table:table-cell>
          <table:table-cell office:value-type="string" calcext:value-type="string">
            <text:p>0 % 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Liechtenstein </text:p>
          </table:table-cell>
          <table:table-cell table:style-name="ce5" office:value-type="float" office:value="38128" calcext:value-type="float">
            <text:p>38 128</text:p>
          </table:table-cell>
          <table:table-cell office:value-type="string" calcext:value-type="string">
            <text:p>0.29 % </text:p>
          </table:table-cell>
          <table:table-cell office:value-type="float" office:value="109" calcext:value-type="float">
            <text:p>109</text:p>
          </table:table-cell>
          <table:table-cell office:value-type="float" office:value="238" calcext:value-type="float">
            <text:p>238</text:p>
          </table:table-cell>
          <table:table-cell office:value-type="float" office:value="160" calcext:value-type="float">
            <text:p>160</text:p>
          </table:table-cell>
          <table:table-cell/>
          <table:table-cell table:style-name="Default" office:value-type="string" calcext:value-type="string">
            <text:p>N.A. </text:p>
          </table:table-cell>
          <table:table-cell office:value-type="string" calcext:value-type="string">
            <text:p>N.A. </text:p>
          </table:table-cell>
          <table:table-cell office:value-type="string" calcext:value-type="string">
            <text:p>15 % 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San Marino </text:p>
          </table:table-cell>
          <table:table-cell table:style-name="ce5" office:value-type="float" office:value="33931" calcext:value-type="float">
            <text:p>33 931</text:p>
          </table:table-cell>
          <table:table-cell office:value-type="string" calcext:value-type="string">
            <text:p>0.21 % </text:p>
          </table:table-cell>
          <table:table-cell office:value-type="float" office:value="71" calcext:value-type="float">
            <text:p>71</text:p>
          </table:table-cell>
          <table:table-cell office:value-type="float" office:value="566" calcext:value-type="float">
            <text:p>566</text:p>
          </table:table-cell>
          <table:table-cell office:value-type="float" office:value="60" calcext:value-type="float">
            <text:p>60</text:p>
          </table:table-cell>
          <table:table-cell/>
          <table:table-cell table:style-name="Default" office:value-type="string" calcext:value-type="string">
            <text:p>N.A. </text:p>
          </table:table-cell>
          <table:table-cell office:value-type="string" calcext:value-type="string">
            <text:p>N.A. </text:p>
          </table:table-cell>
          <table:table-cell office:value-type="string" calcext:value-type="string">
            <text:p>97 % 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Gibraltar </text:p>
          </table:table-cell>
          <table:table-cell table:style-name="ce5" office:value-type="float" office:value="33691" calcext:value-type="float">
            <text:p>33 691</text:p>
          </table:table-cell>
          <table:table-cell office:value-type="string" calcext:value-type="string">
            <text:p>-0.03 % </text:p>
          </table:table-cell>
          <table:table-cell office:value-type="float" office:value="-10" calcext:value-type="float">
            <text:p>-10</text:p>
          </table:table-cell>
          <table:table-cell office:value-type="float" office:value="3.369" calcext:value-type="float">
            <text:p>3,369</text:p>
          </table:table-cell>
          <table:table-cell office:value-type="float" office:value="10" calcext:value-type="float">
            <text:p>10</text:p>
          </table:table-cell>
          <table:table-cell/>
          <table:table-cell table:style-name="Default" office:value-type="string" calcext:value-type="string">
            <text:p>N.A. </text:p>
          </table:table-cell>
          <table:table-cell office:value-type="string" calcext:value-type="string">
            <text:p>N.A. </text:p>
          </table:table-cell>
          <table:table-cell table:style-name="Default" office:value-type="string" calcext:value-type="string">
            <text:p>N.A. 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British Virgin Islands </text:p>
          </table:table-cell>
          <table:table-cell table:style-name="ce5" office:value-type="float" office:value="30231" calcext:value-type="float">
            <text:p>30 231</text:p>
          </table:table-cell>
          <table:table-cell office:value-type="string" calcext:value-type="string">
            <text:p>0.67 % </text:p>
          </table:table-cell>
          <table:table-cell office:value-type="float" office:value="201" calcext:value-type="float">
            <text:p>201</text:p>
          </table:table-cell>
          <table:table-cell office:value-type="float" office:value="202" calcext:value-type="float">
            <text:p>202</text:p>
          </table:table-cell>
          <table:table-cell office:value-type="float" office:value="150" calcext:value-type="float">
            <text:p>150</text:p>
          </table:table-cell>
          <table:table-cell/>
          <table:table-cell table:style-name="Default" office:value-type="string" calcext:value-type="string">
            <text:p>N.A. </text:p>
          </table:table-cell>
          <table:table-cell office:value-type="string" calcext:value-type="string">
            <text:p>N.A. </text:p>
          </table:table-cell>
          <table:table-cell office:value-type="string" calcext:value-type="string">
            <text:p>52 % 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Caribbean Netherlands </text:p>
          </table:table-cell>
          <table:table-cell table:style-name="ce5" office:value-type="float" office:value="26223" calcext:value-type="float">
            <text:p>26 223</text:p>
          </table:table-cell>
          <table:table-cell office:value-type="string" calcext:value-type="string">
            <text:p>0.94 % </text:p>
          </table:table-cell>
          <table:table-cell office:value-type="float" office:value="244" calcext:value-type="float">
            <text:p>244</text:p>
          </table:table-cell>
          <table:table-cell office:value-type="float" office:value="80" calcext:value-type="float">
            <text:p>80</text:p>
          </table:table-cell>
          <table:table-cell office:value-type="float" office:value="328" calcext:value-type="float">
            <text:p>328</text:p>
          </table:table-cell>
          <table:table-cell/>
          <table:table-cell table:style-name="Default" office:value-type="string" calcext:value-type="string">
            <text:p>N.A. </text:p>
          </table:table-cell>
          <table:table-cell office:value-type="string" calcext:value-type="string">
            <text:p>N.A. </text:p>
          </table:table-cell>
          <table:table-cell office:value-type="string" calcext:value-type="string">
            <text:p>75 % 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Palau </text:p>
          </table:table-cell>
          <table:table-cell table:style-name="ce5" office:value-type="float" office:value="18094" calcext:value-type="float">
            <text:p>18 094</text:p>
          </table:table-cell>
          <table:table-cell office:value-type="string" calcext:value-type="string">
            <text:p>0.48 % </text:p>
          </table:table-cell>
          <table:table-cell office:value-type="float" office:value="86" calcext:value-type="float">
            <text:p>86</text:p>
          </table:table-cell>
          <table:table-cell office:value-type="float" office:value="39" calcext:value-type="float">
            <text:p>39</text:p>
          </table:table-cell>
          <table:table-cell office:value-type="float" office:value="460" calcext:value-type="float">
            <text:p>460</text:p>
          </table:table-cell>
          <table:table-cell/>
          <table:table-cell table:style-name="Default" office:value-type="string" calcext:value-type="string">
            <text:p>N.A. </text:p>
          </table:table-cell>
          <table:table-cell office:value-type="string" calcext:value-type="string">
            <text:p>N.A. </text:p>
          </table:table-cell>
          <table:table-cell table:style-name="Default" office:value-type="string" calcext:value-type="string">
            <text:p>N.A. 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Cook Islands </text:p>
          </table:table-cell>
          <table:table-cell table:style-name="ce5" office:value-type="float" office:value="17564" calcext:value-type="float">
            <text:p>17 564</text:p>
          </table:table-cell>
          <table:table-cell office:value-type="string" calcext:value-type="string">
            <text:p>0.09 % </text:p>
          </table:table-cell>
          <table:table-cell office:value-type="float" office:value="16" calcext:value-type="float">
            <text:p>16</text:p>
          </table:table-cell>
          <table:table-cell office:value-type="float" office:value="73" calcext:value-type="float">
            <text:p>73</text:p>
          </table:table-cell>
          <table:table-cell office:value-type="float" office:value="240" calcext:value-type="float">
            <text:p>240</text:p>
          </table:table-cell>
          <table:table-cell/>
          <table:table-cell table:style-name="Default" office:value-type="string" calcext:value-type="string">
            <text:p>N.A. </text:p>
          </table:table-cell>
          <table:table-cell office:value-type="string" calcext:value-type="string">
            <text:p>N.A. </text:p>
          </table:table-cell>
          <table:table-cell office:value-type="string" calcext:value-type="string">
            <text:p>75 % 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Anguilla </text:p>
          </table:table-cell>
          <table:table-cell table:style-name="ce5" office:value-type="float" office:value="15003" calcext:value-type="float">
            <text:p>15 003</text:p>
          </table:table-cell>
          <table:table-cell office:value-type="string" calcext:value-type="string">
            <text:p>0.90 % </text:p>
          </table:table-cell>
          <table:table-cell office:value-type="float" office:value="134" calcext:value-type="float">
            <text:p>134</text:p>
          </table:table-cell>
          <table:table-cell office:value-type="float" office:value="167" calcext:value-type="float">
            <text:p>167</text:p>
          </table:table-cell>
          <table:table-cell office:value-type="float" office:value="90" calcext:value-type="float">
            <text:p>90</text:p>
          </table:table-cell>
          <table:table-cell/>
          <table:table-cell table:style-name="Default" office:value-type="string" calcext:value-type="string">
            <text:p>N.A. </text:p>
          </table:table-cell>
          <table:table-cell office:value-type="string" calcext:value-type="string">
            <text:p>N.A. </text:p>
          </table:table-cell>
          <table:table-cell table:style-name="Default" office:value-type="string" calcext:value-type="string">
            <text:p>N.A. 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Tuvalu </text:p>
          </table:table-cell>
          <table:table-cell table:style-name="ce5" office:value-type="float" office:value="11792" calcext:value-type="float">
            <text:p>11 792</text:p>
          </table:table-cell>
          <table:table-cell office:value-type="string" calcext:value-type="string">
            <text:p>1.25 % </text:p>
          </table:table-cell>
          <table:table-cell office:value-type="float" office:value="146" calcext:value-type="float">
            <text:p>146</text:p>
          </table:table-cell>
          <table:table-cell office:value-type="float" office:value="393" calcext:value-type="float">
            <text:p>393</text:p>
          </table:table-cell>
          <table:table-cell office:value-type="float" office:value="30" calcext:value-type="float">
            <text:p>30</text:p>
          </table:table-cell>
          <table:table-cell/>
          <table:table-cell table:style-name="Default" office:value-type="string" calcext:value-type="string">
            <text:p>N.A. </text:p>
          </table:table-cell>
          <table:table-cell office:value-type="string" calcext:value-type="string">
            <text:p>N.A. </text:p>
          </table:table-cell>
          <table:table-cell office:value-type="string" calcext:value-type="string">
            <text:p>62 % 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Wallis &amp; Futuna </text:p>
          </table:table-cell>
          <table:table-cell table:style-name="ce5" office:value-type="float" office:value="11239" calcext:value-type="float">
            <text:p>11 239</text:p>
          </table:table-cell>
          <table:table-cell office:value-type="string" calcext:value-type="string">
            <text:p>-1.69 % </text:p>
          </table:table-cell>
          <table:table-cell office:value-type="float" office:value="-193" calcext:value-type="float">
            <text:p>-193</text:p>
          </table:table-cell>
          <table:table-cell office:value-type="float" office:value="80" calcext:value-type="float">
            <text:p>80</text:p>
          </table:table-cell>
          <table:table-cell office:value-type="float" office:value="140" calcext:value-type="float">
            <text:p>140</text:p>
          </table:table-cell>
          <table:table-cell/>
          <table:table-cell table:style-name="Default" office:value-type="string" calcext:value-type="string">
            <text:p>N.A. </text:p>
          </table:table-cell>
          <table:table-cell office:value-type="string" calcext:value-type="string">
            <text:p>N.A. </text:p>
          </table:table-cell>
          <table:table-cell office:value-type="string" calcext:value-type="string">
            <text:p>0 % 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Nauru </text:p>
          </table:table-cell>
          <table:table-cell table:style-name="ce5" office:value-type="float" office:value="10824" calcext:value-type="float">
            <text:p>10 824</text:p>
          </table:table-cell>
          <table:table-cell office:value-type="string" calcext:value-type="string">
            <text:p>0.63 % </text:p>
          </table:table-cell>
          <table:table-cell office:value-type="float" office:value="68" calcext:value-type="float">
            <text:p>68</text:p>
          </table:table-cell>
          <table:table-cell office:value-type="float" office:value="541" calcext:value-type="float">
            <text:p>541</text:p>
          </table:table-cell>
          <table:table-cell office:value-type="float" office:value="20" calcext:value-type="float">
            <text:p>20</text:p>
          </table:table-cell>
          <table:table-cell/>
          <table:table-cell table:style-name="Default" office:value-type="string" calcext:value-type="string">
            <text:p>N.A. </text:p>
          </table:table-cell>
          <table:table-cell office:value-type="string" calcext:value-type="string">
            <text:p>N.A. </text:p>
          </table:table-cell>
          <table:table-cell table:style-name="Default" office:value-type="string" calcext:value-type="string">
            <text:p>N.A. 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Saint Barthelemy </text:p>
          </table:table-cell>
          <table:table-cell table:style-name="ce5" office:value-type="float" office:value="9877" calcext:value-type="float">
            <text:p>9 877</text:p>
          </table:table-cell>
          <table:table-cell office:value-type="string" calcext:value-type="string">
            <text:p>0.30 % </text:p>
          </table:table-cell>
          <table:table-cell office:value-type="float" office:value="30" calcext:value-type="float">
            <text:p>30</text:p>
          </table:table-cell>
          <table:table-cell office:value-type="float" office:value="470" calcext:value-type="float">
            <text:p>470</text:p>
          </table:table-cell>
          <table:table-cell office:value-type="float" office:value="21" calcext:value-type="float">
            <text:p>21</text:p>
          </table:table-cell>
          <table:table-cell/>
          <table:table-cell table:style-name="Default" office:value-type="string" calcext:value-type="string">
            <text:p>N.A. </text:p>
          </table:table-cell>
          <table:table-cell office:value-type="string" calcext:value-type="string">
            <text:p>N.A. </text:p>
          </table:table-cell>
          <table:table-cell office:value-type="string" calcext:value-type="string">
            <text:p>0 % 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Saint Helena </text:p>
          </table:table-cell>
          <table:table-cell table:style-name="ce5" office:value-type="float" office:value="6077" calcext:value-type="float">
            <text:p>6 077</text:p>
          </table:table-cell>
          <table:table-cell office:value-type="string" calcext:value-type="string">
            <text:p>0.30 % 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390" calcext:value-type="float">
            <text:p>390</text:p>
          </table:table-cell>
          <table:table-cell/>
          <table:table-cell table:style-name="Default" office:value-type="string" calcext:value-type="string">
            <text:p>N.A. </text:p>
          </table:table-cell>
          <table:table-cell office:value-type="string" calcext:value-type="string">
            <text:p>N.A. </text:p>
          </table:table-cell>
          <table:table-cell office:value-type="string" calcext:value-type="string">
            <text:p>27 % 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Saint Pierre &amp; Miquelon </text:p>
          </table:table-cell>
          <table:table-cell table:style-name="ce5" office:value-type="float" office:value="5794" calcext:value-type="float">
            <text:p>5 794</text:p>
          </table:table-cell>
          <table:table-cell office:value-type="string" calcext:value-type="string">
            <text:p>-0.48 % </text:p>
          </table:table-cell>
          <table:table-cell office:value-type="float" office:value="-28" calcext:value-type="float">
            <text:p>-28</text:p>
          </table:table-cell>
          <table:table-cell office:value-type="float" office:value="25" calcext:value-type="float">
            <text:p>25</text:p>
          </table:table-cell>
          <table:table-cell office:value-type="float" office:value="230" calcext:value-type="float">
            <text:p>230</text:p>
          </table:table-cell>
          <table:table-cell/>
          <table:table-cell table:style-name="Default" office:value-type="string" calcext:value-type="string">
            <text:p>N.A. </text:p>
          </table:table-cell>
          <table:table-cell office:value-type="string" calcext:value-type="string">
            <text:p>N.A. </text:p>
          </table:table-cell>
          <table:table-cell office:value-type="string" calcext:value-type="string">
            <text:p>100 % 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Montserrat </text:p>
          </table:table-cell>
          <table:table-cell table:style-name="ce5" office:value-type="float" office:value="4992" calcext:value-type="float">
            <text:p>4 992</text:p>
          </table:table-cell>
          <table:table-cell office:value-type="string" calcext:value-type="string">
            <text:p>0.06 % 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Default" office:value-type="string" calcext:value-type="string">
            <text:p>N.A. </text:p>
          </table:table-cell>
          <table:table-cell office:value-type="string" calcext:value-type="string">
            <text:p>N.A. </text:p>
          </table:table-cell>
          <table:table-cell office:value-type="string" calcext:value-type="string">
            <text:p>10 % 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Falkland Islands </text:p>
          </table:table-cell>
          <table:table-cell table:style-name="ce5" office:value-type="float" office:value="348" calcext:value-type="float">
            <text:p>348</text:p>
          </table:table-cell>
          <table:table-cell office:value-type="string" calcext:value-type="string">
            <text:p>3.05 % 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office:value-type="float" office:value="12.17" calcext:value-type="float">
            <text:p>12,17</text:p>
          </table:table-cell>
          <table:table-cell/>
          <table:table-cell table:style-name="Default" office:value-type="string" calcext:value-type="string">
            <text:p>N.A. </text:p>
          </table:table-cell>
          <table:table-cell office:value-type="string" calcext:value-type="string">
            <text:p>N.A. </text:p>
          </table:table-cell>
          <table:table-cell office:value-type="string" calcext:value-type="string">
            <text:p>66 % 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Niue </text:p>
          </table:table-cell>
          <table:table-cell table:style-name="ce5" office:value-type="float" office:value="1626" calcext:value-type="float">
            <text:p>1 626</text:p>
          </table:table-cell>
          <table:table-cell office:value-type="string" calcext:value-type="string">
            <text:p>0.68 % 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260" calcext:value-type="float">
            <text:p>260</text:p>
          </table:table-cell>
          <table:table-cell/>
          <table:table-cell table:style-name="Default" office:value-type="string" calcext:value-type="string">
            <text:p>N.A. </text:p>
          </table:table-cell>
          <table:table-cell office:value-type="string" calcext:value-type="string">
            <text:p>N.A. </text:p>
          </table:table-cell>
          <table:table-cell office:value-type="string" calcext:value-type="string">
            <text:p>46 % 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Tokelau </text:p>
          </table:table-cell>
          <table:table-cell table:style-name="ce5" office:value-type="float" office:value="1357" calcext:value-type="float">
            <text:p>1 357</text:p>
          </table:table-cell>
          <table:table-cell office:value-type="string" calcext:value-type="string">
            <text:p>1.27 % </text:p>
          </table:table-cell>
          <table:table-cell office:value-type="float" office:value="17" calcext:value-type="float">
            <text:p>17</text:p>
          </table:table-cell>
          <table:table-cell office:value-type="float" office:value="136" calcext:value-type="float">
            <text:p>136</text:p>
          </table:table-cell>
          <table:table-cell office:value-type="float" office:value="10" calcext:value-type="float">
            <text:p>10</text:p>
          </table:table-cell>
          <table:table-cell/>
          <table:table-cell table:style-name="Default" office:value-type="string" calcext:value-type="string">
            <text:p>N.A. </text:p>
          </table:table-cell>
          <table:table-cell office:value-type="string" calcext:value-type="string">
            <text:p>N.A. </text:p>
          </table:table-cell>
          <table:table-cell office:value-type="string" calcext:value-type="string">
            <text:p>0 % 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Holy See </text:p>
          </table:table-cell>
          <table:table-cell table:style-name="ce5" office:value-type="float" office:value="801" calcext:value-type="float">
            <text:p>801</text:p>
          </table:table-cell>
          <table:table-cell office:value-type="string" calcext:value-type="string">
            <text:p>0.25 % </text:p>
          </table:table-cell>
          <table:table-cell office:value-type="float" office:value="2" calcext:value-type="float">
            <text:p>2</text:p>
          </table:table-cell>
          <table:table-cell office:value-type="float" office:value="2.003" calcext:value-type="float">
            <text:p>2,003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office:value-type="string" calcext:value-type="string">
            <text:p>N.A. </text:p>
          </table:table-cell>
          <table:table-cell office:value-type="string" calcext:value-type="string">
            <text:p>N.A. </text:p>
          </table:table-cell>
          <table:table-cell table:style-name="Default" office:value-type="string" calcext:value-type="string">
            <text:p>N.A.</text:p>
          </table:table-cell>
        </table:table-row>
        <table:table-row table:style-name="ro1" table:number-rows-repeated="3">
          <table:table-cell table:number-columns-repeated="2"/>
          <table:table-cell table:style-name="Default"/>
          <table:table-cell table:number-columns-repeated="5"/>
          <table:table-cell table:style-name="Default"/>
          <table:table-cell/>
          <table:table-cell table:style-name="Default"/>
        </table:table-row>
        <table:table-row table:style-name="ro1">
          <table:table-cell/>
          <table:table-cell office:value-type="string" calcext:value-type="string">
            <text:p>Source : <text:a xlink:href="https://www.worldometers.info/world-population/population-by-country/" xlink:type="simple">https://www.worldometers.info/world-population/population-by-country/</text:a></text:p>
          </table:table-cell>
          <table:table-cell table:style-name="Default"/>
          <table:table-cell table:number-columns-repeated="5"/>
          <table:table-cell table:style-name="Default"/>
          <table:table-cell/>
          <table:table-cell table:style-name="Default"/>
        </table:table-row>
      </table:table>
      <table:table table:name="Coronacases" table:style-name="ta1"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row table:style-name="ro1">
          <table:table-cell office:value-type="string" calcext:value-type="string">
            <text:p>Country</text:p>
          </table:table-cell>
          <table:table-cell office:value-type="string" calcext:value-type="string">
            <text:p>Confirmed </text:p>
          </table:table-cell>
          <table:table-cell office:value-type="string" calcext:value-type="string">
            <text:p>Deaths </text:p>
          </table:table-cell>
          <table:table-cell office:value-type="string" calcext:value-type="string">
            <text:p>Recovered</text:p>
          </table:table-cell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float" office:value="468703" calcext:value-type="float">
            <text:p>468703</text:p>
          </table:table-cell>
          <table:table-cell office:value-type="float" office:value="16679" calcext:value-type="float">
            <text:p>16679</text:p>
          </table:table-cell>
          <table:table-cell office:value-type="float" office:value="25900" calcext:value-type="float">
            <text:p>25900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office:value-type="float" office:value="153222" calcext:value-type="float">
            <text:p>153222</text:p>
          </table:table-cell>
          <table:table-cell office:value-type="float" office:value="15447" calcext:value-type="float">
            <text:p>15447</text:p>
          </table:table-cell>
          <table:table-cell office:value-type="float" office:value="52165" calcext:value-type="float">
            <text:p>52165</text:p>
          </table:table-cell>
        </table:table-row>
        <table:table-row table:style-name="ro1">
          <table:table-cell office:value-type="string" calcext:value-type="string">
            <text:p>Italy</text:p>
          </table:table-cell>
          <table:table-cell office:value-type="float" office:value="143626" calcext:value-type="float">
            <text:p>143626</text:p>
          </table:table-cell>
          <table:table-cell office:value-type="float" office:value="18279" calcext:value-type="float">
            <text:p>18279</text:p>
          </table:table-cell>
          <table:table-cell office:value-type="float" office:value="28470" calcext:value-type="float">
            <text:p>28470</text:p>
          </table:table-cell>
        </table:table-row>
        <table:table-row table:style-name="ro1">
          <table:table-cell office:value-type="string" calcext:value-type="string">
            <text:p>Germany</text:p>
          </table:table-cell>
          <table:table-cell office:value-type="float" office:value="118235" calcext:value-type="float">
            <text:p>118235</text:p>
          </table:table-cell>
          <table:table-cell office:value-type="float" office:value="2536" calcext:value-type="float">
            <text:p>2536</text:p>
          </table:table-cell>
          <table:table-cell office:value-type="float" office:value="40015" calcext:value-type="float">
            <text:p>40015</text:p>
          </table:table-cell>
        </table:table-row>
        <table:table-row table:style-name="ro1">
          <table:table-cell office:value-type="string" calcext:value-type="string">
            <text:p>France</text:p>
          </table:table-cell>
          <table:table-cell office:value-type="float" office:value="86334" calcext:value-type="float">
            <text:p>86334</text:p>
          </table:table-cell>
          <table:table-cell office:value-type="float" office:value="12210" calcext:value-type="float">
            <text:p>12210</text:p>
          </table:table-cell>
          <table:table-cell office:value-type="float" office:value="21254" calcext:value-type="float">
            <text:p>21254</text:p>
          </table:table-cell>
        </table:table-row>
        <table:table-row table:style-name="ro1">
          <table:table-cell office:value-type="string" calcext:value-type="string">
            <text:p>China</text:p>
          </table:table-cell>
          <table:table-cell office:value-type="float" office:value="81865" calcext:value-type="float">
            <text:p>81865</text:p>
          </table:table-cell>
          <table:table-cell office:value-type="float" office:value="3335" calcext:value-type="float">
            <text:p>3335</text:p>
          </table:table-cell>
          <table:table-cell office:value-type="float" office:value="77370" calcext:value-type="float">
            <text:p>77370</text:p>
          </table:table-cell>
        </table:table-row>
        <table:table-row table:style-name="ro1">
          <table:table-cell office:value-type="string" calcext:value-type="string">
            <text:p>Iran</text:p>
          </table:table-cell>
          <table:table-cell office:value-type="float" office:value="67286" calcext:value-type="float">
            <text:p>67286</text:p>
          </table:table-cell>
          <table:table-cell office:value-type="float" office:value="4110" calcext:value-type="float">
            <text:p>4110</text:p>
          </table:table-cell>
          <table:table-cell office:value-type="float" office:value="32309" calcext:value-type="float">
            <text:p>32309</text:p>
          </table:table-cell>
        </table:table-row>
        <table:table-row table:style-name="ro1">
          <table:table-cell office:value-type="string" calcext:value-type="string">
            <text:p>United Kingdom</text:p>
          </table:table-cell>
          <table:table-cell office:value-type="float" office:value="65077" calcext:value-type="float">
            <text:p>65077</text:p>
          </table:table-cell>
          <table:table-cell office:value-type="float" office:value="7978" calcext:value-type="float">
            <text:p>7978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string" calcext:value-type="string">
            <text:p>Turkey</text:p>
          </table:table-cell>
          <table:table-cell office:value-type="float" office:value="42282" calcext:value-type="float">
            <text:p>42282</text:p>
          </table:table-cell>
          <table:table-cell office:value-type="float" office:value="908" calcext:value-type="float">
            <text:p>908</text:p>
          </table:table-cell>
          <table:table-cell office:value-type="float" office:value="2142" calcext:value-type="float">
            <text:p>2142</text:p>
          </table:table-cell>
        </table:table-row>
        <table:table-row table:style-name="ro1">
          <table:table-cell office:value-type="string" calcext:value-type="string">
            <text:p>Belgium</text:p>
          </table:table-cell>
          <table:table-cell office:value-type="float" office:value="24983" calcext:value-type="float">
            <text:p>24983</text:p>
          </table:table-cell>
          <table:table-cell office:value-type="float" office:value="2523" calcext:value-type="float">
            <text:p>2523</text:p>
          </table:table-cell>
          <table:table-cell office:value-type="float" office:value="5164" calcext:value-type="float">
            <text:p>5164</text:p>
          </table:table-cell>
        </table:table-row>
        <table:table-row table:style-name="ro1">
          <table:table-cell office:value-type="string" calcext:value-type="string">
            <text:p>Switzerland</text:p>
          </table:table-cell>
          <table:table-cell office:value-type="float" office:value="24051" calcext:value-type="float">
            <text:p>24051</text:p>
          </table:table-cell>
          <table:table-cell office:value-type="float" office:value="949" calcext:value-type="float">
            <text:p>949</text:p>
          </table:table-cell>
          <table:table-cell office:value-type="float" office:value="10600" calcext:value-type="float">
            <text:p>10600</text:p>
          </table:table-cell>
        </table:table-row>
        <table:table-row table:style-name="ro1">
          <table:table-cell office:value-type="string" calcext:value-type="string">
            <text:p>Netherlands</text:p>
          </table:table-cell>
          <table:table-cell office:value-type="float" office:value="21762" calcext:value-type="float">
            <text:p>21762</text:p>
          </table:table-cell>
          <table:table-cell office:value-type="float" office:value="2396" calcext:value-type="float">
            <text:p>23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nada</text:p>
          </table:table-cell>
          <table:table-cell office:value-type="float" office:value="20748" calcext:value-type="float">
            <text:p>20748</text:p>
          </table:table-cell>
          <table:table-cell office:value-type="float" office:value="509" calcext:value-type="float">
            <text:p>509</text:p>
          </table:table-cell>
          <table:table-cell office:value-type="float" office:value="5311" calcext:value-type="float">
            <text:p>5311</text:p>
          </table:table-cell>
        </table:table-row>
        <table:table-row table:style-name="ro1">
          <table:table-cell office:value-type="string" calcext:value-type="string">
            <text:p>Brazil</text:p>
          </table:table-cell>
          <table:table-cell office:value-type="float" office:value="18176" calcext:value-type="float">
            <text:p>18176</text:p>
          </table:table-cell>
          <table:table-cell office:value-type="float" office:value="957" calcext:value-type="float">
            <text:p>95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string" calcext:value-type="string">
            <text:p>Portugal</text:p>
          </table:table-cell>
          <table:table-cell office:value-type="float" office:value="13956" calcext:value-type="float">
            <text:p>13956</text:p>
          </table:table-cell>
          <table:table-cell office:value-type="float" office:value="409" calcext:value-type="float">
            <text:p>409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string" calcext:value-type="string">
            <text:p>Austria</text:p>
          </table:table-cell>
          <table:table-cell office:value-type="float" office:value="13246" calcext:value-type="float">
            <text:p>13246</text:p>
          </table:table-cell>
          <table:table-cell office:value-type="float" office:value="295" calcext:value-type="float">
            <text:p>295</text:p>
          </table:table-cell>
          <table:table-cell office:value-type="float" office:value="5240" calcext:value-type="float">
            <text:p>5240</text:p>
          </table:table-cell>
        </table:table-row>
        <table:table-row table:style-name="ro1">
          <table:table-cell office:value-type="string" calcext:value-type="string">
            <text:p>South Korea</text:p>
          </table:table-cell>
          <table:table-cell office:value-type="float" office:value="10450" calcext:value-type="float">
            <text:p>10450</text:p>
          </table:table-cell>
          <table:table-cell office:value-type="float" office:value="208" calcext:value-type="float">
            <text:p>208</text:p>
          </table:table-cell>
          <table:table-cell office:value-type="float" office:value="7117" calcext:value-type="float">
            <text:p>7117</text:p>
          </table:table-cell>
        </table:table-row>
        <table:table-row table:style-name="ro1">
          <table:table-cell office:value-type="string" calcext:value-type="string">
            <text:p>Russia</text:p>
          </table:table-cell>
          <table:table-cell office:value-type="float" office:value="10131" calcext:value-type="float">
            <text:p>10131</text:p>
          </table:table-cell>
          <table:table-cell office:value-type="float" office:value="76" calcext:value-type="float">
            <text:p>76</text:p>
          </table:table-cell>
          <table:table-cell office:value-type="float" office:value="698" calcext:value-type="float">
            <text:p>698</text:p>
          </table:table-cell>
        </table:table-row>
        <table:table-row table:style-name="ro1">
          <table:table-cell office:value-type="string" calcext:value-type="string">
            <text:p>Israel</text:p>
          </table:table-cell>
          <table:table-cell office:value-type="float" office:value="9968" calcext:value-type="float">
            <text:p>9968</text:p>
          </table:table-cell>
          <table:table-cell office:value-type="float" office:value="86" calcext:value-type="float">
            <text:p>86</text:p>
          </table:table-cell>
          <table:table-cell office:value-type="float" office:value="1011" calcext:value-type="float">
            <text:p>1011</text:p>
          </table:table-cell>
        </table:table-row>
        <table:table-row table:style-name="ro1">
          <table:table-cell office:value-type="string" calcext:value-type="string">
            <text:p>Sweden</text:p>
          </table:table-cell>
          <table:table-cell office:value-type="float" office:value="9245" calcext:value-type="float">
            <text:p>9245</text:p>
          </table:table-cell>
          <table:table-cell office:value-type="float" office:value="809" calcext:value-type="float">
            <text:p>809</text:p>
          </table:table-cell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6574" calcext:value-type="float">
            <text:p>6574</text:p>
          </table:table-cell>
          <table:table-cell office:value-type="float" office:value="263" calcext:value-type="float">
            <text:p>26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India</text:p>
          </table:table-cell>
          <table:table-cell office:value-type="float" office:value="6412" calcext:value-type="float">
            <text:p>6412</text:p>
          </table:table-cell>
          <table:table-cell office:value-type="float" office:value="199" calcext:value-type="float">
            <text:p>199</text:p>
          </table:table-cell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string" calcext:value-type="string">
            <text:p>Norway</text:p>
          </table:table-cell>
          <table:table-cell office:value-type="float" office:value="6219" calcext:value-type="float">
            <text:p>6219</text:p>
          </table:table-cell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ustralia</text:p>
          </table:table-cell>
          <table:table-cell office:value-type="float" office:value="6109" calcext:value-type="float">
            <text:p>6109</text:p>
          </table:table-cell>
          <table:table-cell office:value-type="float" office:value="51" calcext:value-type="float">
            <text:p>51</text:p>
          </table:table-cell>
          <table:table-cell office:value-type="float" office:value="2987" calcext:value-type="float">
            <text:p>2987</text:p>
          </table:table-cell>
        </table:table-row>
        <table:table-row table:style-name="ro1">
          <table:table-cell office:value-type="string" calcext:value-type="string">
            <text:p>Chile</text:p>
          </table:table-cell>
          <table:table-cell office:value-type="float" office:value="5972" calcext:value-type="float">
            <text:p>5972</text:p>
          </table:table-cell>
          <table:table-cell office:value-type="float" office:value="57" calcext:value-type="float">
            <text:p>57</text:p>
          </table:table-cell>
          <table:table-cell office:value-type="float" office:value="1274" calcext:value-type="float">
            <text:p>1274</text:p>
          </table:table-cell>
        </table:table-row>
        <table:table-row table:style-name="ro1">
          <table:table-cell office:value-type="string" calcext:value-type="string">
            <text:p>Denmark</text:p>
          </table:table-cell>
          <table:table-cell office:value-type="float" office:value="5635" calcext:value-type="float">
            <text:p>5635</text:p>
          </table:table-cell>
          <table:table-cell office:value-type="float" office:value="237" calcext:value-type="float">
            <text:p>237</text:p>
          </table:table-cell>
          <table:table-cell office:value-type="float" office:value="1736" calcext:value-type="float">
            <text:p>1736</text:p>
          </table:table-cell>
        </table:table-row>
        <table:table-row table:style-name="ro1">
          <table:table-cell office:value-type="string" calcext:value-type="string">
            <text:p>Poland</text:p>
          </table:table-cell>
          <table:table-cell office:value-type="float" office:value="5575" calcext:value-type="float">
            <text:p>5575</text:p>
          </table:table-cell>
          <table:table-cell office:value-type="float" office:value="174" calcext:value-type="float">
            <text:p>174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string" calcext:value-type="string">
            <text:p>Czech Republic</text:p>
          </table:table-cell>
          <table:table-cell office:value-type="float" office:value="5569" calcext:value-type="float">
            <text:p>5569</text:p>
          </table:table-cell>
          <table:table-cell office:value-type="float" office:value="112" calcext:value-type="float">
            <text:p>112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float" office:value="5256" calcext:value-type="float">
            <text:p>5256</text:p>
          </table:table-cell>
          <table:table-cell office:value-type="float" office:value="138" calcext:value-type="float">
            <text:p>138</text:p>
          </table:table-cell>
          <table:table-cell office:value-type="float" office:value="1438" calcext:value-type="float">
            <text:p>1438</text:p>
          </table:table-cell>
        </table:table-row>
        <table:table-row table:style-name="ro1">
          <table:table-cell office:value-type="string" calcext:value-type="string">
            <text:p>Romania</text:p>
          </table:table-cell>
          <table:table-cell office:value-type="float" office:value="5202" calcext:value-type="float">
            <text:p>5202</text:p>
          </table:table-cell>
          <table:table-cell office:value-type="float" office:value="229" calcext:value-type="float">
            <text:p>229</text:p>
          </table:table-cell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string" calcext:value-type="string">
            <text:p>Ecuador</text:p>
          </table:table-cell>
          <table:table-cell office:value-type="float" office:value="4965" calcext:value-type="float">
            <text:p>4965</text:p>
          </table:table-cell>
          <table:table-cell office:value-type="float" office:value="272" calcext:value-type="float">
            <text:p>272</text:p>
          </table:table-cell>
          <table:table-cell office:value-type="float" office:value="339" calcext:value-type="float">
            <text:p>339</text:p>
          </table:table-cell>
        </table:table-row>
        <table:table-row table:style-name="ro1">
          <table:table-cell office:value-type="string" calcext:value-type="string">
            <text:p>Japan</text:p>
          </table:table-cell>
          <table:table-cell office:value-type="float" office:value="4768" calcext:value-type="float">
            <text:p>4768</text:p>
          </table:table-cell>
          <table:table-cell office:value-type="float" office:value="85" calcext:value-type="float">
            <text:p>85</text:p>
          </table:table-cell>
          <table:table-cell office:value-type="float" office:value="685" calcext:value-type="float">
            <text:p>685</text:p>
          </table:table-cell>
        </table:table-row>
        <table:table-row table:style-name="ro1">
          <table:table-cell office:value-type="string" calcext:value-type="string">
            <text:p>Pakistan</text:p>
          </table:table-cell>
          <table:table-cell office:value-type="float" office:value="4489" calcext:value-type="float">
            <text:p>4489</text:p>
          </table:table-cell>
          <table:table-cell office:value-type="float" office:value="63" calcext:value-type="float">
            <text:p>63</text:p>
          </table:table-cell>
          <table:table-cell office:value-type="float" office:value="572" calcext:value-type="float">
            <text:p>572</text:p>
          </table:table-cell>
        </table:table-row>
        <table:table-row table:style-name="ro1">
          <table:table-cell office:value-type="string" calcext:value-type="string">
            <text:p>Malaysia</text:p>
          </table:table-cell>
          <table:table-cell office:value-type="float" office:value="4228" calcext:value-type="float">
            <text:p>4228</text:p>
          </table:table-cell>
          <table:table-cell office:value-type="float" office:value="67" calcext:value-type="float">
            <text:p>67</text:p>
          </table:table-cell>
          <table:table-cell office:value-type="float" office:value="1608" calcext:value-type="float">
            <text:p>1608</text:p>
          </table:table-cell>
        </table:table-row>
        <table:table-row table:style-name="ro1">
          <table:table-cell office:value-type="string" calcext:value-type="string">
            <text:p>Philippines</text:p>
          </table:table-cell>
          <table:table-cell office:value-type="float" office:value="4076" calcext:value-type="float">
            <text:p>4076</text:p>
          </table:table-cell>
          <table:table-cell office:value-type="float" office:value="203" calcext:value-type="float">
            <text:p>203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Luxembourg</text:p>
          </table:table-cell>
          <table:table-cell office:value-type="float" office:value="3441" calcext:value-type="float">
            <text:p>3441</text:p>
          </table:table-cell>
          <table:table-cell office:value-type="float" office:value="52" calcext:value-type="float">
            <text:p>52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string" calcext:value-type="string">
            <text:p>Indonesia</text:p>
          </table:table-cell>
          <table:table-cell office:value-type="float" office:value="3293" calcext:value-type="float">
            <text:p>3293</text:p>
          </table:table-cell>
          <table:table-cell office:value-type="float" office:value="280" calcext:value-type="float">
            <text:p>280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string" calcext:value-type="string">
            <text:p>Saudi Arabia</text:p>
          </table:table-cell>
          <table:table-cell office:value-type="float" office:value="3287" calcext:value-type="float">
            <text:p>3287</text:p>
          </table:table-cell>
          <table:table-cell office:value-type="float" office:value="44" calcext:value-type="float">
            <text:p>44</text:p>
          </table:table-cell>
          <table:table-cell office:value-type="float" office:value="666" calcext:value-type="float">
            <text:p>666</text:p>
          </table:table-cell>
        </table:table-row>
        <table:table-row table:style-name="ro1">
          <table:table-cell office:value-type="string" calcext:value-type="string">
            <text:p>Mexico</text:p>
          </table:table-cell>
          <table:table-cell office:value-type="float" office:value="3181" calcext:value-type="float">
            <text:p>3181</text:p>
          </table:table-cell>
          <table:table-cell office:value-type="float" office:value="194" calcext:value-type="float">
            <text:p>194</text:p>
          </table:table-cell>
          <table:table-cell office:value-type="float" office:value="633" calcext:value-type="float">
            <text:p>633</text:p>
          </table:table-cell>
        </table:table-row>
        <table:table-row table:style-name="ro1">
          <table:table-cell office:value-type="string" calcext:value-type="string">
            <text:p>United Arab Emirates</text:p>
          </table:table-cell>
          <table:table-cell office:value-type="float" office:value="2990" calcext:value-type="float">
            <text:p>2990</text:p>
          </table:table-cell>
          <table:table-cell office:value-type="float" office:value="12" calcext:value-type="float">
            <text:p>12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string" calcext:value-type="string">
            <text:p>Serbia</text:p>
          </table:table-cell>
          <table:table-cell office:value-type="float" office:value="2867" calcext:value-type="float">
            <text:p>2867</text:p>
          </table:table-cell>
          <table:table-cell office:value-type="float" office:value="66" calcext:value-type="float">
            <text:p>66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Finland</text:p>
          </table:table-cell>
          <table:table-cell office:value-type="float" office:value="2605" calcext:value-type="float">
            <text:p>2605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nama</text:p>
          </table:table-cell>
          <table:table-cell office:value-type="float" office:value="2528" calcext:value-type="float">
            <text:p>2528</text:p>
          </table:table-cell>
          <table:table-cell office:value-type="float" office:value="63" calcext:value-type="float">
            <text:p>6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Thailand</text:p>
          </table:table-cell>
          <table:table-cell office:value-type="float" office:value="2423" calcext:value-type="float">
            <text:p>2423</text:p>
          </table:table-cell>
          <table:table-cell office:value-type="float" office:value="32" calcext:value-type="float">
            <text:p>32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string" calcext:value-type="string">
            <text:p>Qatar</text:p>
          </table:table-cell>
          <table:table-cell office:value-type="float" office:value="2376" calcext:value-type="float">
            <text:p>2376</text:p>
          </table:table-cell>
          <table:table-cell office:value-type="float" office:value="6" calcext:value-type="float">
            <text:p>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string" calcext:value-type="string">
            <text:p>Dominican Republic</text:p>
          </table:table-cell>
          <table:table-cell office:value-type="float" office:value="2349" calcext:value-type="float">
            <text:p>2349</text:p>
          </table:table-cell>
          <table:table-cell office:value-type="float" office:value="118" calcext:value-type="float">
            <text:p>11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Colombia</text:p>
          </table:table-cell>
          <table:table-cell office:value-type="float" office:value="2223" calcext:value-type="float">
            <text:p>2223</text:p>
          </table:table-cell>
          <table:table-cell office:value-type="float" office:value="69" calcext:value-type="float">
            <text:p>69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string" calcext:value-type="string">
            <text:p>Greece</text:p>
          </table:table-cell>
          <table:table-cell office:value-type="float" office:value="1955" calcext:value-type="float">
            <text:p>1955</text:p>
          </table:table-cell>
          <table:table-cell office:value-type="float" office:value="87" calcext:value-type="float">
            <text:p>87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float" office:value="1934" calcext:value-type="float">
            <text:p>1934</text:p>
          </table:table-cell>
          <table:table-cell office:value-type="float" office:value="18" calcext:value-type="float">
            <text:p>18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1910" calcext:value-type="float">
            <text:p>1910</text:p>
          </table:table-cell>
          <table:table-cell office:value-type="float" office:value="6" calcext:value-type="float">
            <text:p>6</text:p>
          </table:table-cell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string" calcext:value-type="string">
            <text:p>Argentina</text:p>
          </table:table-cell>
          <table:table-cell office:value-type="float" office:value="1894" calcext:value-type="float">
            <text:p>1894</text:p>
          </table:table-cell>
          <table:table-cell office:value-type="float" office:value="79" calcext:value-type="float">
            <text:p>79</text:p>
          </table:table-cell>
          <table:table-cell office:value-type="float" office:value="365" calcext:value-type="float">
            <text:p>365</text:p>
          </table:table-cell>
        </table:table-row>
        <table:table-row table:style-name="ro1">
          <table:table-cell office:value-type="string" calcext:value-type="string">
            <text:p>Ukraine</text:p>
          </table:table-cell>
          <table:table-cell office:value-type="float" office:value="1892" calcext:value-type="float">
            <text:p>1892</text:p>
          </table:table-cell>
          <table:table-cell office:value-type="float" office:value="57" calcext:value-type="float">
            <text:p>57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Egypt</text:p>
          </table:table-cell>
          <table:table-cell office:value-type="float" office:value="1699" calcext:value-type="float">
            <text:p>1699</text:p>
          </table:table-cell>
          <table:table-cell office:value-type="float" office:value="118" calcext:value-type="float">
            <text:p>118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string" calcext:value-type="string">
            <text:p>Algeria</text:p>
          </table:table-cell>
          <table:table-cell office:value-type="float" office:value="1666" calcext:value-type="float">
            <text:p>1666</text:p>
          </table:table-cell>
          <table:table-cell office:value-type="float" office:value="235" calcext:value-type="float">
            <text:p>235</text:p>
          </table:table-cell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string" calcext:value-type="string">
            <text:p>Iceland</text:p>
          </table:table-cell>
          <table:table-cell office:value-type="float" office:value="1648" calcext:value-type="float">
            <text:p>1648</text:p>
          </table:table-cell>
          <table:table-cell office:value-type="float" office:value="6" calcext:value-type="float">
            <text:p>6</text:p>
          </table:table-cell>
          <table:table-cell office:value-type="float" office:value="688" calcext:value-type="float">
            <text:p>688</text:p>
          </table:table-cell>
        </table:table-row>
        <table:table-row table:style-name="ro1">
          <table:table-cell office:value-type="string" calcext:value-type="string">
            <text:p>Belarus</text:p>
          </table:table-cell>
          <table:table-cell office:value-type="float" office:value="1486" calcext:value-type="float">
            <text:p>1486</text:p>
          </table:table-cell>
          <table:table-cell office:value-type="float" office:value="16" calcext:value-type="float">
            <text:p>16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string" calcext:value-type="string">
            <text:p>Croatia</text:p>
          </table:table-cell>
          <table:table-cell office:value-type="float" office:value="1407" calcext:value-type="float">
            <text:p>1407</text:p>
          </table:table-cell>
          <table:table-cell office:value-type="float" office:value="20" calcext:value-type="float">
            <text:p>20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string" calcext:value-type="string">
            <text:p>Morocco</text:p>
          </table:table-cell>
          <table:table-cell office:value-type="float" office:value="1374" calcext:value-type="float">
            <text:p>1374</text:p>
          </table:table-cell>
          <table:table-cell office:value-type="float" office:value="97" calcext:value-type="float">
            <text:p>97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Moldova</text:p>
          </table:table-cell>
          <table:table-cell office:value-type="float" office:value="1289" calcext:value-type="float">
            <text:p>1289</text:p>
          </table:table-cell>
          <table:table-cell office:value-type="float" office:value="29" calcext:value-type="float">
            <text:p>29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Iraq</text:p>
          </table:table-cell>
          <table:table-cell office:value-type="float" office:value="1232" calcext:value-type="float">
            <text:p>1232</text:p>
          </table:table-cell>
          <table:table-cell office:value-type="float" office:value="69" calcext:value-type="float">
            <text:p>69</text:p>
          </table:table-cell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string" calcext:value-type="string">
            <text:p>Estonia</text:p>
          </table:table-cell>
          <table:table-cell office:value-type="float" office:value="1207" calcext:value-type="float">
            <text:p>1207</text:p>
          </table:table-cell>
          <table:table-cell office:value-type="float" office:value="24" calcext:value-type="float">
            <text:p>24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Slovenia</text:p>
          </table:table-cell>
          <table:table-cell office:value-type="float" office:value="1124" calcext:value-type="float">
            <text:p>1124</text:p>
          </table:table-cell>
          <table:table-cell office:value-type="float" office:value="43" calcext:value-type="float">
            <text:p>43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New Zealand</text:p>
          </table:table-cell>
          <table:table-cell office:value-type="float" office:value="1015" calcext:value-type="float">
            <text:p>1015</text:p>
          </table:table-cell>
          <table:table-cell office:value-type="float" office:value="2" calcext:value-type="float">
            <text:p>2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Hungary</text:p>
          </table:table-cell>
          <table:table-cell office:value-type="float" office:value="980" calcext:value-type="float">
            <text:p>980</text:p>
          </table:table-cell>
          <table:table-cell office:value-type="float" office:value="66" calcext:value-type="float">
            <text:p>6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Hong Kong</text:p>
          </table:table-cell>
          <table:table-cell office:value-type="float" office:value="974" calcext:value-type="float">
            <text:p>974</text:p>
          </table:table-cell>
          <table:table-cell office:value-type="float" office:value="4" calcext:value-type="float">
            <text:p>4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string" calcext:value-type="string">
            <text:p>Lithuania</text:p>
          </table:table-cell>
          <table:table-cell office:value-type="float" office:value="955" calcext:value-type="float">
            <text:p>955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zerbaijan</text:p>
          </table:table-cell>
          <table:table-cell office:value-type="float" office:value="926" calcext:value-type="float">
            <text:p>926</text:p>
          </table:table-cell>
          <table:table-cell office:value-type="float" office:value="9" calcext:value-type="float">
            <text:p>9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Armenia</text:p>
          </table:table-cell>
          <table:table-cell office:value-type="float" office:value="921" calcext:value-type="float">
            <text:p>921</text:p>
          </table:table-cell>
          <table:table-cell office:value-type="float" office:value="10" calcext:value-type="float">
            <text:p>10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string" calcext:value-type="string">
            <text:p>Kuwait</text:p>
          </table:table-cell>
          <table:table-cell office:value-type="float" office:value="910" calcext:value-type="float">
            <text:p>910</text:p>
          </table:table-cell>
          <table:table-cell office:value-type="float" office:value="1" calcext:value-type="float">
            <text:p>1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Bahrain</text:p>
          </table:table-cell>
          <table:table-cell office:value-type="float" office:value="887" calcext:value-type="float">
            <text:p>887</text:p>
          </table:table-cell>
          <table:table-cell office:value-type="float" office:value="5" calcext:value-type="float">
            <text:p>5</text:p>
          </table:table-cell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string" calcext:value-type="string">
            <text:p>Bosnia And Herzegovina</text:p>
          </table:table-cell>
          <table:table-cell office:value-type="float" office:value="858" calcext:value-type="float">
            <text:p>858</text:p>
          </table:table-cell>
          <table:table-cell office:value-type="float" office:value="35" calcext:value-type="float">
            <text:p>35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Kazakhstan</text:p>
          </table:table-cell>
          <table:table-cell office:value-type="float" office:value="781" calcext:value-type="float">
            <text:p>781</text:p>
          </table:table-cell>
          <table:table-cell office:value-type="float" office:value="8" calcext:value-type="float">
            <text:p>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Cameroon</text:p>
          </table:table-cell>
          <table:table-cell office:value-type="float" office:value="730" calcext:value-type="float">
            <text:p>730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Others</text:p>
          </table:table-cell>
          <table:table-cell office:value-type="float" office:value="712" calcext:value-type="float">
            <text:p>712</text:p>
          </table:table-cell>
          <table:table-cell office:value-type="float" office:value="12" calcext:value-type="float">
            <text:p>12</text:p>
          </table:table-cell>
          <table:table-cell office:value-type="float" office:value="619" calcext:value-type="float">
            <text:p>619</text:p>
          </table:table-cell>
        </table:table-row>
        <table:table-row table:style-name="ro1">
          <table:table-cell office:value-type="string" calcext:value-type="string">
            <text:p>Slovakia</text:p>
          </table:table-cell>
          <table:table-cell office:value-type="float" office:value="701" calcext:value-type="float">
            <text:p>701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Puerto Rico</text:p>
          </table:table-cell>
          <table:table-cell office:value-type="float" office:value="683" calcext:value-type="float">
            <text:p>683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rth Macedonia</text:p>
          </table:table-cell>
          <table:table-cell office:value-type="float" office:value="663" calcext:value-type="float">
            <text:p>663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Tunisia</text:p>
          </table:table-cell>
          <table:table-cell office:value-type="float" office:value="643" calcext:value-type="float">
            <text:p>643</text:p>
          </table:table-cell>
          <table:table-cell table:number-columns-repeated="2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Bulgaria</text:p>
          </table:table-cell>
          <table:table-cell office:value-type="float" office:value="618" calcext:value-type="float">
            <text:p>618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Latvia</text:p>
          </table:table-cell>
          <table:table-cell office:value-type="float" office:value="589" calcext:value-type="float">
            <text:p>589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Andorra</text:p>
          </table:table-cell>
          <table:table-cell office:value-type="float" office:value="583" calcext:value-type="float">
            <text:p>583</text:p>
          </table:table-cell>
          <table:table-cell office:value-type="float" office:value="25" calcext:value-type="float">
            <text:p>2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Lebanon</text:p>
          </table:table-cell>
          <table:table-cell office:value-type="float" office:value="582" calcext:value-type="float">
            <text:p>582</text:p>
          </table:table-cell>
          <table:table-cell office:value-type="float" office:value="19" calcext:value-type="float">
            <text:p>19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Uzbekistan</text:p>
          </table:table-cell>
          <table:table-cell office:value-type="float" office:value="582" calcext:value-type="float">
            <text:p>582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Cyprus</text:p>
          </table:table-cell>
          <table:table-cell office:value-type="float" office:value="554" calcext:value-type="float">
            <text:p>554</text:p>
          </table:table-cell>
          <table:table-cell office:value-type="float" office:value="10" calcext:value-type="float">
            <text:p>10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float" office:value="539" calcext:value-type="float">
            <text:p>539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Cuba</text:p>
          </table:table-cell>
          <table:table-cell office:value-type="float" office:value="515" calcext:value-type="float">
            <text:p>515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Afghanistan</text:p>
          </table:table-cell>
          <table:table-cell office:value-type="float" office:value="484" calcext:value-type="float">
            <text:p>484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Oman</text:p>
          </table:table-cell>
          <table:table-cell office:value-type="float" office:value="457" calcext:value-type="float">
            <text:p>457</text:p>
          </table:table-cell>
          <table:table-cell office:value-type="float" office:value="2" calcext:value-type="float">
            <text:p>2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Uruguay</text:p>
          </table:table-cell>
          <table:table-cell office:value-type="float" office:value="456" calcext:value-type="float">
            <text:p>456</text:p>
          </table:table-cell>
          <table:table-cell office:value-type="float" office:value="7" calcext:value-type="float">
            <text:p>7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string" calcext:value-type="string">
            <text:p>Ivory Coast</text:p>
          </table:table-cell>
          <table:table-cell office:value-type="float" office:value="444" calcext:value-type="float">
            <text:p>444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Burkina Faso</text:p>
          </table:table-cell>
          <table:table-cell office:value-type="float" office:value="443" calcext:value-type="float">
            <text:p>443</text:p>
          </table:table-cell>
          <table:table-cell office:value-type="float" office:value="24" calcext:value-type="float">
            <text:p>24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string" calcext:value-type="string">
            <text:p>Niger</text:p>
          </table:table-cell>
          <table:table-cell office:value-type="float" office:value="410" calcext:value-type="float">
            <text:p>410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Albania</text:p>
          </table:table-cell>
          <table:table-cell office:value-type="float" office:value="409" calcext:value-type="float">
            <text:p>409</text:p>
          </table:table-cell>
          <table:table-cell office:value-type="float" office:value="22" calcext:value-type="float">
            <text:p>22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string" calcext:value-type="string">
            <text:p>Honduras</text:p>
          </table:table-cell>
          <table:table-cell office:value-type="float" office:value="382" calcext:value-type="float">
            <text:p>382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Taiwan</text:p>
          </table:table-cell>
          <table:table-cell office:value-type="float" office:value="380" calcext:value-type="float">
            <text:p>380</text:p>
          </table:table-cell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Ghana</text:p>
          </table:table-cell>
          <table:table-cell office:value-type="float" office:value="378" calcext:value-type="float">
            <text:p>378</text:p>
          </table:table-cell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Réunion</text:p>
          </table:table-cell>
          <table:table-cell office:value-type="float" office:value="376" calcext:value-type="float">
            <text:p>376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Jordan</text:p>
          </table:table-cell>
          <table:table-cell office:value-type="float" office:value="372" calcext:value-type="float">
            <text:p>372</text:p>
          </table:table-cell>
          <table:table-cell office:value-type="float" office:value="7" calcext:value-type="float">
            <text:p>7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string" calcext:value-type="string">
            <text:p>Malta</text:p>
          </table:table-cell>
          <table:table-cell office:value-type="float" office:value="337" calcext:value-type="float">
            <text:p>337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San Marino</text:p>
          </table:table-cell>
          <table:table-cell office:value-type="float" office:value="333" calcext:value-type="float">
            <text:p>333</text:p>
          </table:table-cell>
          <table:table-cell office:value-type="float" office:value="34" calcext:value-type="float">
            <text:p>34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Bangladesh</text:p>
          </table:table-cell>
          <table:table-cell office:value-type="float" office:value="330" calcext:value-type="float">
            <text:p>330</text:p>
          </table:table-cell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Mauritius</text:p>
          </table:table-cell>
          <table:table-cell office:value-type="float" office:value="314" calcext:value-type="float">
            <text:p>314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Nigeria</text:p>
          </table:table-cell>
          <table:table-cell office:value-type="float" office:value="288" calcext:value-type="float">
            <text:p>288</text:p>
          </table:table-cell>
          <table:table-cell office:value-type="float" office:value="7" calcext:value-type="float">
            <text:p>7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Kyrgyzstan</text:p>
          </table:table-cell>
          <table:table-cell office:value-type="float" office:value="280" calcext:value-type="float">
            <text:p>280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Bolivia</text:p>
          </table:table-cell>
          <table:table-cell office:value-type="float" office:value="264" calcext:value-type="float">
            <text:p>264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alestine</text:p>
          </table:table-cell>
          <table:table-cell office:value-type="float" office:value="263" calcext:value-type="float">
            <text:p>263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Vietnam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Montenegro</text:p>
          </table:table-cell>
          <table:table-cell office:value-type="float" office:value="252" calcext:value-type="float">
            <text:p>25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enegal</text:p>
          </table:table-cell>
          <table:table-cell office:value-type="float" office:value="250" calcext:value-type="float">
            <text:p>250</text:p>
          </table:table-cell>
          <table:table-cell office:value-type="float" office:value="2" calcext:value-type="float">
            <text:p>2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Kosovo</text:p>
          </table:table-cell>
          <table:table-cell office:value-type="float" office:value="227" calcext:value-type="float">
            <text:p>227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Georgia</text:p>
          </table:table-cell>
          <table:table-cell office:value-type="float" office:value="218" calcext:value-type="float">
            <text:p>218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Sri Lanka</text:p>
          </table:table-cell>
          <table:table-cell office:value-type="float" office:value="190" calcext:value-type="float">
            <text:p>19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Isle Of Man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Mayotte</text:p>
          </table:table-cell>
          <table:table-cell office:value-type="float" office:value="186" calcext:value-type="float">
            <text:p>186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Kenya</text:p>
          </table:table-cell>
          <table:table-cell office:value-type="float" office:value="184" calcext:value-type="float">
            <text:p>184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Faroe Islands</text:p>
          </table:table-cell>
          <table:table-cell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string" calcext:value-type="string">
            <text:p>Guernsey</text:p>
          </table:table-cell>
          <table:table-cell office:value-type="float" office:value="181" calcext:value-type="float">
            <text:p>181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DR Congo</text:p>
          </table:table-cell>
          <table:table-cell office:value-type="float" office:value="180" calcext:value-type="float">
            <text:p>180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float" office:value="171" calcext:value-type="float">
            <text:p>171</text:p>
          </table:table-cell>
          <table:table-cell office:value-type="float" office:value="9" calcext:value-type="float">
            <text:p>9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Jersey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uinea</text:p>
          </table:table-cell>
          <table:table-cell office:value-type="float" office:value="164" calcext:value-type="float">
            <text:p>16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artinique</text:p>
          </table:table-cell>
          <table:table-cell office:value-type="float" office:value="154" calcext:value-type="float">
            <text:p>154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Guadeloupe</text:p>
          </table:table-cell>
          <table:table-cell office:value-type="float" office:value="143" calcext:value-type="float">
            <text:p>143</text:p>
          </table:table-cell>
          <table:table-cell office:value-type="float" office:value="8" calcext:value-type="float">
            <text:p>8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Djibouti</text:p>
          </table:table-cell>
          <table:table-cell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Brunei</text:p>
          </table:table-cell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Guam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Guatemala</text:p>
          </table:table-cell>
          <table:table-cell office:value-type="float" office:value="126" calcext:value-type="float">
            <text:p>126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Paraguay</text:p>
          </table:table-cell>
          <table:table-cell office:value-type="float" office:value="124" calcext:value-type="float">
            <text:p>124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Gibraltar</text:p>
          </table:table-cell>
          <table:table-cell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Cambodia</text:p>
          </table:table-cell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Rwanda</text:p>
          </table:table-cell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Trinidad And Tobago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l Salvador</text:p>
          </table:table-cell>
          <table:table-cell office:value-type="float" office:value="103" calcext:value-type="float">
            <text:p>10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Northern Cyprus</text:p>
          </table:table-cell>
          <table:table-cell office:value-type="float" office:value="95" calcext:value-type="float">
            <text:p>95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Madagascar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Monaco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French Guiana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Aruba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Liechtenstein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li</text:p>
          </table:table-cell>
          <table:table-cell office:value-type="float" office:value="74" calcext:value-type="float">
            <text:p>74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Togo</text:p>
          </table:table-cell>
          <table:table-cell office:value-type="float" office:value="73" calcext:value-type="float">
            <text:p>73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Barbados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Jamaica</text:p>
          </table:table-cell>
          <table:table-cell office:value-type="float" office:value="63" calcext:value-type="float">
            <text:p>63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Ethiopia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Uganda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ench Polynesia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.S. Virgin Islands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Bermuda</text:p>
          </table:table-cell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Macau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epublic Of The Congo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yman Islands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Gabon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int Maarten</text:p>
          </table:table-cell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ahamas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Zambia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uyana</text:p>
          </table:table-cell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Guinea-Bissau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ritrea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int Martin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Liberia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aiti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nin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anzania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Libya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yanmar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ldives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Antigua And Barbuda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yria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ngola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quatorial Guinea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ew Caledonia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zambique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ngolia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Namibia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aos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ji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minica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dan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aint Lucia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uraçao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Botswana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omalia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enada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swatini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t. Vincent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ychelles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ad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Zimbabwe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aint Kitts And Nevis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eenland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Northern Mariana Islands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riname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krotiri And Dhekelia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epal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Åland Islands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tican City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elize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tserrat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urks And Caicos Islands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lawi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entral African Republic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uritania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icaragua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pe Verde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erra Leone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int Barthélemy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hutan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onetsk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lkland Island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ambia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uhansk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ão Tomé And Príncip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guilla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itish Virgin Islands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urundi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outh Sudan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pua New Guinea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omalilan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nt Eustatius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ast Timo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uantanamo Ba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int Pierre And Miquelo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bkhazi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tsakh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Source : <text:a xlink:href="https://www.coronavirus.video/country-stats.php" xlink:type="simple">https://www.coronavirus.video/country-stats.php</text:a></text:p>
          </table:table-cell>
          <table:table-cell table:number-columns-repeated="3"/>
        </table:table-row>
      </table:table>
      <table:table table:name="Coronacalc" table:style-name="ta1">
        <table:table-column table:style-name="co16" table:default-cell-style-name="Default"/>
        <table:table-column table:style-name="co17" table:default-cell-style-name="ce4"/>
        <table:table-column table:style-name="co18" table:default-cell-style-name="ce4"/>
        <table:table-column table:style-name="co19" table:default-cell-style-name="ce4"/>
        <table:table-column table:style-name="co20" table:default-cell-style-name="ce10"/>
        <table:table-column table:style-name="co21" table:default-cell-style-name="ce10"/>
        <table:table-column table:style-name="co22" table:default-cell-style-name="ce11"/>
        <table:table-column table:style-name="co23" table:default-cell-style-name="ce12"/>
        <table:table-column table:style-name="co24" table:default-cell-style-name="Default"/>
        <table:table-column table:style-name="co23" table:default-cell-style-name="ce3"/>
        <table:table-column table:style-name="co24" table:default-cell-style-name="ce5"/>
        <table:table-column table:style-name="co25" table:default-cell-style-name="ce4"/>
        <table:table-column table:style-name="co5" table:default-cell-style-name="ce10"/>
        <table:table-row table:style-name="ro1">
          <table:table-cell/>
          <table:table-cell table:style-name="ce13" office:value-type="string" calcext:value-type="string" table:number-columns-spanned="7" table:number-rows-spanned="1">
            <text:p>Coronavirus deaths</text:p>
          </table:table-cell>
          <table:covered-table-cell table:number-columns-repeated="4" table:style-name="ce9"/>
          <table:covered-table-cell table:number-columns-repeated="2" table:style-name="Default"/>
          <table:table-cell/>
          <table:table-cell table:style-name="ce13" office:value-type="string" calcext:value-type="string" table:number-columns-spanned="4" table:number-rows-spanned="1">
            <text:p>Natural death rate of country 2018</text:p>
          </table:table-cell>
          <table:covered-table-cell table:number-columns-repeated="2" table:style-name="ce9"/>
          <table:covered-table-cell table:style-name="Default"/>
        </table:table-row>
        <table:table-row table:style-name="ro1">
          <table:table-cell table:style-name="ce9" office:value-type="string" calcext:value-type="string">
            <text:p>Country</text:p>
          </table:table-cell>
          <table:table-cell table:style-name="ce9" office:value-type="string" calcext:value-type="string">
            <text:p>Confirmed </text:p>
          </table:table-cell>
          <table:table-cell table:style-name="ce9" office:value-type="string" calcext:value-type="string">
            <text:p>Deaths </text:p>
          </table:table-cell>
          <table:table-cell table:style-name="ce9" office:value-type="string" calcext:value-type="string">
            <text:p>Recovered</text:p>
          </table:table-cell>
          <table:table-cell table:style-name="ce9" office:value-type="string" calcext:value-type="string">
            <text:p>% dead vs. Confirmed</text:p>
          </table:table-cell>
          <table:table-cell table:style-name="ce9" office:value-type="string" calcext:value-type="string">
            <text:p>% dead vs. Recovered</text:p>
          </table:table-cell>
          <table:table-cell table:style-name="ce9" office:value-type="string" calcext:value-type="string">
            <text:p>% dead of population</text:p>
          </table:table-cell>
          <table:table-cell table:style-name="ce9" office:value-type="string" calcext:value-type="string">
            <text:p>Pr 100 000</text:p>
          </table:table-cell>
          <table:table-cell/>
          <table:table-cell table:style-name="ce9" office:value-type="string" calcext:value-type="string">
            <text:p>Deaths pr. 1000</text:p>
          </table:table-cell>
          <table:table-cell table:style-name="ce9" office:value-type="string" calcext:value-type="string">
            <text:p>Population</text:p>
          </table:table-cell>
          <table:table-cell table:style-name="ce9" office:value-type="string" calcext:value-type="string">
            <text:p>Yearly deaths</text:p>
          </table:table-cell>
          <table:table-cell table:style-name="ce9" office:value-type="string" calcext:value-type="string">
            <text:p>% of deaths</text:p>
          </table:table-cell>
        </table:table-row>
        <table:table-row table:style-name="ro1">
          <table:table-cell table:formula="of:=[Coronacases.A2]" office:value-type="string" office:string-value="United States" calcext:value-type="string">
            <text:p>United States</text:p>
          </table:table-cell>
          <table:table-cell table:formula="of:=[Coronacases.B2]" office:value-type="float" office:value="468703" calcext:value-type="float">
            <text:p>468 703</text:p>
          </table:table-cell>
          <table:table-cell table:formula="of:=[Coronacases.C2]" office:value-type="float" office:value="16679" calcext:value-type="float">
            <text:p>16 679</text:p>
          </table:table-cell>
          <table:table-cell table:formula="of:=[Coronacases.D2]" office:value-type="float" office:value="25900" calcext:value-type="float">
            <text:p>25 900</text:p>
          </table:table-cell>
          <table:table-cell table:formula="of:=[.C3]/[.B3]" office:value-type="percentage" office:value="0.0355854346995859" calcext:value-type="percentage">
            <text:p>3,56%</text:p>
          </table:table-cell>
          <table:table-cell table:formula="of:=[.C3]/[.D3]" office:value-type="percentage" office:value="0.643976833976834" calcext:value-type="percentage">
            <text:p>64,40%</text:p>
          </table:table-cell>
          <table:table-cell table:formula="of:=[.C3]/[.K3]" office:value-type="percentage" office:value="0.0000503893245253797" calcext:value-type="percentage">
            <text:p>0,00504%</text:p>
          </table:table-cell>
          <table:table-cell table:formula="of:=[.C3]/[.K3]*100000" office:value-type="float" office:value="5.03893245253797" calcext:value-type="float">
            <text:p>5,04</text:p>
          </table:table-cell>
          <table:table-cell/>
          <table:table-cell table:formula="of:=INDEX([$deathsprcountry.$C$2:$deathsprcountry.$C$227];MATCH([.$A3];[$deathsprcountry.$B$2:$deathsprcountry.$B$227];0))" office:value-type="float" office:value="8.2" calcext:value-type="float">
            <text:p>8,2</text:p>
          </table:table-cell>
          <table:table-cell table:formula="of:=INDEX([$Population.$C$2:$Population.$C$236];MATCH([.$A3];[$Population.$B$2:$Population.$B$236];0))" office:value-type="float" office:value="331002651" calcext:value-type="float">
            <text:p>331 002 651</text:p>
          </table:table-cell>
          <table:table-cell table:formula="of:=([.J3]/1000)*[.K3]" office:value-type="float" office:value="2714221.7382" calcext:value-type="float">
            <text:p>2 714 222</text:p>
          </table:table-cell>
          <table:table-cell table:formula="of:=[.J3]/1000" office:value-type="percentage" office:value="0.0082" calcext:value-type="percentage">
            <text:p>0,82%</text:p>
          </table:table-cell>
        </table:table-row>
        <table:table-row table:style-name="ro1">
          <table:table-cell table:formula="of:=[Coronacases.A3]" office:value-type="string" office:string-value="Spain" calcext:value-type="string">
            <text:p>Spain</text:p>
          </table:table-cell>
          <table:table-cell table:formula="of:=[Coronacases.B3]" office:value-type="float" office:value="153222" calcext:value-type="float">
            <text:p>153 222</text:p>
          </table:table-cell>
          <table:table-cell table:formula="of:=[Coronacases.C3]" office:value-type="float" office:value="15447" calcext:value-type="float">
            <text:p>15 447</text:p>
          </table:table-cell>
          <table:table-cell table:formula="of:=[Coronacases.D3]" office:value-type="float" office:value="52165" calcext:value-type="float">
            <text:p>52 165</text:p>
          </table:table-cell>
          <table:table-cell table:formula="of:=[.C4]/[.B4]" office:value-type="percentage" office:value="0.100814504444531" calcext:value-type="percentage">
            <text:p>10,08%</text:p>
          </table:table-cell>
          <table:table-cell table:formula="of:=[.C4]/[.D4]" office:value-type="percentage" office:value="0.296118086839835" calcext:value-type="percentage">
            <text:p>29,61%</text:p>
          </table:table-cell>
          <table:table-cell table:formula="of:=[.C4]/[.K4]" office:value-type="percentage" office:value="0.000330383346061444" calcext:value-type="percentage">
            <text:p>0,03304%</text:p>
          </table:table-cell>
          <table:table-cell table:formula="of:=[.C4]/[.K4]*100000" office:value-type="float" office:value="33.0383346061444" calcext:value-type="float">
            <text:p>33,04</text:p>
          </table:table-cell>
          <table:table-cell/>
          <table:table-cell table:formula="of:=INDEX([$deathsprcountry.$C$2:$deathsprcountry.$C$227];MATCH([.$A4];[$deathsprcountry.$B$2:$deathsprcountry.$B$227];0))" office:value-type="float" office:value="9.2" calcext:value-type="float">
            <text:p>9,2</text:p>
          </table:table-cell>
          <table:table-cell table:formula="of:=INDEX([$Population.$C$2:$Population.$C$236];MATCH([.$A4];TRIM([$Population.$B$2:$Population.$B$236]);0))" office:value-type="float" office:value="46754778" calcext:value-type="float">
            <text:p>46 754 778</text:p>
          </table:table-cell>
          <table:table-cell table:formula="of:=([.J4]/1000)*[.K4]" office:value-type="float" office:value="430143.9576" calcext:value-type="float">
            <text:p>430 144</text:p>
          </table:table-cell>
          <table:table-cell table:formula="of:=[.J4]/1000" office:value-type="percentage" office:value="0.0092" calcext:value-type="percentage">
            <text:p>0,92%</text:p>
          </table:table-cell>
        </table:table-row>
        <table:table-row table:style-name="ro1">
          <table:table-cell table:formula="of:=[Coronacases.A4]" office:value-type="string" office:string-value="Italy" calcext:value-type="string">
            <text:p>Italy</text:p>
          </table:table-cell>
          <table:table-cell table:formula="of:=[Coronacases.B4]" office:value-type="float" office:value="143626" calcext:value-type="float">
            <text:p>143 626</text:p>
          </table:table-cell>
          <table:table-cell table:formula="of:=[Coronacases.C4]" office:value-type="float" office:value="18279" calcext:value-type="float">
            <text:p>18 279</text:p>
          </table:table-cell>
          <table:table-cell table:formula="of:=[Coronacases.D4]" office:value-type="float" office:value="28470" calcext:value-type="float">
            <text:p>28 470</text:p>
          </table:table-cell>
          <table:table-cell table:formula="of:=[.C5]/[.B5]" office:value-type="percentage" office:value="0.127268043390472" calcext:value-type="percentage">
            <text:p>12,73%</text:p>
          </table:table-cell>
          <table:table-cell table:formula="of:=[.C5]/[.D5]" office:value-type="percentage" office:value="0.64204425711275" calcext:value-type="percentage">
            <text:p>64,20%</text:p>
          </table:table-cell>
          <table:table-cell table:formula="of:=[.C5]/[.K5]" office:value-type="percentage" office:value="0.000302322989715858" calcext:value-type="percentage">
            <text:p>0,03023%</text:p>
          </table:table-cell>
          <table:table-cell table:formula="of:=[.C5]/[.K5]*100000" office:value-type="float" office:value="30.2322989715858" calcext:value-type="float">
            <text:p>30,23</text:p>
          </table:table-cell>
          <table:table-cell/>
          <table:table-cell table:formula="of:=INDEX([$deathsprcountry.$C$2:$deathsprcountry.$C$227];MATCH([.$A5];[$deathsprcountry.$B$2:$deathsprcountry.$B$227];0))" office:value-type="float" office:value="10.5" calcext:value-type="float">
            <text:p>10,5</text:p>
          </table:table-cell>
          <table:table-cell table:formula="of:=INDEX([$Population.$C$2:$Population.$C$236];MATCH([.$A5];TRIM([$Population.$B$2:$Population.$B$236]);0))" office:value-type="float" office:value="60461826" calcext:value-type="float">
            <text:p>60 461 826</text:p>
          </table:table-cell>
          <table:table-cell table:formula="of:=([.J5]/1000)*[.K5]" office:value-type="float" office:value="634849.173" calcext:value-type="float">
            <text:p>634 849</text:p>
          </table:table-cell>
          <table:table-cell table:formula="of:=[.J5]/1000" office:value-type="percentage" office:value="0.0105" calcext:value-type="percentage">
            <text:p>1,05%</text:p>
          </table:table-cell>
        </table:table-row>
        <table:table-row table:style-name="ro1">
          <table:table-cell table:formula="of:=[Coronacases.A5]" office:value-type="string" office:string-value="Germany" calcext:value-type="string">
            <text:p>Germany</text:p>
          </table:table-cell>
          <table:table-cell table:formula="of:=[Coronacases.B5]" office:value-type="float" office:value="118235" calcext:value-type="float">
            <text:p>118 235</text:p>
          </table:table-cell>
          <table:table-cell table:formula="of:=[Coronacases.C5]" office:value-type="float" office:value="2536" calcext:value-type="float">
            <text:p>2 536</text:p>
          </table:table-cell>
          <table:table-cell table:formula="of:=[Coronacases.D5]" office:value-type="float" office:value="40015" calcext:value-type="float">
            <text:p>40 015</text:p>
          </table:table-cell>
          <table:table-cell table:formula="of:=[.C6]/[.B6]" office:value-type="percentage" office:value="0.0214488095741532" calcext:value-type="percentage">
            <text:p>2,14%</text:p>
          </table:table-cell>
          <table:table-cell table:formula="of:=[.C6]/[.D6]" office:value-type="percentage" office:value="0.0633762339122829" calcext:value-type="percentage">
            <text:p>6,34%</text:p>
          </table:table-cell>
          <table:table-cell table:formula="of:=[.C6]/[.K6]" office:value-type="percentage" office:value="0.0000302683299384505" calcext:value-type="percentage">
            <text:p>0,00303%</text:p>
          </table:table-cell>
          <table:table-cell table:formula="of:=[.C6]/[.K6]*100000" office:value-type="float" office:value="3.02683299384505" calcext:value-type="float">
            <text:p>3,03</text:p>
          </table:table-cell>
          <table:table-cell/>
          <table:table-cell table:formula="of:=INDEX([$deathsprcountry.$C$2:$deathsprcountry.$C$227];MATCH([.$A6];[$deathsprcountry.$B$2:$deathsprcountry.$B$227];0))" office:value-type="float" office:value="11.8" calcext:value-type="float">
            <text:p>11,8</text:p>
          </table:table-cell>
          <table:table-cell table:formula="of:=INDEX([$Population.$C$2:$Population.$C$236];MATCH([.$A6];TRIM([$Population.$B$2:$Population.$B$236]);0))" office:value-type="float" office:value="83783942" calcext:value-type="float">
            <text:p>83 783 942</text:p>
          </table:table-cell>
          <table:table-cell table:formula="of:=([.J6]/1000)*[.K6]" office:value-type="float" office:value="988650.5156" calcext:value-type="float">
            <text:p>988 651</text:p>
          </table:table-cell>
          <table:table-cell table:formula="of:=[.J6]/1000" office:value-type="percentage" office:value="0.0118" calcext:value-type="percentage">
            <text:p>1,18%</text:p>
          </table:table-cell>
        </table:table-row>
        <table:table-row table:style-name="ro1">
          <table:table-cell table:formula="of:=[Coronacases.A6]" office:value-type="string" office:string-value="France" calcext:value-type="string">
            <text:p>France</text:p>
          </table:table-cell>
          <table:table-cell table:formula="of:=[Coronacases.B6]" office:value-type="float" office:value="86334" calcext:value-type="float">
            <text:p>86 334</text:p>
          </table:table-cell>
          <table:table-cell table:formula="of:=[Coronacases.C6]" office:value-type="float" office:value="12210" calcext:value-type="float">
            <text:p>12 210</text:p>
          </table:table-cell>
          <table:table-cell table:formula="of:=[Coronacases.D6]" office:value-type="float" office:value="21254" calcext:value-type="float">
            <text:p>21 254</text:p>
          </table:table-cell>
          <table:table-cell table:formula="of:=[.C7]/[.B7]" office:value-type="percentage" office:value="0.141427479324484" calcext:value-type="percentage">
            <text:p>14,14%</text:p>
          </table:table-cell>
          <table:table-cell table:formula="of:=[.C7]/[.D7]" office:value-type="percentage" office:value="0.574480097863932" calcext:value-type="percentage">
            <text:p>57,45%</text:p>
          </table:table-cell>
          <table:table-cell table:formula="of:=[.C7]/[.K7]" office:value-type="percentage" office:value="0.000187059035325984" calcext:value-type="percentage">
            <text:p>0,01871%</text:p>
          </table:table-cell>
          <table:table-cell table:formula="of:=[.C7]/[.K7]*100000" office:value-type="float" office:value="18.7059035325984" calcext:value-type="float">
            <text:p>18,71</text:p>
          </table:table-cell>
          <table:table-cell/>
          <table:table-cell table:formula="of:=INDEX([$deathsprcountry.$C$2:$deathsprcountry.$C$227];MATCH([.$A7];[$deathsprcountry.$B$2:$deathsprcountry.$B$227];0))" office:value-type="float" office:value="9.4" calcext:value-type="float">
            <text:p>9,4</text:p>
          </table:table-cell>
          <table:table-cell table:formula="of:=INDEX([$Population.$C$2:$Population.$C$236];MATCH([.$A7];TRIM([$Population.$B$2:$Population.$B$236]);0))" office:value-type="float" office:value="65273511" calcext:value-type="float">
            <text:p>65 273 511</text:p>
          </table:table-cell>
          <table:table-cell table:formula="of:=([.J7]/1000)*[.K7]" office:value-type="float" office:value="613571.0034" calcext:value-type="float">
            <text:p>613 571</text:p>
          </table:table-cell>
          <table:table-cell table:formula="of:=[.J7]/1000" office:value-type="percentage" office:value="0.0094" calcext:value-type="percentage">
            <text:p>0,94%</text:p>
          </table:table-cell>
        </table:table-row>
        <table:table-row table:style-name="ro1">
          <table:table-cell table:formula="of:=[Coronacases.A7]" office:value-type="string" office:string-value="China" calcext:value-type="string">
            <text:p>China</text:p>
          </table:table-cell>
          <table:table-cell table:formula="of:=[Coronacases.B7]" office:value-type="float" office:value="81865" calcext:value-type="float">
            <text:p>81 865</text:p>
          </table:table-cell>
          <table:table-cell table:formula="of:=[Coronacases.C7]" office:value-type="float" office:value="3335" calcext:value-type="float">
            <text:p>3 335</text:p>
          </table:table-cell>
          <table:table-cell table:formula="of:=[Coronacases.D7]" office:value-type="float" office:value="77370" calcext:value-type="float">
            <text:p>77 370</text:p>
          </table:table-cell>
          <table:table-cell table:formula="of:=[.C8]/[.B8]" office:value-type="percentage" office:value="0.0407378000366457" calcext:value-type="percentage">
            <text:p>4,07%</text:p>
          </table:table-cell>
          <table:table-cell table:formula="of:=[.C8]/[.D8]" office:value-type="percentage" office:value="0.0431045624919219" calcext:value-type="percentage">
            <text:p>4,31%</text:p>
          </table:table-cell>
          <table:table-cell table:formula="of:=[.C8]/[.K8]" office:value-type="percentage" office:value="0.00000231706031374556" calcext:value-type="percentage">
            <text:p>0,00023%</text:p>
          </table:table-cell>
          <table:table-cell table:formula="of:=[.C8]/[.K8]*100000" office:value-type="float" office:value="0.231706031374556" calcext:value-type="float">
            <text:p>0,23</text:p>
          </table:table-cell>
          <table:table-cell/>
          <table:table-cell table:formula="of:=INDEX([$deathsprcountry.$C$2:$deathsprcountry.$C$227];MATCH([.$A8];[$deathsprcountry.$B$2:$deathsprcountry.$B$227];0))" office:value-type="float" office:value="8" calcext:value-type="float">
            <text:p>8</text:p>
          </table:table-cell>
          <table:table-cell table:formula="of:=INDEX([$Population.$C$2:$Population.$C$236];MATCH([.$A8];TRIM([$Population.$B$2:$Population.$B$236]);0))" office:value-type="float" office:value="1439323776" calcext:value-type="float">
            <text:p>1 439 323 776</text:p>
          </table:table-cell>
          <table:table-cell table:formula="of:=([.J8]/1000)*[.K8]" office:value-type="float" office:value="11514590.208" calcext:value-type="float">
            <text:p>11 514 590</text:p>
          </table:table-cell>
          <table:table-cell table:formula="of:=[.J8]/1000" office:value-type="percentage" office:value="0.008" calcext:value-type="percentage">
            <text:p>0,80%</text:p>
          </table:table-cell>
        </table:table-row>
        <table:table-row table:style-name="ro1">
          <table:table-cell table:formula="of:=[Coronacases.A8]" office:value-type="string" office:string-value="Iran" calcext:value-type="string">
            <text:p>Iran</text:p>
          </table:table-cell>
          <table:table-cell table:formula="of:=[Coronacases.B8]" office:value-type="float" office:value="67286" calcext:value-type="float">
            <text:p>67 286</text:p>
          </table:table-cell>
          <table:table-cell table:formula="of:=[Coronacases.C8]" office:value-type="float" office:value="4110" calcext:value-type="float">
            <text:p>4 110</text:p>
          </table:table-cell>
          <table:table-cell table:formula="of:=[Coronacases.D8]" office:value-type="float" office:value="32309" calcext:value-type="float">
            <text:p>32 309</text:p>
          </table:table-cell>
          <table:table-cell table:formula="of:=[.C9]/[.B9]" office:value-type="percentage" office:value="0.0610825431739143" calcext:value-type="percentage">
            <text:p>6,11%</text:p>
          </table:table-cell>
          <table:table-cell table:formula="of:=[.C9]/[.D9]" office:value-type="percentage" office:value="0.127209136773035" calcext:value-type="percentage">
            <text:p>12,72%</text:p>
          </table:table-cell>
          <table:table-cell table:formula="of:=[.C9]/[.K9]" office:value-type="percentage" office:value="0.0000489326788609363" calcext:value-type="percentage">
            <text:p>0,00489%</text:p>
          </table:table-cell>
          <table:table-cell table:formula="of:=[.C9]/[.K9]*100000" office:value-type="float" office:value="4.89326788609363" calcext:value-type="float">
            <text:p>4,89</text:p>
          </table:table-cell>
          <table:table-cell/>
          <table:table-cell table:formula="of:=INDEX([$deathsprcountry.$C$2:$deathsprcountry.$C$227];MATCH([.$A9];[$deathsprcountry.$B$2:$deathsprcountry.$B$227];0))" office:value-type="float" office:value="5.3" calcext:value-type="float">
            <text:p>5,3</text:p>
          </table:table-cell>
          <table:table-cell table:formula="of:=INDEX([$Population.$C$2:$Population.$C$236];MATCH([.$A9];TRIM([$Population.$B$2:$Population.$B$236]);0))" office:value-type="float" office:value="83992949" calcext:value-type="float">
            <text:p>83 992 949</text:p>
          </table:table-cell>
          <table:table-cell table:formula="of:=([.J9]/1000)*[.K9]" office:value-type="float" office:value="445162.6297" calcext:value-type="float">
            <text:p>445 163</text:p>
          </table:table-cell>
          <table:table-cell table:formula="of:=[.J9]/1000" office:value-type="percentage" office:value="0.0053" calcext:value-type="percentage">
            <text:p>0,53%</text:p>
          </table:table-cell>
        </table:table-row>
        <table:table-row table:style-name="ro1">
          <table:table-cell table:formula="of:=[Coronacases.A9]" office:value-type="string" office:string-value="United Kingdom" calcext:value-type="string">
            <text:p>United Kingdom</text:p>
          </table:table-cell>
          <table:table-cell table:formula="of:=[Coronacases.B9]" office:value-type="float" office:value="65077" calcext:value-type="float">
            <text:p>65 077</text:p>
          </table:table-cell>
          <table:table-cell table:formula="of:=[Coronacases.C9]" office:value-type="float" office:value="7978" calcext:value-type="float">
            <text:p>7 978</text:p>
          </table:table-cell>
          <table:table-cell table:formula="of:=[Coronacases.D9]" office:value-type="float" office:value="208" calcext:value-type="float">
            <text:p>208</text:p>
          </table:table-cell>
          <table:table-cell table:formula="of:=[.C10]/[.B10]" office:value-type="percentage" office:value="0.122593235705395" calcext:value-type="percentage">
            <text:p>12,26%</text:p>
          </table:table-cell>
          <table:table-cell table:formula="of:=[.C10]/[.D10]" office:value-type="percentage" office:value="38.3557692307692" calcext:value-type="percentage">
            <text:p>3835,58%</text:p>
          </table:table-cell>
          <table:table-cell table:formula="of:=[.C10]/[.K10]" office:value-type="percentage" office:value="0.00011752053011334" calcext:value-type="percentage">
            <text:p>0,01175%</text:p>
          </table:table-cell>
          <table:table-cell table:formula="of:=[.C10]/[.K10]*100000" office:value-type="float" office:value="11.752053011334" calcext:value-type="float">
            <text:p>11,75</text:p>
          </table:table-cell>
          <table:table-cell/>
          <table:table-cell table:formula="of:=INDEX([$deathsprcountry.$C$2:$deathsprcountry.$C$227];MATCH([.$A10];[$deathsprcountry.$B$2:$deathsprcountry.$B$227];0))" office:value-type="float" office:value="9.4" calcext:value-type="float">
            <text:p>9,4</text:p>
          </table:table-cell>
          <table:table-cell table:formula="of:=INDEX([$Population.$C$2:$Population.$C$236];MATCH([.$A10];TRIM([$Population.$B$2:$Population.$B$236]);0))" office:value-type="float" office:value="67886011" calcext:value-type="float">
            <text:p>67 886 011</text:p>
          </table:table-cell>
          <table:table-cell table:formula="of:=([.J10]/1000)*[.K10]" office:value-type="float" office:value="638128.5034" calcext:value-type="float">
            <text:p>638 129</text:p>
          </table:table-cell>
          <table:table-cell table:formula="of:=[.J10]/1000" office:value-type="percentage" office:value="0.0094" calcext:value-type="percentage">
            <text:p>0,94%</text:p>
          </table:table-cell>
        </table:table-row>
        <table:table-row table:style-name="ro1">
          <table:table-cell table:formula="of:=[Coronacases.A10]" office:value-type="string" office:string-value="Turkey" calcext:value-type="string">
            <text:p>Turkey</text:p>
          </table:table-cell>
          <table:table-cell table:formula="of:=[Coronacases.B10]" office:value-type="float" office:value="42282" calcext:value-type="float">
            <text:p>42 282</text:p>
          </table:table-cell>
          <table:table-cell table:formula="of:=[Coronacases.C10]" office:value-type="float" office:value="908" calcext:value-type="float">
            <text:p>908</text:p>
          </table:table-cell>
          <table:table-cell table:formula="of:=[Coronacases.D10]" office:value-type="float" office:value="2142" calcext:value-type="float">
            <text:p>2 142</text:p>
          </table:table-cell>
          <table:table-cell table:formula="of:=[.C11]/[.B11]" office:value-type="percentage" office:value="0.0214748592781798" calcext:value-type="percentage">
            <text:p>2,15%</text:p>
          </table:table-cell>
          <table:table-cell table:formula="of:=[.C11]/[.D11]" office:value-type="percentage" office:value="0.42390289449113" calcext:value-type="percentage">
            <text:p>42,39%</text:p>
          </table:table-cell>
          <table:table-cell table:formula="of:=[.C11]/[.K11]" office:value-type="percentage" office:value="0.0000107660664541143" calcext:value-type="percentage">
            <text:p>0,00108%</text:p>
          </table:table-cell>
          <table:table-cell table:formula="of:=[.C11]/[.K11]*100000" office:value-type="float" office:value="1.07660664541143" calcext:value-type="float">
            <text:p>1,08</text:p>
          </table:table-cell>
          <table:table-cell/>
          <table:table-cell table:formula="of:=INDEX([$deathsprcountry.$C$2:$deathsprcountry.$C$227];MATCH([.$A11];[$deathsprcountry.$B$2:$deathsprcountry.$B$227];0))" office:value-type="float" office:value="6" calcext:value-type="float">
            <text:p>6</text:p>
          </table:table-cell>
          <table:table-cell table:formula="of:=INDEX([$Population.$C$2:$Population.$C$236];MATCH([.$A11];TRIM([$Population.$B$2:$Population.$B$236]);0))" office:value-type="float" office:value="84339067" calcext:value-type="float">
            <text:p>84 339 067</text:p>
          </table:table-cell>
          <table:table-cell table:formula="of:=([.J11]/1000)*[.K11]" office:value-type="float" office:value="506034.402" calcext:value-type="float">
            <text:p>506 034</text:p>
          </table:table-cell>
          <table:table-cell table:formula="of:=[.J11]/1000" office:value-type="percentage" office:value="0.006" calcext:value-type="percentage">
            <text:p>0,60%</text:p>
          </table:table-cell>
        </table:table-row>
        <table:table-row table:style-name="ro1">
          <table:table-cell table:formula="of:=[Coronacases.A11]" office:value-type="string" office:string-value="Belgium" calcext:value-type="string">
            <text:p>Belgium</text:p>
          </table:table-cell>
          <table:table-cell table:formula="of:=[Coronacases.B11]" office:value-type="float" office:value="24983" calcext:value-type="float">
            <text:p>24 983</text:p>
          </table:table-cell>
          <table:table-cell table:formula="of:=[Coronacases.C11]" office:value-type="float" office:value="2523" calcext:value-type="float">
            <text:p>2 523</text:p>
          </table:table-cell>
          <table:table-cell table:formula="of:=[Coronacases.D11]" office:value-type="float" office:value="5164" calcext:value-type="float">
            <text:p>5 164</text:p>
          </table:table-cell>
          <table:table-cell table:formula="of:=[.C12]/[.B12]" office:value-type="percentage" office:value="0.100988672297162" calcext:value-type="percentage">
            <text:p>10,10%</text:p>
          </table:table-cell>
          <table:table-cell table:formula="of:=[.C12]/[.D12]" office:value-type="percentage" office:value="0.488574748257165" calcext:value-type="percentage">
            <text:p>48,86%</text:p>
          </table:table-cell>
          <table:table-cell table:formula="of:=[.C12]/[.K12]" office:value-type="percentage" office:value="0.000217694742961009" calcext:value-type="percentage">
            <text:p>0,02177%</text:p>
          </table:table-cell>
          <table:table-cell table:formula="of:=[.C12]/[.K12]*100000" office:value-type="float" office:value="21.7694742961009" calcext:value-type="float">
            <text:p>21,77</text:p>
          </table:table-cell>
          <table:table-cell/>
          <table:table-cell table:formula="of:=INDEX([$deathsprcountry.$C$2:$deathsprcountry.$C$227];MATCH([.$A12];[$deathsprcountry.$B$2:$deathsprcountry.$B$227];0))" office:value-type="float" office:value="9.7" calcext:value-type="float">
            <text:p>9,7</text:p>
          </table:table-cell>
          <table:table-cell table:formula="of:=INDEX([$Population.$C$2:$Population.$C$236];MATCH([.$A12];TRIM([$Population.$B$2:$Population.$B$236]);0))" office:value-type="float" office:value="11589623" calcext:value-type="float">
            <text:p>11 589 623</text:p>
          </table:table-cell>
          <table:table-cell table:formula="of:=([.J12]/1000)*[.K12]" office:value-type="float" office:value="112419.3431" calcext:value-type="float">
            <text:p>112 419</text:p>
          </table:table-cell>
          <table:table-cell table:formula="of:=[.J12]/1000" office:value-type="percentage" office:value="0.0097" calcext:value-type="percentage">
            <text:p>0,97%</text:p>
          </table:table-cell>
        </table:table-row>
        <table:table-row table:style-name="ro1">
          <table:table-cell table:formula="of:=[Coronacases.A12]" office:value-type="string" office:string-value="Switzerland" calcext:value-type="string">
            <text:p>Switzerland</text:p>
          </table:table-cell>
          <table:table-cell table:formula="of:=[Coronacases.B12]" office:value-type="float" office:value="24051" calcext:value-type="float">
            <text:p>24 051</text:p>
          </table:table-cell>
          <table:table-cell table:formula="of:=[Coronacases.C12]" office:value-type="float" office:value="949" calcext:value-type="float">
            <text:p>949</text:p>
          </table:table-cell>
          <table:table-cell table:formula="of:=[Coronacases.D12]" office:value-type="float" office:value="10600" calcext:value-type="float">
            <text:p>10 600</text:p>
          </table:table-cell>
          <table:table-cell table:formula="of:=[.C13]/[.B13]" office:value-type="percentage" office:value="0.039457818801713" calcext:value-type="percentage">
            <text:p>3,95%</text:p>
          </table:table-cell>
          <table:table-cell table:formula="of:=[.C13]/[.D13]" office:value-type="percentage" office:value="0.0895283018867925" calcext:value-type="percentage">
            <text:p>8,95%</text:p>
          </table:table-cell>
          <table:table-cell table:formula="of:=[.C13]/[.K13]" office:value-type="percentage" office:value="0.000109652391519815" calcext:value-type="percentage">
            <text:p>0,01097%</text:p>
          </table:table-cell>
          <table:table-cell table:formula="of:=[.C13]/[.K13]*100000" office:value-type="float" office:value="10.9652391519815" calcext:value-type="float">
            <text:p>10,97</text:p>
          </table:table-cell>
          <table:table-cell/>
          <table:table-cell table:formula="of:=INDEX([$deathsprcountry.$C$2:$deathsprcountry.$C$227];MATCH([.$A13];[$deathsprcountry.$B$2:$deathsprcountry.$B$227];0))" office:value-type="float" office:value="8.4" calcext:value-type="float">
            <text:p>8,4</text:p>
          </table:table-cell>
          <table:table-cell table:formula="of:=INDEX([$Population.$C$2:$Population.$C$236];MATCH([.$A13];TRIM([$Population.$B$2:$Population.$B$236]);0))" office:value-type="float" office:value="8654622" calcext:value-type="float">
            <text:p>8 654 622</text:p>
          </table:table-cell>
          <table:table-cell table:formula="of:=([.J13]/1000)*[.K13]" office:value-type="float" office:value="72698.8248" calcext:value-type="float">
            <text:p>72 699</text:p>
          </table:table-cell>
          <table:table-cell table:formula="of:=[.J13]/1000" office:value-type="percentage" office:value="0.0084" calcext:value-type="percentage">
            <text:p>0,84%</text:p>
          </table:table-cell>
        </table:table-row>
        <table:table-row table:style-name="ro1">
          <table:table-cell table:formula="of:=[Coronacases.A13]" office:value-type="string" office:string-value="Netherlands" calcext:value-type="string">
            <text:p>Netherlands</text:p>
          </table:table-cell>
          <table:table-cell table:formula="of:=[Coronacases.B13]" office:value-type="float" office:value="21762" calcext:value-type="float">
            <text:p>21 762</text:p>
          </table:table-cell>
          <table:table-cell table:formula="of:=[Coronacases.C13]" office:value-type="float" office:value="2396" calcext:value-type="float">
            <text:p>2 396</text:p>
          </table:table-cell>
          <table:table-cell table:formula="of:=[Coronacases.D13]" office:value-type="float" office:value="0" calcext:value-type="float">
            <text:p>0</text:p>
          </table:table-cell>
          <table:table-cell table:formula="of:=[.C14]/[.B14]" office:value-type="percentage" office:value="0.110100174616304" calcext:value-type="percentage">
            <text:p>11,01%</text:p>
          </table:table-cell>
          <table:table-cell table:formula="of:=[.C14]/[.D14]" office:value-type="string" office:string-value="" calcext:value-type="error">
            <text:p>#DIV/0!</text:p>
          </table:table-cell>
          <table:table-cell table:formula="of:=[.C14]/[.K14]" office:value-type="percentage" office:value="0.000139831800319255" calcext:value-type="percentage">
            <text:p>0,01398%</text:p>
          </table:table-cell>
          <table:table-cell table:formula="of:=[.C14]/[.K14]*100000" office:value-type="float" office:value="13.9831800319255" calcext:value-type="float">
            <text:p>13,98</text:p>
          </table:table-cell>
          <table:table-cell/>
          <table:table-cell table:formula="of:=INDEX([$deathsprcountry.$C$2:$deathsprcountry.$C$227];MATCH([.$A14];[$deathsprcountry.$B$2:$deathsprcountry.$B$227];0))" office:value-type="float" office:value="9" calcext:value-type="float">
            <text:p>9</text:p>
          </table:table-cell>
          <table:table-cell table:formula="of:=INDEX([$Population.$C$2:$Population.$C$236];MATCH([.$A14];TRIM([$Population.$B$2:$Population.$B$236]);0))" office:value-type="float" office:value="17134872" calcext:value-type="float">
            <text:p>17 134 872</text:p>
          </table:table-cell>
          <table:table-cell table:formula="of:=([.J14]/1000)*[.K14]" office:value-type="float" office:value="154213.848" calcext:value-type="float">
            <text:p>154 214</text:p>
          </table:table-cell>
          <table:table-cell table:formula="of:=[.J14]/1000" office:value-type="percentage" office:value="0.009" calcext:value-type="percentage">
            <text:p>0,90%</text:p>
          </table:table-cell>
        </table:table-row>
        <table:table-row table:style-name="ro1">
          <table:table-cell table:formula="of:=[Coronacases.A14]" office:value-type="string" office:string-value="Canada" calcext:value-type="string">
            <text:p>Canada</text:p>
          </table:table-cell>
          <table:table-cell table:formula="of:=[Coronacases.B14]" office:value-type="float" office:value="20748" calcext:value-type="float">
            <text:p>20 748</text:p>
          </table:table-cell>
          <table:table-cell table:formula="of:=[Coronacases.C14]" office:value-type="float" office:value="509" calcext:value-type="float">
            <text:p>509</text:p>
          </table:table-cell>
          <table:table-cell table:formula="of:=[Coronacases.D14]" office:value-type="float" office:value="5311" calcext:value-type="float">
            <text:p>5 311</text:p>
          </table:table-cell>
          <table:table-cell table:formula="of:=[.C15]/[.B15]" office:value-type="percentage" office:value="0.0245324850588008" calcext:value-type="percentage">
            <text:p>2,45%</text:p>
          </table:table-cell>
          <table:table-cell table:formula="of:=[.C15]/[.D15]" office:value-type="percentage" office:value="0.0958388250800226" calcext:value-type="percentage">
            <text:p>9,58%</text:p>
          </table:table-cell>
          <table:table-cell table:formula="of:=[.C15]/[.K15]" office:value-type="percentage" office:value="0.0000134862467044144" calcext:value-type="percentage">
            <text:p>0,00135%</text:p>
          </table:table-cell>
          <table:table-cell table:formula="of:=[.C15]/[.K15]*100000" office:value-type="float" office:value="1.34862467044144" calcext:value-type="float">
            <text:p>1,35</text:p>
          </table:table-cell>
          <table:table-cell/>
          <table:table-cell table:formula="of:=INDEX([$deathsprcountry.$C$2:$deathsprcountry.$C$227];MATCH([.$A15];[$deathsprcountry.$B$2:$deathsprcountry.$B$227];0))" office:value-type="float" office:value="8.8" calcext:value-type="float">
            <text:p>8,8</text:p>
          </table:table-cell>
          <table:table-cell table:formula="of:=INDEX([$Population.$C$2:$Population.$C$236];MATCH([.$A15];TRIM([$Population.$B$2:$Population.$B$236]);0))" office:value-type="float" office:value="37742154" calcext:value-type="float">
            <text:p>37 742 154</text:p>
          </table:table-cell>
          <table:table-cell table:formula="of:=([.J15]/1000)*[.K15]" office:value-type="float" office:value="332130.9552" calcext:value-type="float">
            <text:p>332 131</text:p>
          </table:table-cell>
          <table:table-cell table:formula="of:=[.J15]/1000" office:value-type="percentage" office:value="0.0088" calcext:value-type="percentage">
            <text:p>0,88%</text:p>
          </table:table-cell>
        </table:table-row>
        <table:table-row table:style-name="ro1">
          <table:table-cell table:formula="of:=[Coronacases.A15]" office:value-type="string" office:string-value="Brazil" calcext:value-type="string">
            <text:p>Brazil</text:p>
          </table:table-cell>
          <table:table-cell table:formula="of:=[Coronacases.B15]" office:value-type="float" office:value="18176" calcext:value-type="float">
            <text:p>18 176</text:p>
          </table:table-cell>
          <table:table-cell table:formula="of:=[Coronacases.C15]" office:value-type="float" office:value="957" calcext:value-type="float">
            <text:p>957</text:p>
          </table:table-cell>
          <table:table-cell table:formula="of:=[Coronacases.D15]" office:value-type="float" office:value="173" calcext:value-type="float">
            <text:p>173</text:p>
          </table:table-cell>
          <table:table-cell table:formula="of:=[.C16]/[.B16]" office:value-type="percentage" office:value="0.0526518485915493" calcext:value-type="percentage">
            <text:p>5,27%</text:p>
          </table:table-cell>
          <table:table-cell table:formula="of:=[.C16]/[.D16]" office:value-type="percentage" office:value="5.53179190751445" calcext:value-type="percentage">
            <text:p>553,18%</text:p>
          </table:table-cell>
          <table:table-cell table:formula="of:=[.C16]/[.K16]" office:value-type="percentage" office:value="0.00000450227053454894" calcext:value-type="percentage">
            <text:p>0,00045%</text:p>
          </table:table-cell>
          <table:table-cell table:formula="of:=[.C16]/[.K16]*100000" office:value-type="float" office:value="0.450227053454894" calcext:value-type="float">
            <text:p>0,45</text:p>
          </table:table-cell>
          <table:table-cell/>
          <table:table-cell table:formula="of:=INDEX([$deathsprcountry.$C$2:$deathsprcountry.$C$227];MATCH([.$A16];[$deathsprcountry.$B$2:$deathsprcountry.$B$227];0))" office:value-type="float" office:value="6.7" calcext:value-type="float">
            <text:p>6,7</text:p>
          </table:table-cell>
          <table:table-cell table:formula="of:=INDEX([$Population.$C$2:$Population.$C$236];MATCH([.$A16];TRIM([$Population.$B$2:$Population.$B$236]);0))" office:value-type="float" office:value="212559417" calcext:value-type="float">
            <text:p>212 559 417</text:p>
          </table:table-cell>
          <table:table-cell table:formula="of:=([.J16]/1000)*[.K16]" office:value-type="float" office:value="1424148.0939" calcext:value-type="float">
            <text:p>1 424 148</text:p>
          </table:table-cell>
          <table:table-cell table:formula="of:=[.J16]/1000" office:value-type="percentage" office:value="0.0067" calcext:value-type="percentage">
            <text:p>0,67%</text:p>
          </table:table-cell>
        </table:table-row>
        <table:table-row table:style-name="ro1">
          <table:table-cell table:formula="of:=[Coronacases.A16]" office:value-type="string" office:string-value="Portugal" calcext:value-type="string">
            <text:p>Portugal</text:p>
          </table:table-cell>
          <table:table-cell table:formula="of:=[Coronacases.B16]" office:value-type="float" office:value="13956" calcext:value-type="float">
            <text:p>13 956</text:p>
          </table:table-cell>
          <table:table-cell table:formula="of:=[Coronacases.C16]" office:value-type="float" office:value="409" calcext:value-type="float">
            <text:p>409</text:p>
          </table:table-cell>
          <table:table-cell table:formula="of:=[Coronacases.D16]" office:value-type="float" office:value="205" calcext:value-type="float">
            <text:p>205</text:p>
          </table:table-cell>
          <table:table-cell table:formula="of:=[.C17]/[.B17]" office:value-type="percentage" office:value="0.0293063915161937" calcext:value-type="percentage">
            <text:p>2,93%</text:p>
          </table:table-cell>
          <table:table-cell table:formula="of:=[.C17]/[.D17]" office:value-type="percentage" office:value="1.99512195121951" calcext:value-type="percentage">
            <text:p>199,51%</text:p>
          </table:table-cell>
          <table:table-cell table:formula="of:=[.C17]/[.K17]" office:value-type="percentage" office:value="0.000040110980905702" calcext:value-type="percentage">
            <text:p>0,00401%</text:p>
          </table:table-cell>
          <table:table-cell table:formula="of:=[.C17]/[.K17]*100000" office:value-type="float" office:value="4.0110980905702" calcext:value-type="float">
            <text:p>4,01</text:p>
          </table:table-cell>
          <table:table-cell/>
          <table:table-cell table:formula="of:=INDEX([$deathsprcountry.$C$2:$deathsprcountry.$C$227];MATCH([.$A17];[$deathsprcountry.$B$2:$deathsprcountry.$B$227];0))" office:value-type="float" office:value="10.6" calcext:value-type="float">
            <text:p>10,6</text:p>
          </table:table-cell>
          <table:table-cell table:formula="of:=INDEX([$Population.$C$2:$Population.$C$236];MATCH([.$A17];TRIM([$Population.$B$2:$Population.$B$236]);0))" office:value-type="float" office:value="10196709" calcext:value-type="float">
            <text:p>10 196 709</text:p>
          </table:table-cell>
          <table:table-cell table:formula="of:=([.J17]/1000)*[.K17]" office:value-type="float" office:value="108085.1154" calcext:value-type="float">
            <text:p>108 085</text:p>
          </table:table-cell>
          <table:table-cell table:formula="of:=[.J17]/1000" office:value-type="percentage" office:value="0.0106" calcext:value-type="percentage">
            <text:p>1,06%</text:p>
          </table:table-cell>
        </table:table-row>
        <table:table-row table:style-name="ro1">
          <table:table-cell table:formula="of:=[Coronacases.A17]" office:value-type="string" office:string-value="Austria" calcext:value-type="string">
            <text:p>Austria</text:p>
          </table:table-cell>
          <table:table-cell table:formula="of:=[Coronacases.B17]" office:value-type="float" office:value="13246" calcext:value-type="float">
            <text:p>13 246</text:p>
          </table:table-cell>
          <table:table-cell table:formula="of:=[Coronacases.C17]" office:value-type="float" office:value="295" calcext:value-type="float">
            <text:p>295</text:p>
          </table:table-cell>
          <table:table-cell table:formula="of:=[Coronacases.D17]" office:value-type="float" office:value="5240" calcext:value-type="float">
            <text:p>5 240</text:p>
          </table:table-cell>
          <table:table-cell table:formula="of:=[.C18]/[.B18]" office:value-type="percentage" office:value="0.0222708742261815" calcext:value-type="percentage">
            <text:p>2,23%</text:p>
          </table:table-cell>
          <table:table-cell table:formula="of:=[.C18]/[.D18]" office:value-type="percentage" office:value="0.0562977099236641" calcext:value-type="percentage">
            <text:p>5,63%</text:p>
          </table:table-cell>
          <table:table-cell table:formula="of:=[.C18]/[.K18]" office:value-type="percentage" office:value="0.0000327544929726623" calcext:value-type="percentage">
            <text:p>0,00328%</text:p>
          </table:table-cell>
          <table:table-cell table:formula="of:=[.C18]/[.K18]*100000" office:value-type="float" office:value="3.27544929726623" calcext:value-type="float">
            <text:p>3,28</text:p>
          </table:table-cell>
          <table:table-cell/>
          <table:table-cell table:formula="of:=INDEX([$deathsprcountry.$C$2:$deathsprcountry.$C$227];MATCH([.$A18];[$deathsprcountry.$B$2:$deathsprcountry.$B$227];0))" office:value-type="float" office:value="9.7" calcext:value-type="float">
            <text:p>9,7</text:p>
          </table:table-cell>
          <table:table-cell table:formula="of:=INDEX([$Population.$C$2:$Population.$C$236];MATCH([.$A18];TRIM([$Population.$B$2:$Population.$B$236]);0))" office:value-type="float" office:value="9006398" calcext:value-type="float">
            <text:p>9 006 398</text:p>
          </table:table-cell>
          <table:table-cell table:formula="of:=([.J18]/1000)*[.K18]" office:value-type="float" office:value="87362.0606" calcext:value-type="float">
            <text:p>87 362</text:p>
          </table:table-cell>
          <table:table-cell table:formula="of:=[.J18]/1000" office:value-type="percentage" office:value="0.0097" calcext:value-type="percentage">
            <text:p>0,97%</text:p>
          </table:table-cell>
        </table:table-row>
        <table:table-row table:style-name="ro1">
          <table:table-cell table:formula="of:=[Coronacases.A18]" office:value-type="string" office:string-value="South Korea" calcext:value-type="string">
            <text:p>South Korea</text:p>
          </table:table-cell>
          <table:table-cell table:formula="of:=[Coronacases.B18]" office:value-type="float" office:value="10450" calcext:value-type="float">
            <text:p>10 450</text:p>
          </table:table-cell>
          <table:table-cell table:formula="of:=[Coronacases.C18]" office:value-type="float" office:value="208" calcext:value-type="float">
            <text:p>208</text:p>
          </table:table-cell>
          <table:table-cell table:formula="of:=[Coronacases.D18]" office:value-type="float" office:value="7117" calcext:value-type="float">
            <text:p>7 117</text:p>
          </table:table-cell>
          <table:table-cell table:formula="of:=[.C19]/[.B19]" office:value-type="percentage" office:value="0.0199043062200957" calcext:value-type="percentage">
            <text:p>1,99%</text:p>
          </table:table-cell>
          <table:table-cell table:formula="of:=[.C19]/[.D19]" office:value-type="percentage" office:value="0.0292257973865393" calcext:value-type="percentage">
            <text:p>2,92%</text:p>
          </table:table-cell>
          <table:table-cell table:formula="of:=[.C19]/[.K19]" office:value-type="percentage" office:value="0.00000405701787535729" calcext:value-type="percentage">
            <text:p>0,00041%</text:p>
          </table:table-cell>
          <table:table-cell table:formula="of:=[.C19]/[.K19]*100000" office:value-type="float" office:value="0.405701787535729" calcext:value-type="float">
            <text:p>0,41</text:p>
          </table:table-cell>
          <table:table-cell/>
          <table:table-cell table:formula="of:=INDEX([$deathsprcountry.$C$2:$deathsprcountry.$C$227];MATCH([.$A19];[$deathsprcountry.$B$2:$deathsprcountry.$B$227];0))" office:value-type="float" office:value="6.3" calcext:value-type="float">
            <text:p>6,3</text:p>
          </table:table-cell>
          <table:table-cell table:formula="of:=INDEX([$Population.$C$2:$Population.$C$236];MATCH([.$A19];TRIM([$Population.$B$2:$Population.$B$236]);0))" office:value-type="float" office:value="51269185" calcext:value-type="float">
            <text:p>51 269 185</text:p>
          </table:table-cell>
          <table:table-cell table:formula="of:=([.J19]/1000)*[.K19]" office:value-type="float" office:value="322995.8655" calcext:value-type="float">
            <text:p>322 996</text:p>
          </table:table-cell>
          <table:table-cell table:formula="of:=[.J19]/1000" office:value-type="percentage" office:value="0.0063" calcext:value-type="percentage">
            <text:p>0,63%</text:p>
          </table:table-cell>
        </table:table-row>
        <table:table-row table:style-name="ro1">
          <table:table-cell table:formula="of:=[Coronacases.A19]" office:value-type="string" office:string-value="Russia" calcext:value-type="string">
            <text:p>Russia</text:p>
          </table:table-cell>
          <table:table-cell table:formula="of:=[Coronacases.B19]" office:value-type="float" office:value="10131" calcext:value-type="float">
            <text:p>10 131</text:p>
          </table:table-cell>
          <table:table-cell table:formula="of:=[Coronacases.C19]" office:value-type="float" office:value="76" calcext:value-type="float">
            <text:p>76</text:p>
          </table:table-cell>
          <table:table-cell table:formula="of:=[Coronacases.D19]" office:value-type="float" office:value="698" calcext:value-type="float">
            <text:p>698</text:p>
          </table:table-cell>
          <table:table-cell table:formula="of:=[.C20]/[.B20]" office:value-type="percentage" office:value="0.00750172737143421" calcext:value-type="percentage">
            <text:p>0,75%</text:p>
          </table:table-cell>
          <table:table-cell table:formula="of:=[.C20]/[.D20]" office:value-type="percentage" office:value="0.108882521489971" calcext:value-type="percentage">
            <text:p>10,89%</text:p>
          </table:table-cell>
          <table:table-cell table:formula="of:=[.C20]/[.K20]" office:value-type="percentage" office:value="0.000000520781719125398" calcext:value-type="percentage">
            <text:p>0,00005%</text:p>
          </table:table-cell>
          <table:table-cell table:formula="of:=[.C20]/[.K20]*100000" office:value-type="float" office:value="0.0520781719125398" calcext:value-type="float">
            <text:p>0,05</text:p>
          </table:table-cell>
          <table:table-cell/>
          <table:table-cell table:formula="of:=INDEX([$deathsprcountry.$C$2:$deathsprcountry.$C$227];MATCH([.$A20];[$deathsprcountry.$B$2:$deathsprcountry.$B$227];0))" office:value-type="float" office:value="13.4" calcext:value-type="float">
            <text:p>13,4</text:p>
          </table:table-cell>
          <table:table-cell table:formula="of:=INDEX([$Population.$C$2:$Population.$C$236];MATCH([.$A20];TRIM([$Population.$B$2:$Population.$B$236]);0))" office:value-type="float" office:value="145934462" calcext:value-type="float">
            <text:p>145 934 462</text:p>
          </table:table-cell>
          <table:table-cell table:formula="of:=([.J20]/1000)*[.K20]" office:value-type="float" office:value="1955521.7908" calcext:value-type="float">
            <text:p>1 955 522</text:p>
          </table:table-cell>
          <table:table-cell table:formula="of:=[.J20]/1000" office:value-type="percentage" office:value="0.0134" calcext:value-type="percentage">
            <text:p>1,34%</text:p>
          </table:table-cell>
        </table:table-row>
        <table:table-row table:style-name="ro1">
          <table:table-cell table:formula="of:=[Coronacases.A20]" office:value-type="string" office:string-value="Israel" calcext:value-type="string">
            <text:p>Israel</text:p>
          </table:table-cell>
          <table:table-cell table:formula="of:=[Coronacases.B20]" office:value-type="float" office:value="9968" calcext:value-type="float">
            <text:p>9 968</text:p>
          </table:table-cell>
          <table:table-cell table:formula="of:=[Coronacases.C20]" office:value-type="float" office:value="86" calcext:value-type="float">
            <text:p>86</text:p>
          </table:table-cell>
          <table:table-cell table:formula="of:=[Coronacases.D20]" office:value-type="float" office:value="1011" calcext:value-type="float">
            <text:p>1 011</text:p>
          </table:table-cell>
          <table:table-cell table:formula="of:=[.C21]/[.B21]" office:value-type="percentage" office:value="0.00862760834670947" calcext:value-type="percentage">
            <text:p>0,86%</text:p>
          </table:table-cell>
          <table:table-cell table:formula="of:=[.C21]/[.D21]" office:value-type="percentage" office:value="0.0850642927794263" calcext:value-type="percentage">
            <text:p>8,51%</text:p>
          </table:table-cell>
          <table:table-cell table:formula="of:=[.C21]/[.K21]" office:value-type="percentage" office:value="0.00000993583874364785" calcext:value-type="percentage">
            <text:p>0,00099%</text:p>
          </table:table-cell>
          <table:table-cell table:formula="of:=[.C21]/[.K21]*100000" office:value-type="float" office:value="0.993583874364785" calcext:value-type="float">
            <text:p>0,99</text:p>
          </table:table-cell>
          <table:table-cell/>
          <table:table-cell table:formula="of:=INDEX([$deathsprcountry.$C$2:$deathsprcountry.$C$227];MATCH([.$A21];[$deathsprcountry.$B$2:$deathsprcountry.$B$227];0))" office:value-type="float" office:value="5.2" calcext:value-type="float">
            <text:p>5,2</text:p>
          </table:table-cell>
          <table:table-cell table:formula="of:=INDEX([$Population.$C$2:$Population.$C$236];MATCH([.$A21];TRIM([$Population.$B$2:$Population.$B$236]);0))" office:value-type="float" office:value="8655535" calcext:value-type="float">
            <text:p>8 655 535</text:p>
          </table:table-cell>
          <table:table-cell table:formula="of:=([.J21]/1000)*[.K21]" office:value-type="float" office:value="45008.782" calcext:value-type="float">
            <text:p>45 009</text:p>
          </table:table-cell>
          <table:table-cell table:formula="of:=[.J21]/1000" office:value-type="percentage" office:value="0.0052" calcext:value-type="percentage">
            <text:p>0,52%</text:p>
          </table:table-cell>
        </table:table-row>
        <table:table-row table:style-name="ro1">
          <table:table-cell table:formula="of:=[Coronacases.A21]" office:value-type="string" office:string-value="Sweden" calcext:value-type="string">
            <text:p>Sweden</text:p>
          </table:table-cell>
          <table:table-cell table:formula="of:=[Coronacases.B21]" office:value-type="float" office:value="9245" calcext:value-type="float">
            <text:p>9 245</text:p>
          </table:table-cell>
          <table:table-cell table:formula="of:=[Coronacases.C21]" office:value-type="float" office:value="809" calcext:value-type="float">
            <text:p>809</text:p>
          </table:table-cell>
          <table:table-cell table:formula="of:=[Coronacases.D21]" office:value-type="float" office:value="373" calcext:value-type="float">
            <text:p>373</text:p>
          </table:table-cell>
          <table:table-cell table:formula="of:=[.C22]/[.B22]" office:value-type="percentage" office:value="0.087506760411033" calcext:value-type="percentage">
            <text:p>8,75%</text:p>
          </table:table-cell>
          <table:table-cell table:formula="of:=[.C22]/[.D22]" office:value-type="percentage" office:value="2.16890080428954" calcext:value-type="percentage">
            <text:p>216,89%</text:p>
          </table:table-cell>
          <table:table-cell table:formula="of:=[.C22]/[.K22]" office:value-type="percentage" office:value="0.0000801048393125638" calcext:value-type="percentage">
            <text:p>0,00801%</text:p>
          </table:table-cell>
          <table:table-cell table:formula="of:=[.C22]/[.K22]*100000" office:value-type="float" office:value="8.01048393125638" calcext:value-type="float">
            <text:p>8,01</text:p>
          </table:table-cell>
          <table:table-cell/>
          <table:table-cell table:formula="of:=INDEX([$deathsprcountry.$C$2:$deathsprcountry.$C$227];MATCH([.$A22];[$deathsprcountry.$B$2:$deathsprcountry.$B$227];0))" office:value-type="float" office:value="9.4" calcext:value-type="float">
            <text:p>9,4</text:p>
          </table:table-cell>
          <table:table-cell table:formula="of:=INDEX([$Population.$C$2:$Population.$C$236];MATCH([.$A22];TRIM([$Population.$B$2:$Population.$B$236]);0))" office:value-type="float" office:value="10099265" calcext:value-type="float">
            <text:p>10 099 265</text:p>
          </table:table-cell>
          <table:table-cell table:formula="of:=([.J22]/1000)*[.K22]" office:value-type="float" office:value="94933.091" calcext:value-type="float">
            <text:p>94 933</text:p>
          </table:table-cell>
          <table:table-cell table:formula="of:=[.J22]/1000" office:value-type="percentage" office:value="0.0094" calcext:value-type="percentage">
            <text:p>0,94%</text:p>
          </table:table-cell>
        </table:table-row>
        <table:table-row table:style-name="ro1">
          <table:table-cell table:formula="of:=[Coronacases.A22]" office:value-type="string" office:string-value="Ireland" calcext:value-type="string">
            <text:p>Ireland</text:p>
          </table:table-cell>
          <table:table-cell table:formula="of:=[Coronacases.B22]" office:value-type="float" office:value="6574" calcext:value-type="float">
            <text:p>6 574</text:p>
          </table:table-cell>
          <table:table-cell table:formula="of:=[Coronacases.C22]" office:value-type="float" office:value="263" calcext:value-type="float">
            <text:p>263</text:p>
          </table:table-cell>
          <table:table-cell table:formula="of:=[Coronacases.D22]" office:value-type="float" office:value="25" calcext:value-type="float">
            <text:p>25</text:p>
          </table:table-cell>
          <table:table-cell table:formula="of:=[.C23]/[.B23]" office:value-type="percentage" office:value="0.0400060845756008" calcext:value-type="percentage">
            <text:p>4,00%</text:p>
          </table:table-cell>
          <table:table-cell table:formula="of:=[.C23]/[.D23]" office:value-type="percentage" office:value="10.52" calcext:value-type="percentage">
            <text:p>1052,00%</text:p>
          </table:table-cell>
          <table:table-cell table:formula="of:=[.C23]/[.K23]" office:value-type="percentage" office:value="0.000053262737591301" calcext:value-type="percentage">
            <text:p>0,00533%</text:p>
          </table:table-cell>
          <table:table-cell table:formula="of:=[.C23]/[.K23]*100000" office:value-type="float" office:value="5.3262737591301" calcext:value-type="float">
            <text:p>5,33</text:p>
          </table:table-cell>
          <table:table-cell/>
          <table:table-cell table:formula="of:=INDEX([$deathsprcountry.$C$2:$deathsprcountry.$C$227];MATCH([.$A23];[$deathsprcountry.$B$2:$deathsprcountry.$B$227];0))" office:value-type="float" office:value="6.6" calcext:value-type="float">
            <text:p>6,6</text:p>
          </table:table-cell>
          <table:table-cell table:formula="of:=INDEX([$Population.$C$2:$Population.$C$236];MATCH([.$A23];TRIM([$Population.$B$2:$Population.$B$236]);0))" office:value-type="float" office:value="4937786" calcext:value-type="float">
            <text:p>4 937 786</text:p>
          </table:table-cell>
          <table:table-cell table:formula="of:=([.J23]/1000)*[.K23]" office:value-type="float" office:value="32589.3876" calcext:value-type="float">
            <text:p>32 589</text:p>
          </table:table-cell>
          <table:table-cell table:formula="of:=[.J23]/1000" office:value-type="percentage" office:value="0.0066" calcext:value-type="percentage">
            <text:p>0,66%</text:p>
          </table:table-cell>
        </table:table-row>
        <table:table-row table:style-name="ro1">
          <table:table-cell table:formula="of:=[Coronacases.A23]" office:value-type="string" office:string-value="India" calcext:value-type="string">
            <text:p>India</text:p>
          </table:table-cell>
          <table:table-cell table:formula="of:=[Coronacases.B23]" office:value-type="float" office:value="6412" calcext:value-type="float">
            <text:p>6 412</text:p>
          </table:table-cell>
          <table:table-cell table:formula="of:=[Coronacases.C23]" office:value-type="float" office:value="199" calcext:value-type="float">
            <text:p>199</text:p>
          </table:table-cell>
          <table:table-cell table:formula="of:=[Coronacases.D23]" office:value-type="float" office:value="504" calcext:value-type="float">
            <text:p>504</text:p>
          </table:table-cell>
          <table:table-cell table:formula="of:=[.C24]/[.B24]" office:value-type="percentage" office:value="0.0310355583281347" calcext:value-type="percentage">
            <text:p>3,10%</text:p>
          </table:table-cell>
          <table:table-cell table:formula="of:=[.C24]/[.D24]" office:value-type="percentage" office:value="0.39484126984127" calcext:value-type="percentage">
            <text:p>39,48%</text:p>
          </table:table-cell>
          <table:table-cell table:formula="of:=[.C24]/[.K24]" office:value-type="percentage" office:value="0.000000144202440342246" calcext:value-type="percentage">
            <text:p>0,00001%</text:p>
          </table:table-cell>
          <table:table-cell table:formula="of:=[.C24]/[.K24]*100000" office:value-type="float" office:value="0.0144202440342246" calcext:value-type="float">
            <text:p>0,01</text:p>
          </table:table-cell>
          <table:table-cell/>
          <table:table-cell table:formula="of:=INDEX([$deathsprcountry.$C$2:$deathsprcountry.$C$227];MATCH([.$A24];[$deathsprcountry.$B$2:$deathsprcountry.$B$227];0))" office:value-type="float" office:value="7.3" calcext:value-type="float">
            <text:p>7,3</text:p>
          </table:table-cell>
          <table:table-cell table:formula="of:=INDEX([$Population.$C$2:$Population.$C$236];MATCH([.$A24];TRIM([$Population.$B$2:$Population.$B$236]);0))" office:value-type="float" office:value="1380004385" calcext:value-type="float">
            <text:p>1 380 004 385</text:p>
          </table:table-cell>
          <table:table-cell table:formula="of:=([.J24]/1000)*[.K24]" office:value-type="float" office:value="10074032.0105" calcext:value-type="float">
            <text:p>10 074 032</text:p>
          </table:table-cell>
          <table:table-cell table:formula="of:=[.J24]/1000" office:value-type="percentage" office:value="0.0073" calcext:value-type="percentage">
            <text:p>0,73%</text:p>
          </table:table-cell>
        </table:table-row>
        <table:table-row table:style-name="ro1">
          <table:table-cell table:formula="of:=[Coronacases.A24]" office:value-type="string" office:string-value="Norway" calcext:value-type="string">
            <text:p>Norway</text:p>
          </table:table-cell>
          <table:table-cell table:formula="of:=[Coronacases.B24]" office:value-type="float" office:value="6219" calcext:value-type="float">
            <text:p>6 219</text:p>
          </table:table-cell>
          <table:table-cell table:formula="of:=[Coronacases.C24]" office:value-type="float" office:value="108" calcext:value-type="float">
            <text:p>108</text:p>
          </table:table-cell>
          <table:table-cell table:formula="of:=[Coronacases.D24]" office:value-type="float" office:value="0" calcext:value-type="float">
            <text:p>0</text:p>
          </table:table-cell>
          <table:table-cell table:formula="of:=[.C25]/[.B25]" office:value-type="percentage" office:value="0.0173661360347323" calcext:value-type="percentage">
            <text:p>1,74%</text:p>
          </table:table-cell>
          <table:table-cell table:formula="of:=[.C25]/[.D25]" office:value-type="string" office:string-value="" calcext:value-type="error">
            <text:p>#DIV/0!</text:p>
          </table:table-cell>
          <table:table-cell table:formula="of:=[.C25]/[.K25]" office:value-type="percentage" office:value="0.0000199216378685249" calcext:value-type="percentage">
            <text:p>0,00199%</text:p>
          </table:table-cell>
          <table:table-cell table:formula="of:=[.C25]/[.K25]*100000" office:value-type="float" office:value="1.99216378685249" calcext:value-type="float">
            <text:p>1,99</text:p>
          </table:table-cell>
          <table:table-cell/>
          <table:table-cell table:formula="of:=INDEX([$deathsprcountry.$C$2:$deathsprcountry.$C$227];MATCH([.$A25];[$deathsprcountry.$B$2:$deathsprcountry.$B$227];0))" office:value-type="float" office:value="8" calcext:value-type="float">
            <text:p>8</text:p>
          </table:table-cell>
          <table:table-cell table:formula="of:=INDEX([$Population.$C$2:$Population.$C$236];MATCH([.$A25];TRIM([$Population.$B$2:$Population.$B$236]);0))" office:value-type="float" office:value="5421241" calcext:value-type="float">
            <text:p>5 421 241</text:p>
          </table:table-cell>
          <table:table-cell table:formula="of:=([.J25]/1000)*[.K25]" office:value-type="float" office:value="43369.928" calcext:value-type="float">
            <text:p>43 370</text:p>
          </table:table-cell>
          <table:table-cell table:formula="of:=[.J25]/1000" office:value-type="percentage" office:value="0.008" calcext:value-type="percentage">
            <text:p>0,80%</text:p>
          </table:table-cell>
        </table:table-row>
        <table:table-row table:style-name="ro1">
          <table:table-cell table:formula="of:=[Coronacases.A25]" office:value-type="string" office:string-value="Australia" calcext:value-type="string">
            <text:p>Australia</text:p>
          </table:table-cell>
          <table:table-cell table:formula="of:=[Coronacases.B25]" office:value-type="float" office:value="6109" calcext:value-type="float">
            <text:p>6 109</text:p>
          </table:table-cell>
          <table:table-cell table:formula="of:=[Coronacases.C25]" office:value-type="float" office:value="51" calcext:value-type="float">
            <text:p>51</text:p>
          </table:table-cell>
          <table:table-cell table:formula="of:=[Coronacases.D25]" office:value-type="float" office:value="2987" calcext:value-type="float">
            <text:p>2 987</text:p>
          </table:table-cell>
          <table:table-cell table:formula="of:=[.C26]/[.B26]" office:value-type="percentage" office:value="0.00834833851694222" calcext:value-type="percentage">
            <text:p>0,83%</text:p>
          </table:table-cell>
          <table:table-cell table:formula="of:=[.C26]/[.D26]" office:value-type="percentage" office:value="0.0170739872782056" calcext:value-type="percentage">
            <text:p>1,71%</text:p>
          </table:table-cell>
          <table:table-cell table:formula="of:=[.C26]/[.K26]" office:value-type="percentage" office:value="0.0000020000090980806" calcext:value-type="percentage">
            <text:p>0,00020%</text:p>
          </table:table-cell>
          <table:table-cell table:formula="of:=[.C26]/[.K26]*100000" office:value-type="float" office:value="0.20000090980806" calcext:value-type="float">
            <text:p>0,20</text:p>
          </table:table-cell>
          <table:table-cell/>
          <table:table-cell table:formula="of:=INDEX([$deathsprcountry.$C$2:$deathsprcountry.$C$227];MATCH([.$A26];[$deathsprcountry.$B$2:$deathsprcountry.$B$227];0))" office:value-type="float" office:value="7.3" calcext:value-type="float">
            <text:p>7,3</text:p>
          </table:table-cell>
          <table:table-cell table:formula="of:=INDEX([$Population.$C$2:$Population.$C$236];MATCH([.$A26];TRIM([$Population.$B$2:$Population.$B$236]);0))" office:value-type="float" office:value="25499884" calcext:value-type="float">
            <text:p>25 499 884</text:p>
          </table:table-cell>
          <table:table-cell table:formula="of:=([.J26]/1000)*[.K26]" office:value-type="float" office:value="186149.1532" calcext:value-type="float">
            <text:p>186 149</text:p>
          </table:table-cell>
          <table:table-cell table:formula="of:=[.J26]/1000" office:value-type="percentage" office:value="0.0073" calcext:value-type="percentage">
            <text:p>0,73%</text:p>
          </table:table-cell>
        </table:table-row>
        <table:table-row table:style-name="ro1">
          <table:table-cell table:formula="of:=[Coronacases.A26]" office:value-type="string" office:string-value="Chile" calcext:value-type="string">
            <text:p>Chile</text:p>
          </table:table-cell>
          <table:table-cell table:formula="of:=[Coronacases.B26]" office:value-type="float" office:value="5972" calcext:value-type="float">
            <text:p>5 972</text:p>
          </table:table-cell>
          <table:table-cell table:formula="of:=[Coronacases.C26]" office:value-type="float" office:value="57" calcext:value-type="float">
            <text:p>57</text:p>
          </table:table-cell>
          <table:table-cell table:formula="of:=[Coronacases.D26]" office:value-type="float" office:value="1274" calcext:value-type="float">
            <text:p>1 274</text:p>
          </table:table-cell>
          <table:table-cell table:formula="of:=[.C27]/[.B27]" office:value-type="percentage" office:value="0.00954454119223041" calcext:value-type="percentage">
            <text:p>0,95%</text:p>
          </table:table-cell>
          <table:table-cell table:formula="of:=[.C27]/[.D27]" office:value-type="percentage" office:value="0.0447409733124019" calcext:value-type="percentage">
            <text:p>4,47%</text:p>
          </table:table-cell>
          <table:table-cell table:formula="of:=[.C27]/[.K27]" office:value-type="percentage" office:value="0.00000298176400216759" calcext:value-type="percentage">
            <text:p>0,00030%</text:p>
          </table:table-cell>
          <table:table-cell table:formula="of:=[.C27]/[.K27]*100000" office:value-type="float" office:value="0.298176400216759" calcext:value-type="float">
            <text:p>0,30</text:p>
          </table:table-cell>
          <table:table-cell/>
          <table:table-cell table:formula="of:=INDEX([$deathsprcountry.$C$2:$deathsprcountry.$C$227];MATCH([.$A27];[$deathsprcountry.$B$2:$deathsprcountry.$B$227];0))" office:value-type="float" office:value="6.3" calcext:value-type="float">
            <text:p>6,3</text:p>
          </table:table-cell>
          <table:table-cell table:formula="of:=INDEX([$Population.$C$2:$Population.$C$236];MATCH([.$A27];TRIM([$Population.$B$2:$Population.$B$236]);0))" office:value-type="float" office:value="19116201" calcext:value-type="float">
            <text:p>19 116 201</text:p>
          </table:table-cell>
          <table:table-cell table:formula="of:=([.J27]/1000)*[.K27]" office:value-type="float" office:value="120432.0663" calcext:value-type="float">
            <text:p>120 432</text:p>
          </table:table-cell>
          <table:table-cell table:formula="of:=[.J27]/1000" office:value-type="percentage" office:value="0.0063" calcext:value-type="percentage">
            <text:p>0,63%</text:p>
          </table:table-cell>
        </table:table-row>
        <table:table-row table:style-name="ro1">
          <table:table-cell table:formula="of:=[Coronacases.A27]" office:value-type="string" office:string-value="Denmark" calcext:value-type="string">
            <text:p>Denmark</text:p>
          </table:table-cell>
          <table:table-cell table:formula="of:=[Coronacases.B27]" office:value-type="float" office:value="5635" calcext:value-type="float">
            <text:p>5 635</text:p>
          </table:table-cell>
          <table:table-cell table:formula="of:=[Coronacases.C27]" office:value-type="float" office:value="237" calcext:value-type="float">
            <text:p>237</text:p>
          </table:table-cell>
          <table:table-cell table:formula="of:=[Coronacases.D27]" office:value-type="float" office:value="1736" calcext:value-type="float">
            <text:p>1 736</text:p>
          </table:table-cell>
          <table:table-cell table:formula="of:=[.C28]/[.B28]" office:value-type="percentage" office:value="0.042058562555457" calcext:value-type="percentage">
            <text:p>4,21%</text:p>
          </table:table-cell>
          <table:table-cell table:formula="of:=[.C28]/[.D28]" office:value-type="percentage" office:value="0.136520737327189" calcext:value-type="percentage">
            <text:p>13,65%</text:p>
          </table:table-cell>
          <table:table-cell table:formula="of:=[.C28]/[.K28]" office:value-type="percentage" office:value="0.0000409170812758257" calcext:value-type="percentage">
            <text:p>0,00409%</text:p>
          </table:table-cell>
          <table:table-cell table:formula="of:=[.C28]/[.K28]*100000" office:value-type="float" office:value="4.09170812758257" calcext:value-type="float">
            <text:p>4,09</text:p>
          </table:table-cell>
          <table:table-cell/>
          <table:table-cell table:formula="of:=INDEX([$deathsprcountry.$C$2:$deathsprcountry.$C$227];MATCH([.$A28];[$deathsprcountry.$B$2:$deathsprcountry.$B$227];0))" office:value-type="float" office:value="9.3" calcext:value-type="float">
            <text:p>9,3</text:p>
          </table:table-cell>
          <table:table-cell table:formula="of:=INDEX([$Population.$C$2:$Population.$C$236];MATCH([.$A28];TRIM([$Population.$B$2:$Population.$B$236]);0))" office:value-type="float" office:value="5792202" calcext:value-type="float">
            <text:p>5 792 202</text:p>
          </table:table-cell>
          <table:table-cell table:formula="of:=([.J28]/1000)*[.K28]" office:value-type="float" office:value="53867.4786" calcext:value-type="float">
            <text:p>53 867</text:p>
          </table:table-cell>
          <table:table-cell table:formula="of:=[.J28]/1000" office:value-type="percentage" office:value="0.0093" calcext:value-type="percentage">
            <text:p>0,93%</text:p>
          </table:table-cell>
        </table:table-row>
        <table:table-row table:style-name="ro1">
          <table:table-cell table:formula="of:=[Coronacases.A28]" office:value-type="string" office:string-value="Poland" calcext:value-type="string">
            <text:p>Poland</text:p>
          </table:table-cell>
          <table:table-cell table:formula="of:=[Coronacases.B28]" office:value-type="float" office:value="5575" calcext:value-type="float">
            <text:p>5 575</text:p>
          </table:table-cell>
          <table:table-cell table:formula="of:=[Coronacases.C28]" office:value-type="float" office:value="174" calcext:value-type="float">
            <text:p>174</text:p>
          </table:table-cell>
          <table:table-cell table:formula="of:=[Coronacases.D28]" office:value-type="float" office:value="284" calcext:value-type="float">
            <text:p>284</text:p>
          </table:table-cell>
          <table:table-cell table:formula="of:=[.C29]/[.B29]" office:value-type="percentage" office:value="0.0312107623318386" calcext:value-type="percentage">
            <text:p>3,12%</text:p>
          </table:table-cell>
          <table:table-cell table:formula="of:=[.C29]/[.D29]" office:value-type="percentage" office:value="0.612676056338028" calcext:value-type="percentage">
            <text:p>61,27%</text:p>
          </table:table-cell>
          <table:table-cell table:formula="of:=[.C29]/[.K29]" office:value-type="percentage" office:value="0.00000459750544110806" calcext:value-type="percentage">
            <text:p>0,00046%</text:p>
          </table:table-cell>
          <table:table-cell table:formula="of:=[.C29]/[.K29]*100000" office:value-type="float" office:value="0.459750544110806" calcext:value-type="float">
            <text:p>0,46</text:p>
          </table:table-cell>
          <table:table-cell/>
          <table:table-cell table:formula="of:=INDEX([$deathsprcountry.$C$2:$deathsprcountry.$C$227];MATCH([.$A29];[$deathsprcountry.$B$2:$deathsprcountry.$B$227];0))" office:value-type="float" office:value="10.5" calcext:value-type="float">
            <text:p>10,5</text:p>
          </table:table-cell>
          <table:table-cell table:formula="of:=INDEX([$Population.$C$2:$Population.$C$236];MATCH([.$A29];TRIM([$Population.$B$2:$Population.$B$236]);0))" office:value-type="float" office:value="37846611" calcext:value-type="float">
            <text:p>37 846 611</text:p>
          </table:table-cell>
          <table:table-cell table:formula="of:=([.J29]/1000)*[.K29]" office:value-type="float" office:value="397389.4155" calcext:value-type="float">
            <text:p>397 389</text:p>
          </table:table-cell>
          <table:table-cell table:formula="of:=[.J29]/1000" office:value-type="percentage" office:value="0.0105" calcext:value-type="percentage">
            <text:p>1,05%</text:p>
          </table:table-cell>
        </table:table-row>
        <table:table-row table:style-name="ro1">
          <table:table-cell table:formula="of:=[Coronacases.A29]" office:value-type="string" office:string-value="Czech Republic" calcext:value-type="string">
            <text:p>Czech Republic</text:p>
          </table:table-cell>
          <table:table-cell table:formula="of:=[Coronacases.B29]" office:value-type="float" office:value="5569" calcext:value-type="float">
            <text:p>5 569</text:p>
          </table:table-cell>
          <table:table-cell table:formula="of:=[Coronacases.C29]" office:value-type="float" office:value="112" calcext:value-type="float">
            <text:p>112</text:p>
          </table:table-cell>
          <table:table-cell table:formula="of:=[Coronacases.D29]" office:value-type="float" office:value="301" calcext:value-type="float">
            <text:p>301</text:p>
          </table:table-cell>
          <table:table-cell table:formula="of:=[.C30]/[.B30]" office:value-type="percentage" office:value="0.0201113305799964" calcext:value-type="percentage">
            <text:p>2,01%</text:p>
          </table:table-cell>
          <table:table-cell table:formula="of:=[.C30]/[.D30]" office:value-type="percentage" office:value="0.372093023255814" calcext:value-type="percentage">
            <text:p>37,21%</text:p>
          </table:table-cell>
          <table:table-cell table:formula="of:=[.C30]/[.K30]" office:value-type="percentage" office:value="0.0000104585114120569" calcext:value-type="percentage">
            <text:p>0,00105%</text:p>
          </table:table-cell>
          <table:table-cell table:formula="of:=[.C30]/[.K30]*100000" office:value-type="float" office:value="1.04585114120569" calcext:value-type="float">
            <text:p>1,05</text:p>
          </table:table-cell>
          <table:table-cell/>
          <table:table-cell table:formula="of:=INDEX([$deathsprcountry.$C$2:$deathsprcountry.$C$227];MATCH([.$A30];[$deathsprcountry.$B$2:$deathsprcountry.$B$227];0))" office:value-type="float" office:value="10.5" calcext:value-type="float">
            <text:p>10,5</text:p>
          </table:table-cell>
          <table:table-cell table:formula="of:=INDEX([$Population.$C$2:$Population.$C$236];MATCH([.$A30];TRIM([$Population.$B$2:$Population.$B$236]);0))" office:value-type="float" office:value="10708981" calcext:value-type="float">
            <text:p>10 708 981</text:p>
          </table:table-cell>
          <table:table-cell table:formula="of:=([.J30]/1000)*[.K30]" office:value-type="float" office:value="112444.3005" calcext:value-type="float">
            <text:p>112 444</text:p>
          </table:table-cell>
          <table:table-cell table:formula="of:=[.J30]/1000" office:value-type="percentage" office:value="0.0105" calcext:value-type="percentage">
            <text:p>1,05%</text:p>
          </table:table-cell>
        </table:table-row>
        <table:table-row table:style-name="ro1">
          <table:table-cell table:formula="of:=[Coronacases.A30]" office:value-type="string" office:string-value="Peru" calcext:value-type="string">
            <text:p>Peru</text:p>
          </table:table-cell>
          <table:table-cell table:formula="of:=[Coronacases.B30]" office:value-type="float" office:value="5256" calcext:value-type="float">
            <text:p>5 256</text:p>
          </table:table-cell>
          <table:table-cell table:formula="of:=[Coronacases.C30]" office:value-type="float" office:value="138" calcext:value-type="float">
            <text:p>138</text:p>
          </table:table-cell>
          <table:table-cell table:formula="of:=[Coronacases.D30]" office:value-type="float" office:value="1438" calcext:value-type="float">
            <text:p>1 438</text:p>
          </table:table-cell>
          <table:table-cell table:formula="of:=[.C31]/[.B31]" office:value-type="percentage" office:value="0.0262557077625571" calcext:value-type="percentage">
            <text:p>2,63%</text:p>
          </table:table-cell>
          <table:table-cell table:formula="of:=[.C31]/[.D31]" office:value-type="percentage" office:value="0.0959666203059805" calcext:value-type="percentage">
            <text:p>9,60%</text:p>
          </table:table-cell>
          <table:table-cell table:formula="of:=[.C31]/[.K31]" office:value-type="percentage" office:value="0.00000418538793723883" calcext:value-type="percentage">
            <text:p>0,00042%</text:p>
          </table:table-cell>
          <table:table-cell table:formula="of:=[.C31]/[.K31]*100000" office:value-type="float" office:value="0.418538793723883" calcext:value-type="float">
            <text:p>0,42</text:p>
          </table:table-cell>
          <table:table-cell/>
          <table:table-cell table:formula="of:=INDEX([$deathsprcountry.$C$2:$deathsprcountry.$C$227];MATCH([.$A31];[$deathsprcountry.$B$2:$deathsprcountry.$B$227];0))" office:value-type="float" office:value="6.1" calcext:value-type="float">
            <text:p>6,1</text:p>
          </table:table-cell>
          <table:table-cell table:formula="of:=INDEX([$Population.$C$2:$Population.$C$236];MATCH([.$A31];TRIM([$Population.$B$2:$Population.$B$236]);0))" office:value-type="float" office:value="32971854" calcext:value-type="float">
            <text:p>32 971 854</text:p>
          </table:table-cell>
          <table:table-cell table:formula="of:=([.J31]/1000)*[.K31]" office:value-type="float" office:value="201128.3094" calcext:value-type="float">
            <text:p>201 128</text:p>
          </table:table-cell>
          <table:table-cell table:formula="of:=[.J31]/1000" office:value-type="percentage" office:value="0.0061" calcext:value-type="percentage">
            <text:p>0,61%</text:p>
          </table:table-cell>
        </table:table-row>
        <table:table-row table:style-name="ro1">
          <table:table-cell table:formula="of:=[Coronacases.A31]" office:value-type="string" office:string-value="Romania" calcext:value-type="string">
            <text:p>Romania</text:p>
          </table:table-cell>
          <table:table-cell table:formula="of:=[Coronacases.B31]" office:value-type="float" office:value="5202" calcext:value-type="float">
            <text:p>5 202</text:p>
          </table:table-cell>
          <table:table-cell table:formula="of:=[Coronacases.C31]" office:value-type="float" office:value="229" calcext:value-type="float">
            <text:p>229</text:p>
          </table:table-cell>
          <table:table-cell table:formula="of:=[Coronacases.D31]" office:value-type="float" office:value="528" calcext:value-type="float">
            <text:p>528</text:p>
          </table:table-cell>
          <table:table-cell table:formula="of:=[.C32]/[.B32]" office:value-type="percentage" office:value="0.0440215301806997" calcext:value-type="percentage">
            <text:p>4,40%</text:p>
          </table:table-cell>
          <table:table-cell table:formula="of:=[.C32]/[.D32]" office:value-type="percentage" office:value="0.433712121212121" calcext:value-type="percentage">
            <text:p>43,37%</text:p>
          </table:table-cell>
          <table:table-cell table:formula="of:=[.C32]/[.K32]" office:value-type="percentage" office:value="0.0000119037154718828" calcext:value-type="percentage">
            <text:p>0,00119%</text:p>
          </table:table-cell>
          <table:table-cell table:formula="of:=[.C32]/[.K32]*100000" office:value-type="float" office:value="1.19037154718828" calcext:value-type="float">
            <text:p>1,19</text:p>
          </table:table-cell>
          <table:table-cell/>
          <table:table-cell table:formula="of:=INDEX([$deathsprcountry.$C$2:$deathsprcountry.$C$227];MATCH([.$A32];[$deathsprcountry.$B$2:$deathsprcountry.$B$227];0))" office:value-type="float" office:value="12" calcext:value-type="float">
            <text:p>12</text:p>
          </table:table-cell>
          <table:table-cell table:formula="of:=INDEX([$Population.$C$2:$Population.$C$236];MATCH([.$A32];TRIM([$Population.$B$2:$Population.$B$236]);0))" office:value-type="float" office:value="19237691" calcext:value-type="float">
            <text:p>19 237 691</text:p>
          </table:table-cell>
          <table:table-cell table:formula="of:=([.J32]/1000)*[.K32]" office:value-type="float" office:value="230852.292" calcext:value-type="float">
            <text:p>230 852</text:p>
          </table:table-cell>
          <table:table-cell table:formula="of:=[.J32]/1000" office:value-type="percentage" office:value="0.012" calcext:value-type="percentage">
            <text:p>1,20%</text:p>
          </table:table-cell>
        </table:table-row>
        <table:table-row table:style-name="ro1">
          <table:table-cell table:formula="of:=[Coronacases.A32]" office:value-type="string" office:string-value="Ecuador" calcext:value-type="string">
            <text:p>Ecuador</text:p>
          </table:table-cell>
          <table:table-cell table:formula="of:=[Coronacases.B32]" office:value-type="float" office:value="4965" calcext:value-type="float">
            <text:p>4 965</text:p>
          </table:table-cell>
          <table:table-cell table:formula="of:=[Coronacases.C32]" office:value-type="float" office:value="272" calcext:value-type="float">
            <text:p>272</text:p>
          </table:table-cell>
          <table:table-cell table:formula="of:=[Coronacases.D32]" office:value-type="float" office:value="339" calcext:value-type="float">
            <text:p>339</text:p>
          </table:table-cell>
          <table:table-cell table:formula="of:=[.C33]/[.B33]" office:value-type="percentage" office:value="0.0547834843907352" calcext:value-type="percentage">
            <text:p>5,48%</text:p>
          </table:table-cell>
          <table:table-cell table:formula="of:=[.C33]/[.D33]" office:value-type="percentage" office:value="0.8023598820059" calcext:value-type="percentage">
            <text:p>80,24%</text:p>
          </table:table-cell>
          <table:table-cell table:formula="of:=[.C33]/[.K33]" office:value-type="percentage" office:value="0.000015416832029194" calcext:value-type="percentage">
            <text:p>0,00154%</text:p>
          </table:table-cell>
          <table:table-cell table:formula="of:=[.C33]/[.K33]*100000" office:value-type="float" office:value="1.5416832029194" calcext:value-type="float">
            <text:p>1,54</text:p>
          </table:table-cell>
          <table:table-cell/>
          <table:table-cell table:formula="of:=INDEX([$deathsprcountry.$C$2:$deathsprcountry.$C$227];MATCH([.$A33];[$deathsprcountry.$B$2:$deathsprcountry.$B$227];0))" office:value-type="float" office:value="5.1" calcext:value-type="float">
            <text:p>5,1</text:p>
          </table:table-cell>
          <table:table-cell table:formula="of:=INDEX([$Population.$C$2:$Population.$C$236];MATCH([.$A33];TRIM([$Population.$B$2:$Population.$B$236]);0))" office:value-type="float" office:value="17643054" calcext:value-type="float">
            <text:p>17 643 054</text:p>
          </table:table-cell>
          <table:table-cell table:formula="of:=([.J33]/1000)*[.K33]" office:value-type="float" office:value="89979.5754" calcext:value-type="float">
            <text:p>89 980</text:p>
          </table:table-cell>
          <table:table-cell table:formula="of:=[.J33]/1000" office:value-type="percentage" office:value="0.0051" calcext:value-type="percentage">
            <text:p>0,51%</text:p>
          </table:table-cell>
        </table:table-row>
        <table:table-row table:style-name="ro1">
          <table:table-cell table:formula="of:=[Coronacases.A33]" office:value-type="string" office:string-value="Japan" calcext:value-type="string">
            <text:p>Japan</text:p>
          </table:table-cell>
          <table:table-cell table:formula="of:=[Coronacases.B33]" office:value-type="float" office:value="4768" calcext:value-type="float">
            <text:p>4 768</text:p>
          </table:table-cell>
          <table:table-cell table:formula="of:=[Coronacases.C33]" office:value-type="float" office:value="85" calcext:value-type="float">
            <text:p>85</text:p>
          </table:table-cell>
          <table:table-cell table:formula="of:=[Coronacases.D33]" office:value-type="float" office:value="685" calcext:value-type="float">
            <text:p>685</text:p>
          </table:table-cell>
          <table:table-cell table:formula="of:=[.C34]/[.B34]" office:value-type="percentage" office:value="0.0178271812080537" calcext:value-type="percentage">
            <text:p>1,78%</text:p>
          </table:table-cell>
          <table:table-cell table:formula="of:=[.C34]/[.D34]" office:value-type="percentage" office:value="0.124087591240876" calcext:value-type="percentage">
            <text:p>12,41%</text:p>
          </table:table-cell>
          <table:table-cell table:formula="of:=[.C34]/[.K34]" office:value-type="percentage" office:value="0.000000672061815518383" calcext:value-type="percentage">
            <text:p>0,00007%</text:p>
          </table:table-cell>
          <table:table-cell table:formula="of:=[.C34]/[.K34]*100000" office:value-type="float" office:value="0.0672061815518383" calcext:value-type="float">
            <text:p>0,07</text:p>
          </table:table-cell>
          <table:table-cell/>
          <table:table-cell table:formula="of:=INDEX([$deathsprcountry.$C$2:$deathsprcountry.$C$227];MATCH([.$A34];[$deathsprcountry.$B$2:$deathsprcountry.$B$227];0))" office:value-type="float" office:value="9.9" calcext:value-type="float">
            <text:p>9,9</text:p>
          </table:table-cell>
          <table:table-cell table:formula="of:=INDEX([$Population.$C$2:$Population.$C$236];MATCH([.$A34];TRIM([$Population.$B$2:$Population.$B$236]);0))" office:value-type="float" office:value="126476461" calcext:value-type="float">
            <text:p>126 476 461</text:p>
          </table:table-cell>
          <table:table-cell table:formula="of:=([.J34]/1000)*[.K34]" office:value-type="float" office:value="1252116.9639" calcext:value-type="float">
            <text:p>1 252 117</text:p>
          </table:table-cell>
          <table:table-cell table:formula="of:=[.J34]/1000" office:value-type="percentage" office:value="0.0099" calcext:value-type="percentage">
            <text:p>0,99%</text:p>
          </table:table-cell>
        </table:table-row>
        <table:table-row table:style-name="ro1">
          <table:table-cell table:formula="of:=[Coronacases.A34]" office:value-type="string" office:string-value="Pakistan" calcext:value-type="string">
            <text:p>Pakistan</text:p>
          </table:table-cell>
          <table:table-cell table:formula="of:=[Coronacases.B34]" office:value-type="float" office:value="4489" calcext:value-type="float">
            <text:p>4 489</text:p>
          </table:table-cell>
          <table:table-cell table:formula="of:=[Coronacases.C34]" office:value-type="float" office:value="63" calcext:value-type="float">
            <text:p>63</text:p>
          </table:table-cell>
          <table:table-cell table:formula="of:=[Coronacases.D34]" office:value-type="float" office:value="572" calcext:value-type="float">
            <text:p>572</text:p>
          </table:table-cell>
          <table:table-cell table:formula="of:=[.C35]/[.B35]" office:value-type="percentage" office:value="0.0140343060815326" calcext:value-type="percentage">
            <text:p>1,40%</text:p>
          </table:table-cell>
          <table:table-cell table:formula="of:=[.C35]/[.D35]" office:value-type="percentage" office:value="0.11013986013986" calcext:value-type="percentage">
            <text:p>11,01%</text:p>
          </table:table-cell>
          <table:table-cell table:formula="of:=[.C35]/[.K35]" office:value-type="percentage" office:value="0.000000285206811607863" calcext:value-type="percentage">
            <text:p>0,00003%</text:p>
          </table:table-cell>
          <table:table-cell table:formula="of:=[.C35]/[.K35]*100000" office:value-type="float" office:value="0.0285206811607863" calcext:value-type="float">
            <text:p>0,03</text:p>
          </table:table-cell>
          <table:table-cell/>
          <table:table-cell table:formula="of:=INDEX([$deathsprcountry.$C$2:$deathsprcountry.$C$227];MATCH([.$A35];[$deathsprcountry.$B$2:$deathsprcountry.$B$227];0))" office:value-type="float" office:value="6.3" calcext:value-type="float">
            <text:p>6,3</text:p>
          </table:table-cell>
          <table:table-cell table:formula="of:=INDEX([$Population.$C$2:$Population.$C$236];MATCH([.$A35];TRIM([$Population.$B$2:$Population.$B$236]);0))" office:value-type="float" office:value="220892340" calcext:value-type="float">
            <text:p>220 892 340</text:p>
          </table:table-cell>
          <table:table-cell table:formula="of:=([.J35]/1000)*[.K35]" office:value-type="float" office:value="1391621.742" calcext:value-type="float">
            <text:p>1 391 622</text:p>
          </table:table-cell>
          <table:table-cell table:formula="of:=[.J35]/1000" office:value-type="percentage" office:value="0.0063" calcext:value-type="percentage">
            <text:p>0,63%</text:p>
          </table:table-cell>
        </table:table-row>
        <table:table-row table:style-name="ro1">
          <table:table-cell table:formula="of:=[Coronacases.A35]" office:value-type="string" office:string-value="Malaysia" calcext:value-type="string">
            <text:p>Malaysia</text:p>
          </table:table-cell>
          <table:table-cell table:formula="of:=[Coronacases.B35]" office:value-type="float" office:value="4228" calcext:value-type="float">
            <text:p>4 228</text:p>
          </table:table-cell>
          <table:table-cell table:formula="of:=[Coronacases.C35]" office:value-type="float" office:value="67" calcext:value-type="float">
            <text:p>67</text:p>
          </table:table-cell>
          <table:table-cell table:formula="of:=[Coronacases.D35]" office:value-type="float" office:value="1608" calcext:value-type="float">
            <text:p>1 608</text:p>
          </table:table-cell>
          <table:table-cell table:formula="of:=[.C36]/[.B36]" office:value-type="percentage" office:value="0.0158467360454115" calcext:value-type="percentage">
            <text:p>1,58%</text:p>
          </table:table-cell>
          <table:table-cell table:formula="of:=[.C36]/[.D36]" office:value-type="percentage" office:value="0.0416666666666667" calcext:value-type="percentage">
            <text:p>4,17%</text:p>
          </table:table-cell>
          <table:table-cell table:formula="of:=[.C36]/[.K36]" office:value-type="percentage" office:value="0.00000207007359791366" calcext:value-type="percentage">
            <text:p>0,00021%</text:p>
          </table:table-cell>
          <table:table-cell table:formula="of:=[.C36]/[.K36]*100000" office:value-type="float" office:value="0.207007359791366" calcext:value-type="float">
            <text:p>0,21</text:p>
          </table:table-cell>
          <table:table-cell/>
          <table:table-cell table:formula="of:=INDEX([$deathsprcountry.$C$2:$deathsprcountry.$C$227];MATCH([.$A36];[$deathsprcountry.$B$2:$deathsprcountry.$B$227];0))" office:value-type="float" office:value="5.2" calcext:value-type="float">
            <text:p>5,2</text:p>
          </table:table-cell>
          <table:table-cell table:formula="of:=INDEX([$Population.$C$2:$Population.$C$236];MATCH([.$A36];TRIM([$Population.$B$2:$Population.$B$236]);0))" office:value-type="float" office:value="32365999" calcext:value-type="float">
            <text:p>32 365 999</text:p>
          </table:table-cell>
          <table:table-cell table:formula="of:=([.J36]/1000)*[.K36]" office:value-type="float" office:value="168303.1948" calcext:value-type="float">
            <text:p>168 303</text:p>
          </table:table-cell>
          <table:table-cell table:formula="of:=[.J36]/1000" office:value-type="percentage" office:value="0.0052" calcext:value-type="percentage">
            <text:p>0,52%</text:p>
          </table:table-cell>
        </table:table-row>
        <table:table-row table:style-name="ro1">
          <table:table-cell table:formula="of:=[Coronacases.A36]" office:value-type="string" office:string-value="Philippines" calcext:value-type="string">
            <text:p>Philippines</text:p>
          </table:table-cell>
          <table:table-cell table:formula="of:=[Coronacases.B36]" office:value-type="float" office:value="4076" calcext:value-type="float">
            <text:p>4 076</text:p>
          </table:table-cell>
          <table:table-cell table:formula="of:=[Coronacases.C36]" office:value-type="float" office:value="203" calcext:value-type="float">
            <text:p>203</text:p>
          </table:table-cell>
          <table:table-cell table:formula="of:=[Coronacases.D36]" office:value-type="float" office:value="124" calcext:value-type="float">
            <text:p>124</text:p>
          </table:table-cell>
          <table:table-cell table:formula="of:=[.C37]/[.B37]" office:value-type="percentage" office:value="0.0498037291462218" calcext:value-type="percentage">
            <text:p>4,98%</text:p>
          </table:table-cell>
          <table:table-cell table:formula="of:=[.C37]/[.D37]" office:value-type="percentage" office:value="1.63709677419355" calcext:value-type="percentage">
            <text:p>163,71%</text:p>
          </table:table-cell>
          <table:table-cell table:formula="of:=[.C37]/[.K37]" office:value-type="percentage" office:value="0.00000185250960936887" calcext:value-type="percentage">
            <text:p>0,00019%</text:p>
          </table:table-cell>
          <table:table-cell table:formula="of:=[.C37]/[.K37]*100000" office:value-type="float" office:value="0.185250960936887" calcext:value-type="float">
            <text:p>0,19</text:p>
          </table:table-cell>
          <table:table-cell/>
          <table:table-cell table:formula="of:=INDEX([$deathsprcountry.$C$2:$deathsprcountry.$C$227];MATCH([.$A37];[$deathsprcountry.$B$2:$deathsprcountry.$B$227];0))" office:value-type="float" office:value="6.1" calcext:value-type="float">
            <text:p>6,1</text:p>
          </table:table-cell>
          <table:table-cell table:formula="of:=INDEX([$Population.$C$2:$Population.$C$236];MATCH([.$A37];TRIM([$Population.$B$2:$Population.$B$236]);0))" office:value-type="float" office:value="109581078" calcext:value-type="float">
            <text:p>109 581 078</text:p>
          </table:table-cell>
          <table:table-cell table:formula="of:=([.J37]/1000)*[.K37]" office:value-type="float" office:value="668444.5758" calcext:value-type="float">
            <text:p>668 445</text:p>
          </table:table-cell>
          <table:table-cell table:formula="of:=[.J37]/1000" office:value-type="percentage" office:value="0.0061" calcext:value-type="percentage">
            <text:p>0,61%</text:p>
          </table:table-cell>
        </table:table-row>
        <table:table-row table:style-name="ro1">
          <table:table-cell table:formula="of:=[Coronacases.A37]" office:value-type="string" office:string-value="Luxembourg" calcext:value-type="string">
            <text:p>Luxembourg</text:p>
          </table:table-cell>
          <table:table-cell table:formula="of:=[Coronacases.B37]" office:value-type="float" office:value="3441" calcext:value-type="float">
            <text:p>3 441</text:p>
          </table:table-cell>
          <table:table-cell table:formula="of:=[Coronacases.C37]" office:value-type="float" office:value="52" calcext:value-type="float">
            <text:p>52</text:p>
          </table:table-cell>
          <table:table-cell table:formula="of:=[Coronacases.D37]" office:value-type="float" office:value="374" calcext:value-type="float">
            <text:p>374</text:p>
          </table:table-cell>
          <table:table-cell table:formula="of:=[.C38]/[.B38]" office:value-type="percentage" office:value="0.015111886079628" calcext:value-type="percentage">
            <text:p>1,51%</text:p>
          </table:table-cell>
          <table:table-cell table:formula="of:=[.C38]/[.D38]" office:value-type="percentage" office:value="0.13903743315508" calcext:value-type="percentage">
            <text:p>13,90%</text:p>
          </table:table-cell>
          <table:table-cell table:formula="of:=[.C38]/[.K38]" office:value-type="percentage" office:value="0.0000830700120451517" calcext:value-type="percentage">
            <text:p>0,00831%</text:p>
          </table:table-cell>
          <table:table-cell table:formula="of:=[.C38]/[.K38]*100000" office:value-type="float" office:value="8.30700120451517" calcext:value-type="float">
            <text:p>8,31</text:p>
          </table:table-cell>
          <table:table-cell/>
          <table:table-cell table:formula="of:=INDEX([$deathsprcountry.$C$2:$deathsprcountry.$C$227];MATCH([.$A38];[$deathsprcountry.$B$2:$deathsprcountry.$B$227];0))" office:value-type="float" office:value="7.3" calcext:value-type="float">
            <text:p>7,3</text:p>
          </table:table-cell>
          <table:table-cell table:formula="of:=INDEX([$Population.$C$2:$Population.$C$236];MATCH([.$A38];TRIM([$Population.$B$2:$Population.$B$236]);0))" office:value-type="float" office:value="625978" calcext:value-type="float">
            <text:p>625 978</text:p>
          </table:table-cell>
          <table:table-cell table:formula="of:=([.J38]/1000)*[.K38]" office:value-type="float" office:value="4569.6394" calcext:value-type="float">
            <text:p>4 570</text:p>
          </table:table-cell>
          <table:table-cell table:formula="of:=[.J38]/1000" office:value-type="percentage" office:value="0.0073" calcext:value-type="percentage">
            <text:p>0,73%</text:p>
          </table:table-cell>
        </table:table-row>
        <table:table-row table:style-name="ro1">
          <table:table-cell table:formula="of:=[Coronacases.A38]" office:value-type="string" office:string-value="Indonesia" calcext:value-type="string">
            <text:p>Indonesia</text:p>
          </table:table-cell>
          <table:table-cell table:formula="of:=[Coronacases.B38]" office:value-type="float" office:value="3293" calcext:value-type="float">
            <text:p>3 293</text:p>
          </table:table-cell>
          <table:table-cell table:formula="of:=[Coronacases.C38]" office:value-type="float" office:value="280" calcext:value-type="float">
            <text:p>280</text:p>
          </table:table-cell>
          <table:table-cell table:formula="of:=[Coronacases.D38]" office:value-type="float" office:value="252" calcext:value-type="float">
            <text:p>252</text:p>
          </table:table-cell>
          <table:table-cell table:formula="of:=[.C39]/[.B39]" office:value-type="percentage" office:value="0.0850288490737929" calcext:value-type="percentage">
            <text:p>8,50%</text:p>
          </table:table-cell>
          <table:table-cell table:formula="of:=[.C39]/[.D39]" office:value-type="percentage" office:value="1.11111111111111" calcext:value-type="percentage">
            <text:p>111,11%</text:p>
          </table:table-cell>
          <table:table-cell table:formula="of:=[.C39]/[.K39]" office:value-type="percentage" office:value="0.00000102367760823869" calcext:value-type="percentage">
            <text:p>0,00010%</text:p>
          </table:table-cell>
          <table:table-cell table:formula="of:=[.C39]/[.K39]*100000" office:value-type="float" office:value="0.102367760823869" calcext:value-type="float">
            <text:p>0,10</text:p>
          </table:table-cell>
          <table:table-cell/>
          <table:table-cell table:formula="of:=INDEX([$deathsprcountry.$C$2:$deathsprcountry.$C$227];MATCH([.$A39];[$deathsprcountry.$B$2:$deathsprcountry.$B$227];0))" office:value-type="float" office:value="6.5" calcext:value-type="float">
            <text:p>6,5</text:p>
          </table:table-cell>
          <table:table-cell table:formula="of:=INDEX([$Population.$C$2:$Population.$C$236];MATCH([.$A39];TRIM([$Population.$B$2:$Population.$B$236]);0))" office:value-type="float" office:value="273523615" calcext:value-type="float">
            <text:p>273 523 615</text:p>
          </table:table-cell>
          <table:table-cell table:formula="of:=([.J39]/1000)*[.K39]" office:value-type="float" office:value="1777903.4975" calcext:value-type="float">
            <text:p>1 777 903</text:p>
          </table:table-cell>
          <table:table-cell table:formula="of:=[.J39]/1000" office:value-type="percentage" office:value="0.0065" calcext:value-type="percentage">
            <text:p>0,65%</text:p>
          </table:table-cell>
        </table:table-row>
        <table:table-row table:style-name="ro1">
          <table:table-cell table:formula="of:=[Coronacases.A39]" office:value-type="string" office:string-value="Saudi Arabia" calcext:value-type="string">
            <text:p>Saudi Arabia</text:p>
          </table:table-cell>
          <table:table-cell table:formula="of:=[Coronacases.B39]" office:value-type="float" office:value="3287" calcext:value-type="float">
            <text:p>3 287</text:p>
          </table:table-cell>
          <table:table-cell table:formula="of:=[Coronacases.C39]" office:value-type="float" office:value="44" calcext:value-type="float">
            <text:p>44</text:p>
          </table:table-cell>
          <table:table-cell table:formula="of:=[Coronacases.D39]" office:value-type="float" office:value="666" calcext:value-type="float">
            <text:p>666</text:p>
          </table:table-cell>
          <table:table-cell table:formula="of:=[.C40]/[.B40]" office:value-type="percentage" office:value="0.013386066321874" calcext:value-type="percentage">
            <text:p>1,34%</text:p>
          </table:table-cell>
          <table:table-cell table:formula="of:=[.C40]/[.D40]" office:value-type="percentage" office:value="0.0660660660660661" calcext:value-type="percentage">
            <text:p>6,61%</text:p>
          </table:table-cell>
          <table:table-cell table:formula="of:=[.C40]/[.K40]" office:value-type="percentage" office:value="0.00000126386405005063" calcext:value-type="percentage">
            <text:p>0,00013%</text:p>
          </table:table-cell>
          <table:table-cell table:formula="of:=[.C40]/[.K40]*100000" office:value-type="float" office:value="0.126386405005062" calcext:value-type="float">
            <text:p>0,13</text:p>
          </table:table-cell>
          <table:table-cell/>
          <table:table-cell table:formula="of:=INDEX([$deathsprcountry.$C$2:$deathsprcountry.$C$227];MATCH([.$A40];[$deathsprcountry.$B$2:$deathsprcountry.$B$227];0))" office:value-type="float" office:value="3.3" calcext:value-type="float">
            <text:p>3,3</text:p>
          </table:table-cell>
          <table:table-cell table:formula="of:=INDEX([$Population.$C$2:$Population.$C$236];MATCH([.$A40];TRIM([$Population.$B$2:$Population.$B$236]);0))" office:value-type="float" office:value="34813871" calcext:value-type="float">
            <text:p>34 813 871</text:p>
          </table:table-cell>
          <table:table-cell table:formula="of:=([.J40]/1000)*[.K40]" office:value-type="float" office:value="114885.7743" calcext:value-type="float">
            <text:p>114 886</text:p>
          </table:table-cell>
          <table:table-cell table:formula="of:=[.J40]/1000" office:value-type="percentage" office:value="0.0033" calcext:value-type="percentage">
            <text:p>0,33%</text:p>
          </table:table-cell>
        </table:table-row>
        <table:table-row table:style-name="ro1">
          <table:table-cell table:formula="of:=[Coronacases.A40]" office:value-type="string" office:string-value="Mexico" calcext:value-type="string">
            <text:p>Mexico</text:p>
          </table:table-cell>
          <table:table-cell table:formula="of:=[Coronacases.B40]" office:value-type="float" office:value="3181" calcext:value-type="float">
            <text:p>3 181</text:p>
          </table:table-cell>
          <table:table-cell table:formula="of:=[Coronacases.C40]" office:value-type="float" office:value="194" calcext:value-type="float">
            <text:p>194</text:p>
          </table:table-cell>
          <table:table-cell table:formula="of:=[Coronacases.D40]" office:value-type="float" office:value="633" calcext:value-type="float">
            <text:p>633</text:p>
          </table:table-cell>
          <table:table-cell table:formula="of:=[.C41]/[.B41]" office:value-type="percentage" office:value="0.0609871109713926" calcext:value-type="percentage">
            <text:p>6,10%</text:p>
          </table:table-cell>
          <table:table-cell table:formula="of:=[.C41]/[.D41]" office:value-type="percentage" office:value="0.306477093206951" calcext:value-type="percentage">
            <text:p>30,65%</text:p>
          </table:table-cell>
          <table:table-cell table:formula="of:=[.C41]/[.K41]" office:value-type="percentage" office:value="0.0000015046603402628" calcext:value-type="percentage">
            <text:p>0,00015%</text:p>
          </table:table-cell>
          <table:table-cell table:formula="of:=[.C41]/[.K41]*100000" office:value-type="float" office:value="0.15046603402628" calcext:value-type="float">
            <text:p>0,15</text:p>
          </table:table-cell>
          <table:table-cell/>
          <table:table-cell table:formula="of:=INDEX([$deathsprcountry.$C$2:$deathsprcountry.$C$227];MATCH([.$A41];[$deathsprcountry.$B$2:$deathsprcountry.$B$227];0))" office:value-type="float" office:value="5.4" calcext:value-type="float">
            <text:p>5,4</text:p>
          </table:table-cell>
          <table:table-cell table:formula="of:=INDEX([$Population.$C$2:$Population.$C$236];MATCH([.$A41];TRIM([$Population.$B$2:$Population.$B$236]);0))" office:value-type="float" office:value="128932753" calcext:value-type="float">
            <text:p>128 932 753</text:p>
          </table:table-cell>
          <table:table-cell table:formula="of:=([.J41]/1000)*[.K41]" office:value-type="float" office:value="696236.8662" calcext:value-type="float">
            <text:p>696 237</text:p>
          </table:table-cell>
          <table:table-cell table:formula="of:=[.J41]/1000" office:value-type="percentage" office:value="0.0054" calcext:value-type="percentage">
            <text:p>0,54%</text:p>
          </table:table-cell>
        </table:table-row>
        <table:table-row table:style-name="ro1">
          <table:table-cell table:formula="of:=[Coronacases.A41]" office:value-type="string" office:string-value="United Arab Emirates" calcext:value-type="string">
            <text:p>United Arab Emirates</text:p>
          </table:table-cell>
          <table:table-cell table:formula="of:=[Coronacases.B41]" office:value-type="float" office:value="2990" calcext:value-type="float">
            <text:p>2 990</text:p>
          </table:table-cell>
          <table:table-cell table:formula="of:=[Coronacases.C41]" office:value-type="float" office:value="12" calcext:value-type="float">
            <text:p>12</text:p>
          </table:table-cell>
          <table:table-cell table:formula="of:=[Coronacases.D41]" office:value-type="float" office:value="268" calcext:value-type="float">
            <text:p>268</text:p>
          </table:table-cell>
          <table:table-cell table:formula="of:=[.C42]/[.B42]" office:value-type="percentage" office:value="0.0040133779264214" calcext:value-type="percentage">
            <text:p>0,40%</text:p>
          </table:table-cell>
          <table:table-cell table:formula="of:=[.C42]/[.D42]" office:value-type="percentage" office:value="0.0447761194029851" calcext:value-type="percentage">
            <text:p>4,48%</text:p>
          </table:table-cell>
          <table:table-cell table:formula="of:=[.C42]/[.K42]" office:value-type="percentage" office:value="0.00000121329749791768" calcext:value-type="percentage">
            <text:p>0,00012%</text:p>
          </table:table-cell>
          <table:table-cell table:formula="of:=[.C42]/[.K42]*100000" office:value-type="float" office:value="0.121329749791768" calcext:value-type="float">
            <text:p>0,12</text:p>
          </table:table-cell>
          <table:table-cell/>
          <table:table-cell table:formula="of:=INDEX([$deathsprcountry.$C$2:$deathsprcountry.$C$227];MATCH([.$A42];[$deathsprcountry.$B$2:$deathsprcountry.$B$227];0))" office:value-type="float" office:value="1.7" calcext:value-type="float">
            <text:p>1,7</text:p>
          </table:table-cell>
          <table:table-cell table:formula="of:=INDEX([$Population.$C$2:$Population.$C$236];MATCH([.$A42];TRIM([$Population.$B$2:$Population.$B$236]);0))" office:value-type="float" office:value="9890402" calcext:value-type="float">
            <text:p>9 890 402</text:p>
          </table:table-cell>
          <table:table-cell table:formula="of:=([.J42]/1000)*[.K42]" office:value-type="float" office:value="16813.6834" calcext:value-type="float">
            <text:p>16 814</text:p>
          </table:table-cell>
          <table:table-cell table:formula="of:=[.J42]/1000" office:value-type="percentage" office:value="0.0017" calcext:value-type="percentage">
            <text:p>0,17%</text:p>
          </table:table-cell>
        </table:table-row>
        <table:table-row table:style-name="ro1">
          <table:table-cell table:formula="of:=[Coronacases.A42]" office:value-type="string" office:string-value="Serbia" calcext:value-type="string">
            <text:p>Serbia</text:p>
          </table:table-cell>
          <table:table-cell table:formula="of:=[Coronacases.B42]" office:value-type="float" office:value="2867" calcext:value-type="float">
            <text:p>2 867</text:p>
          </table:table-cell>
          <table:table-cell table:formula="of:=[Coronacases.C42]" office:value-type="float" office:value="66" calcext:value-type="float">
            <text:p>66</text:p>
          </table:table-cell>
          <table:table-cell table:formula="of:=[Coronacases.D42]" office:value-type="float" office:value="118" calcext:value-type="float">
            <text:p>118</text:p>
          </table:table-cell>
          <table:table-cell table:formula="of:=[.C43]/[.B43]" office:value-type="percentage" office:value="0.0230205790024416" calcext:value-type="percentage">
            <text:p>2,30%</text:p>
          </table:table-cell>
          <table:table-cell table:formula="of:=[.C43]/[.D43]" office:value-type="percentage" office:value="0.559322033898305" calcext:value-type="percentage">
            <text:p>55,93%</text:p>
          </table:table-cell>
          <table:table-cell table:formula="of:=[.C43]/[.K43]" office:value-type="percentage" office:value="0.00000755375959198711" calcext:value-type="percentage">
            <text:p>0,00076%</text:p>
          </table:table-cell>
          <table:table-cell table:formula="of:=[.C43]/[.K43]*100000" office:value-type="float" office:value="0.755375959198711" calcext:value-type="float">
            <text:p>0,76</text:p>
          </table:table-cell>
          <table:table-cell/>
          <table:table-cell table:formula="of:=INDEX([$deathsprcountry.$C$2:$deathsprcountry.$C$227];MATCH([.$A43];[$deathsprcountry.$B$2:$deathsprcountry.$B$227];0))" office:value-type="float" office:value="13.6" calcext:value-type="float">
            <text:p>13,6</text:p>
          </table:table-cell>
          <table:table-cell table:formula="of:=INDEX([$Population.$C$2:$Population.$C$236];MATCH([.$A43];TRIM([$Population.$B$2:$Population.$B$236]);0))" office:value-type="float" office:value="8737371" calcext:value-type="float">
            <text:p>8 737 371</text:p>
          </table:table-cell>
          <table:table-cell table:formula="of:=([.J43]/1000)*[.K43]" office:value-type="float" office:value="118828.2456" calcext:value-type="float">
            <text:p>118 828</text:p>
          </table:table-cell>
          <table:table-cell table:formula="of:=[.J43]/1000" office:value-type="percentage" office:value="0.0136" calcext:value-type="percentage">
            <text:p>1,36%</text:p>
          </table:table-cell>
        </table:table-row>
        <table:table-row table:style-name="ro1">
          <table:table-cell table:formula="of:=[Coronacases.A43]" office:value-type="string" office:string-value="Finland" calcext:value-type="string">
            <text:p>Finland</text:p>
          </table:table-cell>
          <table:table-cell table:formula="of:=[Coronacases.B43]" office:value-type="float" office:value="2605" calcext:value-type="float">
            <text:p>2 605</text:p>
          </table:table-cell>
          <table:table-cell table:formula="of:=[Coronacases.C43]" office:value-type="float" office:value="40" calcext:value-type="float">
            <text:p>40</text:p>
          </table:table-cell>
          <table:table-cell table:formula="of:=[Coronacases.D43]" office:value-type="float" office:value="1" calcext:value-type="float">
            <text:p>1</text:p>
          </table:table-cell>
          <table:table-cell table:formula="of:=[.C44]/[.B44]" office:value-type="percentage" office:value="0.0153550863723608" calcext:value-type="percentage">
            <text:p>1,54%</text:p>
          </table:table-cell>
          <table:table-cell table:formula="of:=[.C44]/[.D44]" office:value-type="percentage" office:value="40" calcext:value-type="percentage">
            <text:p>4000,00%</text:p>
          </table:table-cell>
          <table:table-cell table:formula="of:=[.C44]/[.K44]" office:value-type="percentage" office:value="0.00000721927836093504" calcext:value-type="percentage">
            <text:p>0,00072%</text:p>
          </table:table-cell>
          <table:table-cell table:formula="of:=[.C44]/[.K44]*100000" office:value-type="float" office:value="0.721927836093504" calcext:value-type="float">
            <text:p>0,72</text:p>
          </table:table-cell>
          <table:table-cell/>
          <table:table-cell table:formula="of:=INDEX([$deathsprcountry.$C$2:$deathsprcountry.$C$227];MATCH([.$A44];[$deathsprcountry.$B$2:$deathsprcountry.$B$227];0))" office:value-type="float" office:value="10.1" calcext:value-type="float">
            <text:p>10,1</text:p>
          </table:table-cell>
          <table:table-cell table:formula="of:=INDEX([$Population.$C$2:$Population.$C$236];MATCH([.$A44];TRIM([$Population.$B$2:$Population.$B$236]);0))" office:value-type="float" office:value="5540720" calcext:value-type="float">
            <text:p>5 540 720</text:p>
          </table:table-cell>
          <table:table-cell table:formula="of:=([.J44]/1000)*[.K44]" office:value-type="float" office:value="55961.272" calcext:value-type="float">
            <text:p>55 961</text:p>
          </table:table-cell>
          <table:table-cell table:formula="of:=[.J44]/1000" office:value-type="percentage" office:value="0.0101" calcext:value-type="percentage">
            <text:p>1,01%</text:p>
          </table:table-cell>
        </table:table-row>
        <table:table-row table:style-name="ro1">
          <table:table-cell table:formula="of:=[Coronacases.A44]" office:value-type="string" office:string-value="Panama" calcext:value-type="string">
            <text:p>Panama</text:p>
          </table:table-cell>
          <table:table-cell table:formula="of:=[Coronacases.B44]" office:value-type="float" office:value="2528" calcext:value-type="float">
            <text:p>2 528</text:p>
          </table:table-cell>
          <table:table-cell table:formula="of:=[Coronacases.C44]" office:value-type="float" office:value="63" calcext:value-type="float">
            <text:p>63</text:p>
          </table:table-cell>
          <table:table-cell table:formula="of:=[Coronacases.D44]" office:value-type="float" office:value="16" calcext:value-type="float">
            <text:p>16</text:p>
          </table:table-cell>
          <table:table-cell table:formula="of:=[.C45]/[.B45]" office:value-type="percentage" office:value="0.0249208860759494" calcext:value-type="percentage">
            <text:p>2,49%</text:p>
          </table:table-cell>
          <table:table-cell table:formula="of:=[.C45]/[.D45]" office:value-type="percentage" office:value="3.9375" calcext:value-type="percentage">
            <text:p>393,75%</text:p>
          </table:table-cell>
          <table:table-cell table:formula="of:=[.C45]/[.K45]" office:value-type="percentage" office:value="0.0000146010201709617" calcext:value-type="percentage">
            <text:p>0,00146%</text:p>
          </table:table-cell>
          <table:table-cell table:formula="of:=[.C45]/[.K45]*100000" office:value-type="float" office:value="1.46010201709617" calcext:value-type="float">
            <text:p>1,46</text:p>
          </table:table-cell>
          <table:table-cell/>
          <table:table-cell table:formula="of:=INDEX([$deathsprcountry.$C$2:$deathsprcountry.$C$227];MATCH([.$A45];[$deathsprcountry.$B$2:$deathsprcountry.$B$227];0))" office:value-type="float" office:value="5" calcext:value-type="float">
            <text:p>5</text:p>
          </table:table-cell>
          <table:table-cell table:formula="of:=INDEX([$Population.$C$2:$Population.$C$236];MATCH([.$A45];TRIM([$Population.$B$2:$Population.$B$236]);0))" office:value-type="float" office:value="4314767" calcext:value-type="float">
            <text:p>4 314 767</text:p>
          </table:table-cell>
          <table:table-cell table:formula="of:=([.J45]/1000)*[.K45]" office:value-type="float" office:value="21573.835" calcext:value-type="float">
            <text:p>21 574</text:p>
          </table:table-cell>
          <table:table-cell table:formula="of:=[.J45]/1000" office:value-type="percentage" office:value="0.005" calcext:value-type="percentage">
            <text:p>0,50%</text:p>
          </table:table-cell>
        </table:table-row>
        <table:table-row table:style-name="ro1">
          <table:table-cell table:formula="of:=[Coronacases.A45]" office:value-type="string" office:string-value="Thailand" calcext:value-type="string">
            <text:p>Thailand</text:p>
          </table:table-cell>
          <table:table-cell table:formula="of:=[Coronacases.B45]" office:value-type="float" office:value="2423" calcext:value-type="float">
            <text:p>2 423</text:p>
          </table:table-cell>
          <table:table-cell table:formula="of:=[Coronacases.C45]" office:value-type="float" office:value="32" calcext:value-type="float">
            <text:p>32</text:p>
          </table:table-cell>
          <table:table-cell table:formula="of:=[Coronacases.D45]" office:value-type="float" office:value="940" calcext:value-type="float">
            <text:p>940</text:p>
          </table:table-cell>
          <table:table-cell table:formula="of:=[.C46]/[.B46]" office:value-type="percentage" office:value="0.0132067684688403" calcext:value-type="percentage">
            <text:p>1,32%</text:p>
          </table:table-cell>
          <table:table-cell table:formula="of:=[.C46]/[.D46]" office:value-type="percentage" office:value="0.0340425531914894" calcext:value-type="percentage">
            <text:p>3,40%</text:p>
          </table:table-cell>
          <table:table-cell table:formula="of:=[.C46]/[.K46]" office:value-type="percentage" office:value="0.000000458452866561076" calcext:value-type="percentage">
            <text:p>0,00005%</text:p>
          </table:table-cell>
          <table:table-cell table:formula="of:=[.C46]/[.K46]*100000" office:value-type="float" office:value="0.0458452866561075" calcext:value-type="float">
            <text:p>0,05</text:p>
          </table:table-cell>
          <table:table-cell/>
          <table:table-cell table:formula="of:=INDEX([$deathsprcountry.$C$2:$deathsprcountry.$C$227];MATCH([.$A46];[$deathsprcountry.$B$2:$deathsprcountry.$B$227];0))" office:value-type="float" office:value="8.1" calcext:value-type="float">
            <text:p>8,1</text:p>
          </table:table-cell>
          <table:table-cell table:formula="of:=INDEX([$Population.$C$2:$Population.$C$236];MATCH([.$A46];TRIM([$Population.$B$2:$Population.$B$236]);0))" office:value-type="float" office:value="69799978" calcext:value-type="float">
            <text:p>69 799 978</text:p>
          </table:table-cell>
          <table:table-cell table:formula="of:=([.J46]/1000)*[.K46]" office:value-type="float" office:value="565379.8218" calcext:value-type="float">
            <text:p>565 380</text:p>
          </table:table-cell>
          <table:table-cell table:formula="of:=[.J46]/1000" office:value-type="percentage" office:value="0.0081" calcext:value-type="percentage">
            <text:p>0,81%</text:p>
          </table:table-cell>
        </table:table-row>
        <table:table-row table:style-name="ro1">
          <table:table-cell table:formula="of:=[Coronacases.A46]" office:value-type="string" office:string-value="Qatar" calcext:value-type="string">
            <text:p>Qatar</text:p>
          </table:table-cell>
          <table:table-cell table:formula="of:=[Coronacases.B46]" office:value-type="float" office:value="2376" calcext:value-type="float">
            <text:p>2 376</text:p>
          </table:table-cell>
          <table:table-cell table:formula="of:=[Coronacases.C46]" office:value-type="float" office:value="6" calcext:value-type="float">
            <text:p>6</text:p>
          </table:table-cell>
          <table:table-cell table:formula="of:=[Coronacases.D46]" office:value-type="float" office:value="206" calcext:value-type="float">
            <text:p>206</text:p>
          </table:table-cell>
          <table:table-cell table:formula="of:=[.C47]/[.B47]" office:value-type="percentage" office:value="0.00252525252525253" calcext:value-type="percentage">
            <text:p>0,25%</text:p>
          </table:table-cell>
          <table:table-cell table:formula="of:=[.C47]/[.D47]" office:value-type="percentage" office:value="0.029126213592233" calcext:value-type="percentage">
            <text:p>2,91%</text:p>
          </table:table-cell>
          <table:table-cell table:formula="of:=[.C47]/[.K47]" office:value-type="percentage" office:value="0.00000208257189298496" calcext:value-type="percentage">
            <text:p>0,00021%</text:p>
          </table:table-cell>
          <table:table-cell table:formula="of:=[.C47]/[.K47]*100000" office:value-type="float" office:value="0.208257189298496" calcext:value-type="float">
            <text:p>0,21</text:p>
          </table:table-cell>
          <table:table-cell/>
          <table:table-cell table:formula="of:=INDEX([$deathsprcountry.$C$2:$deathsprcountry.$C$227];MATCH([.$A47];[$deathsprcountry.$B$2:$deathsprcountry.$B$227];0))" office:value-type="float" office:value="1.6" calcext:value-type="float">
            <text:p>1,6</text:p>
          </table:table-cell>
          <table:table-cell table:formula="of:=INDEX([$Population.$C$2:$Population.$C$236];MATCH([.$A47];TRIM([$Population.$B$2:$Population.$B$236]);0))" office:value-type="float" office:value="2881053" calcext:value-type="float">
            <text:p>2 881 053</text:p>
          </table:table-cell>
          <table:table-cell table:formula="of:=([.J47]/1000)*[.K47]" office:value-type="float" office:value="4609.6848" calcext:value-type="float">
            <text:p>4 610</text:p>
          </table:table-cell>
          <table:table-cell table:formula="of:=[.J47]/1000" office:value-type="percentage" office:value="0.0016" calcext:value-type="percentage">
            <text:p>0,16%</text:p>
          </table:table-cell>
        </table:table-row>
        <table:table-row table:style-name="ro1">
          <table:table-cell table:formula="of:=[Coronacases.A47]" office:value-type="string" office:string-value="Dominican Republic" calcext:value-type="string">
            <text:p>Dominican Republic</text:p>
          </table:table-cell>
          <table:table-cell table:formula="of:=[Coronacases.B47]" office:value-type="float" office:value="2349" calcext:value-type="float">
            <text:p>2 349</text:p>
          </table:table-cell>
          <table:table-cell table:formula="of:=[Coronacases.C47]" office:value-type="float" office:value="118" calcext:value-type="float">
            <text:p>118</text:p>
          </table:table-cell>
          <table:table-cell table:formula="of:=[Coronacases.D47]" office:value-type="float" office:value="80" calcext:value-type="float">
            <text:p>80</text:p>
          </table:table-cell>
          <table:table-cell table:formula="of:=[.C48]/[.B48]" office:value-type="percentage" office:value="0.0502341421881652" calcext:value-type="percentage">
            <text:p>5,02%</text:p>
          </table:table-cell>
          <table:table-cell table:formula="of:=[.C48]/[.D48]" office:value-type="percentage" office:value="1.475" calcext:value-type="percentage">
            <text:p>147,50%</text:p>
          </table:table-cell>
          <table:table-cell table:formula="of:=[.C48]/[.K48]" office:value-type="percentage" office:value="0.0000108776713671113" calcext:value-type="percentage">
            <text:p>0,00109%</text:p>
          </table:table-cell>
          <table:table-cell table:formula="of:=[.C48]/[.K48]*100000" office:value-type="float" office:value="1.08776713671113" calcext:value-type="float">
            <text:p>1,09</text:p>
          </table:table-cell>
          <table:table-cell/>
          <table:table-cell table:formula="of:=INDEX([$deathsprcountry.$C$2:$deathsprcountry.$C$227];MATCH([.$A48];[$deathsprcountry.$B$2:$deathsprcountry.$B$227];0))" office:value-type="float" office:value="6.4" calcext:value-type="float">
            <text:p>6,4</text:p>
          </table:table-cell>
          <table:table-cell table:formula="of:=INDEX([$Population.$C$2:$Population.$C$236];MATCH([.$A48];TRIM([$Population.$B$2:$Population.$B$236]);0))" office:value-type="float" office:value="10847910" calcext:value-type="float">
            <text:p>10 847 910</text:p>
          </table:table-cell>
          <table:table-cell table:formula="of:=([.J48]/1000)*[.K48]" office:value-type="float" office:value="69426.624" calcext:value-type="float">
            <text:p>69 427</text:p>
          </table:table-cell>
          <table:table-cell table:formula="of:=[.J48]/1000" office:value-type="percentage" office:value="0.0064" calcext:value-type="percentage">
            <text:p>0,64%</text:p>
          </table:table-cell>
        </table:table-row>
        <table:table-row table:style-name="ro1">
          <table:table-cell table:formula="of:=[Coronacases.A48]" office:value-type="string" office:string-value="Colombia" calcext:value-type="string">
            <text:p>Colombia</text:p>
          </table:table-cell>
          <table:table-cell table:formula="of:=[Coronacases.B48]" office:value-type="float" office:value="2223" calcext:value-type="float">
            <text:p>2 223</text:p>
          </table:table-cell>
          <table:table-cell table:formula="of:=[Coronacases.C48]" office:value-type="float" office:value="69" calcext:value-type="float">
            <text:p>69</text:p>
          </table:table-cell>
          <table:table-cell table:formula="of:=[Coronacases.D48]" office:value-type="float" office:value="174" calcext:value-type="float">
            <text:p>174</text:p>
          </table:table-cell>
          <table:table-cell table:formula="of:=[.C49]/[.B49]" office:value-type="percentage" office:value="0.0310391363022942" calcext:value-type="percentage">
            <text:p>3,10%</text:p>
          </table:table-cell>
          <table:table-cell table:formula="of:=[.C49]/[.D49]" office:value-type="percentage" office:value="0.396551724137931" calcext:value-type="percentage">
            <text:p>39,66%</text:p>
          </table:table-cell>
          <table:table-cell table:formula="of:=[.C49]/[.K49]" office:value-type="percentage" office:value="0.00000135605502446785" calcext:value-type="percentage">
            <text:p>0,00014%</text:p>
          </table:table-cell>
          <table:table-cell table:formula="of:=[.C49]/[.K49]*100000" office:value-type="float" office:value="0.135605502446785" calcext:value-type="float">
            <text:p>0,14</text:p>
          </table:table-cell>
          <table:table-cell/>
          <table:table-cell table:formula="of:=INDEX([$deathsprcountry.$C$2:$deathsprcountry.$C$227];MATCH([.$A49];[$deathsprcountry.$B$2:$deathsprcountry.$B$227];0))" office:value-type="float" office:value="5.5" calcext:value-type="float">
            <text:p>5,5</text:p>
          </table:table-cell>
          <table:table-cell table:formula="of:=INDEX([$Population.$C$2:$Population.$C$236];MATCH([.$A49];TRIM([$Population.$B$2:$Population.$B$236]);0))" office:value-type="float" office:value="50882891" calcext:value-type="float">
            <text:p>50 882 891</text:p>
          </table:table-cell>
          <table:table-cell table:formula="of:=([.J49]/1000)*[.K49]" office:value-type="float" office:value="279855.9005" calcext:value-type="float">
            <text:p>279 856</text:p>
          </table:table-cell>
          <table:table-cell table:formula="of:=[.J49]/1000" office:value-type="percentage" office:value="0.0055" calcext:value-type="percentage">
            <text:p>0,55%</text:p>
          </table:table-cell>
        </table:table-row>
        <table:table-row table:style-name="ro1">
          <table:table-cell table:formula="of:=[Coronacases.A49]" office:value-type="string" office:string-value="Greece" calcext:value-type="string">
            <text:p>Greece</text:p>
          </table:table-cell>
          <table:table-cell table:formula="of:=[Coronacases.B49]" office:value-type="float" office:value="1955" calcext:value-type="float">
            <text:p>1 955</text:p>
          </table:table-cell>
          <table:table-cell table:formula="of:=[Coronacases.C49]" office:value-type="float" office:value="87" calcext:value-type="float">
            <text:p>87</text:p>
          </table:table-cell>
          <table:table-cell table:formula="of:=[Coronacases.D49]" office:value-type="float" office:value="269" calcext:value-type="float">
            <text:p>269</text:p>
          </table:table-cell>
          <table:table-cell table:formula="of:=[.C50]/[.B50]" office:value-type="percentage" office:value="0.0445012787723785" calcext:value-type="percentage">
            <text:p>4,45%</text:p>
          </table:table-cell>
          <table:table-cell table:formula="of:=[.C50]/[.D50]" office:value-type="percentage" office:value="0.323420074349442" calcext:value-type="percentage">
            <text:p>32,34%</text:p>
          </table:table-cell>
          <table:table-cell table:formula="of:=[.C50]/[.K50]" office:value-type="percentage" office:value="0.00000834688182561464" calcext:value-type="percentage">
            <text:p>0,00083%</text:p>
          </table:table-cell>
          <table:table-cell table:formula="of:=[.C50]/[.K50]*100000" office:value-type="float" office:value="0.834688182561464" calcext:value-type="float">
            <text:p>0,83</text:p>
          </table:table-cell>
          <table:table-cell/>
          <table:table-cell table:formula="of:=INDEX([$deathsprcountry.$C$2:$deathsprcountry.$C$227];MATCH([.$A50];[$deathsprcountry.$B$2:$deathsprcountry.$B$227];0))" office:value-type="float" office:value="11.4" calcext:value-type="float">
            <text:p>11,4</text:p>
          </table:table-cell>
          <table:table-cell table:formula="of:=INDEX([$Population.$C$2:$Population.$C$236];MATCH([.$A50];TRIM([$Population.$B$2:$Population.$B$236]);0))" office:value-type="float" office:value="10423054" calcext:value-type="float">
            <text:p>10 423 054</text:p>
          </table:table-cell>
          <table:table-cell table:formula="of:=([.J50]/1000)*[.K50]" office:value-type="float" office:value="118822.8156" calcext:value-type="float">
            <text:p>118 823</text:p>
          </table:table-cell>
          <table:table-cell table:formula="of:=[.J50]/1000" office:value-type="percentage" office:value="0.0114" calcext:value-type="percentage">
            <text:p>1,14%</text:p>
          </table:table-cell>
        </table:table-row>
        <table:table-row table:style-name="ro1">
          <table:table-cell table:formula="of:=[Coronacases.A50]" office:value-type="string" office:string-value="South Africa" calcext:value-type="string">
            <text:p>South Africa</text:p>
          </table:table-cell>
          <table:table-cell table:formula="of:=[Coronacases.B50]" office:value-type="float" office:value="1934" calcext:value-type="float">
            <text:p>1 934</text:p>
          </table:table-cell>
          <table:table-cell table:formula="of:=[Coronacases.C50]" office:value-type="float" office:value="18" calcext:value-type="float">
            <text:p>18</text:p>
          </table:table-cell>
          <table:table-cell table:formula="of:=[Coronacases.D50]" office:value-type="float" office:value="45" calcext:value-type="float">
            <text:p>45</text:p>
          </table:table-cell>
          <table:table-cell table:formula="of:=[.C51]/[.B51]" office:value-type="percentage" office:value="0.0093071354705274" calcext:value-type="percentage">
            <text:p>0,93%</text:p>
          </table:table-cell>
          <table:table-cell table:formula="of:=[.C51]/[.D51]" office:value-type="percentage" office:value="0.4" calcext:value-type="percentage">
            <text:p>40,00%</text:p>
          </table:table-cell>
          <table:table-cell table:formula="of:=[.C51]/[.K51]" office:value-type="percentage" office:value="0.000000303496840007763" calcext:value-type="percentage">
            <text:p>0,00003%</text:p>
          </table:table-cell>
          <table:table-cell table:formula="of:=[.C51]/[.K51]*100000" office:value-type="float" office:value="0.0303496840007763" calcext:value-type="float">
            <text:p>0,03</text:p>
          </table:table-cell>
          <table:table-cell/>
          <table:table-cell table:formula="of:=INDEX([$deathsprcountry.$C$2:$deathsprcountry.$C$227];MATCH([.$A51];[$deathsprcountry.$B$2:$deathsprcountry.$B$227];0))" office:value-type="float" office:value="9.3" calcext:value-type="float">
            <text:p>9,3</text:p>
          </table:table-cell>
          <table:table-cell table:formula="of:=INDEX([$Population.$C$2:$Population.$C$236];MATCH([.$A51];TRIM([$Population.$B$2:$Population.$B$236]);0))" office:value-type="float" office:value="59308690" calcext:value-type="float">
            <text:p>59 308 690</text:p>
          </table:table-cell>
          <table:table-cell table:formula="of:=([.J51]/1000)*[.K51]" office:value-type="float" office:value="551570.817" calcext:value-type="float">
            <text:p>551 571</text:p>
          </table:table-cell>
          <table:table-cell table:formula="of:=[.J51]/1000" office:value-type="percentage" office:value="0.0093" calcext:value-type="percentage">
            <text:p>0,93%</text:p>
          </table:table-cell>
        </table:table-row>
        <table:table-row table:style-name="ro1">
          <table:table-cell table:formula="of:=[Coronacases.A51]" office:value-type="string" office:string-value="Singapore" calcext:value-type="string">
            <text:p>Singapore</text:p>
          </table:table-cell>
          <table:table-cell table:formula="of:=[Coronacases.B51]" office:value-type="float" office:value="1910" calcext:value-type="float">
            <text:p>1 910</text:p>
          </table:table-cell>
          <table:table-cell table:formula="of:=[Coronacases.C51]" office:value-type="float" office:value="6" calcext:value-type="float">
            <text:p>6</text:p>
          </table:table-cell>
          <table:table-cell table:formula="of:=[Coronacases.D51]" office:value-type="float" office:value="460" calcext:value-type="float">
            <text:p>460</text:p>
          </table:table-cell>
          <table:table-cell table:formula="of:=[.C52]/[.B52]" office:value-type="percentage" office:value="0.0031413612565445" calcext:value-type="percentage">
            <text:p>0,31%</text:p>
          </table:table-cell>
          <table:table-cell table:formula="of:=[.C52]/[.D52]" office:value-type="percentage" office:value="0.0130434782608696" calcext:value-type="percentage">
            <text:p>1,30%</text:p>
          </table:table-cell>
          <table:table-cell table:formula="of:=[.C52]/[.K52]" office:value-type="percentage" office:value="0.00000102558106859394" calcext:value-type="percentage">
            <text:p>0,00010%</text:p>
          </table:table-cell>
          <table:table-cell table:formula="of:=[.C52]/[.K52]*100000" office:value-type="float" office:value="0.102558106859394" calcext:value-type="float">
            <text:p>0,10</text:p>
          </table:table-cell>
          <table:table-cell/>
          <table:table-cell table:formula="of:=INDEX([$deathsprcountry.$C$2:$deathsprcountry.$C$227];MATCH([.$A52];[$deathsprcountry.$B$2:$deathsprcountry.$B$227];0))" office:value-type="float" office:value="3.5" calcext:value-type="float">
            <text:p>3,5</text:p>
          </table:table-cell>
          <table:table-cell table:formula="of:=INDEX([$Population.$C$2:$Population.$C$236];MATCH([.$A52];TRIM([$Population.$B$2:$Population.$B$236]);0))" office:value-type="float" office:value="5850342" calcext:value-type="float">
            <text:p>5 850 342</text:p>
          </table:table-cell>
          <table:table-cell table:formula="of:=([.J52]/1000)*[.K52]" office:value-type="float" office:value="20476.197" calcext:value-type="float">
            <text:p>20 476</text:p>
          </table:table-cell>
          <table:table-cell table:formula="of:=[.J52]/1000" office:value-type="percentage" office:value="0.0035" calcext:value-type="percentage">
            <text:p>0,35%</text:p>
          </table:table-cell>
        </table:table-row>
        <table:table-row table:style-name="ro1">
          <table:table-cell table:formula="of:=[Coronacases.A52]" office:value-type="string" office:string-value="Argentina" calcext:value-type="string">
            <text:p>Argentina</text:p>
          </table:table-cell>
          <table:table-cell table:formula="of:=[Coronacases.B52]" office:value-type="float" office:value="1894" calcext:value-type="float">
            <text:p>1 894</text:p>
          </table:table-cell>
          <table:table-cell table:formula="of:=[Coronacases.C52]" office:value-type="float" office:value="79" calcext:value-type="float">
            <text:p>79</text:p>
          </table:table-cell>
          <table:table-cell table:formula="of:=[Coronacases.D52]" office:value-type="float" office:value="365" calcext:value-type="float">
            <text:p>365</text:p>
          </table:table-cell>
          <table:table-cell table:formula="of:=[.C53]/[.B53]" office:value-type="percentage" office:value="0.0417106652587117" calcext:value-type="percentage">
            <text:p>4,17%</text:p>
          </table:table-cell>
          <table:table-cell table:formula="of:=[.C53]/[.D53]" office:value-type="percentage" office:value="0.216438356164384" calcext:value-type="percentage">
            <text:p>21,64%</text:p>
          </table:table-cell>
          <table:table-cell table:formula="of:=[.C53]/[.K53]" office:value-type="percentage" office:value="0.00000174795103630707" calcext:value-type="percentage">
            <text:p>0,00017%</text:p>
          </table:table-cell>
          <table:table-cell table:formula="of:=[.C53]/[.K53]*100000" office:value-type="float" office:value="0.174795103630707" calcext:value-type="float">
            <text:p>0,17</text:p>
          </table:table-cell>
          <table:table-cell/>
          <table:table-cell table:formula="of:=INDEX([$deathsprcountry.$C$2:$deathsprcountry.$C$227];MATCH([.$A53];[$deathsprcountry.$B$2:$deathsprcountry.$B$227];0))" office:value-type="float" office:value="7.5" calcext:value-type="float">
            <text:p>7,5</text:p>
          </table:table-cell>
          <table:table-cell table:formula="of:=INDEX([$Population.$C$2:$Population.$C$236];MATCH([.$A53];TRIM([$Population.$B$2:$Population.$B$236]);0))" office:value-type="float" office:value="45195774" calcext:value-type="float">
            <text:p>45 195 774</text:p>
          </table:table-cell>
          <table:table-cell table:formula="of:=([.J53]/1000)*[.K53]" office:value-type="float" office:value="338968.305" calcext:value-type="float">
            <text:p>338 968</text:p>
          </table:table-cell>
          <table:table-cell table:formula="of:=[.J53]/1000" office:value-type="percentage" office:value="0.0075" calcext:value-type="percentage">
            <text:p>0,75%</text:p>
          </table:table-cell>
        </table:table-row>
        <table:table-row table:style-name="ro1">
          <table:table-cell table:formula="of:=[Coronacases.A53]" office:value-type="string" office:string-value="Ukraine" calcext:value-type="string">
            <text:p>Ukraine</text:p>
          </table:table-cell>
          <table:table-cell table:formula="of:=[Coronacases.B53]" office:value-type="float" office:value="1892" calcext:value-type="float">
            <text:p>1 892</text:p>
          </table:table-cell>
          <table:table-cell table:formula="of:=[Coronacases.C53]" office:value-type="float" office:value="57" calcext:value-type="float">
            <text:p>57</text:p>
          </table:table-cell>
          <table:table-cell table:formula="of:=[Coronacases.D53]" office:value-type="float" office:value="45" calcext:value-type="float">
            <text:p>45</text:p>
          </table:table-cell>
          <table:table-cell table:formula="of:=[.C54]/[.B54]" office:value-type="percentage" office:value="0.0301268498942918" calcext:value-type="percentage">
            <text:p>3,01%</text:p>
          </table:table-cell>
          <table:table-cell table:formula="of:=[.C54]/[.D54]" office:value-type="percentage" office:value="1.26666666666667" calcext:value-type="percentage">
            <text:p>126,67%</text:p>
          </table:table-cell>
          <table:table-cell table:formula="of:=[.C54]/[.K54]" office:value-type="percentage" office:value="0.00000130334088341177" calcext:value-type="percentage">
            <text:p>0,00013%</text:p>
          </table:table-cell>
          <table:table-cell table:formula="of:=[.C54]/[.K54]*100000" office:value-type="float" office:value="0.130334088341177" calcext:value-type="float">
            <text:p>0,13</text:p>
          </table:table-cell>
          <table:table-cell/>
          <table:table-cell table:formula="of:=INDEX([$deathsprcountry.$C$2:$deathsprcountry.$C$227];MATCH([.$A54];[$deathsprcountry.$B$2:$deathsprcountry.$B$227];0))" office:value-type="float" office:value="14.3" calcext:value-type="float">
            <text:p>14,3</text:p>
          </table:table-cell>
          <table:table-cell table:formula="of:=INDEX([$Population.$C$2:$Population.$C$236];MATCH([.$A54];TRIM([$Population.$B$2:$Population.$B$236]);0))" office:value-type="float" office:value="43733762" calcext:value-type="float">
            <text:p>43 733 762</text:p>
          </table:table-cell>
          <table:table-cell table:formula="of:=([.J54]/1000)*[.K54]" office:value-type="float" office:value="625392.7966" calcext:value-type="float">
            <text:p>625 393</text:p>
          </table:table-cell>
          <table:table-cell table:formula="of:=[.J54]/1000" office:value-type="percentage" office:value="0.0143" calcext:value-type="percentage">
            <text:p>1,43%</text:p>
          </table:table-cell>
        </table:table-row>
        <table:table-row table:style-name="ro1">
          <table:table-cell table:formula="of:=[Coronacases.A54]" office:value-type="string" office:string-value="Egypt" calcext:value-type="string">
            <text:p>Egypt</text:p>
          </table:table-cell>
          <table:table-cell table:formula="of:=[Coronacases.B54]" office:value-type="float" office:value="1699" calcext:value-type="float">
            <text:p>1 699</text:p>
          </table:table-cell>
          <table:table-cell table:formula="of:=[Coronacases.C54]" office:value-type="float" office:value="118" calcext:value-type="float">
            <text:p>118</text:p>
          </table:table-cell>
          <table:table-cell table:formula="of:=[Coronacases.D54]" office:value-type="float" office:value="348" calcext:value-type="float">
            <text:p>348</text:p>
          </table:table-cell>
          <table:table-cell table:formula="of:=[.C55]/[.B55]" office:value-type="percentage" office:value="0.0694526191877575" calcext:value-type="percentage">
            <text:p>6,95%</text:p>
          </table:table-cell>
          <table:table-cell table:formula="of:=[.C55]/[.D55]" office:value-type="percentage" office:value="0.339080459770115" calcext:value-type="percentage">
            <text:p>33,91%</text:p>
          </table:table-cell>
          <table:table-cell table:formula="of:=[.C55]/[.K55]" office:value-type="percentage" office:value="0.00000115308239836917" calcext:value-type="percentage">
            <text:p>0,00012%</text:p>
          </table:table-cell>
          <table:table-cell table:formula="of:=[.C55]/[.K55]*100000" office:value-type="float" office:value="0.115308239836917" calcext:value-type="float">
            <text:p>0,12</text:p>
          </table:table-cell>
          <table:table-cell/>
          <table:table-cell table:formula="of:=INDEX([$deathsprcountry.$C$2:$deathsprcountry.$C$227];MATCH([.$A55];[$deathsprcountry.$B$2:$deathsprcountry.$B$227];0))" office:value-type="float" office:value="4.5" calcext:value-type="float">
            <text:p>4,5</text:p>
          </table:table-cell>
          <table:table-cell table:formula="of:=INDEX([$Population.$C$2:$Population.$C$236];MATCH([.$A55];TRIM([$Population.$B$2:$Population.$B$236]);0))" office:value-type="float" office:value="102334404" calcext:value-type="float">
            <text:p>102 334 404</text:p>
          </table:table-cell>
          <table:table-cell table:formula="of:=([.J55]/1000)*[.K55]" office:value-type="float" office:value="460504.818" calcext:value-type="float">
            <text:p>460 505</text:p>
          </table:table-cell>
          <table:table-cell table:formula="of:=[.J55]/1000" office:value-type="percentage" office:value="0.0045" calcext:value-type="percentage">
            <text:p>0,45%</text:p>
          </table:table-cell>
        </table:table-row>
        <table:table-row table:style-name="ro1">
          <table:table-cell table:formula="of:=[Coronacases.A55]" office:value-type="string" office:string-value="Algeria" calcext:value-type="string">
            <text:p>Algeria</text:p>
          </table:table-cell>
          <table:table-cell table:formula="of:=[Coronacases.B55]" office:value-type="float" office:value="1666" calcext:value-type="float">
            <text:p>1 666</text:p>
          </table:table-cell>
          <table:table-cell table:formula="of:=[Coronacases.C55]" office:value-type="float" office:value="235" calcext:value-type="float">
            <text:p>235</text:p>
          </table:table-cell>
          <table:table-cell table:formula="of:=[Coronacases.D55]" office:value-type="float" office:value="347" calcext:value-type="float">
            <text:p>347</text:p>
          </table:table-cell>
          <table:table-cell table:formula="of:=[.C56]/[.B56]" office:value-type="percentage" office:value="0.141056422569028" calcext:value-type="percentage">
            <text:p>14,11%</text:p>
          </table:table-cell>
          <table:table-cell table:formula="of:=[.C56]/[.D56]" office:value-type="percentage" office:value="0.677233429394813" calcext:value-type="percentage">
            <text:p>67,72%</text:p>
          </table:table-cell>
          <table:table-cell table:formula="of:=[.C56]/[.K56]" office:value-type="percentage" office:value="0.00000535905142874135" calcext:value-type="percentage">
            <text:p>0,00054%</text:p>
          </table:table-cell>
          <table:table-cell table:formula="of:=[.C56]/[.K56]*100000" office:value-type="float" office:value="0.535905142874135" calcext:value-type="float">
            <text:p>0,54</text:p>
          </table:table-cell>
          <table:table-cell/>
          <table:table-cell table:formula="of:=INDEX([$deathsprcountry.$C$2:$deathsprcountry.$C$227];MATCH([.$A56];[$deathsprcountry.$B$2:$deathsprcountry.$B$227];0))" office:value-type="float" office:value="4.3" calcext:value-type="float">
            <text:p>4,3</text:p>
          </table:table-cell>
          <table:table-cell table:formula="of:=INDEX([$Population.$C$2:$Population.$C$236];MATCH([.$A56];TRIM([$Population.$B$2:$Population.$B$236]);0))" office:value-type="float" office:value="43851044" calcext:value-type="float">
            <text:p>43 851 044</text:p>
          </table:table-cell>
          <table:table-cell table:formula="of:=([.J56]/1000)*[.K56]" office:value-type="float" office:value="188559.4892" calcext:value-type="float">
            <text:p>188 559</text:p>
          </table:table-cell>
          <table:table-cell table:formula="of:=[.J56]/1000" office:value-type="percentage" office:value="0.0043" calcext:value-type="percentage">
            <text:p>0,43%</text:p>
          </table:table-cell>
        </table:table-row>
        <table:table-row table:style-name="ro1">
          <table:table-cell table:formula="of:=[Coronacases.A56]" office:value-type="string" office:string-value="Iceland" calcext:value-type="string">
            <text:p>Iceland</text:p>
          </table:table-cell>
          <table:table-cell table:formula="of:=[Coronacases.B56]" office:value-type="float" office:value="1648" calcext:value-type="float">
            <text:p>1 648</text:p>
          </table:table-cell>
          <table:table-cell table:formula="of:=[Coronacases.C56]" office:value-type="float" office:value="6" calcext:value-type="float">
            <text:p>6</text:p>
          </table:table-cell>
          <table:table-cell table:formula="of:=[Coronacases.D56]" office:value-type="float" office:value="688" calcext:value-type="float">
            <text:p>688</text:p>
          </table:table-cell>
          <table:table-cell table:formula="of:=[.C57]/[.B57]" office:value-type="percentage" office:value="0.00364077669902913" calcext:value-type="percentage">
            <text:p>0,36%</text:p>
          </table:table-cell>
          <table:table-cell table:formula="of:=[.C57]/[.D57]" office:value-type="percentage" office:value="0.00872093023255814" calcext:value-type="percentage">
            <text:p>0,87%</text:p>
          </table:table-cell>
          <table:table-cell table:formula="of:=[.C57]/[.K57]" office:value-type="percentage" office:value="0.000017582778254792" calcext:value-type="percentage">
            <text:p>0,00176%</text:p>
          </table:table-cell>
          <table:table-cell table:formula="of:=[.C57]/[.K57]*100000" office:value-type="float" office:value="1.7582778254792" calcext:value-type="float">
            <text:p>1,76</text:p>
          </table:table-cell>
          <table:table-cell/>
          <table:table-cell table:formula="of:=INDEX([$deathsprcountry.$C$2:$deathsprcountry.$C$227];MATCH([.$A57];[$deathsprcountry.$B$2:$deathsprcountry.$B$227];0))" office:value-type="float" office:value="6.5" calcext:value-type="float">
            <text:p>6,5</text:p>
          </table:table-cell>
          <table:table-cell table:formula="of:=INDEX([$Population.$C$2:$Population.$C$236];MATCH([.$A57];TRIM([$Population.$B$2:$Population.$B$236]);0))" office:value-type="float" office:value="341243" calcext:value-type="float">
            <text:p>341 243</text:p>
          </table:table-cell>
          <table:table-cell table:formula="of:=([.J57]/1000)*[.K57]" office:value-type="float" office:value="2218.0795" calcext:value-type="float">
            <text:p>2 218</text:p>
          </table:table-cell>
          <table:table-cell table:formula="of:=[.J57]/1000" office:value-type="percentage" office:value="0.0065" calcext:value-type="percentage">
            <text:p>0,65%</text:p>
          </table:table-cell>
        </table:table-row>
        <table:table-row table:style-name="ro1">
          <table:table-cell table:formula="of:=[Coronacases.A57]" office:value-type="string" office:string-value="Belarus" calcext:value-type="string">
            <text:p>Belarus</text:p>
          </table:table-cell>
          <table:table-cell table:formula="of:=[Coronacases.B57]" office:value-type="float" office:value="1486" calcext:value-type="float">
            <text:p>1 486</text:p>
          </table:table-cell>
          <table:table-cell table:formula="of:=[Coronacases.C57]" office:value-type="float" office:value="16" calcext:value-type="float">
            <text:p>16</text:p>
          </table:table-cell>
          <table:table-cell table:formula="of:=[Coronacases.D57]" office:value-type="float" office:value="139" calcext:value-type="float">
            <text:p>139</text:p>
          </table:table-cell>
          <table:table-cell table:formula="of:=[.C58]/[.B58]" office:value-type="percentage" office:value="0.0107671601615074" calcext:value-type="percentage">
            <text:p>1,08%</text:p>
          </table:table-cell>
          <table:table-cell table:formula="of:=[.C58]/[.D58]" office:value-type="percentage" office:value="0.115107913669065" calcext:value-type="percentage">
            <text:p>11,51%</text:p>
          </table:table-cell>
          <table:table-cell table:formula="of:=[.C58]/[.K58]" office:value-type="percentage" office:value="0.00000169324299740839" calcext:value-type="percentage">
            <text:p>0,00017%</text:p>
          </table:table-cell>
          <table:table-cell table:formula="of:=[.C58]/[.K58]*100000" office:value-type="float" office:value="0.169324299740839" calcext:value-type="float">
            <text:p>0,17</text:p>
          </table:table-cell>
          <table:table-cell/>
          <table:table-cell table:formula="of:=INDEX([$deathsprcountry.$C$2:$deathsprcountry.$C$227];MATCH([.$A58];[$deathsprcountry.$B$2:$deathsprcountry.$B$227];0))" office:value-type="float" office:value="13.2" calcext:value-type="float">
            <text:p>13,2</text:p>
          </table:table-cell>
          <table:table-cell table:formula="of:=INDEX([$Population.$C$2:$Population.$C$236];MATCH([.$A58];TRIM([$Population.$B$2:$Population.$B$236]);0))" office:value-type="float" office:value="9449323" calcext:value-type="float">
            <text:p>9 449 323</text:p>
          </table:table-cell>
          <table:table-cell table:formula="of:=([.J58]/1000)*[.K58]" office:value-type="float" office:value="124731.0636" calcext:value-type="float">
            <text:p>124 731</text:p>
          </table:table-cell>
          <table:table-cell table:formula="of:=[.J58]/1000" office:value-type="percentage" office:value="0.0132" calcext:value-type="percentage">
            <text:p>1,32%</text:p>
          </table:table-cell>
        </table:table-row>
        <table:table-row table:style-name="ro1">
          <table:table-cell table:formula="of:=[Coronacases.A58]" office:value-type="string" office:string-value="Croatia" calcext:value-type="string">
            <text:p>Croatia</text:p>
          </table:table-cell>
          <table:table-cell table:formula="of:=[Coronacases.B58]" office:value-type="float" office:value="1407" calcext:value-type="float">
            <text:p>1 407</text:p>
          </table:table-cell>
          <table:table-cell table:formula="of:=[Coronacases.C58]" office:value-type="float" office:value="20" calcext:value-type="float">
            <text:p>20</text:p>
          </table:table-cell>
          <table:table-cell table:formula="of:=[Coronacases.D58]" office:value-type="float" office:value="219" calcext:value-type="float">
            <text:p>219</text:p>
          </table:table-cell>
          <table:table-cell table:formula="of:=[.C59]/[.B59]" office:value-type="percentage" office:value="0.0142146410803127" calcext:value-type="percentage">
            <text:p>1,42%</text:p>
          </table:table-cell>
          <table:table-cell table:formula="of:=[.C59]/[.D59]" office:value-type="percentage" office:value="0.091324200913242" calcext:value-type="percentage">
            <text:p>9,13%</text:p>
          </table:table-cell>
          <table:table-cell table:formula="of:=[.C59]/[.K59]" office:value-type="percentage" office:value="0.00000487179031229881" calcext:value-type="percentage">
            <text:p>0,00049%</text:p>
          </table:table-cell>
          <table:table-cell table:formula="of:=[.C59]/[.K59]*100000" office:value-type="float" office:value="0.487179031229881" calcext:value-type="float">
            <text:p>0,49</text:p>
          </table:table-cell>
          <table:table-cell/>
          <table:table-cell table:formula="of:=INDEX([$deathsprcountry.$C$2:$deathsprcountry.$C$227];MATCH([.$A59];[$deathsprcountry.$B$2:$deathsprcountry.$B$227];0))" office:value-type="float" office:value="12.4" calcext:value-type="float">
            <text:p>12,4</text:p>
          </table:table-cell>
          <table:table-cell table:formula="of:=INDEX([$Population.$C$2:$Population.$C$236];MATCH([.$A59];TRIM([$Population.$B$2:$Population.$B$236]);0))" office:value-type="float" office:value="4105267" calcext:value-type="float">
            <text:p>4 105 267</text:p>
          </table:table-cell>
          <table:table-cell table:formula="of:=([.J59]/1000)*[.K59]" office:value-type="float" office:value="50905.3108" calcext:value-type="float">
            <text:p>50 905</text:p>
          </table:table-cell>
          <table:table-cell table:formula="of:=[.J59]/1000" office:value-type="percentage" office:value="0.0124" calcext:value-type="percentage">
            <text:p>1,24%</text:p>
          </table:table-cell>
        </table:table-row>
        <table:table-row table:style-name="ro1">
          <table:table-cell table:formula="of:=[Coronacases.A59]" office:value-type="string" office:string-value="Morocco" calcext:value-type="string">
            <text:p>Morocco</text:p>
          </table:table-cell>
          <table:table-cell table:formula="of:=[Coronacases.B59]" office:value-type="float" office:value="1374" calcext:value-type="float">
            <text:p>1 374</text:p>
          </table:table-cell>
          <table:table-cell table:formula="of:=[Coronacases.C59]" office:value-type="float" office:value="97" calcext:value-type="float">
            <text:p>97</text:p>
          </table:table-cell>
          <table:table-cell table:formula="of:=[Coronacases.D59]" office:value-type="float" office:value="109" calcext:value-type="float">
            <text:p>109</text:p>
          </table:table-cell>
          <table:table-cell table:formula="of:=[.C60]/[.B60]" office:value-type="percentage" office:value="0.0705967976710335" calcext:value-type="percentage">
            <text:p>7,06%</text:p>
          </table:table-cell>
          <table:table-cell table:formula="of:=[.C60]/[.D60]" office:value-type="percentage" office:value="0.889908256880734" calcext:value-type="percentage">
            <text:p>88,99%</text:p>
          </table:table-cell>
          <table:table-cell table:formula="of:=[.C60]/[.K60]" office:value-type="percentage" office:value="0.00000262797421659276" calcext:value-type="percentage">
            <text:p>0,00026%</text:p>
          </table:table-cell>
          <table:table-cell table:formula="of:=[.C60]/[.K60]*100000" office:value-type="float" office:value="0.262797421659276" calcext:value-type="float">
            <text:p>0,26</text:p>
          </table:table-cell>
          <table:table-cell/>
          <table:table-cell table:formula="of:=INDEX([$deathsprcountry.$C$2:$deathsprcountry.$C$227];MATCH([.$A60];[$deathsprcountry.$B$2:$deathsprcountry.$B$227];0))" office:value-type="float" office:value="4.9" calcext:value-type="float">
            <text:p>4,9</text:p>
          </table:table-cell>
          <table:table-cell table:formula="of:=INDEX([$Population.$C$2:$Population.$C$236];MATCH([.$A60];TRIM([$Population.$B$2:$Population.$B$236]);0))" office:value-type="float" office:value="36910560" calcext:value-type="float">
            <text:p>36 910 560</text:p>
          </table:table-cell>
          <table:table-cell table:formula="of:=([.J60]/1000)*[.K60]" office:value-type="float" office:value="180861.744" calcext:value-type="float">
            <text:p>180 862</text:p>
          </table:table-cell>
          <table:table-cell table:formula="of:=[.J60]/1000" office:value-type="percentage" office:value="0.0049" calcext:value-type="percentage">
            <text:p>0,49%</text:p>
          </table:table-cell>
        </table:table-row>
        <table:table-row table:style-name="ro1">
          <table:table-cell table:formula="of:=[Coronacases.A60]" office:value-type="string" office:string-value="Moldova" calcext:value-type="string">
            <text:p>Moldova</text:p>
          </table:table-cell>
          <table:table-cell table:formula="of:=[Coronacases.B60]" office:value-type="float" office:value="1289" calcext:value-type="float">
            <text:p>1 289</text:p>
          </table:table-cell>
          <table:table-cell table:formula="of:=[Coronacases.C60]" office:value-type="float" office:value="29" calcext:value-type="float">
            <text:p>29</text:p>
          </table:table-cell>
          <table:table-cell table:formula="of:=[Coronacases.D60]" office:value-type="float" office:value="50" calcext:value-type="float">
            <text:p>50</text:p>
          </table:table-cell>
          <table:table-cell table:formula="of:=[.C61]/[.B61]" office:value-type="percentage" office:value="0.0224980605120248" calcext:value-type="percentage">
            <text:p>2,25%</text:p>
          </table:table-cell>
          <table:table-cell table:formula="of:=[.C61]/[.D61]" office:value-type="percentage" office:value="0.58" calcext:value-type="percentage">
            <text:p>58,00%</text:p>
          </table:table-cell>
          <table:table-cell table:formula="of:=[.C61]/[.K61]" office:value-type="percentage" office:value="0.0000071889603350353" calcext:value-type="percentage">
            <text:p>0,00072%</text:p>
          </table:table-cell>
          <table:table-cell table:formula="of:=[.C61]/[.K61]*100000" office:value-type="float" office:value="0.71889603350353" calcext:value-type="float">
            <text:p>0,72</text:p>
          </table:table-cell>
          <table:table-cell/>
          <table:table-cell table:formula="of:=INDEX([$deathsprcountry.$C$2:$deathsprcountry.$C$227];MATCH([.$A61];[$deathsprcountry.$B$2:$deathsprcountry.$B$227];0))" office:value-type="float" office:value="12.6" calcext:value-type="float">
            <text:p>12,6</text:p>
          </table:table-cell>
          <table:table-cell table:formula="of:=INDEX([$Population.$C$2:$Population.$C$236];MATCH([.$A61];TRIM([$Population.$B$2:$Population.$B$236]);0))" office:value-type="float" office:value="4033963" calcext:value-type="float">
            <text:p>4 033 963</text:p>
          </table:table-cell>
          <table:table-cell table:formula="of:=([.J61]/1000)*[.K61]" office:value-type="float" office:value="50827.9338" calcext:value-type="float">
            <text:p>50 828</text:p>
          </table:table-cell>
          <table:table-cell table:formula="of:=[.J61]/1000" office:value-type="percentage" office:value="0.0126" calcext:value-type="percentage">
            <text:p>1,26%</text:p>
          </table:table-cell>
        </table:table-row>
        <table:table-row table:style-name="ro1">
          <table:table-cell table:formula="of:=[Coronacases.A61]" office:value-type="string" office:string-value="Iraq" calcext:value-type="string">
            <text:p>Iraq</text:p>
          </table:table-cell>
          <table:table-cell table:formula="of:=[Coronacases.B61]" office:value-type="float" office:value="1232" calcext:value-type="float">
            <text:p>1 232</text:p>
          </table:table-cell>
          <table:table-cell table:formula="of:=[Coronacases.C61]" office:value-type="float" office:value="69" calcext:value-type="float">
            <text:p>69</text:p>
          </table:table-cell>
          <table:table-cell table:formula="of:=[Coronacases.D61]" office:value-type="float" office:value="496" calcext:value-type="float">
            <text:p>496</text:p>
          </table:table-cell>
          <table:table-cell table:formula="of:=[.C62]/[.B62]" office:value-type="percentage" office:value="0.0560064935064935" calcext:value-type="percentage">
            <text:p>5,60%</text:p>
          </table:table-cell>
          <table:table-cell table:formula="of:=[.C62]/[.D62]" office:value-type="percentage" office:value="0.139112903225806" calcext:value-type="percentage">
            <text:p>13,91%</text:p>
          </table:table-cell>
          <table:table-cell table:formula="of:=[.C62]/[.K62]" office:value-type="percentage" office:value="0.00000171545806472016" calcext:value-type="percentage">
            <text:p>0,00017%</text:p>
          </table:table-cell>
          <table:table-cell table:formula="of:=[.C62]/[.K62]*100000" office:value-type="float" office:value="0.171545806472016" calcext:value-type="float">
            <text:p>0,17</text:p>
          </table:table-cell>
          <table:table-cell/>
          <table:table-cell table:formula="of:=INDEX([$deathsprcountry.$C$2:$deathsprcountry.$C$227];MATCH([.$A62];[$deathsprcountry.$B$2:$deathsprcountry.$B$227];0))" office:value-type="float" office:value="3.8" calcext:value-type="float">
            <text:p>3,8</text:p>
          </table:table-cell>
          <table:table-cell table:formula="of:=INDEX([$Population.$C$2:$Population.$C$236];MATCH([.$A62];TRIM([$Population.$B$2:$Population.$B$236]);0))" office:value-type="float" office:value="40222493" calcext:value-type="float">
            <text:p>40 222 493</text:p>
          </table:table-cell>
          <table:table-cell table:formula="of:=([.J62]/1000)*[.K62]" office:value-type="float" office:value="152845.4734" calcext:value-type="float">
            <text:p>152 845</text:p>
          </table:table-cell>
          <table:table-cell table:formula="of:=[.J62]/1000" office:value-type="percentage" office:value="0.0038" calcext:value-type="percentage">
            <text:p>0,38%</text:p>
          </table:table-cell>
        </table:table-row>
        <table:table-row table:style-name="ro1">
          <table:table-cell table:formula="of:=[Coronacases.A62]" office:value-type="string" office:string-value="Estonia" calcext:value-type="string">
            <text:p>Estonia</text:p>
          </table:table-cell>
          <table:table-cell table:formula="of:=[Coronacases.B62]" office:value-type="float" office:value="1207" calcext:value-type="float">
            <text:p>1 207</text:p>
          </table:table-cell>
          <table:table-cell table:formula="of:=[Coronacases.C62]" office:value-type="float" office:value="24" calcext:value-type="float">
            <text:p>24</text:p>
          </table:table-cell>
          <table:table-cell table:formula="of:=[Coronacases.D62]" office:value-type="float" office:value="83" calcext:value-type="float">
            <text:p>83</text:p>
          </table:table-cell>
          <table:table-cell table:formula="of:=[.C63]/[.B63]" office:value-type="percentage" office:value="0.019884009942005" calcext:value-type="percentage">
            <text:p>1,99%</text:p>
          </table:table-cell>
          <table:table-cell table:formula="of:=[.C63]/[.D63]" office:value-type="percentage" office:value="0.289156626506024" calcext:value-type="percentage">
            <text:p>28,92%</text:p>
          </table:table-cell>
          <table:table-cell table:formula="of:=[.C63]/[.K63]" office:value-type="percentage" office:value="0.0000180922478487187" calcext:value-type="percentage">
            <text:p>0,00181%</text:p>
          </table:table-cell>
          <table:table-cell table:formula="of:=[.C63]/[.K63]*100000" office:value-type="float" office:value="1.80922478487187" calcext:value-type="float">
            <text:p>1,81</text:p>
          </table:table-cell>
          <table:table-cell/>
          <table:table-cell table:formula="of:=INDEX([$deathsprcountry.$C$2:$deathsprcountry.$C$227];MATCH([.$A63];[$deathsprcountry.$B$2:$deathsprcountry.$B$227];0))" office:value-type="float" office:value="12.7" calcext:value-type="float">
            <text:p>12,7</text:p>
          </table:table-cell>
          <table:table-cell table:formula="of:=INDEX([$Population.$C$2:$Population.$C$236];MATCH([.$A63];TRIM([$Population.$B$2:$Population.$B$236]);0))" office:value-type="float" office:value="1326535" calcext:value-type="float">
            <text:p>1 326 535</text:p>
          </table:table-cell>
          <table:table-cell table:formula="of:=([.J63]/1000)*[.K63]" office:value-type="float" office:value="16846.9945" calcext:value-type="float">
            <text:p>16 847</text:p>
          </table:table-cell>
          <table:table-cell table:formula="of:=[.J63]/1000" office:value-type="percentage" office:value="0.0127" calcext:value-type="percentage">
            <text:p>1,27%</text:p>
          </table:table-cell>
        </table:table-row>
        <table:table-row table:style-name="ro1">
          <table:table-cell table:formula="of:=[Coronacases.A63]" office:value-type="string" office:string-value="Slovenia" calcext:value-type="string">
            <text:p>Slovenia</text:p>
          </table:table-cell>
          <table:table-cell table:formula="of:=[Coronacases.B63]" office:value-type="float" office:value="1124" calcext:value-type="float">
            <text:p>1 124</text:p>
          </table:table-cell>
          <table:table-cell table:formula="of:=[Coronacases.C63]" office:value-type="float" office:value="43" calcext:value-type="float">
            <text:p>43</text:p>
          </table:table-cell>
          <table:table-cell table:formula="of:=[Coronacases.D63]" office:value-type="float" office:value="128" calcext:value-type="float">
            <text:p>128</text:p>
          </table:table-cell>
          <table:table-cell table:formula="of:=[.C64]/[.B64]" office:value-type="percentage" office:value="0.0382562277580071" calcext:value-type="percentage">
            <text:p>3,83%</text:p>
          </table:table-cell>
          <table:table-cell table:formula="of:=[.C64]/[.D64]" office:value-type="percentage" office:value="0.3359375" calcext:value-type="percentage">
            <text:p>33,59%</text:p>
          </table:table-cell>
          <table:table-cell table:formula="of:=[.C64]/[.K64]" office:value-type="percentage" office:value="0.0000206836375110754" calcext:value-type="percentage">
            <text:p>0,00207%</text:p>
          </table:table-cell>
          <table:table-cell table:formula="of:=[.C64]/[.K64]*100000" office:value-type="float" office:value="2.06836375110754" calcext:value-type="float">
            <text:p>2,07</text:p>
          </table:table-cell>
          <table:table-cell/>
          <table:table-cell table:formula="of:=INDEX([$deathsprcountry.$C$2:$deathsprcountry.$C$227];MATCH([.$A64];[$deathsprcountry.$B$2:$deathsprcountry.$B$227];0))" office:value-type="float" office:value="9.9" calcext:value-type="float">
            <text:p>9,9</text:p>
          </table:table-cell>
          <table:table-cell table:formula="of:=INDEX([$Population.$C$2:$Population.$C$236];MATCH([.$A64];TRIM([$Population.$B$2:$Population.$B$236]);0))" office:value-type="float" office:value="2078938" calcext:value-type="float">
            <text:p>2 078 938</text:p>
          </table:table-cell>
          <table:table-cell table:formula="of:=([.J64]/1000)*[.K64]" office:value-type="float" office:value="20581.4862" calcext:value-type="float">
            <text:p>20 581</text:p>
          </table:table-cell>
          <table:table-cell table:formula="of:=[.J64]/1000" office:value-type="percentage" office:value="0.0099" calcext:value-type="percentage">
            <text:p>0,99%</text:p>
          </table:table-cell>
        </table:table-row>
        <table:table-row table:style-name="ro1">
          <table:table-cell table:formula="of:=[Coronacases.A64]" office:value-type="string" office:string-value="New Zealand" calcext:value-type="string">
            <text:p>New Zealand</text:p>
          </table:table-cell>
          <table:table-cell table:formula="of:=[Coronacases.B64]" office:value-type="float" office:value="1015" calcext:value-type="float">
            <text:p>1 015</text:p>
          </table:table-cell>
          <table:table-cell table:formula="of:=[Coronacases.C64]" office:value-type="float" office:value="2" calcext:value-type="float">
            <text:p>2</text:p>
          </table:table-cell>
          <table:table-cell table:formula="of:=[Coronacases.D64]" office:value-type="float" office:value="317" calcext:value-type="float">
            <text:p>317</text:p>
          </table:table-cell>
          <table:table-cell table:formula="of:=[.C65]/[.B65]" office:value-type="percentage" office:value="0.00197044334975369" calcext:value-type="percentage">
            <text:p>0,20%</text:p>
          </table:table-cell>
          <table:table-cell table:formula="of:=[.C65]/[.D65]" office:value-type="percentage" office:value="0.00630914826498423" calcext:value-type="percentage">
            <text:p>0,63%</text:p>
          </table:table-cell>
          <table:table-cell table:formula="of:=[.C65]/[.K65]" office:value-type="percentage" office:value="0.000000414745616812792" calcext:value-type="percentage">
            <text:p>0,00004%</text:p>
          </table:table-cell>
          <table:table-cell table:formula="of:=[.C65]/[.K65]*100000" office:value-type="float" office:value="0.0414745616812792" calcext:value-type="float">
            <text:p>0,04</text:p>
          </table:table-cell>
          <table:table-cell/>
          <table:table-cell table:formula="of:=INDEX([$deathsprcountry.$C$2:$deathsprcountry.$C$227];MATCH([.$A65];[$deathsprcountry.$B$2:$deathsprcountry.$B$227];0))" office:value-type="float" office:value="7.6" calcext:value-type="float">
            <text:p>7,6</text:p>
          </table:table-cell>
          <table:table-cell table:formula="of:=INDEX([$Population.$C$2:$Population.$C$236];MATCH([.$A65];TRIM([$Population.$B$2:$Population.$B$236]);0))" office:value-type="float" office:value="4822233" calcext:value-type="float">
            <text:p>4 822 233</text:p>
          </table:table-cell>
          <table:table-cell table:formula="of:=([.J65]/1000)*[.K65]" office:value-type="float" office:value="36648.9708" calcext:value-type="float">
            <text:p>36 649</text:p>
          </table:table-cell>
          <table:table-cell table:formula="of:=[.J65]/1000" office:value-type="percentage" office:value="0.0076" calcext:value-type="percentage">
            <text:p>0,76%</text:p>
          </table:table-cell>
        </table:table-row>
        <table:table-row table:style-name="ro1">
          <table:table-cell table:formula="of:=[Coronacases.A65]" office:value-type="string" office:string-value="Hungary" calcext:value-type="string">
            <text:p>Hungary</text:p>
          </table:table-cell>
          <table:table-cell table:formula="of:=[Coronacases.B65]" office:value-type="float" office:value="980" calcext:value-type="float">
            <text:p>980</text:p>
          </table:table-cell>
          <table:table-cell table:formula="of:=[Coronacases.C65]" office:value-type="float" office:value="66" calcext:value-type="float">
            <text:p>66</text:p>
          </table:table-cell>
          <table:table-cell table:formula="of:=[Coronacases.D65]" office:value-type="float" office:value="96" calcext:value-type="float">
            <text:p>96</text:p>
          </table:table-cell>
          <table:table-cell table:formula="of:=[.C66]/[.B66]" office:value-type="percentage" office:value="0.0673469387755102" calcext:value-type="percentage">
            <text:p>6,73%</text:p>
          </table:table-cell>
          <table:table-cell table:formula="of:=[.C66]/[.D66]" office:value-type="percentage" office:value="0.6875" calcext:value-type="percentage">
            <text:p>68,75%</text:p>
          </table:table-cell>
          <table:table-cell table:formula="of:=[.C66]/[.K66]" office:value-type="percentage" office:value="0.00000683204989135488" calcext:value-type="percentage">
            <text:p>0,00068%</text:p>
          </table:table-cell>
          <table:table-cell table:formula="of:=[.C66]/[.K66]*100000" office:value-type="float" office:value="0.683204989135488" calcext:value-type="float">
            <text:p>0,68</text:p>
          </table:table-cell>
          <table:table-cell/>
          <table:table-cell table:formula="of:=INDEX([$deathsprcountry.$C$2:$deathsprcountry.$C$227];MATCH([.$A66];[$deathsprcountry.$B$2:$deathsprcountry.$B$227];0))" office:value-type="float" office:value="12.8" calcext:value-type="float">
            <text:p>12,8</text:p>
          </table:table-cell>
          <table:table-cell table:formula="of:=INDEX([$Population.$C$2:$Population.$C$236];MATCH([.$A66];TRIM([$Population.$B$2:$Population.$B$236]);0))" office:value-type="float" office:value="9660351" calcext:value-type="float">
            <text:p>9 660 351</text:p>
          </table:table-cell>
          <table:table-cell table:formula="of:=([.J66]/1000)*[.K66]" office:value-type="float" office:value="123652.4928" calcext:value-type="float">
            <text:p>123 652</text:p>
          </table:table-cell>
          <table:table-cell table:formula="of:=[.J66]/1000" office:value-type="percentage" office:value="0.0128" calcext:value-type="percentage">
            <text:p>1,28%</text:p>
          </table:table-cell>
        </table:table-row>
        <table:table-row table:style-name="ro1">
          <table:table-cell table:formula="of:=[Coronacases.A66]" office:value-type="string" office:string-value="Hong Kong" calcext:value-type="string">
            <text:p>Hong Kong</text:p>
          </table:table-cell>
          <table:table-cell table:formula="of:=[Coronacases.B66]" office:value-type="float" office:value="974" calcext:value-type="float">
            <text:p>974</text:p>
          </table:table-cell>
          <table:table-cell table:formula="of:=[Coronacases.C66]" office:value-type="float" office:value="4" calcext:value-type="float">
            <text:p>4</text:p>
          </table:table-cell>
          <table:table-cell table:formula="of:=[Coronacases.D66]" office:value-type="float" office:value="293" calcext:value-type="float">
            <text:p>293</text:p>
          </table:table-cell>
          <table:table-cell table:formula="of:=[.C67]/[.B67]" office:value-type="percentage" office:value="0.00410677618069815" calcext:value-type="percentage">
            <text:p>0,41%</text:p>
          </table:table-cell>
          <table:table-cell table:formula="of:=[.C67]/[.D67]" office:value-type="percentage" office:value="0.0136518771331058" calcext:value-type="percentage">
            <text:p>1,37%</text:p>
          </table:table-cell>
          <table:table-cell table:formula="of:=[.C67]/[.K67]" office:value-type="percentage" office:value="0.000000533548104230223" calcext:value-type="percentage">
            <text:p>0,00005%</text:p>
          </table:table-cell>
          <table:table-cell table:formula="of:=[.C67]/[.K67]*100000" office:value-type="float" office:value="0.0533548104230223" calcext:value-type="float">
            <text:p>0,05</text:p>
          </table:table-cell>
          <table:table-cell/>
          <table:table-cell table:formula="of:=INDEX([$deathsprcountry.$C$2:$deathsprcountry.$C$227];MATCH([.$A67];[$deathsprcountry.$B$2:$deathsprcountry.$B$227];0))" office:value-type="float" office:value="7.6" calcext:value-type="float">
            <text:p>7,6</text:p>
          </table:table-cell>
          <table:table-cell table:formula="of:=INDEX([$Population.$C$2:$Population.$C$236];MATCH([.$A67];TRIM([$Population.$B$2:$Population.$B$236]);0))" office:value-type="float" office:value="7496981" calcext:value-type="float">
            <text:p>7 496 981</text:p>
          </table:table-cell>
          <table:table-cell table:formula="of:=([.J67]/1000)*[.K67]" office:value-type="float" office:value="56977.0556" calcext:value-type="float">
            <text:p>56 977</text:p>
          </table:table-cell>
          <table:table-cell table:formula="of:=[.J67]/1000" office:value-type="percentage" office:value="0.0076" calcext:value-type="percentage">
            <text:p>0,76%</text:p>
          </table:table-cell>
        </table:table-row>
        <table:table-row table:style-name="ro1">
          <table:table-cell table:formula="of:=[Coronacases.A67]" office:value-type="string" office:string-value="Lithuania" calcext:value-type="string">
            <text:p>Lithuania</text:p>
          </table:table-cell>
          <table:table-cell table:formula="of:=[Coronacases.B67]" office:value-type="float" office:value="955" calcext:value-type="float">
            <text:p>955</text:p>
          </table:table-cell>
          <table:table-cell table:formula="of:=[Coronacases.C67]" office:value-type="float" office:value="16" calcext:value-type="float">
            <text:p>16</text:p>
          </table:table-cell>
          <table:table-cell table:formula="of:=[Coronacases.D67]" office:value-type="float" office:value="8" calcext:value-type="float">
            <text:p>8</text:p>
          </table:table-cell>
          <table:table-cell table:formula="of:=[.C68]/[.B68]" office:value-type="percentage" office:value="0.0167539267015707" calcext:value-type="percentage">
            <text:p>1,68%</text:p>
          </table:table-cell>
          <table:table-cell table:formula="of:=[.C68]/[.D68]" office:value-type="percentage" office:value="2" calcext:value-type="percentage">
            <text:p>200,00%</text:p>
          </table:table-cell>
          <table:table-cell table:formula="of:=[.C68]/[.K68]" office:value-type="percentage" office:value="0.00000587740684401987" calcext:value-type="percentage">
            <text:p>0,00059%</text:p>
          </table:table-cell>
          <table:table-cell table:formula="of:=[.C68]/[.K68]*100000" office:value-type="float" office:value="0.587740684401987" calcext:value-type="float">
            <text:p>0,59</text:p>
          </table:table-cell>
          <table:table-cell/>
          <table:table-cell table:formula="of:=INDEX([$deathsprcountry.$C$2:$deathsprcountry.$C$227];MATCH([.$A68];[$deathsprcountry.$B$2:$deathsprcountry.$B$227];0))" office:value-type="float" office:value="14.8" calcext:value-type="float">
            <text:p>14,8</text:p>
          </table:table-cell>
          <table:table-cell table:formula="of:=INDEX([$Population.$C$2:$Population.$C$236];MATCH([.$A68];TRIM([$Population.$B$2:$Population.$B$236]);0))" office:value-type="float" office:value="2722289" calcext:value-type="float">
            <text:p>2 722 289</text:p>
          </table:table-cell>
          <table:table-cell table:formula="of:=([.J68]/1000)*[.K68]" office:value-type="float" office:value="40289.8772" calcext:value-type="float">
            <text:p>40 290</text:p>
          </table:table-cell>
          <table:table-cell table:formula="of:=[.J68]/1000" office:value-type="percentage" office:value="0.0148" calcext:value-type="percentage">
            <text:p>1,48%</text:p>
          </table:table-cell>
        </table:table-row>
        <table:table-row table:style-name="ro1">
          <table:table-cell table:formula="of:=[Coronacases.A68]" office:value-type="string" office:string-value="Azerbaijan" calcext:value-type="string">
            <text:p>Azerbaijan</text:p>
          </table:table-cell>
          <table:table-cell table:formula="of:=[Coronacases.B68]" office:value-type="float" office:value="926" calcext:value-type="float">
            <text:p>926</text:p>
          </table:table-cell>
          <table:table-cell table:formula="of:=[Coronacases.C68]" office:value-type="float" office:value="9" calcext:value-type="float">
            <text:p>9</text:p>
          </table:table-cell>
          <table:table-cell table:formula="of:=[Coronacases.D68]" office:value-type="float" office:value="104" calcext:value-type="float">
            <text:p>104</text:p>
          </table:table-cell>
          <table:table-cell table:formula="of:=[.C69]/[.B69]" office:value-type="percentage" office:value="0.00971922246220302" calcext:value-type="percentage">
            <text:p>0,97%</text:p>
          </table:table-cell>
          <table:table-cell table:formula="of:=[.C69]/[.D69]" office:value-type="percentage" office:value="0.0865384615384615" calcext:value-type="percentage">
            <text:p>8,65%</text:p>
          </table:table-cell>
          <table:table-cell table:formula="of:=[.C69]/[.K69]" office:value-type="percentage" office:value="0.000000887646009138612" calcext:value-type="percentage">
            <text:p>0,00009%</text:p>
          </table:table-cell>
          <table:table-cell table:formula="of:=[.C69]/[.K69]*100000" office:value-type="float" office:value="0.0887646009138611" calcext:value-type="float">
            <text:p>0,09</text:p>
          </table:table-cell>
          <table:table-cell/>
          <table:table-cell table:formula="of:=INDEX([$deathsprcountry.$C$2:$deathsprcountry.$C$227];MATCH([.$A69];[$deathsprcountry.$B$2:$deathsprcountry.$B$227];0))" office:value-type="float" office:value="7" calcext:value-type="float">
            <text:p>7</text:p>
          </table:table-cell>
          <table:table-cell table:formula="of:=INDEX([$Population.$C$2:$Population.$C$236];MATCH([.$A69];TRIM([$Population.$B$2:$Population.$B$236]);0))" office:value-type="float" office:value="10139177" calcext:value-type="float">
            <text:p>10 139 177</text:p>
          </table:table-cell>
          <table:table-cell table:formula="of:=([.J69]/1000)*[.K69]" office:value-type="float" office:value="70974.239" calcext:value-type="float">
            <text:p>70 974</text:p>
          </table:table-cell>
          <table:table-cell table:formula="of:=[.J69]/1000" office:value-type="percentage" office:value="0.007" calcext:value-type="percentage">
            <text:p>0,70%</text:p>
          </table:table-cell>
        </table:table-row>
        <table:table-row table:style-name="ro1">
          <table:table-cell table:formula="of:=[Coronacases.A69]" office:value-type="string" office:string-value="Armenia" calcext:value-type="string">
            <text:p>Armenia</text:p>
          </table:table-cell>
          <table:table-cell table:formula="of:=[Coronacases.B69]" office:value-type="float" office:value="921" calcext:value-type="float">
            <text:p>921</text:p>
          </table:table-cell>
          <table:table-cell table:formula="of:=[Coronacases.C69]" office:value-type="float" office:value="10" calcext:value-type="float">
            <text:p>10</text:p>
          </table:table-cell>
          <table:table-cell table:formula="of:=[Coronacases.D69]" office:value-type="float" office:value="138" calcext:value-type="float">
            <text:p>138</text:p>
          </table:table-cell>
          <table:table-cell table:formula="of:=[.C70]/[.B70]" office:value-type="percentage" office:value="0.01085776330076" calcext:value-type="percentage">
            <text:p>1,09%</text:p>
          </table:table-cell>
          <table:table-cell table:formula="of:=[.C70]/[.D70]" office:value-type="percentage" office:value="0.072463768115942" calcext:value-type="percentage">
            <text:p>7,25%</text:p>
          </table:table-cell>
          <table:table-cell table:formula="of:=[.C70]/[.K70]" office:value-type="percentage" office:value="0.00000337468105045722" calcext:value-type="percentage">
            <text:p>0,00034%</text:p>
          </table:table-cell>
          <table:table-cell table:formula="of:=[.C70]/[.K70]*100000" office:value-type="float" office:value="0.337468105045722" calcext:value-type="float">
            <text:p>0,34</text:p>
          </table:table-cell>
          <table:table-cell/>
          <table:table-cell table:formula="of:=INDEX([$deathsprcountry.$C$2:$deathsprcountry.$C$227];MATCH([.$A70];[$deathsprcountry.$B$2:$deathsprcountry.$B$227];0))" office:value-type="float" office:value="9.5" calcext:value-type="float">
            <text:p>9,5</text:p>
          </table:table-cell>
          <table:table-cell table:formula="of:=INDEX([$Population.$C$2:$Population.$C$236];MATCH([.$A70];TRIM([$Population.$B$2:$Population.$B$236]);0))" office:value-type="float" office:value="2963243" calcext:value-type="float">
            <text:p>2 963 243</text:p>
          </table:table-cell>
          <table:table-cell table:formula="of:=([.J70]/1000)*[.K70]" office:value-type="float" office:value="28150.8085" calcext:value-type="float">
            <text:p>28 151</text:p>
          </table:table-cell>
          <table:table-cell table:formula="of:=[.J70]/1000" office:value-type="percentage" office:value="0.0095" calcext:value-type="percentage">
            <text:p>0,95%</text:p>
          </table:table-cell>
        </table:table-row>
        <table:table-row table:style-name="ro1">
          <table:table-cell table:formula="of:=[Coronacases.A70]" office:value-type="string" office:string-value="Kuwait" calcext:value-type="string">
            <text:p>Kuwait</text:p>
          </table:table-cell>
          <table:table-cell table:formula="of:=[Coronacases.B70]" office:value-type="float" office:value="910" calcext:value-type="float">
            <text:p>910</text:p>
          </table:table-cell>
          <table:table-cell table:formula="of:=[Coronacases.C70]" office:value-type="float" office:value="1" calcext:value-type="float">
            <text:p>1</text:p>
          </table:table-cell>
          <table:table-cell table:formula="of:=[Coronacases.D70]" office:value-type="float" office:value="111" calcext:value-type="float">
            <text:p>111</text:p>
          </table:table-cell>
          <table:table-cell table:formula="of:=[.C71]/[.B71]" office:value-type="percentage" office:value="0.0010989010989011" calcext:value-type="percentage">
            <text:p>0,11%</text:p>
          </table:table-cell>
          <table:table-cell table:formula="of:=[.C71]/[.D71]" office:value-type="percentage" office:value="0.00900900900900901" calcext:value-type="percentage">
            <text:p>0,90%</text:p>
          </table:table-cell>
          <table:table-cell table:formula="of:=[.C71]/[.K71]" office:value-type="percentage" office:value="0.000000234160724643145" calcext:value-type="percentage">
            <text:p>0,00002%</text:p>
          </table:table-cell>
          <table:table-cell table:formula="of:=[.C71]/[.K71]*100000" office:value-type="float" office:value="0.0234160724643145" calcext:value-type="float">
            <text:p>0,02</text:p>
          </table:table-cell>
          <table:table-cell/>
          <table:table-cell table:formula="of:=INDEX([$deathsprcountry.$C$2:$deathsprcountry.$C$227];MATCH([.$A71];[$deathsprcountry.$B$2:$deathsprcountry.$B$227];0))" office:value-type="float" office:value="2.3" calcext:value-type="float">
            <text:p>2,3</text:p>
          </table:table-cell>
          <table:table-cell table:formula="of:=INDEX([$Population.$C$2:$Population.$C$236];MATCH([.$A71];TRIM([$Population.$B$2:$Population.$B$236]);0))" office:value-type="float" office:value="4270571" calcext:value-type="float">
            <text:p>4 270 571</text:p>
          </table:table-cell>
          <table:table-cell table:formula="of:=([.J71]/1000)*[.K71]" office:value-type="float" office:value="9822.3133" calcext:value-type="float">
            <text:p>9 822</text:p>
          </table:table-cell>
          <table:table-cell table:formula="of:=[.J71]/1000" office:value-type="percentage" office:value="0.0023" calcext:value-type="percentage">
            <text:p>0,23%</text:p>
          </table:table-cell>
        </table:table-row>
        <table:table-row table:style-name="ro1">
          <table:table-cell table:formula="of:=[Coronacases.A71]" office:value-type="string" office:string-value="Bahrain" calcext:value-type="string">
            <text:p>Bahrain</text:p>
          </table:table-cell>
          <table:table-cell table:formula="of:=[Coronacases.B71]" office:value-type="float" office:value="887" calcext:value-type="float">
            <text:p>887</text:p>
          </table:table-cell>
          <table:table-cell table:formula="of:=[Coronacases.C71]" office:value-type="float" office:value="5" calcext:value-type="float">
            <text:p>5</text:p>
          </table:table-cell>
          <table:table-cell table:formula="of:=[Coronacases.D71]" office:value-type="float" office:value="519" calcext:value-type="float">
            <text:p>519</text:p>
          </table:table-cell>
          <table:table-cell table:formula="of:=[.C72]/[.B72]" office:value-type="percentage" office:value="0.0056369785794814" calcext:value-type="percentage">
            <text:p>0,56%</text:p>
          </table:table-cell>
          <table:table-cell table:formula="of:=[.C72]/[.D72]" office:value-type="percentage" office:value="0.00963391136801541" calcext:value-type="percentage">
            <text:p>0,96%</text:p>
          </table:table-cell>
          <table:table-cell table:formula="of:=[.C72]/[.K72]" office:value-type="percentage" office:value="0.00000293845407930888" calcext:value-type="percentage">
            <text:p>0,00029%</text:p>
          </table:table-cell>
          <table:table-cell table:formula="of:=[.C72]/[.K72]*100000" office:value-type="float" office:value="0.293845407930887" calcext:value-type="float">
            <text:p>0,29</text:p>
          </table:table-cell>
          <table:table-cell/>
          <table:table-cell table:formula="of:=INDEX([$deathsprcountry.$C$2:$deathsprcountry.$C$227];MATCH([.$A72];[$deathsprcountry.$B$2:$deathsprcountry.$B$227];0))" office:value-type="float" office:value="2.8" calcext:value-type="float">
            <text:p>2,8</text:p>
          </table:table-cell>
          <table:table-cell table:formula="of:=INDEX([$Population.$C$2:$Population.$C$236];MATCH([.$A72];TRIM([$Population.$B$2:$Population.$B$236]);0))" office:value-type="float" office:value="1701575" calcext:value-type="float">
            <text:p>1 701 575</text:p>
          </table:table-cell>
          <table:table-cell table:formula="of:=([.J72]/1000)*[.K72]" office:value-type="float" office:value="4764.41" calcext:value-type="float">
            <text:p>4 764</text:p>
          </table:table-cell>
          <table:table-cell table:formula="of:=[.J72]/1000" office:value-type="percentage" office:value="0.0028" calcext:value-type="percentage">
            <text:p>0,28%</text:p>
          </table:table-cell>
        </table:table-row>
        <table:table-row table:style-name="ro1">
          <table:table-cell table:formula="of:=[Coronacases.A72]" office:value-type="string" office:string-value="Bosnia And Herzegovina" calcext:value-type="string">
            <text:p>Bosnia And Herzegovina</text:p>
          </table:table-cell>
          <table:table-cell table:formula="of:=[Coronacases.B72]" office:value-type="float" office:value="858" calcext:value-type="float">
            <text:p>858</text:p>
          </table:table-cell>
          <table:table-cell table:formula="of:=[Coronacases.C72]" office:value-type="float" office:value="35" calcext:value-type="float">
            <text:p>35</text:p>
          </table:table-cell>
          <table:table-cell table:formula="of:=[Coronacases.D72]" office:value-type="float" office:value="101" calcext:value-type="float">
            <text:p>101</text:p>
          </table:table-cell>
          <table:table-cell table:formula="of:=[.C73]/[.B73]" office:value-type="percentage" office:value="0.0407925407925408" calcext:value-type="percentage">
            <text:p>4,08%</text:p>
          </table:table-cell>
          <table:table-cell table:formula="of:=[.C73]/[.D73]" office:value-type="percentage" office:value="0.346534653465346" calcext:value-type="percentage">
            <text:p>34,65%</text:p>
          </table:table-cell>
          <table:table-cell table:formula="of:=[.C73]/[.K73]" office:value-type="percentage" office:value="0.0000106680679427911" calcext:value-type="percentage">
            <text:p>0,00107%</text:p>
          </table:table-cell>
          <table:table-cell table:formula="of:=[.C73]/[.K73]*100000" office:value-type="float" office:value="1.06680679427911" calcext:value-type="float">
            <text:p>1,07</text:p>
          </table:table-cell>
          <table:table-cell/>
          <table:table-cell table:formula="of:=INDEX([$deathsprcountry.$C$2:$deathsprcountry.$C$227];MATCH([.$A73];[$deathsprcountry.$B$2:$deathsprcountry.$B$227];0))" office:value-type="float" office:value="10.1" calcext:value-type="float">
            <text:p>10,1</text:p>
          </table:table-cell>
          <table:table-cell table:formula="of:=INDEX([$Population.$C$2:$Population.$C$236];MATCH([.$A73];TRIM([$Population.$B$2:$Population.$B$236]);0))" office:value-type="float" office:value="3280819" calcext:value-type="float">
            <text:p>3 280 819</text:p>
          </table:table-cell>
          <table:table-cell table:formula="of:=([.J73]/1000)*[.K73]" office:value-type="float" office:value="33136.2719" calcext:value-type="float">
            <text:p>33 136</text:p>
          </table:table-cell>
          <table:table-cell table:formula="of:=[.J73]/1000" office:value-type="percentage" office:value="0.0101" calcext:value-type="percentage">
            <text:p>1,01%</text:p>
          </table:table-cell>
        </table:table-row>
        <table:table-row table:style-name="ro1">
          <table:table-cell table:formula="of:=[Coronacases.A73]" office:value-type="string" office:string-value="Kazakhstan" calcext:value-type="string">
            <text:p>Kazakhstan</text:p>
          </table:table-cell>
          <table:table-cell table:formula="of:=[Coronacases.B73]" office:value-type="float" office:value="781" calcext:value-type="float">
            <text:p>781</text:p>
          </table:table-cell>
          <table:table-cell table:formula="of:=[Coronacases.C73]" office:value-type="float" office:value="8" calcext:value-type="float">
            <text:p>8</text:p>
          </table:table-cell>
          <table:table-cell table:formula="of:=[Coronacases.D73]" office:value-type="float" office:value="60" calcext:value-type="float">
            <text:p>60</text:p>
          </table:table-cell>
          <table:table-cell table:formula="of:=[.C74]/[.B74]" office:value-type="percentage" office:value="0.0102432778489117" calcext:value-type="percentage">
            <text:p>1,02%</text:p>
          </table:table-cell>
          <table:table-cell table:formula="of:=[.C74]/[.D74]" office:value-type="percentage" office:value="0.133333333333333" calcext:value-type="percentage">
            <text:p>13,33%</text:p>
          </table:table-cell>
          <table:table-cell table:formula="of:=[.C74]/[.K74]" office:value-type="percentage" office:value="0.000000426059798451347" calcext:value-type="percentage">
            <text:p>0,00004%</text:p>
          </table:table-cell>
          <table:table-cell table:formula="of:=[.C74]/[.K74]*100000" office:value-type="float" office:value="0.0426059798451347" calcext:value-type="float">
            <text:p>0,04</text:p>
          </table:table-cell>
          <table:table-cell/>
          <table:table-cell table:formula="of:=INDEX([$deathsprcountry.$C$2:$deathsprcountry.$C$227];MATCH([.$A74];[$deathsprcountry.$B$2:$deathsprcountry.$B$227];0))" office:value-type="float" office:value="8.2" calcext:value-type="float">
            <text:p>8,2</text:p>
          </table:table-cell>
          <table:table-cell table:formula="of:=INDEX([$Population.$C$2:$Population.$C$236];MATCH([.$A74];TRIM([$Population.$B$2:$Population.$B$236]);0))" office:value-type="float" office:value="18776707" calcext:value-type="float">
            <text:p>18 776 707</text:p>
          </table:table-cell>
          <table:table-cell table:formula="of:=([.J74]/1000)*[.K74]" office:value-type="float" office:value="153968.9974" calcext:value-type="float">
            <text:p>153 969</text:p>
          </table:table-cell>
          <table:table-cell table:formula="of:=[.J74]/1000" office:value-type="percentage" office:value="0.0082" calcext:value-type="percentage">
            <text:p>0,82%</text:p>
          </table:table-cell>
        </table:table-row>
        <table:table-row table:style-name="ro1">
          <table:table-cell table:formula="of:=[Coronacases.A74]" office:value-type="string" office:string-value="Cameroon" calcext:value-type="string">
            <text:p>Cameroon</text:p>
          </table:table-cell>
          <table:table-cell table:formula="of:=[Coronacases.B74]" office:value-type="float" office:value="730" calcext:value-type="float">
            <text:p>730</text:p>
          </table:table-cell>
          <table:table-cell table:formula="of:=[Coronacases.C74]" office:value-type="float" office:value="10" calcext:value-type="float">
            <text:p>10</text:p>
          </table:table-cell>
          <table:table-cell table:formula="of:=[Coronacases.D74]" office:value-type="float" office:value="60" calcext:value-type="float">
            <text:p>60</text:p>
          </table:table-cell>
          <table:table-cell table:formula="of:=[.C75]/[.B75]" office:value-type="percentage" office:value="0.0136986301369863" calcext:value-type="percentage">
            <text:p>1,37%</text:p>
          </table:table-cell>
          <table:table-cell table:formula="of:=[.C75]/[.D75]" office:value-type="percentage" office:value="0.166666666666667" calcext:value-type="percentage">
            <text:p>16,67%</text:p>
          </table:table-cell>
          <table:table-cell table:formula="of:=[.C75]/[.K75]" office:value-type="percentage" office:value="0.00000037670653238887" calcext:value-type="percentage">
            <text:p>0,00004%</text:p>
          </table:table-cell>
          <table:table-cell table:formula="of:=[.C75]/[.K75]*100000" office:value-type="float" office:value="0.037670653238887" calcext:value-type="float">
            <text:p>0,04</text:p>
          </table:table-cell>
          <table:table-cell/>
          <table:table-cell table:formula="of:=INDEX([$deathsprcountry.$C$2:$deathsprcountry.$C$227];MATCH([.$A75];[$deathsprcountry.$B$2:$deathsprcountry.$B$227];0))" office:value-type="float" office:value="9.4" calcext:value-type="float">
            <text:p>9,4</text:p>
          </table:table-cell>
          <table:table-cell table:formula="of:=INDEX([$Population.$C$2:$Population.$C$236];MATCH([.$A75];TRIM([$Population.$B$2:$Population.$B$236]);0))" office:value-type="float" office:value="26545863" calcext:value-type="float">
            <text:p>26 545 863</text:p>
          </table:table-cell>
          <table:table-cell table:formula="of:=([.J75]/1000)*[.K75]" office:value-type="float" office:value="249531.1122" calcext:value-type="float">
            <text:p>249 531</text:p>
          </table:table-cell>
          <table:table-cell table:formula="of:=[.J75]/1000" office:value-type="percentage" office:value="0.0094" calcext:value-type="percentage">
            <text:p>0,94%</text:p>
          </table:table-cell>
        </table:table-row>
        <table:table-row table:style-name="ro1">
          <table:table-cell table:formula="of:=[Coronacases.A75]" office:value-type="string" office:string-value="Others" calcext:value-type="string">
            <text:p>Others</text:p>
          </table:table-cell>
          <table:table-cell table:formula="of:=[Coronacases.B75]" office:value-type="float" office:value="712" calcext:value-type="float">
            <text:p>712</text:p>
          </table:table-cell>
          <table:table-cell table:formula="of:=[Coronacases.C75]" office:value-type="float" office:value="12" calcext:value-type="float">
            <text:p>12</text:p>
          </table:table-cell>
          <table:table-cell table:formula="of:=[Coronacases.D75]" office:value-type="float" office:value="619" calcext:value-type="float">
            <text:p>619</text:p>
          </table:table-cell>
          <table:table-cell table:formula="of:=[.C76]/[.B76]" office:value-type="percentage" office:value="0.0168539325842697" calcext:value-type="percentage">
            <text:p>1,69%</text:p>
          </table:table-cell>
          <table:table-cell table:formula="of:=[.C76]/[.D76]" office:value-type="percentage" office:value="0.0193861066235864" calcext:value-type="percentage">
            <text:p>1,94%</text:p>
          </table:table-cell>
          <table:table-cell table:formula="of:=[.C76]/[.K76]" office:value-type="string" office:string-value="" calcext:value-type="error">
            <text:p>#N/A</text:p>
          </table:table-cell>
          <table:table-cell table:formula="of:=[.C76]/[.K76]*100000" office:value-type="string" office:string-value="" calcext:value-type="error">
            <text:p>#N/A</text:p>
          </table:table-cell>
          <table:table-cell/>
          <table:table-cell table:formula="of:=INDEX([$deathsprcountry.$C$2:$deathsprcountry.$C$227];MATCH([.$A76];[$deathsprcountry.$B$2:$deathsprcountry.$B$227];0))" office:value-type="string" office:string-value="" calcext:value-type="error">
            <text:p>#N/A</text:p>
          </table:table-cell>
          <table:table-cell table:formula="of:=INDEX([$Population.$C$2:$Population.$C$236];MATCH([.$A76];TRIM([$Population.$B$2:$Population.$B$236]);0))" office:value-type="string" office:string-value="" calcext:value-type="error">
            <text:p>#N/A</text:p>
          </table:table-cell>
          <table:table-cell table:formula="of:=([.J76]/1000)*[.K76]" office:value-type="string" office:string-value="" calcext:value-type="error">
            <text:p>#N/A</text:p>
          </table:table-cell>
          <table:table-cell table:formula="of:=[.J76]/1000" office:value-type="string" office:string-value="" calcext:value-type="error">
            <text:p>#N/A</text:p>
          </table:table-cell>
        </table:table-row>
        <table:table-row table:style-name="ro1">
          <table:table-cell table:formula="of:=[Coronacases.A76]" office:value-type="string" office:string-value="Slovakia" calcext:value-type="string">
            <text:p>Slovakia</text:p>
          </table:table-cell>
          <table:table-cell table:formula="of:=[Coronacases.B76]" office:value-type="float" office:value="701" calcext:value-type="float">
            <text:p>701</text:p>
          </table:table-cell>
          <table:table-cell table:formula="of:=[Coronacases.C76]" office:value-type="float" office:value="2" calcext:value-type="float">
            <text:p>2</text:p>
          </table:table-cell>
          <table:table-cell table:formula="of:=[Coronacases.D76]" office:value-type="float" office:value="16" calcext:value-type="float">
            <text:p>16</text:p>
          </table:table-cell>
          <table:table-cell table:formula="of:=[.C77]/[.B77]" office:value-type="percentage" office:value="0.00285306704707561" calcext:value-type="percentage">
            <text:p>0,29%</text:p>
          </table:table-cell>
          <table:table-cell table:formula="of:=[.C77]/[.D77]" office:value-type="percentage" office:value="0.125" calcext:value-type="percentage">
            <text:p>12,50%</text:p>
          </table:table-cell>
          <table:table-cell table:formula="of:=[.C77]/[.K77]" office:value-type="percentage" office:value="0.000000366324385371788" calcext:value-type="percentage">
            <text:p>0,00004%</text:p>
          </table:table-cell>
          <table:table-cell table:formula="of:=[.C77]/[.K77]*100000" office:value-type="float" office:value="0.0366324385371788" calcext:value-type="float">
            <text:p>0,04</text:p>
          </table:table-cell>
          <table:table-cell/>
          <table:table-cell table:formula="of:=INDEX([$deathsprcountry.$C$2:$deathsprcountry.$C$227];MATCH([.$A77];[$deathsprcountry.$B$2:$deathsprcountry.$B$227];0))" office:value-type="float" office:value="9.9" calcext:value-type="float">
            <text:p>9,9</text:p>
          </table:table-cell>
          <table:table-cell table:formula="of:=INDEX([$Population.$C$2:$Population.$C$236];MATCH([.$A77];TRIM([$Population.$B$2:$Population.$B$236]);0))" office:value-type="float" office:value="5459642" calcext:value-type="float">
            <text:p>5 459 642</text:p>
          </table:table-cell>
          <table:table-cell table:formula="of:=([.J77]/1000)*[.K77]" office:value-type="float" office:value="54050.4558" calcext:value-type="float">
            <text:p>54 050</text:p>
          </table:table-cell>
          <table:table-cell table:formula="of:=[.J77]/1000" office:value-type="percentage" office:value="0.0099" calcext:value-type="percentage">
            <text:p>0,99%</text:p>
          </table:table-cell>
        </table:table-row>
        <table:table-row table:style-name="ro1">
          <table:table-cell table:formula="of:=[Coronacases.A77]" office:value-type="string" office:string-value="Puerto Rico" calcext:value-type="string">
            <text:p>Puerto Rico</text:p>
          </table:table-cell>
          <table:table-cell table:formula="of:=[Coronacases.B77]" office:value-type="float" office:value="683" calcext:value-type="float">
            <text:p>683</text:p>
          </table:table-cell>
          <table:table-cell table:formula="of:=[Coronacases.C77]" office:value-type="float" office:value="33" calcext:value-type="float">
            <text:p>33</text:p>
          </table:table-cell>
          <table:table-cell table:formula="of:=[Coronacases.D77]" office:value-type="float" office:value="0" calcext:value-type="float">
            <text:p>0</text:p>
          </table:table-cell>
          <table:table-cell table:formula="of:=[.C78]/[.B78]" office:value-type="percentage" office:value="0.0483162518301611" calcext:value-type="percentage">
            <text:p>4,83%</text:p>
          </table:table-cell>
          <table:table-cell table:formula="of:=[.C78]/[.D78]" office:value-type="string" office:string-value="" calcext:value-type="error">
            <text:p>#DIV/0!</text:p>
          </table:table-cell>
          <table:table-cell table:formula="of:=[.C78]/[.K78]" office:value-type="percentage" office:value="0.000011535021198223" calcext:value-type="percentage">
            <text:p>0,00115%</text:p>
          </table:table-cell>
          <table:table-cell table:formula="of:=[.C78]/[.K78]*100000" office:value-type="float" office:value="1.1535021198223" calcext:value-type="float">
            <text:p>1,15</text:p>
          </table:table-cell>
          <table:table-cell/>
          <table:table-cell table:formula="of:=INDEX([$deathsprcountry.$C$2:$deathsprcountry.$C$227];MATCH([.$A78];[$deathsprcountry.$B$2:$deathsprcountry.$B$227];0))" office:value-type="float" office:value="8.9" calcext:value-type="float">
            <text:p>8,9</text:p>
          </table:table-cell>
          <table:table-cell table:formula="of:=INDEX([$Population.$C$2:$Population.$C$236];MATCH([.$A78];TRIM([$Population.$B$2:$Population.$B$236]);0))" office:value-type="float" office:value="2860853" calcext:value-type="float">
            <text:p>2 860 853</text:p>
          </table:table-cell>
          <table:table-cell table:formula="of:=([.J78]/1000)*[.K78]" office:value-type="float" office:value="25461.5917" calcext:value-type="float">
            <text:p>25 462</text:p>
          </table:table-cell>
          <table:table-cell table:formula="of:=[.J78]/1000" office:value-type="percentage" office:value="0.0089" calcext:value-type="percentage">
            <text:p>0,89%</text:p>
          </table:table-cell>
        </table:table-row>
        <table:table-row table:style-name="ro1">
          <table:table-cell table:formula="of:=[Coronacases.A78]" office:value-type="string" office:string-value="North Macedonia" calcext:value-type="string">
            <text:p>North Macedonia</text:p>
          </table:table-cell>
          <table:table-cell table:formula="of:=[Coronacases.B78]" office:value-type="float" office:value="663" calcext:value-type="float">
            <text:p>663</text:p>
          </table:table-cell>
          <table:table-cell table:formula="of:=[Coronacases.C78]" office:value-type="float" office:value="30" calcext:value-type="float">
            <text:p>30</text:p>
          </table:table-cell>
          <table:table-cell table:formula="of:=[Coronacases.D78]" office:value-type="float" office:value="37" calcext:value-type="float">
            <text:p>37</text:p>
          </table:table-cell>
          <table:table-cell table:formula="of:=[.C79]/[.B79]" office:value-type="percentage" office:value="0.0452488687782805" calcext:value-type="percentage">
            <text:p>4,52%</text:p>
          </table:table-cell>
          <table:table-cell table:formula="of:=[.C79]/[.D79]" office:value-type="percentage" office:value="0.810810810810811" calcext:value-type="percentage">
            <text:p>81,08%</text:p>
          </table:table-cell>
          <table:table-cell table:formula="of:=[.C79]/[.K79]" office:value-type="percentage" office:value="0.0000143997189174867" calcext:value-type="percentage">
            <text:p>0,00144%</text:p>
          </table:table-cell>
          <table:table-cell table:formula="of:=[.C79]/[.K79]*100000" office:value-type="float" office:value="1.43997189174867" calcext:value-type="float">
            <text:p>1,44</text:p>
          </table:table-cell>
          <table:table-cell/>
          <table:table-cell table:formula="of:=INDEX([$deathsprcountry.$C$2:$deathsprcountry.$C$227];MATCH([.$A79];[$deathsprcountry.$B$2:$deathsprcountry.$B$227];0))" office:value-type="string" office:string-value="" calcext:value-type="error">
            <text:p>#N/A</text:p>
          </table:table-cell>
          <table:table-cell table:formula="of:=INDEX([$Population.$C$2:$Population.$C$236];MATCH([.$A79];TRIM([$Population.$B$2:$Population.$B$236]);0))" office:value-type="float" office:value="2083374" calcext:value-type="float">
            <text:p>2 083 374</text:p>
          </table:table-cell>
          <table:table-cell table:formula="of:=([.J79]/1000)*[.K79]" office:value-type="string" office:string-value="" calcext:value-type="error">
            <text:p>#N/A</text:p>
          </table:table-cell>
          <table:table-cell table:formula="of:=[.J79]/1000" office:value-type="string" office:string-value="" calcext:value-type="error">
            <text:p>#N/A</text:p>
          </table:table-cell>
        </table:table-row>
        <table:table-row table:style-name="ro1">
          <table:table-cell table:formula="of:=[Coronacases.A79]" office:value-type="string" office:string-value="Tunisia" calcext:value-type="string">
            <text:p>Tunisia</text:p>
          </table:table-cell>
          <table:table-cell table:formula="of:=[Coronacases.B79]" office:value-type="float" office:value="643" calcext:value-type="float">
            <text:p>643</text:p>
          </table:table-cell>
          <table:table-cell table:formula="of:=[Coronacases.C79]" office:value-type="float" office:value="25" calcext:value-type="float">
            <text:p>25</text:p>
          </table:table-cell>
          <table:table-cell table:formula="of:=[Coronacases.D79]" office:value-type="float" office:value="25" calcext:value-type="float">
            <text:p>25</text:p>
          </table:table-cell>
          <table:table-cell table:formula="of:=[.C80]/[.B80]" office:value-type="percentage" office:value="0.0388802488335925" calcext:value-type="percentage">
            <text:p>3,89%</text:p>
          </table:table-cell>
          <table:table-cell table:formula="of:=[.C80]/[.D80]" office:value-type="percentage" office:value="1" calcext:value-type="percentage">
            <text:p>100,00%</text:p>
          </table:table-cell>
          <table:table-cell table:formula="of:=[.C80]/[.K80]" office:value-type="percentage" office:value="0.00000211530636532069" calcext:value-type="percentage">
            <text:p>0,00021%</text:p>
          </table:table-cell>
          <table:table-cell table:formula="of:=[.C80]/[.K80]*100000" office:value-type="float" office:value="0.211530636532069" calcext:value-type="float">
            <text:p>0,21</text:p>
          </table:table-cell>
          <table:table-cell/>
          <table:table-cell table:formula="of:=INDEX([$deathsprcountry.$C$2:$deathsprcountry.$C$227];MATCH([.$A80];[$deathsprcountry.$B$2:$deathsprcountry.$B$227];0))" office:value-type="float" office:value="6.4" calcext:value-type="float">
            <text:p>6,4</text:p>
          </table:table-cell>
          <table:table-cell table:formula="of:=INDEX([$Population.$C$2:$Population.$C$236];MATCH([.$A80];TRIM([$Population.$B$2:$Population.$B$236]);0))" office:value-type="float" office:value="11818619" calcext:value-type="float">
            <text:p>11 818 619</text:p>
          </table:table-cell>
          <table:table-cell table:formula="of:=([.J80]/1000)*[.K80]" office:value-type="float" office:value="75639.1616" calcext:value-type="float">
            <text:p>75 639</text:p>
          </table:table-cell>
          <table:table-cell table:formula="of:=[.J80]/1000" office:value-type="percentage" office:value="0.0064" calcext:value-type="percentage">
            <text:p>0,64%</text:p>
          </table:table-cell>
        </table:table-row>
        <table:table-row table:style-name="ro1">
          <table:table-cell table:formula="of:=[Coronacases.A80]" office:value-type="string" office:string-value="Bulgaria" calcext:value-type="string">
            <text:p>Bulgaria</text:p>
          </table:table-cell>
          <table:table-cell table:formula="of:=[Coronacases.B80]" office:value-type="float" office:value="618" calcext:value-type="float">
            <text:p>618</text:p>
          </table:table-cell>
          <table:table-cell table:formula="of:=[Coronacases.C80]" office:value-type="float" office:value="24" calcext:value-type="float">
            <text:p>24</text:p>
          </table:table-cell>
          <table:table-cell table:formula="of:=[Coronacases.D80]" office:value-type="float" office:value="48" calcext:value-type="float">
            <text:p>48</text:p>
          </table:table-cell>
          <table:table-cell table:formula="of:=[.C81]/[.B81]" office:value-type="percentage" office:value="0.0388349514563107" calcext:value-type="percentage">
            <text:p>3,88%</text:p>
          </table:table-cell>
          <table:table-cell table:formula="of:=[.C81]/[.D81]" office:value-type="percentage" office:value="0.5" calcext:value-type="percentage">
            <text:p>50,00%</text:p>
          </table:table-cell>
          <table:table-cell table:formula="of:=[.C81]/[.K81]" office:value-type="percentage" office:value="0.00000345401021379604" calcext:value-type="percentage">
            <text:p>0,00035%</text:p>
          </table:table-cell>
          <table:table-cell table:formula="of:=[.C81]/[.K81]*100000" office:value-type="float" office:value="0.345401021379604" calcext:value-type="float">
            <text:p>0,35</text:p>
          </table:table-cell>
          <table:table-cell/>
          <table:table-cell table:formula="of:=INDEX([$deathsprcountry.$C$2:$deathsprcountry.$C$227];MATCH([.$A81];[$deathsprcountry.$B$2:$deathsprcountry.$B$227];0))" office:value-type="float" office:value="14.5" calcext:value-type="float">
            <text:p>14,5</text:p>
          </table:table-cell>
          <table:table-cell table:formula="of:=INDEX([$Population.$C$2:$Population.$C$236];MATCH([.$A81];TRIM([$Population.$B$2:$Population.$B$236]);0))" office:value-type="float" office:value="6948445" calcext:value-type="float">
            <text:p>6 948 445</text:p>
          </table:table-cell>
          <table:table-cell table:formula="of:=([.J81]/1000)*[.K81]" office:value-type="float" office:value="100752.4525" calcext:value-type="float">
            <text:p>100 752</text:p>
          </table:table-cell>
          <table:table-cell table:formula="of:=[.J81]/1000" office:value-type="percentage" office:value="0.0145" calcext:value-type="percentage">
            <text:p>1,45%</text:p>
          </table:table-cell>
        </table:table-row>
        <table:table-row table:style-name="ro1">
          <table:table-cell table:formula="of:=[Coronacases.A81]" office:value-type="string" office:string-value="Latvia" calcext:value-type="string">
            <text:p>Latvia</text:p>
          </table:table-cell>
          <table:table-cell table:formula="of:=[Coronacases.B81]" office:value-type="float" office:value="589" calcext:value-type="float">
            <text:p>589</text:p>
          </table:table-cell>
          <table:table-cell table:formula="of:=[Coronacases.C81]" office:value-type="float" office:value="2" calcext:value-type="float">
            <text:p>2</text:p>
          </table:table-cell>
          <table:table-cell table:formula="of:=[Coronacases.D81]" office:value-type="float" office:value="16" calcext:value-type="float">
            <text:p>16</text:p>
          </table:table-cell>
          <table:table-cell table:formula="of:=[.C82]/[.B82]" office:value-type="percentage" office:value="0.0033955857385399" calcext:value-type="percentage">
            <text:p>0,34%</text:p>
          </table:table-cell>
          <table:table-cell table:formula="of:=[.C82]/[.D82]" office:value-type="percentage" office:value="0.125" calcext:value-type="percentage">
            <text:p>12,50%</text:p>
          </table:table-cell>
          <table:table-cell table:formula="of:=[.C82]/[.K82]" office:value-type="percentage" office:value="0.00000106033406885173" calcext:value-type="percentage">
            <text:p>0,00011%</text:p>
          </table:table-cell>
          <table:table-cell table:formula="of:=[.C82]/[.K82]*100000" office:value-type="float" office:value="0.106033406885173" calcext:value-type="float">
            <text:p>0,11</text:p>
          </table:table-cell>
          <table:table-cell/>
          <table:table-cell table:formula="of:=INDEX([$deathsprcountry.$C$2:$deathsprcountry.$C$227];MATCH([.$A82];[$deathsprcountry.$B$2:$deathsprcountry.$B$227];0))" office:value-type="float" office:value="14.5" calcext:value-type="float">
            <text:p>14,5</text:p>
          </table:table-cell>
          <table:table-cell table:formula="of:=INDEX([$Population.$C$2:$Population.$C$236];MATCH([.$A82];TRIM([$Population.$B$2:$Population.$B$236]);0))" office:value-type="float" office:value="1886198" calcext:value-type="float">
            <text:p>1 886 198</text:p>
          </table:table-cell>
          <table:table-cell table:formula="of:=([.J82]/1000)*[.K82]" office:value-type="float" office:value="27349.871" calcext:value-type="float">
            <text:p>27 350</text:p>
          </table:table-cell>
          <table:table-cell table:formula="of:=[.J82]/1000" office:value-type="percentage" office:value="0.0145" calcext:value-type="percentage">
            <text:p>1,45%</text:p>
          </table:table-cell>
        </table:table-row>
        <table:table-row table:style-name="ro1">
          <table:table-cell table:formula="of:=[Coronacases.A82]" office:value-type="string" office:string-value="Andorra" calcext:value-type="string">
            <text:p>Andorra</text:p>
          </table:table-cell>
          <table:table-cell table:formula="of:=[Coronacases.B82]" office:value-type="float" office:value="583" calcext:value-type="float">
            <text:p>583</text:p>
          </table:table-cell>
          <table:table-cell table:formula="of:=[Coronacases.C82]" office:value-type="float" office:value="25" calcext:value-type="float">
            <text:p>25</text:p>
          </table:table-cell>
          <table:table-cell table:formula="of:=[Coronacases.D82]" office:value-type="float" office:value="58" calcext:value-type="float">
            <text:p>58</text:p>
          </table:table-cell>
          <table:table-cell table:formula="of:=[.C83]/[.B83]" office:value-type="percentage" office:value="0.0428816466552316" calcext:value-type="percentage">
            <text:p>4,29%</text:p>
          </table:table-cell>
          <table:table-cell table:formula="of:=[.C83]/[.D83]" office:value-type="percentage" office:value="0.431034482758621" calcext:value-type="percentage">
            <text:p>43,10%</text:p>
          </table:table-cell>
          <table:table-cell table:formula="of:=[.C83]/[.K83]" office:value-type="percentage" office:value="0.0003235617679415" calcext:value-type="percentage">
            <text:p>0,03236%</text:p>
          </table:table-cell>
          <table:table-cell table:formula="of:=[.C83]/[.K83]*100000" office:value-type="float" office:value="32.35617679415" calcext:value-type="float">
            <text:p>32,36</text:p>
          </table:table-cell>
          <table:table-cell/>
          <table:table-cell table:formula="of:=INDEX([$deathsprcountry.$C$2:$deathsprcountry.$C$227];MATCH([.$A83];[$deathsprcountry.$B$2:$deathsprcountry.$B$227];0))" office:value-type="float" office:value="7.4" calcext:value-type="float">
            <text:p>7,4</text:p>
          </table:table-cell>
          <table:table-cell table:formula="of:=INDEX([$Population.$C$2:$Population.$C$236];MATCH([.$A83];TRIM([$Population.$B$2:$Population.$B$236]);0))" office:value-type="float" office:value="77265" calcext:value-type="float">
            <text:p>77 265</text:p>
          </table:table-cell>
          <table:table-cell table:formula="of:=([.J83]/1000)*[.K83]" office:value-type="float" office:value="571.761" calcext:value-type="float">
            <text:p>572</text:p>
          </table:table-cell>
          <table:table-cell table:formula="of:=[.J83]/1000" office:value-type="percentage" office:value="0.0074" calcext:value-type="percentage">
            <text:p>0,74%</text:p>
          </table:table-cell>
        </table:table-row>
        <table:table-row table:style-name="ro1">
          <table:table-cell table:formula="of:=[Coronacases.A83]" office:value-type="string" office:string-value="Lebanon" calcext:value-type="string">
            <text:p>Lebanon</text:p>
          </table:table-cell>
          <table:table-cell table:formula="of:=[Coronacases.B83]" office:value-type="float" office:value="582" calcext:value-type="float">
            <text:p>582</text:p>
          </table:table-cell>
          <table:table-cell table:formula="of:=[Coronacases.C83]" office:value-type="float" office:value="19" calcext:value-type="float">
            <text:p>19</text:p>
          </table:table-cell>
          <table:table-cell table:formula="of:=[Coronacases.D83]" office:value-type="float" office:value="62" calcext:value-type="float">
            <text:p>62</text:p>
          </table:table-cell>
          <table:table-cell table:formula="of:=[.C84]/[.B84]" office:value-type="percentage" office:value="0.0326460481099656" calcext:value-type="percentage">
            <text:p>3,26%</text:p>
          </table:table-cell>
          <table:table-cell table:formula="of:=[.C84]/[.D84]" office:value-type="percentage" office:value="0.306451612903226" calcext:value-type="percentage">
            <text:p>30,65%</text:p>
          </table:table-cell>
          <table:table-cell table:formula="of:=[.C84]/[.K84]" office:value-type="percentage" office:value="0.00000278370128248048" calcext:value-type="percentage">
            <text:p>0,00028%</text:p>
          </table:table-cell>
          <table:table-cell table:formula="of:=[.C84]/[.K84]*100000" office:value-type="float" office:value="0.278370128248048" calcext:value-type="float">
            <text:p>0,28</text:p>
          </table:table-cell>
          <table:table-cell/>
          <table:table-cell table:formula="of:=INDEX([$deathsprcountry.$C$2:$deathsprcountry.$C$227];MATCH([.$A84];[$deathsprcountry.$B$2:$deathsprcountry.$B$227];0))" office:value-type="float" office:value="5.1" calcext:value-type="float">
            <text:p>5,1</text:p>
          </table:table-cell>
          <table:table-cell table:formula="of:=INDEX([$Population.$C$2:$Population.$C$236];MATCH([.$A84];TRIM([$Population.$B$2:$Population.$B$236]);0))" office:value-type="float" office:value="6825445" calcext:value-type="float">
            <text:p>6 825 445</text:p>
          </table:table-cell>
          <table:table-cell table:formula="of:=([.J84]/1000)*[.K84]" office:value-type="float" office:value="34809.7695" calcext:value-type="float">
            <text:p>34 810</text:p>
          </table:table-cell>
          <table:table-cell table:formula="of:=[.J84]/1000" office:value-type="percentage" office:value="0.0051" calcext:value-type="percentage">
            <text:p>0,51%</text:p>
          </table:table-cell>
        </table:table-row>
        <table:table-row table:style-name="ro1">
          <table:table-cell table:formula="of:=[Coronacases.A84]" office:value-type="string" office:string-value="Uzbekistan" calcext:value-type="string">
            <text:p>Uzbekistan</text:p>
          </table:table-cell>
          <table:table-cell table:formula="of:=[Coronacases.B84]" office:value-type="float" office:value="582" calcext:value-type="float">
            <text:p>582</text:p>
          </table:table-cell>
          <table:table-cell table:formula="of:=[Coronacases.C84]" office:value-type="float" office:value="3" calcext:value-type="float">
            <text:p>3</text:p>
          </table:table-cell>
          <table:table-cell table:formula="of:=[Coronacases.D84]" office:value-type="float" office:value="38" calcext:value-type="float">
            <text:p>38</text:p>
          </table:table-cell>
          <table:table-cell table:formula="of:=[.C85]/[.B85]" office:value-type="percentage" office:value="0.00515463917525773" calcext:value-type="percentage">
            <text:p>0,52%</text:p>
          </table:table-cell>
          <table:table-cell table:formula="of:=[.C85]/[.D85]" office:value-type="percentage" office:value="0.0789473684210526" calcext:value-type="percentage">
            <text:p>7,89%</text:p>
          </table:table-cell>
          <table:table-cell table:formula="of:=[.C85]/[.K85]" office:value-type="percentage" office:value="0.0000000896346411356135" calcext:value-type="percentage">
            <text:p>0,00001%</text:p>
          </table:table-cell>
          <table:table-cell table:formula="of:=[.C85]/[.K85]*100000" office:value-type="float" office:value="0.00896346411356135" calcext:value-type="float">
            <text:p>0,01</text:p>
          </table:table-cell>
          <table:table-cell/>
          <table:table-cell table:formula="of:=INDEX([$deathsprcountry.$C$2:$deathsprcountry.$C$227];MATCH([.$A85];[$deathsprcountry.$B$2:$deathsprcountry.$B$227];0))" office:value-type="float" office:value="5.4" calcext:value-type="float">
            <text:p>5,4</text:p>
          </table:table-cell>
          <table:table-cell table:formula="of:=INDEX([$Population.$C$2:$Population.$C$236];MATCH([.$A85];TRIM([$Population.$B$2:$Population.$B$236]);0))" office:value-type="float" office:value="33469203" calcext:value-type="float">
            <text:p>33 469 203</text:p>
          </table:table-cell>
          <table:table-cell table:formula="of:=([.J85]/1000)*[.K85]" office:value-type="float" office:value="180733.6962" calcext:value-type="float">
            <text:p>180 734</text:p>
          </table:table-cell>
          <table:table-cell table:formula="of:=[.J85]/1000" office:value-type="percentage" office:value="0.0054" calcext:value-type="percentage">
            <text:p>0,54%</text:p>
          </table:table-cell>
        </table:table-row>
        <table:table-row table:style-name="ro1">
          <table:table-cell table:formula="of:=[Coronacases.A85]" office:value-type="string" office:string-value="Cyprus" calcext:value-type="string">
            <text:p>Cyprus</text:p>
          </table:table-cell>
          <table:table-cell table:formula="of:=[Coronacases.B85]" office:value-type="float" office:value="554" calcext:value-type="float">
            <text:p>554</text:p>
          </table:table-cell>
          <table:table-cell table:formula="of:=[Coronacases.C85]" office:value-type="float" office:value="10" calcext:value-type="float">
            <text:p>10</text:p>
          </table:table-cell>
          <table:table-cell table:formula="of:=[Coronacases.D85]" office:value-type="float" office:value="53" calcext:value-type="float">
            <text:p>53</text:p>
          </table:table-cell>
          <table:table-cell table:formula="of:=[.C86]/[.B86]" office:value-type="percentage" office:value="0.0180505415162455" calcext:value-type="percentage">
            <text:p>1,81%</text:p>
          </table:table-cell>
          <table:table-cell table:formula="of:=[.C86]/[.D86]" office:value-type="percentage" office:value="0.188679245283019" calcext:value-type="percentage">
            <text:p>18,87%</text:p>
          </table:table-cell>
          <table:table-cell table:formula="of:=[.C86]/[.K86]" office:value-type="percentage" office:value="0.00000828254065278016" calcext:value-type="percentage">
            <text:p>0,00083%</text:p>
          </table:table-cell>
          <table:table-cell table:formula="of:=[.C86]/[.K86]*100000" office:value-type="float" office:value="0.828254065278016" calcext:value-type="float">
            <text:p>0,83</text:p>
          </table:table-cell>
          <table:table-cell/>
          <table:table-cell table:formula="of:=INDEX([$deathsprcountry.$C$2:$deathsprcountry.$C$227];MATCH([.$A86];[$deathsprcountry.$B$2:$deathsprcountry.$B$227];0))" office:value-type="float" office:value="6.8" calcext:value-type="float">
            <text:p>6,8</text:p>
          </table:table-cell>
          <table:table-cell table:formula="of:=INDEX([$Population.$C$2:$Population.$C$236];MATCH([.$A86];TRIM([$Population.$B$2:$Population.$B$236]);0))" office:value-type="float" office:value="1207359" calcext:value-type="float">
            <text:p>1 207 359</text:p>
          </table:table-cell>
          <table:table-cell table:formula="of:=([.J86]/1000)*[.K86]" office:value-type="float" office:value="8210.0412" calcext:value-type="float">
            <text:p>8 210</text:p>
          </table:table-cell>
          <table:table-cell table:formula="of:=[.J86]/1000" office:value-type="percentage" office:value="0.0068" calcext:value-type="percentage">
            <text:p>0,68%</text:p>
          </table:table-cell>
        </table:table-row>
        <table:table-row table:style-name="ro1">
          <table:table-cell table:formula="of:=[Coronacases.A86]" office:value-type="string" office:string-value="Costa Rica" calcext:value-type="string">
            <text:p>Costa Rica</text:p>
          </table:table-cell>
          <table:table-cell table:formula="of:=[Coronacases.B86]" office:value-type="float" office:value="539" calcext:value-type="float">
            <text:p>539</text:p>
          </table:table-cell>
          <table:table-cell table:formula="of:=[Coronacases.C86]" office:value-type="float" office:value="3" calcext:value-type="float">
            <text:p>3</text:p>
          </table:table-cell>
          <table:table-cell table:formula="of:=[Coronacases.D86]" office:value-type="float" office:value="30" calcext:value-type="float">
            <text:p>30</text:p>
          </table:table-cell>
          <table:table-cell table:formula="of:=[.C87]/[.B87]" office:value-type="percentage" office:value="0.00556586270871985" calcext:value-type="percentage">
            <text:p>0,56%</text:p>
          </table:table-cell>
          <table:table-cell table:formula="of:=[.C87]/[.D87]" office:value-type="percentage" office:value="0.1" calcext:value-type="percentage">
            <text:p>10,00%</text:p>
          </table:table-cell>
          <table:table-cell table:formula="of:=[.C87]/[.K87]" office:value-type="percentage" office:value="0.000000588914508851189" calcext:value-type="percentage">
            <text:p>0,00006%</text:p>
          </table:table-cell>
          <table:table-cell table:formula="of:=[.C87]/[.K87]*100000" office:value-type="float" office:value="0.0588914508851189" calcext:value-type="float">
            <text:p>0,06</text:p>
          </table:table-cell>
          <table:table-cell/>
          <table:table-cell table:formula="of:=INDEX([$deathsprcountry.$C$2:$deathsprcountry.$C$227];MATCH([.$A87];[$deathsprcountry.$B$2:$deathsprcountry.$B$227];0))" office:value-type="float" office:value="4.8" calcext:value-type="float">
            <text:p>4,8</text:p>
          </table:table-cell>
          <table:table-cell table:formula="of:=INDEX([$Population.$C$2:$Population.$C$236];MATCH([.$A87];TRIM([$Population.$B$2:$Population.$B$236]);0))" office:value-type="float" office:value="5094118" calcext:value-type="float">
            <text:p>5 094 118</text:p>
          </table:table-cell>
          <table:table-cell table:formula="of:=([.J87]/1000)*[.K87]" office:value-type="float" office:value="24451.7664" calcext:value-type="float">
            <text:p>24 452</text:p>
          </table:table-cell>
          <table:table-cell table:formula="of:=[.J87]/1000" office:value-type="percentage" office:value="0.0048" calcext:value-type="percentage">
            <text:p>0,48%</text:p>
          </table:table-cell>
        </table:table-row>
        <table:table-row table:style-name="ro1">
          <table:table-cell table:formula="of:=[Coronacases.A87]" office:value-type="string" office:string-value="Cuba" calcext:value-type="string">
            <text:p>Cuba</text:p>
          </table:table-cell>
          <table:table-cell table:formula="of:=[Coronacases.B87]" office:value-type="float" office:value="515" calcext:value-type="float">
            <text:p>515</text:p>
          </table:table-cell>
          <table:table-cell table:formula="of:=[Coronacases.C87]" office:value-type="float" office:value="15" calcext:value-type="float">
            <text:p>15</text:p>
          </table:table-cell>
          <table:table-cell table:formula="of:=[Coronacases.D87]" office:value-type="float" office:value="18" calcext:value-type="float">
            <text:p>18</text:p>
          </table:table-cell>
          <table:table-cell table:formula="of:=[.C88]/[.B88]" office:value-type="percentage" office:value="0.029126213592233" calcext:value-type="percentage">
            <text:p>2,91%</text:p>
          </table:table-cell>
          <table:table-cell table:formula="of:=[.C88]/[.D88]" office:value-type="percentage" office:value="0.833333333333333" calcext:value-type="percentage">
            <text:p>83,33%</text:p>
          </table:table-cell>
          <table:table-cell table:formula="of:=[.C88]/[.K88]" office:value-type="percentage" office:value="0.0000013243143406645" calcext:value-type="percentage">
            <text:p>0,00013%</text:p>
          </table:table-cell>
          <table:table-cell table:formula="of:=[.C88]/[.K88]*100000" office:value-type="float" office:value="0.13243143406645" calcext:value-type="float">
            <text:p>0,13</text:p>
          </table:table-cell>
          <table:table-cell/>
          <table:table-cell table:formula="of:=INDEX([$deathsprcountry.$C$2:$deathsprcountry.$C$227];MATCH([.$A88];[$deathsprcountry.$B$2:$deathsprcountry.$B$227];0))" office:value-type="float" office:value="8.9" calcext:value-type="float">
            <text:p>8,9</text:p>
          </table:table-cell>
          <table:table-cell table:formula="of:=INDEX([$Population.$C$2:$Population.$C$236];MATCH([.$A88];TRIM([$Population.$B$2:$Population.$B$236]);0))" office:value-type="float" office:value="11326616" calcext:value-type="float">
            <text:p>11 326 616</text:p>
          </table:table-cell>
          <table:table-cell table:formula="of:=([.J88]/1000)*[.K88]" office:value-type="float" office:value="100806.8824" calcext:value-type="float">
            <text:p>100 807</text:p>
          </table:table-cell>
          <table:table-cell table:formula="of:=[.J88]/1000" office:value-type="percentage" office:value="0.0089" calcext:value-type="percentage">
            <text:p>0,89%</text:p>
          </table:table-cell>
        </table:table-row>
        <table:table-row table:style-name="ro1">
          <table:table-cell table:formula="of:=[Coronacases.A88]" office:value-type="string" office:string-value="Afghanistan" calcext:value-type="string">
            <text:p>Afghanistan</text:p>
          </table:table-cell>
          <table:table-cell table:formula="of:=[Coronacases.B88]" office:value-type="float" office:value="484" calcext:value-type="float">
            <text:p>484</text:p>
          </table:table-cell>
          <table:table-cell table:formula="of:=[Coronacases.C88]" office:value-type="float" office:value="15" calcext:value-type="float">
            <text:p>15</text:p>
          </table:table-cell>
          <table:table-cell table:formula="of:=[Coronacases.D88]" office:value-type="float" office:value="32" calcext:value-type="float">
            <text:p>32</text:p>
          </table:table-cell>
          <table:table-cell table:formula="of:=[.C89]/[.B89]" office:value-type="percentage" office:value="0.0309917355371901" calcext:value-type="percentage">
            <text:p>3,10%</text:p>
          </table:table-cell>
          <table:table-cell table:formula="of:=[.C89]/[.D89]" office:value-type="percentage" office:value="0.46875" calcext:value-type="percentage">
            <text:p>46,88%</text:p>
          </table:table-cell>
          <table:table-cell table:formula="of:=[.C89]/[.K89]" office:value-type="percentage" office:value="0.000000385323332257682" calcext:value-type="percentage">
            <text:p>0,00004%</text:p>
          </table:table-cell>
          <table:table-cell table:formula="of:=[.C89]/[.K89]*100000" office:value-type="float" office:value="0.0385323332257682" calcext:value-type="float">
            <text:p>0,04</text:p>
          </table:table-cell>
          <table:table-cell/>
          <table:table-cell table:formula="of:=INDEX([$deathsprcountry.$C$2:$deathsprcountry.$C$227];MATCH([.$A89];[$deathsprcountry.$B$2:$deathsprcountry.$B$227];0))" office:value-type="float" office:value="13.2" calcext:value-type="float">
            <text:p>13,2</text:p>
          </table:table-cell>
          <table:table-cell table:formula="of:=INDEX([$Population.$C$2:$Population.$C$236];MATCH([.$A89];TRIM([$Population.$B$2:$Population.$B$236]);0))" office:value-type="float" office:value="38928346" calcext:value-type="float">
            <text:p>38 928 346</text:p>
          </table:table-cell>
          <table:table-cell table:formula="of:=([.J89]/1000)*[.K89]" office:value-type="float" office:value="513854.1672" calcext:value-type="float">
            <text:p>513 854</text:p>
          </table:table-cell>
          <table:table-cell table:formula="of:=[.J89]/1000" office:value-type="percentage" office:value="0.0132" calcext:value-type="percentage">
            <text:p>1,32%</text:p>
          </table:table-cell>
        </table:table-row>
        <table:table-row table:style-name="ro1">
          <table:table-cell table:formula="of:=[Coronacases.A89]" office:value-type="string" office:string-value="Oman" calcext:value-type="string">
            <text:p>Oman</text:p>
          </table:table-cell>
          <table:table-cell table:formula="of:=[Coronacases.B89]" office:value-type="float" office:value="457" calcext:value-type="float">
            <text:p>457</text:p>
          </table:table-cell>
          <table:table-cell table:formula="of:=[Coronacases.C89]" office:value-type="float" office:value="2" calcext:value-type="float">
            <text:p>2</text:p>
          </table:table-cell>
          <table:table-cell table:formula="of:=[Coronacases.D89]" office:value-type="float" office:value="109" calcext:value-type="float">
            <text:p>109</text:p>
          </table:table-cell>
          <table:table-cell table:formula="of:=[.C90]/[.B90]" office:value-type="percentage" office:value="0.00437636761487965" calcext:value-type="percentage">
            <text:p>0,44%</text:p>
          </table:table-cell>
          <table:table-cell table:formula="of:=[.C90]/[.D90]" office:value-type="percentage" office:value="0.018348623853211" calcext:value-type="percentage">
            <text:p>1,83%</text:p>
          </table:table-cell>
          <table:table-cell table:formula="of:=[.C90]/[.K90]" office:value-type="percentage" office:value="0.000000391648027484292" calcext:value-type="percentage">
            <text:p>0,00004%</text:p>
          </table:table-cell>
          <table:table-cell table:formula="of:=[.C90]/[.K90]*100000" office:value-type="float" office:value="0.0391648027484292" calcext:value-type="float">
            <text:p>0,04</text:p>
          </table:table-cell>
          <table:table-cell/>
          <table:table-cell table:formula="of:=INDEX([$deathsprcountry.$C$2:$deathsprcountry.$C$227];MATCH([.$A90];[$deathsprcountry.$B$2:$deathsprcountry.$B$227];0))" office:value-type="float" office:value="3.3" calcext:value-type="float">
            <text:p>3,3</text:p>
          </table:table-cell>
          <table:table-cell table:formula="of:=INDEX([$Population.$C$2:$Population.$C$236];MATCH([.$A90];TRIM([$Population.$B$2:$Population.$B$236]);0))" office:value-type="float" office:value="5106626" calcext:value-type="float">
            <text:p>5 106 626</text:p>
          </table:table-cell>
          <table:table-cell table:formula="of:=([.J90]/1000)*[.K90]" office:value-type="float" office:value="16851.8658" calcext:value-type="float">
            <text:p>16 852</text:p>
          </table:table-cell>
          <table:table-cell table:formula="of:=[.J90]/1000" office:value-type="percentage" office:value="0.0033" calcext:value-type="percentage">
            <text:p>0,33%</text:p>
          </table:table-cell>
        </table:table-row>
        <table:table-row table:style-name="ro1">
          <table:table-cell table:formula="of:=[Coronacases.A90]" office:value-type="string" office:string-value="Uruguay" calcext:value-type="string">
            <text:p>Uruguay</text:p>
          </table:table-cell>
          <table:table-cell table:formula="of:=[Coronacases.B90]" office:value-type="float" office:value="456" calcext:value-type="float">
            <text:p>456</text:p>
          </table:table-cell>
          <table:table-cell table:formula="of:=[Coronacases.C90]" office:value-type="float" office:value="7" calcext:value-type="float">
            <text:p>7</text:p>
          </table:table-cell>
          <table:table-cell table:formula="of:=[Coronacases.D90]" office:value-type="float" office:value="192" calcext:value-type="float">
            <text:p>192</text:p>
          </table:table-cell>
          <table:table-cell table:formula="of:=[.C91]/[.B91]" office:value-type="percentage" office:value="0.0153508771929825" calcext:value-type="percentage">
            <text:p>1,54%</text:p>
          </table:table-cell>
          <table:table-cell table:formula="of:=[.C91]/[.D91]" office:value-type="percentage" office:value="0.0364583333333333" calcext:value-type="percentage">
            <text:p>3,65%</text:p>
          </table:table-cell>
          <table:table-cell table:formula="of:=[.C91]/[.K91]" office:value-type="percentage" office:value="0.00000201512495214078" calcext:value-type="percentage">
            <text:p>0,00020%</text:p>
          </table:table-cell>
          <table:table-cell table:formula="of:=[.C91]/[.K91]*100000" office:value-type="float" office:value="0.201512495214078" calcext:value-type="float">
            <text:p>0,20</text:p>
          </table:table-cell>
          <table:table-cell/>
          <table:table-cell table:formula="of:=INDEX([$deathsprcountry.$C$2:$deathsprcountry.$C$227];MATCH([.$A91];[$deathsprcountry.$B$2:$deathsprcountry.$B$227];0))" office:value-type="float" office:value="9.4" calcext:value-type="float">
            <text:p>9,4</text:p>
          </table:table-cell>
          <table:table-cell table:formula="of:=INDEX([$Population.$C$2:$Population.$C$236];MATCH([.$A91];TRIM([$Population.$B$2:$Population.$B$236]);0))" office:value-type="float" office:value="3473730" calcext:value-type="float">
            <text:p>3 473 730</text:p>
          </table:table-cell>
          <table:table-cell table:formula="of:=([.J91]/1000)*[.K91]" office:value-type="float" office:value="32653.062" calcext:value-type="float">
            <text:p>32 653</text:p>
          </table:table-cell>
          <table:table-cell table:formula="of:=[.J91]/1000" office:value-type="percentage" office:value="0.0094" calcext:value-type="percentage">
            <text:p>0,94%</text:p>
          </table:table-cell>
        </table:table-row>
        <table:table-row table:style-name="ro1">
          <table:table-cell table:formula="of:=[Coronacases.A91]" office:value-type="string" office:string-value="Ivory Coast" calcext:value-type="string">
            <text:p>Ivory Coast</text:p>
          </table:table-cell>
          <table:table-cell table:formula="of:=[Coronacases.B91]" office:value-type="float" office:value="444" calcext:value-type="float">
            <text:p>444</text:p>
          </table:table-cell>
          <table:table-cell table:formula="of:=[Coronacases.C91]" office:value-type="float" office:value="3" calcext:value-type="float">
            <text:p>3</text:p>
          </table:table-cell>
          <table:table-cell table:formula="of:=[Coronacases.D91]" office:value-type="float" office:value="52" calcext:value-type="float">
            <text:p>52</text:p>
          </table:table-cell>
          <table:table-cell table:formula="of:=[.C92]/[.B92]" office:value-type="percentage" office:value="0.00675675675675676" calcext:value-type="percentage">
            <text:p>0,68%</text:p>
          </table:table-cell>
          <table:table-cell table:formula="of:=[.C92]/[.D92]" office:value-type="percentage" office:value="0.0576923076923077" calcext:value-type="percentage">
            <text:p>5,77%</text:p>
          </table:table-cell>
          <table:table-cell table:formula="of:=[.C92]/[.K92]" office:value-type="string" office:string-value="" calcext:value-type="error">
            <text:p>#N/A</text:p>
          </table:table-cell>
          <table:table-cell table:formula="of:=[.C92]/[.K92]*100000" office:value-type="string" office:string-value="" calcext:value-type="error">
            <text:p>#N/A</text:p>
          </table:table-cell>
          <table:table-cell/>
          <table:table-cell table:formula="of:=INDEX([$deathsprcountry.$C$2:$deathsprcountry.$C$227];MATCH([.$A92];[$deathsprcountry.$B$2:$deathsprcountry.$B$227];0))" office:value-type="string" office:string-value="" calcext:value-type="error">
            <text:p>#N/A</text:p>
          </table:table-cell>
          <table:table-cell table:formula="of:=INDEX([$Population.$C$2:$Population.$C$236];MATCH([.$A92];TRIM([$Population.$B$2:$Population.$B$236]);0))" office:value-type="string" office:string-value="" calcext:value-type="error">
            <text:p>#N/A</text:p>
          </table:table-cell>
          <table:table-cell table:formula="of:=([.J92]/1000)*[.K92]" office:value-type="string" office:string-value="" calcext:value-type="error">
            <text:p>#N/A</text:p>
          </table:table-cell>
          <table:table-cell table:formula="of:=[.J92]/1000" office:value-type="string" office:string-value="" calcext:value-type="error">
            <text:p>#N/A</text:p>
          </table:table-cell>
        </table:table-row>
        <table:table-row table:style-name="ro1">
          <table:table-cell table:formula="of:=[Coronacases.A92]" office:value-type="string" office:string-value="Burkina Faso" calcext:value-type="string">
            <text:p>Burkina Faso</text:p>
          </table:table-cell>
          <table:table-cell table:formula="of:=[Coronacases.B92]" office:value-type="float" office:value="443" calcext:value-type="float">
            <text:p>443</text:p>
          </table:table-cell>
          <table:table-cell table:formula="of:=[Coronacases.C92]" office:value-type="float" office:value="24" calcext:value-type="float">
            <text:p>24</text:p>
          </table:table-cell>
          <table:table-cell table:formula="of:=[Coronacases.D92]" office:value-type="float" office:value="146" calcext:value-type="float">
            <text:p>146</text:p>
          </table:table-cell>
          <table:table-cell table:formula="of:=[.C93]/[.B93]" office:value-type="percentage" office:value="0.054176072234763" calcext:value-type="percentage">
            <text:p>5,42%</text:p>
          </table:table-cell>
          <table:table-cell table:formula="of:=[.C93]/[.D93]" office:value-type="percentage" office:value="0.164383561643836" calcext:value-type="percentage">
            <text:p>16,44%</text:p>
          </table:table-cell>
          <table:table-cell table:formula="of:=[.C93]/[.K93]" office:value-type="percentage" office:value="0.0000011481455559615" calcext:value-type="percentage">
            <text:p>0,00011%</text:p>
          </table:table-cell>
          <table:table-cell table:formula="of:=[.C93]/[.K93]*100000" office:value-type="float" office:value="0.11481455559615" calcext:value-type="float">
            <text:p>0,11</text:p>
          </table:table-cell>
          <table:table-cell/>
          <table:table-cell table:formula="of:=INDEX([$deathsprcountry.$C$2:$deathsprcountry.$C$227];MATCH([.$A93];[$deathsprcountry.$B$2:$deathsprcountry.$B$227];0))" office:value-type="float" office:value="8.7" calcext:value-type="float">
            <text:p>8,7</text:p>
          </table:table-cell>
          <table:table-cell table:formula="of:=INDEX([$Population.$C$2:$Population.$C$236];MATCH([.$A93];TRIM([$Population.$B$2:$Population.$B$236]);0))" office:value-type="float" office:value="20903273" calcext:value-type="float">
            <text:p>20 903 273</text:p>
          </table:table-cell>
          <table:table-cell table:formula="of:=([.J93]/1000)*[.K93]" office:value-type="float" office:value="181858.4751" calcext:value-type="float">
            <text:p>181 858</text:p>
          </table:table-cell>
          <table:table-cell table:formula="of:=[.J93]/1000" office:value-type="percentage" office:value="0.0087" calcext:value-type="percentage">
            <text:p>0,87%</text:p>
          </table:table-cell>
        </table:table-row>
        <table:table-row table:style-name="ro1">
          <table:table-cell table:formula="of:=[Coronacases.A93]" office:value-type="string" office:string-value="Niger" calcext:value-type="string">
            <text:p>Niger</text:p>
          </table:table-cell>
          <table:table-cell table:formula="of:=[Coronacases.B93]" office:value-type="float" office:value="410" calcext:value-type="float">
            <text:p>410</text:p>
          </table:table-cell>
          <table:table-cell table:formula="of:=[Coronacases.C93]" office:value-type="float" office:value="11" calcext:value-type="float">
            <text:p>11</text:p>
          </table:table-cell>
          <table:table-cell table:formula="of:=[Coronacases.D93]" office:value-type="float" office:value="40" calcext:value-type="float">
            <text:p>40</text:p>
          </table:table-cell>
          <table:table-cell table:formula="of:=[.C94]/[.B94]" office:value-type="percentage" office:value="0.0268292682926829" calcext:value-type="percentage">
            <text:p>2,68%</text:p>
          </table:table-cell>
          <table:table-cell table:formula="of:=[.C94]/[.D94]" office:value-type="percentage" office:value="0.275" calcext:value-type="percentage">
            <text:p>27,50%</text:p>
          </table:table-cell>
          <table:table-cell table:formula="of:=[.C94]/[.K94]" office:value-type="percentage" office:value="0.000000454420695409079" calcext:value-type="percentage">
            <text:p>0,00005%</text:p>
          </table:table-cell>
          <table:table-cell table:formula="of:=[.C94]/[.K94]*100000" office:value-type="float" office:value="0.0454420695409079" calcext:value-type="float">
            <text:p>0,05</text:p>
          </table:table-cell>
          <table:table-cell/>
          <table:table-cell table:formula="of:=INDEX([$deathsprcountry.$C$2:$deathsprcountry.$C$227];MATCH([.$A94];[$deathsprcountry.$B$2:$deathsprcountry.$B$227];0))" office:value-type="float" office:value="11.5" calcext:value-type="float">
            <text:p>11,5</text:p>
          </table:table-cell>
          <table:table-cell table:formula="of:=INDEX([$Population.$C$2:$Population.$C$236];MATCH([.$A94];TRIM([$Population.$B$2:$Population.$B$236]);0))" office:value-type="float" office:value="24206644" calcext:value-type="float">
            <text:p>24 206 644</text:p>
          </table:table-cell>
          <table:table-cell table:formula="of:=([.J94]/1000)*[.K94]" office:value-type="float" office:value="278376.406" calcext:value-type="float">
            <text:p>278 376</text:p>
          </table:table-cell>
          <table:table-cell table:formula="of:=[.J94]/1000" office:value-type="percentage" office:value="0.0115" calcext:value-type="percentage">
            <text:p>1,15%</text:p>
          </table:table-cell>
        </table:table-row>
        <table:table-row table:style-name="ro1">
          <table:table-cell table:formula="of:=[Coronacases.A94]" office:value-type="string" office:string-value="Albania" calcext:value-type="string">
            <text:p>Albania</text:p>
          </table:table-cell>
          <table:table-cell table:formula="of:=[Coronacases.B94]" office:value-type="float" office:value="409" calcext:value-type="float">
            <text:p>409</text:p>
          </table:table-cell>
          <table:table-cell table:formula="of:=[Coronacases.C94]" office:value-type="float" office:value="22" calcext:value-type="float">
            <text:p>22</text:p>
          </table:table-cell>
          <table:table-cell table:formula="of:=[Coronacases.D94]" office:value-type="float" office:value="165" calcext:value-type="float">
            <text:p>165</text:p>
          </table:table-cell>
          <table:table-cell table:formula="of:=[.C95]/[.B95]" office:value-type="percentage" office:value="0.0537897310513447" calcext:value-type="percentage">
            <text:p>5,38%</text:p>
          </table:table-cell>
          <table:table-cell table:formula="of:=[.C95]/[.D95]" office:value-type="percentage" office:value="0.133333333333333" calcext:value-type="percentage">
            <text:p>13,33%</text:p>
          </table:table-cell>
          <table:table-cell table:formula="of:=[.C95]/[.K95]" office:value-type="percentage" office:value="0.00000764473658148924" calcext:value-type="percentage">
            <text:p>0,00076%</text:p>
          </table:table-cell>
          <table:table-cell table:formula="of:=[.C95]/[.K95]*100000" office:value-type="float" office:value="0.764473658148924" calcext:value-type="float">
            <text:p>0,76</text:p>
          </table:table-cell>
          <table:table-cell/>
          <table:table-cell table:formula="of:=INDEX([$deathsprcountry.$C$2:$deathsprcountry.$C$227];MATCH([.$A95];[$deathsprcountry.$B$2:$deathsprcountry.$B$227];0))" office:value-type="float" office:value="6.9" calcext:value-type="float">
            <text:p>6,9</text:p>
          </table:table-cell>
          <table:table-cell table:formula="of:=INDEX([$Population.$C$2:$Population.$C$236];MATCH([.$A95];TRIM([$Population.$B$2:$Population.$B$236]);0))" office:value-type="float" office:value="2877797" calcext:value-type="float">
            <text:p>2 877 797</text:p>
          </table:table-cell>
          <table:table-cell table:formula="of:=([.J95]/1000)*[.K95]" office:value-type="float" office:value="19856.7993" calcext:value-type="float">
            <text:p>19 857</text:p>
          </table:table-cell>
          <table:table-cell table:formula="of:=[.J95]/1000" office:value-type="percentage" office:value="0.0069" calcext:value-type="percentage">
            <text:p>0,69%</text:p>
          </table:table-cell>
        </table:table-row>
        <table:table-row table:style-name="ro1">
          <table:table-cell table:formula="of:=[Coronacases.A95]" office:value-type="string" office:string-value="Honduras" calcext:value-type="string">
            <text:p>Honduras</text:p>
          </table:table-cell>
          <table:table-cell table:formula="of:=[Coronacases.B95]" office:value-type="float" office:value="382" calcext:value-type="float">
            <text:p>382</text:p>
          </table:table-cell>
          <table:table-cell table:formula="of:=[Coronacases.C95]" office:value-type="float" office:value="23" calcext:value-type="float">
            <text:p>23</text:p>
          </table:table-cell>
          <table:table-cell table:formula="of:=[Coronacases.D95]" office:value-type="float" office:value="7" calcext:value-type="float">
            <text:p>7</text:p>
          </table:table-cell>
          <table:table-cell table:formula="of:=[.C96]/[.B96]" office:value-type="percentage" office:value="0.0602094240837696" calcext:value-type="percentage">
            <text:p>6,02%</text:p>
          </table:table-cell>
          <table:table-cell table:formula="of:=[.C96]/[.D96]" office:value-type="percentage" office:value="3.28571428571429" calcext:value-type="percentage">
            <text:p>328,57%</text:p>
          </table:table-cell>
          <table:table-cell table:formula="of:=[.C96]/[.K96]" office:value-type="percentage" office:value="0.0000023221517017283" calcext:value-type="percentage">
            <text:p>0,00023%</text:p>
          </table:table-cell>
          <table:table-cell table:formula="of:=[.C96]/[.K96]*100000" office:value-type="float" office:value="0.23221517017283" calcext:value-type="float">
            <text:p>0,23</text:p>
          </table:table-cell>
          <table:table-cell/>
          <table:table-cell table:formula="of:=INDEX([$deathsprcountry.$C$2:$deathsprcountry.$C$227];MATCH([.$A96];[$deathsprcountry.$B$2:$deathsprcountry.$B$227];0))" office:value-type="float" office:value="5.3" calcext:value-type="float">
            <text:p>5,3</text:p>
          </table:table-cell>
          <table:table-cell table:formula="of:=INDEX([$Population.$C$2:$Population.$C$236];MATCH([.$A96];TRIM([$Population.$B$2:$Population.$B$236]);0))" office:value-type="float" office:value="9904607" calcext:value-type="float">
            <text:p>9 904 607</text:p>
          </table:table-cell>
          <table:table-cell table:formula="of:=([.J96]/1000)*[.K96]" office:value-type="float" office:value="52494.4171" calcext:value-type="float">
            <text:p>52 494</text:p>
          </table:table-cell>
          <table:table-cell table:formula="of:=[.J96]/1000" office:value-type="percentage" office:value="0.0053" calcext:value-type="percentage">
            <text:p>0,53%</text:p>
          </table:table-cell>
        </table:table-row>
        <table:table-row table:style-name="ro1">
          <table:table-cell table:formula="of:=[Coronacases.A96]" office:value-type="string" office:string-value="Taiwan" calcext:value-type="string">
            <text:p>Taiwan</text:p>
          </table:table-cell>
          <table:table-cell table:formula="of:=[Coronacases.B96]" office:value-type="float" office:value="380" calcext:value-type="float">
            <text:p>380</text:p>
          </table:table-cell>
          <table:table-cell table:formula="of:=[Coronacases.C96]" office:value-type="float" office:value="5" calcext:value-type="float">
            <text:p>5</text:p>
          </table:table-cell>
          <table:table-cell table:formula="of:=[Coronacases.D96]" office:value-type="float" office:value="80" calcext:value-type="float">
            <text:p>80</text:p>
          </table:table-cell>
          <table:table-cell table:formula="of:=[.C97]/[.B97]" office:value-type="percentage" office:value="0.0131578947368421" calcext:value-type="percentage">
            <text:p>1,32%</text:p>
          </table:table-cell>
          <table:table-cell table:formula="of:=[.C97]/[.D97]" office:value-type="percentage" office:value="0.0625" calcext:value-type="percentage">
            <text:p>6,25%</text:p>
          </table:table-cell>
          <table:table-cell table:formula="of:=[.C97]/[.K97]" office:value-type="percentage" office:value="0.000000209936063971717" calcext:value-type="percentage">
            <text:p>0,00002%</text:p>
          </table:table-cell>
          <table:table-cell table:formula="of:=[.C97]/[.K97]*100000" office:value-type="float" office:value="0.0209936063971717" calcext:value-type="float">
            <text:p>0,02</text:p>
          </table:table-cell>
          <table:table-cell/>
          <table:table-cell table:formula="of:=INDEX([$deathsprcountry.$C$2:$deathsprcountry.$C$227];MATCH([.$A97];[$deathsprcountry.$B$2:$deathsprcountry.$B$227];0))" office:value-type="float" office:value="7.6" calcext:value-type="float">
            <text:p>7,6</text:p>
          </table:table-cell>
          <table:table-cell table:formula="of:=INDEX([$Population.$C$2:$Population.$C$236];MATCH([.$A97];TRIM([$Population.$B$2:$Population.$B$236]);0))" office:value-type="float" office:value="23816775" calcext:value-type="float">
            <text:p>23 816 775</text:p>
          </table:table-cell>
          <table:table-cell table:formula="of:=([.J97]/1000)*[.K97]" office:value-type="float" office:value="181007.49" calcext:value-type="float">
            <text:p>181 007</text:p>
          </table:table-cell>
          <table:table-cell table:formula="of:=[.J97]/1000" office:value-type="percentage" office:value="0.0076" calcext:value-type="percentage">
            <text:p>0,76%</text:p>
          </table:table-cell>
        </table:table-row>
        <table:table-row table:style-name="ro1">
          <table:table-cell table:formula="of:=[Coronacases.A97]" office:value-type="string" office:string-value="Ghana" calcext:value-type="string">
            <text:p>Ghana</text:p>
          </table:table-cell>
          <table:table-cell table:formula="of:=[Coronacases.B97]" office:value-type="float" office:value="378" calcext:value-type="float">
            <text:p>378</text:p>
          </table:table-cell>
          <table:table-cell table:formula="of:=[Coronacases.C97]" office:value-type="float" office:value="6" calcext:value-type="float">
            <text:p>6</text:p>
          </table:table-cell>
          <table:table-cell table:formula="of:=[Coronacases.D97]" office:value-type="float" office:value="34" calcext:value-type="float">
            <text:p>34</text:p>
          </table:table-cell>
          <table:table-cell table:formula="of:=[.C98]/[.B98]" office:value-type="percentage" office:value="0.0158730158730159" calcext:value-type="percentage">
            <text:p>1,59%</text:p>
          </table:table-cell>
          <table:table-cell table:formula="of:=[.C98]/[.D98]" office:value-type="percentage" office:value="0.176470588235294" calcext:value-type="percentage">
            <text:p>17,65%</text:p>
          </table:table-cell>
          <table:table-cell table:formula="of:=[.C98]/[.K98]" office:value-type="percentage" office:value="0.000000193094055470773" calcext:value-type="percentage">
            <text:p>0,00002%</text:p>
          </table:table-cell>
          <table:table-cell table:formula="of:=[.C98]/[.K98]*100000" office:value-type="float" office:value="0.0193094055470773" calcext:value-type="float">
            <text:p>0,02</text:p>
          </table:table-cell>
          <table:table-cell/>
          <table:table-cell table:formula="of:=INDEX([$deathsprcountry.$C$2:$deathsprcountry.$C$227];MATCH([.$A98];[$deathsprcountry.$B$2:$deathsprcountry.$B$227];0))" office:value-type="float" office:value="6.8" calcext:value-type="float">
            <text:p>6,8</text:p>
          </table:table-cell>
          <table:table-cell table:formula="of:=INDEX([$Population.$C$2:$Population.$C$236];MATCH([.$A98];TRIM([$Population.$B$2:$Population.$B$236]);0))" office:value-type="float" office:value="31072940" calcext:value-type="float">
            <text:p>31 072 940</text:p>
          </table:table-cell>
          <table:table-cell table:formula="of:=([.J98]/1000)*[.K98]" office:value-type="float" office:value="211295.992" calcext:value-type="float">
            <text:p>211 296</text:p>
          </table:table-cell>
          <table:table-cell table:formula="of:=[.J98]/1000" office:value-type="percentage" office:value="0.0068" calcext:value-type="percentage">
            <text:p>0,68%</text:p>
          </table:table-cell>
        </table:table-row>
        <table:table-row table:style-name="ro1">
          <table:table-cell table:formula="of:=[Coronacases.A98]" office:value-type="string" office:string-value="Réunion" calcext:value-type="string">
            <text:p>Réunion</text:p>
          </table:table-cell>
          <table:table-cell table:formula="of:=[Coronacases.B98]" office:value-type="float" office:value="376" calcext:value-type="float">
            <text:p>376</text:p>
          </table:table-cell>
          <table:table-cell table:formula="of:=[Coronacases.C98]" office:value-type="float" office:value="0" calcext:value-type="float">
            <text:p>0</text:p>
          </table:table-cell>
          <table:table-cell table:formula="of:=[Coronacases.D98]" office:value-type="float" office:value="40" calcext:value-type="float">
            <text:p>40</text:p>
          </table:table-cell>
          <table:table-cell table:formula="of:=[.C99]/[.B99]" office:value-type="percentage" office:value="0" calcext:value-type="percentage">
            <text:p>0,00%</text:p>
          </table:table-cell>
          <table:table-cell table:formula="of:=[.C99]/[.D99]" office:value-type="percentage" office:value="0" calcext:value-type="percentage">
            <text:p>0,00%</text:p>
          </table:table-cell>
          <table:table-cell table:formula="of:=[.C99]/[.K99]" office:value-type="percentage" office:value="0" calcext:value-type="percentage">
            <text:p>0,00000%</text:p>
          </table:table-cell>
          <table:table-cell table:formula="of:=[.C99]/[.K99]*100000" office:value-type="float" office:value="0" calcext:value-type="float">
            <text:p>0,00</text:p>
          </table:table-cell>
          <table:table-cell/>
          <table:table-cell table:formula="of:=INDEX([$deathsprcountry.$C$2:$deathsprcountry.$C$227];MATCH([.$A99];[$deathsprcountry.$B$2:$deathsprcountry.$B$227];0))" office:value-type="string" office:string-value="" calcext:value-type="error">
            <text:p>#N/A</text:p>
          </table:table-cell>
          <table:table-cell table:formula="of:=INDEX([$Population.$C$2:$Population.$C$236];MATCH([.$A99];TRIM([$Population.$B$2:$Population.$B$236]);0))" office:value-type="float" office:value="895312" calcext:value-type="float">
            <text:p>895 312</text:p>
          </table:table-cell>
          <table:table-cell table:formula="of:=([.J99]/1000)*[.K99]" office:value-type="string" office:string-value="" calcext:value-type="error">
            <text:p>#N/A</text:p>
          </table:table-cell>
          <table:table-cell table:formula="of:=[.J99]/1000" office:value-type="string" office:string-value="" calcext:value-type="error">
            <text:p>#N/A</text:p>
          </table:table-cell>
        </table:table-row>
        <table:table-row table:style-name="ro1">
          <table:table-cell table:formula="of:=[Coronacases.A99]" office:value-type="string" office:string-value="Jordan" calcext:value-type="string">
            <text:p>Jordan</text:p>
          </table:table-cell>
          <table:table-cell table:formula="of:=[Coronacases.B99]" office:value-type="float" office:value="372" calcext:value-type="float">
            <text:p>372</text:p>
          </table:table-cell>
          <table:table-cell table:formula="of:=[Coronacases.C99]" office:value-type="float" office:value="7" calcext:value-type="float">
            <text:p>7</text:p>
          </table:table-cell>
          <table:table-cell table:formula="of:=[Coronacases.D99]" office:value-type="float" office:value="161" calcext:value-type="float">
            <text:p>161</text:p>
          </table:table-cell>
          <table:table-cell table:formula="of:=[.C100]/[.B100]" office:value-type="percentage" office:value="0.0188172043010753" calcext:value-type="percentage">
            <text:p>1,88%</text:p>
          </table:table-cell>
          <table:table-cell table:formula="of:=[.C100]/[.D100]" office:value-type="percentage" office:value="0.0434782608695652" calcext:value-type="percentage">
            <text:p>4,35%</text:p>
          </table:table-cell>
          <table:table-cell table:formula="of:=[.C100]/[.K100]" office:value-type="percentage" office:value="0.000000686063713364933" calcext:value-type="percentage">
            <text:p>0,00007%</text:p>
          </table:table-cell>
          <table:table-cell table:formula="of:=[.C100]/[.K100]*100000" office:value-type="float" office:value="0.0686063713364933" calcext:value-type="float">
            <text:p>0,07</text:p>
          </table:table-cell>
          <table:table-cell/>
          <table:table-cell table:formula="of:=INDEX([$deathsprcountry.$C$2:$deathsprcountry.$C$227];MATCH([.$A100];[$deathsprcountry.$B$2:$deathsprcountry.$B$227];0))" office:value-type="float" office:value="3.4" calcext:value-type="float">
            <text:p>3,4</text:p>
          </table:table-cell>
          <table:table-cell table:formula="of:=INDEX([$Population.$C$2:$Population.$C$236];MATCH([.$A100];TRIM([$Population.$B$2:$Population.$B$236]);0))" office:value-type="float" office:value="10203134" calcext:value-type="float">
            <text:p>10 203 134</text:p>
          </table:table-cell>
          <table:table-cell table:formula="of:=([.J100]/1000)*[.K100]" office:value-type="float" office:value="34690.6556" calcext:value-type="float">
            <text:p>34 691</text:p>
          </table:table-cell>
          <table:table-cell table:formula="of:=[.J100]/1000" office:value-type="percentage" office:value="0.0034" calcext:value-type="percentage">
            <text:p>0,34%</text:p>
          </table:table-cell>
        </table:table-row>
        <table:table-row table:style-name="ro1">
          <table:table-cell table:formula="of:=[Coronacases.A100]" office:value-type="string" office:string-value="Malta" calcext:value-type="string">
            <text:p>Malta</text:p>
          </table:table-cell>
          <table:table-cell table:formula="of:=[Coronacases.B100]" office:value-type="float" office:value="337" calcext:value-type="float">
            <text:p>337</text:p>
          </table:table-cell>
          <table:table-cell table:formula="of:=[Coronacases.C100]" office:value-type="float" office:value="2" calcext:value-type="float">
            <text:p>2</text:p>
          </table:table-cell>
          <table:table-cell table:formula="of:=[Coronacases.D100]" office:value-type="float" office:value="16" calcext:value-type="float">
            <text:p>16</text:p>
          </table:table-cell>
          <table:table-cell table:formula="of:=[.C101]/[.B101]" office:value-type="percentage" office:value="0.00593471810089021" calcext:value-type="percentage">
            <text:p>0,59%</text:p>
          </table:table-cell>
          <table:table-cell table:formula="of:=[.C101]/[.D101]" office:value-type="percentage" office:value="0.125" calcext:value-type="percentage">
            <text:p>12,50%</text:p>
          </table:table-cell>
          <table:table-cell table:formula="of:=[.C101]/[.K101]" office:value-type="percentage" office:value="0.00000452957016643906" calcext:value-type="percentage">
            <text:p>0,00045%</text:p>
          </table:table-cell>
          <table:table-cell table:formula="of:=[.C101]/[.K101]*100000" office:value-type="float" office:value="0.452957016643906" calcext:value-type="float">
            <text:p>0,45</text:p>
          </table:table-cell>
          <table:table-cell/>
          <table:table-cell table:formula="of:=INDEX([$deathsprcountry.$C$2:$deathsprcountry.$C$227];MATCH([.$A101];[$deathsprcountry.$B$2:$deathsprcountry.$B$227];0))" office:value-type="float" office:value="7.9" calcext:value-type="float">
            <text:p>7,9</text:p>
          </table:table-cell>
          <table:table-cell table:formula="of:=INDEX([$Population.$C$2:$Population.$C$236];MATCH([.$A101];TRIM([$Population.$B$2:$Population.$B$236]);0))" office:value-type="float" office:value="441543" calcext:value-type="float">
            <text:p>441 543</text:p>
          </table:table-cell>
          <table:table-cell table:formula="of:=([.J101]/1000)*[.K101]" office:value-type="float" office:value="3488.1897" calcext:value-type="float">
            <text:p>3 488</text:p>
          </table:table-cell>
          <table:table-cell table:formula="of:=[.J101]/1000" office:value-type="percentage" office:value="0.0079" calcext:value-type="percentage">
            <text:p>0,79%</text:p>
          </table:table-cell>
        </table:table-row>
        <table:table-row table:style-name="ro1">
          <table:table-cell table:formula="of:=[Coronacases.A101]" office:value-type="string" office:string-value="San Marino" calcext:value-type="string">
            <text:p>San Marino</text:p>
          </table:table-cell>
          <table:table-cell table:formula="of:=[Coronacases.B101]" office:value-type="float" office:value="333" calcext:value-type="float">
            <text:p>333</text:p>
          </table:table-cell>
          <table:table-cell table:formula="of:=[Coronacases.C101]" office:value-type="float" office:value="34" calcext:value-type="float">
            <text:p>34</text:p>
          </table:table-cell>
          <table:table-cell table:formula="of:=[Coronacases.D101]" office:value-type="float" office:value="49" calcext:value-type="float">
            <text:p>49</text:p>
          </table:table-cell>
          <table:table-cell table:formula="of:=[.C102]/[.B102]" office:value-type="percentage" office:value="0.102102102102102" calcext:value-type="percentage">
            <text:p>10,21%</text:p>
          </table:table-cell>
          <table:table-cell table:formula="of:=[.C102]/[.D102]" office:value-type="percentage" office:value="0.693877551020408" calcext:value-type="percentage">
            <text:p>69,39%</text:p>
          </table:table-cell>
          <table:table-cell table:formula="of:=[.C102]/[.K102]" office:value-type="percentage" office:value="0.00100203353865197" calcext:value-type="percentage">
            <text:p>0,10020%</text:p>
          </table:table-cell>
          <table:table-cell table:formula="of:=[.C102]/[.K102]*100000" office:value-type="float" office:value="100.203353865197" calcext:value-type="float">
            <text:p>100,20</text:p>
          </table:table-cell>
          <table:table-cell/>
          <table:table-cell table:formula="of:=INDEX([$deathsprcountry.$C$2:$deathsprcountry.$C$227];MATCH([.$A102];[$deathsprcountry.$B$2:$deathsprcountry.$B$227];0))" office:value-type="float" office:value="8.8" calcext:value-type="float">
            <text:p>8,8</text:p>
          </table:table-cell>
          <table:table-cell table:formula="of:=INDEX([$Population.$C$2:$Population.$C$236];MATCH([.$A102];TRIM([$Population.$B$2:$Population.$B$236]);0))" office:value-type="float" office:value="33931" calcext:value-type="float">
            <text:p>33 931</text:p>
          </table:table-cell>
          <table:table-cell table:formula="of:=([.J102]/1000)*[.K102]" office:value-type="float" office:value="298.5928" calcext:value-type="float">
            <text:p>299</text:p>
          </table:table-cell>
          <table:table-cell table:formula="of:=[.J102]/1000" office:value-type="percentage" office:value="0.0088" calcext:value-type="percentage">
            <text:p>0,88%</text:p>
          </table:table-cell>
        </table:table-row>
        <table:table-row table:style-name="ro1">
          <table:table-cell table:formula="of:=[Coronacases.A102]" office:value-type="string" office:string-value="Bangladesh" calcext:value-type="string">
            <text:p>Bangladesh</text:p>
          </table:table-cell>
          <table:table-cell table:formula="of:=[Coronacases.B102]" office:value-type="float" office:value="330" calcext:value-type="float">
            <text:p>330</text:p>
          </table:table-cell>
          <table:table-cell table:formula="of:=[Coronacases.C102]" office:value-type="float" office:value="21" calcext:value-type="float">
            <text:p>21</text:p>
          </table:table-cell>
          <table:table-cell table:formula="of:=[Coronacases.D102]" office:value-type="float" office:value="33" calcext:value-type="float">
            <text:p>33</text:p>
          </table:table-cell>
          <table:table-cell table:formula="of:=[.C103]/[.B103]" office:value-type="percentage" office:value="0.0636363636363636" calcext:value-type="percentage">
            <text:p>6,36%</text:p>
          </table:table-cell>
          <table:table-cell table:formula="of:=[.C103]/[.D103]" office:value-type="percentage" office:value="0.636363636363636" calcext:value-type="percentage">
            <text:p>63,64%</text:p>
          </table:table-cell>
          <table:table-cell table:formula="of:=[.C103]/[.K103]" office:value-type="percentage" office:value="0.00000012751277354655" calcext:value-type="percentage">
            <text:p>0,00001%</text:p>
          </table:table-cell>
          <table:table-cell table:formula="of:=[.C103]/[.K103]*100000" office:value-type="float" office:value="0.012751277354655" calcext:value-type="float">
            <text:p>0,01</text:p>
          </table:table-cell>
          <table:table-cell/>
          <table:table-cell table:formula="of:=INDEX([$deathsprcountry.$C$2:$deathsprcountry.$C$227];MATCH([.$A103];[$deathsprcountry.$B$2:$deathsprcountry.$B$227];0))" office:value-type="float" office:value="5.4" calcext:value-type="float">
            <text:p>5,4</text:p>
          </table:table-cell>
          <table:table-cell table:formula="of:=INDEX([$Population.$C$2:$Population.$C$236];MATCH([.$A103];TRIM([$Population.$B$2:$Population.$B$236]);0))" office:value-type="float" office:value="164689383" calcext:value-type="float">
            <text:p>164 689 383</text:p>
          </table:table-cell>
          <table:table-cell table:formula="of:=([.J103]/1000)*[.K103]" office:value-type="float" office:value="889322.6682" calcext:value-type="float">
            <text:p>889 323</text:p>
          </table:table-cell>
          <table:table-cell table:formula="of:=[.J103]/1000" office:value-type="percentage" office:value="0.0054" calcext:value-type="percentage">
            <text:p>0,54%</text:p>
          </table:table-cell>
        </table:table-row>
        <table:table-row table:style-name="ro1">
          <table:table-cell table:formula="of:=[Coronacases.A103]" office:value-type="string" office:string-value="Mauritius" calcext:value-type="string">
            <text:p>Mauritius</text:p>
          </table:table-cell>
          <table:table-cell table:formula="of:=[Coronacases.B103]" office:value-type="float" office:value="314" calcext:value-type="float">
            <text:p>314</text:p>
          </table:table-cell>
          <table:table-cell table:formula="of:=[Coronacases.C103]" office:value-type="float" office:value="7" calcext:value-type="float">
            <text:p>7</text:p>
          </table:table-cell>
          <table:table-cell table:formula="of:=[Coronacases.D103]" office:value-type="float" office:value="23" calcext:value-type="float">
            <text:p>23</text:p>
          </table:table-cell>
          <table:table-cell table:formula="of:=[.C104]/[.B104]" office:value-type="percentage" office:value="0.0222929936305732" calcext:value-type="percentage">
            <text:p>2,23%</text:p>
          </table:table-cell>
          <table:table-cell table:formula="of:=[.C104]/[.D104]" office:value-type="percentage" office:value="0.304347826086957" calcext:value-type="percentage">
            <text:p>30,43%</text:p>
          </table:table-cell>
          <table:table-cell table:formula="of:=[.C104]/[.K104]" office:value-type="percentage" office:value="0.0000055041485553969" calcext:value-type="percentage">
            <text:p>0,00055%</text:p>
          </table:table-cell>
          <table:table-cell table:formula="of:=[.C104]/[.K104]*100000" office:value-type="float" office:value="0.55041485553969" calcext:value-type="float">
            <text:p>0,55</text:p>
          </table:table-cell>
          <table:table-cell/>
          <table:table-cell table:formula="of:=INDEX([$deathsprcountry.$C$2:$deathsprcountry.$C$227];MATCH([.$A104];[$deathsprcountry.$B$2:$deathsprcountry.$B$227];0))" office:value-type="float" office:value="7.1" calcext:value-type="float">
            <text:p>7,1</text:p>
          </table:table-cell>
          <table:table-cell table:formula="of:=INDEX([$Population.$C$2:$Population.$C$236];MATCH([.$A104];TRIM([$Population.$B$2:$Population.$B$236]);0))" office:value-type="float" office:value="1271768" calcext:value-type="float">
            <text:p>1 271 768</text:p>
          </table:table-cell>
          <table:table-cell table:formula="of:=([.J104]/1000)*[.K104]" office:value-type="float" office:value="9029.5528" calcext:value-type="float">
            <text:p>9 030</text:p>
          </table:table-cell>
          <table:table-cell table:formula="of:=[.J104]/1000" office:value-type="percentage" office:value="0.0071" calcext:value-type="percentage">
            <text:p>0,71%</text:p>
          </table:table-cell>
        </table:table-row>
        <table:table-row table:style-name="ro1">
          <table:table-cell table:formula="of:=[Coronacases.A104]" office:value-type="string" office:string-value="Nigeria" calcext:value-type="string">
            <text:p>Nigeria</text:p>
          </table:table-cell>
          <table:table-cell table:formula="of:=[Coronacases.B104]" office:value-type="float" office:value="288" calcext:value-type="float">
            <text:p>288</text:p>
          </table:table-cell>
          <table:table-cell table:formula="of:=[Coronacases.C104]" office:value-type="float" office:value="7" calcext:value-type="float">
            <text:p>7</text:p>
          </table:table-cell>
          <table:table-cell table:formula="of:=[Coronacases.D104]" office:value-type="float" office:value="51" calcext:value-type="float">
            <text:p>51</text:p>
          </table:table-cell>
          <table:table-cell table:formula="of:=[.C105]/[.B105]" office:value-type="percentage" office:value="0.0243055555555556" calcext:value-type="percentage">
            <text:p>2,43%</text:p>
          </table:table-cell>
          <table:table-cell table:formula="of:=[.C105]/[.D105]" office:value-type="percentage" office:value="0.137254901960784" calcext:value-type="percentage">
            <text:p>13,73%</text:p>
          </table:table-cell>
          <table:table-cell table:formula="of:=[.C105]/[.K105]" office:value-type="percentage" office:value="0.0000000339575723128079" calcext:value-type="percentage">
            <text:p>0,00000%</text:p>
          </table:table-cell>
          <table:table-cell table:formula="of:=[.C105]/[.K105]*100000" office:value-type="float" office:value="0.00339575723128079" calcext:value-type="float">
            <text:p>0,00</text:p>
          </table:table-cell>
          <table:table-cell/>
          <table:table-cell table:formula="of:=INDEX([$deathsprcountry.$C$2:$deathsprcountry.$C$227];MATCH([.$A105];[$deathsprcountry.$B$2:$deathsprcountry.$B$227];0))" office:value-type="float" office:value="9.6" calcext:value-type="float">
            <text:p>9,6</text:p>
          </table:table-cell>
          <table:table-cell table:formula="of:=INDEX([$Population.$C$2:$Population.$C$236];MATCH([.$A105];TRIM([$Population.$B$2:$Population.$B$236]);0))" office:value-type="float" office:value="206139589" calcext:value-type="float">
            <text:p>206 139 589</text:p>
          </table:table-cell>
          <table:table-cell table:formula="of:=([.J105]/1000)*[.K105]" office:value-type="float" office:value="1978940.0544" calcext:value-type="float">
            <text:p>1 978 940</text:p>
          </table:table-cell>
          <table:table-cell table:formula="of:=[.J105]/1000" office:value-type="percentage" office:value="0.0096" calcext:value-type="percentage">
            <text:p>0,96%</text:p>
          </table:table-cell>
        </table:table-row>
        <table:table-row table:style-name="ro1">
          <table:table-cell table:formula="of:=[Coronacases.A105]" office:value-type="string" office:string-value="Kyrgyzstan" calcext:value-type="string">
            <text:p>Kyrgyzstan</text:p>
          </table:table-cell>
          <table:table-cell table:formula="of:=[Coronacases.B105]" office:value-type="float" office:value="280" calcext:value-type="float">
            <text:p>280</text:p>
          </table:table-cell>
          <table:table-cell table:formula="of:=[Coronacases.C105]" office:value-type="float" office:value="4" calcext:value-type="float">
            <text:p>4</text:p>
          </table:table-cell>
          <table:table-cell table:formula="of:=[Coronacases.D105]" office:value-type="float" office:value="30" calcext:value-type="float">
            <text:p>30</text:p>
          </table:table-cell>
          <table:table-cell table:formula="of:=[.C106]/[.B106]" office:value-type="percentage" office:value="0.0142857142857143" calcext:value-type="percentage">
            <text:p>1,43%</text:p>
          </table:table-cell>
          <table:table-cell table:formula="of:=[.C106]/[.D106]" office:value-type="percentage" office:value="0.133333333333333" calcext:value-type="percentage">
            <text:p>13,33%</text:p>
          </table:table-cell>
          <table:table-cell table:formula="of:=[.C106]/[.K106]" office:value-type="percentage" office:value="0.000000613102459383878" calcext:value-type="percentage">
            <text:p>0,00006%</text:p>
          </table:table-cell>
          <table:table-cell table:formula="of:=[.C106]/[.K106]*100000" office:value-type="float" office:value="0.0613102459383878" calcext:value-type="float">
            <text:p>0,06</text:p>
          </table:table-cell>
          <table:table-cell/>
          <table:table-cell table:formula="of:=INDEX([$deathsprcountry.$C$2:$deathsprcountry.$C$227];MATCH([.$A106];[$deathsprcountry.$B$2:$deathsprcountry.$B$227];0))" office:value-type="float" office:value="6.4" calcext:value-type="float">
            <text:p>6,4</text:p>
          </table:table-cell>
          <table:table-cell table:formula="of:=INDEX([$Population.$C$2:$Population.$C$236];MATCH([.$A106];TRIM([$Population.$B$2:$Population.$B$236]);0))" office:value-type="float" office:value="6524195" calcext:value-type="float">
            <text:p>6 524 195</text:p>
          </table:table-cell>
          <table:table-cell table:formula="of:=([.J106]/1000)*[.K106]" office:value-type="float" office:value="41754.848" calcext:value-type="float">
            <text:p>41 755</text:p>
          </table:table-cell>
          <table:table-cell table:formula="of:=[.J106]/1000" office:value-type="percentage" office:value="0.0064" calcext:value-type="percentage">
            <text:p>0,64%</text:p>
          </table:table-cell>
        </table:table-row>
        <table:table-row table:style-name="ro1">
          <table:table-cell table:formula="of:=[Coronacases.A106]" office:value-type="string" office:string-value="Bolivia" calcext:value-type="string">
            <text:p>Bolivia</text:p>
          </table:table-cell>
          <table:table-cell table:formula="of:=[Coronacases.B106]" office:value-type="float" office:value="264" calcext:value-type="float">
            <text:p>264</text:p>
          </table:table-cell>
          <table:table-cell table:formula="of:=[Coronacases.C106]" office:value-type="float" office:value="18" calcext:value-type="float">
            <text:p>18</text:p>
          </table:table-cell>
          <table:table-cell table:formula="of:=[Coronacases.D106]" office:value-type="float" office:value="2" calcext:value-type="float">
            <text:p>2</text:p>
          </table:table-cell>
          <table:table-cell table:formula="of:=[.C107]/[.B107]" office:value-type="percentage" office:value="0.0681818181818182" calcext:value-type="percentage">
            <text:p>6,82%</text:p>
          </table:table-cell>
          <table:table-cell table:formula="of:=[.C107]/[.D107]" office:value-type="percentage" office:value="9" calcext:value-type="percentage">
            <text:p>900,00%</text:p>
          </table:table-cell>
          <table:table-cell table:formula="of:=[.C107]/[.K107]" office:value-type="percentage" office:value="0.00000154201727213547" calcext:value-type="percentage">
            <text:p>0,00015%</text:p>
          </table:table-cell>
          <table:table-cell table:formula="of:=[.C107]/[.K107]*100000" office:value-type="float" office:value="0.154201727213547" calcext:value-type="float">
            <text:p>0,15</text:p>
          </table:table-cell>
          <table:table-cell/>
          <table:table-cell table:formula="of:=INDEX([$deathsprcountry.$C$2:$deathsprcountry.$C$227];MATCH([.$A107];[$deathsprcountry.$B$2:$deathsprcountry.$B$227];0))" office:value-type="float" office:value="6.3" calcext:value-type="float">
            <text:p>6,3</text:p>
          </table:table-cell>
          <table:table-cell table:formula="of:=INDEX([$Population.$C$2:$Population.$C$236];MATCH([.$A107];TRIM([$Population.$B$2:$Population.$B$236]);0))" office:value-type="float" office:value="11673021" calcext:value-type="float">
            <text:p>11 673 021</text:p>
          </table:table-cell>
          <table:table-cell table:formula="of:=([.J107]/1000)*[.K107]" office:value-type="float" office:value="73540.0323" calcext:value-type="float">
            <text:p>73 540</text:p>
          </table:table-cell>
          <table:table-cell table:formula="of:=[.J107]/1000" office:value-type="percentage" office:value="0.0063" calcext:value-type="percentage">
            <text:p>0,63%</text:p>
          </table:table-cell>
        </table:table-row>
        <table:table-row table:style-name="ro1">
          <table:table-cell table:formula="of:=[Coronacases.A107]" office:value-type="string" office:string-value="Palestine" calcext:value-type="string">
            <text:p>Palestine</text:p>
          </table:table-cell>
          <table:table-cell table:formula="of:=[Coronacases.B107]" office:value-type="float" office:value="263" calcext:value-type="float">
            <text:p>263</text:p>
          </table:table-cell>
          <table:table-cell table:formula="of:=[Coronacases.C107]" office:value-type="float" office:value="1" calcext:value-type="float">
            <text:p>1</text:p>
          </table:table-cell>
          <table:table-cell table:formula="of:=[Coronacases.D107]" office:value-type="float" office:value="44" calcext:value-type="float">
            <text:p>44</text:p>
          </table:table-cell>
          <table:table-cell table:formula="of:=[.C108]/[.B108]" office:value-type="percentage" office:value="0.00380228136882129" calcext:value-type="percentage">
            <text:p>0,38%</text:p>
          </table:table-cell>
          <table:table-cell table:formula="of:=[.C108]/[.D108]" office:value-type="percentage" office:value="0.0227272727272727" calcext:value-type="percentage">
            <text:p>2,27%</text:p>
          </table:table-cell>
          <table:table-cell table:formula="of:=[.C108]/[.K108]" office:value-type="string" office:string-value="" calcext:value-type="error">
            <text:p>#N/A</text:p>
          </table:table-cell>
          <table:table-cell table:formula="of:=[.C108]/[.K108]*100000" office:value-type="string" office:string-value="" calcext:value-type="error">
            <text:p>#N/A</text:p>
          </table:table-cell>
          <table:table-cell/>
          <table:table-cell table:formula="of:=INDEX([$deathsprcountry.$C$2:$deathsprcountry.$C$227];MATCH([.$A108];[$deathsprcountry.$B$2:$deathsprcountry.$B$227];0))" office:value-type="string" office:string-value="" calcext:value-type="error">
            <text:p>#N/A</text:p>
          </table:table-cell>
          <table:table-cell table:formula="of:=INDEX([$Population.$C$2:$Population.$C$236];MATCH([.$A108];TRIM([$Population.$B$2:$Population.$B$236]);0))" office:value-type="string" office:string-value="" calcext:value-type="error">
            <text:p>#N/A</text:p>
          </table:table-cell>
          <table:table-cell table:formula="of:=([.J108]/1000)*[.K108]" office:value-type="string" office:string-value="" calcext:value-type="error">
            <text:p>#N/A</text:p>
          </table:table-cell>
          <table:table-cell table:formula="of:=[.J108]/1000" office:value-type="string" office:string-value="" calcext:value-type="error">
            <text:p>#N/A</text:p>
          </table:table-cell>
        </table:table-row>
        <table:table-row table:style-name="ro1">
          <table:table-cell table:formula="of:=[Coronacases.A108]" office:value-type="string" office:string-value="Vietnam" calcext:value-type="string">
            <text:p>Vietnam</text:p>
          </table:table-cell>
          <table:table-cell table:formula="of:=[Coronacases.B108]" office:value-type="float" office:value="255" calcext:value-type="float">
            <text:p>255</text:p>
          </table:table-cell>
          <table:table-cell table:formula="of:=[Coronacases.C108]" office:value-type="float" office:value="0" calcext:value-type="float">
            <text:p>0</text:p>
          </table:table-cell>
          <table:table-cell table:formula="of:=[Coronacases.D108]" office:value-type="float" office:value="128" calcext:value-type="float">
            <text:p>128</text:p>
          </table:table-cell>
          <table:table-cell table:formula="of:=[.C109]/[.B109]" office:value-type="percentage" office:value="0" calcext:value-type="percentage">
            <text:p>0,00%</text:p>
          </table:table-cell>
          <table:table-cell table:formula="of:=[.C109]/[.D109]" office:value-type="percentage" office:value="0" calcext:value-type="percentage">
            <text:p>0,00%</text:p>
          </table:table-cell>
          <table:table-cell table:formula="of:=[.C109]/[.K109]" office:value-type="percentage" office:value="0" calcext:value-type="percentage">
            <text:p>0,00000%</text:p>
          </table:table-cell>
          <table:table-cell table:formula="of:=[.C109]/[.K109]*100000" office:value-type="float" office:value="0" calcext:value-type="float">
            <text:p>0,00</text:p>
          </table:table-cell>
          <table:table-cell/>
          <table:table-cell table:formula="of:=INDEX([$deathsprcountry.$C$2:$deathsprcountry.$C$227];MATCH([.$A109];[$deathsprcountry.$B$2:$deathsprcountry.$B$227];0))" office:value-type="float" office:value="5.9" calcext:value-type="float">
            <text:p>5,9</text:p>
          </table:table-cell>
          <table:table-cell table:formula="of:=INDEX([$Population.$C$2:$Population.$C$236];MATCH([.$A109];TRIM([$Population.$B$2:$Population.$B$236]);0))" office:value-type="float" office:value="97338579" calcext:value-type="float">
            <text:p>97 338 579</text:p>
          </table:table-cell>
          <table:table-cell table:formula="of:=([.J109]/1000)*[.K109]" office:value-type="float" office:value="574297.6161" calcext:value-type="float">
            <text:p>574 298</text:p>
          </table:table-cell>
          <table:table-cell table:formula="of:=[.J109]/1000" office:value-type="percentage" office:value="0.0059" calcext:value-type="percentage">
            <text:p>0,59%</text:p>
          </table:table-cell>
        </table:table-row>
        <table:table-row table:style-name="ro1">
          <table:table-cell table:formula="of:=[Coronacases.A109]" office:value-type="string" office:string-value="Montenegro" calcext:value-type="string">
            <text:p>Montenegro</text:p>
          </table:table-cell>
          <table:table-cell table:formula="of:=[Coronacases.B109]" office:value-type="float" office:value="252" calcext:value-type="float">
            <text:p>252</text:p>
          </table:table-cell>
          <table:table-cell table:formula="of:=[Coronacases.C109]" office:value-type="float" office:value="2" calcext:value-type="float">
            <text:p>2</text:p>
          </table:table-cell>
          <table:table-cell table:formula="of:=[Coronacases.D109]" office:value-type="float" office:value="4" calcext:value-type="float">
            <text:p>4</text:p>
          </table:table-cell>
          <table:table-cell table:formula="of:=[.C110]/[.B110]" office:value-type="percentage" office:value="0.00793650793650794" calcext:value-type="percentage">
            <text:p>0,79%</text:p>
          </table:table-cell>
          <table:table-cell table:formula="of:=[.C110]/[.D110]" office:value-type="percentage" office:value="0.5" calcext:value-type="percentage">
            <text:p>50,00%</text:p>
          </table:table-cell>
          <table:table-cell table:formula="of:=[.C110]/[.K110]" office:value-type="percentage" office:value="0.00000318437871179144" calcext:value-type="percentage">
            <text:p>0,00032%</text:p>
          </table:table-cell>
          <table:table-cell table:formula="of:=[.C110]/[.K110]*100000" office:value-type="float" office:value="0.318437871179144" calcext:value-type="float">
            <text:p>0,32</text:p>
          </table:table-cell>
          <table:table-cell/>
          <table:table-cell table:formula="of:=INDEX([$deathsprcountry.$C$2:$deathsprcountry.$C$227];MATCH([.$A110];[$deathsprcountry.$B$2:$deathsprcountry.$B$227];0))" office:value-type="float" office:value="10.4" calcext:value-type="float">
            <text:p>10,4</text:p>
          </table:table-cell>
          <table:table-cell table:formula="of:=INDEX([$Population.$C$2:$Population.$C$236];MATCH([.$A110];TRIM([$Population.$B$2:$Population.$B$236]);0))" office:value-type="float" office:value="628066" calcext:value-type="float">
            <text:p>628 066</text:p>
          </table:table-cell>
          <table:table-cell table:formula="of:=([.J110]/1000)*[.K110]" office:value-type="float" office:value="6531.8864" calcext:value-type="float">
            <text:p>6 532</text:p>
          </table:table-cell>
          <table:table-cell table:formula="of:=[.J110]/1000" office:value-type="percentage" office:value="0.0104" calcext:value-type="percentage">
            <text:p>1,04%</text:p>
          </table:table-cell>
        </table:table-row>
        <table:table-row table:style-name="ro1">
          <table:table-cell table:formula="of:=[Coronacases.A110]" office:value-type="string" office:string-value="Senegal" calcext:value-type="string">
            <text:p>Senegal</text:p>
          </table:table-cell>
          <table:table-cell table:formula="of:=[Coronacases.B110]" office:value-type="float" office:value="250" calcext:value-type="float">
            <text:p>250</text:p>
          </table:table-cell>
          <table:table-cell table:formula="of:=[Coronacases.C110]" office:value-type="float" office:value="2" calcext:value-type="float">
            <text:p>2</text:p>
          </table:table-cell>
          <table:table-cell table:formula="of:=[Coronacases.D110]" office:value-type="float" office:value="123" calcext:value-type="float">
            <text:p>123</text:p>
          </table:table-cell>
          <table:table-cell table:formula="of:=[.C111]/[.B111]" office:value-type="percentage" office:value="0.008" calcext:value-type="percentage">
            <text:p>0,80%</text:p>
          </table:table-cell>
          <table:table-cell table:formula="of:=[.C111]/[.D111]" office:value-type="percentage" office:value="0.016260162601626" calcext:value-type="percentage">
            <text:p>1,63%</text:p>
          </table:table-cell>
          <table:table-cell table:formula="of:=[.C111]/[.K111]" office:value-type="percentage" office:value="0.000000119446292378126" calcext:value-type="percentage">
            <text:p>0,00001%</text:p>
          </table:table-cell>
          <table:table-cell table:formula="of:=[.C111]/[.K111]*100000" office:value-type="float" office:value="0.0119446292378126" calcext:value-type="float">
            <text:p>0,01</text:p>
          </table:table-cell>
          <table:table-cell/>
          <table:table-cell table:formula="of:=INDEX([$deathsprcountry.$C$2:$deathsprcountry.$C$227];MATCH([.$A111];[$deathsprcountry.$B$2:$deathsprcountry.$B$227];0))" office:value-type="float" office:value="7.9" calcext:value-type="float">
            <text:p>7,9</text:p>
          </table:table-cell>
          <table:table-cell table:formula="of:=INDEX([$Population.$C$2:$Population.$C$236];MATCH([.$A111];TRIM([$Population.$B$2:$Population.$B$236]);0))" office:value-type="float" office:value="16743927" calcext:value-type="float">
            <text:p>16 743 927</text:p>
          </table:table-cell>
          <table:table-cell table:formula="of:=([.J111]/1000)*[.K111]" office:value-type="float" office:value="132277.0233" calcext:value-type="float">
            <text:p>132 277</text:p>
          </table:table-cell>
          <table:table-cell table:formula="of:=[.J111]/1000" office:value-type="percentage" office:value="0.0079" calcext:value-type="percentage">
            <text:p>0,79%</text:p>
          </table:table-cell>
        </table:table-row>
        <table:table-row table:style-name="ro1">
          <table:table-cell table:formula="of:=[Coronacases.A111]" office:value-type="string" office:string-value="Kosovo" calcext:value-type="string">
            <text:p>Kosovo</text:p>
          </table:table-cell>
          <table:table-cell table:formula="of:=[Coronacases.B111]" office:value-type="float" office:value="227" calcext:value-type="float">
            <text:p>227</text:p>
          </table:table-cell>
          <table:table-cell table:formula="of:=[Coronacases.C111]" office:value-type="float" office:value="7" calcext:value-type="float">
            <text:p>7</text:p>
          </table:table-cell>
          <table:table-cell table:formula="of:=[Coronacases.D111]" office:value-type="float" office:value="38" calcext:value-type="float">
            <text:p>38</text:p>
          </table:table-cell>
          <table:table-cell table:formula="of:=[.C112]/[.B112]" office:value-type="percentage" office:value="0.0308370044052863" calcext:value-type="percentage">
            <text:p>3,08%</text:p>
          </table:table-cell>
          <table:table-cell table:formula="of:=[.C112]/[.D112]" office:value-type="percentage" office:value="0.184210526315789" calcext:value-type="percentage">
            <text:p>18,42%</text:p>
          </table:table-cell>
          <table:table-cell table:formula="of:=[.C112]/[.K112]" office:value-type="string" office:string-value="" calcext:value-type="error">
            <text:p>#N/A</text:p>
          </table:table-cell>
          <table:table-cell table:formula="of:=[.C112]/[.K112]*100000" office:value-type="string" office:string-value="" calcext:value-type="error">
            <text:p>#N/A</text:p>
          </table:table-cell>
          <table:table-cell/>
          <table:table-cell table:formula="of:=INDEX([$deathsprcountry.$C$2:$deathsprcountry.$C$227];MATCH([.$A112];[$deathsprcountry.$B$2:$deathsprcountry.$B$227];0))" office:value-type="string" office:string-value="" calcext:value-type="error">
            <text:p>#N/A</text:p>
          </table:table-cell>
          <table:table-cell table:formula="of:=INDEX([$Population.$C$2:$Population.$C$236];MATCH([.$A112];TRIM([$Population.$B$2:$Population.$B$236]);0))" office:value-type="string" office:string-value="" calcext:value-type="error">
            <text:p>#N/A</text:p>
          </table:table-cell>
          <table:table-cell table:formula="of:=([.J112]/1000)*[.K112]" office:value-type="string" office:string-value="" calcext:value-type="error">
            <text:p>#N/A</text:p>
          </table:table-cell>
          <table:table-cell table:formula="of:=[.J112]/1000" office:value-type="string" office:string-value="" calcext:value-type="error">
            <text:p>#N/A</text:p>
          </table:table-cell>
        </table:table-row>
        <table:table-row table:style-name="ro1">
          <table:table-cell table:formula="of:=[Coronacases.A112]" office:value-type="string" office:string-value="Georgia" calcext:value-type="string">
            <text:p>Georgia</text:p>
          </table:table-cell>
          <table:table-cell table:formula="of:=[Coronacases.B112]" office:value-type="float" office:value="218" calcext:value-type="float">
            <text:p>218</text:p>
          </table:table-cell>
          <table:table-cell table:formula="of:=[Coronacases.C112]" office:value-type="float" office:value="3" calcext:value-type="float">
            <text:p>3</text:p>
          </table:table-cell>
          <table:table-cell table:formula="of:=[Coronacases.D112]" office:value-type="float" office:value="50" calcext:value-type="float">
            <text:p>50</text:p>
          </table:table-cell>
          <table:table-cell table:formula="of:=[.C113]/[.B113]" office:value-type="percentage" office:value="0.0137614678899083" calcext:value-type="percentage">
            <text:p>1,38%</text:p>
          </table:table-cell>
          <table:table-cell table:formula="of:=[.C113]/[.D113]" office:value-type="percentage" office:value="0.06" calcext:value-type="percentage">
            <text:p>6,00%</text:p>
          </table:table-cell>
          <table:table-cell table:formula="of:=[.C113]/[.K113]" office:value-type="percentage" office:value="0.000000752036703401988" calcext:value-type="percentage">
            <text:p>0,00008%</text:p>
          </table:table-cell>
          <table:table-cell table:formula="of:=[.C113]/[.K113]*100000" office:value-type="float" office:value="0.0752036703401988" calcext:value-type="float">
            <text:p>0,08</text:p>
          </table:table-cell>
          <table:table-cell/>
          <table:table-cell table:formula="of:=INDEX([$deathsprcountry.$C$2:$deathsprcountry.$C$227];MATCH([.$A113];[$deathsprcountry.$B$2:$deathsprcountry.$B$227];0))" office:value-type="float" office:value="10.9" calcext:value-type="float">
            <text:p>10,9</text:p>
          </table:table-cell>
          <table:table-cell table:formula="of:=INDEX([$Population.$C$2:$Population.$C$236];MATCH([.$A113];TRIM([$Population.$B$2:$Population.$B$236]);0))" office:value-type="float" office:value="3989167" calcext:value-type="float">
            <text:p>3 989 167</text:p>
          </table:table-cell>
          <table:table-cell table:formula="of:=([.J113]/1000)*[.K113]" office:value-type="float" office:value="43481.9203" calcext:value-type="float">
            <text:p>43 482</text:p>
          </table:table-cell>
          <table:table-cell table:formula="of:=[.J113]/1000" office:value-type="percentage" office:value="0.0109" calcext:value-type="percentage">
            <text:p>1,09%</text:p>
          </table:table-cell>
        </table:table-row>
        <table:table-row table:style-name="ro1">
          <table:table-cell table:formula="of:=[Coronacases.A113]" office:value-type="string" office:string-value="Sri Lanka" calcext:value-type="string">
            <text:p>Sri Lanka</text:p>
          </table:table-cell>
          <table:table-cell table:formula="of:=[Coronacases.B113]" office:value-type="float" office:value="190" calcext:value-type="float">
            <text:p>190</text:p>
          </table:table-cell>
          <table:table-cell table:formula="of:=[Coronacases.C113]" office:value-type="float" office:value="7" calcext:value-type="float">
            <text:p>7</text:p>
          </table:table-cell>
          <table:table-cell table:formula="of:=[Coronacases.D113]" office:value-type="float" office:value="49" calcext:value-type="float">
            <text:p>49</text:p>
          </table:table-cell>
          <table:table-cell table:formula="of:=[.C114]/[.B114]" office:value-type="percentage" office:value="0.0368421052631579" calcext:value-type="percentage">
            <text:p>3,68%</text:p>
          </table:table-cell>
          <table:table-cell table:formula="of:=[.C114]/[.D114]" office:value-type="percentage" office:value="0.142857142857143" calcext:value-type="percentage">
            <text:p>14,29%</text:p>
          </table:table-cell>
          <table:table-cell table:formula="of:=[.C114]/[.K114]" office:value-type="percentage" office:value="0.000000326900415719259" calcext:value-type="percentage">
            <text:p>0,00003%</text:p>
          </table:table-cell>
          <table:table-cell table:formula="of:=[.C114]/[.K114]*100000" office:value-type="float" office:value="0.0326900415719259" calcext:value-type="float">
            <text:p>0,03</text:p>
          </table:table-cell>
          <table:table-cell/>
          <table:table-cell table:formula="of:=INDEX([$deathsprcountry.$C$2:$deathsprcountry.$C$227];MATCH([.$A114];[$deathsprcountry.$B$2:$deathsprcountry.$B$227];0))" office:value-type="float" office:value="6.3" calcext:value-type="float">
            <text:p>6,3</text:p>
          </table:table-cell>
          <table:table-cell table:formula="of:=INDEX([$Population.$C$2:$Population.$C$236];MATCH([.$A114];TRIM([$Population.$B$2:$Population.$B$236]);0))" office:value-type="float" office:value="21413249" calcext:value-type="float">
            <text:p>21 413 249</text:p>
          </table:table-cell>
          <table:table-cell table:formula="of:=([.J114]/1000)*[.K114]" office:value-type="float" office:value="134903.4687" calcext:value-type="float">
            <text:p>134 903</text:p>
          </table:table-cell>
          <table:table-cell table:formula="of:=[.J114]/1000" office:value-type="percentage" office:value="0.0063" calcext:value-type="percentage">
            <text:p>0,63%</text:p>
          </table:table-cell>
        </table:table-row>
        <table:table-row table:style-name="ro1">
          <table:table-cell table:formula="of:=[Coronacases.A114]" office:value-type="string" office:string-value="Isle Of Man" calcext:value-type="string">
            <text:p>Isle Of Man</text:p>
          </table:table-cell>
          <table:table-cell table:formula="of:=[Coronacases.B114]" office:value-type="float" office:value="190" calcext:value-type="float">
            <text:p>190</text:p>
          </table:table-cell>
          <table:table-cell table:formula="of:=[Coronacases.C114]" office:value-type="float" office:value="1" calcext:value-type="float">
            <text:p>1</text:p>
          </table:table-cell>
          <table:table-cell table:formula="of:=[Coronacases.D114]" office:value-type="float" office:value="92" calcext:value-type="float">
            <text:p>92</text:p>
          </table:table-cell>
          <table:table-cell table:formula="of:=[.C115]/[.B115]" office:value-type="percentage" office:value="0.00526315789473684" calcext:value-type="percentage">
            <text:p>0,53%</text:p>
          </table:table-cell>
          <table:table-cell table:formula="of:=[.C115]/[.D115]" office:value-type="percentage" office:value="0.0108695652173913" calcext:value-type="percentage">
            <text:p>1,09%</text:p>
          </table:table-cell>
          <table:table-cell table:formula="of:=[.C115]/[.K115]" office:value-type="percentage" office:value="0.000011760140180871" calcext:value-type="percentage">
            <text:p>0,00118%</text:p>
          </table:table-cell>
          <table:table-cell table:formula="of:=[.C115]/[.K115]*100000" office:value-type="float" office:value="1.1760140180871" calcext:value-type="float">
            <text:p>1,18</text:p>
          </table:table-cell>
          <table:table-cell/>
          <table:table-cell table:formula="of:=INDEX([$deathsprcountry.$C$2:$deathsprcountry.$C$227];MATCH([.$A115];[$deathsprcountry.$B$2:$deathsprcountry.$B$227];0))" office:value-type="float" office:value="10.2" calcext:value-type="float">
            <text:p>10,2</text:p>
          </table:table-cell>
          <table:table-cell table:formula="of:=INDEX([$Population.$C$2:$Population.$C$236];MATCH([.$A115];TRIM([$Population.$B$2:$Population.$B$236]);0))" office:value-type="float" office:value="85033" calcext:value-type="float">
            <text:p>85 033</text:p>
          </table:table-cell>
          <table:table-cell table:formula="of:=([.J115]/1000)*[.K115]" office:value-type="float" office:value="867.3366" calcext:value-type="float">
            <text:p>867</text:p>
          </table:table-cell>
          <table:table-cell table:formula="of:=[.J115]/1000" office:value-type="percentage" office:value="0.0102" calcext:value-type="percentage">
            <text:p>1,02%</text:p>
          </table:table-cell>
        </table:table-row>
        <table:table-row table:style-name="ro1">
          <table:table-cell table:formula="of:=[Coronacases.A115]" office:value-type="string" office:string-value="Mayotte" calcext:value-type="string">
            <text:p>Mayotte</text:p>
          </table:table-cell>
          <table:table-cell table:formula="of:=[Coronacases.B115]" office:value-type="float" office:value="186" calcext:value-type="float">
            <text:p>186</text:p>
          </table:table-cell>
          <table:table-cell table:formula="of:=[Coronacases.C115]" office:value-type="float" office:value="2" calcext:value-type="float">
            <text:p>2</text:p>
          </table:table-cell>
          <table:table-cell table:formula="of:=[Coronacases.D115]" office:value-type="float" office:value="22" calcext:value-type="float">
            <text:p>22</text:p>
          </table:table-cell>
          <table:table-cell table:formula="of:=[.C116]/[.B116]" office:value-type="percentage" office:value="0.010752688172043" calcext:value-type="percentage">
            <text:p>1,08%</text:p>
          </table:table-cell>
          <table:table-cell table:formula="of:=[.C116]/[.D116]" office:value-type="percentage" office:value="0.0909090909090909" calcext:value-type="percentage">
            <text:p>9,09%</text:p>
          </table:table-cell>
          <table:table-cell table:formula="of:=[.C116]/[.K116]" office:value-type="percentage" office:value="0.00000733097520297638" calcext:value-type="percentage">
            <text:p>0,00073%</text:p>
          </table:table-cell>
          <table:table-cell table:formula="of:=[.C116]/[.K116]*100000" office:value-type="float" office:value="0.733097520297638" calcext:value-type="float">
            <text:p>0,73</text:p>
          </table:table-cell>
          <table:table-cell/>
          <table:table-cell table:formula="of:=INDEX([$deathsprcountry.$C$2:$deathsprcountry.$C$227];MATCH([.$A116];[$deathsprcountry.$B$2:$deathsprcountry.$B$227];0))" office:value-type="string" office:string-value="" calcext:value-type="error">
            <text:p>#N/A</text:p>
          </table:table-cell>
          <table:table-cell table:formula="of:=INDEX([$Population.$C$2:$Population.$C$236];MATCH([.$A116];TRIM([$Population.$B$2:$Population.$B$236]);0))" office:value-type="float" office:value="272815" calcext:value-type="float">
            <text:p>272 815</text:p>
          </table:table-cell>
          <table:table-cell table:formula="of:=([.J116]/1000)*[.K116]" office:value-type="string" office:string-value="" calcext:value-type="error">
            <text:p>#N/A</text:p>
          </table:table-cell>
          <table:table-cell table:formula="of:=[.J116]/1000" office:value-type="string" office:string-value="" calcext:value-type="error">
            <text:p>#N/A</text:p>
          </table:table-cell>
        </table:table-row>
        <table:table-row table:style-name="ro1">
          <table:table-cell table:formula="of:=[Coronacases.A116]" office:value-type="string" office:string-value="Kenya" calcext:value-type="string">
            <text:p>Kenya</text:p>
          </table:table-cell>
          <table:table-cell table:formula="of:=[Coronacases.B116]" office:value-type="float" office:value="184" calcext:value-type="float">
            <text:p>184</text:p>
          </table:table-cell>
          <table:table-cell table:formula="of:=[Coronacases.C116]" office:value-type="float" office:value="7" calcext:value-type="float">
            <text:p>7</text:p>
          </table:table-cell>
          <table:table-cell table:formula="of:=[Coronacases.D116]" office:value-type="float" office:value="12" calcext:value-type="float">
            <text:p>12</text:p>
          </table:table-cell>
          <table:table-cell table:formula="of:=[.C117]/[.B117]" office:value-type="percentage" office:value="0.0380434782608696" calcext:value-type="percentage">
            <text:p>3,80%</text:p>
          </table:table-cell>
          <table:table-cell table:formula="of:=[.C117]/[.D117]" office:value-type="percentage" office:value="0.583333333333333" calcext:value-type="percentage">
            <text:p>58,33%</text:p>
          </table:table-cell>
          <table:table-cell table:formula="of:=[.C117]/[.K117]" office:value-type="percentage" office:value="0.000000130180979829833" calcext:value-type="percentage">
            <text:p>0,00001%</text:p>
          </table:table-cell>
          <table:table-cell table:formula="of:=[.C117]/[.K117]*100000" office:value-type="float" office:value="0.0130180979829833" calcext:value-type="float">
            <text:p>0,01</text:p>
          </table:table-cell>
          <table:table-cell/>
          <table:table-cell table:formula="of:=INDEX([$deathsprcountry.$C$2:$deathsprcountry.$C$227];MATCH([.$A117];[$deathsprcountry.$B$2:$deathsprcountry.$B$227];0))" office:value-type="float" office:value="6.7" calcext:value-type="float">
            <text:p>6,7</text:p>
          </table:table-cell>
          <table:table-cell table:formula="of:=INDEX([$Population.$C$2:$Population.$C$236];MATCH([.$A117];TRIM([$Population.$B$2:$Population.$B$236]);0))" office:value-type="float" office:value="53771296" calcext:value-type="float">
            <text:p>53 771 296</text:p>
          </table:table-cell>
          <table:table-cell table:formula="of:=([.J117]/1000)*[.K117]" office:value-type="float" office:value="360267.6832" calcext:value-type="float">
            <text:p>360 268</text:p>
          </table:table-cell>
          <table:table-cell table:formula="of:=[.J117]/1000" office:value-type="percentage" office:value="0.0067" calcext:value-type="percentage">
            <text:p>0,67%</text:p>
          </table:table-cell>
        </table:table-row>
        <table:table-row table:style-name="ro1">
          <table:table-cell table:formula="of:=[Coronacases.A117]" office:value-type="string" office:string-value="Faroe Islands" calcext:value-type="string">
            <text:p>Faroe Islands</text:p>
          </table:table-cell>
          <table:table-cell table:formula="of:=[Coronacases.B117]" office:value-type="float" office:value="184" calcext:value-type="float">
            <text:p>184</text:p>
          </table:table-cell>
          <table:table-cell table:formula="of:=[Coronacases.C117]" office:value-type="float" office:value="0" calcext:value-type="float">
            <text:p>0</text:p>
          </table:table-cell>
          <table:table-cell table:formula="of:=[Coronacases.D117]" office:value-type="float" office:value="136" calcext:value-type="float">
            <text:p>136</text:p>
          </table:table-cell>
          <table:table-cell table:formula="of:=[.C118]/[.B118]" office:value-type="percentage" office:value="0" calcext:value-type="percentage">
            <text:p>0,00%</text:p>
          </table:table-cell>
          <table:table-cell table:formula="of:=[.C118]/[.D118]" office:value-type="percentage" office:value="0" calcext:value-type="percentage">
            <text:p>0,00%</text:p>
          </table:table-cell>
          <table:table-cell table:formula="of:=[.C118]/[.K118]" office:value-type="string" office:string-value="" calcext:value-type="error">
            <text:p>#N/A</text:p>
          </table:table-cell>
          <table:table-cell table:formula="of:=[.C118]/[.K118]*100000" office:value-type="string" office:string-value="" calcext:value-type="error">
            <text:p>#N/A</text:p>
          </table:table-cell>
          <table:table-cell/>
          <table:table-cell table:formula="of:=INDEX([$deathsprcountry.$C$2:$deathsprcountry.$C$227];MATCH([.$A118];[$deathsprcountry.$B$2:$deathsprcountry.$B$227];0))" office:value-type="float" office:value="8.8" calcext:value-type="float">
            <text:p>8,8</text:p>
          </table:table-cell>
          <table:table-cell table:formula="of:=INDEX([$Population.$C$2:$Population.$C$236];MATCH([.$A118];TRIM([$Population.$B$2:$Population.$B$236]);0))" office:value-type="string" office:string-value="" calcext:value-type="error">
            <text:p>#N/A</text:p>
          </table:table-cell>
          <table:table-cell table:formula="of:=([.J118]/1000)*[.K118]" office:value-type="string" office:string-value="" calcext:value-type="error">
            <text:p>#N/A</text:p>
          </table:table-cell>
          <table:table-cell table:formula="of:=[.J118]/1000" office:value-type="percentage" office:value="0.0088" calcext:value-type="percentage">
            <text:p>0,88%</text:p>
          </table:table-cell>
        </table:table-row>
        <table:table-row table:style-name="ro1">
          <table:table-cell table:formula="of:=[Coronacases.A118]" office:value-type="string" office:string-value="Guernsey" calcext:value-type="string">
            <text:p>Guernsey</text:p>
          </table:table-cell>
          <table:table-cell table:formula="of:=[Coronacases.B118]" office:value-type="float" office:value="181" calcext:value-type="float">
            <text:p>181</text:p>
          </table:table-cell>
          <table:table-cell table:formula="of:=[Coronacases.C118]" office:value-type="float" office:value="5" calcext:value-type="float">
            <text:p>5</text:p>
          </table:table-cell>
          <table:table-cell table:formula="of:=[Coronacases.D118]" office:value-type="float" office:value="38" calcext:value-type="float">
            <text:p>38</text:p>
          </table:table-cell>
          <table:table-cell table:formula="of:=[.C119]/[.B119]" office:value-type="percentage" office:value="0.0276243093922652" calcext:value-type="percentage">
            <text:p>2,76%</text:p>
          </table:table-cell>
          <table:table-cell table:formula="of:=[.C119]/[.D119]" office:value-type="percentage" office:value="0.131578947368421" calcext:value-type="percentage">
            <text:p>13,16%</text:p>
          </table:table-cell>
          <table:table-cell table:formula="of:=[.C119]/[.K119]" office:value-type="string" office:string-value="" calcext:value-type="error">
            <text:p>#N/A</text:p>
          </table:table-cell>
          <table:table-cell table:formula="of:=[.C119]/[.K119]*100000" office:value-type="string" office:string-value="" calcext:value-type="error">
            <text:p>#N/A</text:p>
          </table:table-cell>
          <table:table-cell/>
          <table:table-cell table:formula="of:=INDEX([$deathsprcountry.$C$2:$deathsprcountry.$C$227];MATCH([.$A119];[$deathsprcountry.$B$2:$deathsprcountry.$B$227];0))" office:value-type="float" office:value="9" calcext:value-type="float">
            <text:p>9</text:p>
          </table:table-cell>
          <table:table-cell table:formula="of:=INDEX([$Population.$C$2:$Population.$C$236];MATCH([.$A119];TRIM([$Population.$B$2:$Population.$B$236]);0))" office:value-type="string" office:string-value="" calcext:value-type="error">
            <text:p>#N/A</text:p>
          </table:table-cell>
          <table:table-cell table:formula="of:=([.J119]/1000)*[.K119]" office:value-type="string" office:string-value="" calcext:value-type="error">
            <text:p>#N/A</text:p>
          </table:table-cell>
          <table:table-cell table:formula="of:=[.J119]/1000" office:value-type="percentage" office:value="0.009" calcext:value-type="percentage">
            <text:p>0,90%</text:p>
          </table:table-cell>
        </table:table-row>
        <table:table-row table:style-name="ro1">
          <table:table-cell table:formula="of:=[Coronacases.A119]" office:value-type="string" office:string-value="DR Congo" calcext:value-type="string">
            <text:p>DR Congo</text:p>
          </table:table-cell>
          <table:table-cell table:formula="of:=[Coronacases.B119]" office:value-type="float" office:value="180" calcext:value-type="float">
            <text:p>180</text:p>
          </table:table-cell>
          <table:table-cell table:formula="of:=[Coronacases.C119]" office:value-type="float" office:value="18" calcext:value-type="float">
            <text:p>18</text:p>
          </table:table-cell>
          <table:table-cell table:formula="of:=[Coronacases.D119]" office:value-type="float" office:value="9" calcext:value-type="float">
            <text:p>9</text:p>
          </table:table-cell>
          <table:table-cell table:formula="of:=[.C120]/[.B120]" office:value-type="percentage" office:value="0.1" calcext:value-type="percentage">
            <text:p>10,00%</text:p>
          </table:table-cell>
          <table:table-cell table:formula="of:=[.C120]/[.D120]" office:value-type="percentage" office:value="2" calcext:value-type="percentage">
            <text:p>200,00%</text:p>
          </table:table-cell>
          <table:table-cell table:formula="of:=[.C120]/[.K120]" office:value-type="percentage" office:value="0.000000200979433071186" calcext:value-type="percentage">
            <text:p>0,00002%</text:p>
          </table:table-cell>
          <table:table-cell table:formula="of:=[.C120]/[.K120]*100000" office:value-type="float" office:value="0.0200979433071186" calcext:value-type="float">
            <text:p>0,02</text:p>
          </table:table-cell>
          <table:table-cell/>
          <table:table-cell table:formula="of:=INDEX([$deathsprcountry.$C$2:$deathsprcountry.$C$227];MATCH([.$A120];[$deathsprcountry.$B$2:$deathsprcountry.$B$227];0))" office:value-type="string" office:string-value="" calcext:value-type="error">
            <text:p>#N/A</text:p>
          </table:table-cell>
          <table:table-cell table:formula="of:=INDEX([$Population.$C$2:$Population.$C$236];MATCH([.$A120];TRIM([$Population.$B$2:$Population.$B$236]);0))" office:value-type="float" office:value="89561403" calcext:value-type="float">
            <text:p>89 561 403</text:p>
          </table:table-cell>
          <table:table-cell table:formula="of:=([.J120]/1000)*[.K120]" office:value-type="string" office:string-value="" calcext:value-type="error">
            <text:p>#N/A</text:p>
          </table:table-cell>
          <table:table-cell table:formula="of:=[.J120]/1000" office:value-type="string" office:string-value="" calcext:value-type="error">
            <text:p>#N/A</text:p>
          </table:table-cell>
        </table:table-row>
        <table:table-row table:style-name="ro1">
          <table:table-cell table:formula="of:=[Coronacases.A120]" office:value-type="string" office:string-value="Venezuela" calcext:value-type="string">
            <text:p>Venezuela</text:p>
          </table:table-cell>
          <table:table-cell table:formula="of:=[Coronacases.B120]" office:value-type="float" office:value="171" calcext:value-type="float">
            <text:p>171</text:p>
          </table:table-cell>
          <table:table-cell table:formula="of:=[Coronacases.C120]" office:value-type="float" office:value="9" calcext:value-type="float">
            <text:p>9</text:p>
          </table:table-cell>
          <table:table-cell table:formula="of:=[Coronacases.D120]" office:value-type="float" office:value="84" calcext:value-type="float">
            <text:p>84</text:p>
          </table:table-cell>
          <table:table-cell table:formula="of:=[.C121]/[.B121]" office:value-type="percentage" office:value="0.0526315789473684" calcext:value-type="percentage">
            <text:p>5,26%</text:p>
          </table:table-cell>
          <table:table-cell table:formula="of:=[.C121]/[.D121]" office:value-type="percentage" office:value="0.107142857142857" calcext:value-type="percentage">
            <text:p>10,71%</text:p>
          </table:table-cell>
          <table:table-cell table:formula="of:=[.C121]/[.K121]" office:value-type="percentage" office:value="0.00000031650087881744" calcext:value-type="percentage">
            <text:p>0,00003%</text:p>
          </table:table-cell>
          <table:table-cell table:formula="of:=[.C121]/[.K121]*100000" office:value-type="float" office:value="0.031650087881744" calcext:value-type="float">
            <text:p>0,03</text:p>
          </table:table-cell>
          <table:table-cell/>
          <table:table-cell table:formula="of:=INDEX([$deathsprcountry.$C$2:$deathsprcountry.$C$227];MATCH([.$A121];[$deathsprcountry.$B$2:$deathsprcountry.$B$227];0))" office:value-type="float" office:value="5.3" calcext:value-type="float">
            <text:p>5,3</text:p>
          </table:table-cell>
          <table:table-cell table:formula="of:=INDEX([$Population.$C$2:$Population.$C$236];MATCH([.$A121];TRIM([$Population.$B$2:$Population.$B$236]);0))" office:value-type="float" office:value="28435940" calcext:value-type="float">
            <text:p>28 435 940</text:p>
          </table:table-cell>
          <table:table-cell table:formula="of:=([.J121]/1000)*[.K121]" office:value-type="float" office:value="150710.482" calcext:value-type="float">
            <text:p>150 710</text:p>
          </table:table-cell>
          <table:table-cell table:formula="of:=[.J121]/1000" office:value-type="percentage" office:value="0.0053" calcext:value-type="percentage">
            <text:p>0,53%</text:p>
          </table:table-cell>
        </table:table-row>
        <table:table-row table:style-name="ro1">
          <table:table-cell table:formula="of:=[Coronacases.A121]" office:value-type="string" office:string-value="Jersey" calcext:value-type="string">
            <text:p>Jersey</text:p>
          </table:table-cell>
          <table:table-cell table:formula="of:=[Coronacases.B121]" office:value-type="float" office:value="170" calcext:value-type="float">
            <text:p>170</text:p>
          </table:table-cell>
          <table:table-cell table:formula="of:=[Coronacases.C121]" office:value-type="float" office:value="3" calcext:value-type="float">
            <text:p>3</text:p>
          </table:table-cell>
          <table:table-cell table:formula="of:=[Coronacases.D121]" office:value-type="float" office:value="0" calcext:value-type="float">
            <text:p>0</text:p>
          </table:table-cell>
          <table:table-cell table:formula="of:=[.C122]/[.B122]" office:value-type="percentage" office:value="0.0176470588235294" calcext:value-type="percentage">
            <text:p>1,76%</text:p>
          </table:table-cell>
          <table:table-cell table:formula="of:=[.C122]/[.D122]" office:value-type="string" office:string-value="" calcext:value-type="error">
            <text:p>#DIV/0!</text:p>
          </table:table-cell>
          <table:table-cell table:formula="of:=[.C122]/[.K122]" office:value-type="string" office:string-value="" calcext:value-type="error">
            <text:p>#N/A</text:p>
          </table:table-cell>
          <table:table-cell table:formula="of:=[.C122]/[.K122]*100000" office:value-type="string" office:string-value="" calcext:value-type="error">
            <text:p>#N/A</text:p>
          </table:table-cell>
          <table:table-cell/>
          <table:table-cell table:formula="of:=INDEX([$deathsprcountry.$C$2:$deathsprcountry.$C$227];MATCH([.$A122];[$deathsprcountry.$B$2:$deathsprcountry.$B$227];0))" office:value-type="float" office:value="7.8" calcext:value-type="float">
            <text:p>7,8</text:p>
          </table:table-cell>
          <table:table-cell table:formula="of:=INDEX([$Population.$C$2:$Population.$C$236];MATCH([.$A122];TRIM([$Population.$B$2:$Population.$B$236]);0))" office:value-type="string" office:string-value="" calcext:value-type="error">
            <text:p>#N/A</text:p>
          </table:table-cell>
          <table:table-cell table:formula="of:=([.J122]/1000)*[.K122]" office:value-type="string" office:string-value="" calcext:value-type="error">
            <text:p>#N/A</text:p>
          </table:table-cell>
          <table:table-cell table:formula="of:=[.J122]/1000" office:value-type="percentage" office:value="0.0078" calcext:value-type="percentage">
            <text:p>0,78%</text:p>
          </table:table-cell>
        </table:table-row>
        <table:table-row table:style-name="ro1">
          <table:table-cell table:formula="of:=[Coronacases.A122]" office:value-type="string" office:string-value="Guinea" calcext:value-type="string">
            <text:p>Guinea</text:p>
          </table:table-cell>
          <table:table-cell table:formula="of:=[Coronacases.B122]" office:value-type="float" office:value="164" calcext:value-type="float">
            <text:p>164</text:p>
          </table:table-cell>
          <table:table-cell table:formula="of:=[Coronacases.C122]" office:value-type="float" office:value="0" calcext:value-type="float">
            <text:p>0</text:p>
          </table:table-cell>
          <table:table-cell table:formula="of:=[Coronacases.D122]" office:value-type="float" office:value="5" calcext:value-type="float">
            <text:p>5</text:p>
          </table:table-cell>
          <table:table-cell table:formula="of:=[.C123]/[.B123]" office:value-type="percentage" office:value="0" calcext:value-type="percentage">
            <text:p>0,00%</text:p>
          </table:table-cell>
          <table:table-cell table:formula="of:=[.C123]/[.D123]" office:value-type="percentage" office:value="0" calcext:value-type="percentage">
            <text:p>0,00%</text:p>
          </table:table-cell>
          <table:table-cell table:formula="of:=[.C123]/[.K123]" office:value-type="percentage" office:value="0" calcext:value-type="percentage">
            <text:p>0,00000%</text:p>
          </table:table-cell>
          <table:table-cell table:formula="of:=[.C123]/[.K123]*100000" office:value-type="float" office:value="0" calcext:value-type="float">
            <text:p>0,00</text:p>
          </table:table-cell>
          <table:table-cell/>
          <table:table-cell table:formula="of:=INDEX([$deathsprcountry.$C$2:$deathsprcountry.$C$227];MATCH([.$A123];[$deathsprcountry.$B$2:$deathsprcountry.$B$227];0))" office:value-type="float" office:value="8.9" calcext:value-type="float">
            <text:p>8,9</text:p>
          </table:table-cell>
          <table:table-cell table:formula="of:=INDEX([$Population.$C$2:$Population.$C$236];MATCH([.$A123];TRIM([$Population.$B$2:$Population.$B$236]);0))" office:value-type="float" office:value="13132795" calcext:value-type="float">
            <text:p>13 132 795</text:p>
          </table:table-cell>
          <table:table-cell table:formula="of:=([.J123]/1000)*[.K123]" office:value-type="float" office:value="116881.8755" calcext:value-type="float">
            <text:p>116 882</text:p>
          </table:table-cell>
          <table:table-cell table:formula="of:=[.J123]/1000" office:value-type="percentage" office:value="0.0089" calcext:value-type="percentage">
            <text:p>0,89%</text:p>
          </table:table-cell>
        </table:table-row>
        <table:table-row table:style-name="ro1">
          <table:table-cell table:formula="of:=[Coronacases.A123]" office:value-type="string" office:string-value="Martinique" calcext:value-type="string">
            <text:p>Martinique</text:p>
          </table:table-cell>
          <table:table-cell table:formula="of:=[Coronacases.B123]" office:value-type="float" office:value="154" calcext:value-type="float">
            <text:p>154</text:p>
          </table:table-cell>
          <table:table-cell table:formula="of:=[Coronacases.C123]" office:value-type="float" office:value="6" calcext:value-type="float">
            <text:p>6</text:p>
          </table:table-cell>
          <table:table-cell table:formula="of:=[Coronacases.D123]" office:value-type="float" office:value="50" calcext:value-type="float">
            <text:p>50</text:p>
          </table:table-cell>
          <table:table-cell table:formula="of:=[.C124]/[.B124]" office:value-type="percentage" office:value="0.038961038961039" calcext:value-type="percentage">
            <text:p>3,90%</text:p>
          </table:table-cell>
          <table:table-cell table:formula="of:=[.C124]/[.D124]" office:value-type="percentage" office:value="0.12" calcext:value-type="percentage">
            <text:p>12,00%</text:p>
          </table:table-cell>
          <table:table-cell table:formula="of:=[.C124]/[.K124]" office:value-type="percentage" office:value="0.0000159887013177355" calcext:value-type="percentage">
            <text:p>0,00160%</text:p>
          </table:table-cell>
          <table:table-cell table:formula="of:=[.C124]/[.K124]*100000" office:value-type="float" office:value="1.59887013177355" calcext:value-type="float">
            <text:p>1,60</text:p>
          </table:table-cell>
          <table:table-cell/>
          <table:table-cell table:formula="of:=INDEX([$deathsprcountry.$C$2:$deathsprcountry.$C$227];MATCH([.$A124];[$deathsprcountry.$B$2:$deathsprcountry.$B$227];0))" office:value-type="string" office:string-value="" calcext:value-type="error">
            <text:p>#N/A</text:p>
          </table:table-cell>
          <table:table-cell table:formula="of:=INDEX([$Population.$C$2:$Population.$C$236];MATCH([.$A124];TRIM([$Population.$B$2:$Population.$B$236]);0))" office:value-type="float" office:value="375265" calcext:value-type="float">
            <text:p>375 265</text:p>
          </table:table-cell>
          <table:table-cell table:formula="of:=([.J124]/1000)*[.K124]" office:value-type="string" office:string-value="" calcext:value-type="error">
            <text:p>#N/A</text:p>
          </table:table-cell>
          <table:table-cell table:formula="of:=[.J124]/1000" office:value-type="string" office:string-value="" calcext:value-type="error">
            <text:p>#N/A</text:p>
          </table:table-cell>
        </table:table-row>
        <table:table-row table:style-name="ro1">
          <table:table-cell table:formula="of:=[Coronacases.A124]" office:value-type="string" office:string-value="Guadeloupe" calcext:value-type="string">
            <text:p>Guadeloupe</text:p>
          </table:table-cell>
          <table:table-cell table:formula="of:=[Coronacases.B124]" office:value-type="float" office:value="143" calcext:value-type="float">
            <text:p>143</text:p>
          </table:table-cell>
          <table:table-cell table:formula="of:=[Coronacases.C124]" office:value-type="float" office:value="8" calcext:value-type="float">
            <text:p>8</text:p>
          </table:table-cell>
          <table:table-cell table:formula="of:=[Coronacases.D124]" office:value-type="float" office:value="67" calcext:value-type="float">
            <text:p>67</text:p>
          </table:table-cell>
          <table:table-cell table:formula="of:=[.C125]/[.B125]" office:value-type="percentage" office:value="0.0559440559440559" calcext:value-type="percentage">
            <text:p>5,59%</text:p>
          </table:table-cell>
          <table:table-cell table:formula="of:=[.C125]/[.D125]" office:value-type="percentage" office:value="0.119402985074627" calcext:value-type="percentage">
            <text:p>11,94%</text:p>
          </table:table-cell>
          <table:table-cell table:formula="of:=[.C125]/[.K125]" office:value-type="percentage" office:value="0.0000199938019214044" calcext:value-type="percentage">
            <text:p>0,00200%</text:p>
          </table:table-cell>
          <table:table-cell table:formula="of:=[.C125]/[.K125]*100000" office:value-type="float" office:value="1.99938019214044" calcext:value-type="float">
            <text:p>2,00</text:p>
          </table:table-cell>
          <table:table-cell/>
          <table:table-cell table:formula="of:=INDEX([$deathsprcountry.$C$2:$deathsprcountry.$C$227];MATCH([.$A125];[$deathsprcountry.$B$2:$deathsprcountry.$B$227];0))" office:value-type="string" office:string-value="" calcext:value-type="error">
            <text:p>#N/A</text:p>
          </table:table-cell>
          <table:table-cell table:formula="of:=INDEX([$Population.$C$2:$Population.$C$236];MATCH([.$A125];TRIM([$Population.$B$2:$Population.$B$236]);0))" office:value-type="float" office:value="400124" calcext:value-type="float">
            <text:p>400 124</text:p>
          </table:table-cell>
          <table:table-cell table:formula="of:=([.J125]/1000)*[.K125]" office:value-type="string" office:string-value="" calcext:value-type="error">
            <text:p>#N/A</text:p>
          </table:table-cell>
          <table:table-cell table:formula="of:=[.J125]/1000" office:value-type="string" office:string-value="" calcext:value-type="error">
            <text:p>#N/A</text:p>
          </table:table-cell>
        </table:table-row>
        <table:table-row table:style-name="ro1">
          <table:table-cell table:formula="of:=[Coronacases.A125]" office:value-type="string" office:string-value="Djibouti" calcext:value-type="string">
            <text:p>Djibouti</text:p>
          </table:table-cell>
          <table:table-cell table:formula="of:=[Coronacases.B125]" office:value-type="float" office:value="140" calcext:value-type="float">
            <text:p>140</text:p>
          </table:table-cell>
          <table:table-cell table:formula="of:=[Coronacases.C125]" office:value-type="float" office:value="1" calcext:value-type="float">
            <text:p>1</text:p>
          </table:table-cell>
          <table:table-cell table:formula="of:=[Coronacases.D125]" office:value-type="float" office:value="28" calcext:value-type="float">
            <text:p>28</text:p>
          </table:table-cell>
          <table:table-cell table:formula="of:=[.C126]/[.B126]" office:value-type="percentage" office:value="0.00714285714285714" calcext:value-type="percentage">
            <text:p>0,71%</text:p>
          </table:table-cell>
          <table:table-cell table:formula="of:=[.C126]/[.D126]" office:value-type="percentage" office:value="0.0357142857142857" calcext:value-type="percentage">
            <text:p>3,57%</text:p>
          </table:table-cell>
          <table:table-cell table:formula="of:=[.C126]/[.K126]" office:value-type="percentage" office:value="0.00000101214574898785" calcext:value-type="percentage">
            <text:p>0,00010%</text:p>
          </table:table-cell>
          <table:table-cell table:formula="of:=[.C126]/[.K126]*100000" office:value-type="float" office:value="0.101214574898785" calcext:value-type="float">
            <text:p>0,10</text:p>
          </table:table-cell>
          <table:table-cell/>
          <table:table-cell table:formula="of:=INDEX([$deathsprcountry.$C$2:$deathsprcountry.$C$227];MATCH([.$A126];[$deathsprcountry.$B$2:$deathsprcountry.$B$227];0))" office:value-type="float" office:value="7.5" calcext:value-type="float">
            <text:p>7,5</text:p>
          </table:table-cell>
          <table:table-cell table:formula="of:=INDEX([$Population.$C$2:$Population.$C$236];MATCH([.$A126];TRIM([$Population.$B$2:$Population.$B$236]);0))" office:value-type="float" office:value="988000" calcext:value-type="float">
            <text:p>988 000</text:p>
          </table:table-cell>
          <table:table-cell table:formula="of:=([.J126]/1000)*[.K126]" office:value-type="float" office:value="7410" calcext:value-type="float">
            <text:p>7 410</text:p>
          </table:table-cell>
          <table:table-cell table:formula="of:=[.J126]/1000" office:value-type="percentage" office:value="0.0075" calcext:value-type="percentage">
            <text:p>0,75%</text:p>
          </table:table-cell>
        </table:table-row>
        <table:table-row table:style-name="ro1">
          <table:table-cell table:formula="of:=[Coronacases.A126]" office:value-type="string" office:string-value="Brunei" calcext:value-type="string">
            <text:p>Brunei</text:p>
          </table:table-cell>
          <table:table-cell table:formula="of:=[Coronacases.B126]" office:value-type="float" office:value="135" calcext:value-type="float">
            <text:p>135</text:p>
          </table:table-cell>
          <table:table-cell table:formula="of:=[Coronacases.C126]" office:value-type="float" office:value="1" calcext:value-type="float">
            <text:p>1</text:p>
          </table:table-cell>
          <table:table-cell table:formula="of:=[Coronacases.D126]" office:value-type="float" office:value="91" calcext:value-type="float">
            <text:p>91</text:p>
          </table:table-cell>
          <table:table-cell table:formula="of:=[.C127]/[.B127]" office:value-type="percentage" office:value="0.00740740740740741" calcext:value-type="percentage">
            <text:p>0,74%</text:p>
          </table:table-cell>
          <table:table-cell table:formula="of:=[.C127]/[.D127]" office:value-type="percentage" office:value="0.010989010989011" calcext:value-type="percentage">
            <text:p>1,10%</text:p>
          </table:table-cell>
          <table:table-cell table:formula="of:=[.C127]/[.K127]" office:value-type="percentage" office:value="0.00000228582400526654" calcext:value-type="percentage">
            <text:p>0,00023%</text:p>
          </table:table-cell>
          <table:table-cell table:formula="of:=[.C127]/[.K127]*100000" office:value-type="float" office:value="0.228582400526654" calcext:value-type="float">
            <text:p>0,23</text:p>
          </table:table-cell>
          <table:table-cell/>
          <table:table-cell table:formula="of:=INDEX([$deathsprcountry.$C$2:$deathsprcountry.$C$227];MATCH([.$A127];[$deathsprcountry.$B$2:$deathsprcountry.$B$227];0))" office:value-type="float" office:value="3.7" calcext:value-type="float">
            <text:p>3,7</text:p>
          </table:table-cell>
          <table:table-cell table:formula="of:=INDEX([$Population.$C$2:$Population.$C$236];MATCH([.$A127];TRIM([$Population.$B$2:$Population.$B$236]);0))" office:value-type="float" office:value="437479" calcext:value-type="float">
            <text:p>437 479</text:p>
          </table:table-cell>
          <table:table-cell table:formula="of:=([.J127]/1000)*[.K127]" office:value-type="float" office:value="1618.6723" calcext:value-type="float">
            <text:p>1 619</text:p>
          </table:table-cell>
          <table:table-cell table:formula="of:=[.J127]/1000" office:value-type="percentage" office:value="0.0037" calcext:value-type="percentage">
            <text:p>0,37%</text:p>
          </table:table-cell>
        </table:table-row>
        <table:table-row table:style-name="ro1">
          <table:table-cell table:formula="of:=[Coronacases.A127]" office:value-type="string" office:string-value="Guam" calcext:value-type="string">
            <text:p>Guam</text:p>
          </table:table-cell>
          <table:table-cell table:formula="of:=[Coronacases.B127]" office:value-type="float" office:value="128" calcext:value-type="float">
            <text:p>128</text:p>
          </table:table-cell>
          <table:table-cell table:formula="of:=[Coronacases.C127]" office:value-type="float" office:value="4" calcext:value-type="float">
            <text:p>4</text:p>
          </table:table-cell>
          <table:table-cell table:formula="of:=[Coronacases.D127]" office:value-type="float" office:value="31" calcext:value-type="float">
            <text:p>31</text:p>
          </table:table-cell>
          <table:table-cell table:formula="of:=[.C128]/[.B128]" office:value-type="percentage" office:value="0.03125" calcext:value-type="percentage">
            <text:p>3,13%</text:p>
          </table:table-cell>
          <table:table-cell table:formula="of:=[.C128]/[.D128]" office:value-type="percentage" office:value="0.129032258064516" calcext:value-type="percentage">
            <text:p>12,90%</text:p>
          </table:table-cell>
          <table:table-cell table:formula="of:=[.C128]/[.K128]" office:value-type="percentage" office:value="0.0000237001925640646" calcext:value-type="percentage">
            <text:p>0,00237%</text:p>
          </table:table-cell>
          <table:table-cell table:formula="of:=[.C128]/[.K128]*100000" office:value-type="float" office:value="2.37001925640646" calcext:value-type="float">
            <text:p>2,37</text:p>
          </table:table-cell>
          <table:table-cell/>
          <table:table-cell table:formula="of:=INDEX([$deathsprcountry.$C$2:$deathsprcountry.$C$227];MATCH([.$A128];[$deathsprcountry.$B$2:$deathsprcountry.$B$227];0))" office:value-type="float" office:value="6" calcext:value-type="float">
            <text:p>6</text:p>
          </table:table-cell>
          <table:table-cell table:formula="of:=INDEX([$Population.$C$2:$Population.$C$236];MATCH([.$A128];TRIM([$Population.$B$2:$Population.$B$236]);0))" office:value-type="float" office:value="168775" calcext:value-type="float">
            <text:p>168 775</text:p>
          </table:table-cell>
          <table:table-cell table:formula="of:=([.J128]/1000)*[.K128]" office:value-type="float" office:value="1012.65" calcext:value-type="float">
            <text:p>1 013</text:p>
          </table:table-cell>
          <table:table-cell table:formula="of:=[.J128]/1000" office:value-type="percentage" office:value="0.006" calcext:value-type="percentage">
            <text:p>0,60%</text:p>
          </table:table-cell>
        </table:table-row>
        <table:table-row table:style-name="ro1">
          <table:table-cell table:formula="of:=[Coronacases.A128]" office:value-type="string" office:string-value="Guatemala" calcext:value-type="string">
            <text:p>Guatemala</text:p>
          </table:table-cell>
          <table:table-cell table:formula="of:=[Coronacases.B128]" office:value-type="float" office:value="126" calcext:value-type="float">
            <text:p>126</text:p>
          </table:table-cell>
          <table:table-cell table:formula="of:=[Coronacases.C128]" office:value-type="float" office:value="3" calcext:value-type="float">
            <text:p>3</text:p>
          </table:table-cell>
          <table:table-cell table:formula="of:=[Coronacases.D128]" office:value-type="float" office:value="17" calcext:value-type="float">
            <text:p>17</text:p>
          </table:table-cell>
          <table:table-cell table:formula="of:=[.C129]/[.B129]" office:value-type="percentage" office:value="0.0238095238095238" calcext:value-type="percentage">
            <text:p>2,38%</text:p>
          </table:table-cell>
          <table:table-cell table:formula="of:=[.C129]/[.D129]" office:value-type="percentage" office:value="0.176470588235294" calcext:value-type="percentage">
            <text:p>17,65%</text:p>
          </table:table-cell>
          <table:table-cell table:formula="of:=[.C129]/[.K129]" office:value-type="percentage" office:value="0.000000167452128785423" calcext:value-type="percentage">
            <text:p>0,00002%</text:p>
          </table:table-cell>
          <table:table-cell table:formula="of:=[.C129]/[.K129]*100000" office:value-type="float" office:value="0.0167452128785423" calcext:value-type="float">
            <text:p>0,02</text:p>
          </table:table-cell>
          <table:table-cell/>
          <table:table-cell table:formula="of:=INDEX([$deathsprcountry.$C$2:$deathsprcountry.$C$227];MATCH([.$A129];[$deathsprcountry.$B$2:$deathsprcountry.$B$227];0))" office:value-type="float" office:value="5" calcext:value-type="float">
            <text:p>5</text:p>
          </table:table-cell>
          <table:table-cell table:formula="of:=INDEX([$Population.$C$2:$Population.$C$236];MATCH([.$A129];TRIM([$Population.$B$2:$Population.$B$236]);0))" office:value-type="float" office:value="17915568" calcext:value-type="float">
            <text:p>17 915 568</text:p>
          </table:table-cell>
          <table:table-cell table:formula="of:=([.J129]/1000)*[.K129]" office:value-type="float" office:value="89577.84" calcext:value-type="float">
            <text:p>89 578</text:p>
          </table:table-cell>
          <table:table-cell table:formula="of:=[.J129]/1000" office:value-type="percentage" office:value="0.005" calcext:value-type="percentage">
            <text:p>0,50%</text:p>
          </table:table-cell>
        </table:table-row>
        <table:table-row table:style-name="ro1">
          <table:table-cell table:formula="of:=[Coronacases.A129]" office:value-type="string" office:string-value="Paraguay" calcext:value-type="string">
            <text:p>Paraguay</text:p>
          </table:table-cell>
          <table:table-cell table:formula="of:=[Coronacases.B129]" office:value-type="float" office:value="124" calcext:value-type="float">
            <text:p>124</text:p>
          </table:table-cell>
          <table:table-cell table:formula="of:=[Coronacases.C129]" office:value-type="float" office:value="5" calcext:value-type="float">
            <text:p>5</text:p>
          </table:table-cell>
          <table:table-cell table:formula="of:=[Coronacases.D129]" office:value-type="float" office:value="15" calcext:value-type="float">
            <text:p>15</text:p>
          </table:table-cell>
          <table:table-cell table:formula="of:=[.C130]/[.B130]" office:value-type="percentage" office:value="0.0403225806451613" calcext:value-type="percentage">
            <text:p>4,03%</text:p>
          </table:table-cell>
          <table:table-cell table:formula="of:=[.C130]/[.D130]" office:value-type="percentage" office:value="0.333333333333333" calcext:value-type="percentage">
            <text:p>33,33%</text:p>
          </table:table-cell>
          <table:table-cell table:formula="of:=[.C130]/[.K130]" office:value-type="percentage" office:value="0.0000007010127390839" calcext:value-type="percentage">
            <text:p>0,00007%</text:p>
          </table:table-cell>
          <table:table-cell table:formula="of:=[.C130]/[.K130]*100000" office:value-type="float" office:value="0.07010127390839" calcext:value-type="float">
            <text:p>0,07</text:p>
          </table:table-cell>
          <table:table-cell/>
          <table:table-cell table:formula="of:=INDEX([$deathsprcountry.$C$2:$deathsprcountry.$C$227];MATCH([.$A130];[$deathsprcountry.$B$2:$deathsprcountry.$B$227];0))" office:value-type="float" office:value="4.8" calcext:value-type="float">
            <text:p>4,8</text:p>
          </table:table-cell>
          <table:table-cell table:formula="of:=INDEX([$Population.$C$2:$Population.$C$236];MATCH([.$A130];TRIM([$Population.$B$2:$Population.$B$236]);0))" office:value-type="float" office:value="7132538" calcext:value-type="float">
            <text:p>7 132 538</text:p>
          </table:table-cell>
          <table:table-cell table:formula="of:=([.J130]/1000)*[.K130]" office:value-type="float" office:value="34236.1824" calcext:value-type="float">
            <text:p>34 236</text:p>
          </table:table-cell>
          <table:table-cell table:formula="of:=[.J130]/1000" office:value-type="percentage" office:value="0.0048" calcext:value-type="percentage">
            <text:p>0,48%</text:p>
          </table:table-cell>
        </table:table-row>
        <table:table-row table:style-name="ro1">
          <table:table-cell table:formula="of:=[Coronacases.A130]" office:value-type="string" office:string-value="Gibraltar" calcext:value-type="string">
            <text:p>Gibraltar</text:p>
          </table:table-cell>
          <table:table-cell table:formula="of:=[Coronacases.B130]" office:value-type="float" office:value="123" calcext:value-type="float">
            <text:p>123</text:p>
          </table:table-cell>
          <table:table-cell table:formula="of:=[Coronacases.C130]" office:value-type="float" office:value="0" calcext:value-type="float">
            <text:p>0</text:p>
          </table:table-cell>
          <table:table-cell table:formula="of:=[Coronacases.D130]" office:value-type="float" office:value="60" calcext:value-type="float">
            <text:p>60</text:p>
          </table:table-cell>
          <table:table-cell table:formula="of:=[.C131]/[.B131]" office:value-type="percentage" office:value="0" calcext:value-type="percentage">
            <text:p>0,00%</text:p>
          </table:table-cell>
          <table:table-cell table:formula="of:=[.C131]/[.D131]" office:value-type="percentage" office:value="0" calcext:value-type="percentage">
            <text:p>0,00%</text:p>
          </table:table-cell>
          <table:table-cell table:formula="of:=[.C131]/[.K131]" office:value-type="percentage" office:value="0" calcext:value-type="percentage">
            <text:p>0,00000%</text:p>
          </table:table-cell>
          <table:table-cell table:formula="of:=[.C131]/[.K131]*100000" office:value-type="float" office:value="0" calcext:value-type="float">
            <text:p>0,00</text:p>
          </table:table-cell>
          <table:table-cell/>
          <table:table-cell table:formula="of:=INDEX([$deathsprcountry.$C$2:$deathsprcountry.$C$227];MATCH([.$A131];[$deathsprcountry.$B$2:$deathsprcountry.$B$227];0))" office:value-type="float" office:value="8.5" calcext:value-type="float">
            <text:p>8,5</text:p>
          </table:table-cell>
          <table:table-cell table:formula="of:=INDEX([$Population.$C$2:$Population.$C$236];MATCH([.$A131];TRIM([$Population.$B$2:$Population.$B$236]);0))" office:value-type="float" office:value="33691" calcext:value-type="float">
            <text:p>33 691</text:p>
          </table:table-cell>
          <table:table-cell table:formula="of:=([.J131]/1000)*[.K131]" office:value-type="float" office:value="286.3735" calcext:value-type="float">
            <text:p>286</text:p>
          </table:table-cell>
          <table:table-cell table:formula="of:=[.J131]/1000" office:value-type="percentage" office:value="0.0085" calcext:value-type="percentage">
            <text:p>0,85%</text:p>
          </table:table-cell>
        </table:table-row>
        <table:table-row table:style-name="ro1">
          <table:table-cell table:formula="of:=[Coronacases.A131]" office:value-type="string" office:string-value="Cambodia" calcext:value-type="string">
            <text:p>Cambodia</text:p>
          </table:table-cell>
          <table:table-cell table:formula="of:=[Coronacases.B131]" office:value-type="float" office:value="118" calcext:value-type="float">
            <text:p>118</text:p>
          </table:table-cell>
          <table:table-cell table:formula="of:=[Coronacases.C131]" office:value-type="float" office:value="0" calcext:value-type="float">
            <text:p>0</text:p>
          </table:table-cell>
          <table:table-cell table:formula="of:=[Coronacases.D131]" office:value-type="float" office:value="68" calcext:value-type="float">
            <text:p>68</text:p>
          </table:table-cell>
          <table:table-cell table:formula="of:=[.C132]/[.B132]" office:value-type="percentage" office:value="0" calcext:value-type="percentage">
            <text:p>0,00%</text:p>
          </table:table-cell>
          <table:table-cell table:formula="of:=[.C132]/[.D132]" office:value-type="percentage" office:value="0" calcext:value-type="percentage">
            <text:p>0,00%</text:p>
          </table:table-cell>
          <table:table-cell table:formula="of:=[.C132]/[.K132]" office:value-type="percentage" office:value="0" calcext:value-type="percentage">
            <text:p>0,00000%</text:p>
          </table:table-cell>
          <table:table-cell table:formula="of:=[.C132]/[.K132]*100000" office:value-type="float" office:value="0" calcext:value-type="float">
            <text:p>0,00</text:p>
          </table:table-cell>
          <table:table-cell/>
          <table:table-cell table:formula="of:=INDEX([$deathsprcountry.$C$2:$deathsprcountry.$C$227];MATCH([.$A132];[$deathsprcountry.$B$2:$deathsprcountry.$B$227];0))" office:value-type="float" office:value="7.4" calcext:value-type="float">
            <text:p>7,4</text:p>
          </table:table-cell>
          <table:table-cell table:formula="of:=INDEX([$Population.$C$2:$Population.$C$236];MATCH([.$A132];TRIM([$Population.$B$2:$Population.$B$236]);0))" office:value-type="float" office:value="16718965" calcext:value-type="float">
            <text:p>16 718 965</text:p>
          </table:table-cell>
          <table:table-cell table:formula="of:=([.J132]/1000)*[.K132]" office:value-type="float" office:value="123720.341" calcext:value-type="float">
            <text:p>123 720</text:p>
          </table:table-cell>
          <table:table-cell table:formula="of:=[.J132]/1000" office:value-type="percentage" office:value="0.0074" calcext:value-type="percentage">
            <text:p>0,74%</text:p>
          </table:table-cell>
        </table:table-row>
        <table:table-row table:style-name="ro1">
          <table:table-cell table:formula="of:=[Coronacases.A132]" office:value-type="string" office:string-value="Rwanda" calcext:value-type="string">
            <text:p>Rwanda</text:p>
          </table:table-cell>
          <table:table-cell table:formula="of:=[Coronacases.B132]" office:value-type="float" office:value="113" calcext:value-type="float">
            <text:p>113</text:p>
          </table:table-cell>
          <table:table-cell table:formula="of:=[Coronacases.C132]" office:value-type="float" office:value="0" calcext:value-type="float">
            <text:p>0</text:p>
          </table:table-cell>
          <table:table-cell table:formula="of:=[Coronacases.D132]" office:value-type="float" office:value="7" calcext:value-type="float">
            <text:p>7</text:p>
          </table:table-cell>
          <table:table-cell table:formula="of:=[.C133]/[.B133]" office:value-type="percentage" office:value="0" calcext:value-type="percentage">
            <text:p>0,00%</text:p>
          </table:table-cell>
          <table:table-cell table:formula="of:=[.C133]/[.D133]" office:value-type="percentage" office:value="0" calcext:value-type="percentage">
            <text:p>0,00%</text:p>
          </table:table-cell>
          <table:table-cell table:formula="of:=[.C133]/[.K133]" office:value-type="percentage" office:value="0" calcext:value-type="percentage">
            <text:p>0,00000%</text:p>
          </table:table-cell>
          <table:table-cell table:formula="of:=[.C133]/[.K133]*100000" office:value-type="float" office:value="0" calcext:value-type="float">
            <text:p>0,00</text:p>
          </table:table-cell>
          <table:table-cell/>
          <table:table-cell table:formula="of:=INDEX([$deathsprcountry.$C$2:$deathsprcountry.$C$227];MATCH([.$A133];[$deathsprcountry.$B$2:$deathsprcountry.$B$227];0))" office:value-type="float" office:value="6.3" calcext:value-type="float">
            <text:p>6,3</text:p>
          </table:table-cell>
          <table:table-cell table:formula="of:=INDEX([$Population.$C$2:$Population.$C$236];MATCH([.$A133];TRIM([$Population.$B$2:$Population.$B$236]);0))" office:value-type="float" office:value="12952218" calcext:value-type="float">
            <text:p>12 952 218</text:p>
          </table:table-cell>
          <table:table-cell table:formula="of:=([.J133]/1000)*[.K133]" office:value-type="float" office:value="81598.9734" calcext:value-type="float">
            <text:p>81 599</text:p>
          </table:table-cell>
          <table:table-cell table:formula="of:=[.J133]/1000" office:value-type="percentage" office:value="0.0063" calcext:value-type="percentage">
            <text:p>0,63%</text:p>
          </table:table-cell>
        </table:table-row>
        <table:table-row table:style-name="ro1">
          <table:table-cell table:formula="of:=[Coronacases.A133]" office:value-type="string" office:string-value="Trinidad And Tobago" calcext:value-type="string">
            <text:p>Trinidad And Tobago</text:p>
          </table:table-cell>
          <table:table-cell table:formula="of:=[Coronacases.B133]" office:value-type="float" office:value="109" calcext:value-type="float">
            <text:p>109</text:p>
          </table:table-cell>
          <table:table-cell table:formula="of:=[Coronacases.C133]" office:value-type="float" office:value="8" calcext:value-type="float">
            <text:p>8</text:p>
          </table:table-cell>
          <table:table-cell table:formula="of:=[Coronacases.D133]" office:value-type="float" office:value="1" calcext:value-type="float">
            <text:p>1</text:p>
          </table:table-cell>
          <table:table-cell table:formula="of:=[.C134]/[.B134]" office:value-type="percentage" office:value="0.073394495412844" calcext:value-type="percentage">
            <text:p>7,34%</text:p>
          </table:table-cell>
          <table:table-cell table:formula="of:=[.C134]/[.D134]" office:value-type="percentage" office:value="8" calcext:value-type="percentage">
            <text:p>800,00%</text:p>
          </table:table-cell>
          <table:table-cell table:formula="of:=[.C134]/[.K134]" office:value-type="percentage" office:value="0.00000571637627475191" calcext:value-type="percentage">
            <text:p>0,00057%</text:p>
          </table:table-cell>
          <table:table-cell table:formula="of:=[.C134]/[.K134]*100000" office:value-type="float" office:value="0.571637627475191" calcext:value-type="float">
            <text:p>0,57</text:p>
          </table:table-cell>
          <table:table-cell/>
          <table:table-cell table:formula="of:=INDEX([$deathsprcountry.$C$2:$deathsprcountry.$C$227];MATCH([.$A134];[$deathsprcountry.$B$2:$deathsprcountry.$B$227];0))" office:value-type="float" office:value="8.9" calcext:value-type="float">
            <text:p>8,9</text:p>
          </table:table-cell>
          <table:table-cell table:formula="of:=INDEX([$Population.$C$2:$Population.$C$236];MATCH([.$A134];TRIM([$Population.$B$2:$Population.$B$236]);0))" office:value-type="float" office:value="1399488" calcext:value-type="float">
            <text:p>1 399 488</text:p>
          </table:table-cell>
          <table:table-cell table:formula="of:=([.J134]/1000)*[.K134]" office:value-type="float" office:value="12455.4432" calcext:value-type="float">
            <text:p>12 455</text:p>
          </table:table-cell>
          <table:table-cell table:formula="of:=[.J134]/1000" office:value-type="percentage" office:value="0.0089" calcext:value-type="percentage">
            <text:p>0,89%</text:p>
          </table:table-cell>
        </table:table-row>
        <table:table-row table:style-name="ro1">
          <table:table-cell table:formula="of:=[Coronacases.A134]" office:value-type="string" office:string-value="El Salvador" calcext:value-type="string">
            <text:p>El Salvador</text:p>
          </table:table-cell>
          <table:table-cell table:formula="of:=[Coronacases.B134]" office:value-type="float" office:value="103" calcext:value-type="float">
            <text:p>103</text:p>
          </table:table-cell>
          <table:table-cell table:formula="of:=[Coronacases.C134]" office:value-type="float" office:value="5" calcext:value-type="float">
            <text:p>5</text:p>
          </table:table-cell>
          <table:table-cell table:formula="of:=[Coronacases.D134]" office:value-type="float" office:value="10" calcext:value-type="float">
            <text:p>10</text:p>
          </table:table-cell>
          <table:table-cell table:formula="of:=[.C135]/[.B135]" office:value-type="percentage" office:value="0.0485436893203883" calcext:value-type="percentage">
            <text:p>4,85%</text:p>
          </table:table-cell>
          <table:table-cell table:formula="of:=[.C135]/[.D135]" office:value-type="percentage" office:value="0.5" calcext:value-type="percentage">
            <text:p>50,00%</text:p>
          </table:table-cell>
          <table:table-cell table:formula="of:=[.C135]/[.K135]" office:value-type="percentage" office:value="0.00000077086678573989" calcext:value-type="percentage">
            <text:p>0,00008%</text:p>
          </table:table-cell>
          <table:table-cell table:formula="of:=[.C135]/[.K135]*100000" office:value-type="float" office:value="0.077086678573989" calcext:value-type="float">
            <text:p>0,08</text:p>
          </table:table-cell>
          <table:table-cell/>
          <table:table-cell table:formula="of:=INDEX([$deathsprcountry.$C$2:$deathsprcountry.$C$227];MATCH([.$A135];[$deathsprcountry.$B$2:$deathsprcountry.$B$227];0))" office:value-type="float" office:value="5.8" calcext:value-type="float">
            <text:p>5,8</text:p>
          </table:table-cell>
          <table:table-cell table:formula="of:=INDEX([$Population.$C$2:$Population.$C$236];MATCH([.$A135];TRIM([$Population.$B$2:$Population.$B$236]);0))" office:value-type="float" office:value="6486205" calcext:value-type="float">
            <text:p>6 486 205</text:p>
          </table:table-cell>
          <table:table-cell table:formula="of:=([.J135]/1000)*[.K135]" office:value-type="float" office:value="37619.989" calcext:value-type="float">
            <text:p>37 620</text:p>
          </table:table-cell>
          <table:table-cell table:formula="of:=[.J135]/1000" office:value-type="percentage" office:value="0.0058" calcext:value-type="percentage">
            <text:p>0,58%</text:p>
          </table:table-cell>
        </table:table-row>
        <table:table-row table:style-name="ro1">
          <table:table-cell table:formula="of:=[Coronacases.A135]" office:value-type="string" office:string-value="Northern Cyprus" calcext:value-type="string">
            <text:p>Northern Cyprus</text:p>
          </table:table-cell>
          <table:table-cell table:formula="of:=[Coronacases.B135]" office:value-type="float" office:value="95" calcext:value-type="float">
            <text:p>95</text:p>
          </table:table-cell>
          <table:table-cell table:formula="of:=[Coronacases.C135]" office:value-type="float" office:value="3" calcext:value-type="float">
            <text:p>3</text:p>
          </table:table-cell>
          <table:table-cell table:formula="of:=[Coronacases.D135]" office:value-type="float" office:value="29" calcext:value-type="float">
            <text:p>29</text:p>
          </table:table-cell>
          <table:table-cell table:formula="of:=[.C136]/[.B136]" office:value-type="percentage" office:value="0.0315789473684211" calcext:value-type="percentage">
            <text:p>3,16%</text:p>
          </table:table-cell>
          <table:table-cell table:formula="of:=[.C136]/[.D136]" office:value-type="percentage" office:value="0.103448275862069" calcext:value-type="percentage">
            <text:p>10,34%</text:p>
          </table:table-cell>
          <table:table-cell table:formula="of:=[.C136]/[.K136]" office:value-type="string" office:string-value="" calcext:value-type="error">
            <text:p>#N/A</text:p>
          </table:table-cell>
          <table:table-cell table:formula="of:=[.C136]/[.K136]*100000" office:value-type="string" office:string-value="" calcext:value-type="error">
            <text:p>#N/A</text:p>
          </table:table-cell>
          <table:table-cell/>
          <table:table-cell table:formula="of:=INDEX([$deathsprcountry.$C$2:$deathsprcountry.$C$227];MATCH([.$A136];[$deathsprcountry.$B$2:$deathsprcountry.$B$227];0))" office:value-type="string" office:string-value="" calcext:value-type="error">
            <text:p>#N/A</text:p>
          </table:table-cell>
          <table:table-cell table:formula="of:=INDEX([$Population.$C$2:$Population.$C$236];MATCH([.$A136];TRIM([$Population.$B$2:$Population.$B$236]);0))" office:value-type="string" office:string-value="" calcext:value-type="error">
            <text:p>#N/A</text:p>
          </table:table-cell>
          <table:table-cell table:formula="of:=([.J136]/1000)*[.K136]" office:value-type="string" office:string-value="" calcext:value-type="error">
            <text:p>#N/A</text:p>
          </table:table-cell>
          <table:table-cell table:formula="of:=[.J136]/1000" office:value-type="string" office:string-value="" calcext:value-type="error">
            <text:p>#N/A</text:p>
          </table:table-cell>
        </table:table-row>
        <table:table-row table:style-name="ro1">
          <table:table-cell table:formula="of:=[Coronacases.A136]" office:value-type="string" office:string-value="Madagascar" calcext:value-type="string">
            <text:p>Madagascar</text:p>
          </table:table-cell>
          <table:table-cell table:formula="of:=[Coronacases.B136]" office:value-type="float" office:value="93" calcext:value-type="float">
            <text:p>93</text:p>
          </table:table-cell>
          <table:table-cell table:formula="of:=[Coronacases.C136]" office:value-type="float" office:value="0" calcext:value-type="float">
            <text:p>0</text:p>
          </table:table-cell>
          <table:table-cell table:formula="of:=[Coronacases.D136]" office:value-type="float" office:value="11" calcext:value-type="float">
            <text:p>11</text:p>
          </table:table-cell>
          <table:table-cell table:formula="of:=[.C137]/[.B137]" office:value-type="percentage" office:value="0" calcext:value-type="percentage">
            <text:p>0,00%</text:p>
          </table:table-cell>
          <table:table-cell table:formula="of:=[.C137]/[.D137]" office:value-type="percentage" office:value="0" calcext:value-type="percentage">
            <text:p>0,00%</text:p>
          </table:table-cell>
          <table:table-cell table:formula="of:=[.C137]/[.K137]" office:value-type="percentage" office:value="0" calcext:value-type="percentage">
            <text:p>0,00000%</text:p>
          </table:table-cell>
          <table:table-cell table:formula="of:=[.C137]/[.K137]*100000" office:value-type="float" office:value="0" calcext:value-type="float">
            <text:p>0,00</text:p>
          </table:table-cell>
          <table:table-cell/>
          <table:table-cell table:formula="of:=INDEX([$deathsprcountry.$C$2:$deathsprcountry.$C$227];MATCH([.$A137];[$deathsprcountry.$B$2:$deathsprcountry.$B$227];0))" office:value-type="float" office:value="6.4" calcext:value-type="float">
            <text:p>6,4</text:p>
          </table:table-cell>
          <table:table-cell table:formula="of:=INDEX([$Population.$C$2:$Population.$C$236];MATCH([.$A137];TRIM([$Population.$B$2:$Population.$B$236]);0))" office:value-type="float" office:value="27691018" calcext:value-type="float">
            <text:p>27 691 018</text:p>
          </table:table-cell>
          <table:table-cell table:formula="of:=([.J137]/1000)*[.K137]" office:value-type="float" office:value="177222.5152" calcext:value-type="float">
            <text:p>177 223</text:p>
          </table:table-cell>
          <table:table-cell table:formula="of:=[.J137]/1000" office:value-type="percentage" office:value="0.0064" calcext:value-type="percentage">
            <text:p>0,64%</text:p>
          </table:table-cell>
        </table:table-row>
        <table:table-row table:style-name="ro1">
          <table:table-cell table:formula="of:=[Coronacases.A137]" office:value-type="string" office:string-value="Monaco" calcext:value-type="string">
            <text:p>Monaco</text:p>
          </table:table-cell>
          <table:table-cell table:formula="of:=[Coronacases.B137]" office:value-type="float" office:value="84" calcext:value-type="float">
            <text:p>84</text:p>
          </table:table-cell>
          <table:table-cell table:formula="of:=[Coronacases.C137]" office:value-type="float" office:value="1" calcext:value-type="float">
            <text:p>1</text:p>
          </table:table-cell>
          <table:table-cell table:formula="of:=[Coronacases.D137]" office:value-type="float" office:value="5" calcext:value-type="float">
            <text:p>5</text:p>
          </table:table-cell>
          <table:table-cell table:formula="of:=[.C138]/[.B138]" office:value-type="percentage" office:value="0.0119047619047619" calcext:value-type="percentage">
            <text:p>1,19%</text:p>
          </table:table-cell>
          <table:table-cell table:formula="of:=[.C138]/[.D138]" office:value-type="percentage" office:value="0.2" calcext:value-type="percentage">
            <text:p>20,00%</text:p>
          </table:table-cell>
          <table:table-cell table:formula="of:=[.C138]/[.K138]" office:value-type="percentage" office:value="0.0000254829009734468" calcext:value-type="percentage">
            <text:p>0,00255%</text:p>
          </table:table-cell>
          <table:table-cell table:formula="of:=[.C138]/[.K138]*100000" office:value-type="float" office:value="2.54829009734468" calcext:value-type="float">
            <text:p>2,55</text:p>
          </table:table-cell>
          <table:table-cell/>
          <table:table-cell table:formula="of:=INDEX([$deathsprcountry.$C$2:$deathsprcountry.$C$227];MATCH([.$A138];[$deathsprcountry.$B$2:$deathsprcountry.$B$227];0))" office:value-type="float" office:value="10.1" calcext:value-type="float">
            <text:p>10,1</text:p>
          </table:table-cell>
          <table:table-cell table:formula="of:=INDEX([$Population.$C$2:$Population.$C$236];MATCH([.$A138];TRIM([$Population.$B$2:$Population.$B$236]);0))" office:value-type="float" office:value="39242" calcext:value-type="float">
            <text:p>39 242</text:p>
          </table:table-cell>
          <table:table-cell table:formula="of:=([.J138]/1000)*[.K138]" office:value-type="float" office:value="396.3442" calcext:value-type="float">
            <text:p>396</text:p>
          </table:table-cell>
          <table:table-cell table:formula="of:=[.J138]/1000" office:value-type="percentage" office:value="0.0101" calcext:value-type="percentage">
            <text:p>1,01%</text:p>
          </table:table-cell>
        </table:table-row>
        <table:table-row table:style-name="ro1">
          <table:table-cell table:formula="of:=[Coronacases.A138]" office:value-type="string" office:string-value="French Guiana" calcext:value-type="string">
            <text:p>French Guiana</text:p>
          </table:table-cell>
          <table:table-cell table:formula="of:=[Coronacases.B138]" office:value-type="float" office:value="83" calcext:value-type="float">
            <text:p>83</text:p>
          </table:table-cell>
          <table:table-cell table:formula="of:=[Coronacases.C138]" office:value-type="float" office:value="0" calcext:value-type="float">
            <text:p>0</text:p>
          </table:table-cell>
          <table:table-cell table:formula="of:=[Coronacases.D138]" office:value-type="float" office:value="43" calcext:value-type="float">
            <text:p>43</text:p>
          </table:table-cell>
          <table:table-cell table:formula="of:=[.C139]/[.B139]" office:value-type="percentage" office:value="0" calcext:value-type="percentage">
            <text:p>0,00%</text:p>
          </table:table-cell>
          <table:table-cell table:formula="of:=[.C139]/[.D139]" office:value-type="percentage" office:value="0" calcext:value-type="percentage">
            <text:p>0,00%</text:p>
          </table:table-cell>
          <table:table-cell table:formula="of:=[.C139]/[.K139]" office:value-type="percentage" office:value="0" calcext:value-type="percentage">
            <text:p>0,00000%</text:p>
          </table:table-cell>
          <table:table-cell table:formula="of:=[.C139]/[.K139]*100000" office:value-type="float" office:value="0" calcext:value-type="float">
            <text:p>0,00</text:p>
          </table:table-cell>
          <table:table-cell/>
          <table:table-cell table:formula="of:=INDEX([$deathsprcountry.$C$2:$deathsprcountry.$C$227];MATCH([.$A139];[$deathsprcountry.$B$2:$deathsprcountry.$B$227];0))" office:value-type="string" office:string-value="" calcext:value-type="error">
            <text:p>#N/A</text:p>
          </table:table-cell>
          <table:table-cell table:formula="of:=INDEX([$Population.$C$2:$Population.$C$236];MATCH([.$A139];TRIM([$Population.$B$2:$Population.$B$236]);0))" office:value-type="float" office:value="298682" calcext:value-type="float">
            <text:p>298 682</text:p>
          </table:table-cell>
          <table:table-cell table:formula="of:=([.J139]/1000)*[.K139]" office:value-type="string" office:string-value="" calcext:value-type="error">
            <text:p>#N/A</text:p>
          </table:table-cell>
          <table:table-cell table:formula="of:=[.J139]/1000" office:value-type="string" office:string-value="" calcext:value-type="error">
            <text:p>#N/A</text:p>
          </table:table-cell>
        </table:table-row>
        <table:table-row table:style-name="ro1">
          <table:table-cell table:formula="of:=[Coronacases.A139]" office:value-type="string" office:string-value="Aruba" calcext:value-type="string">
            <text:p>Aruba</text:p>
          </table:table-cell>
          <table:table-cell table:formula="of:=[Coronacases.B139]" office:value-type="float" office:value="82" calcext:value-type="float">
            <text:p>82</text:p>
          </table:table-cell>
          <table:table-cell table:formula="of:=[Coronacases.C139]" office:value-type="float" office:value="0" calcext:value-type="float">
            <text:p>0</text:p>
          </table:table-cell>
          <table:table-cell table:formula="of:=[Coronacases.D139]" office:value-type="float" office:value="20" calcext:value-type="float">
            <text:p>20</text:p>
          </table:table-cell>
          <table:table-cell table:formula="of:=[.C140]/[.B140]" office:value-type="percentage" office:value="0" calcext:value-type="percentage">
            <text:p>0,00%</text:p>
          </table:table-cell>
          <table:table-cell table:formula="of:=[.C140]/[.D140]" office:value-type="percentage" office:value="0" calcext:value-type="percentage">
            <text:p>0,00%</text:p>
          </table:table-cell>
          <table:table-cell table:formula="of:=[.C140]/[.K140]" office:value-type="percentage" office:value="0" calcext:value-type="percentage">
            <text:p>0,00000%</text:p>
          </table:table-cell>
          <table:table-cell table:formula="of:=[.C140]/[.K140]*100000" office:value-type="float" office:value="0" calcext:value-type="float">
            <text:p>0,00</text:p>
          </table:table-cell>
          <table:table-cell/>
          <table:table-cell table:formula="of:=INDEX([$deathsprcountry.$C$2:$deathsprcountry.$C$227];MATCH([.$A140];[$deathsprcountry.$B$2:$deathsprcountry.$B$227];0))" office:value-type="float" office:value="8.5" calcext:value-type="float">
            <text:p>8,5</text:p>
          </table:table-cell>
          <table:table-cell table:formula="of:=INDEX([$Population.$C$2:$Population.$C$236];MATCH([.$A140];TRIM([$Population.$B$2:$Population.$B$236]);0))" office:value-type="float" office:value="106766" calcext:value-type="float">
            <text:p>106 766</text:p>
          </table:table-cell>
          <table:table-cell table:formula="of:=([.J140]/1000)*[.K140]" office:value-type="float" office:value="907.511" calcext:value-type="float">
            <text:p>908</text:p>
          </table:table-cell>
          <table:table-cell table:formula="of:=[.J140]/1000" office:value-type="percentage" office:value="0.0085" calcext:value-type="percentage">
            <text:p>0,85%</text:p>
          </table:table-cell>
        </table:table-row>
        <table:table-row table:style-name="ro1">
          <table:table-cell table:formula="of:=[Coronacases.A140]" office:value-type="string" office:string-value="Liechtenstein" calcext:value-type="string">
            <text:p>Liechtenstein</text:p>
          </table:table-cell>
          <table:table-cell table:formula="of:=[Coronacases.B140]" office:value-type="float" office:value="79" calcext:value-type="float">
            <text:p>79</text:p>
          </table:table-cell>
          <table:table-cell table:formula="of:=[Coronacases.C140]" office:value-type="float" office:value="1" calcext:value-type="float">
            <text:p>1</text:p>
          </table:table-cell>
          <table:table-cell table:formula="of:=[Coronacases.D140]" office:value-type="float" office:value="0" calcext:value-type="float">
            <text:p>0</text:p>
          </table:table-cell>
          <table:table-cell table:formula="of:=[.C141]/[.B141]" office:value-type="percentage" office:value="0.0126582278481013" calcext:value-type="percentage">
            <text:p>1,27%</text:p>
          </table:table-cell>
          <table:table-cell table:formula="of:=[.C141]/[.D141]" office:value-type="string" office:string-value="" calcext:value-type="error">
            <text:p>#DIV/0!</text:p>
          </table:table-cell>
          <table:table-cell table:formula="of:=[.C141]/[.K141]" office:value-type="percentage" office:value="0.0000262274443978179" calcext:value-type="percentage">
            <text:p>0,00262%</text:p>
          </table:table-cell>
          <table:table-cell table:formula="of:=[.C141]/[.K141]*100000" office:value-type="float" office:value="2.62274443978179" calcext:value-type="float">
            <text:p>2,62</text:p>
          </table:table-cell>
          <table:table-cell/>
          <table:table-cell table:formula="of:=INDEX([$deathsprcountry.$C$2:$deathsprcountry.$C$227];MATCH([.$A141];[$deathsprcountry.$B$2:$deathsprcountry.$B$227];0))" office:value-type="float" office:value="7.6" calcext:value-type="float">
            <text:p>7,6</text:p>
          </table:table-cell>
          <table:table-cell table:formula="of:=INDEX([$Population.$C$2:$Population.$C$236];MATCH([.$A141];TRIM([$Population.$B$2:$Population.$B$236]);0))" office:value-type="float" office:value="38128" calcext:value-type="float">
            <text:p>38 128</text:p>
          </table:table-cell>
          <table:table-cell table:formula="of:=([.J141]/1000)*[.K141]" office:value-type="float" office:value="289.7728" calcext:value-type="float">
            <text:p>290</text:p>
          </table:table-cell>
          <table:table-cell table:formula="of:=[.J141]/1000" office:value-type="percentage" office:value="0.0076" calcext:value-type="percentage">
            <text:p>0,76%</text:p>
          </table:table-cell>
        </table:table-row>
        <table:table-row table:style-name="ro1">
          <table:table-cell table:formula="of:=[Coronacases.A141]" office:value-type="string" office:string-value="Mali" calcext:value-type="string">
            <text:p>Mali</text:p>
          </table:table-cell>
          <table:table-cell table:formula="of:=[Coronacases.B141]" office:value-type="float" office:value="74" calcext:value-type="float">
            <text:p>74</text:p>
          </table:table-cell>
          <table:table-cell table:formula="of:=[Coronacases.C141]" office:value-type="float" office:value="7" calcext:value-type="float">
            <text:p>7</text:p>
          </table:table-cell>
          <table:table-cell table:formula="of:=[Coronacases.D141]" office:value-type="float" office:value="22" calcext:value-type="float">
            <text:p>22</text:p>
          </table:table-cell>
          <table:table-cell table:formula="of:=[.C142]/[.B142]" office:value-type="percentage" office:value="0.0945945945945946" calcext:value-type="percentage">
            <text:p>9,46%</text:p>
          </table:table-cell>
          <table:table-cell table:formula="of:=[.C142]/[.D142]" office:value-type="percentage" office:value="0.318181818181818" calcext:value-type="percentage">
            <text:p>31,82%</text:p>
          </table:table-cell>
          <table:table-cell table:formula="of:=[.C142]/[.K142]" office:value-type="percentage" office:value="0.000000345664793147028" calcext:value-type="percentage">
            <text:p>0,00003%</text:p>
          </table:table-cell>
          <table:table-cell table:formula="of:=[.C142]/[.K142]*100000" office:value-type="float" office:value="0.0345664793147028" calcext:value-type="float">
            <text:p>0,03</text:p>
          </table:table-cell>
          <table:table-cell/>
          <table:table-cell table:formula="of:=INDEX([$deathsprcountry.$C$2:$deathsprcountry.$C$227];MATCH([.$A142];[$deathsprcountry.$B$2:$deathsprcountry.$B$227];0))" office:value-type="float" office:value="9.6" calcext:value-type="float">
            <text:p>9,6</text:p>
          </table:table-cell>
          <table:table-cell table:formula="of:=INDEX([$Population.$C$2:$Population.$C$236];MATCH([.$A142];TRIM([$Population.$B$2:$Population.$B$236]);0))" office:value-type="float" office:value="20250833" calcext:value-type="float">
            <text:p>20 250 833</text:p>
          </table:table-cell>
          <table:table-cell table:formula="of:=([.J142]/1000)*[.K142]" office:value-type="float" office:value="194407.9968" calcext:value-type="float">
            <text:p>194 408</text:p>
          </table:table-cell>
          <table:table-cell table:formula="of:=[.J142]/1000" office:value-type="percentage" office:value="0.0096" calcext:value-type="percentage">
            <text:p>0,96%</text:p>
          </table:table-cell>
        </table:table-row>
        <table:table-row table:style-name="ro1">
          <table:table-cell table:formula="of:=[Coronacases.A142]" office:value-type="string" office:string-value="Togo" calcext:value-type="string">
            <text:p>Togo</text:p>
          </table:table-cell>
          <table:table-cell table:formula="of:=[Coronacases.B142]" office:value-type="float" office:value="73" calcext:value-type="float">
            <text:p>73</text:p>
          </table:table-cell>
          <table:table-cell table:formula="of:=[Coronacases.C142]" office:value-type="float" office:value="3" calcext:value-type="float">
            <text:p>3</text:p>
          </table:table-cell>
          <table:table-cell table:formula="of:=[Coronacases.D142]" office:value-type="float" office:value="24" calcext:value-type="float">
            <text:p>24</text:p>
          </table:table-cell>
          <table:table-cell table:formula="of:=[.C143]/[.B143]" office:value-type="percentage" office:value="0.0410958904109589" calcext:value-type="percentage">
            <text:p>4,11%</text:p>
          </table:table-cell>
          <table:table-cell table:formula="of:=[.C143]/[.D143]" office:value-type="percentage" office:value="0.125" calcext:value-type="percentage">
            <text:p>12,50%</text:p>
          </table:table-cell>
          <table:table-cell table:formula="of:=[.C143]/[.K143]" office:value-type="percentage" office:value="0.00000036237468479442" calcext:value-type="percentage">
            <text:p>0,00004%</text:p>
          </table:table-cell>
          <table:table-cell table:formula="of:=[.C143]/[.K143]*100000" office:value-type="float" office:value="0.036237468479442" calcext:value-type="float">
            <text:p>0,04</text:p>
          </table:table-cell>
          <table:table-cell/>
          <table:table-cell table:formula="of:=INDEX([$deathsprcountry.$C$2:$deathsprcountry.$C$227];MATCH([.$A143];[$deathsprcountry.$B$2:$deathsprcountry.$B$227];0))" office:value-type="float" office:value="6.8" calcext:value-type="float">
            <text:p>6,8</text:p>
          </table:table-cell>
          <table:table-cell table:formula="of:=INDEX([$Population.$C$2:$Population.$C$236];MATCH([.$A143];TRIM([$Population.$B$2:$Population.$B$236]);0))" office:value-type="float" office:value="8278724" calcext:value-type="float">
            <text:p>8 278 724</text:p>
          </table:table-cell>
          <table:table-cell table:formula="of:=([.J143]/1000)*[.K143]" office:value-type="float" office:value="56295.3232" calcext:value-type="float">
            <text:p>56 295</text:p>
          </table:table-cell>
          <table:table-cell table:formula="of:=[.J143]/1000" office:value-type="percentage" office:value="0.0068" calcext:value-type="percentage">
            <text:p>0,68%</text:p>
          </table:table-cell>
        </table:table-row>
        <table:table-row table:style-name="ro1">
          <table:table-cell table:formula="of:=[Coronacases.A143]" office:value-type="string" office:string-value="Barbados" calcext:value-type="string">
            <text:p>Barbados</text:p>
          </table:table-cell>
          <table:table-cell table:formula="of:=[Coronacases.B143]" office:value-type="float" office:value="66" calcext:value-type="float">
            <text:p>66</text:p>
          </table:table-cell>
          <table:table-cell table:formula="of:=[Coronacases.C143]" office:value-type="float" office:value="3" calcext:value-type="float">
            <text:p>3</text:p>
          </table:table-cell>
          <table:table-cell table:formula="of:=[Coronacases.D143]" office:value-type="float" office:value="11" calcext:value-type="float">
            <text:p>11</text:p>
          </table:table-cell>
          <table:table-cell table:formula="of:=[.C144]/[.B144]" office:value-type="percentage" office:value="0.0454545454545455" calcext:value-type="percentage">
            <text:p>4,55%</text:p>
          </table:table-cell>
          <table:table-cell table:formula="of:=[.C144]/[.D144]" office:value-type="percentage" office:value="0.272727272727273" calcext:value-type="percentage">
            <text:p>27,27%</text:p>
          </table:table-cell>
          <table:table-cell table:formula="of:=[.C144]/[.K144]" office:value-type="percentage" office:value="0.0000104393214441061" calcext:value-type="percentage">
            <text:p>0,00104%</text:p>
          </table:table-cell>
          <table:table-cell table:formula="of:=[.C144]/[.K144]*100000" office:value-type="float" office:value="1.04393214441061" calcext:value-type="float">
            <text:p>1,04</text:p>
          </table:table-cell>
          <table:table-cell/>
          <table:table-cell table:formula="of:=INDEX([$deathsprcountry.$C$2:$deathsprcountry.$C$227];MATCH([.$A144];[$deathsprcountry.$B$2:$deathsprcountry.$B$227];0))" office:value-type="float" office:value="8.6" calcext:value-type="float">
            <text:p>8,6</text:p>
          </table:table-cell>
          <table:table-cell table:formula="of:=INDEX([$Population.$C$2:$Population.$C$236];MATCH([.$A144];TRIM([$Population.$B$2:$Population.$B$236]);0))" office:value-type="float" office:value="287375" calcext:value-type="float">
            <text:p>287 375</text:p>
          </table:table-cell>
          <table:table-cell table:formula="of:=([.J144]/1000)*[.K144]" office:value-type="float" office:value="2471.425" calcext:value-type="float">
            <text:p>2 471</text:p>
          </table:table-cell>
          <table:table-cell table:formula="of:=[.J144]/1000" office:value-type="percentage" office:value="0.0086" calcext:value-type="percentage">
            <text:p>0,86%</text:p>
          </table:table-cell>
        </table:table-row>
        <table:table-row table:style-name="ro1">
          <table:table-cell table:formula="of:=[Coronacases.A144]" office:value-type="string" office:string-value="Jamaica" calcext:value-type="string">
            <text:p>Jamaica</text:p>
          </table:table-cell>
          <table:table-cell table:formula="of:=[Coronacases.B144]" office:value-type="float" office:value="63" calcext:value-type="float">
            <text:p>63</text:p>
          </table:table-cell>
          <table:table-cell table:formula="of:=[Coronacases.C144]" office:value-type="float" office:value="4" calcext:value-type="float">
            <text:p>4</text:p>
          </table:table-cell>
          <table:table-cell table:formula="of:=[Coronacases.D144]" office:value-type="float" office:value="12" calcext:value-type="float">
            <text:p>12</text:p>
          </table:table-cell>
          <table:table-cell table:formula="of:=[.C145]/[.B145]" office:value-type="percentage" office:value="0.0634920634920635" calcext:value-type="percentage">
            <text:p>6,35%</text:p>
          </table:table-cell>
          <table:table-cell table:formula="of:=[.C145]/[.D145]" office:value-type="percentage" office:value="0.333333333333333" calcext:value-type="percentage">
            <text:p>33,33%</text:p>
          </table:table-cell>
          <table:table-cell table:formula="of:=[.C145]/[.K145]" office:value-type="percentage" office:value="0.00000135081878191943" calcext:value-type="percentage">
            <text:p>0,00014%</text:p>
          </table:table-cell>
          <table:table-cell table:formula="of:=[.C145]/[.K145]*100000" office:value-type="float" office:value="0.135081878191943" calcext:value-type="float">
            <text:p>0,14</text:p>
          </table:table-cell>
          <table:table-cell/>
          <table:table-cell table:formula="of:=INDEX([$deathsprcountry.$C$2:$deathsprcountry.$C$227];MATCH([.$A145];[$deathsprcountry.$B$2:$deathsprcountry.$B$227];0))" office:value-type="float" office:value="7.6" calcext:value-type="float">
            <text:p>7,6</text:p>
          </table:table-cell>
          <table:table-cell table:formula="of:=INDEX([$Population.$C$2:$Population.$C$236];MATCH([.$A145];TRIM([$Population.$B$2:$Population.$B$236]);0))" office:value-type="float" office:value="2961167" calcext:value-type="float">
            <text:p>2 961 167</text:p>
          </table:table-cell>
          <table:table-cell table:formula="of:=([.J145]/1000)*[.K145]" office:value-type="float" office:value="22504.8692" calcext:value-type="float">
            <text:p>22 505</text:p>
          </table:table-cell>
          <table:table-cell table:formula="of:=[.J145]/1000" office:value-type="percentage" office:value="0.0076" calcext:value-type="percentage">
            <text:p>0,76%</text:p>
          </table:table-cell>
        </table:table-row>
        <table:table-row table:style-name="ro1">
          <table:table-cell table:formula="of:=[Coronacases.A145]" office:value-type="string" office:string-value="Ethiopia" calcext:value-type="string">
            <text:p>Ethiopia</text:p>
          </table:table-cell>
          <table:table-cell table:formula="of:=[Coronacases.B145]" office:value-type="float" office:value="56" calcext:value-type="float">
            <text:p>56</text:p>
          </table:table-cell>
          <table:table-cell table:formula="of:=[Coronacases.C145]" office:value-type="float" office:value="2" calcext:value-type="float">
            <text:p>2</text:p>
          </table:table-cell>
          <table:table-cell table:formula="of:=[Coronacases.D145]" office:value-type="float" office:value="4" calcext:value-type="float">
            <text:p>4</text:p>
          </table:table-cell>
          <table:table-cell table:formula="of:=[.C146]/[.B146]" office:value-type="percentage" office:value="0.0357142857142857" calcext:value-type="percentage">
            <text:p>3,57%</text:p>
          </table:table-cell>
          <table:table-cell table:formula="of:=[.C146]/[.D146]" office:value-type="percentage" office:value="0.5" calcext:value-type="percentage">
            <text:p>50,00%</text:p>
          </table:table-cell>
          <table:table-cell table:formula="of:=[.C146]/[.K146]" office:value-type="percentage" office:value="0.0000000173968126325354" calcext:value-type="percentage">
            <text:p>0,00000%</text:p>
          </table:table-cell>
          <table:table-cell table:formula="of:=[.C146]/[.K146]*100000" office:value-type="float" office:value="0.00173968126325354" calcext:value-type="float">
            <text:p>0,00</text:p>
          </table:table-cell>
          <table:table-cell/>
          <table:table-cell table:formula="of:=INDEX([$deathsprcountry.$C$2:$deathsprcountry.$C$227];MATCH([.$A146];[$deathsprcountry.$B$2:$deathsprcountry.$B$227];0))" office:value-type="float" office:value="7.5" calcext:value-type="float">
            <text:p>7,5</text:p>
          </table:table-cell>
          <table:table-cell table:formula="of:=INDEX([$Population.$C$2:$Population.$C$236];MATCH([.$A146];TRIM([$Population.$B$2:$Population.$B$236]);0))" office:value-type="float" office:value="114963588" calcext:value-type="float">
            <text:p>114 963 588</text:p>
          </table:table-cell>
          <table:table-cell table:formula="of:=([.J146]/1000)*[.K146]" office:value-type="float" office:value="862226.91" calcext:value-type="float">
            <text:p>862 227</text:p>
          </table:table-cell>
          <table:table-cell table:formula="of:=[.J146]/1000" office:value-type="percentage" office:value="0.0075" calcext:value-type="percentage">
            <text:p>0,75%</text:p>
          </table:table-cell>
        </table:table-row>
        <table:table-row table:style-name="ro1">
          <table:table-cell table:formula="of:=[Coronacases.A146]" office:value-type="string" office:string-value="Uganda" calcext:value-type="string">
            <text:p>Uganda</text:p>
          </table:table-cell>
          <table:table-cell table:formula="of:=[Coronacases.B146]" office:value-type="float" office:value="53" calcext:value-type="float">
            <text:p>53</text:p>
          </table:table-cell>
          <table:table-cell table:formula="of:=[Coronacases.C146]" office:value-type="float" office:value="0" calcext:value-type="float">
            <text:p>0</text:p>
          </table:table-cell>
          <table:table-cell table:formula="of:=[Coronacases.D146]" office:value-type="float" office:value="0" calcext:value-type="float">
            <text:p>0</text:p>
          </table:table-cell>
          <table:table-cell table:formula="of:=[.C147]/[.B147]" office:value-type="percentage" office:value="0" calcext:value-type="percentage">
            <text:p>0,00%</text:p>
          </table:table-cell>
          <table:table-cell table:formula="of:=[.C147]/[.D147]" office:value-type="string" office:string-value="" calcext:value-type="error">
            <text:p>#DIV/0!</text:p>
          </table:table-cell>
          <table:table-cell table:formula="of:=[.C147]/[.K147]" office:value-type="percentage" office:value="0" calcext:value-type="percentage">
            <text:p>0,00000%</text:p>
          </table:table-cell>
          <table:table-cell table:formula="of:=[.C147]/[.K147]*100000" office:value-type="float" office:value="0" calcext:value-type="float">
            <text:p>0,00</text:p>
          </table:table-cell>
          <table:table-cell/>
          <table:table-cell table:formula="of:=INDEX([$deathsprcountry.$C$2:$deathsprcountry.$C$227];MATCH([.$A147];[$deathsprcountry.$B$2:$deathsprcountry.$B$227];0))" office:value-type="float" office:value="9.9" calcext:value-type="float">
            <text:p>9,9</text:p>
          </table:table-cell>
          <table:table-cell table:formula="of:=INDEX([$Population.$C$2:$Population.$C$236];MATCH([.$A147];TRIM([$Population.$B$2:$Population.$B$236]);0))" office:value-type="float" office:value="45741007" calcext:value-type="float">
            <text:p>45 741 007</text:p>
          </table:table-cell>
          <table:table-cell table:formula="of:=([.J147]/1000)*[.K147]" office:value-type="float" office:value="452835.9693" calcext:value-type="float">
            <text:p>452 836</text:p>
          </table:table-cell>
          <table:table-cell table:formula="of:=[.J147]/1000" office:value-type="percentage" office:value="0.0099" calcext:value-type="percentage">
            <text:p>0,99%</text:p>
          </table:table-cell>
        </table:table-row>
        <table:table-row table:style-name="ro1">
          <table:table-cell table:formula="of:=[Coronacases.A147]" office:value-type="string" office:string-value="French Polynesia" calcext:value-type="string">
            <text:p>French Polynesia</text:p>
          </table:table-cell>
          <table:table-cell table:formula="of:=[Coronacases.B147]" office:value-type="float" office:value="51" calcext:value-type="float">
            <text:p>51</text:p>
          </table:table-cell>
          <table:table-cell table:formula="of:=[Coronacases.C147]" office:value-type="float" office:value="0" calcext:value-type="float">
            <text:p>0</text:p>
          </table:table-cell>
          <table:table-cell table:formula="of:=[Coronacases.D147]" office:value-type="float" office:value="0" calcext:value-type="float">
            <text:p>0</text:p>
          </table:table-cell>
          <table:table-cell table:formula="of:=[.C148]/[.B148]" office:value-type="percentage" office:value="0" calcext:value-type="percentage">
            <text:p>0,00%</text:p>
          </table:table-cell>
          <table:table-cell table:formula="of:=[.C148]/[.D148]" office:value-type="string" office:string-value="" calcext:value-type="error">
            <text:p>#DIV/0!</text:p>
          </table:table-cell>
          <table:table-cell table:formula="of:=[.C148]/[.K148]" office:value-type="percentage" office:value="0" calcext:value-type="percentage">
            <text:p>0,00000%</text:p>
          </table:table-cell>
          <table:table-cell table:formula="of:=[.C148]/[.K148]*100000" office:value-type="float" office:value="0" calcext:value-type="float">
            <text:p>0,00</text:p>
          </table:table-cell>
          <table:table-cell/>
          <table:table-cell table:formula="of:=INDEX([$deathsprcountry.$C$2:$deathsprcountry.$C$227];MATCH([.$A148];[$deathsprcountry.$B$2:$deathsprcountry.$B$227];0))" office:value-type="float" office:value="5.3" calcext:value-type="float">
            <text:p>5,3</text:p>
          </table:table-cell>
          <table:table-cell table:formula="of:=INDEX([$Population.$C$2:$Population.$C$236];MATCH([.$A148];TRIM([$Population.$B$2:$Population.$B$236]);0))" office:value-type="float" office:value="280908" calcext:value-type="float">
            <text:p>280 908</text:p>
          </table:table-cell>
          <table:table-cell table:formula="of:=([.J148]/1000)*[.K148]" office:value-type="float" office:value="1488.8124" calcext:value-type="float">
            <text:p>1 489</text:p>
          </table:table-cell>
          <table:table-cell table:formula="of:=[.J148]/1000" office:value-type="percentage" office:value="0.0053" calcext:value-type="percentage">
            <text:p>0,53%</text:p>
          </table:table-cell>
        </table:table-row>
        <table:table-row table:style-name="ro1">
          <table:table-cell table:formula="of:=[Coronacases.A148]" office:value-type="string" office:string-value="U.S. Virgin Islands" calcext:value-type="string">
            <text:p>U.S. Virgin Islands</text:p>
          </table:table-cell>
          <table:table-cell table:formula="of:=[Coronacases.B148]" office:value-type="float" office:value="50" calcext:value-type="float">
            <text:p>50</text:p>
          </table:table-cell>
          <table:table-cell table:formula="of:=[Coronacases.C148]" office:value-type="float" office:value="1" calcext:value-type="float">
            <text:p>1</text:p>
          </table:table-cell>
          <table:table-cell table:formula="of:=[Coronacases.D148]" office:value-type="float" office:value="43" calcext:value-type="float">
            <text:p>43</text:p>
          </table:table-cell>
          <table:table-cell table:formula="of:=[.C149]/[.B149]" office:value-type="percentage" office:value="0.02" calcext:value-type="percentage">
            <text:p>2,00%</text:p>
          </table:table-cell>
          <table:table-cell table:formula="of:=[.C149]/[.D149]" office:value-type="percentage" office:value="0.0232558139534884" calcext:value-type="percentage">
            <text:p>2,33%</text:p>
          </table:table-cell>
          <table:table-cell table:formula="of:=[.C149]/[.K149]" office:value-type="percentage" office:value="0.00000957625089777352" calcext:value-type="percentage">
            <text:p>0,00096%</text:p>
          </table:table-cell>
          <table:table-cell table:formula="of:=[.C149]/[.K149]*100000" office:value-type="float" office:value="0.957625089777352" calcext:value-type="float">
            <text:p>0,96</text:p>
          </table:table-cell>
          <table:table-cell/>
          <table:table-cell table:formula="of:=INDEX([$deathsprcountry.$C$2:$deathsprcountry.$C$227];MATCH([.$A149];[$deathsprcountry.$B$2:$deathsprcountry.$B$227];0))" office:value-type="string" office:string-value="" calcext:value-type="error">
            <text:p>#N/A</text:p>
          </table:table-cell>
          <table:table-cell table:formula="of:=INDEX([$Population.$C$2:$Population.$C$236];MATCH([.$A149];TRIM([$Population.$B$2:$Population.$B$236]);0))" office:value-type="float" office:value="104425" calcext:value-type="float">
            <text:p>104 425</text:p>
          </table:table-cell>
          <table:table-cell table:formula="of:=([.J149]/1000)*[.K149]" office:value-type="string" office:string-value="" calcext:value-type="error">
            <text:p>#N/A</text:p>
          </table:table-cell>
          <table:table-cell table:formula="of:=[.J149]/1000" office:value-type="string" office:string-value="" calcext:value-type="error">
            <text:p>#N/A</text:p>
          </table:table-cell>
        </table:table-row>
        <table:table-row table:style-name="ro1">
          <table:table-cell table:formula="of:=[Coronacases.A149]" office:value-type="string" office:string-value="Bermuda" calcext:value-type="string">
            <text:p>Bermuda</text:p>
          </table:table-cell>
          <table:table-cell table:formula="of:=[Coronacases.B149]" office:value-type="float" office:value="48" calcext:value-type="float">
            <text:p>48</text:p>
          </table:table-cell>
          <table:table-cell table:formula="of:=[Coronacases.C149]" office:value-type="float" office:value="4" calcext:value-type="float">
            <text:p>4</text:p>
          </table:table-cell>
          <table:table-cell table:formula="of:=[Coronacases.D149]" office:value-type="float" office:value="25" calcext:value-type="float">
            <text:p>25</text:p>
          </table:table-cell>
          <table:table-cell table:formula="of:=[.C150]/[.B150]" office:value-type="percentage" office:value="0.0833333333333333" calcext:value-type="percentage">
            <text:p>8,33%</text:p>
          </table:table-cell>
          <table:table-cell table:formula="of:=[.C150]/[.D150]" office:value-type="percentage" office:value="0.16" calcext:value-type="percentage">
            <text:p>16,00%</text:p>
          </table:table-cell>
          <table:table-cell table:formula="of:=[.C150]/[.K150]" office:value-type="percentage" office:value="0.00006422813834741" calcext:value-type="percentage">
            <text:p>0,00642%</text:p>
          </table:table-cell>
          <table:table-cell table:formula="of:=[.C150]/[.K150]*100000" office:value-type="float" office:value="6.422813834741" calcext:value-type="float">
            <text:p>6,42</text:p>
          </table:table-cell>
          <table:table-cell/>
          <table:table-cell table:formula="of:=INDEX([$deathsprcountry.$C$2:$deathsprcountry.$C$227];MATCH([.$A150];[$deathsprcountry.$B$2:$deathsprcountry.$B$227];0))" office:value-type="float" office:value="8.7" calcext:value-type="float">
            <text:p>8,7</text:p>
          </table:table-cell>
          <table:table-cell table:formula="of:=INDEX([$Population.$C$2:$Population.$C$236];MATCH([.$A150];TRIM([$Population.$B$2:$Population.$B$236]);0))" office:value-type="float" office:value="62278" calcext:value-type="float">
            <text:p>62 278</text:p>
          </table:table-cell>
          <table:table-cell table:formula="of:=([.J150]/1000)*[.K150]" office:value-type="float" office:value="541.8186" calcext:value-type="float">
            <text:p>542</text:p>
          </table:table-cell>
          <table:table-cell table:formula="of:=[.J150]/1000" office:value-type="percentage" office:value="0.0087" calcext:value-type="percentage">
            <text:p>0,87%</text:p>
          </table:table-cell>
        </table:table-row>
        <table:table-row table:style-name="ro1">
          <table:table-cell table:formula="of:=[Coronacases.A150]" office:value-type="string" office:string-value="Macau" calcext:value-type="string">
            <text:p>Macau</text:p>
          </table:table-cell>
          <table:table-cell table:formula="of:=[Coronacases.B150]" office:value-type="float" office:value="45" calcext:value-type="float">
            <text:p>45</text:p>
          </table:table-cell>
          <table:table-cell table:formula="of:=[Coronacases.C150]" office:value-type="float" office:value="0" calcext:value-type="float">
            <text:p>0</text:p>
          </table:table-cell>
          <table:table-cell table:formula="of:=[Coronacases.D150]" office:value-type="float" office:value="10" calcext:value-type="float">
            <text:p>10</text:p>
          </table:table-cell>
          <table:table-cell table:formula="of:=[.C151]/[.B151]" office:value-type="percentage" office:value="0" calcext:value-type="percentage">
            <text:p>0,00%</text:p>
          </table:table-cell>
          <table:table-cell table:formula="of:=[.C151]/[.D151]" office:value-type="percentage" office:value="0" calcext:value-type="percentage">
            <text:p>0,00%</text:p>
          </table:table-cell>
          <table:table-cell table:formula="of:=[.C151]/[.K151]" office:value-type="string" office:string-value="" calcext:value-type="error">
            <text:p>#N/A</text:p>
          </table:table-cell>
          <table:table-cell table:formula="of:=[.C151]/[.K151]*100000" office:value-type="string" office:string-value="" calcext:value-type="error">
            <text:p>#N/A</text:p>
          </table:table-cell>
          <table:table-cell/>
          <table:table-cell table:formula="of:=INDEX([$deathsprcountry.$C$2:$deathsprcountry.$C$227];MATCH([.$A151];[$deathsprcountry.$B$2:$deathsprcountry.$B$227];0))" office:value-type="float" office:value="4.6" calcext:value-type="float">
            <text:p>4,6</text:p>
          </table:table-cell>
          <table:table-cell table:formula="of:=INDEX([$Population.$C$2:$Population.$C$236];MATCH([.$A151];TRIM([$Population.$B$2:$Population.$B$236]);0))" office:value-type="string" office:string-value="" calcext:value-type="error">
            <text:p>#N/A</text:p>
          </table:table-cell>
          <table:table-cell table:formula="of:=([.J151]/1000)*[.K151]" office:value-type="string" office:string-value="" calcext:value-type="error">
            <text:p>#N/A</text:p>
          </table:table-cell>
          <table:table-cell table:formula="of:=[.J151]/1000" office:value-type="percentage" office:value="0.0046" calcext:value-type="percentage">
            <text:p>0,46%</text:p>
          </table:table-cell>
        </table:table-row>
        <table:table-row table:style-name="ro1">
          <table:table-cell table:formula="of:=[Coronacases.A151]" office:value-type="string" office:string-value="Republic Of The Congo" calcext:value-type="string">
            <text:p>Republic Of The Congo</text:p>
          </table:table-cell>
          <table:table-cell table:formula="of:=[Coronacases.B151]" office:value-type="float" office:value="45" calcext:value-type="float">
            <text:p>45</text:p>
          </table:table-cell>
          <table:table-cell table:formula="of:=[Coronacases.C151]" office:value-type="float" office:value="5" calcext:value-type="float">
            <text:p>5</text:p>
          </table:table-cell>
          <table:table-cell table:formula="of:=[Coronacases.D151]" office:value-type="float" office:value="0" calcext:value-type="float">
            <text:p>0</text:p>
          </table:table-cell>
          <table:table-cell table:formula="of:=[.C152]/[.B152]" office:value-type="percentage" office:value="0.111111111111111" calcext:value-type="percentage">
            <text:p>11,11%</text:p>
          </table:table-cell>
          <table:table-cell table:formula="of:=[.C152]/[.D152]" office:value-type="string" office:string-value="" calcext:value-type="error">
            <text:p>#DIV/0!</text:p>
          </table:table-cell>
          <table:table-cell table:formula="of:=[.C152]/[.K152]" office:value-type="string" office:string-value="" calcext:value-type="error">
            <text:p>#N/A</text:p>
          </table:table-cell>
          <table:table-cell table:formula="of:=[.C152]/[.K152]*100000" office:value-type="string" office:string-value="" calcext:value-type="error">
            <text:p>#N/A</text:p>
          </table:table-cell>
          <table:table-cell/>
          <table:table-cell table:formula="of:=INDEX([$deathsprcountry.$C$2:$deathsprcountry.$C$227];MATCH([.$A152];[$deathsprcountry.$B$2:$deathsprcountry.$B$227];0))" office:value-type="string" office:string-value="" calcext:value-type="error">
            <text:p>#N/A</text:p>
          </table:table-cell>
          <table:table-cell table:formula="of:=INDEX([$Population.$C$2:$Population.$C$236];MATCH([.$A152];TRIM([$Population.$B$2:$Population.$B$236]);0))" office:value-type="string" office:string-value="" calcext:value-type="error">
            <text:p>#N/A</text:p>
          </table:table-cell>
          <table:table-cell table:formula="of:=([.J152]/1000)*[.K152]" office:value-type="string" office:string-value="" calcext:value-type="error">
            <text:p>#N/A</text:p>
          </table:table-cell>
          <table:table-cell table:formula="of:=[.J152]/1000" office:value-type="string" office:string-value="" calcext:value-type="error">
            <text:p>#N/A</text:p>
          </table:table-cell>
        </table:table-row>
        <table:table-row table:style-name="ro1">
          <table:table-cell table:formula="of:=[Coronacases.A152]" office:value-type="string" office:string-value="Cayman Islands" calcext:value-type="string">
            <text:p>Cayman Islands</text:p>
          </table:table-cell>
          <table:table-cell table:formula="of:=[Coronacases.B152]" office:value-type="float" office:value="45" calcext:value-type="float">
            <text:p>45</text:p>
          </table:table-cell>
          <table:table-cell table:formula="of:=[Coronacases.C152]" office:value-type="float" office:value="1" calcext:value-type="float">
            <text:p>1</text:p>
          </table:table-cell>
          <table:table-cell table:formula="of:=[Coronacases.D152]" office:value-type="float" office:value="6" calcext:value-type="float">
            <text:p>6</text:p>
          </table:table-cell>
          <table:table-cell table:formula="of:=[.C153]/[.B153]" office:value-type="percentage" office:value="0.0222222222222222" calcext:value-type="percentage">
            <text:p>2,22%</text:p>
          </table:table-cell>
          <table:table-cell table:formula="of:=[.C153]/[.D153]" office:value-type="percentage" office:value="0.166666666666667" calcext:value-type="percentage">
            <text:p>16,67%</text:p>
          </table:table-cell>
          <table:table-cell table:formula="of:=[.C153]/[.K153]" office:value-type="percentage" office:value="0.0000152156051246158" calcext:value-type="percentage">
            <text:p>0,00152%</text:p>
          </table:table-cell>
          <table:table-cell table:formula="of:=[.C153]/[.K153]*100000" office:value-type="float" office:value="1.52156051246158" calcext:value-type="float">
            <text:p>1,52</text:p>
          </table:table-cell>
          <table:table-cell/>
          <table:table-cell table:formula="of:=INDEX([$deathsprcountry.$C$2:$deathsprcountry.$C$227];MATCH([.$A153];[$deathsprcountry.$B$2:$deathsprcountry.$B$227];0))" office:value-type="float" office:value="5.9" calcext:value-type="float">
            <text:p>5,9</text:p>
          </table:table-cell>
          <table:table-cell table:formula="of:=INDEX([$Population.$C$2:$Population.$C$236];MATCH([.$A153];TRIM([$Population.$B$2:$Population.$B$236]);0))" office:value-type="float" office:value="65722" calcext:value-type="float">
            <text:p>65 722</text:p>
          </table:table-cell>
          <table:table-cell table:formula="of:=([.J153]/1000)*[.K153]" office:value-type="float" office:value="387.7598" calcext:value-type="float">
            <text:p>388</text:p>
          </table:table-cell>
          <table:table-cell table:formula="of:=[.J153]/1000" office:value-type="percentage" office:value="0.0059" calcext:value-type="percentage">
            <text:p>0,59%</text:p>
          </table:table-cell>
        </table:table-row>
        <table:table-row table:style-name="ro1">
          <table:table-cell table:formula="of:=[Coronacases.A153]" office:value-type="string" office:string-value="Gabon" calcext:value-type="string">
            <text:p>Gabon</text:p>
          </table:table-cell>
          <table:table-cell table:formula="of:=[Coronacases.B153]" office:value-type="float" office:value="44" calcext:value-type="float">
            <text:p>44</text:p>
          </table:table-cell>
          <table:table-cell table:formula="of:=[Coronacases.C153]" office:value-type="float" office:value="1" calcext:value-type="float">
            <text:p>1</text:p>
          </table:table-cell>
          <table:table-cell table:formula="of:=[Coronacases.D153]" office:value-type="float" office:value="1" calcext:value-type="float">
            <text:p>1</text:p>
          </table:table-cell>
          <table:table-cell table:formula="of:=[.C154]/[.B154]" office:value-type="percentage" office:value="0.0227272727272727" calcext:value-type="percentage">
            <text:p>2,27%</text:p>
          </table:table-cell>
          <table:table-cell table:formula="of:=[.C154]/[.D154]" office:value-type="percentage" office:value="1" calcext:value-type="percentage">
            <text:p>100,00%</text:p>
          </table:table-cell>
          <table:table-cell table:formula="of:=[.C154]/[.K154]" office:value-type="percentage" office:value="0.000000449289987033491" calcext:value-type="percentage">
            <text:p>0,00004%</text:p>
          </table:table-cell>
          <table:table-cell table:formula="of:=[.C154]/[.K154]*100000" office:value-type="float" office:value="0.0449289987033491" calcext:value-type="float">
            <text:p>0,04</text:p>
          </table:table-cell>
          <table:table-cell/>
          <table:table-cell table:formula="of:=INDEX([$deathsprcountry.$C$2:$deathsprcountry.$C$227];MATCH([.$A154];[$deathsprcountry.$B$2:$deathsprcountry.$B$227];0))" office:value-type="float" office:value="6.2" calcext:value-type="float">
            <text:p>6,2</text:p>
          </table:table-cell>
          <table:table-cell table:formula="of:=INDEX([$Population.$C$2:$Population.$C$236];MATCH([.$A154];TRIM([$Population.$B$2:$Population.$B$236]);0))" office:value-type="float" office:value="2225734" calcext:value-type="float">
            <text:p>2 225 734</text:p>
          </table:table-cell>
          <table:table-cell table:formula="of:=([.J154]/1000)*[.K154]" office:value-type="float" office:value="13799.5508" calcext:value-type="float">
            <text:p>13 800</text:p>
          </table:table-cell>
          <table:table-cell table:formula="of:=[.J154]/1000" office:value-type="percentage" office:value="0.0062" calcext:value-type="percentage">
            <text:p>0,62%</text:p>
          </table:table-cell>
        </table:table-row>
        <table:table-row table:style-name="ro1">
          <table:table-cell table:formula="of:=[Coronacases.A154]" office:value-type="string" office:string-value="Sint Maarten" calcext:value-type="string">
            <text:p>Sint Maarten</text:p>
          </table:table-cell>
          <table:table-cell table:formula="of:=[Coronacases.B154]" office:value-type="float" office:value="43" calcext:value-type="float">
            <text:p>43</text:p>
          </table:table-cell>
          <table:table-cell table:formula="of:=[Coronacases.C154]" office:value-type="float" office:value="6" calcext:value-type="float">
            <text:p>6</text:p>
          </table:table-cell>
          <table:table-cell table:formula="of:=[Coronacases.D154]" office:value-type="float" office:value="1" calcext:value-type="float">
            <text:p>1</text:p>
          </table:table-cell>
          <table:table-cell table:formula="of:=[.C155]/[.B155]" office:value-type="percentage" office:value="0.13953488372093" calcext:value-type="percentage">
            <text:p>13,95%</text:p>
          </table:table-cell>
          <table:table-cell table:formula="of:=[.C155]/[.D155]" office:value-type="percentage" office:value="6" calcext:value-type="percentage">
            <text:p>600,00%</text:p>
          </table:table-cell>
          <table:table-cell table:formula="of:=[.C155]/[.K155]" office:value-type="percentage" office:value="0.000139938427092079" calcext:value-type="percentage">
            <text:p>0,01399%</text:p>
          </table:table-cell>
          <table:table-cell table:formula="of:=[.C155]/[.K155]*100000" office:value-type="float" office:value="13.9938427092079" calcext:value-type="float">
            <text:p>13,99</text:p>
          </table:table-cell>
          <table:table-cell/>
          <table:table-cell table:formula="of:=INDEX([$deathsprcountry.$C$2:$deathsprcountry.$C$227];MATCH([.$A155];[$deathsprcountry.$B$2:$deathsprcountry.$B$227];0))" office:value-type="float" office:value="5.4" calcext:value-type="float">
            <text:p>5,4</text:p>
          </table:table-cell>
          <table:table-cell table:formula="of:=INDEX([$Population.$C$2:$Population.$C$236];MATCH([.$A155];TRIM([$Population.$B$2:$Population.$B$236]);0))" office:value-type="float" office:value="42876" calcext:value-type="float">
            <text:p>42 876</text:p>
          </table:table-cell>
          <table:table-cell table:formula="of:=([.J155]/1000)*[.K155]" office:value-type="float" office:value="231.5304" calcext:value-type="float">
            <text:p>232</text:p>
          </table:table-cell>
          <table:table-cell table:formula="of:=[.J155]/1000" office:value-type="percentage" office:value="0.0054" calcext:value-type="percentage">
            <text:p>0,54%</text:p>
          </table:table-cell>
        </table:table-row>
        <table:table-row table:style-name="ro1">
          <table:table-cell table:formula="of:=[Coronacases.A155]" office:value-type="string" office:string-value="Bahamas" calcext:value-type="string">
            <text:p>Bahamas</text:p>
          </table:table-cell>
          <table:table-cell table:formula="of:=[Coronacases.B155]" office:value-type="float" office:value="41" calcext:value-type="float">
            <text:p>41</text:p>
          </table:table-cell>
          <table:table-cell table:formula="of:=[Coronacases.C155]" office:value-type="float" office:value="8" calcext:value-type="float">
            <text:p>8</text:p>
          </table:table-cell>
          <table:table-cell table:formula="of:=[Coronacases.D155]" office:value-type="float" office:value="5" calcext:value-type="float">
            <text:p>5</text:p>
          </table:table-cell>
          <table:table-cell table:formula="of:=[.C156]/[.B156]" office:value-type="percentage" office:value="0.195121951219512" calcext:value-type="percentage">
            <text:p>19,51%</text:p>
          </table:table-cell>
          <table:table-cell table:formula="of:=[.C156]/[.D156]" office:value-type="percentage" office:value="1.6" calcext:value-type="percentage">
            <text:p>160,00%</text:p>
          </table:table-cell>
          <table:table-cell table:formula="of:=[.C156]/[.K156]" office:value-type="percentage" office:value="0.0000203436034624813" calcext:value-type="percentage">
            <text:p>0,00203%</text:p>
          </table:table-cell>
          <table:table-cell table:formula="of:=[.C156]/[.K156]*100000" office:value-type="float" office:value="2.03436034624813" calcext:value-type="float">
            <text:p>2,03</text:p>
          </table:table-cell>
          <table:table-cell/>
          <table:table-cell table:formula="of:=INDEX([$deathsprcountry.$C$2:$deathsprcountry.$C$227];MATCH([.$A156];[$deathsprcountry.$B$2:$deathsprcountry.$B$227];0))" office:value-type="string" office:string-value="" calcext:value-type="error">
            <text:p>#N/A</text:p>
          </table:table-cell>
          <table:table-cell table:formula="of:=INDEX([$Population.$C$2:$Population.$C$236];MATCH([.$A156];TRIM([$Population.$B$2:$Population.$B$236]);0))" office:value-type="float" office:value="393244" calcext:value-type="float">
            <text:p>393 244</text:p>
          </table:table-cell>
          <table:table-cell table:formula="of:=([.J156]/1000)*[.K156]" office:value-type="string" office:string-value="" calcext:value-type="error">
            <text:p>#N/A</text:p>
          </table:table-cell>
          <table:table-cell table:formula="of:=[.J156]/1000" office:value-type="string" office:string-value="" calcext:value-type="error">
            <text:p>#N/A</text:p>
          </table:table-cell>
        </table:table-row>
        <table:table-row table:style-name="ro1">
          <table:table-cell table:formula="of:=[Coronacases.A156]" office:value-type="string" office:string-value="Zambia" calcext:value-type="string">
            <text:p>Zambia</text:p>
          </table:table-cell>
          <table:table-cell table:formula="of:=[Coronacases.B156]" office:value-type="float" office:value="39" calcext:value-type="float">
            <text:p>39</text:p>
          </table:table-cell>
          <table:table-cell table:formula="of:=[Coronacases.C156]" office:value-type="float" office:value="1" calcext:value-type="float">
            <text:p>1</text:p>
          </table:table-cell>
          <table:table-cell table:formula="of:=[Coronacases.D156]" office:value-type="float" office:value="3" calcext:value-type="float">
            <text:p>3</text:p>
          </table:table-cell>
          <table:table-cell table:formula="of:=[.C157]/[.B157]" office:value-type="percentage" office:value="0.0256410256410256" calcext:value-type="percentage">
            <text:p>2,56%</text:p>
          </table:table-cell>
          <table:table-cell table:formula="of:=[.C157]/[.D157]" office:value-type="percentage" office:value="0.333333333333333" calcext:value-type="percentage">
            <text:p>33,33%</text:p>
          </table:table-cell>
          <table:table-cell table:formula="of:=[.C157]/[.K157]" office:value-type="percentage" office:value="0.0000000543952593443576" calcext:value-type="percentage">
            <text:p>0,00001%</text:p>
          </table:table-cell>
          <table:table-cell table:formula="of:=[.C157]/[.K157]*100000" office:value-type="float" office:value="0.00543952593443576" calcext:value-type="float">
            <text:p>0,01</text:p>
          </table:table-cell>
          <table:table-cell/>
          <table:table-cell table:formula="of:=INDEX([$deathsprcountry.$C$2:$deathsprcountry.$C$227];MATCH([.$A157];[$deathsprcountry.$B$2:$deathsprcountry.$B$227];0))" office:value-type="float" office:value="12" calcext:value-type="float">
            <text:p>12</text:p>
          </table:table-cell>
          <table:table-cell table:formula="of:=INDEX([$Population.$C$2:$Population.$C$236];MATCH([.$A157];TRIM([$Population.$B$2:$Population.$B$236]);0))" office:value-type="float" office:value="18383955" calcext:value-type="float">
            <text:p>18 383 955</text:p>
          </table:table-cell>
          <table:table-cell table:formula="of:=([.J157]/1000)*[.K157]" office:value-type="float" office:value="220607.46" calcext:value-type="float">
            <text:p>220 607</text:p>
          </table:table-cell>
          <table:table-cell table:formula="of:=[.J157]/1000" office:value-type="percentage" office:value="0.012" calcext:value-type="percentage">
            <text:p>1,20%</text:p>
          </table:table-cell>
        </table:table-row>
        <table:table-row table:style-name="ro1">
          <table:table-cell table:formula="of:=[Coronacases.A157]" office:value-type="string" office:string-value="Guyana" calcext:value-type="string">
            <text:p>Guyana</text:p>
          </table:table-cell>
          <table:table-cell table:formula="of:=[Coronacases.B157]" office:value-type="float" office:value="37" calcext:value-type="float">
            <text:p>37</text:p>
          </table:table-cell>
          <table:table-cell table:formula="of:=[Coronacases.C157]" office:value-type="float" office:value="6" calcext:value-type="float">
            <text:p>6</text:p>
          </table:table-cell>
          <table:table-cell table:formula="of:=[Coronacases.D157]" office:value-type="float" office:value="8" calcext:value-type="float">
            <text:p>8</text:p>
          </table:table-cell>
          <table:table-cell table:formula="of:=[.C158]/[.B158]" office:value-type="percentage" office:value="0.162162162162162" calcext:value-type="percentage">
            <text:p>16,22%</text:p>
          </table:table-cell>
          <table:table-cell table:formula="of:=[.C158]/[.D158]" office:value-type="percentage" office:value="0.75" calcext:value-type="percentage">
            <text:p>75,00%</text:p>
          </table:table-cell>
          <table:table-cell table:formula="of:=[.C158]/[.K158]" office:value-type="percentage" office:value="0.00000762823055564031" calcext:value-type="percentage">
            <text:p>0,00076%</text:p>
          </table:table-cell>
          <table:table-cell table:formula="of:=[.C158]/[.K158]*100000" office:value-type="float" office:value="0.762823055564031" calcext:value-type="float">
            <text:p>0,76</text:p>
          </table:table-cell>
          <table:table-cell/>
          <table:table-cell table:formula="of:=INDEX([$deathsprcountry.$C$2:$deathsprcountry.$C$227];MATCH([.$A158];[$deathsprcountry.$B$2:$deathsprcountry.$B$227];0))" office:value-type="float" office:value="7.4" calcext:value-type="float">
            <text:p>7,4</text:p>
          </table:table-cell>
          <table:table-cell table:formula="of:=INDEX([$Population.$C$2:$Population.$C$236];MATCH([.$A158];TRIM([$Population.$B$2:$Population.$B$236]);0))" office:value-type="float" office:value="786552" calcext:value-type="float">
            <text:p>786 552</text:p>
          </table:table-cell>
          <table:table-cell table:formula="of:=([.J158]/1000)*[.K158]" office:value-type="float" office:value="5820.4848" calcext:value-type="float">
            <text:p>5 820</text:p>
          </table:table-cell>
          <table:table-cell table:formula="of:=[.J158]/1000" office:value-type="percentage" office:value="0.0074" calcext:value-type="percentage">
            <text:p>0,74%</text:p>
          </table:table-cell>
        </table:table-row>
        <table:table-row table:style-name="ro1">
          <table:table-cell table:formula="of:=[Coronacases.A158]" office:value-type="string" office:string-value="Guinea-Bissau" calcext:value-type="string">
            <text:p>Guinea-Bissau</text:p>
          </table:table-cell>
          <table:table-cell table:formula="of:=[Coronacases.B158]" office:value-type="float" office:value="36" calcext:value-type="float">
            <text:p>36</text:p>
          </table:table-cell>
          <table:table-cell table:formula="of:=[Coronacases.C158]" office:value-type="float" office:value="0" calcext:value-type="float">
            <text:p>0</text:p>
          </table:table-cell>
          <table:table-cell table:formula="of:=[Coronacases.D158]" office:value-type="float" office:value="0" calcext:value-type="float">
            <text:p>0</text:p>
          </table:table-cell>
          <table:table-cell table:formula="of:=[.C159]/[.B159]" office:value-type="percentage" office:value="0" calcext:value-type="percentage">
            <text:p>0,00%</text:p>
          </table:table-cell>
          <table:table-cell table:formula="of:=[.C159]/[.D159]" office:value-type="string" office:string-value="" calcext:value-type="error">
            <text:p>#DIV/0!</text:p>
          </table:table-cell>
          <table:table-cell table:formula="of:=[.C159]/[.K159]" office:value-type="percentage" office:value="0" calcext:value-type="percentage">
            <text:p>0,00000%</text:p>
          </table:table-cell>
          <table:table-cell table:formula="of:=[.C159]/[.K159]*100000" office:value-type="float" office:value="0" calcext:value-type="float">
            <text:p>0,00</text:p>
          </table:table-cell>
          <table:table-cell/>
          <table:table-cell table:formula="of:=INDEX([$deathsprcountry.$C$2:$deathsprcountry.$C$227];MATCH([.$A159];[$deathsprcountry.$B$2:$deathsprcountry.$B$227];0))" office:value-type="float" office:value="8.5" calcext:value-type="float">
            <text:p>8,5</text:p>
          </table:table-cell>
          <table:table-cell table:formula="of:=INDEX([$Population.$C$2:$Population.$C$236];MATCH([.$A159];TRIM([$Population.$B$2:$Population.$B$236]);0))" office:value-type="float" office:value="1968001" calcext:value-type="float">
            <text:p>1 968 001</text:p>
          </table:table-cell>
          <table:table-cell table:formula="of:=([.J159]/1000)*[.K159]" office:value-type="float" office:value="16728.0085" calcext:value-type="float">
            <text:p>16 728</text:p>
          </table:table-cell>
          <table:table-cell table:formula="of:=[.J159]/1000" office:value-type="percentage" office:value="0.0085" calcext:value-type="percentage">
            <text:p>0,85%</text:p>
          </table:table-cell>
        </table:table-row>
        <table:table-row table:style-name="ro1">
          <table:table-cell table:formula="of:=[Coronacases.A159]" office:value-type="string" office:string-value="Eritrea" calcext:value-type="string">
            <text:p>Eritrea</text:p>
          </table:table-cell>
          <table:table-cell table:formula="of:=[Coronacases.B159]" office:value-type="float" office:value="33" calcext:value-type="float">
            <text:p>33</text:p>
          </table:table-cell>
          <table:table-cell table:formula="of:=[Coronacases.C159]" office:value-type="float" office:value="0" calcext:value-type="float">
            <text:p>0</text:p>
          </table:table-cell>
          <table:table-cell table:formula="of:=[Coronacases.D159]" office:value-type="float" office:value="0" calcext:value-type="float">
            <text:p>0</text:p>
          </table:table-cell>
          <table:table-cell table:formula="of:=[.C160]/[.B160]" office:value-type="percentage" office:value="0" calcext:value-type="percentage">
            <text:p>0,00%</text:p>
          </table:table-cell>
          <table:table-cell table:formula="of:=[.C160]/[.D160]" office:value-type="string" office:string-value="" calcext:value-type="error">
            <text:p>#DIV/0!</text:p>
          </table:table-cell>
          <table:table-cell table:formula="of:=[.C160]/[.K160]" office:value-type="percentage" office:value="0" calcext:value-type="percentage">
            <text:p>0,00000%</text:p>
          </table:table-cell>
          <table:table-cell table:formula="of:=[.C160]/[.K160]*100000" office:value-type="float" office:value="0" calcext:value-type="float">
            <text:p>0,00</text:p>
          </table:table-cell>
          <table:table-cell/>
          <table:table-cell table:formula="of:=INDEX([$deathsprcountry.$C$2:$deathsprcountry.$C$227];MATCH([.$A160];[$deathsprcountry.$B$2:$deathsprcountry.$B$227];0))" office:value-type="float" office:value="7.1" calcext:value-type="float">
            <text:p>7,1</text:p>
          </table:table-cell>
          <table:table-cell table:formula="of:=INDEX([$Population.$C$2:$Population.$C$236];MATCH([.$A160];TRIM([$Population.$B$2:$Population.$B$236]);0))" office:value-type="float" office:value="3546421" calcext:value-type="float">
            <text:p>3 546 421</text:p>
          </table:table-cell>
          <table:table-cell table:formula="of:=([.J160]/1000)*[.K160]" office:value-type="float" office:value="25179.5891" calcext:value-type="float">
            <text:p>25 180</text:p>
          </table:table-cell>
          <table:table-cell table:formula="of:=[.J160]/1000" office:value-type="percentage" office:value="0.0071" calcext:value-type="percentage">
            <text:p>0,71%</text:p>
          </table:table-cell>
        </table:table-row>
        <table:table-row table:style-name="ro1">
          <table:table-cell table:formula="of:=[Coronacases.A160]" office:value-type="string" office:string-value="Saint Martin" calcext:value-type="string">
            <text:p>Saint Martin</text:p>
          </table:table-cell>
          <table:table-cell table:formula="of:=[Coronacases.B160]" office:value-type="float" office:value="32" calcext:value-type="float">
            <text:p>32</text:p>
          </table:table-cell>
          <table:table-cell table:formula="of:=[Coronacases.C160]" office:value-type="float" office:value="2" calcext:value-type="float">
            <text:p>2</text:p>
          </table:table-cell>
          <table:table-cell table:formula="of:=[Coronacases.D160]" office:value-type="float" office:value="11" calcext:value-type="float">
            <text:p>11</text:p>
          </table:table-cell>
          <table:table-cell table:formula="of:=[.C161]/[.B161]" office:value-type="percentage" office:value="0.0625" calcext:value-type="percentage">
            <text:p>6,25%</text:p>
          </table:table-cell>
          <table:table-cell table:formula="of:=[.C161]/[.D161]" office:value-type="percentage" office:value="0.181818181818182" calcext:value-type="percentage">
            <text:p>18,18%</text:p>
          </table:table-cell>
          <table:table-cell table:formula="of:=[.C161]/[.K161]" office:value-type="percentage" office:value="0.0000517250297418921" calcext:value-type="percentage">
            <text:p>0,00517%</text:p>
          </table:table-cell>
          <table:table-cell table:formula="of:=[.C161]/[.K161]*100000" office:value-type="float" office:value="5.17250297418921" calcext:value-type="float">
            <text:p>5,17</text:p>
          </table:table-cell>
          <table:table-cell/>
          <table:table-cell table:formula="of:=INDEX([$deathsprcountry.$C$2:$deathsprcountry.$C$227];MATCH([.$A161];[$deathsprcountry.$B$2:$deathsprcountry.$B$227];0))" office:value-type="string" office:string-value="" calcext:value-type="error">
            <text:p>#N/A</text:p>
          </table:table-cell>
          <table:table-cell table:formula="of:=INDEX([$Population.$C$2:$Population.$C$236];MATCH([.$A161];TRIM([$Population.$B$2:$Population.$B$236]);0))" office:value-type="float" office:value="38666" calcext:value-type="float">
            <text:p>38 666</text:p>
          </table:table-cell>
          <table:table-cell table:formula="of:=([.J161]/1000)*[.K161]" office:value-type="string" office:string-value="" calcext:value-type="error">
            <text:p>#N/A</text:p>
          </table:table-cell>
          <table:table-cell table:formula="of:=[.J161]/1000" office:value-type="string" office:string-value="" calcext:value-type="error">
            <text:p>#N/A</text:p>
          </table:table-cell>
        </table:table-row>
        <table:table-row table:style-name="ro1">
          <table:table-cell table:formula="of:=[Coronacases.A161]" office:value-type="string" office:string-value="Liberia" calcext:value-type="string">
            <text:p>Liberia</text:p>
          </table:table-cell>
          <table:table-cell table:formula="of:=[Coronacases.B161]" office:value-type="float" office:value="31" calcext:value-type="float">
            <text:p>31</text:p>
          </table:table-cell>
          <table:table-cell table:formula="of:=[Coronacases.C161]" office:value-type="float" office:value="4" calcext:value-type="float">
            <text:p>4</text:p>
          </table:table-cell>
          <table:table-cell table:formula="of:=[Coronacases.D161]" office:value-type="float" office:value="3" calcext:value-type="float">
            <text:p>3</text:p>
          </table:table-cell>
          <table:table-cell table:formula="of:=[.C162]/[.B162]" office:value-type="percentage" office:value="0.129032258064516" calcext:value-type="percentage">
            <text:p>12,90%</text:p>
          </table:table-cell>
          <table:table-cell table:formula="of:=[.C162]/[.D162]" office:value-type="percentage" office:value="1.33333333333333" calcext:value-type="percentage">
            <text:p>133,33%</text:p>
          </table:table-cell>
          <table:table-cell table:formula="of:=[.C162]/[.K162]" office:value-type="percentage" office:value="0.000000790876292909735" calcext:value-type="percentage">
            <text:p>0,00008%</text:p>
          </table:table-cell>
          <table:table-cell table:formula="of:=[.C162]/[.K162]*100000" office:value-type="float" office:value="0.0790876292909735" calcext:value-type="float">
            <text:p>0,08</text:p>
          </table:table-cell>
          <table:table-cell/>
          <table:table-cell table:formula="of:=INDEX([$deathsprcountry.$C$2:$deathsprcountry.$C$227];MATCH([.$A162];[$deathsprcountry.$B$2:$deathsprcountry.$B$227];0))" office:value-type="float" office:value="7.4" calcext:value-type="float">
            <text:p>7,4</text:p>
          </table:table-cell>
          <table:table-cell table:formula="of:=INDEX([$Population.$C$2:$Population.$C$236];MATCH([.$A162];TRIM([$Population.$B$2:$Population.$B$236]);0))" office:value-type="float" office:value="5057681" calcext:value-type="float">
            <text:p>5 057 681</text:p>
          </table:table-cell>
          <table:table-cell table:formula="of:=([.J162]/1000)*[.K162]" office:value-type="float" office:value="37426.8394" calcext:value-type="float">
            <text:p>37 427</text:p>
          </table:table-cell>
          <table:table-cell table:formula="of:=[.J162]/1000" office:value-type="percentage" office:value="0.0074" calcext:value-type="percentage">
            <text:p>0,74%</text:p>
          </table:table-cell>
        </table:table-row>
        <table:table-row table:style-name="ro1">
          <table:table-cell table:formula="of:=[Coronacases.A162]" office:value-type="string" office:string-value="Haiti" calcext:value-type="string">
            <text:p>Haiti</text:p>
          </table:table-cell>
          <table:table-cell table:formula="of:=[Coronacases.B162]" office:value-type="float" office:value="30" calcext:value-type="float">
            <text:p>30</text:p>
          </table:table-cell>
          <table:table-cell table:formula="of:=[Coronacases.C162]" office:value-type="float" office:value="2" calcext:value-type="float">
            <text:p>2</text:p>
          </table:table-cell>
          <table:table-cell table:formula="of:=[Coronacases.D162]" office:value-type="float" office:value="0" calcext:value-type="float">
            <text:p>0</text:p>
          </table:table-cell>
          <table:table-cell table:formula="of:=[.C163]/[.B163]" office:value-type="percentage" office:value="0.0666666666666667" calcext:value-type="percentage">
            <text:p>6,67%</text:p>
          </table:table-cell>
          <table:table-cell table:formula="of:=[.C163]/[.D163]" office:value-type="string" office:string-value="" calcext:value-type="error">
            <text:p>#DIV/0!</text:p>
          </table:table-cell>
          <table:table-cell table:formula="of:=[.C163]/[.K163]" office:value-type="percentage" office:value="0.00000017539970083827" calcext:value-type="percentage">
            <text:p>0,00002%</text:p>
          </table:table-cell>
          <table:table-cell table:formula="of:=[.C163]/[.K163]*100000" office:value-type="float" office:value="0.017539970083827" calcext:value-type="float">
            <text:p>0,02</text:p>
          </table:table-cell>
          <table:table-cell/>
          <table:table-cell table:formula="of:=INDEX([$deathsprcountry.$C$2:$deathsprcountry.$C$227];MATCH([.$A163];[$deathsprcountry.$B$2:$deathsprcountry.$B$227];0))" office:value-type="float" office:value="7.5" calcext:value-type="float">
            <text:p>7,5</text:p>
          </table:table-cell>
          <table:table-cell table:formula="of:=INDEX([$Population.$C$2:$Population.$C$236];MATCH([.$A163];TRIM([$Population.$B$2:$Population.$B$236]);0))" office:value-type="float" office:value="11402528" calcext:value-type="float">
            <text:p>11 402 528</text:p>
          </table:table-cell>
          <table:table-cell table:formula="of:=([.J163]/1000)*[.K163]" office:value-type="float" office:value="85518.96" calcext:value-type="float">
            <text:p>85 519</text:p>
          </table:table-cell>
          <table:table-cell table:formula="of:=[.J163]/1000" office:value-type="percentage" office:value="0.0075" calcext:value-type="percentage">
            <text:p>0,75%</text:p>
          </table:table-cell>
        </table:table-row>
        <table:table-row table:style-name="ro1">
          <table:table-cell table:formula="of:=[Coronacases.A163]" office:value-type="string" office:string-value="Benin" calcext:value-type="string">
            <text:p>Benin</text:p>
          </table:table-cell>
          <table:table-cell table:formula="of:=[Coronacases.B163]" office:value-type="float" office:value="26" calcext:value-type="float">
            <text:p>26</text:p>
          </table:table-cell>
          <table:table-cell table:formula="of:=[Coronacases.C163]" office:value-type="float" office:value="1" calcext:value-type="float">
            <text:p>1</text:p>
          </table:table-cell>
          <table:table-cell table:formula="of:=[Coronacases.D163]" office:value-type="float" office:value="5" calcext:value-type="float">
            <text:p>5</text:p>
          </table:table-cell>
          <table:table-cell table:formula="of:=[.C164]/[.B164]" office:value-type="percentage" office:value="0.0384615384615385" calcext:value-type="percentage">
            <text:p>3,85%</text:p>
          </table:table-cell>
          <table:table-cell table:formula="of:=[.C164]/[.D164]" office:value-type="percentage" office:value="0.2" calcext:value-type="percentage">
            <text:p>20,00%</text:p>
          </table:table-cell>
          <table:table-cell table:formula="of:=[.C164]/[.K164]" office:value-type="percentage" office:value="0.0000000824864722185562" calcext:value-type="percentage">
            <text:p>0,00001%</text:p>
          </table:table-cell>
          <table:table-cell table:formula="of:=[.C164]/[.K164]*100000" office:value-type="float" office:value="0.00824864722185562" calcext:value-type="float">
            <text:p>0,01</text:p>
          </table:table-cell>
          <table:table-cell/>
          <table:table-cell table:formula="of:=INDEX([$deathsprcountry.$C$2:$deathsprcountry.$C$227];MATCH([.$A164];[$deathsprcountry.$B$2:$deathsprcountry.$B$227];0))" office:value-type="float" office:value="7.7" calcext:value-type="float">
            <text:p>7,7</text:p>
          </table:table-cell>
          <table:table-cell table:formula="of:=INDEX([$Population.$C$2:$Population.$C$236];MATCH([.$A164];TRIM([$Population.$B$2:$Population.$B$236]);0))" office:value-type="float" office:value="12123200" calcext:value-type="float">
            <text:p>12 123 200</text:p>
          </table:table-cell>
          <table:table-cell table:formula="of:=([.J164]/1000)*[.K164]" office:value-type="float" office:value="93348.64" calcext:value-type="float">
            <text:p>93 349</text:p>
          </table:table-cell>
          <table:table-cell table:formula="of:=[.J164]/1000" office:value-type="percentage" office:value="0.0077" calcext:value-type="percentage">
            <text:p>0,77%</text:p>
          </table:table-cell>
        </table:table-row>
        <table:table-row table:style-name="ro1">
          <table:table-cell table:formula="of:=[Coronacases.A164]" office:value-type="string" office:string-value="Tanzania" calcext:value-type="string">
            <text:p>Tanzania</text:p>
          </table:table-cell>
          <table:table-cell table:formula="of:=[Coronacases.B164]" office:value-type="float" office:value="25" calcext:value-type="float">
            <text:p>25</text:p>
          </table:table-cell>
          <table:table-cell table:formula="of:=[Coronacases.C164]" office:value-type="float" office:value="1" calcext:value-type="float">
            <text:p>1</text:p>
          </table:table-cell>
          <table:table-cell table:formula="of:=[Coronacases.D164]" office:value-type="float" office:value="5" calcext:value-type="float">
            <text:p>5</text:p>
          </table:table-cell>
          <table:table-cell table:formula="of:=[.C165]/[.B165]" office:value-type="percentage" office:value="0.04" calcext:value-type="percentage">
            <text:p>4,00%</text:p>
          </table:table-cell>
          <table:table-cell table:formula="of:=[.C165]/[.D165]" office:value-type="percentage" office:value="0.2" calcext:value-type="percentage">
            <text:p>20,00%</text:p>
          </table:table-cell>
          <table:table-cell table:formula="of:=[.C165]/[.K165]" office:value-type="percentage" office:value="0.0000000167408234924914" calcext:value-type="percentage">
            <text:p>0,00000%</text:p>
          </table:table-cell>
          <table:table-cell table:formula="of:=[.C165]/[.K165]*100000" office:value-type="float" office:value="0.00167408234924914" calcext:value-type="float">
            <text:p>0,00</text:p>
          </table:table-cell>
          <table:table-cell/>
          <table:table-cell table:formula="of:=INDEX([$deathsprcountry.$C$2:$deathsprcountry.$C$227];MATCH([.$A165];[$deathsprcountry.$B$2:$deathsprcountry.$B$227];0))" office:value-type="float" office:value="7.5" calcext:value-type="float">
            <text:p>7,5</text:p>
          </table:table-cell>
          <table:table-cell table:formula="of:=INDEX([$Population.$C$2:$Population.$C$236];MATCH([.$A165];TRIM([$Population.$B$2:$Population.$B$236]);0))" office:value-type="float" office:value="59734218" calcext:value-type="float">
            <text:p>59 734 218</text:p>
          </table:table-cell>
          <table:table-cell table:formula="of:=([.J165]/1000)*[.K165]" office:value-type="float" office:value="448006.635" calcext:value-type="float">
            <text:p>448 007</text:p>
          </table:table-cell>
          <table:table-cell table:formula="of:=[.J165]/1000" office:value-type="percentage" office:value="0.0075" calcext:value-type="percentage">
            <text:p>0,75%</text:p>
          </table:table-cell>
        </table:table-row>
        <table:table-row table:style-name="ro1">
          <table:table-cell table:formula="of:=[Coronacases.A165]" office:value-type="string" office:string-value="Libya" calcext:value-type="string">
            <text:p>Libya</text:p>
          </table:table-cell>
          <table:table-cell table:formula="of:=[Coronacases.B165]" office:value-type="float" office:value="24" calcext:value-type="float">
            <text:p>24</text:p>
          </table:table-cell>
          <table:table-cell table:formula="of:=[Coronacases.C165]" office:value-type="float" office:value="1" calcext:value-type="float">
            <text:p>1</text:p>
          </table:table-cell>
          <table:table-cell table:formula="of:=[Coronacases.D165]" office:value-type="float" office:value="8" calcext:value-type="float">
            <text:p>8</text:p>
          </table:table-cell>
          <table:table-cell table:formula="of:=[.C166]/[.B166]" office:value-type="percentage" office:value="0.0416666666666667" calcext:value-type="percentage">
            <text:p>4,17%</text:p>
          </table:table-cell>
          <table:table-cell table:formula="of:=[.C166]/[.D166]" office:value-type="percentage" office:value="0.125" calcext:value-type="percentage">
            <text:p>12,50%</text:p>
          </table:table-cell>
          <table:table-cell table:formula="of:=[.C166]/[.K166]" office:value-type="percentage" office:value="0.000000145533038037097" calcext:value-type="percentage">
            <text:p>0,00001%</text:p>
          </table:table-cell>
          <table:table-cell table:formula="of:=[.C166]/[.K166]*100000" office:value-type="float" office:value="0.0145533038037097" calcext:value-type="float">
            <text:p>0,01</text:p>
          </table:table-cell>
          <table:table-cell/>
          <table:table-cell table:formula="of:=INDEX([$deathsprcountry.$C$2:$deathsprcountry.$C$227];MATCH([.$A166];[$deathsprcountry.$B$2:$deathsprcountry.$B$227];0))" office:value-type="float" office:value="3.7" calcext:value-type="float">
            <text:p>3,7</text:p>
          </table:table-cell>
          <table:table-cell table:formula="of:=INDEX([$Population.$C$2:$Population.$C$236];MATCH([.$A166];TRIM([$Population.$B$2:$Population.$B$236]);0))" office:value-type="float" office:value="6871292" calcext:value-type="float">
            <text:p>6 871 292</text:p>
          </table:table-cell>
          <table:table-cell table:formula="of:=([.J166]/1000)*[.K166]" office:value-type="float" office:value="25423.7804" calcext:value-type="float">
            <text:p>25 424</text:p>
          </table:table-cell>
          <table:table-cell table:formula="of:=[.J166]/1000" office:value-type="percentage" office:value="0.0037" calcext:value-type="percentage">
            <text:p>0,37%</text:p>
          </table:table-cell>
        </table:table-row>
        <table:table-row table:style-name="ro1">
          <table:table-cell table:formula="of:=[Coronacases.A166]" office:value-type="string" office:string-value="Myanmar" calcext:value-type="string">
            <text:p>Myanmar</text:p>
          </table:table-cell>
          <table:table-cell table:formula="of:=[Coronacases.B166]" office:value-type="float" office:value="23" calcext:value-type="float">
            <text:p>23</text:p>
          </table:table-cell>
          <table:table-cell table:formula="of:=[Coronacases.C166]" office:value-type="float" office:value="3" calcext:value-type="float">
            <text:p>3</text:p>
          </table:table-cell>
          <table:table-cell table:formula="of:=[Coronacases.D166]" office:value-type="float" office:value="2" calcext:value-type="float">
            <text:p>2</text:p>
          </table:table-cell>
          <table:table-cell table:formula="of:=[.C167]/[.B167]" office:value-type="percentage" office:value="0.130434782608696" calcext:value-type="percentage">
            <text:p>13,04%</text:p>
          </table:table-cell>
          <table:table-cell table:formula="of:=[.C167]/[.D167]" office:value-type="percentage" office:value="1.5" calcext:value-type="percentage">
            <text:p>150,00%</text:p>
          </table:table-cell>
          <table:table-cell table:formula="of:=[.C167]/[.K167]" office:value-type="percentage" office:value="0.0000000551371260324427" calcext:value-type="percentage">
            <text:p>0,00001%</text:p>
          </table:table-cell>
          <table:table-cell table:formula="of:=[.C167]/[.K167]*100000" office:value-type="float" office:value="0.00551371260324427" calcext:value-type="float">
            <text:p>0,01</text:p>
          </table:table-cell>
          <table:table-cell/>
          <table:table-cell table:formula="of:=INDEX([$deathsprcountry.$C$2:$deathsprcountry.$C$227];MATCH([.$A167];[$deathsprcountry.$B$2:$deathsprcountry.$B$227];0))" office:value-type="string" office:string-value="" calcext:value-type="error">
            <text:p>#N/A</text:p>
          </table:table-cell>
          <table:table-cell table:formula="of:=INDEX([$Population.$C$2:$Population.$C$236];MATCH([.$A167];TRIM([$Population.$B$2:$Population.$B$236]);0))" office:value-type="float" office:value="54409800" calcext:value-type="float">
            <text:p>54 409 800</text:p>
          </table:table-cell>
          <table:table-cell table:formula="of:=([.J167]/1000)*[.K167]" office:value-type="string" office:string-value="" calcext:value-type="error">
            <text:p>#N/A</text:p>
          </table:table-cell>
          <table:table-cell table:formula="of:=[.J167]/1000" office:value-type="string" office:string-value="" calcext:value-type="error">
            <text:p>#N/A</text:p>
          </table:table-cell>
        </table:table-row>
        <table:table-row table:style-name="ro1">
          <table:table-cell table:formula="of:=[Coronacases.A167]" office:value-type="string" office:string-value="Maldives" calcext:value-type="string">
            <text:p>Maldives</text:p>
          </table:table-cell>
          <table:table-cell table:formula="of:=[Coronacases.B167]" office:value-type="float" office:value="19" calcext:value-type="float">
            <text:p>19</text:p>
          </table:table-cell>
          <table:table-cell table:formula="of:=[Coronacases.C167]" office:value-type="float" office:value="0" calcext:value-type="float">
            <text:p>0</text:p>
          </table:table-cell>
          <table:table-cell table:formula="of:=[Coronacases.D167]" office:value-type="float" office:value="13" calcext:value-type="float">
            <text:p>13</text:p>
          </table:table-cell>
          <table:table-cell table:formula="of:=[.C168]/[.B168]" office:value-type="percentage" office:value="0" calcext:value-type="percentage">
            <text:p>0,00%</text:p>
          </table:table-cell>
          <table:table-cell table:formula="of:=[.C168]/[.D168]" office:value-type="percentage" office:value="0" calcext:value-type="percentage">
            <text:p>0,00%</text:p>
          </table:table-cell>
          <table:table-cell table:formula="of:=[.C168]/[.K168]" office:value-type="percentage" office:value="0" calcext:value-type="percentage">
            <text:p>0,00000%</text:p>
          </table:table-cell>
          <table:table-cell table:formula="of:=[.C168]/[.K168]*100000" office:value-type="float" office:value="0" calcext:value-type="float">
            <text:p>0,00</text:p>
          </table:table-cell>
          <table:table-cell/>
          <table:table-cell table:formula="of:=INDEX([$deathsprcountry.$C$2:$deathsprcountry.$C$227];MATCH([.$A168];[$deathsprcountry.$B$2:$deathsprcountry.$B$227];0))" office:value-type="float" office:value="4" calcext:value-type="float">
            <text:p>4</text:p>
          </table:table-cell>
          <table:table-cell table:formula="of:=INDEX([$Population.$C$2:$Population.$C$236];MATCH([.$A168];TRIM([$Population.$B$2:$Population.$B$236]);0))" office:value-type="float" office:value="540544" calcext:value-type="float">
            <text:p>540 544</text:p>
          </table:table-cell>
          <table:table-cell table:formula="of:=([.J168]/1000)*[.K168]" office:value-type="float" office:value="2162.176" calcext:value-type="float">
            <text:p>2 162</text:p>
          </table:table-cell>
          <table:table-cell table:formula="of:=[.J168]/1000" office:value-type="percentage" office:value="0.004" calcext:value-type="percentage">
            <text:p>0,40%</text:p>
          </table:table-cell>
        </table:table-row>
        <table:table-row table:style-name="ro1">
          <table:table-cell table:formula="of:=[Coronacases.A168]" office:value-type="string" office:string-value="Antigua And Barbuda" calcext:value-type="string">
            <text:p>Antigua And Barbuda</text:p>
          </table:table-cell>
          <table:table-cell table:formula="of:=[Coronacases.B168]" office:value-type="float" office:value="19" calcext:value-type="float">
            <text:p>19</text:p>
          </table:table-cell>
          <table:table-cell table:formula="of:=[Coronacases.C168]" office:value-type="float" office:value="1" calcext:value-type="float">
            <text:p>1</text:p>
          </table:table-cell>
          <table:table-cell table:formula="of:=[Coronacases.D168]" office:value-type="float" office:value="0" calcext:value-type="float">
            <text:p>0</text:p>
          </table:table-cell>
          <table:table-cell table:formula="of:=[.C169]/[.B169]" office:value-type="percentage" office:value="0.0526315789473684" calcext:value-type="percentage">
            <text:p>5,26%</text:p>
          </table:table-cell>
          <table:table-cell table:formula="of:=[.C169]/[.D169]" office:value-type="string" office:string-value="" calcext:value-type="error">
            <text:p>#DIV/0!</text:p>
          </table:table-cell>
          <table:table-cell table:formula="of:=[.C169]/[.K169]" office:value-type="percentage" office:value="0.0000102114797455299" calcext:value-type="percentage">
            <text:p>0,00102%</text:p>
          </table:table-cell>
          <table:table-cell table:formula="of:=[.C169]/[.K169]*100000" office:value-type="float" office:value="1.02114797455299" calcext:value-type="float">
            <text:p>1,02</text:p>
          </table:table-cell>
          <table:table-cell/>
          <table:table-cell table:formula="of:=INDEX([$deathsprcountry.$C$2:$deathsprcountry.$C$227];MATCH([.$A169];[$deathsprcountry.$B$2:$deathsprcountry.$B$227];0))" office:value-type="float" office:value="5.8" calcext:value-type="float">
            <text:p>5,8</text:p>
          </table:table-cell>
          <table:table-cell table:formula="of:=INDEX([$Population.$C$2:$Population.$C$236];MATCH([.$A169];TRIM([$Population.$B$2:$Population.$B$236]);0))" office:value-type="float" office:value="97929" calcext:value-type="float">
            <text:p>97 929</text:p>
          </table:table-cell>
          <table:table-cell table:formula="of:=([.J169]/1000)*[.K169]" office:value-type="float" office:value="567.9882" calcext:value-type="float">
            <text:p>568</text:p>
          </table:table-cell>
          <table:table-cell table:formula="of:=[.J169]/1000" office:value-type="percentage" office:value="0.0058" calcext:value-type="percentage">
            <text:p>0,58%</text:p>
          </table:table-cell>
        </table:table-row>
        <table:table-row table:style-name="ro1">
          <table:table-cell table:formula="of:=[Coronacases.A169]" office:value-type="string" office:string-value="Syria" calcext:value-type="string">
            <text:p>Syria</text:p>
          </table:table-cell>
          <table:table-cell table:formula="of:=[Coronacases.B169]" office:value-type="float" office:value="19" calcext:value-type="float">
            <text:p>19</text:p>
          </table:table-cell>
          <table:table-cell table:formula="of:=[Coronacases.C169]" office:value-type="float" office:value="2" calcext:value-type="float">
            <text:p>2</text:p>
          </table:table-cell>
          <table:table-cell table:formula="of:=[Coronacases.D169]" office:value-type="float" office:value="4" calcext:value-type="float">
            <text:p>4</text:p>
          </table:table-cell>
          <table:table-cell table:formula="of:=[.C170]/[.B170]" office:value-type="percentage" office:value="0.105263157894737" calcext:value-type="percentage">
            <text:p>10,53%</text:p>
          </table:table-cell>
          <table:table-cell table:formula="of:=[.C170]/[.D170]" office:value-type="percentage" office:value="0.5" calcext:value-type="percentage">
            <text:p>50,00%</text:p>
          </table:table-cell>
          <table:table-cell table:formula="of:=[.C170]/[.K170]" office:value-type="percentage" office:value="0.000000114281417304424" calcext:value-type="percentage">
            <text:p>0,00001%</text:p>
          </table:table-cell>
          <table:table-cell table:formula="of:=[.C170]/[.K170]*100000" office:value-type="float" office:value="0.0114281417304424" calcext:value-type="float">
            <text:p>0,01</text:p>
          </table:table-cell>
          <table:table-cell/>
          <table:table-cell table:formula="of:=INDEX([$deathsprcountry.$C$2:$deathsprcountry.$C$227];MATCH([.$A170];[$deathsprcountry.$B$2:$deathsprcountry.$B$227];0))" office:value-type="float" office:value="4" calcext:value-type="float">
            <text:p>4</text:p>
          </table:table-cell>
          <table:table-cell table:formula="of:=INDEX([$Population.$C$2:$Population.$C$236];MATCH([.$A170];TRIM([$Population.$B$2:$Population.$B$236]);0))" office:value-type="float" office:value="17500658" calcext:value-type="float">
            <text:p>17 500 658</text:p>
          </table:table-cell>
          <table:table-cell table:formula="of:=([.J170]/1000)*[.K170]" office:value-type="float" office:value="70002.632" calcext:value-type="float">
            <text:p>70 003</text:p>
          </table:table-cell>
          <table:table-cell table:formula="of:=[.J170]/1000" office:value-type="percentage" office:value="0.004" calcext:value-type="percentage">
            <text:p>0,40%</text:p>
          </table:table-cell>
        </table:table-row>
        <table:table-row table:style-name="ro1">
          <table:table-cell table:formula="of:=[Coronacases.A170]" office:value-type="string" office:string-value="Angola" calcext:value-type="string">
            <text:p>Angola</text:p>
          </table:table-cell>
          <table:table-cell table:formula="of:=[Coronacases.B170]" office:value-type="float" office:value="19" calcext:value-type="float">
            <text:p>19</text:p>
          </table:table-cell>
          <table:table-cell table:formula="of:=[Coronacases.C170]" office:value-type="float" office:value="2" calcext:value-type="float">
            <text:p>2</text:p>
          </table:table-cell>
          <table:table-cell table:formula="of:=[Coronacases.D170]" office:value-type="float" office:value="2" calcext:value-type="float">
            <text:p>2</text:p>
          </table:table-cell>
          <table:table-cell table:formula="of:=[.C171]/[.B171]" office:value-type="percentage" office:value="0.105263157894737" calcext:value-type="percentage">
            <text:p>10,53%</text:p>
          </table:table-cell>
          <table:table-cell table:formula="of:=[.C171]/[.D171]" office:value-type="percentage" office:value="1" calcext:value-type="percentage">
            <text:p>100,00%</text:p>
          </table:table-cell>
          <table:table-cell table:formula="of:=[.C171]/[.K171]" office:value-type="percentage" office:value="0.0000000608526577033136" calcext:value-type="percentage">
            <text:p>0,00001%</text:p>
          </table:table-cell>
          <table:table-cell table:formula="of:=[.C171]/[.K171]*100000" office:value-type="float" office:value="0.00608526577033136" calcext:value-type="float">
            <text:p>0,01</text:p>
          </table:table-cell>
          <table:table-cell/>
          <table:table-cell table:formula="of:=INDEX([$deathsprcountry.$C$2:$deathsprcountry.$C$227];MATCH([.$A171];[$deathsprcountry.$B$2:$deathsprcountry.$B$227];0))" office:value-type="float" office:value="9" calcext:value-type="float">
            <text:p>9</text:p>
          </table:table-cell>
          <table:table-cell table:formula="of:=INDEX([$Population.$C$2:$Population.$C$236];MATCH([.$A171];TRIM([$Population.$B$2:$Population.$B$236]);0))" office:value-type="float" office:value="32866272" calcext:value-type="float">
            <text:p>32 866 272</text:p>
          </table:table-cell>
          <table:table-cell table:formula="of:=([.J171]/1000)*[.K171]" office:value-type="float" office:value="295796.448" calcext:value-type="float">
            <text:p>295 796</text:p>
          </table:table-cell>
          <table:table-cell table:formula="of:=[.J171]/1000" office:value-type="percentage" office:value="0.009" calcext:value-type="percentage">
            <text:p>0,90%</text:p>
          </table:table-cell>
        </table:table-row>
        <table:table-row table:style-name="ro1">
          <table:table-cell table:formula="of:=[Coronacases.A171]" office:value-type="string" office:string-value="Equatorial Guinea" calcext:value-type="string">
            <text:p>Equatorial Guinea</text:p>
          </table:table-cell>
          <table:table-cell table:formula="of:=[Coronacases.B171]" office:value-type="float" office:value="18" calcext:value-type="float">
            <text:p>18</text:p>
          </table:table-cell>
          <table:table-cell table:formula="of:=[Coronacases.C171]" office:value-type="float" office:value="0" calcext:value-type="float">
            <text:p>0</text:p>
          </table:table-cell>
          <table:table-cell table:formula="of:=[Coronacases.D171]" office:value-type="float" office:value="3" calcext:value-type="float">
            <text:p>3</text:p>
          </table:table-cell>
          <table:table-cell table:formula="of:=[.C172]/[.B172]" office:value-type="percentage" office:value="0" calcext:value-type="percentage">
            <text:p>0,00%</text:p>
          </table:table-cell>
          <table:table-cell table:formula="of:=[.C172]/[.D172]" office:value-type="percentage" office:value="0" calcext:value-type="percentage">
            <text:p>0,00%</text:p>
          </table:table-cell>
          <table:table-cell table:formula="of:=[.C172]/[.K172]" office:value-type="percentage" office:value="0" calcext:value-type="percentage">
            <text:p>0,00000%</text:p>
          </table:table-cell>
          <table:table-cell table:formula="of:=[.C172]/[.K172]*100000" office:value-type="float" office:value="0" calcext:value-type="float">
            <text:p>0,00</text:p>
          </table:table-cell>
          <table:table-cell/>
          <table:table-cell table:formula="of:=INDEX([$deathsprcountry.$C$2:$deathsprcountry.$C$227];MATCH([.$A172];[$deathsprcountry.$B$2:$deathsprcountry.$B$227];0))" office:value-type="float" office:value="7.6" calcext:value-type="float">
            <text:p>7,6</text:p>
          </table:table-cell>
          <table:table-cell table:formula="of:=INDEX([$Population.$C$2:$Population.$C$236];MATCH([.$A172];TRIM([$Population.$B$2:$Population.$B$236]);0))" office:value-type="float" office:value="1402985" calcext:value-type="float">
            <text:p>1 402 985</text:p>
          </table:table-cell>
          <table:table-cell table:formula="of:=([.J172]/1000)*[.K172]" office:value-type="float" office:value="10662.686" calcext:value-type="float">
            <text:p>10 663</text:p>
          </table:table-cell>
          <table:table-cell table:formula="of:=[.J172]/1000" office:value-type="percentage" office:value="0.0076" calcext:value-type="percentage">
            <text:p>0,76%</text:p>
          </table:table-cell>
        </table:table-row>
        <table:table-row table:style-name="ro1">
          <table:table-cell table:formula="of:=[Coronacases.A172]" office:value-type="string" office:string-value="New Caledonia" calcext:value-type="string">
            <text:p>New Caledonia</text:p>
          </table:table-cell>
          <table:table-cell table:formula="of:=[Coronacases.B172]" office:value-type="float" office:value="18" calcext:value-type="float">
            <text:p>18</text:p>
          </table:table-cell>
          <table:table-cell table:formula="of:=[Coronacases.C172]" office:value-type="float" office:value="0" calcext:value-type="float">
            <text:p>0</text:p>
          </table:table-cell>
          <table:table-cell table:formula="of:=[Coronacases.D172]" office:value-type="float" office:value="1" calcext:value-type="float">
            <text:p>1</text:p>
          </table:table-cell>
          <table:table-cell table:formula="of:=[.C173]/[.B173]" office:value-type="percentage" office:value="0" calcext:value-type="percentage">
            <text:p>0,00%</text:p>
          </table:table-cell>
          <table:table-cell table:formula="of:=[.C173]/[.D173]" office:value-type="percentage" office:value="0" calcext:value-type="percentage">
            <text:p>0,00%</text:p>
          </table:table-cell>
          <table:table-cell table:formula="of:=[.C173]/[.K173]" office:value-type="percentage" office:value="0" calcext:value-type="percentage">
            <text:p>0,00000%</text:p>
          </table:table-cell>
          <table:table-cell table:formula="of:=[.C173]/[.K173]*100000" office:value-type="float" office:value="0" calcext:value-type="float">
            <text:p>0,00</text:p>
          </table:table-cell>
          <table:table-cell/>
          <table:table-cell table:formula="of:=INDEX([$deathsprcountry.$C$2:$deathsprcountry.$C$227];MATCH([.$A173];[$deathsprcountry.$B$2:$deathsprcountry.$B$227];0))" office:value-type="float" office:value="5.7" calcext:value-type="float">
            <text:p>5,7</text:p>
          </table:table-cell>
          <table:table-cell table:formula="of:=INDEX([$Population.$C$2:$Population.$C$236];MATCH([.$A173];TRIM([$Population.$B$2:$Population.$B$236]);0))" office:value-type="float" office:value="285498" calcext:value-type="float">
            <text:p>285 498</text:p>
          </table:table-cell>
          <table:table-cell table:formula="of:=([.J173]/1000)*[.K173]" office:value-type="float" office:value="1627.3386" calcext:value-type="float">
            <text:p>1 627</text:p>
          </table:table-cell>
          <table:table-cell table:formula="of:=[.J173]/1000" office:value-type="percentage" office:value="0.0057" calcext:value-type="percentage">
            <text:p>0,57%</text:p>
          </table:table-cell>
        </table:table-row>
        <table:table-row table:style-name="ro1">
          <table:table-cell table:formula="of:=[Coronacases.A173]" office:value-type="string" office:string-value="Mozambique" calcext:value-type="string">
            <text:p>Mozambique</text:p>
          </table:table-cell>
          <table:table-cell table:formula="of:=[Coronacases.B173]" office:value-type="float" office:value="17" calcext:value-type="float">
            <text:p>17</text:p>
          </table:table-cell>
          <table:table-cell table:formula="of:=[Coronacases.C173]" office:value-type="float" office:value="0" calcext:value-type="float">
            <text:p>0</text:p>
          </table:table-cell>
          <table:table-cell table:formula="of:=[Coronacases.D173]" office:value-type="float" office:value="1" calcext:value-type="float">
            <text:p>1</text:p>
          </table:table-cell>
          <table:table-cell table:formula="of:=[.C174]/[.B174]" office:value-type="percentage" office:value="0" calcext:value-type="percentage">
            <text:p>0,00%</text:p>
          </table:table-cell>
          <table:table-cell table:formula="of:=[.C174]/[.D174]" office:value-type="percentage" office:value="0" calcext:value-type="percentage">
            <text:p>0,00%</text:p>
          </table:table-cell>
          <table:table-cell table:formula="of:=[.C174]/[.K174]" office:value-type="percentage" office:value="0" calcext:value-type="percentage">
            <text:p>0,00000%</text:p>
          </table:table-cell>
          <table:table-cell table:formula="of:=[.C174]/[.K174]*100000" office:value-type="float" office:value="0" calcext:value-type="float">
            <text:p>0,00</text:p>
          </table:table-cell>
          <table:table-cell/>
          <table:table-cell table:formula="of:=INDEX([$deathsprcountry.$C$2:$deathsprcountry.$C$227];MATCH([.$A174];[$deathsprcountry.$B$2:$deathsprcountry.$B$227];0))" office:value-type="float" office:value="11.4" calcext:value-type="float">
            <text:p>11,4</text:p>
          </table:table-cell>
          <table:table-cell table:formula="of:=INDEX([$Population.$C$2:$Population.$C$236];MATCH([.$A174];TRIM([$Population.$B$2:$Population.$B$236]);0))" office:value-type="float" office:value="31255435" calcext:value-type="float">
            <text:p>31 255 435</text:p>
          </table:table-cell>
          <table:table-cell table:formula="of:=([.J174]/1000)*[.K174]" office:value-type="float" office:value="356311.959" calcext:value-type="float">
            <text:p>356 312</text:p>
          </table:table-cell>
          <table:table-cell table:formula="of:=[.J174]/1000" office:value-type="percentage" office:value="0.0114" calcext:value-type="percentage">
            <text:p>1,14%</text:p>
          </table:table-cell>
        </table:table-row>
        <table:table-row table:style-name="ro1">
          <table:table-cell table:formula="of:=[Coronacases.A174]" office:value-type="string" office:string-value="Mongolia" calcext:value-type="string">
            <text:p>Mongolia</text:p>
          </table:table-cell>
          <table:table-cell table:formula="of:=[Coronacases.B174]" office:value-type="float" office:value="16" calcext:value-type="float">
            <text:p>16</text:p>
          </table:table-cell>
          <table:table-cell table:formula="of:=[Coronacases.C174]" office:value-type="float" office:value="0" calcext:value-type="float">
            <text:p>0</text:p>
          </table:table-cell>
          <table:table-cell table:formula="of:=[Coronacases.D174]" office:value-type="float" office:value="11" calcext:value-type="float">
            <text:p>11</text:p>
          </table:table-cell>
          <table:table-cell table:formula="of:=[.C175]/[.B175]" office:value-type="percentage" office:value="0" calcext:value-type="percentage">
            <text:p>0,00%</text:p>
          </table:table-cell>
          <table:table-cell table:formula="of:=[.C175]/[.D175]" office:value-type="percentage" office:value="0" calcext:value-type="percentage">
            <text:p>0,00%</text:p>
          </table:table-cell>
          <table:table-cell table:formula="of:=[.C175]/[.K175]" office:value-type="percentage" office:value="0" calcext:value-type="percentage">
            <text:p>0,00000%</text:p>
          </table:table-cell>
          <table:table-cell table:formula="of:=[.C175]/[.K175]*100000" office:value-type="float" office:value="0" calcext:value-type="float">
            <text:p>0,00</text:p>
          </table:table-cell>
          <table:table-cell/>
          <table:table-cell table:formula="of:=INDEX([$deathsprcountry.$C$2:$deathsprcountry.$C$227];MATCH([.$A175];[$deathsprcountry.$B$2:$deathsprcountry.$B$227];0))" office:value-type="float" office:value="6.3" calcext:value-type="float">
            <text:p>6,3</text:p>
          </table:table-cell>
          <table:table-cell table:formula="of:=INDEX([$Population.$C$2:$Population.$C$236];MATCH([.$A175];TRIM([$Population.$B$2:$Population.$B$236]);0))" office:value-type="float" office:value="3278290" calcext:value-type="float">
            <text:p>3 278 290</text:p>
          </table:table-cell>
          <table:table-cell table:formula="of:=([.J175]/1000)*[.K175]" office:value-type="float" office:value="20653.227" calcext:value-type="float">
            <text:p>20 653</text:p>
          </table:table-cell>
          <table:table-cell table:formula="of:=[.J175]/1000" office:value-type="percentage" office:value="0.0063" calcext:value-type="percentage">
            <text:p>0,63%</text:p>
          </table:table-cell>
        </table:table-row>
        <table:table-row table:style-name="ro1">
          <table:table-cell table:formula="of:=[Coronacases.A175]" office:value-type="string" office:string-value="Namibia" calcext:value-type="string">
            <text:p>Namibia</text:p>
          </table:table-cell>
          <table:table-cell table:formula="of:=[Coronacases.B175]" office:value-type="float" office:value="16" calcext:value-type="float">
            <text:p>16</text:p>
          </table:table-cell>
          <table:table-cell table:formula="of:=[Coronacases.C175]" office:value-type="float" office:value="0" calcext:value-type="float">
            <text:p>0</text:p>
          </table:table-cell>
          <table:table-cell table:formula="of:=[Coronacases.D175]" office:value-type="float" office:value="2" calcext:value-type="float">
            <text:p>2</text:p>
          </table:table-cell>
          <table:table-cell table:formula="of:=[.C176]/[.B176]" office:value-type="percentage" office:value="0" calcext:value-type="percentage">
            <text:p>0,00%</text:p>
          </table:table-cell>
          <table:table-cell table:formula="of:=[.C176]/[.D176]" office:value-type="percentage" office:value="0" calcext:value-type="percentage">
            <text:p>0,00%</text:p>
          </table:table-cell>
          <table:table-cell table:formula="of:=[.C176]/[.K176]" office:value-type="percentage" office:value="0" calcext:value-type="percentage">
            <text:p>0,00000%</text:p>
          </table:table-cell>
          <table:table-cell table:formula="of:=[.C176]/[.K176]*100000" office:value-type="float" office:value="0" calcext:value-type="float">
            <text:p>0,00</text:p>
          </table:table-cell>
          <table:table-cell/>
          <table:table-cell table:formula="of:=INDEX([$deathsprcountry.$C$2:$deathsprcountry.$C$227];MATCH([.$A176];[$deathsprcountry.$B$2:$deathsprcountry.$B$227];0))" office:value-type="float" office:value="7.7" calcext:value-type="float">
            <text:p>7,7</text:p>
          </table:table-cell>
          <table:table-cell table:formula="of:=INDEX([$Population.$C$2:$Population.$C$236];MATCH([.$A176];TRIM([$Population.$B$2:$Population.$B$236]);0))" office:value-type="float" office:value="2540905" calcext:value-type="float">
            <text:p>2 540 905</text:p>
          </table:table-cell>
          <table:table-cell table:formula="of:=([.J176]/1000)*[.K176]" office:value-type="float" office:value="19564.9685" calcext:value-type="float">
            <text:p>19 565</text:p>
          </table:table-cell>
          <table:table-cell table:formula="of:=[.J176]/1000" office:value-type="percentage" office:value="0.0077" calcext:value-type="percentage">
            <text:p>0,77%</text:p>
          </table:table-cell>
        </table:table-row>
        <table:table-row table:style-name="ro1">
          <table:table-cell table:formula="of:=[Coronacases.A176]" office:value-type="string" office:string-value="Laos" calcext:value-type="string">
            <text:p>Laos</text:p>
          </table:table-cell>
          <table:table-cell table:formula="of:=[Coronacases.B176]" office:value-type="float" office:value="16" calcext:value-type="float">
            <text:p>16</text:p>
          </table:table-cell>
          <table:table-cell table:formula="of:=[Coronacases.C176]" office:value-type="float" office:value="0" calcext:value-type="float">
            <text:p>0</text:p>
          </table:table-cell>
          <table:table-cell table:formula="of:=[Coronacases.D176]" office:value-type="float" office:value="0" calcext:value-type="float">
            <text:p>0</text:p>
          </table:table-cell>
          <table:table-cell table:formula="of:=[.C177]/[.B177]" office:value-type="percentage" office:value="0" calcext:value-type="percentage">
            <text:p>0,00%</text:p>
          </table:table-cell>
          <table:table-cell table:formula="of:=[.C177]/[.D177]" office:value-type="string" office:string-value="" calcext:value-type="error">
            <text:p>#DIV/0!</text:p>
          </table:table-cell>
          <table:table-cell table:formula="of:=[.C177]/[.K177]" office:value-type="percentage" office:value="0" calcext:value-type="percentage">
            <text:p>0,00000%</text:p>
          </table:table-cell>
          <table:table-cell table:formula="of:=[.C177]/[.K177]*100000" office:value-type="float" office:value="0" calcext:value-type="float">
            <text:p>0,00</text:p>
          </table:table-cell>
          <table:table-cell/>
          <table:table-cell table:formula="of:=INDEX([$deathsprcountry.$C$2:$deathsprcountry.$C$227];MATCH([.$A177];[$deathsprcountry.$B$2:$deathsprcountry.$B$227];0))" office:value-type="float" office:value="7.3" calcext:value-type="float">
            <text:p>7,3</text:p>
          </table:table-cell>
          <table:table-cell table:formula="of:=INDEX([$Population.$C$2:$Population.$C$236];MATCH([.$A177];TRIM([$Population.$B$2:$Population.$B$236]);0))" office:value-type="float" office:value="7275560" calcext:value-type="float">
            <text:p>7 275 560</text:p>
          </table:table-cell>
          <table:table-cell table:formula="of:=([.J177]/1000)*[.K177]" office:value-type="float" office:value="53111.588" calcext:value-type="float">
            <text:p>53 112</text:p>
          </table:table-cell>
          <table:table-cell table:formula="of:=[.J177]/1000" office:value-type="percentage" office:value="0.0073" calcext:value-type="percentage">
            <text:p>0,73%</text:p>
          </table:table-cell>
        </table:table-row>
        <table:table-row table:style-name="ro1">
          <table:table-cell table:formula="of:=[Coronacases.A177]" office:value-type="string" office:string-value="Fiji" calcext:value-type="string">
            <text:p>Fiji</text:p>
          </table:table-cell>
          <table:table-cell table:formula="of:=[Coronacases.B177]" office:value-type="float" office:value="15" calcext:value-type="float">
            <text:p>15</text:p>
          </table:table-cell>
          <table:table-cell table:formula="of:=[Coronacases.C177]" office:value-type="float" office:value="0" calcext:value-type="float">
            <text:p>0</text:p>
          </table:table-cell>
          <table:table-cell table:formula="of:=[Coronacases.D177]" office:value-type="float" office:value="0" calcext:value-type="float">
            <text:p>0</text:p>
          </table:table-cell>
          <table:table-cell table:formula="of:=[.C178]/[.B178]" office:value-type="percentage" office:value="0" calcext:value-type="percentage">
            <text:p>0,00%</text:p>
          </table:table-cell>
          <table:table-cell table:formula="of:=[.C178]/[.D178]" office:value-type="string" office:string-value="" calcext:value-type="error">
            <text:p>#DIV/0!</text:p>
          </table:table-cell>
          <table:table-cell table:formula="of:=[.C178]/[.K178]" office:value-type="percentage" office:value="0" calcext:value-type="percentage">
            <text:p>0,00000%</text:p>
          </table:table-cell>
          <table:table-cell table:formula="of:=[.C178]/[.K178]*100000" office:value-type="float" office:value="0" calcext:value-type="float">
            <text:p>0,00</text:p>
          </table:table-cell>
          <table:table-cell/>
          <table:table-cell table:formula="of:=INDEX([$deathsprcountry.$C$2:$deathsprcountry.$C$227];MATCH([.$A178];[$deathsprcountry.$B$2:$deathsprcountry.$B$227];0))" office:value-type="float" office:value="6.2" calcext:value-type="float">
            <text:p>6,2</text:p>
          </table:table-cell>
          <table:table-cell table:formula="of:=INDEX([$Population.$C$2:$Population.$C$236];MATCH([.$A178];TRIM([$Population.$B$2:$Population.$B$236]);0))" office:value-type="float" office:value="896445" calcext:value-type="float">
            <text:p>896 445</text:p>
          </table:table-cell>
          <table:table-cell table:formula="of:=([.J178]/1000)*[.K178]" office:value-type="float" office:value="5557.959" calcext:value-type="float">
            <text:p>5 558</text:p>
          </table:table-cell>
          <table:table-cell table:formula="of:=[.J178]/1000" office:value-type="percentage" office:value="0.0062" calcext:value-type="percentage">
            <text:p>0,62%</text:p>
          </table:table-cell>
        </table:table-row>
        <table:table-row table:style-name="ro1">
          <table:table-cell table:formula="of:=[Coronacases.A178]" office:value-type="string" office:string-value="Dominica" calcext:value-type="string">
            <text:p>Dominica</text:p>
          </table:table-cell>
          <table:table-cell table:formula="of:=[Coronacases.B178]" office:value-type="float" office:value="15" calcext:value-type="float">
            <text:p>15</text:p>
          </table:table-cell>
          <table:table-cell table:formula="of:=[Coronacases.C178]" office:value-type="float" office:value="0" calcext:value-type="float">
            <text:p>0</text:p>
          </table:table-cell>
          <table:table-cell table:formula="of:=[Coronacases.D178]" office:value-type="float" office:value="0" calcext:value-type="float">
            <text:p>0</text:p>
          </table:table-cell>
          <table:table-cell table:formula="of:=[.C179]/[.B179]" office:value-type="percentage" office:value="0" calcext:value-type="percentage">
            <text:p>0,00%</text:p>
          </table:table-cell>
          <table:table-cell table:formula="of:=[.C179]/[.D179]" office:value-type="string" office:string-value="" calcext:value-type="error">
            <text:p>#DIV/0!</text:p>
          </table:table-cell>
          <table:table-cell table:formula="of:=[.C179]/[.K179]" office:value-type="percentage" office:value="0" calcext:value-type="percentage">
            <text:p>0,00000%</text:p>
          </table:table-cell>
          <table:table-cell table:formula="of:=[.C179]/[.K179]*100000" office:value-type="float" office:value="0" calcext:value-type="float">
            <text:p>0,00</text:p>
          </table:table-cell>
          <table:table-cell/>
          <table:table-cell table:formula="of:=INDEX([$deathsprcountry.$C$2:$deathsprcountry.$C$227];MATCH([.$A179];[$deathsprcountry.$B$2:$deathsprcountry.$B$227];0))" office:value-type="float" office:value="7.9" calcext:value-type="float">
            <text:p>7,9</text:p>
          </table:table-cell>
          <table:table-cell table:formula="of:=INDEX([$Population.$C$2:$Population.$C$236];MATCH([.$A179];TRIM([$Population.$B$2:$Population.$B$236]);0))" office:value-type="float" office:value="71986" calcext:value-type="float">
            <text:p>71 986</text:p>
          </table:table-cell>
          <table:table-cell table:formula="of:=([.J179]/1000)*[.K179]" office:value-type="float" office:value="568.6894" calcext:value-type="float">
            <text:p>569</text:p>
          </table:table-cell>
          <table:table-cell table:formula="of:=[.J179]/1000" office:value-type="percentage" office:value="0.0079" calcext:value-type="percentage">
            <text:p>0,79%</text:p>
          </table:table-cell>
        </table:table-row>
        <table:table-row table:style-name="ro1">
          <table:table-cell table:formula="of:=[Coronacases.A179]" office:value-type="string" office:string-value="Sudan" calcext:value-type="string">
            <text:p>Sudan</text:p>
          </table:table-cell>
          <table:table-cell table:formula="of:=[Coronacases.B179]" office:value-type="float" office:value="14" calcext:value-type="float">
            <text:p>14</text:p>
          </table:table-cell>
          <table:table-cell table:formula="of:=[Coronacases.C179]" office:value-type="float" office:value="2" calcext:value-type="float">
            <text:p>2</text:p>
          </table:table-cell>
          <table:table-cell table:formula="of:=[Coronacases.D179]" office:value-type="float" office:value="2" calcext:value-type="float">
            <text:p>2</text:p>
          </table:table-cell>
          <table:table-cell table:formula="of:=[.C180]/[.B180]" office:value-type="percentage" office:value="0.142857142857143" calcext:value-type="percentage">
            <text:p>14,29%</text:p>
          </table:table-cell>
          <table:table-cell table:formula="of:=[.C180]/[.D180]" office:value-type="percentage" office:value="1" calcext:value-type="percentage">
            <text:p>100,00%</text:p>
          </table:table-cell>
          <table:table-cell table:formula="of:=[.C180]/[.K180]" office:value-type="percentage" office:value="0.0000000456108039223467" calcext:value-type="percentage">
            <text:p>0,00000%</text:p>
          </table:table-cell>
          <table:table-cell table:formula="of:=[.C180]/[.K180]*100000" office:value-type="float" office:value="0.00456108039223467" calcext:value-type="float">
            <text:p>0,00</text:p>
          </table:table-cell>
          <table:table-cell/>
          <table:table-cell table:formula="of:=INDEX([$deathsprcountry.$C$2:$deathsprcountry.$C$227];MATCH([.$A180];[$deathsprcountry.$B$2:$deathsprcountry.$B$227];0))" office:value-type="float" office:value="6.7" calcext:value-type="float">
            <text:p>6,7</text:p>
          </table:table-cell>
          <table:table-cell table:formula="of:=INDEX([$Population.$C$2:$Population.$C$236];MATCH([.$A180];TRIM([$Population.$B$2:$Population.$B$236]);0))" office:value-type="float" office:value="43849260" calcext:value-type="float">
            <text:p>43 849 260</text:p>
          </table:table-cell>
          <table:table-cell table:formula="of:=([.J180]/1000)*[.K180]" office:value-type="float" office:value="293790.042" calcext:value-type="float">
            <text:p>293 790</text:p>
          </table:table-cell>
          <table:table-cell table:formula="of:=[.J180]/1000" office:value-type="percentage" office:value="0.0067" calcext:value-type="percentage">
            <text:p>0,67%</text:p>
          </table:table-cell>
        </table:table-row>
        <table:table-row table:style-name="ro1">
          <table:table-cell table:formula="of:=[Coronacases.A180]" office:value-type="string" office:string-value="Saint Lucia" calcext:value-type="string">
            <text:p>Saint Lucia</text:p>
          </table:table-cell>
          <table:table-cell table:formula="of:=[Coronacases.B180]" office:value-type="float" office:value="14" calcext:value-type="float">
            <text:p>14</text:p>
          </table:table-cell>
          <table:table-cell table:formula="of:=[Coronacases.C180]" office:value-type="float" office:value="0" calcext:value-type="float">
            <text:p>0</text:p>
          </table:table-cell>
          <table:table-cell table:formula="of:=[Coronacases.D180]" office:value-type="float" office:value="0" calcext:value-type="float">
            <text:p>0</text:p>
          </table:table-cell>
          <table:table-cell table:formula="of:=[.C181]/[.B181]" office:value-type="percentage" office:value="0" calcext:value-type="percentage">
            <text:p>0,00%</text:p>
          </table:table-cell>
          <table:table-cell table:formula="of:=[.C181]/[.D181]" office:value-type="string" office:string-value="" calcext:value-type="error">
            <text:p>#DIV/0!</text:p>
          </table:table-cell>
          <table:table-cell table:formula="of:=[.C181]/[.K181]" office:value-type="percentage" office:value="0" calcext:value-type="percentage">
            <text:p>0,00000%</text:p>
          </table:table-cell>
          <table:table-cell table:formula="of:=[.C181]/[.K181]*100000" office:value-type="float" office:value="0" calcext:value-type="float">
            <text:p>0,00</text:p>
          </table:table-cell>
          <table:table-cell/>
          <table:table-cell table:formula="of:=INDEX([$deathsprcountry.$C$2:$deathsprcountry.$C$227];MATCH([.$A181];[$deathsprcountry.$B$2:$deathsprcountry.$B$227];0))" office:value-type="float" office:value="7.8" calcext:value-type="float">
            <text:p>7,8</text:p>
          </table:table-cell>
          <table:table-cell table:formula="of:=INDEX([$Population.$C$2:$Population.$C$236];MATCH([.$A181];TRIM([$Population.$B$2:$Population.$B$236]);0))" office:value-type="float" office:value="183627" calcext:value-type="float">
            <text:p>183 627</text:p>
          </table:table-cell>
          <table:table-cell table:formula="of:=([.J181]/1000)*[.K181]" office:value-type="float" office:value="1432.2906" calcext:value-type="float">
            <text:p>1 432</text:p>
          </table:table-cell>
          <table:table-cell table:formula="of:=[.J181]/1000" office:value-type="percentage" office:value="0.0078" calcext:value-type="percentage">
            <text:p>0,78%</text:p>
          </table:table-cell>
        </table:table-row>
        <table:table-row table:style-name="ro1">
          <table:table-cell table:formula="of:=[Coronacases.A181]" office:value-type="string" office:string-value="Curaçao" calcext:value-type="string">
            <text:p>Curaçao</text:p>
          </table:table-cell>
          <table:table-cell table:formula="of:=[Coronacases.B181]" office:value-type="float" office:value="14" calcext:value-type="float">
            <text:p>14</text:p>
          </table:table-cell>
          <table:table-cell table:formula="of:=[Coronacases.C181]" office:value-type="float" office:value="1" calcext:value-type="float">
            <text:p>1</text:p>
          </table:table-cell>
          <table:table-cell table:formula="of:=[Coronacases.D181]" office:value-type="float" office:value="7" calcext:value-type="float">
            <text:p>7</text:p>
          </table:table-cell>
          <table:table-cell table:formula="of:=[.C182]/[.B182]" office:value-type="percentage" office:value="0.0714285714285714" calcext:value-type="percentage">
            <text:p>7,14%</text:p>
          </table:table-cell>
          <table:table-cell table:formula="of:=[.C182]/[.D182]" office:value-type="percentage" office:value="0.142857142857143" calcext:value-type="percentage">
            <text:p>14,29%</text:p>
          </table:table-cell>
          <table:table-cell table:formula="of:=[.C182]/[.K182]" office:value-type="percentage" office:value="0.00000609410517206706" calcext:value-type="percentage">
            <text:p>0,00061%</text:p>
          </table:table-cell>
          <table:table-cell table:formula="of:=[.C182]/[.K182]*100000" office:value-type="float" office:value="0.609410517206706" calcext:value-type="float">
            <text:p>0,61</text:p>
          </table:table-cell>
          <table:table-cell/>
          <table:table-cell table:formula="of:=INDEX([$deathsprcountry.$C$2:$deathsprcountry.$C$227];MATCH([.$A182];[$deathsprcountry.$B$2:$deathsprcountry.$B$227];0))" office:value-type="string" office:string-value="" calcext:value-type="error">
            <text:p>#N/A</text:p>
          </table:table-cell>
          <table:table-cell table:formula="of:=INDEX([$Population.$C$2:$Population.$C$236];MATCH([.$A182];TRIM([$Population.$B$2:$Population.$B$236]);0))" office:value-type="float" office:value="164093" calcext:value-type="float">
            <text:p>164 093</text:p>
          </table:table-cell>
          <table:table-cell table:formula="of:=([.J182]/1000)*[.K182]" office:value-type="string" office:string-value="" calcext:value-type="error">
            <text:p>#N/A</text:p>
          </table:table-cell>
          <table:table-cell table:formula="of:=[.J182]/1000" office:value-type="string" office:string-value="" calcext:value-type="error">
            <text:p>#N/A</text:p>
          </table:table-cell>
        </table:table-row>
        <table:table-row table:style-name="ro1">
          <table:table-cell table:formula="of:=[Coronacases.A182]" office:value-type="string" office:string-value="Botswana" calcext:value-type="string">
            <text:p>Botswana</text:p>
          </table:table-cell>
          <table:table-cell table:formula="of:=[Coronacases.B182]" office:value-type="float" office:value="13" calcext:value-type="float">
            <text:p>13</text:p>
          </table:table-cell>
          <table:table-cell table:formula="of:=[Coronacases.C182]" office:value-type="float" office:value="1" calcext:value-type="float">
            <text:p>1</text:p>
          </table:table-cell>
          <table:table-cell table:formula="of:=[Coronacases.D182]" office:value-type="float" office:value="0" calcext:value-type="float">
            <text:p>0</text:p>
          </table:table-cell>
          <table:table-cell table:formula="of:=[.C183]/[.B183]" office:value-type="percentage" office:value="0.0769230769230769" calcext:value-type="percentage">
            <text:p>7,69%</text:p>
          </table:table-cell>
          <table:table-cell table:formula="of:=[.C183]/[.D183]" office:value-type="string" office:string-value="" calcext:value-type="error">
            <text:p>#DIV/0!</text:p>
          </table:table-cell>
          <table:table-cell table:formula="of:=[.C183]/[.K183]" office:value-type="percentage" office:value="0.000000425237505777915" calcext:value-type="percentage">
            <text:p>0,00004%</text:p>
          </table:table-cell>
          <table:table-cell table:formula="of:=[.C183]/[.K183]*100000" office:value-type="float" office:value="0.0425237505777915" calcext:value-type="float">
            <text:p>0,04</text:p>
          </table:table-cell>
          <table:table-cell/>
          <table:table-cell table:formula="of:=INDEX([$deathsprcountry.$C$2:$deathsprcountry.$C$227];MATCH([.$A183];[$deathsprcountry.$B$2:$deathsprcountry.$B$227];0))" office:value-type="float" office:value="9.5" calcext:value-type="float">
            <text:p>9,5</text:p>
          </table:table-cell>
          <table:table-cell table:formula="of:=INDEX([$Population.$C$2:$Population.$C$236];MATCH([.$A183];TRIM([$Population.$B$2:$Population.$B$236]);0))" office:value-type="float" office:value="2351627" calcext:value-type="float">
            <text:p>2 351 627</text:p>
          </table:table-cell>
          <table:table-cell table:formula="of:=([.J183]/1000)*[.K183]" office:value-type="float" office:value="22340.4565" calcext:value-type="float">
            <text:p>22 340</text:p>
          </table:table-cell>
          <table:table-cell table:formula="of:=[.J183]/1000" office:value-type="percentage" office:value="0.0095" calcext:value-type="percentage">
            <text:p>0,95%</text:p>
          </table:table-cell>
        </table:table-row>
        <table:table-row table:style-name="ro1">
          <table:table-cell table:formula="of:=[Coronacases.A183]" office:value-type="string" office:string-value="Somalia" calcext:value-type="string">
            <text:p>Somalia</text:p>
          </table:table-cell>
          <table:table-cell table:formula="of:=[Coronacases.B183]" office:value-type="float" office:value="12" calcext:value-type="float">
            <text:p>12</text:p>
          </table:table-cell>
          <table:table-cell table:formula="of:=[Coronacases.C183]" office:value-type="float" office:value="1" calcext:value-type="float">
            <text:p>1</text:p>
          </table:table-cell>
          <table:table-cell table:formula="of:=[Coronacases.D183]" office:value-type="float" office:value="1" calcext:value-type="float">
            <text:p>1</text:p>
          </table:table-cell>
          <table:table-cell table:formula="of:=[.C184]/[.B184]" office:value-type="percentage" office:value="0.0833333333333333" calcext:value-type="percentage">
            <text:p>8,33%</text:p>
          </table:table-cell>
          <table:table-cell table:formula="of:=[.C184]/[.D184]" office:value-type="percentage" office:value="1" calcext:value-type="percentage">
            <text:p>100,00%</text:p>
          </table:table-cell>
          <table:table-cell table:formula="of:=[.C184]/[.K184]" office:value-type="percentage" office:value="0.0000000629199038432862" calcext:value-type="percentage">
            <text:p>0,00001%</text:p>
          </table:table-cell>
          <table:table-cell table:formula="of:=[.C184]/[.K184]*100000" office:value-type="float" office:value="0.00629199038432861" calcext:value-type="float">
            <text:p>0,01</text:p>
          </table:table-cell>
          <table:table-cell/>
          <table:table-cell table:formula="of:=INDEX([$deathsprcountry.$C$2:$deathsprcountry.$C$227];MATCH([.$A184];[$deathsprcountry.$B$2:$deathsprcountry.$B$227];0))" office:value-type="float" office:value="12.8" calcext:value-type="float">
            <text:p>12,8</text:p>
          </table:table-cell>
          <table:table-cell table:formula="of:=INDEX([$Population.$C$2:$Population.$C$236];MATCH([.$A184];TRIM([$Population.$B$2:$Population.$B$236]);0))" office:value-type="float" office:value="15893222" calcext:value-type="float">
            <text:p>15 893 222</text:p>
          </table:table-cell>
          <table:table-cell table:formula="of:=([.J184]/1000)*[.K184]" office:value-type="float" office:value="203433.2416" calcext:value-type="float">
            <text:p>203 433</text:p>
          </table:table-cell>
          <table:table-cell table:formula="of:=[.J184]/1000" office:value-type="percentage" office:value="0.0128" calcext:value-type="percentage">
            <text:p>1,28%</text:p>
          </table:table-cell>
        </table:table-row>
        <table:table-row table:style-name="ro1">
          <table:table-cell table:formula="of:=[Coronacases.A184]" office:value-type="string" office:string-value="Grenada" calcext:value-type="string">
            <text:p>Grenada</text:p>
          </table:table-cell>
          <table:table-cell table:formula="of:=[Coronacases.B184]" office:value-type="float" office:value="12" calcext:value-type="float">
            <text:p>12</text:p>
          </table:table-cell>
          <table:table-cell table:formula="of:=[Coronacases.C184]" office:value-type="float" office:value="0" calcext:value-type="float">
            <text:p>0</text:p>
          </table:table-cell>
          <table:table-cell table:formula="of:=[Coronacases.D184]" office:value-type="float" office:value="0" calcext:value-type="float">
            <text:p>0</text:p>
          </table:table-cell>
          <table:table-cell table:formula="of:=[.C185]/[.B185]" office:value-type="percentage" office:value="0" calcext:value-type="percentage">
            <text:p>0,00%</text:p>
          </table:table-cell>
          <table:table-cell table:formula="of:=[.C185]/[.D185]" office:value-type="string" office:string-value="" calcext:value-type="error">
            <text:p>#DIV/0!</text:p>
          </table:table-cell>
          <table:table-cell table:formula="of:=[.C185]/[.K185]" office:value-type="percentage" office:value="0" calcext:value-type="percentage">
            <text:p>0,00000%</text:p>
          </table:table-cell>
          <table:table-cell table:formula="of:=[.C185]/[.K185]*100000" office:value-type="float" office:value="0" calcext:value-type="float">
            <text:p>0,00</text:p>
          </table:table-cell>
          <table:table-cell/>
          <table:table-cell table:formula="of:=INDEX([$deathsprcountry.$C$2:$deathsprcountry.$C$227];MATCH([.$A185];[$deathsprcountry.$B$2:$deathsprcountry.$B$227];0))" office:value-type="float" office:value="8.2" calcext:value-type="float">
            <text:p>8,2</text:p>
          </table:table-cell>
          <table:table-cell table:formula="of:=INDEX([$Population.$C$2:$Population.$C$236];MATCH([.$A185];TRIM([$Population.$B$2:$Population.$B$236]);0))" office:value-type="float" office:value="112523" calcext:value-type="float">
            <text:p>112 523</text:p>
          </table:table-cell>
          <table:table-cell table:formula="of:=([.J185]/1000)*[.K185]" office:value-type="float" office:value="922.6886" calcext:value-type="float">
            <text:p>923</text:p>
          </table:table-cell>
          <table:table-cell table:formula="of:=[.J185]/1000" office:value-type="percentage" office:value="0.0082" calcext:value-type="percentage">
            <text:p>0,82%</text:p>
          </table:table-cell>
        </table:table-row>
        <table:table-row table:style-name="ro1">
          <table:table-cell table:formula="of:=[Coronacases.A185]" office:value-type="string" office:string-value="Eswatini" calcext:value-type="string">
            <text:p>Eswatini</text:p>
          </table:table-cell>
          <table:table-cell table:formula="of:=[Coronacases.B185]" office:value-type="float" office:value="12" calcext:value-type="float">
            <text:p>12</text:p>
          </table:table-cell>
          <table:table-cell table:formula="of:=[Coronacases.C185]" office:value-type="float" office:value="0" calcext:value-type="float">
            <text:p>0</text:p>
          </table:table-cell>
          <table:table-cell table:formula="of:=[Coronacases.D185]" office:value-type="float" office:value="7" calcext:value-type="float">
            <text:p>7</text:p>
          </table:table-cell>
          <table:table-cell table:formula="of:=[.C186]/[.B186]" office:value-type="percentage" office:value="0" calcext:value-type="percentage">
            <text:p>0,00%</text:p>
          </table:table-cell>
          <table:table-cell table:formula="of:=[.C186]/[.D186]" office:value-type="percentage" office:value="0" calcext:value-type="percentage">
            <text:p>0,00%</text:p>
          </table:table-cell>
          <table:table-cell table:formula="of:=[.C186]/[.K186]" office:value-type="percentage" office:value="0" calcext:value-type="percentage">
            <text:p>0,00000%</text:p>
          </table:table-cell>
          <table:table-cell table:formula="of:=[.C186]/[.K186]*100000" office:value-type="float" office:value="0" calcext:value-type="float">
            <text:p>0,00</text:p>
          </table:table-cell>
          <table:table-cell/>
          <table:table-cell table:formula="of:=INDEX([$deathsprcountry.$C$2:$deathsprcountry.$C$227];MATCH([.$A186];[$deathsprcountry.$B$2:$deathsprcountry.$B$227];0))" office:value-type="float" office:value="10.7" calcext:value-type="float">
            <text:p>10,7</text:p>
          </table:table-cell>
          <table:table-cell table:formula="of:=INDEX([$Population.$C$2:$Population.$C$236];MATCH([.$A186];TRIM([$Population.$B$2:$Population.$B$236]);0))" office:value-type="float" office:value="1160164" calcext:value-type="float">
            <text:p>1 160 164</text:p>
          </table:table-cell>
          <table:table-cell table:formula="of:=([.J186]/1000)*[.K186]" office:value-type="float" office:value="12413.7548" calcext:value-type="float">
            <text:p>12 414</text:p>
          </table:table-cell>
          <table:table-cell table:formula="of:=[.J186]/1000" office:value-type="percentage" office:value="0.0107" calcext:value-type="percentage">
            <text:p>1,07%</text:p>
          </table:table-cell>
        </table:table-row>
        <table:table-row table:style-name="ro1">
          <table:table-cell table:formula="of:=[Coronacases.A186]" office:value-type="string" office:string-value="St. Vincent" calcext:value-type="string">
            <text:p>St. Vincent</text:p>
          </table:table-cell>
          <table:table-cell table:formula="of:=[Coronacases.B186]" office:value-type="float" office:value="12" calcext:value-type="float">
            <text:p>12</text:p>
          </table:table-cell>
          <table:table-cell table:formula="of:=[Coronacases.C186]" office:value-type="float" office:value="0" calcext:value-type="float">
            <text:p>0</text:p>
          </table:table-cell>
          <table:table-cell table:formula="of:=[Coronacases.D186]" office:value-type="float" office:value="1" calcext:value-type="float">
            <text:p>1</text:p>
          </table:table-cell>
          <table:table-cell table:formula="of:=[.C187]/[.B187]" office:value-type="percentage" office:value="0" calcext:value-type="percentage">
            <text:p>0,00%</text:p>
          </table:table-cell>
          <table:table-cell table:formula="of:=[.C187]/[.D187]" office:value-type="percentage" office:value="0" calcext:value-type="percentage">
            <text:p>0,00%</text:p>
          </table:table-cell>
          <table:table-cell table:formula="of:=[.C187]/[.K187]" office:value-type="string" office:string-value="" calcext:value-type="error">
            <text:p>#N/A</text:p>
          </table:table-cell>
          <table:table-cell table:formula="of:=[.C187]/[.K187]*100000" office:value-type="string" office:string-value="" calcext:value-type="error">
            <text:p>#N/A</text:p>
          </table:table-cell>
          <table:table-cell/>
          <table:table-cell table:formula="of:=INDEX([$deathsprcountry.$C$2:$deathsprcountry.$C$227];MATCH([.$A187];[$deathsprcountry.$B$2:$deathsprcountry.$B$227];0))" office:value-type="string" office:string-value="" calcext:value-type="error">
            <text:p>#N/A</text:p>
          </table:table-cell>
          <table:table-cell table:formula="of:=INDEX([$Population.$C$2:$Population.$C$236];MATCH([.$A187];TRIM([$Population.$B$2:$Population.$B$236]);0))" office:value-type="string" office:string-value="" calcext:value-type="error">
            <text:p>#N/A</text:p>
          </table:table-cell>
          <table:table-cell table:formula="of:=([.J187]/1000)*[.K187]" office:value-type="string" office:string-value="" calcext:value-type="error">
            <text:p>#N/A</text:p>
          </table:table-cell>
          <table:table-cell table:formula="of:=[.J187]/1000" office:value-type="string" office:string-value="" calcext:value-type="error">
            <text:p>#N/A</text:p>
          </table:table-cell>
        </table:table-row>
        <table:table-row table:style-name="ro1">
          <table:table-cell table:formula="of:=[Coronacases.A187]" office:value-type="string" office:string-value="Seychelles" calcext:value-type="string">
            <text:p>Seychelles</text:p>
          </table:table-cell>
          <table:table-cell table:formula="of:=[Coronacases.B187]" office:value-type="float" office:value="11" calcext:value-type="float">
            <text:p>11</text:p>
          </table:table-cell>
          <table:table-cell table:formula="of:=[Coronacases.C187]" office:value-type="float" office:value="0" calcext:value-type="float">
            <text:p>0</text:p>
          </table:table-cell>
          <table:table-cell table:formula="of:=[Coronacases.D187]" office:value-type="float" office:value="0" calcext:value-type="float">
            <text:p>0</text:p>
          </table:table-cell>
          <table:table-cell table:formula="of:=[.C188]/[.B188]" office:value-type="percentage" office:value="0" calcext:value-type="percentage">
            <text:p>0,00%</text:p>
          </table:table-cell>
          <table:table-cell table:formula="of:=[.C188]/[.D188]" office:value-type="string" office:string-value="" calcext:value-type="error">
            <text:p>#DIV/0!</text:p>
          </table:table-cell>
          <table:table-cell table:formula="of:=[.C188]/[.K188]" office:value-type="percentage" office:value="0" calcext:value-type="percentage">
            <text:p>0,00000%</text:p>
          </table:table-cell>
          <table:table-cell table:formula="of:=[.C188]/[.K188]*100000" office:value-type="float" office:value="0" calcext:value-type="float">
            <text:p>0,00</text:p>
          </table:table-cell>
          <table:table-cell/>
          <table:table-cell table:formula="of:=INDEX([$deathsprcountry.$C$2:$deathsprcountry.$C$227];MATCH([.$A188];[$deathsprcountry.$B$2:$deathsprcountry.$B$227];0))" office:value-type="float" office:value="7" calcext:value-type="float">
            <text:p>7</text:p>
          </table:table-cell>
          <table:table-cell table:formula="of:=INDEX([$Population.$C$2:$Population.$C$236];MATCH([.$A188];TRIM([$Population.$B$2:$Population.$B$236]);0))" office:value-type="float" office:value="98347" calcext:value-type="float">
            <text:p>98 347</text:p>
          </table:table-cell>
          <table:table-cell table:formula="of:=([.J188]/1000)*[.K188]" office:value-type="float" office:value="688.429" calcext:value-type="float">
            <text:p>688</text:p>
          </table:table-cell>
          <table:table-cell table:formula="of:=[.J188]/1000" office:value-type="percentage" office:value="0.007" calcext:value-type="percentage">
            <text:p>0,70%</text:p>
          </table:table-cell>
        </table:table-row>
        <table:table-row table:style-name="ro1">
          <table:table-cell table:formula="of:=[Coronacases.A188]" office:value-type="string" office:string-value="Chad" calcext:value-type="string">
            <text:p>Chad</text:p>
          </table:table-cell>
          <table:table-cell table:formula="of:=[Coronacases.B188]" office:value-type="float" office:value="11" calcext:value-type="float">
            <text:p>11</text:p>
          </table:table-cell>
          <table:table-cell table:formula="of:=[Coronacases.C188]" office:value-type="float" office:value="0" calcext:value-type="float">
            <text:p>0</text:p>
          </table:table-cell>
          <table:table-cell table:formula="of:=[Coronacases.D188]" office:value-type="float" office:value="9" calcext:value-type="float">
            <text:p>9</text:p>
          </table:table-cell>
          <table:table-cell table:formula="of:=[.C189]/[.B189]" office:value-type="percentage" office:value="0" calcext:value-type="percentage">
            <text:p>0,00%</text:p>
          </table:table-cell>
          <table:table-cell table:formula="of:=[.C189]/[.D189]" office:value-type="percentage" office:value="0" calcext:value-type="percentage">
            <text:p>0,00%</text:p>
          </table:table-cell>
          <table:table-cell table:formula="of:=[.C189]/[.K189]" office:value-type="percentage" office:value="0" calcext:value-type="percentage">
            <text:p>0,00000%</text:p>
          </table:table-cell>
          <table:table-cell table:formula="of:=[.C189]/[.K189]*100000" office:value-type="float" office:value="0" calcext:value-type="float">
            <text:p>0,00</text:p>
          </table:table-cell>
          <table:table-cell/>
          <table:table-cell table:formula="of:=INDEX([$deathsprcountry.$C$2:$deathsprcountry.$C$227];MATCH([.$A189];[$deathsprcountry.$B$2:$deathsprcountry.$B$227];0))" office:value-type="float" office:value="10.5" calcext:value-type="float">
            <text:p>10,5</text:p>
          </table:table-cell>
          <table:table-cell table:formula="of:=INDEX([$Population.$C$2:$Population.$C$236];MATCH([.$A189];TRIM([$Population.$B$2:$Population.$B$236]);0))" office:value-type="float" office:value="16425864" calcext:value-type="float">
            <text:p>16 425 864</text:p>
          </table:table-cell>
          <table:table-cell table:formula="of:=([.J189]/1000)*[.K189]" office:value-type="float" office:value="172471.572" calcext:value-type="float">
            <text:p>172 472</text:p>
          </table:table-cell>
          <table:table-cell table:formula="of:=[.J189]/1000" office:value-type="percentage" office:value="0.0105" calcext:value-type="percentage">
            <text:p>1,05%</text:p>
          </table:table-cell>
        </table:table-row>
        <table:table-row table:style-name="ro1">
          <table:table-cell table:formula="of:=[Coronacases.A189]" office:value-type="string" office:string-value="Zimbabwe" calcext:value-type="string">
            <text:p>Zimbabwe</text:p>
          </table:table-cell>
          <table:table-cell table:formula="of:=[Coronacases.B189]" office:value-type="float" office:value="11" calcext:value-type="float">
            <text:p>11</text:p>
          </table:table-cell>
          <table:table-cell table:formula="of:=[Coronacases.C189]" office:value-type="float" office:value="3" calcext:value-type="float">
            <text:p>3</text:p>
          </table:table-cell>
          <table:table-cell table:formula="of:=[Coronacases.D189]" office:value-type="float" office:value="8" calcext:value-type="float">
            <text:p>8</text:p>
          </table:table-cell>
          <table:table-cell table:formula="of:=[.C190]/[.B190]" office:value-type="percentage" office:value="0.272727272727273" calcext:value-type="percentage">
            <text:p>27,27%</text:p>
          </table:table-cell>
          <table:table-cell table:formula="of:=[.C190]/[.D190]" office:value-type="percentage" office:value="0.375" calcext:value-type="percentage">
            <text:p>37,50%</text:p>
          </table:table-cell>
          <table:table-cell table:formula="of:=[.C190]/[.K190]" office:value-type="percentage" office:value="0.000000201844536108776" calcext:value-type="percentage">
            <text:p>0,00002%</text:p>
          </table:table-cell>
          <table:table-cell table:formula="of:=[.C190]/[.K190]*100000" office:value-type="float" office:value="0.0201844536108776" calcext:value-type="float">
            <text:p>0,02</text:p>
          </table:table-cell>
          <table:table-cell/>
          <table:table-cell table:formula="of:=INDEX([$deathsprcountry.$C$2:$deathsprcountry.$C$227];MATCH([.$A190];[$deathsprcountry.$B$2:$deathsprcountry.$B$227];0))" office:value-type="float" office:value="9.9" calcext:value-type="float">
            <text:p>9,9</text:p>
          </table:table-cell>
          <table:table-cell table:formula="of:=INDEX([$Population.$C$2:$Population.$C$236];MATCH([.$A190];TRIM([$Population.$B$2:$Population.$B$236]);0))" office:value-type="float" office:value="14862924" calcext:value-type="float">
            <text:p>14 862 924</text:p>
          </table:table-cell>
          <table:table-cell table:formula="of:=([.J190]/1000)*[.K190]" office:value-type="float" office:value="147142.9476" calcext:value-type="float">
            <text:p>147 143</text:p>
          </table:table-cell>
          <table:table-cell table:formula="of:=[.J190]/1000" office:value-type="percentage" office:value="0.0099" calcext:value-type="percentage">
            <text:p>0,99%</text:p>
          </table:table-cell>
        </table:table-row>
        <table:table-row table:style-name="ro1">
          <table:table-cell table:formula="of:=[Coronacases.A190]" office:value-type="string" office:string-value="Saint Kitts And Nevis" calcext:value-type="string">
            <text:p>Saint Kitts And Nevis</text:p>
          </table:table-cell>
          <table:table-cell table:formula="of:=[Coronacases.B190]" office:value-type="float" office:value="11" calcext:value-type="float">
            <text:p>11</text:p>
          </table:table-cell>
          <table:table-cell table:formula="of:=[Coronacases.C190]" office:value-type="float" office:value="0" calcext:value-type="float">
            <text:p>0</text:p>
          </table:table-cell>
          <table:table-cell table:formula="of:=[Coronacases.D190]" office:value-type="float" office:value="0" calcext:value-type="float">
            <text:p>0</text:p>
          </table:table-cell>
          <table:table-cell table:formula="of:=[.C191]/[.B191]" office:value-type="percentage" office:value="0" calcext:value-type="percentage">
            <text:p>0,00%</text:p>
          </table:table-cell>
          <table:table-cell table:formula="of:=[.C191]/[.D191]" office:value-type="string" office:string-value="" calcext:value-type="error">
            <text:p>#DIV/0!</text:p>
          </table:table-cell>
          <table:table-cell table:formula="of:=[.C191]/[.K191]" office:value-type="string" office:string-value="" calcext:value-type="error">
            <text:p>#N/A</text:p>
          </table:table-cell>
          <table:table-cell table:formula="of:=[.C191]/[.K191]*100000" office:value-type="string" office:string-value="" calcext:value-type="error">
            <text:p>#N/A</text:p>
          </table:table-cell>
          <table:table-cell/>
          <table:table-cell table:formula="of:=INDEX([$deathsprcountry.$C$2:$deathsprcountry.$C$227];MATCH([.$A191];[$deathsprcountry.$B$2:$deathsprcountry.$B$227];0))" office:value-type="float" office:value="7.2" calcext:value-type="float">
            <text:p>7,2</text:p>
          </table:table-cell>
          <table:table-cell table:formula="of:=INDEX([$Population.$C$2:$Population.$C$236];MATCH([.$A191];TRIM([$Population.$B$2:$Population.$B$236]);0))" office:value-type="string" office:string-value="" calcext:value-type="error">
            <text:p>#N/A</text:p>
          </table:table-cell>
          <table:table-cell table:formula="of:=([.J191]/1000)*[.K191]" office:value-type="string" office:string-value="" calcext:value-type="error">
            <text:p>#N/A</text:p>
          </table:table-cell>
          <table:table-cell table:formula="of:=[.J191]/1000" office:value-type="percentage" office:value="0.0072" calcext:value-type="percentage">
            <text:p>0,72%</text:p>
          </table:table-cell>
        </table:table-row>
        <table:table-row table:style-name="ro1">
          <table:table-cell table:formula="of:=[Coronacases.A191]" office:value-type="string" office:string-value="Greenland" calcext:value-type="string">
            <text:p>Greenland</text:p>
          </table:table-cell>
          <table:table-cell table:formula="of:=[Coronacases.B191]" office:value-type="float" office:value="11" calcext:value-type="float">
            <text:p>11</text:p>
          </table:table-cell>
          <table:table-cell table:formula="of:=[Coronacases.C191]" office:value-type="float" office:value="0" calcext:value-type="float">
            <text:p>0</text:p>
          </table:table-cell>
          <table:table-cell table:formula="of:=[Coronacases.D191]" office:value-type="float" office:value="11" calcext:value-type="float">
            <text:p>11</text:p>
          </table:table-cell>
          <table:table-cell table:formula="of:=[.C192]/[.B192]" office:value-type="percentage" office:value="0" calcext:value-type="percentage">
            <text:p>0,00%</text:p>
          </table:table-cell>
          <table:table-cell table:formula="of:=[.C192]/[.D192]" office:value-type="percentage" office:value="0" calcext:value-type="percentage">
            <text:p>0,00%</text:p>
          </table:table-cell>
          <table:table-cell table:formula="of:=[.C192]/[.K192]" office:value-type="percentage" office:value="0" calcext:value-type="percentage">
            <text:p>0,00000%</text:p>
          </table:table-cell>
          <table:table-cell table:formula="of:=[.C192]/[.K192]*100000" office:value-type="float" office:value="0" calcext:value-type="float">
            <text:p>0,00</text:p>
          </table:table-cell>
          <table:table-cell/>
          <table:table-cell table:formula="of:=INDEX([$deathsprcountry.$C$2:$deathsprcountry.$C$227];MATCH([.$A192];[$deathsprcountry.$B$2:$deathsprcountry.$B$227];0))" office:value-type="float" office:value="8.8" calcext:value-type="float">
            <text:p>8,8</text:p>
          </table:table-cell>
          <table:table-cell table:formula="of:=INDEX([$Population.$C$2:$Population.$C$236];MATCH([.$A192];TRIM([$Population.$B$2:$Population.$B$236]);0))" office:value-type="float" office:value="5677" calcext:value-type="float">
            <text:p>5 677</text:p>
          </table:table-cell>
          <table:table-cell table:formula="of:=([.J192]/1000)*[.K192]" office:value-type="float" office:value="49.9576" calcext:value-type="float">
            <text:p>50</text:p>
          </table:table-cell>
          <table:table-cell table:formula="of:=[.J192]/1000" office:value-type="percentage" office:value="0.0088" calcext:value-type="percentage">
            <text:p>0,88%</text:p>
          </table:table-cell>
        </table:table-row>
        <table:table-row table:style-name="ro1">
          <table:table-cell table:formula="of:=[Coronacases.A192]" office:value-type="string" office:string-value="Northern Mariana Islands" calcext:value-type="string">
            <text:p>Northern Mariana Islands</text:p>
          </table:table-cell>
          <table:table-cell table:formula="of:=[Coronacases.B192]" office:value-type="float" office:value="11" calcext:value-type="float">
            <text:p>11</text:p>
          </table:table-cell>
          <table:table-cell table:formula="of:=[Coronacases.C192]" office:value-type="float" office:value="2" calcext:value-type="float">
            <text:p>2</text:p>
          </table:table-cell>
          <table:table-cell table:formula="of:=[Coronacases.D192]" office:value-type="float" office:value="0" calcext:value-type="float">
            <text:p>0</text:p>
          </table:table-cell>
          <table:table-cell table:formula="of:=[.C193]/[.B193]" office:value-type="percentage" office:value="0.181818181818182" calcext:value-type="percentage">
            <text:p>18,18%</text:p>
          </table:table-cell>
          <table:table-cell table:formula="of:=[.C193]/[.D193]" office:value-type="string" office:string-value="" calcext:value-type="error">
            <text:p>#DIV/0!</text:p>
          </table:table-cell>
          <table:table-cell table:formula="of:=[.C193]/[.K193]" office:value-type="percentage" office:value="0.000034746955298042" calcext:value-type="percentage">
            <text:p>0,00347%</text:p>
          </table:table-cell>
          <table:table-cell table:formula="of:=[.C193]/[.K193]*100000" office:value-type="float" office:value="3.4746955298042" calcext:value-type="float">
            <text:p>3,47</text:p>
          </table:table-cell>
          <table:table-cell/>
          <table:table-cell table:formula="of:=INDEX([$deathsprcountry.$C$2:$deathsprcountry.$C$227];MATCH([.$A193];[$deathsprcountry.$B$2:$deathsprcountry.$B$227];0))" office:value-type="float" office:value="4.9" calcext:value-type="float">
            <text:p>4,9</text:p>
          </table:table-cell>
          <table:table-cell table:formula="of:=INDEX([$Population.$C$2:$Population.$C$236];MATCH([.$A193];TRIM([$Population.$B$2:$Population.$B$236]);0))" office:value-type="float" office:value="57559" calcext:value-type="float">
            <text:p>57 559</text:p>
          </table:table-cell>
          <table:table-cell table:formula="of:=([.J193]/1000)*[.K193]" office:value-type="float" office:value="282.0391" calcext:value-type="float">
            <text:p>282</text:p>
          </table:table-cell>
          <table:table-cell table:formula="of:=[.J193]/1000" office:value-type="percentage" office:value="0.0049" calcext:value-type="percentage">
            <text:p>0,49%</text:p>
          </table:table-cell>
        </table:table-row>
        <table:table-row table:style-name="ro1">
          <table:table-cell table:formula="of:=[Coronacases.A193]" office:value-type="string" office:string-value="Suriname" calcext:value-type="string">
            <text:p>Suriname</text:p>
          </table:table-cell>
          <table:table-cell table:formula="of:=[Coronacases.B193]" office:value-type="float" office:value="10" calcext:value-type="float">
            <text:p>10</text:p>
          </table:table-cell>
          <table:table-cell table:formula="of:=[Coronacases.C193]" office:value-type="float" office:value="1" calcext:value-type="float">
            <text:p>1</text:p>
          </table:table-cell>
          <table:table-cell table:formula="of:=[Coronacases.D193]" office:value-type="float" office:value="4" calcext:value-type="float">
            <text:p>4</text:p>
          </table:table-cell>
          <table:table-cell table:formula="of:=[.C194]/[.B194]" office:value-type="percentage" office:value="0.1" calcext:value-type="percentage">
            <text:p>10,00%</text:p>
          </table:table-cell>
          <table:table-cell table:formula="of:=[.C194]/[.D194]" office:value-type="percentage" office:value="0.25" calcext:value-type="percentage">
            <text:p>25,00%</text:p>
          </table:table-cell>
          <table:table-cell table:formula="of:=[.C194]/[.K194]" office:value-type="percentage" office:value="0.00000170464618363812" calcext:value-type="percentage">
            <text:p>0,00017%</text:p>
          </table:table-cell>
          <table:table-cell table:formula="of:=[.C194]/[.K194]*100000" office:value-type="float" office:value="0.170464618363812" calcext:value-type="float">
            <text:p>0,17</text:p>
          </table:table-cell>
          <table:table-cell/>
          <table:table-cell table:formula="of:=INDEX([$deathsprcountry.$C$2:$deathsprcountry.$C$227];MATCH([.$A194];[$deathsprcountry.$B$2:$deathsprcountry.$B$227];0))" office:value-type="float" office:value="6.1" calcext:value-type="float">
            <text:p>6,1</text:p>
          </table:table-cell>
          <table:table-cell table:formula="of:=INDEX([$Population.$C$2:$Population.$C$236];MATCH([.$A194];TRIM([$Population.$B$2:$Population.$B$236]);0))" office:value-type="float" office:value="586632" calcext:value-type="float">
            <text:p>586 632</text:p>
          </table:table-cell>
          <table:table-cell table:formula="of:=([.J194]/1000)*[.K194]" office:value-type="float" office:value="3578.4552" calcext:value-type="float">
            <text:p>3 578</text:p>
          </table:table-cell>
          <table:table-cell table:formula="of:=[.J194]/1000" office:value-type="percentage" office:value="0.0061" calcext:value-type="percentage">
            <text:p>0,61%</text:p>
          </table:table-cell>
        </table:table-row>
        <table:table-row table:style-name="ro1">
          <table:table-cell table:formula="of:=[Coronacases.A194]" office:value-type="string" office:string-value="Akrotiri And Dhekelia" calcext:value-type="string">
            <text:p>Akrotiri And Dhekelia</text:p>
          </table:table-cell>
          <table:table-cell table:formula="of:=[Coronacases.B194]" office:value-type="float" office:value="10" calcext:value-type="float">
            <text:p>10</text:p>
          </table:table-cell>
          <table:table-cell table:formula="of:=[Coronacases.C194]" office:value-type="float" office:value="0" calcext:value-type="float">
            <text:p>0</text:p>
          </table:table-cell>
          <table:table-cell table:formula="of:=[Coronacases.D194]" office:value-type="float" office:value="0" calcext:value-type="float">
            <text:p>0</text:p>
          </table:table-cell>
          <table:table-cell table:formula="of:=[.C195]/[.B195]" office:value-type="percentage" office:value="0" calcext:value-type="percentage">
            <text:p>0,00%</text:p>
          </table:table-cell>
          <table:table-cell table:formula="of:=[.C195]/[.D195]" office:value-type="string" office:string-value="" calcext:value-type="error">
            <text:p>#DIV/0!</text:p>
          </table:table-cell>
          <table:table-cell table:formula="of:=[.C195]/[.K195]" office:value-type="string" office:string-value="" calcext:value-type="error">
            <text:p>#N/A</text:p>
          </table:table-cell>
          <table:table-cell table:formula="of:=[.C195]/[.K195]*100000" office:value-type="string" office:string-value="" calcext:value-type="error">
            <text:p>#N/A</text:p>
          </table:table-cell>
          <table:table-cell/>
          <table:table-cell table:formula="of:=INDEX([$deathsprcountry.$C$2:$deathsprcountry.$C$227];MATCH([.$A195];[$deathsprcountry.$B$2:$deathsprcountry.$B$227];0))" office:value-type="string" office:string-value="" calcext:value-type="error">
            <text:p>#N/A</text:p>
          </table:table-cell>
          <table:table-cell table:formula="of:=INDEX([$Population.$C$2:$Population.$C$236];MATCH([.$A195];TRIM([$Population.$B$2:$Population.$B$236]);0))" office:value-type="string" office:string-value="" calcext:value-type="error">
            <text:p>#N/A</text:p>
          </table:table-cell>
          <table:table-cell table:formula="of:=([.J195]/1000)*[.K195]" office:value-type="string" office:string-value="" calcext:value-type="error">
            <text:p>#N/A</text:p>
          </table:table-cell>
          <table:table-cell table:formula="of:=[.J195]/1000" office:value-type="string" office:string-value="" calcext:value-type="error">
            <text:p>#N/A</text:p>
          </table:table-cell>
        </table:table-row>
        <table:table-row table:style-name="ro1">
          <table:table-cell table:formula="of:=[Coronacases.A195]" office:value-type="string" office:string-value="Nepal" calcext:value-type="string">
            <text:p>Nepal</text:p>
          </table:table-cell>
          <table:table-cell table:formula="of:=[Coronacases.B195]" office:value-type="float" office:value="9" calcext:value-type="float">
            <text:p>9</text:p>
          </table:table-cell>
          <table:table-cell table:formula="of:=[Coronacases.C195]" office:value-type="float" office:value="0" calcext:value-type="float">
            <text:p>0</text:p>
          </table:table-cell>
          <table:table-cell table:formula="of:=[Coronacases.D195]" office:value-type="float" office:value="1" calcext:value-type="float">
            <text:p>1</text:p>
          </table:table-cell>
          <table:table-cell table:formula="of:=[.C196]/[.B196]" office:value-type="percentage" office:value="0" calcext:value-type="percentage">
            <text:p>0,00%</text:p>
          </table:table-cell>
          <table:table-cell table:formula="of:=[.C196]/[.D196]" office:value-type="percentage" office:value="0" calcext:value-type="percentage">
            <text:p>0,00%</text:p>
          </table:table-cell>
          <table:table-cell table:formula="of:=[.C196]/[.K196]" office:value-type="percentage" office:value="0" calcext:value-type="percentage">
            <text:p>0,00000%</text:p>
          </table:table-cell>
          <table:table-cell table:formula="of:=[.C196]/[.K196]*100000" office:value-type="float" office:value="0" calcext:value-type="float">
            <text:p>0,00</text:p>
          </table:table-cell>
          <table:table-cell/>
          <table:table-cell table:formula="of:=INDEX([$deathsprcountry.$C$2:$deathsprcountry.$C$227];MATCH([.$A196];[$deathsprcountry.$B$2:$deathsprcountry.$B$227];0))" office:value-type="float" office:value="5.6" calcext:value-type="float">
            <text:p>5,6</text:p>
          </table:table-cell>
          <table:table-cell table:formula="of:=INDEX([$Population.$C$2:$Population.$C$236];MATCH([.$A196];TRIM([$Population.$B$2:$Population.$B$236]);0))" office:value-type="float" office:value="29136808" calcext:value-type="float">
            <text:p>29 136 808</text:p>
          </table:table-cell>
          <table:table-cell table:formula="of:=([.J196]/1000)*[.K196]" office:value-type="float" office:value="163166.1248" calcext:value-type="float">
            <text:p>163 166</text:p>
          </table:table-cell>
          <table:table-cell table:formula="of:=[.J196]/1000" office:value-type="percentage" office:value="0.0056" calcext:value-type="percentage">
            <text:p>0,56%</text:p>
          </table:table-cell>
        </table:table-row>
        <table:table-row table:style-name="ro1">
          <table:table-cell table:formula="of:=[Coronacases.A196]" office:value-type="string" office:string-value="Åland Islands" calcext:value-type="string">
            <text:p>Åland Islands</text:p>
          </table:table-cell>
          <table:table-cell table:formula="of:=[Coronacases.B196]" office:value-type="float" office:value="9" calcext:value-type="float">
            <text:p>9</text:p>
          </table:table-cell>
          <table:table-cell table:formula="of:=[Coronacases.C196]" office:value-type="float" office:value="0" calcext:value-type="float">
            <text:p>0</text:p>
          </table:table-cell>
          <table:table-cell table:formula="of:=[Coronacases.D196]" office:value-type="float" office:value="0" calcext:value-type="float">
            <text:p>0</text:p>
          </table:table-cell>
          <table:table-cell table:formula="of:=[.C197]/[.B197]" office:value-type="percentage" office:value="0" calcext:value-type="percentage">
            <text:p>0,00%</text:p>
          </table:table-cell>
          <table:table-cell table:formula="of:=[.C197]/[.D197]" office:value-type="string" office:string-value="" calcext:value-type="error">
            <text:p>#DIV/0!</text:p>
          </table:table-cell>
          <table:table-cell table:formula="of:=[.C197]/[.K197]" office:value-type="string" office:string-value="" calcext:value-type="error">
            <text:p>#N/A</text:p>
          </table:table-cell>
          <table:table-cell table:formula="of:=[.C197]/[.K197]*100000" office:value-type="string" office:string-value="" calcext:value-type="error">
            <text:p>#N/A</text:p>
          </table:table-cell>
          <table:table-cell/>
          <table:table-cell table:formula="of:=INDEX([$deathsprcountry.$C$2:$deathsprcountry.$C$227];MATCH([.$A197];[$deathsprcountry.$B$2:$deathsprcountry.$B$227];0))" office:value-type="string" office:string-value="" calcext:value-type="error">
            <text:p>#N/A</text:p>
          </table:table-cell>
          <table:table-cell table:formula="of:=INDEX([$Population.$C$2:$Population.$C$236];MATCH([.$A197];TRIM([$Population.$B$2:$Population.$B$236]);0))" office:value-type="string" office:string-value="" calcext:value-type="error">
            <text:p>#N/A</text:p>
          </table:table-cell>
          <table:table-cell table:formula="of:=([.J197]/1000)*[.K197]" office:value-type="string" office:string-value="" calcext:value-type="error">
            <text:p>#N/A</text:p>
          </table:table-cell>
          <table:table-cell table:formula="of:=[.J197]/1000" office:value-type="string" office:string-value="" calcext:value-type="error">
            <text:p>#N/A</text:p>
          </table:table-cell>
        </table:table-row>
        <table:table-row table:style-name="ro1">
          <table:table-cell table:formula="of:=[Coronacases.A197]" office:value-type="string" office:string-value="Vatican City" calcext:value-type="string">
            <text:p>Vatican City</text:p>
          </table:table-cell>
          <table:table-cell table:formula="of:=[Coronacases.B197]" office:value-type="float" office:value="8" calcext:value-type="float">
            <text:p>8</text:p>
          </table:table-cell>
          <table:table-cell table:formula="of:=[Coronacases.C197]" office:value-type="float" office:value="0" calcext:value-type="float">
            <text:p>0</text:p>
          </table:table-cell>
          <table:table-cell table:formula="of:=[Coronacases.D197]" office:value-type="float" office:value="2" calcext:value-type="float">
            <text:p>2</text:p>
          </table:table-cell>
          <table:table-cell table:formula="of:=[.C198]/[.B198]" office:value-type="percentage" office:value="0" calcext:value-type="percentage">
            <text:p>0,00%</text:p>
          </table:table-cell>
          <table:table-cell table:formula="of:=[.C198]/[.D198]" office:value-type="percentage" office:value="0" calcext:value-type="percentage">
            <text:p>0,00%</text:p>
          </table:table-cell>
          <table:table-cell table:formula="of:=[.C198]/[.K198]" office:value-type="string" office:string-value="" calcext:value-type="error">
            <text:p>#N/A</text:p>
          </table:table-cell>
          <table:table-cell table:formula="of:=[.C198]/[.K198]*100000" office:value-type="string" office:string-value="" calcext:value-type="error">
            <text:p>#N/A</text:p>
          </table:table-cell>
          <table:table-cell/>
          <table:table-cell table:formula="of:=INDEX([$deathsprcountry.$C$2:$deathsprcountry.$C$227];MATCH([.$A198];[$deathsprcountry.$B$2:$deathsprcountry.$B$227];0))" office:value-type="string" office:string-value="" calcext:value-type="error">
            <text:p>#N/A</text:p>
          </table:table-cell>
          <table:table-cell table:formula="of:=INDEX([$Population.$C$2:$Population.$C$236];MATCH([.$A198];TRIM([$Population.$B$2:$Population.$B$236]);0))" office:value-type="string" office:string-value="" calcext:value-type="error">
            <text:p>#N/A</text:p>
          </table:table-cell>
          <table:table-cell table:formula="of:=([.J198]/1000)*[.K198]" office:value-type="string" office:string-value="" calcext:value-type="error">
            <text:p>#N/A</text:p>
          </table:table-cell>
          <table:table-cell table:formula="of:=[.J198]/1000" office:value-type="string" office:string-value="" calcext:value-type="error">
            <text:p>#N/A</text:p>
          </table:table-cell>
        </table:table-row>
        <table:table-row table:style-name="ro1">
          <table:table-cell table:formula="of:=[Coronacases.A198]" office:value-type="string" office:string-value="Belize" calcext:value-type="string">
            <text:p>Belize</text:p>
          </table:table-cell>
          <table:table-cell table:formula="of:=[Coronacases.B198]" office:value-type="float" office:value="8" calcext:value-type="float">
            <text:p>8</text:p>
          </table:table-cell>
          <table:table-cell table:formula="of:=[Coronacases.C198]" office:value-type="float" office:value="1" calcext:value-type="float">
            <text:p>1</text:p>
          </table:table-cell>
          <table:table-cell table:formula="of:=[Coronacases.D198]" office:value-type="float" office:value="0" calcext:value-type="float">
            <text:p>0</text:p>
          </table:table-cell>
          <table:table-cell table:formula="of:=[.C199]/[.B199]" office:value-type="percentage" office:value="0.125" calcext:value-type="percentage">
            <text:p>12,50%</text:p>
          </table:table-cell>
          <table:table-cell table:formula="of:=[.C199]/[.D199]" office:value-type="string" office:string-value="" calcext:value-type="error">
            <text:p>#DIV/0!</text:p>
          </table:table-cell>
          <table:table-cell table:formula="of:=[.C199]/[.K199]" office:value-type="percentage" office:value="0.00000251491343667951" calcext:value-type="percentage">
            <text:p>0,00025%</text:p>
          </table:table-cell>
          <table:table-cell table:formula="of:=[.C199]/[.K199]*100000" office:value-type="float" office:value="0.251491343667951" calcext:value-type="float">
            <text:p>0,25</text:p>
          </table:table-cell>
          <table:table-cell/>
          <table:table-cell table:formula="of:=INDEX([$deathsprcountry.$C$2:$deathsprcountry.$C$227];MATCH([.$A199];[$deathsprcountry.$B$2:$deathsprcountry.$B$227];0))" office:value-type="float" office:value="4.2" calcext:value-type="float">
            <text:p>4,2</text:p>
          </table:table-cell>
          <table:table-cell table:formula="of:=INDEX([$Population.$C$2:$Population.$C$236];MATCH([.$A199];TRIM([$Population.$B$2:$Population.$B$236]);0))" office:value-type="float" office:value="397628" calcext:value-type="float">
            <text:p>397 628</text:p>
          </table:table-cell>
          <table:table-cell table:formula="of:=([.J199]/1000)*[.K199]" office:value-type="float" office:value="1670.0376" calcext:value-type="float">
            <text:p>1 670</text:p>
          </table:table-cell>
          <table:table-cell table:formula="of:=[.J199]/1000" office:value-type="percentage" office:value="0.0042" calcext:value-type="percentage">
            <text:p>0,42%</text:p>
          </table:table-cell>
        </table:table-row>
        <table:table-row table:style-name="ro1">
          <table:table-cell table:formula="of:=[Coronacases.A199]" office:value-type="string" office:string-value="Montserrat" calcext:value-type="string">
            <text:p>Montserrat</text:p>
          </table:table-cell>
          <table:table-cell table:formula="of:=[Coronacases.B199]" office:value-type="float" office:value="8" calcext:value-type="float">
            <text:p>8</text:p>
          </table:table-cell>
          <table:table-cell table:formula="of:=[Coronacases.C199]" office:value-type="float" office:value="0" calcext:value-type="float">
            <text:p>0</text:p>
          </table:table-cell>
          <table:table-cell table:formula="of:=[Coronacases.D199]" office:value-type="float" office:value="0" calcext:value-type="float">
            <text:p>0</text:p>
          </table:table-cell>
          <table:table-cell table:formula="of:=[.C200]/[.B200]" office:value-type="percentage" office:value="0" calcext:value-type="percentage">
            <text:p>0,00%</text:p>
          </table:table-cell>
          <table:table-cell table:formula="of:=[.C200]/[.D200]" office:value-type="string" office:string-value="" calcext:value-type="error">
            <text:p>#DIV/0!</text:p>
          </table:table-cell>
          <table:table-cell table:formula="of:=[.C200]/[.K200]" office:value-type="percentage" office:value="0" calcext:value-type="percentage">
            <text:p>0,00000%</text:p>
          </table:table-cell>
          <table:table-cell table:formula="of:=[.C200]/[.K200]*100000" office:value-type="float" office:value="0" calcext:value-type="float">
            <text:p>0,00</text:p>
          </table:table-cell>
          <table:table-cell/>
          <table:table-cell table:formula="of:=INDEX([$deathsprcountry.$C$2:$deathsprcountry.$C$227];MATCH([.$A200];[$deathsprcountry.$B$2:$deathsprcountry.$B$227];0))" office:value-type="float" office:value="6.2" calcext:value-type="float">
            <text:p>6,2</text:p>
          </table:table-cell>
          <table:table-cell table:formula="of:=INDEX([$Population.$C$2:$Population.$C$236];MATCH([.$A200];TRIM([$Population.$B$2:$Population.$B$236]);0))" office:value-type="float" office:value="4992" calcext:value-type="float">
            <text:p>4 992</text:p>
          </table:table-cell>
          <table:table-cell table:formula="of:=([.J200]/1000)*[.K200]" office:value-type="float" office:value="30.9504" calcext:value-type="float">
            <text:p>31</text:p>
          </table:table-cell>
          <table:table-cell table:formula="of:=[.J200]/1000" office:value-type="percentage" office:value="0.0062" calcext:value-type="percentage">
            <text:p>0,62%</text:p>
          </table:table-cell>
        </table:table-row>
        <table:table-row table:style-name="ro1">
          <table:table-cell table:formula="of:=[Coronacases.A200]" office:value-type="string" office:string-value="Turks And Caicos Islands" calcext:value-type="string">
            <text:p>Turks And Caicos Islands</text:p>
          </table:table-cell>
          <table:table-cell table:formula="of:=[Coronacases.B200]" office:value-type="float" office:value="8" calcext:value-type="float">
            <text:p>8</text:p>
          </table:table-cell>
          <table:table-cell table:formula="of:=[Coronacases.C200]" office:value-type="float" office:value="1" calcext:value-type="float">
            <text:p>1</text:p>
          </table:table-cell>
          <table:table-cell table:formula="of:=[Coronacases.D200]" office:value-type="float" office:value="0" calcext:value-type="float">
            <text:p>0</text:p>
          </table:table-cell>
          <table:table-cell table:formula="of:=[.C201]/[.B201]" office:value-type="percentage" office:value="0.125" calcext:value-type="percentage">
            <text:p>12,50%</text:p>
          </table:table-cell>
          <table:table-cell table:formula="of:=[.C201]/[.D201]" office:value-type="string" office:string-value="" calcext:value-type="error">
            <text:p>#DIV/0!</text:p>
          </table:table-cell>
          <table:table-cell table:formula="of:=[.C201]/[.K201]" office:value-type="string" office:string-value="" calcext:value-type="error">
            <text:p>#N/A</text:p>
          </table:table-cell>
          <table:table-cell table:formula="of:=[.C201]/[.K201]*100000" office:value-type="string" office:string-value="" calcext:value-type="error">
            <text:p>#N/A</text:p>
          </table:table-cell>
          <table:table-cell/>
          <table:table-cell table:formula="of:=INDEX([$deathsprcountry.$C$2:$deathsprcountry.$C$227];MATCH([.$A201];[$deathsprcountry.$B$2:$deathsprcountry.$B$227];0))" office:value-type="float" office:value="3.3" calcext:value-type="float">
            <text:p>3,3</text:p>
          </table:table-cell>
          <table:table-cell table:formula="of:=INDEX([$Population.$C$2:$Population.$C$236];MATCH([.$A201];TRIM([$Population.$B$2:$Population.$B$236]);0))" office:value-type="string" office:string-value="" calcext:value-type="error">
            <text:p>#N/A</text:p>
          </table:table-cell>
          <table:table-cell table:formula="of:=([.J201]/1000)*[.K201]" office:value-type="string" office:string-value="" calcext:value-type="error">
            <text:p>#N/A</text:p>
          </table:table-cell>
          <table:table-cell table:formula="of:=[.J201]/1000" office:value-type="percentage" office:value="0.0033" calcext:value-type="percentage">
            <text:p>0,33%</text:p>
          </table:table-cell>
        </table:table-row>
        <table:table-row table:style-name="ro1">
          <table:table-cell table:formula="of:=[Coronacases.A201]" office:value-type="string" office:string-value="Malawi" calcext:value-type="string">
            <text:p>Malawi</text:p>
          </table:table-cell>
          <table:table-cell table:formula="of:=[Coronacases.B201]" office:value-type="float" office:value="8" calcext:value-type="float">
            <text:p>8</text:p>
          </table:table-cell>
          <table:table-cell table:formula="of:=[Coronacases.C201]" office:value-type="float" office:value="1" calcext:value-type="float">
            <text:p>1</text:p>
          </table:table-cell>
          <table:table-cell table:formula="of:=[Coronacases.D201]" office:value-type="float" office:value="0" calcext:value-type="float">
            <text:p>0</text:p>
          </table:table-cell>
          <table:table-cell table:formula="of:=[.C202]/[.B202]" office:value-type="percentage" office:value="0.125" calcext:value-type="percentage">
            <text:p>12,50%</text:p>
          </table:table-cell>
          <table:table-cell table:formula="of:=[.C202]/[.D202]" office:value-type="string" office:string-value="" calcext:value-type="error">
            <text:p>#DIV/0!</text:p>
          </table:table-cell>
          <table:table-cell table:formula="of:=[.C202]/[.K202]" office:value-type="percentage" office:value="0.000000052274046479573" calcext:value-type="percentage">
            <text:p>0,00001%</text:p>
          </table:table-cell>
          <table:table-cell table:formula="of:=[.C202]/[.K202]*100000" office:value-type="float" office:value="0.0052274046479573" calcext:value-type="float">
            <text:p>0,01</text:p>
          </table:table-cell>
          <table:table-cell/>
          <table:table-cell table:formula="of:=INDEX([$deathsprcountry.$C$2:$deathsprcountry.$C$227];MATCH([.$A202];[$deathsprcountry.$B$2:$deathsprcountry.$B$227];0))" office:value-type="float" office:value="7.7" calcext:value-type="float">
            <text:p>7,7</text:p>
          </table:table-cell>
          <table:table-cell table:formula="of:=INDEX([$Population.$C$2:$Population.$C$236];MATCH([.$A202];TRIM([$Population.$B$2:$Population.$B$236]);0))" office:value-type="float" office:value="19129952" calcext:value-type="float">
            <text:p>19 129 952</text:p>
          </table:table-cell>
          <table:table-cell table:formula="of:=([.J202]/1000)*[.K202]" office:value-type="float" office:value="147300.6304" calcext:value-type="float">
            <text:p>147 301</text:p>
          </table:table-cell>
          <table:table-cell table:formula="of:=[.J202]/1000" office:value-type="percentage" office:value="0.0077" calcext:value-type="percentage">
            <text:p>0,77%</text:p>
          </table:table-cell>
        </table:table-row>
        <table:table-row table:style-name="ro1">
          <table:table-cell table:formula="of:=[Coronacases.A202]" office:value-type="string" office:string-value="Central African Republic" calcext:value-type="string">
            <text:p>Central African Republic</text:p>
          </table:table-cell>
          <table:table-cell table:formula="of:=[Coronacases.B202]" office:value-type="float" office:value="8" calcext:value-type="float">
            <text:p>8</text:p>
          </table:table-cell>
          <table:table-cell table:formula="of:=[Coronacases.C202]" office:value-type="float" office:value="0" calcext:value-type="float">
            <text:p>0</text:p>
          </table:table-cell>
          <table:table-cell table:formula="of:=[Coronacases.D202]" office:value-type="float" office:value="0" calcext:value-type="float">
            <text:p>0</text:p>
          </table:table-cell>
          <table:table-cell table:formula="of:=[.C203]/[.B203]" office:value-type="percentage" office:value="0" calcext:value-type="percentage">
            <text:p>0,00%</text:p>
          </table:table-cell>
          <table:table-cell table:formula="of:=[.C203]/[.D203]" office:value-type="string" office:string-value="" calcext:value-type="error">
            <text:p>#DIV/0!</text:p>
          </table:table-cell>
          <table:table-cell table:formula="of:=[.C203]/[.K203]" office:value-type="percentage" office:value="0" calcext:value-type="percentage">
            <text:p>0,00000%</text:p>
          </table:table-cell>
          <table:table-cell table:formula="of:=[.C203]/[.K203]*100000" office:value-type="float" office:value="0" calcext:value-type="float">
            <text:p>0,00</text:p>
          </table:table-cell>
          <table:table-cell/>
          <table:table-cell table:formula="of:=INDEX([$deathsprcountry.$C$2:$deathsprcountry.$C$227];MATCH([.$A203];[$deathsprcountry.$B$2:$deathsprcountry.$B$227];0))" office:value-type="float" office:value="12.9" calcext:value-type="float">
            <text:p>12,9</text:p>
          </table:table-cell>
          <table:table-cell table:formula="of:=INDEX([$Population.$C$2:$Population.$C$236];MATCH([.$A203];TRIM([$Population.$B$2:$Population.$B$236]);0))" office:value-type="float" office:value="4829767" calcext:value-type="float">
            <text:p>4 829 767</text:p>
          </table:table-cell>
          <table:table-cell table:formula="of:=([.J203]/1000)*[.K203]" office:value-type="float" office:value="62303.9943" calcext:value-type="float">
            <text:p>62 304</text:p>
          </table:table-cell>
          <table:table-cell table:formula="of:=[.J203]/1000" office:value-type="percentage" office:value="0.0129" calcext:value-type="percentage">
            <text:p>1,29%</text:p>
          </table:table-cell>
        </table:table-row>
        <table:table-row table:style-name="ro1">
          <table:table-cell table:formula="of:=[Coronacases.A203]" office:value-type="string" office:string-value="Mauritania" calcext:value-type="string">
            <text:p>Mauritania</text:p>
          </table:table-cell>
          <table:table-cell table:formula="of:=[Coronacases.B203]" office:value-type="float" office:value="7" calcext:value-type="float">
            <text:p>7</text:p>
          </table:table-cell>
          <table:table-cell table:formula="of:=[Coronacases.C203]" office:value-type="float" office:value="1" calcext:value-type="float">
            <text:p>1</text:p>
          </table:table-cell>
          <table:table-cell table:formula="of:=[Coronacases.D203]" office:value-type="float" office:value="2" calcext:value-type="float">
            <text:p>2</text:p>
          </table:table-cell>
          <table:table-cell table:formula="of:=[.C204]/[.B204]" office:value-type="percentage" office:value="0.142857142857143" calcext:value-type="percentage">
            <text:p>14,29%</text:p>
          </table:table-cell>
          <table:table-cell table:formula="of:=[.C204]/[.D204]" office:value-type="percentage" office:value="0.5" calcext:value-type="percentage">
            <text:p>50,00%</text:p>
          </table:table-cell>
          <table:table-cell table:formula="of:=[.C204]/[.K204]" office:value-type="percentage" office:value="0.00000021506958146169" calcext:value-type="percentage">
            <text:p>0,00002%</text:p>
          </table:table-cell>
          <table:table-cell table:formula="of:=[.C204]/[.K204]*100000" office:value-type="float" office:value="0.021506958146169" calcext:value-type="float">
            <text:p>0,02</text:p>
          </table:table-cell>
          <table:table-cell/>
          <table:table-cell table:formula="of:=INDEX([$deathsprcountry.$C$2:$deathsprcountry.$C$227];MATCH([.$A204];[$deathsprcountry.$B$2:$deathsprcountry.$B$227];0))" office:value-type="float" office:value="7.8" calcext:value-type="float">
            <text:p>7,8</text:p>
          </table:table-cell>
          <table:table-cell table:formula="of:=INDEX([$Population.$C$2:$Population.$C$236];MATCH([.$A204];TRIM([$Population.$B$2:$Population.$B$236]);0))" office:value-type="float" office:value="4649658" calcext:value-type="float">
            <text:p>4 649 658</text:p>
          </table:table-cell>
          <table:table-cell table:formula="of:=([.J204]/1000)*[.K204]" office:value-type="float" office:value="36267.3324" calcext:value-type="float">
            <text:p>36 267</text:p>
          </table:table-cell>
          <table:table-cell table:formula="of:=[.J204]/1000" office:value-type="percentage" office:value="0.0078" calcext:value-type="percentage">
            <text:p>0,78%</text:p>
          </table:table-cell>
        </table:table-row>
        <table:table-row table:style-name="ro1">
          <table:table-cell table:formula="of:=[Coronacases.A204]" office:value-type="string" office:string-value="Nicaragua" calcext:value-type="string">
            <text:p>Nicaragua</text:p>
          </table:table-cell>
          <table:table-cell table:formula="of:=[Coronacases.B204]" office:value-type="float" office:value="7" calcext:value-type="float">
            <text:p>7</text:p>
          </table:table-cell>
          <table:table-cell table:formula="of:=[Coronacases.C204]" office:value-type="float" office:value="1" calcext:value-type="float">
            <text:p>1</text:p>
          </table:table-cell>
          <table:table-cell table:formula="of:=[Coronacases.D204]" office:value-type="float" office:value="2" calcext:value-type="float">
            <text:p>2</text:p>
          </table:table-cell>
          <table:table-cell table:formula="of:=[.C205]/[.B205]" office:value-type="percentage" office:value="0.142857142857143" calcext:value-type="percentage">
            <text:p>14,29%</text:p>
          </table:table-cell>
          <table:table-cell table:formula="of:=[.C205]/[.D205]" office:value-type="percentage" office:value="0.5" calcext:value-type="percentage">
            <text:p>50,00%</text:p>
          </table:table-cell>
          <table:table-cell table:formula="of:=[.C205]/[.K205]" office:value-type="percentage" office:value="0.000000150953558533903" calcext:value-type="percentage">
            <text:p>0,00002%</text:p>
          </table:table-cell>
          <table:table-cell table:formula="of:=[.C205]/[.K205]*100000" office:value-type="float" office:value="0.0150953558533903" calcext:value-type="float">
            <text:p>0,02</text:p>
          </table:table-cell>
          <table:table-cell/>
          <table:table-cell table:formula="of:=INDEX([$deathsprcountry.$C$2:$deathsprcountry.$C$227];MATCH([.$A205];[$deathsprcountry.$B$2:$deathsprcountry.$B$227];0))" office:value-type="float" office:value="5.2" calcext:value-type="float">
            <text:p>5,2</text:p>
          </table:table-cell>
          <table:table-cell table:formula="of:=INDEX([$Population.$C$2:$Population.$C$236];MATCH([.$A205];TRIM([$Population.$B$2:$Population.$B$236]);0))" office:value-type="float" office:value="6624554" calcext:value-type="float">
            <text:p>6 624 554</text:p>
          </table:table-cell>
          <table:table-cell table:formula="of:=([.J205]/1000)*[.K205]" office:value-type="float" office:value="34447.6808" calcext:value-type="float">
            <text:p>34 448</text:p>
          </table:table-cell>
          <table:table-cell table:formula="of:=[.J205]/1000" office:value-type="percentage" office:value="0.0052" calcext:value-type="percentage">
            <text:p>0,52%</text:p>
          </table:table-cell>
        </table:table-row>
        <table:table-row table:style-name="ro1">
          <table:table-cell table:formula="of:=[Coronacases.A205]" office:value-type="string" office:string-value="Cape Verde" calcext:value-type="string">
            <text:p>Cape Verde</text:p>
          </table:table-cell>
          <table:table-cell table:formula="of:=[Coronacases.B205]" office:value-type="float" office:value="7" calcext:value-type="float">
            <text:p>7</text:p>
          </table:table-cell>
          <table:table-cell table:formula="of:=[Coronacases.C205]" office:value-type="float" office:value="1" calcext:value-type="float">
            <text:p>1</text:p>
          </table:table-cell>
          <table:table-cell table:formula="of:=[Coronacases.D205]" office:value-type="float" office:value="0" calcext:value-type="float">
            <text:p>0</text:p>
          </table:table-cell>
          <table:table-cell table:formula="of:=[.C206]/[.B206]" office:value-type="percentage" office:value="0.142857142857143" calcext:value-type="percentage">
            <text:p>14,29%</text:p>
          </table:table-cell>
          <table:table-cell table:formula="of:=[.C206]/[.D206]" office:value-type="string" office:string-value="" calcext:value-type="error">
            <text:p>#DIV/0!</text:p>
          </table:table-cell>
          <table:table-cell table:formula="of:=[.C206]/[.K206]" office:value-type="string" office:string-value="" calcext:value-type="error">
            <text:p>#N/A</text:p>
          </table:table-cell>
          <table:table-cell table:formula="of:=[.C206]/[.K206]*100000" office:value-type="string" office:string-value="" calcext:value-type="error">
            <text:p>#N/A</text:p>
          </table:table-cell>
          <table:table-cell/>
          <table:table-cell table:formula="of:=INDEX([$deathsprcountry.$C$2:$deathsprcountry.$C$227];MATCH([.$A206];[$deathsprcountry.$B$2:$deathsprcountry.$B$227];0))" office:value-type="string" office:string-value="" calcext:value-type="error">
            <text:p>#N/A</text:p>
          </table:table-cell>
          <table:table-cell table:formula="of:=INDEX([$Population.$C$2:$Population.$C$236];MATCH([.$A206];TRIM([$Population.$B$2:$Population.$B$236]);0))" office:value-type="string" office:string-value="" calcext:value-type="error">
            <text:p>#N/A</text:p>
          </table:table-cell>
          <table:table-cell table:formula="of:=([.J206]/1000)*[.K206]" office:value-type="string" office:string-value="" calcext:value-type="error">
            <text:p>#N/A</text:p>
          </table:table-cell>
          <table:table-cell table:formula="of:=[.J206]/1000" office:value-type="string" office:string-value="" calcext:value-type="error">
            <text:p>#N/A</text:p>
          </table:table-cell>
        </table:table-row>
        <table:table-row table:style-name="ro1">
          <table:table-cell table:formula="of:=[Coronacases.A206]" office:value-type="string" office:string-value="Sierra Leone" calcext:value-type="string">
            <text:p>Sierra Leone</text:p>
          </table:table-cell>
          <table:table-cell table:formula="of:=[Coronacases.B206]" office:value-type="float" office:value="7" calcext:value-type="float">
            <text:p>7</text:p>
          </table:table-cell>
          <table:table-cell table:formula="of:=[Coronacases.C206]" office:value-type="float" office:value="0" calcext:value-type="float">
            <text:p>0</text:p>
          </table:table-cell>
          <table:table-cell table:formula="of:=[Coronacases.D206]" office:value-type="float" office:value="0" calcext:value-type="float">
            <text:p>0</text:p>
          </table:table-cell>
          <table:table-cell table:formula="of:=[.C207]/[.B207]" office:value-type="percentage" office:value="0" calcext:value-type="percentage">
            <text:p>0,00%</text:p>
          </table:table-cell>
          <table:table-cell table:formula="of:=[.C207]/[.D207]" office:value-type="string" office:string-value="" calcext:value-type="error">
            <text:p>#DIV/0!</text:p>
          </table:table-cell>
          <table:table-cell table:formula="of:=[.C207]/[.K207]" office:value-type="percentage" office:value="0" calcext:value-type="percentage">
            <text:p>0,00000%</text:p>
          </table:table-cell>
          <table:table-cell table:formula="of:=[.C207]/[.K207]*100000" office:value-type="float" office:value="0" calcext:value-type="float">
            <text:p>0,00</text:p>
          </table:table-cell>
          <table:table-cell/>
          <table:table-cell table:formula="of:=INDEX([$deathsprcountry.$C$2:$deathsprcountry.$C$227];MATCH([.$A207];[$deathsprcountry.$B$2:$deathsprcountry.$B$227];0))" office:value-type="float" office:value="10.2" calcext:value-type="float">
            <text:p>10,2</text:p>
          </table:table-cell>
          <table:table-cell table:formula="of:=INDEX([$Population.$C$2:$Population.$C$236];MATCH([.$A207];TRIM([$Population.$B$2:$Population.$B$236]);0))" office:value-type="float" office:value="7976983" calcext:value-type="float">
            <text:p>7 976 983</text:p>
          </table:table-cell>
          <table:table-cell table:formula="of:=([.J207]/1000)*[.K207]" office:value-type="float" office:value="81365.2266" calcext:value-type="float">
            <text:p>81 365</text:p>
          </table:table-cell>
          <table:table-cell table:formula="of:=[.J207]/1000" office:value-type="percentage" office:value="0.0102" calcext:value-type="percentage">
            <text:p>1,02%</text:p>
          </table:table-cell>
        </table:table-row>
        <table:table-row table:style-name="ro1">
          <table:table-cell table:formula="of:=[Coronacases.A207]" office:value-type="string" office:string-value="Saint Barthélemy" calcext:value-type="string">
            <text:p>Saint Barthélemy</text:p>
          </table:table-cell>
          <table:table-cell table:formula="of:=[Coronacases.B207]" office:value-type="float" office:value="6" calcext:value-type="float">
            <text:p>6</text:p>
          </table:table-cell>
          <table:table-cell table:formula="of:=[Coronacases.C207]" office:value-type="float" office:value="0" calcext:value-type="float">
            <text:p>0</text:p>
          </table:table-cell>
          <table:table-cell table:formula="of:=[Coronacases.D207]" office:value-type="float" office:value="1" calcext:value-type="float">
            <text:p>1</text:p>
          </table:table-cell>
          <table:table-cell table:formula="of:=[.C208]/[.B208]" office:value-type="percentage" office:value="0" calcext:value-type="percentage">
            <text:p>0,00%</text:p>
          </table:table-cell>
          <table:table-cell table:formula="of:=[.C208]/[.D208]" office:value-type="percentage" office:value="0" calcext:value-type="percentage">
            <text:p>0,00%</text:p>
          </table:table-cell>
          <table:table-cell table:formula="of:=[.C208]/[.K208]" office:value-type="string" office:string-value="" calcext:value-type="error">
            <text:p>#N/A</text:p>
          </table:table-cell>
          <table:table-cell table:formula="of:=[.C208]/[.K208]*100000" office:value-type="string" office:string-value="" calcext:value-type="error">
            <text:p>#N/A</text:p>
          </table:table-cell>
          <table:table-cell/>
          <table:table-cell table:formula="of:=INDEX([$deathsprcountry.$C$2:$deathsprcountry.$C$227];MATCH([.$A208];[$deathsprcountry.$B$2:$deathsprcountry.$B$227];0))" office:value-type="string" office:string-value="" calcext:value-type="error">
            <text:p>#N/A</text:p>
          </table:table-cell>
          <table:table-cell table:formula="of:=INDEX([$Population.$C$2:$Population.$C$236];MATCH([.$A208];TRIM([$Population.$B$2:$Population.$B$236]);0))" office:value-type="string" office:string-value="" calcext:value-type="error">
            <text:p>#N/A</text:p>
          </table:table-cell>
          <table:table-cell table:formula="of:=([.J208]/1000)*[.K208]" office:value-type="string" office:string-value="" calcext:value-type="error">
            <text:p>#N/A</text:p>
          </table:table-cell>
          <table:table-cell table:formula="of:=[.J208]/1000" office:value-type="string" office:string-value="" calcext:value-type="error">
            <text:p>#N/A</text:p>
          </table:table-cell>
        </table:table-row>
        <table:table-row table:style-name="ro1">
          <table:table-cell table:formula="of:=[Coronacases.A208]" office:value-type="string" office:string-value="Bhutan" calcext:value-type="string">
            <text:p>Bhutan</text:p>
          </table:table-cell>
          <table:table-cell table:formula="of:=[Coronacases.B208]" office:value-type="float" office:value="5" calcext:value-type="float">
            <text:p>5</text:p>
          </table:table-cell>
          <table:table-cell table:formula="of:=[Coronacases.C208]" office:value-type="float" office:value="0" calcext:value-type="float">
            <text:p>0</text:p>
          </table:table-cell>
          <table:table-cell table:formula="of:=[Coronacases.D208]" office:value-type="float" office:value="2" calcext:value-type="float">
            <text:p>2</text:p>
          </table:table-cell>
          <table:table-cell table:formula="of:=[.C209]/[.B209]" office:value-type="percentage" office:value="0" calcext:value-type="percentage">
            <text:p>0,00%</text:p>
          </table:table-cell>
          <table:table-cell table:formula="of:=[.C209]/[.D209]" office:value-type="percentage" office:value="0" calcext:value-type="percentage">
            <text:p>0,00%</text:p>
          </table:table-cell>
          <table:table-cell table:formula="of:=[.C209]/[.K209]" office:value-type="percentage" office:value="0" calcext:value-type="percentage">
            <text:p>0,00000%</text:p>
          </table:table-cell>
          <table:table-cell table:formula="of:=[.C209]/[.K209]*100000" office:value-type="float" office:value="0" calcext:value-type="float">
            <text:p>0,00</text:p>
          </table:table-cell>
          <table:table-cell/>
          <table:table-cell table:formula="of:=INDEX([$deathsprcountry.$C$2:$deathsprcountry.$C$227];MATCH([.$A209];[$deathsprcountry.$B$2:$deathsprcountry.$B$227];0))" office:value-type="float" office:value="6.4" calcext:value-type="float">
            <text:p>6,4</text:p>
          </table:table-cell>
          <table:table-cell table:formula="of:=INDEX([$Population.$C$2:$Population.$C$236];MATCH([.$A209];TRIM([$Population.$B$2:$Population.$B$236]);0))" office:value-type="float" office:value="771608" calcext:value-type="float">
            <text:p>771 608</text:p>
          </table:table-cell>
          <table:table-cell table:formula="of:=([.J209]/1000)*[.K209]" office:value-type="float" office:value="4938.2912" calcext:value-type="float">
            <text:p>4 938</text:p>
          </table:table-cell>
          <table:table-cell table:formula="of:=[.J209]/1000" office:value-type="percentage" office:value="0.0064" calcext:value-type="percentage">
            <text:p>0,64%</text:p>
          </table:table-cell>
        </table:table-row>
        <table:table-row table:style-name="ro1">
          <table:table-cell table:formula="of:=[Coronacases.A209]" office:value-type="string" office:string-value="Donetsk" calcext:value-type="string">
            <text:p>Donetsk</text:p>
          </table:table-cell>
          <table:table-cell table:formula="of:=[Coronacases.B209]" office:value-type="float" office:value="5" calcext:value-type="float">
            <text:p>5</text:p>
          </table:table-cell>
          <table:table-cell table:formula="of:=[Coronacases.C209]" office:value-type="float" office:value="0" calcext:value-type="float">
            <text:p>0</text:p>
          </table:table-cell>
          <table:table-cell table:formula="of:=[Coronacases.D209]" office:value-type="float" office:value="0" calcext:value-type="float">
            <text:p>0</text:p>
          </table:table-cell>
          <table:table-cell table:formula="of:=[.C210]/[.B210]" office:value-type="percentage" office:value="0" calcext:value-type="percentage">
            <text:p>0,00%</text:p>
          </table:table-cell>
          <table:table-cell table:formula="of:=[.C210]/[.D210]" office:value-type="string" office:string-value="" calcext:value-type="error">
            <text:p>#DIV/0!</text:p>
          </table:table-cell>
          <table:table-cell table:formula="of:=[.C210]/[.K210]" office:value-type="string" office:string-value="" calcext:value-type="error">
            <text:p>#N/A</text:p>
          </table:table-cell>
          <table:table-cell table:formula="of:=[.C210]/[.K210]*100000" office:value-type="string" office:string-value="" calcext:value-type="error">
            <text:p>#N/A</text:p>
          </table:table-cell>
          <table:table-cell/>
          <table:table-cell table:formula="of:=INDEX([$deathsprcountry.$C$2:$deathsprcountry.$C$227];MATCH([.$A210];[$deathsprcountry.$B$2:$deathsprcountry.$B$227];0))" office:value-type="string" office:string-value="" calcext:value-type="error">
            <text:p>#N/A</text:p>
          </table:table-cell>
          <table:table-cell table:formula="of:=INDEX([$Population.$C$2:$Population.$C$236];MATCH([.$A210];TRIM([$Population.$B$2:$Population.$B$236]);0))" office:value-type="string" office:string-value="" calcext:value-type="error">
            <text:p>#N/A</text:p>
          </table:table-cell>
          <table:table-cell table:formula="of:=([.J210]/1000)*[.K210]" office:value-type="string" office:string-value="" calcext:value-type="error">
            <text:p>#N/A</text:p>
          </table:table-cell>
          <table:table-cell table:formula="of:=[.J210]/1000" office:value-type="string" office:string-value="" calcext:value-type="error">
            <text:p>#N/A</text:p>
          </table:table-cell>
        </table:table-row>
        <table:table-row table:style-name="ro1">
          <table:table-cell table:formula="of:=[Coronacases.A210]" office:value-type="string" office:string-value="Falkland Islands" calcext:value-type="string">
            <text:p>Falkland Islands</text:p>
          </table:table-cell>
          <table:table-cell table:formula="of:=[Coronacases.B210]" office:value-type="float" office:value="5" calcext:value-type="float">
            <text:p>5</text:p>
          </table:table-cell>
          <table:table-cell table:formula="of:=[Coronacases.C210]" office:value-type="float" office:value="0" calcext:value-type="float">
            <text:p>0</text:p>
          </table:table-cell>
          <table:table-cell table:formula="of:=[Coronacases.D210]" office:value-type="float" office:value="0" calcext:value-type="float">
            <text:p>0</text:p>
          </table:table-cell>
          <table:table-cell table:formula="of:=[.C211]/[.B211]" office:value-type="percentage" office:value="0" calcext:value-type="percentage">
            <text:p>0,00%</text:p>
          </table:table-cell>
          <table:table-cell table:formula="of:=[.C211]/[.D211]" office:value-type="string" office:string-value="" calcext:value-type="error">
            <text:p>#DIV/0!</text:p>
          </table:table-cell>
          <table:table-cell table:formula="of:=[.C211]/[.K211]" office:value-type="percentage" office:value="0" calcext:value-type="percentage">
            <text:p>0,00000%</text:p>
          </table:table-cell>
          <table:table-cell table:formula="of:=[.C211]/[.K211]*100000" office:value-type="float" office:value="0" calcext:value-type="float">
            <text:p>0,00</text:p>
          </table:table-cell>
          <table:table-cell/>
          <table:table-cell table:formula="of:=INDEX([$deathsprcountry.$C$2:$deathsprcountry.$C$227];MATCH([.$A211];[$deathsprcountry.$B$2:$deathsprcountry.$B$227];0))" office:value-type="string" office:string-value="" calcext:value-type="error">
            <text:p>#N/A</text:p>
          </table:table-cell>
          <table:table-cell table:formula="of:=INDEX([$Population.$C$2:$Population.$C$236];MATCH([.$A211];TRIM([$Population.$B$2:$Population.$B$236]);0))" office:value-type="float" office:value="348" calcext:value-type="float">
            <text:p>348</text:p>
          </table:table-cell>
          <table:table-cell table:formula="of:=([.J211]/1000)*[.K211]" office:value-type="string" office:string-value="" calcext:value-type="error">
            <text:p>#N/A</text:p>
          </table:table-cell>
          <table:table-cell table:formula="of:=[.J211]/1000" office:value-type="string" office:string-value="" calcext:value-type="error">
            <text:p>#N/A</text:p>
          </table:table-cell>
        </table:table-row>
        <table:table-row table:style-name="ro1">
          <table:table-cell table:formula="of:=[Coronacases.A211]" office:value-type="string" office:string-value="Gambia" calcext:value-type="string">
            <text:p>Gambia</text:p>
          </table:table-cell>
          <table:table-cell table:formula="of:=[Coronacases.B211]" office:value-type="float" office:value="4" calcext:value-type="float">
            <text:p>4</text:p>
          </table:table-cell>
          <table:table-cell table:formula="of:=[Coronacases.C211]" office:value-type="float" office:value="1" calcext:value-type="float">
            <text:p>1</text:p>
          </table:table-cell>
          <table:table-cell table:formula="of:=[Coronacases.D211]" office:value-type="float" office:value="2" calcext:value-type="float">
            <text:p>2</text:p>
          </table:table-cell>
          <table:table-cell table:formula="of:=[.C212]/[.B212]" office:value-type="percentage" office:value="0.25" calcext:value-type="percentage">
            <text:p>25,00%</text:p>
          </table:table-cell>
          <table:table-cell table:formula="of:=[.C212]/[.D212]" office:value-type="percentage" office:value="0.5" calcext:value-type="percentage">
            <text:p>50,00%</text:p>
          </table:table-cell>
          <table:table-cell table:formula="of:=[.C212]/[.K212]" office:value-type="percentage" office:value="0.000000413792875148759" calcext:value-type="percentage">
            <text:p>0,00004%</text:p>
          </table:table-cell>
          <table:table-cell table:formula="of:=[.C212]/[.K212]*100000" office:value-type="float" office:value="0.0413792875148758" calcext:value-type="float">
            <text:p>0,04</text:p>
          </table:table-cell>
          <table:table-cell/>
          <table:table-cell table:formula="of:=INDEX([$deathsprcountry.$C$2:$deathsprcountry.$C$227];MATCH([.$A212];[$deathsprcountry.$B$2:$deathsprcountry.$B$227];0))" office:value-type="string" office:string-value="" calcext:value-type="error">
            <text:p>#N/A</text:p>
          </table:table-cell>
          <table:table-cell table:formula="of:=INDEX([$Population.$C$2:$Population.$C$236];MATCH([.$A212];TRIM([$Population.$B$2:$Population.$B$236]);0))" office:value-type="float" office:value="2416668" calcext:value-type="float">
            <text:p>2 416 668</text:p>
          </table:table-cell>
          <table:table-cell table:formula="of:=([.J212]/1000)*[.K212]" office:value-type="string" office:string-value="" calcext:value-type="error">
            <text:p>#N/A</text:p>
          </table:table-cell>
          <table:table-cell table:formula="of:=[.J212]/1000" office:value-type="string" office:string-value="" calcext:value-type="error">
            <text:p>#N/A</text:p>
          </table:table-cell>
        </table:table-row>
        <table:table-row table:style-name="ro1">
          <table:table-cell table:formula="of:=[Coronacases.A212]" office:value-type="string" office:string-value="Luhansk" calcext:value-type="string">
            <text:p>Luhansk</text:p>
          </table:table-cell>
          <table:table-cell table:formula="of:=[Coronacases.B212]" office:value-type="float" office:value="4" calcext:value-type="float">
            <text:p>4</text:p>
          </table:table-cell>
          <table:table-cell table:formula="of:=[Coronacases.C212]" office:value-type="float" office:value="0" calcext:value-type="float">
            <text:p>0</text:p>
          </table:table-cell>
          <table:table-cell table:formula="of:=[Coronacases.D212]" office:value-type="float" office:value="0" calcext:value-type="float">
            <text:p>0</text:p>
          </table:table-cell>
          <table:table-cell table:formula="of:=[.C213]/[.B213]" office:value-type="percentage" office:value="0" calcext:value-type="percentage">
            <text:p>0,00%</text:p>
          </table:table-cell>
          <table:table-cell table:formula="of:=[.C213]/[.D213]" office:value-type="string" office:string-value="" calcext:value-type="error">
            <text:p>#DIV/0!</text:p>
          </table:table-cell>
          <table:table-cell table:formula="of:=[.C213]/[.K213]" office:value-type="string" office:string-value="" calcext:value-type="error">
            <text:p>#N/A</text:p>
          </table:table-cell>
          <table:table-cell table:formula="of:=[.C213]/[.K213]*100000" office:value-type="string" office:string-value="" calcext:value-type="error">
            <text:p>#N/A</text:p>
          </table:table-cell>
          <table:table-cell/>
          <table:table-cell table:formula="of:=INDEX([$deathsprcountry.$C$2:$deathsprcountry.$C$227];MATCH([.$A213];[$deathsprcountry.$B$2:$deathsprcountry.$B$227];0))" office:value-type="string" office:string-value="" calcext:value-type="error">
            <text:p>#N/A</text:p>
          </table:table-cell>
          <table:table-cell table:formula="of:=INDEX([$Population.$C$2:$Population.$C$236];MATCH([.$A213];TRIM([$Population.$B$2:$Population.$B$236]);0))" office:value-type="string" office:string-value="" calcext:value-type="error">
            <text:p>#N/A</text:p>
          </table:table-cell>
          <table:table-cell table:formula="of:=([.J213]/1000)*[.K213]" office:value-type="string" office:string-value="" calcext:value-type="error">
            <text:p>#N/A</text:p>
          </table:table-cell>
          <table:table-cell table:formula="of:=[.J213]/1000" office:value-type="string" office:string-value="" calcext:value-type="error">
            <text:p>#N/A</text:p>
          </table:table-cell>
        </table:table-row>
        <table:table-row table:style-name="ro1">
          <table:table-cell table:formula="of:=[Coronacases.A213]" office:value-type="string" office:string-value="São Tomé And Príncipe" calcext:value-type="string">
            <text:p>São Tomé And Príncipe</text:p>
          </table:table-cell>
          <table:table-cell table:formula="of:=[Coronacases.B213]" office:value-type="float" office:value="4" calcext:value-type="float">
            <text:p>4</text:p>
          </table:table-cell>
          <table:table-cell table:formula="of:=[Coronacases.C213]" office:value-type="float" office:value="0" calcext:value-type="float">
            <text:p>0</text:p>
          </table:table-cell>
          <table:table-cell table:formula="of:=[Coronacases.D213]" office:value-type="float" office:value="0" calcext:value-type="float">
            <text:p>0</text:p>
          </table:table-cell>
          <table:table-cell table:formula="of:=[.C214]/[.B214]" office:value-type="percentage" office:value="0" calcext:value-type="percentage">
            <text:p>0,00%</text:p>
          </table:table-cell>
          <table:table-cell table:formula="of:=[.C214]/[.D214]" office:value-type="string" office:string-value="" calcext:value-type="error">
            <text:p>#DIV/0!</text:p>
          </table:table-cell>
          <table:table-cell table:formula="of:=[.C214]/[.K214]" office:value-type="string" office:string-value="" calcext:value-type="error">
            <text:p>#N/A</text:p>
          </table:table-cell>
          <table:table-cell table:formula="of:=[.C214]/[.K214]*100000" office:value-type="string" office:string-value="" calcext:value-type="error">
            <text:p>#N/A</text:p>
          </table:table-cell>
          <table:table-cell/>
          <table:table-cell table:formula="of:=INDEX([$deathsprcountry.$C$2:$deathsprcountry.$C$227];MATCH([.$A214];[$deathsprcountry.$B$2:$deathsprcountry.$B$227];0))" office:value-type="string" office:string-value="" calcext:value-type="error">
            <text:p>#N/A</text:p>
          </table:table-cell>
          <table:table-cell table:formula="of:=INDEX([$Population.$C$2:$Population.$C$236];MATCH([.$A214];TRIM([$Population.$B$2:$Population.$B$236]);0))" office:value-type="string" office:string-value="" calcext:value-type="error">
            <text:p>#N/A</text:p>
          </table:table-cell>
          <table:table-cell table:formula="of:=([.J214]/1000)*[.K214]" office:value-type="string" office:string-value="" calcext:value-type="error">
            <text:p>#N/A</text:p>
          </table:table-cell>
          <table:table-cell table:formula="of:=[.J214]/1000" office:value-type="string" office:string-value="" calcext:value-type="error">
            <text:p>#N/A</text:p>
          </table:table-cell>
        </table:table-row>
        <table:table-row table:style-name="ro1">
          <table:table-cell table:formula="of:=[Coronacases.A214]" office:value-type="string" office:string-value="Anguilla" calcext:value-type="string">
            <text:p>Anguilla</text:p>
          </table:table-cell>
          <table:table-cell table:formula="of:=[Coronacases.B214]" office:value-type="float" office:value="3" calcext:value-type="float">
            <text:p>3</text:p>
          </table:table-cell>
          <table:table-cell table:formula="of:=[Coronacases.C214]" office:value-type="float" office:value="0" calcext:value-type="float">
            <text:p>0</text:p>
          </table:table-cell>
          <table:table-cell table:formula="of:=[Coronacases.D214]" office:value-type="float" office:value="0" calcext:value-type="float">
            <text:p>0</text:p>
          </table:table-cell>
          <table:table-cell table:formula="of:=[.C215]/[.B215]" office:value-type="percentage" office:value="0" calcext:value-type="percentage">
            <text:p>0,00%</text:p>
          </table:table-cell>
          <table:table-cell table:formula="of:=[.C215]/[.D215]" office:value-type="string" office:string-value="" calcext:value-type="error">
            <text:p>#DIV/0!</text:p>
          </table:table-cell>
          <table:table-cell table:formula="of:=[.C215]/[.K215]" office:value-type="percentage" office:value="0" calcext:value-type="percentage">
            <text:p>0,00000%</text:p>
          </table:table-cell>
          <table:table-cell table:formula="of:=[.C215]/[.K215]*100000" office:value-type="float" office:value="0" calcext:value-type="float">
            <text:p>0,00</text:p>
          </table:table-cell>
          <table:table-cell/>
          <table:table-cell table:formula="of:=INDEX([$deathsprcountry.$C$2:$deathsprcountry.$C$227];MATCH([.$A215];[$deathsprcountry.$B$2:$deathsprcountry.$B$227];0))" office:value-type="float" office:value="4.7" calcext:value-type="float">
            <text:p>4,7</text:p>
          </table:table-cell>
          <table:table-cell table:formula="of:=INDEX([$Population.$C$2:$Population.$C$236];MATCH([.$A215];TRIM([$Population.$B$2:$Population.$B$236]);0))" office:value-type="float" office:value="15003" calcext:value-type="float">
            <text:p>15 003</text:p>
          </table:table-cell>
          <table:table-cell table:formula="of:=([.J215]/1000)*[.K215]" office:value-type="float" office:value="70.5141" calcext:value-type="float">
            <text:p>71</text:p>
          </table:table-cell>
          <table:table-cell table:formula="of:=[.J215]/1000" office:value-type="percentage" office:value="0.0047" calcext:value-type="percentage">
            <text:p>0,47%</text:p>
          </table:table-cell>
        </table:table-row>
        <table:table-row table:style-name="ro1">
          <table:table-cell table:formula="of:=[Coronacases.A215]" office:value-type="string" office:string-value="British Virgin Islands" calcext:value-type="string">
            <text:p>British Virgin Islands</text:p>
          </table:table-cell>
          <table:table-cell table:formula="of:=[Coronacases.B215]" office:value-type="float" office:value="3" calcext:value-type="float">
            <text:p>3</text:p>
          </table:table-cell>
          <table:table-cell table:formula="of:=[Coronacases.C215]" office:value-type="float" office:value="0" calcext:value-type="float">
            <text:p>0</text:p>
          </table:table-cell>
          <table:table-cell table:formula="of:=[Coronacases.D215]" office:value-type="float" office:value="0" calcext:value-type="float">
            <text:p>0</text:p>
          </table:table-cell>
          <table:table-cell table:formula="of:=[.C216]/[.B216]" office:value-type="percentage" office:value="0" calcext:value-type="percentage">
            <text:p>0,00%</text:p>
          </table:table-cell>
          <table:table-cell table:formula="of:=[.C216]/[.D216]" office:value-type="string" office:string-value="" calcext:value-type="error">
            <text:p>#DIV/0!</text:p>
          </table:table-cell>
          <table:table-cell table:formula="of:=[.C216]/[.K216]" office:value-type="percentage" office:value="0" calcext:value-type="percentage">
            <text:p>0,00000%</text:p>
          </table:table-cell>
          <table:table-cell table:formula="of:=[.C216]/[.K216]*100000" office:value-type="float" office:value="0" calcext:value-type="float">
            <text:p>0,00</text:p>
          </table:table-cell>
          <table:table-cell/>
          <table:table-cell table:formula="of:=INDEX([$deathsprcountry.$C$2:$deathsprcountry.$C$227];MATCH([.$A216];[$deathsprcountry.$B$2:$deathsprcountry.$B$227];0))" office:value-type="float" office:value="5.2" calcext:value-type="float">
            <text:p>5,2</text:p>
          </table:table-cell>
          <table:table-cell table:formula="of:=INDEX([$Population.$C$2:$Population.$C$236];MATCH([.$A216];TRIM([$Population.$B$2:$Population.$B$236]);0))" office:value-type="float" office:value="30231" calcext:value-type="float">
            <text:p>30 231</text:p>
          </table:table-cell>
          <table:table-cell table:formula="of:=([.J216]/1000)*[.K216]" office:value-type="float" office:value="157.2012" calcext:value-type="float">
            <text:p>157</text:p>
          </table:table-cell>
          <table:table-cell table:formula="of:=[.J216]/1000" office:value-type="percentage" office:value="0.0052" calcext:value-type="percentage">
            <text:p>0,52%</text:p>
          </table:table-cell>
        </table:table-row>
        <table:table-row table:style-name="ro1">
          <table:table-cell table:formula="of:=[Coronacases.A216]" office:value-type="string" office:string-value="Burundi" calcext:value-type="string">
            <text:p>Burundi</text:p>
          </table:table-cell>
          <table:table-cell table:formula="of:=[Coronacases.B216]" office:value-type="float" office:value="3" calcext:value-type="float">
            <text:p>3</text:p>
          </table:table-cell>
          <table:table-cell table:formula="of:=[Coronacases.C216]" office:value-type="float" office:value="0" calcext:value-type="float">
            <text:p>0</text:p>
          </table:table-cell>
          <table:table-cell table:formula="of:=[Coronacases.D216]" office:value-type="float" office:value="0" calcext:value-type="float">
            <text:p>0</text:p>
          </table:table-cell>
          <table:table-cell table:formula="of:=[.C217]/[.B217]" office:value-type="percentage" office:value="0" calcext:value-type="percentage">
            <text:p>0,00%</text:p>
          </table:table-cell>
          <table:table-cell table:formula="of:=[.C217]/[.D217]" office:value-type="string" office:string-value="" calcext:value-type="error">
            <text:p>#DIV/0!</text:p>
          </table:table-cell>
          <table:table-cell table:formula="of:=[.C217]/[.K217]" office:value-type="percentage" office:value="0" calcext:value-type="percentage">
            <text:p>0,00000%</text:p>
          </table:table-cell>
          <table:table-cell table:formula="of:=[.C217]/[.K217]*100000" office:value-type="float" office:value="0" calcext:value-type="float">
            <text:p>0,00</text:p>
          </table:table-cell>
          <table:table-cell/>
          <table:table-cell table:formula="of:=INDEX([$deathsprcountry.$C$2:$deathsprcountry.$C$227];MATCH([.$A217];[$deathsprcountry.$B$2:$deathsprcountry.$B$227];0))" office:value-type="float" office:value="8.6" calcext:value-type="float">
            <text:p>8,6</text:p>
          </table:table-cell>
          <table:table-cell table:formula="of:=INDEX([$Population.$C$2:$Population.$C$236];MATCH([.$A217];TRIM([$Population.$B$2:$Population.$B$236]);0))" office:value-type="float" office:value="11890784" calcext:value-type="float">
            <text:p>11 890 784</text:p>
          </table:table-cell>
          <table:table-cell table:formula="of:=([.J217]/1000)*[.K217]" office:value-type="float" office:value="102260.7424" calcext:value-type="float">
            <text:p>102 261</text:p>
          </table:table-cell>
          <table:table-cell table:formula="of:=[.J217]/1000" office:value-type="percentage" office:value="0.0086" calcext:value-type="percentage">
            <text:p>0,86%</text:p>
          </table:table-cell>
        </table:table-row>
        <table:table-row table:style-name="ro1">
          <table:table-cell table:formula="of:=[Coronacases.A217]" office:value-type="string" office:string-value="South Sudan" calcext:value-type="string">
            <text:p>South Sudan</text:p>
          </table:table-cell>
          <table:table-cell table:formula="of:=[Coronacases.B217]" office:value-type="float" office:value="3" calcext:value-type="float">
            <text:p>3</text:p>
          </table:table-cell>
          <table:table-cell table:formula="of:=[Coronacases.C217]" office:value-type="float" office:value="0" calcext:value-type="float">
            <text:p>0</text:p>
          </table:table-cell>
          <table:table-cell table:formula="of:=[Coronacases.D217]" office:value-type="float" office:value="0" calcext:value-type="float">
            <text:p>0</text:p>
          </table:table-cell>
          <table:table-cell table:formula="of:=[.C218]/[.B218]" office:value-type="percentage" office:value="0" calcext:value-type="percentage">
            <text:p>0,00%</text:p>
          </table:table-cell>
          <table:table-cell table:formula="of:=[.C218]/[.D218]" office:value-type="string" office:string-value="" calcext:value-type="error">
            <text:p>#DIV/0!</text:p>
          </table:table-cell>
          <table:table-cell table:formula="of:=[.C218]/[.K218]" office:value-type="percentage" office:value="0" calcext:value-type="percentage">
            <text:p>0,00000%</text:p>
          </table:table-cell>
          <table:table-cell table:formula="of:=[.C218]/[.K218]*100000" office:value-type="float" office:value="0" calcext:value-type="float">
            <text:p>0,00</text:p>
          </table:table-cell>
          <table:table-cell/>
          <table:table-cell table:formula="of:=INDEX([$deathsprcountry.$C$2:$deathsprcountry.$C$227];MATCH([.$A218];[$deathsprcountry.$B$2:$deathsprcountry.$B$227];0))" office:value-type="float" office:value="19.3" calcext:value-type="float">
            <text:p>19,3</text:p>
          </table:table-cell>
          <table:table-cell table:formula="of:=INDEX([$Population.$C$2:$Population.$C$236];MATCH([.$A218];TRIM([$Population.$B$2:$Population.$B$236]);0))" office:value-type="float" office:value="11193725" calcext:value-type="float">
            <text:p>11 193 725</text:p>
          </table:table-cell>
          <table:table-cell table:formula="of:=([.J218]/1000)*[.K218]" office:value-type="float" office:value="216038.8925" calcext:value-type="float">
            <text:p>216 039</text:p>
          </table:table-cell>
          <table:table-cell table:formula="of:=[.J218]/1000" office:value-type="percentage" office:value="0.0193" calcext:value-type="percentage">
            <text:p>1,93%</text:p>
          </table:table-cell>
        </table:table-row>
        <table:table-row table:style-name="ro1">
          <table:table-cell table:formula="of:=[Coronacases.A218]" office:value-type="string" office:string-value="Papua New Guinea" calcext:value-type="string">
            <text:p>Papua New Guinea</text:p>
          </table:table-cell>
          <table:table-cell table:formula="of:=[Coronacases.B218]" office:value-type="float" office:value="2" calcext:value-type="float">
            <text:p>2</text:p>
          </table:table-cell>
          <table:table-cell table:formula="of:=[Coronacases.C218]" office:value-type="float" office:value="0" calcext:value-type="float">
            <text:p>0</text:p>
          </table:table-cell>
          <table:table-cell table:formula="of:=[Coronacases.D218]" office:value-type="float" office:value="0" calcext:value-type="float">
            <text:p>0</text:p>
          </table:table-cell>
          <table:table-cell table:formula="of:=[.C219]/[.B219]" office:value-type="percentage" office:value="0" calcext:value-type="percentage">
            <text:p>0,00%</text:p>
          </table:table-cell>
          <table:table-cell table:formula="of:=[.C219]/[.D219]" office:value-type="string" office:string-value="" calcext:value-type="error">
            <text:p>#DIV/0!</text:p>
          </table:table-cell>
          <table:table-cell table:formula="of:=[.C219]/[.K219]" office:value-type="percentage" office:value="0" calcext:value-type="percentage">
            <text:p>0,00000%</text:p>
          </table:table-cell>
          <table:table-cell table:formula="of:=[.C219]/[.K219]*100000" office:value-type="float" office:value="0" calcext:value-type="float">
            <text:p>0,00</text:p>
          </table:table-cell>
          <table:table-cell/>
          <table:table-cell table:formula="of:=INDEX([$deathsprcountry.$C$2:$deathsprcountry.$C$227];MATCH([.$A219];[$deathsprcountry.$B$2:$deathsprcountry.$B$227];0))" office:value-type="float" office:value="6.6" calcext:value-type="float">
            <text:p>6,6</text:p>
          </table:table-cell>
          <table:table-cell table:formula="of:=INDEX([$Population.$C$2:$Population.$C$236];MATCH([.$A219];TRIM([$Population.$B$2:$Population.$B$236]);0))" office:value-type="float" office:value="8947024" calcext:value-type="float">
            <text:p>8 947 024</text:p>
          </table:table-cell>
          <table:table-cell table:formula="of:=([.J219]/1000)*[.K219]" office:value-type="float" office:value="59050.3584" calcext:value-type="float">
            <text:p>59 050</text:p>
          </table:table-cell>
          <table:table-cell table:formula="of:=[.J219]/1000" office:value-type="percentage" office:value="0.0066" calcext:value-type="percentage">
            <text:p>0,66%</text:p>
          </table:table-cell>
        </table:table-row>
        <table:table-row table:style-name="ro1">
          <table:table-cell table:formula="of:=[Coronacases.A219]" office:value-type="string" office:string-value="Somaliland" calcext:value-type="string">
            <text:p>Somaliland</text:p>
          </table:table-cell>
          <table:table-cell table:formula="of:=[Coronacases.B219]" office:value-type="float" office:value="2" calcext:value-type="float">
            <text:p>2</text:p>
          </table:table-cell>
          <table:table-cell table:formula="of:=[Coronacases.C219]" office:value-type="float" office:value="0" calcext:value-type="float">
            <text:p>0</text:p>
          </table:table-cell>
          <table:table-cell table:formula="of:=[Coronacases.D219]" office:value-type="float" office:value="0" calcext:value-type="float">
            <text:p>0</text:p>
          </table:table-cell>
          <table:table-cell table:formula="of:=[.C220]/[.B220]" office:value-type="percentage" office:value="0" calcext:value-type="percentage">
            <text:p>0,00%</text:p>
          </table:table-cell>
          <table:table-cell table:formula="of:=[.C220]/[.D220]" office:value-type="string" office:string-value="" calcext:value-type="error">
            <text:p>#DIV/0!</text:p>
          </table:table-cell>
          <table:table-cell table:formula="of:=[.C220]/[.K220]" office:value-type="string" office:string-value="" calcext:value-type="error">
            <text:p>#N/A</text:p>
          </table:table-cell>
          <table:table-cell table:formula="of:=[.C220]/[.K220]*100000" office:value-type="string" office:string-value="" calcext:value-type="error">
            <text:p>#N/A</text:p>
          </table:table-cell>
          <table:table-cell/>
          <table:table-cell table:formula="of:=INDEX([$deathsprcountry.$C$2:$deathsprcountry.$C$227];MATCH([.$A220];[$deathsprcountry.$B$2:$deathsprcountry.$B$227];0))" office:value-type="string" office:string-value="" calcext:value-type="error">
            <text:p>#N/A</text:p>
          </table:table-cell>
          <table:table-cell table:formula="of:=INDEX([$Population.$C$2:$Population.$C$236];MATCH([.$A220];TRIM([$Population.$B$2:$Population.$B$236]);0))" office:value-type="string" office:string-value="" calcext:value-type="error">
            <text:p>#N/A</text:p>
          </table:table-cell>
          <table:table-cell table:formula="of:=([.J220]/1000)*[.K220]" office:value-type="string" office:string-value="" calcext:value-type="error">
            <text:p>#N/A</text:p>
          </table:table-cell>
          <table:table-cell table:formula="of:=[.J220]/1000" office:value-type="string" office:string-value="" calcext:value-type="error">
            <text:p>#N/A</text:p>
          </table:table-cell>
        </table:table-row>
        <table:table-row table:style-name="ro1">
          <table:table-cell table:formula="of:=[Coronacases.A220]" office:value-type="string" office:string-value="Sint Eustatius" calcext:value-type="string">
            <text:p>Sint Eustatius</text:p>
          </table:table-cell>
          <table:table-cell table:formula="of:=[Coronacases.B220]" office:value-type="float" office:value="2" calcext:value-type="float">
            <text:p>2</text:p>
          </table:table-cell>
          <table:table-cell table:formula="of:=[Coronacases.C220]" office:value-type="float" office:value="0" calcext:value-type="float">
            <text:p>0</text:p>
          </table:table-cell>
          <table:table-cell table:formula="of:=[Coronacases.D220]" office:value-type="float" office:value="0" calcext:value-type="float">
            <text:p>0</text:p>
          </table:table-cell>
          <table:table-cell table:formula="of:=[.C221]/[.B221]" office:value-type="percentage" office:value="0" calcext:value-type="percentage">
            <text:p>0,00%</text:p>
          </table:table-cell>
          <table:table-cell table:formula="of:=[.C221]/[.D221]" office:value-type="string" office:string-value="" calcext:value-type="error">
            <text:p>#DIV/0!</text:p>
          </table:table-cell>
          <table:table-cell table:formula="of:=[.C221]/[.K221]" office:value-type="string" office:string-value="" calcext:value-type="error">
            <text:p>#N/A</text:p>
          </table:table-cell>
          <table:table-cell table:formula="of:=[.C221]/[.K221]*100000" office:value-type="string" office:string-value="" calcext:value-type="error">
            <text:p>#N/A</text:p>
          </table:table-cell>
          <table:table-cell/>
          <table:table-cell table:formula="of:=INDEX([$deathsprcountry.$C$2:$deathsprcountry.$C$227];MATCH([.$A221];[$deathsprcountry.$B$2:$deathsprcountry.$B$227];0))" office:value-type="string" office:string-value="" calcext:value-type="error">
            <text:p>#N/A</text:p>
          </table:table-cell>
          <table:table-cell table:formula="of:=INDEX([$Population.$C$2:$Population.$C$236];MATCH([.$A221];TRIM([$Population.$B$2:$Population.$B$236]);0))" office:value-type="string" office:string-value="" calcext:value-type="error">
            <text:p>#N/A</text:p>
          </table:table-cell>
          <table:table-cell table:formula="of:=([.J221]/1000)*[.K221]" office:value-type="string" office:string-value="" calcext:value-type="error">
            <text:p>#N/A</text:p>
          </table:table-cell>
          <table:table-cell table:formula="of:=[.J221]/1000" office:value-type="string" office:string-value="" calcext:value-type="error">
            <text:p>#N/A</text:p>
          </table:table-cell>
        </table:table-row>
        <table:table-row table:style-name="ro1">
          <table:table-cell table:formula="of:=[Coronacases.A221]" office:value-type="string" office:string-value="East Timor" calcext:value-type="string">
            <text:p>East Timor</text:p>
          </table:table-cell>
          <table:table-cell table:formula="of:=[Coronacases.B221]" office:value-type="float" office:value="1" calcext:value-type="float">
            <text:p>1</text:p>
          </table:table-cell>
          <table:table-cell table:formula="of:=[Coronacases.C221]" office:value-type="float" office:value="0" calcext:value-type="float">
            <text:p>0</text:p>
          </table:table-cell>
          <table:table-cell table:formula="of:=[Coronacases.D221]" office:value-type="float" office:value="0" calcext:value-type="float">
            <text:p>0</text:p>
          </table:table-cell>
          <table:table-cell table:formula="of:=[.C222]/[.B222]" office:value-type="percentage" office:value="0" calcext:value-type="percentage">
            <text:p>0,00%</text:p>
          </table:table-cell>
          <table:table-cell table:formula="of:=[.C222]/[.D222]" office:value-type="string" office:string-value="" calcext:value-type="error">
            <text:p>#DIV/0!</text:p>
          </table:table-cell>
          <table:table-cell table:formula="of:=[.C222]/[.K222]" office:value-type="string" office:string-value="" calcext:value-type="error">
            <text:p>#N/A</text:p>
          </table:table-cell>
          <table:table-cell table:formula="of:=[.C222]/[.K222]*100000" office:value-type="string" office:string-value="" calcext:value-type="error">
            <text:p>#N/A</text:p>
          </table:table-cell>
          <table:table-cell/>
          <table:table-cell table:formula="of:=INDEX([$deathsprcountry.$C$2:$deathsprcountry.$C$227];MATCH([.$A222];[$deathsprcountry.$B$2:$deathsprcountry.$B$227];0))" office:value-type="string" office:string-value="" calcext:value-type="error">
            <text:p>#N/A</text:p>
          </table:table-cell>
          <table:table-cell table:formula="of:=INDEX([$Population.$C$2:$Population.$C$236];MATCH([.$A222];TRIM([$Population.$B$2:$Population.$B$236]);0))" office:value-type="string" office:string-value="" calcext:value-type="error">
            <text:p>#N/A</text:p>
          </table:table-cell>
          <table:table-cell table:formula="of:=([.J222]/1000)*[.K222]" office:value-type="string" office:string-value="" calcext:value-type="error">
            <text:p>#N/A</text:p>
          </table:table-cell>
          <table:table-cell table:formula="of:=[.J222]/1000" office:value-type="string" office:string-value="" calcext:value-type="error">
            <text:p>#N/A</text:p>
          </table:table-cell>
        </table:table-row>
        <table:table-row table:style-name="ro1">
          <table:table-cell table:formula="of:=[Coronacases.A222]" office:value-type="string" office:string-value="Guantanamo Bay" calcext:value-type="string">
            <text:p>Guantanamo Bay</text:p>
          </table:table-cell>
          <table:table-cell table:formula="of:=[Coronacases.B222]" office:value-type="float" office:value="1" calcext:value-type="float">
            <text:p>1</text:p>
          </table:table-cell>
          <table:table-cell table:formula="of:=[Coronacases.C222]" office:value-type="float" office:value="0" calcext:value-type="float">
            <text:p>0</text:p>
          </table:table-cell>
          <table:table-cell table:formula="of:=[Coronacases.D222]" office:value-type="float" office:value="0" calcext:value-type="float">
            <text:p>0</text:p>
          </table:table-cell>
          <table:table-cell table:formula="of:=[.C223]/[.B223]" office:value-type="percentage" office:value="0" calcext:value-type="percentage">
            <text:p>0,00%</text:p>
          </table:table-cell>
          <table:table-cell table:formula="of:=[.C223]/[.D223]" office:value-type="string" office:string-value="" calcext:value-type="error">
            <text:p>#DIV/0!</text:p>
          </table:table-cell>
          <table:table-cell table:formula="of:=[.C223]/[.K223]" office:value-type="string" office:string-value="" calcext:value-type="error">
            <text:p>#N/A</text:p>
          </table:table-cell>
          <table:table-cell table:formula="of:=[.C223]/[.K223]*100000" office:value-type="string" office:string-value="" calcext:value-type="error">
            <text:p>#N/A</text:p>
          </table:table-cell>
          <table:table-cell/>
          <table:table-cell table:formula="of:=INDEX([$deathsprcountry.$C$2:$deathsprcountry.$C$227];MATCH([.$A223];[$deathsprcountry.$B$2:$deathsprcountry.$B$227];0))" office:value-type="string" office:string-value="" calcext:value-type="error">
            <text:p>#N/A</text:p>
          </table:table-cell>
          <table:table-cell table:formula="of:=INDEX([$Population.$C$2:$Population.$C$236];MATCH([.$A223];TRIM([$Population.$B$2:$Population.$B$236]);0))" office:value-type="string" office:string-value="" calcext:value-type="error">
            <text:p>#N/A</text:p>
          </table:table-cell>
          <table:table-cell table:formula="of:=([.J223]/1000)*[.K223]" office:value-type="string" office:string-value="" calcext:value-type="error">
            <text:p>#N/A</text:p>
          </table:table-cell>
          <table:table-cell table:formula="of:=[.J223]/1000" office:value-type="string" office:string-value="" calcext:value-type="error">
            <text:p>#N/A</text:p>
          </table:table-cell>
        </table:table-row>
        <table:table-row table:style-name="ro1">
          <table:table-cell table:formula="of:=[Coronacases.A223]" office:value-type="string" office:string-value="Saint Pierre And Miquelon" calcext:value-type="string">
            <text:p>Saint Pierre And Miquelon</text:p>
          </table:table-cell>
          <table:table-cell table:formula="of:=[Coronacases.B223]" office:value-type="float" office:value="1" calcext:value-type="float">
            <text:p>1</text:p>
          </table:table-cell>
          <table:table-cell table:formula="of:=[Coronacases.C223]" office:value-type="float" office:value="0" calcext:value-type="float">
            <text:p>0</text:p>
          </table:table-cell>
          <table:table-cell table:formula="of:=[Coronacases.D223]" office:value-type="float" office:value="0" calcext:value-type="float">
            <text:p>0</text:p>
          </table:table-cell>
          <table:table-cell table:formula="of:=[.C224]/[.B224]" office:value-type="percentage" office:value="0" calcext:value-type="percentage">
            <text:p>0,00%</text:p>
          </table:table-cell>
          <table:table-cell table:formula="of:=[.C224]/[.D224]" office:value-type="string" office:string-value="" calcext:value-type="error">
            <text:p>#DIV/0!</text:p>
          </table:table-cell>
          <table:table-cell table:formula="of:=[.C224]/[.K224]" office:value-type="string" office:string-value="" calcext:value-type="error">
            <text:p>#N/A</text:p>
          </table:table-cell>
          <table:table-cell table:formula="of:=[.C224]/[.K224]*100000" office:value-type="string" office:string-value="" calcext:value-type="error">
            <text:p>#N/A</text:p>
          </table:table-cell>
          <table:table-cell/>
          <table:table-cell table:formula="of:=INDEX([$deathsprcountry.$C$2:$deathsprcountry.$C$227];MATCH([.$A224];[$deathsprcountry.$B$2:$deathsprcountry.$B$227];0))" office:value-type="float" office:value="10.2" calcext:value-type="float">
            <text:p>10,2</text:p>
          </table:table-cell>
          <table:table-cell table:formula="of:=INDEX([$Population.$C$2:$Population.$C$236];MATCH([.$A224];TRIM([$Population.$B$2:$Population.$B$236]);0))" office:value-type="string" office:string-value="" calcext:value-type="error">
            <text:p>#N/A</text:p>
          </table:table-cell>
          <table:table-cell table:formula="of:=([.J224]/1000)*[.K224]" office:value-type="string" office:string-value="" calcext:value-type="error">
            <text:p>#N/A</text:p>
          </table:table-cell>
          <table:table-cell table:formula="of:=[.J224]/1000" office:value-type="percentage" office:value="0.0102" calcext:value-type="percentage">
            <text:p>1,02%</text:p>
          </table:table-cell>
        </table:table-row>
        <table:table-row table:style-name="ro1">
          <table:table-cell table:formula="of:=[Coronacases.A224]" office:value-type="string" office:string-value="Abkhazia" calcext:value-type="string">
            <text:p>Abkhazia</text:p>
          </table:table-cell>
          <table:table-cell table:formula="of:=[Coronacases.B224]" office:value-type="float" office:value="1" calcext:value-type="float">
            <text:p>1</text:p>
          </table:table-cell>
          <table:table-cell table:formula="of:=[Coronacases.C224]" office:value-type="float" office:value="0" calcext:value-type="float">
            <text:p>0</text:p>
          </table:table-cell>
          <table:table-cell table:formula="of:=[Coronacases.D224]" office:value-type="float" office:value="0" calcext:value-type="float">
            <text:p>0</text:p>
          </table:table-cell>
          <table:table-cell table:formula="of:=[.C225]/[.B225]" office:value-type="percentage" office:value="0" calcext:value-type="percentage">
            <text:p>0,00%</text:p>
          </table:table-cell>
          <table:table-cell table:formula="of:=[.C225]/[.D225]" office:value-type="string" office:string-value="" calcext:value-type="error">
            <text:p>#DIV/0!</text:p>
          </table:table-cell>
          <table:table-cell table:formula="of:=[.C225]/[.K225]" office:value-type="string" office:string-value="" calcext:value-type="error">
            <text:p>#N/A</text:p>
          </table:table-cell>
          <table:table-cell table:formula="of:=[.C225]/[.K225]*100000" office:value-type="string" office:string-value="" calcext:value-type="error">
            <text:p>#N/A</text:p>
          </table:table-cell>
          <table:table-cell/>
          <table:table-cell table:formula="of:=INDEX([$deathsprcountry.$C$2:$deathsprcountry.$C$227];MATCH([.$A225];[$deathsprcountry.$B$2:$deathsprcountry.$B$227];0))" office:value-type="string" office:string-value="" calcext:value-type="error">
            <text:p>#N/A</text:p>
          </table:table-cell>
          <table:table-cell table:formula="of:=INDEX([$Population.$C$2:$Population.$C$236];MATCH([.$A225];TRIM([$Population.$B$2:$Population.$B$236]);0))" office:value-type="string" office:string-value="" calcext:value-type="error">
            <text:p>#N/A</text:p>
          </table:table-cell>
          <table:table-cell table:formula="of:=([.J225]/1000)*[.K225]" office:value-type="string" office:string-value="" calcext:value-type="error">
            <text:p>#N/A</text:p>
          </table:table-cell>
          <table:table-cell table:formula="of:=[.J225]/1000" office:value-type="string" office:string-value="" calcext:value-type="error">
            <text:p>#N/A</text:p>
          </table:table-cell>
        </table:table-row>
        <table:table-row table:style-name="ro1">
          <table:table-cell table:formula="of:=[Coronacases.A225]" office:value-type="string" office:string-value="Artsakh" calcext:value-type="string">
            <text:p>Artsakh</text:p>
          </table:table-cell>
          <table:table-cell table:formula="of:=[Coronacases.B225]" office:value-type="float" office:value="1" calcext:value-type="float">
            <text:p>1</text:p>
          </table:table-cell>
          <table:table-cell table:formula="of:=[Coronacases.C225]" office:value-type="float" office:value="0" calcext:value-type="float">
            <text:p>0</text:p>
          </table:table-cell>
          <table:table-cell table:formula="of:=[Coronacases.D225]" office:value-type="float" office:value="0" calcext:value-type="float">
            <text:p>0</text:p>
          </table:table-cell>
          <table:table-cell table:formula="of:=[.C226]/[.B226]" office:value-type="percentage" office:value="0" calcext:value-type="percentage">
            <text:p>0,00%</text:p>
          </table:table-cell>
          <table:table-cell table:formula="of:=[.C226]/[.D226]" office:value-type="string" office:string-value="" calcext:value-type="error">
            <text:p>#DIV/0!</text:p>
          </table:table-cell>
          <table:table-cell table:formula="of:=[.C226]/[.K226]" office:value-type="string" office:string-value="" calcext:value-type="error">
            <text:p>#N/A</text:p>
          </table:table-cell>
          <table:table-cell table:formula="of:=[.C226]/[.K226]*100000" office:value-type="string" office:string-value="" calcext:value-type="error">
            <text:p>#N/A</text:p>
          </table:table-cell>
          <table:table-cell/>
          <table:table-cell table:formula="of:=INDEX([$deathsprcountry.$C$2:$deathsprcountry.$C$227];MATCH([.$A226];[$deathsprcountry.$B$2:$deathsprcountry.$B$227];0))" office:value-type="string" office:string-value="" calcext:value-type="error">
            <text:p>#N/A</text:p>
          </table:table-cell>
          <table:table-cell table:formula="of:=INDEX([$Population.$C$2:$Population.$C$236];MATCH([.$A226];TRIM([$Population.$B$2:$Population.$B$236]);0))" office:value-type="string" office:string-value="" calcext:value-type="error">
            <text:p>#N/A</text:p>
          </table:table-cell>
          <table:table-cell table:formula="of:=([.J226]/1000)*[.K226]" office:value-type="string" office:string-value="" calcext:value-type="error">
            <text:p>#N/A</text:p>
          </table:table-cell>
          <table:table-cell table:formula="of:=[.J226]/1000" office:value-type="string" office:string-value="" calcext:value-type="error">
            <text:p>#N/A</text:p>
          </table:table-cell>
        </table:table-row>
      </table:table>
      <table:named-expressions/>
      <table:database-ranges>
        <table:database-range table:name="death" table:target-range-address="deathsprcountry.A1:deathsprcountry.D227" table:on-update-keep-styles="true" table:on-update-keep-size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7">
      <number:number number:decimal-places="2" loext:min-decimal-places="2" number:min-integer-digits="1" number:display-factor="1000"/>
      <number:text>%</number:text>
    </number:percentage-style>
    <number:percentage-style style:name="N108">
      <number:number number:decimal-places="5" loext:min-decimal-places="5" number:min-integer-digits="1"/>
      <number:text>%</number:text>
    </number:percentage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tabellhjørne" style:family="table-cell" style:parent-style-name="Default"/>
    <style:style style:name="Pivottabellverdi" style:family="table-cell" style:parent-style-name="Default"/>
    <style:style style:name="Pivottabellfelt" style:family="table-cell" style:parent-style-name="Default"/>
    <style:style style:name="Pivottabellkategori" style:family="table-cell" style:parent-style-name="Default">
      <style:table-cell-properties style:text-align-source="fix" style:repeat-content="false"/>
      <style:paragraph-properties fo:text-align="start"/>
    </style:style>
    <style:style style:name="Pivottabelltittel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tabellresultat" style:family="table-cell" style:parent-style-name="Default">
      <style:text-properties fo:font-weight="bold"/>
    </style:style>
  </office:styles>
  <office:automatic-styles>
    <style:page-layout style:name="Mpm1">
      <style:page-layout-properties fo:page-width="297mm" fo:page-height="210.01mm" style:num-format="1" style:print-orientation="landscape" style:scale-to="65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0">00.00.0000</text:date>, <text:time style:data-style-name="N2" text:time-value="12:02:45.245541406">00:00:00</text:time></text:p>
        </style:region-right>
      </style:header>
      <style:header-left style:display="false"/>
      <style:footer>
        <text:p>Sid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0-04-10T12:14:40.825330232</dc:date>
    <meta:editing-duration>PT6H26M3S</meta:editing-duration>
    <meta:editing-cycles>16</meta:editing-cycles>
    <meta:document-statistic meta:table-count="4" meta:cell-count="7075" meta:object-count="0"/>
  </office:meta>
</office:document-meta>
</file>